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1.1492in"/>
    </style:style>
    <style:style style:name="co3" style:family="table-column">
      <style:table-column-properties fo:break-before="auto" style:column-width="3.2016in"/>
    </style:style>
    <style:style style:name="co4" style:family="table-column">
      <style:table-column-properties fo:break-before="auto" style:column-width="2.0453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5811in"/>
    </style:style>
    <style:style style:name="co10" style:family="table-column">
      <style:table-column-properties fo:break-before="auto" style:column-width="6.3063in"/>
    </style:style>
    <style:style style:name="co11" style:family="table-column">
      <style:table-column-properties fo:break-before="auto" style:column-width="0.752in"/>
    </style:style>
    <style:style style:name="co12" style:family="table-column">
      <style:table-column-properties fo:break-before="auto" style:column-width="0.5126in"/>
    </style:style>
    <style:style style:name="co13" style:family="table-column">
      <style:table-column-properties fo:break-before="auto" style:column-width="1.239in"/>
    </style:style>
    <style:style style:name="co14" style:family="table-column">
      <style:table-column-properties fo:break-before="auto" style:column-width="0.8189in"/>
    </style:style>
    <style:style style:name="co15" style:family="table-column">
      <style:table-column-properties fo:break-before="auto" style:column-width="1.4047in"/>
    </style:style>
    <style:style style:name="co16" style:family="table-column">
      <style:table-column-properties fo:break-before="auto" style:column-width="1.4854in"/>
    </style:style>
    <style:style style:name="co17" style:family="table-column">
      <style:table-column-properties fo:break-before="auto" style:column-width="1.7244in"/>
    </style:style>
    <style:style style:name="co18" style:family="table-column">
      <style:table-column-properties fo:break-before="auto" style:column-width="1.6327in"/>
    </style:style>
    <style:style style:name="co19" style:family="table-column">
      <style:table-column-properties fo:break-before="auto" style:column-width="2.1646in"/>
    </style:style>
    <style:style style:name="co20" style:family="table-column">
      <style:table-column-properties fo:break-before="auto" style:column-width="0.672in"/>
    </style:style>
    <style:style style:name="co21" style:family="table-column">
      <style:table-column-properties fo:break-before="auto" style:column-width="1.289in"/>
    </style:style>
    <style:style style:name="co22" style:family="table-column">
      <style:table-column-properties fo:break-before="auto" style:column-width="1.9008in"/>
    </style:style>
    <style:style style:name="co23" style:family="table-column">
      <style:table-column-properties fo:break-before="auto" style:column-width="1.9047in"/>
    </style:style>
    <style:style style:name="co24" style:family="table-column">
      <style:table-column-properties fo:break-before="auto" style:column-width="2.0756in"/>
    </style:style>
    <style:style style:name="co25" style:family="table-column">
      <style:table-column-properties fo:break-before="auto" style:column-width="2.5492in"/>
    </style:style>
    <style:style style:name="co26" style:family="table-column">
      <style:table-column-properties fo:break-before="auto" style:column-width="2.2016in"/>
    </style:style>
    <style:style style:name="co27" style:family="table-column">
      <style:table-column-properties fo:break-before="auto" style:column-width="1.2689in"/>
    </style:style>
    <style:style style:name="co28" style:family="table-column">
      <style:table-column-properties fo:break-before="auto" style:column-width="1.45in"/>
    </style:style>
    <style:style style:name="co29" style:family="table-column">
      <style:table-column-properties fo:break-before="auto" style:column-width="1.5102in"/>
    </style:style>
    <style:style style:name="co30" style:family="table-column">
      <style:table-column-properties fo:break-before="auto" style:column-width="1.1902in"/>
    </style:style>
    <style:style style:name="co31" style:family="table-column">
      <style:table-column-properties fo:break-before="auto" style:column-width="2.731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6736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228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2071in" fo:break-before="auto" style:use-optimal-row-height="false"/>
    </style:style>
    <style:style style:name="ro13" style:family="table-row">
      <style:table-row-properties style:row-height="0.2071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2.3528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0.6425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1.4193in" fo:break-before="auto" style:use-optimal-row-height="true"/>
    </style:style>
    <style:style style:name="ro22" style:family="table-row">
      <style:table-row-properties style:row-height="3.389in" fo:break-before="auto" style:use-optimal-row-height="false"/>
    </style:style>
    <style:style style:name="ro23" style:family="table-row">
      <style:table-row-properties style:row-height="0.7252in" fo:break-before="auto" style:use-optimal-row-height="false"/>
    </style:style>
    <style:style style:name="ro24" style:family="table-row">
      <style:table-row-properties style:row-height="1.7307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1.6992in" fo:break-before="auto" style:use-optimal-row-height="false"/>
    </style:style>
    <style:style style:name="ro27" style:family="table-row">
      <style:table-row-properties style:row-height="0.8909in" fo:break-before="auto" style:use-optimal-row-height="false"/>
    </style:style>
    <style:style style:name="ro28" style:family="table-row">
      <style:table-row-properties style:row-height="2.0209in" fo:break-before="auto" style:use-optimal-row-height="false"/>
    </style:style>
    <style:style style:name="ro29" style:family="table-row">
      <style:table-row-properties style:row-height="1.0256in" fo:break-before="auto" style:use-optimal-row-height="false"/>
    </style:style>
    <style:style style:name="ro30" style:family="table-row">
      <style:table-row-properties style:row-height="2.5075in" fo:break-before="auto" style:use-optimal-row-height="true"/>
    </style:style>
    <style:style style:name="ro31" style:family="table-row">
      <style:table-row-properties style:row-height="2.8189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0.2791in" fo:break-before="auto" style:use-optimal-row-height="false"/>
    </style:style>
    <style:style style:name="ro34" style:family="table-row">
      <style:table-row-properties style:row-height="2.0417in" fo:break-before="auto" style:use-optimal-row-height="true"/>
    </style:style>
    <style:style style:name="ro35" style:family="table-row">
      <style:table-row-properties style:row-height="2.1972in" fo:break-before="auto" style:use-optimal-row-height="true"/>
    </style:style>
    <style:style style:name="ro36" style:family="table-row">
      <style:table-row-properties style:row-height="2.6839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39" style:family="table-row">
      <style:table-row-properties style:row-height="0.3102in" fo:break-before="auto" style:use-optimal-row-height="true"/>
    </style:style>
    <style:style style:name="ro40" style:family="table-row">
      <style:table-row-properties style:row-height="0.4555in" fo:break-before="auto" style:use-optimal-row-height="true"/>
    </style:style>
    <style:style style:name="ro41" style:family="table-row">
      <style:table-row-properties style:row-height="0.211in" fo:break-before="auto" style:use-optimal-row-height="true"/>
    </style:style>
    <style:style style:name="ro42" style:family="table-row">
      <style:table-row-properties style:row-height="0.2445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ext-properties style:font-name="Ari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4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normal" style:font-size-complex="10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54" style:family="table-cell" style:parent-style-name="Default">
      <style:table-cell-properties fo:border="0.0008in solid #000000"/>
      <style:text-properties fo:color="#000000" style:font-name="Arial" fo:font-size="10pt" fo:font-weight="bold"/>
    </style:style>
    <style:style style:name="ce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normal" style:font-size-complex="10pt"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1"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weight-complex="bold"/>
    </style:style>
    <style:style style:name="ce62"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3"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style>
    <style:style style:name="ce64"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67" style:family="table-cell" style:parent-style-name="Default">
      <style:table-cell-properties fo:wrap-option="wrap" fo:border="0.0008in solid #000000" style:vertical-align="top"/>
      <style:text-properties fo:color="#000000" style:font-name="Arial" fo:font-size="10pt" fo:font-weight="bold"/>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border="0.0008in solid #000000"/>
    </style:style>
    <style:style style:name="ce72" style:family="table-cell" style:parent-style-name="Default">
      <style:table-cell-properties fo:border="0.0008in solid #000000"/>
      <style:text-properties style:font-name="Arial" fo:font-size="10pt" style:font-size-asian="10pt" style:font-size-complex="10pt"/>
    </style:style>
    <style:style style:name="ce73" style:family="table-cell" style:parent-style-name="Default">
      <style:table-cell-properties fo:background-color="transparent" fo:border="0.0008in solid #000000"/>
      <style:text-properties style:font-name="Arial" fo:font-size="10pt" style:font-size-asian="10pt" style:font-size-complex="10pt"/>
    </style:style>
    <style:style style:name="ce74"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75" style:family="table-cell" style:parent-style-name="Default">
      <style:table-cell-properties fo:border="0.0008in solid #000000"/>
      <style:text-properties fo:color="#000000" style:font-name="Arial" fo:font-size="10pt"/>
    </style:style>
    <style:style style:name="ce76" style:family="table-cell" style:parent-style-name="Default">
      <style:table-cell-properties fo:border="0.0008in solid #000000"/>
      <style:text-properties fo:color="#000000" style:font-name="Arial" fo:font-size="10pt" fo:font-weight="normal"/>
    </style:style>
    <style:style style:name="ce77" style:family="table-cell" style:parent-style-name="Default">
      <style:table-cell-properties fo:border="0.0008in solid #000000"/>
      <style:text-properties fo:color="#000000" style:font-name="Arial" fo:font-size="10pt" fo:font-weight="bold" style:font-weight-asian="bold" style:font-weight-complex="bold"/>
    </style:style>
    <style:style style:name="ce78"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79" style:family="table-cell" style:parent-style-name="Default">
      <style:table-cell-properties fo:background-color="transparent" fo:border="0.0008in solid #000000"/>
    </style:style>
    <style:style style:name="ce80" style:family="table-cell" style:parent-style-name="Default">
      <style:table-cell-properties fo:wrap-option="wrap"/>
      <style:text-properties style:font-name="Tahoma1" fo:font-size="10pt" style:font-name-asian="Tahoma1" style:font-size-asian="10pt"/>
    </style:style>
    <style:style style:name="ce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4" style:family="table-cell" style:parent-style-name="Default">
      <style:table-cell-properties fo:background-color="transparent"/>
      <style:text-properties fo:color="#000000"/>
    </style:style>
    <style:style style:name="ce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8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8" style:family="table-cell" style:parent-style-name="Default">
      <style:table-cell-properties style:text-align-source="fix" style:repeat-content="false" fo:wrap-option="wrap" style:vertical-align="top"/>
      <style:paragraph-properties fo:text-align="start"/>
      <style:text-properties style:font-name="Tahoma1" fo:font-size="10pt" fo:font-weight="bold" style:font-name-asian="Tahoma1" style:font-size-asian="10pt"/>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0"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7" style:family="table-cell" style:parent-style-name="Default">
      <style:table-cell-properties fo:wrap-option="wrap"/>
    </style:style>
    <style:style style:name="ce9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size-complex="10pt" style:font-weight-complex="normal"/>
    </style:style>
    <style:style style:name="ce1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bold" style:font-size-complex="10pt" style:font-weight-complex="bold"/>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10pt" style:font-size-complex="10pt"/>
    </style:style>
    <style:style style:name="ce106" style:family="table-cell" style:parent-style-name="Default">
      <style:table-cell-properties fo:background-color="transparent" style:vertical-align="top"/>
      <style:text-properties fo:color="#000000" style:font-name="Arial2" fo:font-size="10pt"/>
    </style:style>
    <style:style style:name="ce107" style:family="table-cell" style:parent-style-name="Default">
      <style:table-cell-properties fo:background-color="transparent" fo:wrap-option="wrap" fo:border="0.0008in solid #000000" style:vertical-align="top"/>
      <style:text-properties fo:color="#000000" style:font-name="Arial" fo:font-size="10pt"/>
    </style:style>
    <style:style style:name="ce108" style:family="table-cell" style:parent-style-name="Default">
      <style:table-cell-properties fo:background-color="transparent" fo:wrap-option="wrap" fo:border="0.0008in solid #000000"/>
      <style:text-properties fo:color="#000000" style:font-name="Arial" fo:font-size="10pt"/>
    </style:style>
    <style:style style:name="ce10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 style:font-size-complex="10pt"/>
    </style:style>
    <style:style style:name="ce1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size-complex="10pt"/>
    </style:style>
    <style:style style:name="ce116"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19" style:family="table-cell" style:parent-style-name="Default">
      <style:table-cell-properties fo:background-color="transparent" fo:wrap-option="wrap" fo:border="0.0008in solid #000000" style:vertical-align="top"/>
      <style:text-properties fo:color="#000000" style:font-name="Tahoma1" fo:font-size="10pt" style:font-name-asian="Tahoma1" style:font-size-asian="10pt"/>
    </style:style>
    <style:style style:name="ce120" style:family="table-cell" style:parent-style-name="Default">
      <style:table-cell-properties fo:background-color="transparent" fo:border="0.0008in solid #000000" style:vertical-align="top"/>
      <style:text-properties fo:color="#000000" style:font-name="Arial" fo:font-size="10pt"/>
    </style:style>
    <style:style style:name="ce121" style:family="table-cell" style:parent-style-name="Default">
      <style:table-cell-properties fo:wrap-option="wrap" style:vertical-align="top"/>
      <style:text-properties style:font-name="Arial" fo:font-size="10pt" style:font-name-asian="Arial" style:font-size-asian="10pt"/>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Default">
      <style:table-cell-properties fo:background-color="transparent" fo:wrap-option="wrap" fo:border="0.0008in solid #000000"/>
      <style:text-properties fo:color="#000000" style:font-name="Tahoma1" fo:font-size="10pt" style:font-name-asian="Tahoma1" style:font-size-asian="10pt"/>
    </style:style>
    <style:style style:name="ce125" style:family="table-cell" style:parent-style-name="Default">
      <style:table-cell-properties fo:background-color="transparent" fo:wrap-option="wrap" fo:border="0.0008in solid #000000" style:vertical-align="top"/>
      <style:text-properties fo:color="#000000" style:font-name="Tahoma1" fo:font-size="10pt" fo:font-weight="bold" style:font-name-asian="Tahoma1" style:font-size-asian="10pt"/>
    </style:style>
    <style:style style:name="ce126" style:family="table-cell" style:parent-style-name="Default">
      <style:table-cell-properties fo:background-color="transparent" fo:border="0.0008in solid #000000"/>
      <style:text-properties fo:color="#000000"/>
    </style:style>
    <style:style style:name="ce127" style:family="table-cell" style:parent-style-name="Default">
      <style:table-cell-properties fo:background-color="transparent" fo:wrap-option="wrap"/>
      <style:text-properties fo:color="#000000" style:font-name="Tahoma1" fo:font-size="10pt" style:font-name-asian="Tahoma1" style:font-size-asian="10pt"/>
    </style:style>
    <style:style style:name="ce128" style:family="table-cell" style:parent-style-name="Default">
      <style:table-cell-properties fo:background-color="transparent" fo:wrap-option="wrap" fo:border="none" style:vertical-align="top"/>
      <style:text-properties fo:color="#000000" style:font-name="Tahoma1" fo:font-size="10pt" fo:font-weight="bold" style:font-name-asian="Tahoma1" style:font-size-asian="10pt"/>
    </style:style>
    <style:style style:name="ce129" style:family="table-cell" style:parent-style-name="Default">
      <style:table-cell-properties fo:background-color="transparent" fo:wrap-option="wrap" fo:border="none" style:vertical-align="top"/>
      <style:text-properties fo:color="#000000" style:font-name="Tahoma1" fo:font-size="10pt" style:font-name-asian="Tahoma1" style:font-size-asian="10pt"/>
    </style:style>
    <style:style style:name="ce130" style:family="table-cell" style:parent-style-name="Default">
      <style:table-cell-properties fo:wrap-option="wrap"/>
      <style:text-properties style:font-name="Arial" fo:font-size="10pt" style:font-name-asian="Arial" style:font-size-asian="10pt"/>
    </style:style>
    <style:style style:name="ce131" style:family="table-cell" style:parent-style-name="Default">
      <style:table-cell-properties fo:background-color="transparent" fo:wrap-option="wrap"/>
      <style:text-properties style:use-window-font-color="true" style:font-name="Tahoma1" fo:font-size="10pt" style:font-name-asian="Tahoma1" style:font-size-asian="10pt"/>
    </style:style>
    <style:style style:name="ce132" style:family="table-cell" style:parent-style-name="Default">
      <style:table-cell-properties fo:background-color="transparent" fo:wrap-option="wrap" fo:border="none" style:vertical-align="top"/>
      <style:text-properties style:use-window-font-color="true" style:font-name="Tahoma1" fo:font-size="10pt" fo:font-weight="bold" style:font-name-asian="Tahoma1" style:font-size-asian="10pt"/>
    </style:style>
    <style:style style:name="ce133" style:family="table-cell" style:parent-style-name="Default">
      <style:table-cell-properties fo:background-color="transparent" fo:wrap-option="wrap" fo:border="none" style:vertical-align="top"/>
      <style:text-properties style:use-window-font-color="true" style:font-name="Tahoma1" fo:font-size="10pt" style:font-name-asian="Tahoma1" style:font-size-asian="10pt"/>
    </style:style>
    <style:style style:name="ce134" style:family="table-cell" style:parent-style-name="Default">
      <style:table-cell-properties fo:wrap-option="wrap"/>
      <style:text-properties style:use-window-font-color="true" style:font-name="Tahoma1" fo:font-size="10pt" style:font-name-asian="Tahoma1" style:font-size-asian="10pt"/>
    </style:style>
    <style:style style:name="ce135" style:family="table-cell" style:parent-style-name="Default">
      <style:table-cell-properties fo:background-color="transparent" fo:wrap-option="wrap"/>
      <style:text-properties style:use-window-font-color="true"/>
    </style:style>
    <style:style style:name="ce13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8"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1" style:font-size-asian="10pt"/>
    </style:style>
    <style:style style:name="ce139"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1" style:font-size-asian="10pt"/>
    </style:style>
    <style:style style:name="ce140"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41" style:family="table-cell" style:parent-style-name="Default">
      <style:table-cell-properties style:text-align-source="fix" style:repeat-content="false"/>
      <style:paragraph-properties fo:text-align="start" fo:margin-left="0in"/>
      <style:text-properties style:font-name="Arial" fo:font-size="10pt"/>
    </style:style>
    <style:style style:name="ce142" style:family="table-cell" style:parent-style-name="Default">
      <style:table-cell-properties style:text-align-source="fix" style:repeat-content="false"/>
      <style:paragraph-properties fo:text-align="start" fo:margin-left="0in"/>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46"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1" style:font-size-asian="10pt"/>
    </style:style>
    <style:style style:name="ce14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1" style:font-size-asian="10pt"/>
    </style:style>
    <style:style style:name="ce15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size-complex="10pt"/>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6"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7"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1" style:font-size-asian="10pt"/>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1" style:font-size-asian="10pt"/>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61"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6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1" style:font-size-asian="10pt"/>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1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166" style:family="table-cell" style:parent-style-name="Default">
      <style:table-cell-properties style:vertical-align="top"/>
      <style:text-properties style:font-name="Arial" fo:font-size="10pt"/>
    </style:style>
    <style:style style:name="ce167" style:family="table-cell" style:parent-style-name="Default">
      <style:table-cell-properties fo:border="0.0008in solid #000000"/>
      <style:text-properties style:font-name="Arial" fo:font-size="10pt"/>
    </style:style>
    <style:style style:name="ce168" style:family="table-cell" style:parent-style-name="Default">
      <style:text-properties style:font-name="Arial" fo:font-size="10pt"/>
    </style:style>
    <style:style style:name="ce16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72" style:family="table-cell" style:parent-style-name="Default">
      <style:table-cell-properties fo:border="0.0008in solid #000000" style:vertical-align="top"/>
      <style:text-properties style:font-name="Arial" fo:font-size="10pt"/>
    </style:style>
    <style:style style:name="ce173"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style>
    <style:style style:name="ce174" style:family="table-cell" style:parent-style-name="Default">
      <style:table-cell-properties fo:background-color="transparent" fo:wrap-option="wrap" fo:border="0.0008in solid #000000"/>
      <style:text-properties style:use-window-font-color="true" style:font-name="Tahoma1" fo:font-size="10pt" style:font-name-asian="Tahoma1" style:font-size-asian="10pt"/>
    </style:style>
    <style:style style:name="ce175" style:family="table-cell" style:parent-style-name="Default">
      <style:table-cell-properties fo:background-color="transparent" fo:wrap-option="wrap" fo:border="0.0008in solid #000000" style:vertical-align="top"/>
      <style:text-properties style:use-window-font-color="true" style:font-name="Tahoma1" fo:font-size="10pt" fo:font-weight="bold" style:font-name-asian="Tahoma1" style:font-size-asian="10pt"/>
    </style:style>
    <style:style style:name="ce176" style:family="table-cell" style:parent-style-name="Default">
      <style:table-cell-properties fo:background-color="transparent" fo:wrap-option="wrap" fo:border="0.0008in solid #000000" style:vertical-align="top"/>
      <style:text-properties style:use-window-font-color="true" style:font-name="Tahoma1" fo:font-size="10pt" style:font-name-asian="Tahoma1" style:font-size-asian="10pt"/>
    </style:style>
    <style:style style:name="ce177" style:family="table-cell" style:parent-style-name="Default">
      <style:table-cell-properties fo:wrap-option="wrap" fo:border="0.0008in solid #000000"/>
      <style:text-properties style:use-window-font-color="true" style:font-name="Tahoma1" fo:font-size="10pt" style:font-name-asian="Tahoma1" style:font-size-asian="10pt"/>
    </style:style>
    <style:style style:name="ce178" style:family="table-cell" style:parent-style-name="Default">
      <style:table-cell-properties fo:wrap-option="wrap" fo:border="0.0008in solid #000000"/>
      <style:text-properties style:font-name="Tahoma1" fo:font-size="10pt" style:font-name-asian="Tahoma1" style:font-size-asian="10pt"/>
    </style:style>
    <style:style style:name="ce17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2"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18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9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01"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02"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0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7"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9"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1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 style:font-size-complex="10pt"/>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221" style:family="table-cell" style:parent-style-name="Default">
      <style:table-cell-properties fo:background-color="transparent" fo:wrap-option="wrap" fo:border="0.0008in solid #000000" style:vertical-align="top"/>
      <style:text-properties style:use-window-font-color="true" style:font-name="Tahoma1" fo:font-size="10pt" fo:font-weight="normal" style:font-name-asian="Tahoma1" style:font-size-asian="10pt"/>
    </style:style>
    <style:style style:name="ce222" style:family="table-cell" style:parent-style-name="Default">
      <style:table-cell-properties fo:border="none"/>
    </style:style>
    <style:style style:name="ce223" style:family="table-cell" style:parent-style-name="Default">
      <style:table-cell-properties fo:wrap-option="wrap" fo:border="0.0008in solid #000000"/>
      <style:text-properties style:use-window-font-color="true" style:font-name="Arial" fo:font-size="10pt" style:font-name-asian="Tahoma1" style:font-size-asian="10pt"/>
    </style:style>
    <style:style style:name="ce224" style:family="table-cell" style:parent-style-name="Default">
      <style:text-properties style:font-name="Arial" fo:font-size="10pt" style:font-size-asian="10pt" style:font-size-complex="10pt"/>
    </style:style>
    <style:style style:name="ce225" style:family="table-cell" style:parent-style-name="Default">
      <style:table-cell-properties fo:wrap-option="wrap"/>
      <style:text-properties style:font-name="Arial" fo:font-size="10pt" style:font-name-asian="Tahoma1" style:font-size-asian="10pt" style:font-size-complex="10pt"/>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2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1" style:font-size-asian="10pt" style:font-size-complex="10pt"/>
    </style:style>
    <style:style style:name="ce231"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10pt" fo:font-weight="bold" style:font-size-asian="10pt" style:font-size-complex="10pt"/>
    </style:style>
    <style:style style:name="ce23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font-size-complex="10pt"/>
    </style:style>
    <style:style style:name="ce2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1" style:font-size-asian="10pt" style:font-size-complex="10pt"/>
    </style:style>
    <style:style style:name="ce2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fo:wrap-option="wrap"/>
      <style:text-properties style:font-name="Arial" fo:font-size="10pt" style:font-size-asian="10pt" style:font-size-complex="10pt"/>
    </style:style>
    <style:style style:name="ce239"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40"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weight-asian="normal" style:font-size-complex="10pt" style:font-weight-complex="normal"/>
    </style:style>
    <style:style style:name="ce241"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size-complex="10pt" style:font-weight-complex="bold"/>
    </style:style>
    <style:style style:name="ce242"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font-size-complex="10pt"/>
    </style:style>
    <style:style style:name="ce2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size-complex="10pt"/>
    </style:style>
    <style:style style:name="ce244"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size-complex="10pt"/>
    </style:style>
    <style:style style:name="ce245"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size-complex="10pt"/>
    </style:style>
    <style:style style:name="ce24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size-complex="10pt"/>
    </style:style>
    <style:style style:name="ce247"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size-complex="10pt" style:font-weight-complex="bold"/>
    </style:style>
    <style:style style:name="ce24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normal" style:font-size-complex="10pt" style:font-weight-complex="normal"/>
    </style:style>
    <style:style style:name="ce249"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size-complex="10pt"/>
    </style:style>
    <style:style style:name="ce250"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51"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5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3"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57"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font-size-complex="10pt"/>
    </style:style>
    <style:style style:name="ce258" style:family="table-cell" style:parent-style-name="Default">
      <style:table-cell-properties fo:wrap-option="wrap" fo:border="0.0008in solid #000000" style:vertical-align="top"/>
      <style:text-properties fo:color="#000000" style:font-name="Arial" fo:font-size="10pt" style:font-name-asian="Tahoma1" style:font-size-asian="10pt" style:font-size-complex="10pt"/>
    </style:style>
    <style:style style:name="ce259" style:family="table-cell" style:parent-style-name="Default">
      <style:table-cell-properties style:vertical-align="top"/>
      <style:text-properties style:use-window-font-color="true" style:font-name="Arial" fo:font-size="10pt" style:font-size-asian="10pt" style:font-size-complex="10pt"/>
    </style:style>
    <style:style style:name="ce260"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size-complex="10pt"/>
    </style:style>
    <style:style style:name="ce261" style:family="table-cell" style:parent-style-name="Default">
      <style:table-cell-properties fo:wrap-option="wrap" fo:border="0.0008in solid #000000" style:vertical-align="top"/>
      <style:text-properties style:use-window-font-color="true" style:font-name="Arial" fo:font-size="10pt" style:font-size-asian="10pt" style:font-size-complex="10pt"/>
    </style:style>
    <style:style style:name="ce2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4"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26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size-complex="10pt"/>
    </style:style>
    <style:style style:name="ce266" style:family="table-cell" style:parent-style-name="Default">
      <style:table-cell-properties fo:border="0.0008in solid #000000" style:vertical-align="top"/>
      <style:text-properties style:use-window-font-color="true" style:font-name="Arial" fo:font-size="10pt" style:font-size-asian="10pt" style:font-size-complex="10pt"/>
    </style:style>
    <style:style style:name="ce26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font-size-complex="10pt"/>
    </style:style>
    <style:style style:name="ce2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1" style:font-size-asian="10pt" style:font-size-complex="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1" style:font-size-asian="10pt" style:font-size-complex="10pt"/>
    </style:style>
    <style:style style:name="ce270" style:family="table-cell" style:parent-style-name="Default">
      <style:text-properties style:use-window-font-color="true" style:font-name="Arial" fo:font-size="10pt" style:font-size-asian="10pt" style:font-size-complex="10pt"/>
    </style:style>
    <style:style style:name="ce271" style:family="table-cell" style:parent-style-name="Default">
      <style:text-properties fo:color="#000000" style:font-name="Arial" fo:font-size="10pt" style:font-name-asian="Tahoma1" style:font-size-asian="10pt" style:font-size-complex="10pt"/>
    </style:style>
    <style:style style:name="ce272" style:family="table-cell" style:parent-style-name="Default">
      <style:table-cell-properties fo:background-color="#ffffff" fo:wrap-option="wrap" fo:border="0.0008in solid #000000" style:vertical-align="top"/>
      <style:text-properties fo:color="#000000" style:font-name="Arial" fo:font-size="10pt" fo:font-weight="normal" style:font-name-asian="Tahoma1" style:font-size-asian="10pt" style:font-size-complex="10pt"/>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7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fo:wrap-option="wrap" style:vertical-align="top"/>
      <style:text-properties style:font-name="Arial" fo:font-size="10pt" style:font-name-asian="Arial" style:font-size-asian="10pt" style:font-size-complex="10pt"/>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fo:background-color="transparent" fo:wrap-option="wrap"/>
      <style:text-properties style:use-window-font-color="true" style:font-name="Arial" fo:font-size="10pt" style:font-name-asian="Tahoma1" style:font-size-asian="10pt" style:font-size-complex="10pt"/>
    </style:style>
    <style:style style:name="ce28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1" style:font-size-asian="10pt" style:font-size-complex="10pt"/>
    </style:style>
    <style:style style:name="ce28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font-size-complex="10pt"/>
    </style:style>
    <style:style style:name="ce283" style:family="table-cell" style:parent-style-name="Default">
      <style:table-cell-properties fo:wrap-option="wrap" fo:border="0.0008in solid #000000"/>
      <style:text-properties style:use-window-font-color="true" style:font-name="Arial" fo:font-size="10pt" style:font-name-asian="Tahoma1" style:font-size-asian="10pt" style:font-size-complex="10pt"/>
    </style:style>
    <style:style style:name="ce284" style:family="table-cell" style:parent-style-name="Default">
      <style:table-cell-properties fo:wrap-option="wrap" fo:border="0.0008in solid #000000"/>
      <style:text-properties style:font-name="Arial" fo:font-size="10pt" style:font-name-asian="Tahoma1" style:font-size-asian="10pt" style:font-size-complex="10pt"/>
    </style:style>
    <style:style style:name="ce285" style:family="table-cell" style:parent-style-name="Default">
      <style:table-cell-properties fo:wrap-option="wrap"/>
      <style:text-properties style:use-window-font-color="true" style:font-name="Arial" fo:font-size="10pt" style:font-name-asian="Tahoma1" style:font-size-asian="10pt" style:font-size-complex="10pt"/>
    </style:style>
    <style:style style:name="ce286" style:family="table-cell" style:parent-style-name="Default">
      <style:table-cell-properties fo:wrap-option="wrap"/>
      <style:text-properties style:font-name="Arial" fo:font-size="10pt" style:font-name-asian="Arial" style:font-size-asian="10pt" style:font-size-complex="10pt"/>
    </style:style>
    <style:style style:name="ce28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2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8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0"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2" style:family="table-cell" style:parent-style-name="Default">
      <style:table-cell-properties fo:border="0.0008in solid #000000"/>
      <style:text-properties fo:font-size="14pt" fo:font-weight="bold"/>
    </style:style>
    <style:style style:name="ce2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9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3" style:family="table-cell" style:parent-style-name="Default">
      <style:table-cell-properties fo:background-color="#000080"/>
      <style:text-properties fo:color="#ffffff" fo:font-size="12pt" fo:font-weight="bold"/>
    </style:style>
    <style:style style:name="ce304"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05"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06"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07"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style:font-name-asian="ＭＳ Ｐゴシック" style:font-name-complex="Tahoma"/>
    </style:style>
    <style:style style:name="T15" style:family="text">
      <style:text-properties fo:font-style="italic" style:font-name-asian="ＭＳ Ｐゴシック" style:font-name-complex="Tahoma"/>
    </style:style>
    <style:style style:name="T16" style:family="text">
      <style:text-properties fo:font-style="normal" style:font-name-asian="ＭＳ Ｐゴシック" style:font-name-complex="Tahoma"/>
    </style:style>
    <style:style style:name="T17" style:family="text">
      <style:text-properties fo:font-size="12pt"/>
    </style:style>
    <style:style style:name="T18" style:family="text">
      <style:text-properties fo:font-size="10pt"/>
    </style:style>
    <style:style style:name="T19" style:family="text">
      <style:text-properties fo:font-style="normal"/>
    </style:style>
    <style:style style:name="T20" style:family="text">
      <style:text-properties fo:font-style="italic" fo:font-weight="normal"/>
    </style:style>
    <style:style style:name="T21" style:family="text">
      <style:text-properties style:font-name="Arial"/>
    </style:style>
    <style:style style:name="T22" style:family="text">
      <style:text-properties fo:font-size="10pt" fo:font-style="italic"/>
    </style:style>
    <style:style style:name="T23" style:family="text">
      <style:text-properties style:font-name-asian="Tahoma1" style:font-name-complex="Arial1"/>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font-weight="bold"/>
    </style:style>
    <style:style style:name="T27" style:family="text">
      <style:text-properties style:use-window-font-color="true" fo:font-weight="normal"/>
    </style:style>
    <style:style style:name="T28" style:family="text">
      <style:text-properties fo:color="#ff9966" fo:font-weight="bold"/>
    </style:style>
    <style:style style:name="T29" style:family="text">
      <style:text-properties fo:color="#ff9966" fo:font-weight="normal"/>
    </style:style>
    <style:style style:name="T30" style:family="text">
      <style:text-properties fo:language="en" fo:country="US"/>
    </style:style>
    <style:style style:name="T31" style:family="text">
      <style:text-properties fo:color="#000000" style:font-name-asian="Tahoma1"/>
    </style:style>
    <style:style style:name="T32" style:family="text">
      <style:text-properties fo:color="#000000" fo:font-weight="bold" style:font-name-asian="Tahoma1"/>
    </style:style>
    <style:style style:name="T33" style:family="text">
      <style:text-properties fo:color="#000000" fo:font-weight="normal" style:font-name-asian="Tahoma1"/>
    </style:style>
    <style:style style:name="T34" style:family="text">
      <style:text-properties style:font-name="Arial" fo:font-weight="bold"/>
    </style:style>
    <style:style style:name="T35" style:family="text">
      <style:text-properties fo:font-weight="normal" style:font-weight-asian="normal" style:font-weight-complex="normal"/>
    </style:style>
    <style:style style:name="T36" style:family="text">
      <style:text-properties fo:color="#000000" style:font-name-asian="Tahoma1" style:font-size-asian="10pt"/>
    </style:style>
    <style:style style:name="T37"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SOCIAL MAIN FUNCTIONS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5" office:value-type="float" office:value="1.3">
            <text:p>1.3</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7" office:value-type="string">
            <text:p>Social</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8" office:value-type="string">
            <text:p>Space Application</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9" table:formula="of:=SUM([Space_Management.C4:Navigation_Space.C4])" office:value-type="float" office:value="285">
            <text:p>285</text:p>
          </table:table-cell>
          <table:table-cell table:style-name="ce25"/>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20"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1">
          <table:table-cell table:style-name="ce4"/>
          <table:table-cell table:style-name="ce11" office:value-type="float" office:value="40148">
            <text:p>1-Dec-09</text:p>
          </table:table-cell>
          <table:table-cell table:style-name="ce22" office:value-type="string">
            <text:p>1.0</text:p>
          </table:table-cell>
          <table:table-cell table:style-name="ce26" office:value-type="string">
            <text:p>Initiation test case for Social 1.0</text:p>
          </table:table-cell>
          <table:table-cell table:style-name="ce29" office:value-type="string">
            <text:p>An.Nguyen</text:p>
          </table:table-cell>
          <table:table-cell table:style-name="ce32"/>
          <table:table-cell table:style-name="ce36"/>
          <table:table-cell table:style-name="ce3"/>
          <table:table-cell table:style-name="ce4" table:number-columns-repeated="247"/>
          <table:table-cell/>
        </table:table-row>
        <table:table-row table:style-name="ro1">
          <table:table-cell table:style-name="ce3"/>
          <table:table-cell table:style-name="ce12" office:value-type="date" office:date-value="2010-02-01">
            <text:p>1-Feb-2010</text:p>
          </table:table-cell>
          <table:table-cell table:style-name="ce22" office:value-type="string">
            <text:p>1.1</text:p>
          </table:table-cell>
          <table:table-cell table:style-name="ce26" office:value-type="string">
            <text:p>Change description, update priority</text:p>
          </table:table-cell>
          <table:table-cell table:style-name="ce31" office:value-type="string">
            <text:p>Hang.Nguyen</text:p>
          </table:table-cell>
          <table:table-cell table:style-name="ce32"/>
          <table:table-cell table:style-name="ce36"/>
          <table:table-cell table:style-name="ce3" table:number-columns-repeated="248"/>
          <table:table-cell/>
        </table:table-row>
        <table:table-row table:style-name="ro1">
          <table:table-cell table:style-name="ce3"/>
          <table:table-cell table:style-name="ce13" office:value-type="date" office:date-value="2010-03-25">
            <text:p>25-Mar-2010</text:p>
          </table:table-cell>
          <table:table-cell table:style-name="ce23" office:value-type="string">
            <text:p>1.2</text:p>
          </table:table-cell>
          <table:table-cell table:style-name="ce26" office:value-type="string">
            <text:p>Change and update testcase for RC1</text:p>
          </table:table-cell>
          <table:table-cell table:style-name="ce26" office:value-type="string">
            <text:p>Hang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308">
            <text:p>10-May-10</text:p>
          </table:table-cell>
          <table:table-cell table:style-name="ce22" office:value-type="string">
            <text:p>1.3</text:p>
          </table:table-cell>
          <table:table-cell table:style-name="ce26" office:value-type="string">
            <text:p>Change and update testcase for RC1</text:p>
          </table:table-cell>
          <table:table-cell table:style-name="ce31" office:value-type="string">
            <text:p>Lap.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1"/>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7">
          <table:table-cell table:style-name="ce3"/>
          <table:table-cell table:style-name="ce11"/>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9"/>
          <table:table-cell table:style-name="ce32" table:number-columns-repeated="2"/>
          <table:table-cell table:style-name="ce37"/>
          <table:table-cell table:style-name="ce1"/>
          <table:table-cell table:style-name="ce3" table:number-columns-repeated="247"/>
          <table:table-cell/>
        </table:table-row>
        <table:table-row table:style-name="ro1">
          <table:table-cell table:style-name="ce1"/>
          <table:table-cell table:style-name="ce11"/>
          <table:table-cell table:style-name="ce22"/>
          <table:table-cell table:style-name="ce28"/>
          <table:table-cell table:style-name="ce32" table:number-columns-repeated="2"/>
          <table:table-cell table:style-name="ce37"/>
          <table:table-cell table:style-name="ce1" table:number-columns-repeated="248"/>
          <table:table-cell/>
        </table:table-row>
        <table:table-row table:style-name="ro1" table:number-rows-repeated="2">
          <table:table-cell table:style-name="ce1"/>
          <table:table-cell table:style-name="ce11"/>
          <table:table-cell table:style-name="ce22"/>
          <table:table-cell table:style-name="ce28"/>
          <table:table-cell table:style-name="ce29" table:number-columns-repeated="2"/>
          <table:table-cell table:style-name="ce37"/>
          <table:table-cell table:style-name="ce1" table:number-columns-repeated="248"/>
          <table:table-cell/>
        </table:table-row>
        <table:table-row table:style-name="ro1">
          <table:table-cell table:style-name="ce1"/>
          <table:table-cell table:style-name="ce14"/>
          <table:table-cell table:style-name="ce24"/>
          <table:table-cell table:style-name="ce30"/>
          <table:table-cell table:style-name="ce33" table:number-columns-repeated="2"/>
          <table:table-cell table:style-name="ce39"/>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65493">
          <table:table-cell table:style-name="ce1" table:number-columns-repeated="255"/>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row table:style-name="ro8">
          <table:table-cell table:style-name="ce40" office:value-type="string" table:number-columns-spanned="2" table:number-rows-spanned="1">
            <text:p><text:span text:style-name="T2">SOC Space Check </text:span><text:span text:style-name="T2">List</text:span></text:p>
            <text:p><text:span text:style-name="T3">Based on Product built </text:span><text:span text:style-name="T3">version: </text:span></text:p>
          </table:table-cell>
          <table:covered-table-cell table:style-name="ce49"/>
          <table:table-cell table:style-name="ce70" office:value-type="string" table:number-columns-spanned="1" table:number-rows-spanned="2">
            <text:p>Priority</text:p>
          </table:table-cell>
          <table:table-cell table:style-name="ce70" office:value-type="string" table:number-columns-spanned="1" table:number-rows-spanned="2">
            <text:p>Affect</text:p>
          </table:table-cell>
        </table:table-row>
        <table:table-row table:style-name="ro9">
          <table:table-cell table:style-name="ce41" office:value-type="string">
            <text:p>Id</text:p>
          </table:table-cell>
          <table:table-cell table:style-name="ce49" office:value-type="string">
            <text:p>Main cases</text:p>
          </table:table-cell>
          <table:covered-table-cell table:style-name="ce70" office:value-type="string">
            <text:p>Priority</text:p>
          </table:covered-table-cell>
          <table:covered-table-cell table:style-name="ce70"/>
        </table:table-row>
        <table:table-row table:style-name="ro1">
          <table:table-cell table:style-name="ce42" office:value-type="string" table:number-columns-spanned="2" table:number-rows-spanned="1">
            <text:p>Spaces Management : Create new space, edit a space, delete space, check Accessing right, check Editing right,</text:p>
          </table:table-cell>
          <table:covered-table-cell table:style-name="ce49"/>
          <table:table-cell table:style-name="ce71" table:number-columns-repeated="2"/>
        </table:table-row>
        <table:table-row table:style-name="ro10">
          <table:table-cell table:style-name="ce43" office:value-type="string">
            <text:p>FNC_SOC_SPC_01.001</text:p>
          </table:table-cell>
          <table:table-cell table:style-name="ce50" office:value-type="string">
            <text:p>Access Space page</text:p>
          </table:table-cell>
          <table:table-cell table:style-name="ce72" office:value-type="string">
            <text:p>High</text:p>
          </table:table-cell>
          <table:table-cell table:style-name="ce71"/>
        </table:table-row>
        <table:table-row table:style-name="ro1">
          <table:table-cell table:style-name="ce44" office:value-type="string">
            <text:p>FNC_SOC_SPC_01.002</text:p>
          </table:table-cell>
          <table:table-cell table:style-name="ce51" office:value-type="string">
            <text:p>Show Form create new space</text:p>
          </table:table-cell>
          <table:table-cell table:style-name="ce72" office:value-type="string">
            <text:p>Medium</text:p>
          </table:table-cell>
          <table:table-cell table:style-name="ce71"/>
        </table:table-row>
        <table:table-row table:style-name="ro1">
          <table:table-cell table:style-name="ce44" office:value-type="string">
            <text:p>FNC_SOC_SPC_01.003</text:p>
          </table:table-cell>
          <table:table-cell table:style-name="ce51" office:value-type="string">
            <text:p>Create a new space which name field is blank</text:p>
          </table:table-cell>
          <table:table-cell table:style-name="ce72" office:value-type="string">
            <text:p>Medium</text:p>
          </table:table-cell>
          <table:table-cell table:style-name="ce71"/>
        </table:table-row>
        <table:table-row table:style-name="ro1">
          <table:table-cell table:style-name="ce44" office:value-type="string">
            <text:p>FNC_SOC_SPC_01.004</text:p>
          </table:table-cell>
          <table:table-cell table:style-name="ce52" office:value-type="string">
            <text:p>Create a new space which its name start by number</text:p>
          </table:table-cell>
          <table:table-cell table:style-name="ce72" office:value-type="string">
            <text:p>Medium</text:p>
          </table:table-cell>
          <table:table-cell table:style-name="ce71"/>
        </table:table-row>
        <table:table-row table:style-name="ro1">
          <table:table-cell table:style-name="ce44" office:value-type="string">
            <text:p>FNC_SOC_SPC_01.005</text:p>
          </table:table-cell>
          <table:table-cell table:style-name="ce52" office:value-type="string">
            <text:p>Create a new space which its name has space and under score character</text:p>
          </table:table-cell>
          <table:table-cell table:style-name="ce72" office:value-type="string">
            <text:p>Medium</text:p>
          </table:table-cell>
          <table:table-cell table:style-name="ce71"/>
        </table:table-row>
        <table:table-row table:style-name="ro1">
          <table:table-cell table:style-name="ce44" office:value-type="string">
            <text:p>FNC_SOC_SPC_01.006</text:p>
          </table:table-cell>
          <table:table-cell table:style-name="ce52" office:value-type="string">
            <text:p>Create a new space which its name has some special chars</text:p>
          </table:table-cell>
          <table:table-cell table:style-name="ce72" office:value-type="string">
            <text:p>Medium</text:p>
          </table:table-cell>
          <table:table-cell table:style-name="ce71"/>
        </table:table-row>
        <table:table-row table:style-name="ro1">
          <table:table-cell table:style-name="ce44" office:value-type="string">
            <text:p>FNC_SOC_SPC_01.007</text:p>
          </table:table-cell>
          <table:table-cell table:style-name="ce52" office:value-type="string">
            <text:p>Create a new space which its name is special chars</text:p>
          </table:table-cell>
          <table:table-cell table:style-name="ce72" office:value-type="string">
            <text:p>Medium</text:p>
          </table:table-cell>
          <table:table-cell table:style-name="ce71"/>
        </table:table-row>
        <table:table-row table:style-name="ro1">
          <table:table-cell table:style-name="ce44" office:value-type="string">
            <text:p>FNC_SOC_SPC_01.008</text:p>
          </table:table-cell>
          <table:table-cell table:style-name="ce52" office:value-type="string">
            <text:p>Create new space which has same URL with exited space</text:p>
          </table:table-cell>
          <table:table-cell table:style-name="ce72" office:value-type="string">
            <text:p>Medium</text:p>
          </table:table-cell>
          <table:table-cell table:style-name="ce71"/>
        </table:table-row>
        <table:table-row table:style-name="ro1">
          <table:table-cell table:style-name="ce44" office:value-type="string">
            <text:p>FNC_SOC_SPC_01.009</text:p>
          </table:table-cell>
          <table:table-cell table:style-name="ce52" office:value-type="string">
            <text:p>Test min length of name of the space field</text:p>
          </table:table-cell>
          <table:table-cell table:style-name="ce72" office:value-type="string">
            <text:p>Medium</text:p>
          </table:table-cell>
          <table:table-cell table:style-name="ce71"/>
        </table:table-row>
        <table:table-row table:style-name="ro1">
          <table:table-cell table:style-name="ce44" office:value-type="string">
            <text:p>FNC_SOC_SPC_01.010</text:p>
          </table:table-cell>
          <table:table-cell table:style-name="ce52" office:value-type="string">
            <text:p>Test max length of name of the space field</text:p>
          </table:table-cell>
          <table:table-cell table:style-name="ce72" office:value-type="string">
            <text:p>Medium</text:p>
          </table:table-cell>
          <table:table-cell table:style-name="ce71"/>
        </table:table-row>
        <table:table-row table:style-name="ro1">
          <table:table-cell table:style-name="ce44" office:value-type="string">
            <text:p>FNC_SOC_SPC_01.011</text:p>
          </table:table-cell>
          <table:table-cell table:style-name="ce52" office:value-type="string">
            <text:p>Create a new Space with description field is blank</text:p>
          </table:table-cell>
          <table:table-cell table:style-name="ce72" office:value-type="string">
            <text:p>Medium</text:p>
          </table:table-cell>
          <table:table-cell table:style-name="ce71"/>
        </table:table-row>
        <table:table-row table:style-name="ro1">
          <table:table-cell table:style-name="ce44" office:value-type="string">
            <text:p>FNC_SOC_SPC_01.012</text:p>
          </table:table-cell>
          <table:table-cell table:style-name="ce52" office:value-type="string">
            <text:p>Create a new Space with the length of description field is over 255 chars</text:p>
          </table:table-cell>
          <table:table-cell table:style-name="ce72" office:value-type="string">
            <text:p>Medium</text:p>
          </table:table-cell>
          <table:table-cell table:style-name="ce71"/>
        </table:table-row>
        <table:table-row table:style-name="ro1">
          <table:table-cell table:style-name="ce44" office:value-type="string">
            <text:p>FNC_SOC_SPC_01.013</text:p>
          </table:table-cell>
          <table:table-cell table:style-name="ce52" office:value-type="string">
            <text:p>Create a new Space with description field is smaller than 255 chars</text:p>
          </table:table-cell>
          <table:table-cell table:style-name="ce72" office:value-type="string">
            <text:p>Medium</text:p>
          </table:table-cell>
          <table:table-cell table:style-name="ce71"/>
        </table:table-row>
        <table:table-row table:style-name="ro1">
          <table:table-cell table:style-name="ce44" office:value-type="string">
            <text:p>FNC_SOC_SPC_01.014</text:p>
          </table:table-cell>
          <table:table-cell table:style-name="ce52" office:value-type="string">
            <text:p>Create space which its priority is High</text:p>
          </table:table-cell>
          <table:table-cell table:style-name="ce72" office:value-type="string">
            <text:p>Medium</text:p>
          </table:table-cell>
          <table:table-cell table:style-name="ce71"/>
        </table:table-row>
        <table:table-row table:style-name="ro1">
          <table:table-cell table:style-name="ce44" office:value-type="string">
            <text:p>FNC_SOC_SPC_01.015</text:p>
          </table:table-cell>
          <table:table-cell table:style-name="ce52" office:value-type="string">
            <text:p>Create space which its priority is intermediate</text:p>
          </table:table-cell>
          <table:table-cell table:style-name="ce72" office:value-type="string">
            <text:p>Medium</text:p>
          </table:table-cell>
          <table:table-cell table:style-name="ce71"/>
        </table:table-row>
        <table:table-row table:style-name="ro1">
          <table:table-cell table:style-name="ce44" office:value-type="string">
            <text:p>FNC_SOC_SPC_01.016</text:p>
          </table:table-cell>
          <table:table-cell table:style-name="ce52" office:value-type="string">
            <text:p>Create space which its priority is low</text:p>
          </table:table-cell>
          <table:table-cell table:style-name="ce72" office:value-type="string">
            <text:p>Medium</text:p>
          </table:table-cell>
          <table:table-cell table:style-name="ce71"/>
        </table:table-row>
        <table:table-row table:style-name="ro1">
          <table:table-cell table:style-name="ce44" office:value-type="string">
            <text:p>FNC_SOC_SPC_01.017</text:p>
          </table:table-cell>
          <table:table-cell table:style-name="ce51" office:value-type="string">
            <text:p>Create a new Space by default</text:p>
          </table:table-cell>
          <table:table-cell table:style-name="ce72" office:value-type="string">
            <text:p>High</text:p>
          </table:table-cell>
          <table:table-cell table:style-name="ce71"/>
        </table:table-row>
        <table:table-row table:style-name="ro1">
          <table:table-cell table:style-name="ce44" office:value-type="string">
            <text:p>FNC_SOC_SPC_01.018</text:p>
          </table:table-cell>
          <table:table-cell table:style-name="ce51" office:value-type="string">
            <text:p>Create new space with<text:span text:style-name="T4"> visible and open </text:span><text:span text:style-name="T4">mode</text:span></text:p>
          </table:table-cell>
          <table:table-cell table:style-name="ce72" office:value-type="string">
            <text:p>High</text:p>
          </table:table-cell>
          <table:table-cell table:style-name="ce71"/>
        </table:table-row>
        <table:table-row table:style-name="ro1">
          <table:table-cell table:style-name="ce44" office:value-type="string">
            <text:p>FNC_SOC_SPC_01.019</text:p>
          </table:table-cell>
          <table:table-cell table:style-name="ce51" office:value-type="string">
            <text:p>Create new space with visible and Validation mode</text:p>
          </table:table-cell>
          <table:table-cell table:style-name="ce72" office:value-type="string">
            <text:p>High</text:p>
          </table:table-cell>
          <table:table-cell table:style-name="ce71"/>
        </table:table-row>
        <table:table-row table:style-name="ro1">
          <table:table-cell table:style-name="ce44" office:value-type="string">
            <text:p>FNC_SOC_SPC_01.020</text:p>
          </table:table-cell>
          <table:table-cell table:style-name="ce51" office:value-type="string">
            <text:p>Create new space with visible and close mode</text:p>
          </table:table-cell>
          <table:table-cell table:style-name="ce72" office:value-type="string">
            <text:p>High</text:p>
          </table:table-cell>
          <table:table-cell table:style-name="ce71"/>
        </table:table-row>
        <table:table-row table:style-name="ro1">
          <table:table-cell table:style-name="ce44" office:value-type="string">
            <text:p>FNC_SOC_SPC_01.021</text:p>
          </table:table-cell>
          <table:table-cell table:style-name="ce51" office:value-type="string">
            <text:p>Create new space with hidden and open mode</text:p>
          </table:table-cell>
          <table:table-cell table:style-name="ce72" office:value-type="string">
            <text:p>High</text:p>
          </table:table-cell>
          <table:table-cell table:style-name="ce79"/>
        </table:table-row>
        <table:table-row table:style-name="ro1">
          <table:table-cell table:style-name="ce44" office:value-type="string">
            <text:p>FNC_SOC_SPC_01.022</text:p>
          </table:table-cell>
          <table:table-cell table:style-name="ce51" office:value-type="string">
            <text:p>Create new space with hidden and Validation mode</text:p>
          </table:table-cell>
          <table:table-cell table:style-name="ce72" office:value-type="string">
            <text:p>High</text:p>
          </table:table-cell>
          <table:table-cell table:style-name="ce79"/>
        </table:table-row>
        <table:table-row table:style-name="ro1">
          <table:table-cell table:style-name="ce44" office:value-type="string">
            <text:p>FNC_SOC_SPC_01.023</text:p>
          </table:table-cell>
          <table:table-cell table:style-name="ce51" office:value-type="string">
            <text:p>Create new space with hidden and close mode</text:p>
          </table:table-cell>
          <table:table-cell table:style-name="ce72" office:value-type="string">
            <text:p>High</text:p>
          </table:table-cell>
          <table:table-cell table:style-name="ce79"/>
        </table:table-row>
        <table:table-row table:style-name="ro1">
          <table:table-cell table:style-name="ce44" office:value-type="string">
            <text:p>FNC_SOC_SPC_01.024</text:p>
          </table:table-cell>
          <table:table-cell table:style-name="ce51" office:value-type="string">
            <text:p>Create new space without existing group</text:p>
          </table:table-cell>
          <table:table-cell table:style-name="ce72" office:value-type="string">
            <text:p>Medium</text:p>
          </table:table-cell>
          <table:table-cell table:style-name="ce79"/>
        </table:table-row>
        <table:table-row table:style-name="ro1">
          <table:table-cell table:style-name="ce44" office:value-type="string">
            <text:p>FNC_SOC_SPC_01.025</text:p>
          </table:table-cell>
          <table:table-cell table:style-name="ce51" office:value-type="string">
            <text:p>Create new space with existing group</text:p>
          </table:table-cell>
          <table:table-cell table:style-name="ce72" office:value-type="string">
            <text:p>Medium</text:p>
          </table:table-cell>
          <table:table-cell table:style-name="ce79"/>
        </table:table-row>
        <table:table-row table:style-name="ro1">
          <table:table-cell table:style-name="ce43" office:value-type="string">
            <text:p>FNC_SOC_SPC_02.001</text:p>
          </table:table-cell>
          <table:table-cell table:style-name="ce53" office:value-type="string">
            <text:p>View <text:span text:style-name="T4">all your spaces</text:span></text:p>
          </table:table-cell>
          <table:table-cell table:style-name="ce72" office:value-type="string">
            <text:p>Medium</text:p>
          </table:table-cell>
          <table:table-cell table:style-name="ce79"/>
        </table:table-row>
        <table:table-row table:style-name="ro1">
          <table:table-cell table:style-name="ce44" office:value-type="string">
            <text:p>FNC_SOC_SPC_02.002</text:p>
          </table:table-cell>
          <table:table-cell table:style-name="ce53" office:value-type="string">
            <text:p>View all your invitation spaces</text:p>
          </table:table-cell>
          <table:table-cell table:style-name="ce72" office:value-type="string">
            <text:p>Medium</text:p>
          </table:table-cell>
          <table:table-cell table:style-name="ce79"/>
        </table:table-row>
        <table:table-row table:style-name="ro1">
          <table:table-cell table:style-name="ce44" office:value-type="string">
            <text:p>FNC_SOC_SPC_02.003</text:p>
          </table:table-cell>
          <table:table-cell table:style-name="ce53" office:value-type="string">
            <text:p>View All your pending spaces</text:p>
          </table:table-cell>
          <table:table-cell table:style-name="ce72" office:value-type="string">
            <text:p>Medium</text:p>
          </table:table-cell>
          <table:table-cell table:style-name="ce79"/>
        </table:table-row>
        <table:table-row table:style-name="ro1">
          <table:table-cell table:style-name="ce44" office:value-type="string">
            <text:p>FNC_SOC_SPC_02.004</text:p>
          </table:table-cell>
          <table:table-cell table:style-name="ce53" office:value-type="string">
            <text:p>View all your public space</text:p>
          </table:table-cell>
          <table:table-cell table:style-name="ce72" office:value-type="string">
            <text:p>Medium</text:p>
          </table:table-cell>
          <table:table-cell table:style-name="ce79"/>
        </table:table-row>
        <table:table-row table:style-name="ro1">
          <table:table-cell table:style-name="ce44" office:value-type="string">
            <text:p>FNC_SOC_SPC_02.005</text:p>
          </table:table-cell>
          <table:table-cell table:style-name="ce53" office:value-type="string">
            <text:p>View space by user Root</text:p>
          </table:table-cell>
          <table:table-cell table:style-name="ce72" office:value-type="string">
            <text:p>Medium</text:p>
          </table:table-cell>
          <table:table-cell table:style-name="ce79"/>
        </table:table-row>
        <table:table-row table:style-name="ro1">
          <table:table-cell table:style-name="ce44" office:value-type="string">
            <text:p>FNC_SOC_SPC_02.006</text:p>
          </table:table-cell>
          <table:table-cell table:style-name="ce52" office:value-type="string">
            <text:p>Check paging</text:p>
          </table:table-cell>
          <table:table-cell table:style-name="ce72" office:value-type="string">
            <text:p>Medium</text:p>
          </table:table-cell>
          <table:table-cell table:style-name="ce79"/>
        </table:table-row>
        <table:table-row table:style-name="ro1">
          <table:table-cell table:style-name="ce43" office:value-type="string">
            <text:p>FNC_SOC_SPC_03.001</text:p>
          </table:table-cell>
          <table:table-cell table:style-name="ce52" office:value-type="string">
            <text:p>Access Space by user who is not member <text:span text:style-name="T5"><text:s/></text:span></text:p>
          </table:table-cell>
          <table:table-cell table:style-name="ce72" office:value-type="string">
            <text:p>Medium</text:p>
          </table:table-cell>
          <table:table-cell table:style-name="ce79"/>
        </table:table-row>
        <table:table-row table:style-name="ro1">
          <table:table-cell table:style-name="ce44" office:value-type="string">
            <text:p>FNC_SOC_SPC_03.002</text:p>
          </table:table-cell>
          <table:table-cell table:style-name="ce52" office:value-type="string">
            <text:p>Access Space by user who is member</text:p>
          </table:table-cell>
          <table:table-cell table:style-name="ce72" office:value-type="string">
            <text:p>Medium</text:p>
          </table:table-cell>
          <table:table-cell table:style-name="ce79"/>
        </table:table-row>
        <table:table-row table:style-name="ro1">
          <table:table-cell table:style-name="ce44" office:value-type="string">
            <text:p>FNC_SOC_SPC_03.003</text:p>
          </table:table-cell>
          <table:table-cell table:style-name="ce52" office:value-type="string">
            <text:p>Access Space by user who is manager of the space</text:p>
          </table:table-cell>
          <table:table-cell table:style-name="ce72" office:value-type="string">
            <text:p>Medium</text:p>
          </table:table-cell>
          <table:table-cell table:style-name="ce79"/>
        </table:table-row>
        <table:table-row table:style-name="ro1">
          <table:table-cell table:style-name="ce44" office:value-type="string">
            <text:p>FNC_SOC_SPC_03.004</text:p>
          </table:table-cell>
          <table:table-cell table:style-name="ce52" office:value-type="string">
            <text:p>Access Space by user Root</text:p>
          </table:table-cell>
          <table:table-cell table:style-name="ce72" office:value-type="string">
            <text:p>Medium</text:p>
          </table:table-cell>
          <table:table-cell table:style-name="ce79"/>
        </table:table-row>
        <table:table-row table:style-name="ro1">
          <table:table-cell table:style-name="ce43" office:value-type="string">
            <text:p>FNC_SOC_SPC_04.001</text:p>
          </table:table-cell>
          <table:table-cell table:style-name="ce52" office:value-type="string">
            <text:p>Show Edit space form by user who is not manager of the space</text:p>
          </table:table-cell>
          <table:table-cell table:style-name="ce72" office:value-type="string">
            <text:p>High</text:p>
          </table:table-cell>
          <table:table-cell table:style-name="ce79"/>
        </table:table-row>
        <table:table-row table:style-name="ro1">
          <table:table-cell table:style-name="ce44" office:value-type="string">
            <text:p>FNC_SOC_SPC_04.002</text:p>
          </table:table-cell>
          <table:table-cell table:style-name="ce52" office:value-type="string">
            <text:p><text:span text:style-name="T4">Show Edit space form </text:span>by user who is manager of the space or user Root</text:p>
          </table:table-cell>
          <table:table-cell table:style-name="ce72" office:value-type="string">
            <text:p>High</text:p>
          </table:table-cell>
          <table:table-cell table:style-name="ce79"/>
        </table:table-row>
        <table:table-row table:style-name="ro1">
          <table:table-cell table:style-name="ce44" office:value-type="string">
            <text:p>FNC_SOC_SPC_04.003</text:p>
          </table:table-cell>
          <table:table-cell table:style-name="ce52" office:value-type="string">
            <text:p><text:span text:style-name="T4">Show Edit space form </text:span>by user who is manager of the space or user Root when click name of space </text:p>
          </table:table-cell>
          <table:table-cell table:style-name="ce72" office:value-type="string">
            <text:p>Medium</text:p>
          </table:table-cell>
          <table:table-cell table:style-name="ce79"/>
        </table:table-row>
        <table:table-row table:style-name="ro1">
          <table:table-cell table:style-name="ce44" office:value-type="string">
            <text:p>FNC_SOC_SPC_04.004</text:p>
          </table:table-cell>
          <table:table-cell table:style-name="ce52" office:value-type="string">
            <text:p>Edit space with valid name</text:p>
          </table:table-cell>
          <table:table-cell table:style-name="ce72" office:value-type="string">
            <text:p>Medium</text:p>
          </table:table-cell>
          <table:table-cell table:style-name="ce79"/>
        </table:table-row>
        <table:table-row table:style-name="ro1">
          <table:table-cell table:style-name="ce44" office:value-type="string">
            <text:p>FNC_SOC_SPC_04.005</text:p>
          </table:table-cell>
          <table:table-cell table:style-name="ce51" office:value-type="string">
            <text:p>Edit space with name of space is blank</text:p>
          </table:table-cell>
          <table:table-cell table:style-name="ce72" office:value-type="string">
            <text:p>Medium</text:p>
          </table:table-cell>
          <table:table-cell table:style-name="ce79"/>
        </table:table-row>
        <table:table-row table:style-name="ro1">
          <table:table-cell table:style-name="ce44" office:value-type="string">
            <text:p>FNC_SOC_SPC_04.006</text:p>
          </table:table-cell>
          <table:table-cell table:style-name="ce52" office:value-type="string">
            <text:p>Edit space with name of space starts by number</text:p>
          </table:table-cell>
          <table:table-cell table:style-name="ce72" office:value-type="string">
            <text:p>Medium</text:p>
          </table:table-cell>
          <table:table-cell table:style-name="ce79"/>
        </table:table-row>
        <table:table-row table:style-name="ro1">
          <table:table-cell table:style-name="ce44" office:value-type="string">
            <text:p>FNC_SOC_SPC_04.007</text:p>
          </table:table-cell>
          <table:table-cell table:style-name="ce52" office:value-type="string">
            <text:p>Edit space with name of space has space and under score character</text:p>
          </table:table-cell>
          <table:table-cell table:style-name="ce72" office:value-type="string">
            <text:p>Medium</text:p>
          </table:table-cell>
          <table:table-cell table:style-name="ce79"/>
        </table:table-row>
        <table:table-row table:style-name="ro1">
          <table:table-cell table:style-name="ce44" office:value-type="string">
            <text:p>FNC_SOC_SPC_04.008</text:p>
          </table:table-cell>
          <table:table-cell table:style-name="ce52" office:value-type="string">
            <text:p>Edit space with name of space has some special chars</text:p>
          </table:table-cell>
          <table:table-cell table:style-name="ce72" office:value-type="string">
            <text:p>Medium</text:p>
          </table:table-cell>
          <table:table-cell table:style-name="ce79"/>
        </table:table-row>
        <table:table-row table:style-name="ro1">
          <table:table-cell table:style-name="ce44" office:value-type="string">
            <text:p>FNC_SOC_SPC_04.009</text:p>
          </table:table-cell>
          <table:table-cell table:style-name="ce52" office:value-type="string">
            <text:p>Edit space with name of space is special chars</text:p>
          </table:table-cell>
          <table:table-cell table:style-name="ce72" office:value-type="string">
            <text:p>Medium</text:p>
          </table:table-cell>
          <table:table-cell table:style-name="ce79"/>
        </table:table-row>
        <table:table-row table:style-name="ro1">
          <table:table-cell table:style-name="ce44" office:value-type="string">
            <text:p>FNC_SOC_SPC_04.010</text:p>
          </table:table-cell>
          <table:table-cell table:style-name="ce52" office:value-type="string">
            <text:p>Check length of Edited name of space</text:p>
          </table:table-cell>
          <table:table-cell table:style-name="ce72" office:value-type="string">
            <text:p>Medium</text:p>
          </table:table-cell>
          <table:table-cell table:style-name="ce79"/>
        </table:table-row>
        <table:table-row table:style-name="ro1">
          <table:table-cell table:style-name="ce44" office:value-type="string">
            <text:p>FNC_SOC_SPC_04.011</text:p>
          </table:table-cell>
          <table:table-cell table:style-name="ce52" office:value-type="string">
            <text:p>Edit space with description field is blank</text:p>
          </table:table-cell>
          <table:table-cell table:style-name="ce72" office:value-type="string">
            <text:p>Medium</text:p>
          </table:table-cell>
          <table:table-cell table:style-name="ce79"/>
        </table:table-row>
        <table:table-row table:style-name="ro1">
          <table:table-cell table:style-name="ce44" office:value-type="string">
            <text:p>FNC_SOC_SPC_04.012</text:p>
          </table:table-cell>
          <table:table-cell table:style-name="ce52" office:value-type="string">
            <text:p>Edit space with description field is not blank</text:p>
          </table:table-cell>
          <table:table-cell table:style-name="ce72" office:value-type="string">
            <text:p>Medium</text:p>
          </table:table-cell>
          <table:table-cell table:style-name="ce79"/>
        </table:table-row>
        <table:table-row table:style-name="ro1">
          <table:table-cell table:style-name="ce44" office:value-type="string">
            <text:p>FNC_SOC_SPC_04.013</text:p>
          </table:table-cell>
          <table:table-cell table:style-name="ce52" office:value-type="string">
            <text:p>Edit space with the length of description field is over 255 chars</text:p>
          </table:table-cell>
          <table:table-cell table:style-name="ce72" office:value-type="string">
            <text:p>Medium</text:p>
          </table:table-cell>
          <table:table-cell table:style-name="ce79"/>
        </table:table-row>
        <table:table-row table:style-name="ro1">
          <table:table-cell table:style-name="ce44" office:value-type="string">
            <text:p>FNC_SOC_SPC_04.014</text:p>
          </table:table-cell>
          <table:table-cell table:style-name="ce52" office:value-type="string">
            <text:p>Edit space with the length of description field is smaller than 255 chars</text:p>
          </table:table-cell>
          <table:table-cell table:style-name="ce72" office:value-type="string">
            <text:p>Medium</text:p>
          </table:table-cell>
          <table:table-cell table:style-name="ce79"/>
        </table:table-row>
        <table:table-row table:style-name="ro1">
          <table:table-cell table:style-name="ce44" office:value-type="string">
            <text:p>FNC_SOC_SPC_04.015</text:p>
          </table:table-cell>
          <table:table-cell table:style-name="ce52" office:value-type="string">
            <text:p>Edit space with changing priority to High</text:p>
          </table:table-cell>
          <table:table-cell table:style-name="ce72" office:value-type="string">
            <text:p>Medium</text:p>
          </table:table-cell>
          <table:table-cell table:style-name="ce79"/>
        </table:table-row>
        <table:table-row table:style-name="ro1">
          <table:table-cell table:style-name="ce44" office:value-type="string">
            <text:p>FNC_SOC_SPC_04.016</text:p>
          </table:table-cell>
          <table:table-cell table:style-name="ce52" office:value-type="string">
            <text:p>Edit space with changing priority to intermediate</text:p>
          </table:table-cell>
          <table:table-cell table:style-name="ce72" office:value-type="string">
            <text:p>Medium</text:p>
          </table:table-cell>
          <table:table-cell table:style-name="ce79"/>
        </table:table-row>
        <table:table-row table:style-name="ro1">
          <table:table-cell table:style-name="ce44" office:value-type="string">
            <text:p>FNC_SOC_SPC_04.017</text:p>
          </table:table-cell>
          <table:table-cell table:style-name="ce52" office:value-type="string">
            <text:p>Edit space with changing priority to low</text:p>
          </table:table-cell>
          <table:table-cell table:style-name="ce72" office:value-type="string">
            <text:p>Medium</text:p>
          </table:table-cell>
          <table:table-cell table:style-name="ce79"/>
        </table:table-row>
        <table:table-row table:style-name="ro1">
          <table:table-cell table:style-name="ce44" office:value-type="string">
            <text:p>FNC_SOC_SPC_04.018</text:p>
          </table:table-cell>
          <table:table-cell table:style-name="ce52" office:value-type="string">
            <text:p>Edit space with changing visibility from Visible to Hidden</text:p>
          </table:table-cell>
          <table:table-cell table:style-name="ce72" office:value-type="string">
            <text:p>Medium</text:p>
          </table:table-cell>
          <table:table-cell table:style-name="ce79"/>
        </table:table-row>
        <table:table-row table:style-name="ro1">
          <table:table-cell table:style-name="ce44" office:value-type="string">
            <text:p>FNC_SOC_SPC_04.019</text:p>
          </table:table-cell>
          <table:table-cell table:style-name="ce52" office:value-type="string">
            <text:p>Edit space with changing Hidden from Visible to visibility</text:p>
          </table:table-cell>
          <table:table-cell table:style-name="ce72" office:value-type="string">
            <text:p>Medium</text:p>
          </table:table-cell>
          <table:table-cell table:style-name="ce79"/>
        </table:table-row>
        <table:table-row table:style-name="ro1">
          <table:table-cell table:style-name="ce44" office:value-type="string">
            <text:p>FNC_SOC_SPC_04.020</text:p>
          </table:table-cell>
          <table:table-cell table:style-name="ce52" office:value-type="string">
            <text:p>Edit space with changing registration from validation to ope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04.021</text:p>
          </table:table-cell>
          <table:table-cell table:style-name="ce52" office:value-type="string">
            <text:p>Edit space with changing registration from validation to close of visible space</text:p>
          </table:table-cell>
          <table:table-cell table:style-name="ce72" office:value-type="string">
            <text:p>Medium</text:p>
          </table:table-cell>
          <table:table-cell table:style-name="ce79"/>
        </table:table-row>
        <table:table-row table:style-name="ro1">
          <table:table-cell table:style-name="ce44" office:value-type="string">
            <text:p>FNC_SOC_SPC_04.022</text:p>
          </table:table-cell>
          <table:table-cell table:style-name="ce52" office:value-type="string">
            <text:p>Edit space with changing registration from open to close of visible space</text:p>
          </table:table-cell>
          <table:table-cell table:style-name="ce72" office:value-type="string">
            <text:p>Medium</text:p>
          </table:table-cell>
          <table:table-cell table:style-name="ce79"/>
        </table:table-row>
        <table:table-row table:style-name="ro1">
          <table:table-cell table:style-name="ce44" office:value-type="string">
            <text:p>FNC_SOC_SPC_04.023</text:p>
          </table:table-cell>
          <table:table-cell table:style-name="ce52" office:value-type="string">
            <text:p>Edit space with changing registration from open to validatio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04.024</text:p>
          </table:table-cell>
          <table:table-cell table:style-name="ce52" office:value-type="string">
            <text:p>Edit space with changing registration from close to ope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04.025</text:p>
          </table:table-cell>
          <table:table-cell table:style-name="ce52" office:value-type="string">
            <text:p>Edit space with changing registration from close to validatio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04.026</text:p>
          </table:table-cell>
          <table:table-cell table:style-name="ce52" office:value-type="string">
            <text:p>Edit space with changing avatar which its name is blank</text:p>
          </table:table-cell>
          <table:table-cell table:style-name="ce72" office:value-type="string">
            <text:p>Medium</text:p>
          </table:table-cell>
          <table:table-cell table:style-name="ce79"/>
        </table:table-row>
        <table:table-row table:style-name="ro1">
          <table:table-cell table:style-name="ce44" office:value-type="string">
            <text:p>FNC_SOC_SPC_04.027</text:p>
          </table:table-cell>
          <table:table-cell table:style-name="ce52" office:value-type="string">
            <text:p>Edit space with changing avatar which its name is not blank</text:p>
          </table:table-cell>
          <table:table-cell table:style-name="ce72" office:value-type="string">
            <text:p>Medium</text:p>
          </table:table-cell>
          <table:table-cell table:style-name="ce79"/>
        </table:table-row>
        <table:table-row table:style-name="ro1">
          <table:table-cell table:style-name="ce44" office:value-type="string">
            <text:p>FNC_SOC_SPC_04.028</text:p>
          </table:table-cell>
          <table:table-cell table:style-name="ce52" office:value-type="string">
            <text:p>Edit space with changing valid type of image for avatar</text:p>
          </table:table-cell>
          <table:table-cell table:style-name="ce72" office:value-type="string">
            <text:p>Medium</text:p>
          </table:table-cell>
          <table:table-cell table:style-name="ce79"/>
        </table:table-row>
        <table:table-row table:style-name="ro1">
          <table:table-cell table:style-name="ce44" office:value-type="string">
            <text:p>FNC_SOC_SPC_04.029</text:p>
          </table:table-cell>
          <table:table-cell table:style-name="ce52" office:value-type="string">
            <text:p>Edit space with changing invalid type of image for avatar</text:p>
          </table:table-cell>
          <table:table-cell table:style-name="ce72" office:value-type="string">
            <text:p>Medium</text:p>
          </table:table-cell>
          <table:table-cell table:style-name="ce79"/>
        </table:table-row>
        <table:table-row table:style-name="ro1">
          <table:table-cell table:style-name="ce44" office:value-type="string">
            <text:p>FNC_SOC_SPC_04.030</text:p>
          </table:table-cell>
          <table:table-cell table:style-name="ce52" office:value-type="string">
            <text:p>Edit space with changing image for avatar when the size of image is smaller than 2MB</text:p>
          </table:table-cell>
          <table:table-cell table:style-name="ce72" office:value-type="string">
            <text:p>Medium</text:p>
          </table:table-cell>
          <table:table-cell table:style-name="ce79"/>
        </table:table-row>
        <table:table-row table:style-name="ro1">
          <table:table-cell table:style-name="ce44" office:value-type="string">
            <text:p>FNC_SOC_SPC_04.031</text:p>
          </table:table-cell>
          <table:table-cell table:style-name="ce52" office:value-type="string">
            <text:p>Edit space with changing image for avatar when the size of image is bigger than 2MB</text:p>
          </table:table-cell>
          <table:table-cell table:style-name="ce72" office:value-type="string">
            <text:p>Medium</text:p>
          </table:table-cell>
          <table:table-cell table:style-name="ce79"/>
        </table:table-row>
        <table:table-row table:style-name="ro1">
          <table:table-cell table:style-name="ce44" office:value-type="string">
            <text:p>FNC_SOC_SPC_04.032</text:p>
          </table:table-cell>
          <table:table-cell table:style-name="ce52" office:value-type="string">
            <text:p>Cancel the upload image file</text:p>
          </table:table-cell>
          <table:table-cell table:style-name="ce72" office:value-type="string">
            <text:p>Medium</text:p>
          </table:table-cell>
          <table:table-cell table:style-name="ce79"/>
        </table:table-row>
        <table:table-row table:style-name="ro1">
          <table:table-cell table:style-name="ce44" office:value-type="string">
            <text:p>FNC_SOC_SPC_04.033</text:p>
          </table:table-cell>
          <table:table-cell table:style-name="ce52" office:value-type="string">
            <text:p>Abort image file on avatar preview form</text:p>
          </table:table-cell>
          <table:table-cell table:style-name="ce72" office:value-type="string">
            <text:p>Medium</text:p>
          </table:table-cell>
          <table:table-cell table:style-name="ce79"/>
        </table:table-row>
        <table:table-row table:style-name="ro1">
          <table:table-cell table:style-name="ce43" office:value-type="string">
            <text:p>FNC_SOC_SPC_05.001</text:p>
          </table:table-cell>
          <table:table-cell table:style-name="ce52" office:value-type="string">
            <text:p>Delete space </text:p>
          </table:table-cell>
          <table:table-cell table:style-name="ce72" office:value-type="string">
            <text:p>High</text:p>
          </table:table-cell>
          <table:table-cell table:style-name="ce79"/>
        </table:table-row>
        <table:table-row table:style-name="ro1">
          <table:table-cell table:style-name="ce45" office:value-type="string" table:number-columns-spanned="2" table:number-rows-spanned="1">
            <text:p>Search space: search by key, alphabet</text:p>
          </table:table-cell>
          <table:covered-table-cell/>
          <table:table-cell table:style-name="ce73"/>
          <table:table-cell table:style-name="ce79"/>
        </table:table-row>
        <table:table-row table:style-name="ro1">
          <table:table-cell table:style-name="ce43" office:value-type="string">
            <text:p>FNC_SOC_SPC_06.001</text:p>
          </table:table-cell>
          <table:table-cell table:style-name="ce54" office:value-type="string">
            <text:p>Search when text box search is blank</text:p>
          </table:table-cell>
          <table:table-cell table:style-name="ce73" office:value-type="string">
            <text:p>Medium</text:p>
          </table:table-cell>
          <table:table-cell table:style-name="ce79"/>
        </table:table-row>
        <table:table-row table:style-name="ro1">
          <table:table-cell table:style-name="ce44" office:value-type="string">
            <text:p>FNC_SOC_SPC_06.002</text:p>
          </table:table-cell>
          <table:table-cell table:style-name="ce54" office:value-type="string">
            <text:p>Search when input some text in text box <text:s/>search</text:p>
          </table:table-cell>
          <table:table-cell table:style-name="ce73" office:value-type="string">
            <text:p>Medium</text:p>
          </table:table-cell>
          <table:table-cell table:style-name="ce79"/>
        </table:table-row>
        <table:table-row table:style-name="ro1">
          <table:table-cell table:style-name="ce44" office:value-type="string">
            <text:p>FNC_SOC_SPC_06.003</text:p>
          </table:table-cell>
          <table:table-cell table:style-name="ce54" office:value-type="string">
            <text:p>Search when input Asterisk char into text box search</text:p>
          </table:table-cell>
          <table:table-cell table:style-name="ce73" office:value-type="string">
            <text:p>Medium</text:p>
          </table:table-cell>
          <table:table-cell table:style-name="ce79"/>
        </table:table-row>
        <table:table-row table:style-name="ro1">
          <table:table-cell table:style-name="ce44" office:value-type="string">
            <text:p>FNC_SOC_SPC_06.004</text:p>
          </table:table-cell>
          <table:table-cell table:style-name="ce54" office:value-type="string">
            <text:p>Search when input Percentage char into text box search</text:p>
          </table:table-cell>
          <table:table-cell table:style-name="ce73" office:value-type="string">
            <text:p>Medium</text:p>
          </table:table-cell>
          <table:table-cell table:style-name="ce79"/>
        </table:table-row>
        <table:table-row table:style-name="ro1">
          <table:table-cell table:style-name="ce44" office:value-type="string">
            <text:p>FNC_SOC_SPC_06.005</text:p>
          </table:table-cell>
          <table:table-cell table:style-name="ce54" office:value-type="string">
            <text:p>Search when input other special chars into text box</text:p>
          </table:table-cell>
          <table:table-cell table:style-name="ce73" office:value-type="string">
            <text:p>Medium</text:p>
          </table:table-cell>
          <table:table-cell table:style-name="ce79"/>
        </table:table-row>
        <table:table-row table:style-name="ro1">
          <table:table-cell table:style-name="ce44" office:value-type="string">
            <text:p>FNC_SOC_SPC_06.006</text:p>
          </table:table-cell>
          <table:table-cell table:style-name="ce54" office:value-type="string">
            <text:p>Search when there is some space into text box</text:p>
          </table:table-cell>
          <table:table-cell table:style-name="ce73" office:value-type="string">
            <text:p>Medium</text:p>
          </table:table-cell>
          <table:table-cell table:style-name="ce79"/>
        </table:table-row>
        <table:table-row table:style-name="ro1">
          <table:table-cell table:style-name="ce44" office:value-type="string">
            <text:p>FNC_SOC_SPC_06.007</text:p>
          </table:table-cell>
          <table:table-cell table:style-name="ce54" office:value-type="string">
            <text:p>Auto suggestion key word when search in space</text:p>
          </table:table-cell>
          <table:table-cell table:style-name="ce73" office:value-type="string">
            <text:p>Medium</text:p>
          </table:table-cell>
          <table:table-cell table:style-name="ce79"/>
        </table:table-row>
        <table:table-row table:style-name="ro1">
          <table:table-cell table:style-name="ce44" office:value-type="string">
            <text:p>FNC_SOC_SPC_06.008</text:p>
          </table:table-cell>
          <table:table-cell table:style-name="ce54" office:value-type="string">
            <text:p>Search when click on a alphabet</text:p>
          </table:table-cell>
          <table:table-cell table:style-name="ce73" office:value-type="string">
            <text:p>Medium</text:p>
          </table:table-cell>
          <table:table-cell table:style-name="ce79"/>
        </table:table-row>
        <table:table-row table:style-name="ro1">
          <table:table-cell table:style-name="ce44" office:value-type="string">
            <text:p>FNC_SOC_SPC_06.009</text:p>
          </table:table-cell>
          <table:table-cell table:style-name="ce54" office:value-type="string">
            <text:p>Search when click on All</text:p>
          </table:table-cell>
          <table:table-cell table:style-name="ce73" office:value-type="string">
            <text:p>Medium</text:p>
          </table:table-cell>
          <table:table-cell table:style-name="ce79"/>
        </table:table-row>
        <table:table-row table:style-name="ro1">
          <table:table-cell table:style-name="ce44" office:value-type="string">
            <text:p>FNC_SOC_SPC_06.010</text:p>
          </table:table-cell>
          <table:table-cell table:style-name="ce52" office:value-type="string">
            <text:p>Check paging</text:p>
          </table:table-cell>
          <table:table-cell table:style-name="ce73" office:value-type="string">
            <text:p>Medium</text:p>
          </table:table-cell>
          <table:table-cell table:style-name="ce79"/>
        </table:table-row>
        <table:table-row table:style-name="ro1">
          <table:table-cell table:style-name="ce44" office:value-type="string">
            <text:p>FNC_SOC_SPC_06.011</text:p>
          </table:table-cell>
          <table:table-cell table:style-name="ce52" office:value-type="string">
            <text:p>Check search and paging search result on Invitation list spaces</text:p>
          </table:table-cell>
          <table:table-cell table:style-name="ce73" office:value-type="string">
            <text:p>Medium</text:p>
          </table:table-cell>
          <table:table-cell table:style-name="ce79"/>
        </table:table-row>
        <table:table-row table:style-name="ro1">
          <table:table-cell table:style-name="ce44" office:value-type="string">
            <text:p>FNC_SOC_SPC_06.012</text:p>
          </table:table-cell>
          <table:table-cell table:style-name="ce52" office:value-type="string">
            <text:p>Check search and paging search result on pending list spaces</text:p>
          </table:table-cell>
          <table:table-cell table:style-name="ce73" office:value-type="string">
            <text:p>Medium</text:p>
          </table:table-cell>
          <table:table-cell table:style-name="ce79"/>
        </table:table-row>
        <table:table-row table:style-name="ro1">
          <table:table-cell table:style-name="ce44" office:value-type="string">
            <text:p>FNC_SOC_SPC_06.013</text:p>
          </table:table-cell>
          <table:table-cell table:style-name="ce52" office:value-type="string">
            <text:p>Check search and paging search result on public list spaces</text:p>
          </table:table-cell>
          <table:table-cell table:style-name="ce73" office:value-type="string">
            <text:p>Medium</text:p>
          </table:table-cell>
          <table:table-cell table:style-name="ce79"/>
        </table:table-row>
        <table:table-row table:style-name="ro1">
          <table:table-cell table:style-name="ce45" office:value-type="string" table:number-columns-spanned="2" table:number-rows-spanned="1">
            <text:p>Members Management: Invite, Request, remove, leave, change role.</text:p>
          </table:table-cell>
          <table:covered-table-cell table:style-name="ce53"/>
          <table:table-cell table:style-name="ce73"/>
          <table:table-cell table:style-name="ce79"/>
        </table:table-row>
        <table:table-row table:style-name="ro1">
          <table:table-cell table:style-name="ce43" office:value-type="string">
            <text:p>FNC_SOC_SPC_07.001</text:p>
          </table:table-cell>
          <table:table-cell table:style-name="ce53" office:value-type="string">
            <text:p>Send invitation to user who is not member of space</text:p>
          </table:table-cell>
          <table:table-cell table:style-name="ce73" office:value-type="string">
            <text:p>High</text:p>
          </table:table-cell>
          <table:table-cell table:style-name="ce79"/>
        </table:table-row>
        <table:table-row table:style-name="ro1">
          <table:table-cell table:style-name="ce44" office:value-type="string">
            <text:p>FNC_SOC_SPC_07.002</text:p>
          </table:table-cell>
          <table:table-cell table:style-name="ce53" office:value-type="string">
            <text:p>Invited user accept invitation</text:p>
          </table:table-cell>
          <table:table-cell table:style-name="ce73" office:value-type="string">
            <text:p>High</text:p>
          </table:table-cell>
          <table:table-cell table:style-name="ce79"/>
        </table:table-row>
        <table:table-row table:style-name="ro1">
          <table:table-cell table:style-name="ce44" office:value-type="string">
            <text:p>FNC_SOC_SPC_07.003</text:p>
          </table:table-cell>
          <table:table-cell table:style-name="ce53" office:value-type="string">
            <text:p>Invited user denies invitation</text:p>
          </table:table-cell>
          <table:table-cell table:style-name="ce73" office:value-type="string">
            <text:p>High</text:p>
          </table:table-cell>
          <table:table-cell table:style-name="ce79"/>
        </table:table-row>
        <table:table-row table:style-name="ro1">
          <table:table-cell table:style-name="ce44" office:value-type="string">
            <text:p>FNC_SOC_SPC_07.004</text:p>
          </table:table-cell>
          <table:table-cell table:style-name="ce53" office:value-type="string">
            <text:p>Manager revokes the invitation</text:p>
          </table:table-cell>
          <table:table-cell table:style-name="ce73" office:value-type="string">
            <text:p>High</text:p>
          </table:table-cell>
          <table:table-cell table:style-name="ce79"/>
        </table:table-row>
        <table:table-row table:style-name="ro1">
          <table:table-cell table:style-name="ce44" office:value-type="string">
            <text:p>FNC_SOC_SPC_07.005</text:p>
          </table:table-cell>
          <table:table-cell table:style-name="ce53" office:value-type="string">
            <text:p><text:span text:style-name="T4">Send invitation from Space at </text:span><text:span text:style-name="T6">Visible</text:span><text:span text:style-name="T4"> </text:span><text:span text:style-name="T4">mode and </text:span><text:span text:style-name="T6">open</text:span><text:span text:style-name="T4"> for registration</text:span></text:p>
          </table:table-cell>
          <table:table-cell table:style-name="ce73" office:value-type="string">
            <text:p>High</text:p>
          </table:table-cell>
          <table:table-cell table:style-name="ce79"/>
        </table:table-row>
        <table:table-row table:style-name="ro1">
          <table:table-cell table:style-name="ce44" office:value-type="string">
            <text:p>FNC_SOC_SPC_07.006</text:p>
          </table:table-cell>
          <table:table-cell table:style-name="ce53" office:value-type="string">
            <text:p><text:span text:style-name="T4">Send invitation from Space at </text:span><text:span text:style-name="T6">Visible</text:span><text:span text:style-name="T4"> </text:span><text:span text:style-name="T4">mode and </text:span><text:span text:style-name="T6">validation</text:span><text:span text:style-name="T4"> for registration</text:span></text:p>
          </table:table-cell>
          <table:table-cell table:style-name="ce73" office:value-type="string">
            <text:p>High</text:p>
          </table:table-cell>
          <table:table-cell table:style-name="ce79"/>
        </table:table-row>
        <table:table-row table:style-name="ro1">
          <table:table-cell table:style-name="ce44" office:value-type="string">
            <text:p>FNC_SOC_SPC_07.007</text:p>
          </table:table-cell>
          <table:table-cell table:style-name="ce53"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73" office:value-type="string">
            <text:p>High</text:p>
          </table:table-cell>
          <table:table-cell table:style-name="ce79"/>
        </table:table-row>
        <table:table-row table:style-name="ro1">
          <table:table-cell table:style-name="ce44" office:value-type="string">
            <text:p>FNC_SOC_SPC_07.008</text:p>
          </table:table-cell>
          <table:table-cell table:style-name="ce53" office:value-type="string">
            <text:p>Send invitation from Space at <text:span text:style-name="T7">hidden</text:span> mode and <text:span text:style-name="T7">open</text:span> for registration</text:p>
          </table:table-cell>
          <table:table-cell table:style-name="ce73" office:value-type="string">
            <text:p>High</text:p>
          </table:table-cell>
          <table:table-cell table:style-name="ce79"/>
        </table:table-row>
        <table:table-row table:style-name="ro1">
          <table:table-cell table:style-name="ce44" office:value-type="string">
            <text:p>FNC_SOC_SPC_07.009</text:p>
          </table:table-cell>
          <table:table-cell table:style-name="ce53" office:value-type="string">
            <text:p>Send invitation from Space at <text:span text:style-name="T7">hidden</text:span> mode and <text:span text:style-name="T7">Validation</text:span> for registration</text:p>
          </table:table-cell>
          <table:table-cell table:style-name="ce73" office:value-type="string">
            <text:p>High</text:p>
          </table:table-cell>
          <table:table-cell table:style-name="ce79"/>
        </table:table-row>
        <table:table-row table:style-name="ro1">
          <table:table-cell table:style-name="ce44" office:value-type="string">
            <text:p>FNC_SOC_SPC_07.010</text:p>
          </table:table-cell>
          <table:table-cell table:style-name="ce53" office:value-type="string">
            <text:p>Send invitation from Space at <text:span text:style-name="T7">hidden</text:span> mode and <text:span text:style-name="T7">close</text:span> for registration</text:p>
          </table:table-cell>
          <table:table-cell table:style-name="ce73" office:value-type="string">
            <text:p>High</text:p>
          </table:table-cell>
          <table:table-cell table:style-name="ce79"/>
        </table:table-row>
        <table:table-row table:style-name="ro1">
          <table:table-cell table:style-name="ce44" office:value-type="string">
            <text:p>FNC_SOC_SPC_07.011</text:p>
          </table:table-cell>
          <table:table-cell table:style-name="ce53" office:value-type="string">
            <text:p>send invitation to Root</text:p>
          </table:table-cell>
          <table:table-cell table:style-name="ce73" office:value-type="string">
            <text:p>High</text:p>
          </table:table-cell>
          <table:table-cell table:style-name="ce79"/>
        </table:table-row>
        <table:table-row table:style-name="ro1">
          <table:table-cell table:style-name="ce44" office:value-type="string">
            <text:p>FNC_SOC_SPC_07.012</text:p>
          </table:table-cell>
          <table:table-cell table:style-name="ce53" office:value-type="string">
            <text:p>Send invitation to member of space</text:p>
          </table:table-cell>
          <table:table-cell table:style-name="ce73" office:value-type="string">
            <text:p>High</text:p>
          </table:table-cell>
          <table:table-cell table:style-name="ce79"/>
        </table:table-row>
        <table:table-row table:style-name="ro1">
          <table:table-cell table:style-name="ce44" office:value-type="string">
            <text:p>FNC_SOC_SPC_07.013</text:p>
          </table:table-cell>
          <table:table-cell table:style-name="ce53" office:value-type="string">
            <text:p>Send invitation to users who are<text:span text:style-name="T8"> </text:span><text:span text:style-name="T9">existing </text:span><text:span text:style-name="T9">in inviting list</text:span></text:p>
          </table:table-cell>
          <table:table-cell table:style-name="ce73" office:value-type="string">
            <text:p>High</text:p>
          </table:table-cell>
          <table:table-cell table:style-name="ce79"/>
        </table:table-row>
        <table:table-row table:style-name="ro1">
          <table:table-cell table:style-name="ce44" office:value-type="string">
            <text:p>FNC_SOC_SPC_07.014</text:p>
          </table:table-cell>
          <table:table-cell table:style-name="ce53" office:value-type="string">
            <text:p>Send invitation to user does not exist on Social system</text:p>
          </table:table-cell>
          <table:table-cell table:style-name="ce73" office:value-type="string">
            <text:p>Medium</text:p>
          </table:table-cell>
          <table:table-cell table:style-name="ce79"/>
        </table:table-row>
        <table:table-row table:style-name="ro1">
          <table:table-cell table:style-name="ce44" office:value-type="string">
            <text:p>FNC_SOC_SPC_07.015</text:p>
          </table:table-cell>
          <table:table-cell table:style-name="ce53" office:value-type="string">
            <text:p>Send invitation to multi-users who are not members of the Space</text:p>
          </table:table-cell>
          <table:table-cell table:style-name="ce73" office:value-type="string">
            <text:p>Medium</text:p>
          </table:table-cell>
          <table:table-cell table:style-name="ce79"/>
        </table:table-row>
        <table:table-row table:style-name="ro1">
          <table:table-cell table:style-name="ce44" office:value-type="string">
            <text:p>FNC_SOC_SPC_07.016</text:p>
          </table:table-cell>
          <table:table-cell table:style-name="ce53" office:value-type="string">
            <text:p>Send invitation to multi-users including member of the Space</text:p>
          </table:table-cell>
          <table:table-cell table:style-name="ce73" office:value-type="string">
            <text:p>Medium</text:p>
          </table:table-cell>
          <table:table-cell table:style-name="ce79"/>
        </table:table-row>
        <table:table-row table:style-name="ro1">
          <table:table-cell table:style-name="ce44" office:value-type="string">
            <text:p>FNC_SOC_SPC_07.017</text:p>
          </table:table-cell>
          <table:table-cell table:style-name="ce53" office:value-type="string">
            <text:p>Send invitation to multi-users including users are <text:span text:style-name="T10">existing in inviting list</text:span></text:p>
          </table:table-cell>
          <table:table-cell table:style-name="ce73" office:value-type="string">
            <text:p>Medium</text:p>
          </table:table-cell>
          <table:table-cell table:style-name="ce79"/>
        </table:table-row>
        <table:table-row table:style-name="ro1">
          <table:table-cell table:style-name="ce44" office:value-type="string">
            <text:p>FNC_SOC_SPC_07.018</text:p>
          </table:table-cell>
          <table:table-cell table:style-name="ce53" office:value-type="string">
            <text:p>Send invitation to multi-users including users do not exist on Social system</text:p>
          </table:table-cell>
          <table:table-cell table:style-name="ce73" office:value-type="string">
            <text:p>Medium</text:p>
          </table:table-cell>
          <table:table-cell table:style-name="ce79"/>
        </table:table-row>
        <table:table-row table:style-name="ro11">
          <table:table-cell table:style-name="ce44" office:value-type="string">
            <text:p>FNC_SOC_SPC_07.019</text:p>
          </table:table-cell>
          <table:table-cell table:style-name="ce53" office:value-type="string">
            <text:p>Send invitation to multi-users <text:s/>including users do not exist on Social system, users are member of the space, user are being invited </text:p>
          </table:table-cell>
          <table:table-cell table:style-name="ce73" office:value-type="string">
            <text:p>Medium</text:p>
          </table:table-cell>
          <table:table-cell table:style-name="ce79"/>
        </table:table-row>
        <table:table-row table:style-name="ro1">
          <table:table-cell table:style-name="ce44" office:value-type="string">
            <text:p>FNC_SOC_SPC_07.020</text:p>
          </table:table-cell>
          <table:table-cell table:style-name="ce53" office:value-type="string">
            <text:p>Enter multi-user but not correct format,</text:p>
          </table:table-cell>
          <table:table-cell table:style-name="ce73" office:value-type="string">
            <text:p>Medium</text:p>
          </table:table-cell>
          <table:table-cell table:style-name="ce79"/>
        </table:table-row>
        <table:table-row table:style-name="ro1">
          <table:table-cell table:style-name="ce44" office:value-type="string">
            <text:p>FNC_SOC_SPC_07.021</text:p>
          </table:table-cell>
          <table:table-cell table:style-name="ce53" office:value-type="string">
            <text:p>Send invitation to no one</text:p>
          </table:table-cell>
          <table:table-cell table:style-name="ce73" office:value-type="string">
            <text:p>Medium</text:p>
          </table:table-cell>
          <table:table-cell table:style-name="ce79"/>
        </table:table-row>
        <table:table-row table:style-name="ro1">
          <table:table-cell table:style-name="ce44" office:value-type="string">
            <text:p>FNC_SOC_SPC_07.022</text:p>
          </table:table-cell>
          <table:table-cell table:style-name="ce53" office:value-type="string">
            <text:p>User, who is not member of the space, sends request</text:p>
          </table:table-cell>
          <table:table-cell table:style-name="ce73" office:value-type="string">
            <text:p>High</text:p>
          </table:table-cell>
          <table:table-cell table:style-name="ce79"/>
        </table:table-row>
        <table:table-row table:style-name="ro7">
          <table:table-cell table:style-name="ce44" office:value-type="string">
            <text:p>FNC_SOC_SPC_07.023</text:p>
          </table:table-cell>
          <table:table-cell table:style-name="ce53" office:value-type="string">
            <text:p>The Manager of Space declines the request</text:p>
          </table:table-cell>
          <table:table-cell table:style-name="ce73" office:value-type="string">
            <text:p>High</text:p>
          </table:table-cell>
          <table:table-cell table:style-name="ce79"/>
        </table:table-row>
        <table:table-row table:style-name="ro7">
          <table:table-cell table:style-name="ce44" office:value-type="string">
            <text:p>FNC_SOC_SPC_07.024</text:p>
          </table:table-cell>
          <table:table-cell table:style-name="ce53" office:value-type="string">
            <text:p>The Manager of Space validates the request</text:p>
          </table:table-cell>
          <table:table-cell table:style-name="ce73" office:value-type="string">
            <text:p>High</text:p>
          </table:table-cell>
          <table:table-cell table:style-name="ce79"/>
        </table:table-row>
        <table:table-row table:style-name="ro7">
          <table:table-cell table:style-name="ce44" office:value-type="string">
            <text:p>FNC_SOC_SPC_07.025</text:p>
          </table:table-cell>
          <table:table-cell table:style-name="ce53" office:value-type="string">
            <text:p>User revoke request</text:p>
          </table:table-cell>
          <table:table-cell table:style-name="ce73" office:value-type="string">
            <text:p>High</text:p>
          </table:table-cell>
          <table:table-cell table:style-name="ce79"/>
        </table:table-row>
        <table:table-row table:style-name="ro7">
          <table:table-cell table:style-name="ce44" office:value-type="string">
            <text:p>FNC_SOC_SPC_07.026</text:p>
          </table:table-cell>
          <table:table-cell table:style-name="ce53" office:value-type="string">
            <text:p>Send request to Space at <text:span text:style-name="T6">Visible</text:span> mode and <text:span text:style-name="T7">open</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07.027</text:p>
          </table:table-cell>
          <table:table-cell table:style-name="ce53" office:value-type="string">
            <text:p><text:span text:style-name="T4">Send request to Space at </text:span><text:span text:style-name="T6">Visible</text:span><text:span text:style-name="T4"> mode </text:span><text:span text:style-name="T4">and </text:span><text:span text:style-name="T6">Validation</text:span><text:span text:style-name="T4"> for registration</text:span></text:p>
          </table:table-cell>
          <table:table-cell table:style-name="ce73" office:value-type="string">
            <text:p>High</text:p>
          </table:table-cell>
          <table:table-cell table:style-name="ce79"/>
        </table:table-row>
        <table:table-row table:style-name="ro7">
          <table:table-cell table:style-name="ce44" office:value-type="string">
            <text:p>FNC_SOC_SPC_07.028</text:p>
          </table:table-cell>
          <table:table-cell table:style-name="ce53" office:value-type="string">
            <text:p><text:span text:style-name="T4">Send request to Space at </text:span><text:span text:style-name="T6">Visible</text:span><text:span text:style-name="T4"> mode </text:span><text:span text:style-name="T4">and </text:span><text:span text:style-name="T6">Close</text:span><text:span text:style-name="T4"> for registration</text:span></text:p>
          </table:table-cell>
          <table:table-cell table:style-name="ce73" office:value-type="string">
            <text:p>High</text:p>
          </table:table-cell>
          <table:table-cell table:style-name="ce79"/>
        </table:table-row>
        <table:table-row table:style-name="ro7">
          <table:table-cell table:style-name="ce44" office:value-type="string">
            <text:p>FNC_SOC_SPC_07.029</text:p>
          </table:table-cell>
          <table:table-cell table:style-name="ce53" office:value-type="string">
            <text:p>Send request to Space at <text:span text:style-name="T7">hidden</text:span> mode and <text:span text:style-name="T7">open</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07.030</text:p>
          </table:table-cell>
          <table:table-cell table:style-name="ce53" office:value-type="string">
            <text:p>Send request to Space at <text:span text:style-name="T7">hidden</text:span> mode and <text:span text:style-name="T7">validation</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07.031</text:p>
          </table:table-cell>
          <table:table-cell table:style-name="ce53" office:value-type="string">
            <text:p>Send request to Space at <text:span text:style-name="T7">hidden</text:span> mode and <text:span text:style-name="T7">close</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07.032</text:p>
          </table:table-cell>
          <table:table-cell table:style-name="ce53" office:value-type="string">
            <text:p>Add user into Space group</text:p>
          </table:table-cell>
          <table:table-cell table:style-name="ce73" office:value-type="string">
            <text:p>High</text:p>
          </table:table-cell>
          <table:table-cell table:style-name="ce79"/>
        </table:table-row>
        <table:table-row table:style-name="ro7">
          <table:table-cell table:style-name="ce44" office:value-type="string">
            <text:p>FNC_SOC_SPC_07.033</text:p>
          </table:table-cell>
          <table:table-cell table:style-name="ce53" office:value-type="string">
            <text:p>Add member with membership is manager, into space group</text:p>
          </table:table-cell>
          <table:table-cell table:style-name="ce73" office:value-type="string">
            <text:p>High</text:p>
          </table:table-cell>
          <table:table-cell table:style-name="ce79"/>
        </table:table-row>
        <table:table-row table:style-name="ro1">
          <table:table-cell table:style-name="ce43" office:value-type="string">
            <text:p>FNC_SOC_SPC_08.001</text:p>
          </table:table-cell>
          <table:table-cell table:style-name="ce51" office:value-type="string">
            <text:p>Remove a normal member from the space</text:p>
          </table:table-cell>
          <table:table-cell table:style-name="ce73" office:value-type="string">
            <text:p>High</text:p>
          </table:table-cell>
          <table:table-cell table:style-name="ce79"/>
        </table:table-row>
        <table:table-row table:style-name="ro1">
          <table:table-cell table:style-name="ce44" office:value-type="string">
            <text:p>FNC_SOC_SPC_08.002</text:p>
          </table:table-cell>
          <table:table-cell table:style-name="ce53" office:value-type="string">
            <text:p>Remove user Root from the Space</text:p>
          </table:table-cell>
          <table:table-cell table:style-name="ce73" office:value-type="string">
            <text:p>High</text:p>
          </table:table-cell>
          <table:table-cell table:style-name="ce79"/>
        </table:table-row>
        <table:table-row table:style-name="ro1">
          <table:table-cell table:style-name="ce44" office:value-type="string">
            <text:p>FNC_SOC_SPC_08.003</text:p>
          </table:table-cell>
          <table:table-cell table:style-name="ce53" office:value-type="string">
            <text:p>Delete user in Space group</text:p>
          </table:table-cell>
          <table:table-cell table:style-name="ce73" office:value-type="string">
            <text:p>High</text:p>
          </table:table-cell>
          <table:table-cell table:style-name="ce79"/>
        </table:table-row>
        <table:table-row table:style-name="ro1">
          <table:table-cell table:style-name="ce43" office:value-type="string">
            <text:p>FNC_SOC_SPC_09.001</text:p>
          </table:table-cell>
          <table:table-cell table:style-name="ce53" office:value-type="string">
            <text:p>Members leave the space</text:p>
          </table:table-cell>
          <table:table-cell table:style-name="ce73" office:value-type="string">
            <text:p>High</text:p>
          </table:table-cell>
          <table:table-cell table:style-name="ce79"/>
        </table:table-row>
        <table:table-row table:style-name="ro1">
          <table:table-cell table:style-name="ce44" office:value-type="string">
            <text:p>FNC_SOC_SPC_09.002</text:p>
          </table:table-cell>
          <table:table-cell table:style-name="ce55" office:value-type="string">
            <text:p>Root leaves the space</text:p>
          </table:table-cell>
          <table:table-cell table:style-name="ce73" office:value-type="string">
            <text:p>High</text:p>
          </table:table-cell>
          <table:table-cell table:style-name="ce79"/>
        </table:table-row>
        <table:table-row table:style-name="ro1">
          <table:table-cell table:style-name="ce44" office:value-type="string">
            <text:p>FNC_SOC_SPC_09.003</text:p>
          </table:table-cell>
          <table:table-cell table:style-name="ce55" office:value-type="string">
            <text:p>Manager of space leaves space when only has one member in space</text:p>
          </table:table-cell>
          <table:table-cell table:style-name="ce73" office:value-type="string">
            <text:p>High</text:p>
          </table:table-cell>
          <table:table-cell table:style-name="ce79"/>
        </table:table-row>
        <table:table-row table:style-name="ro1">
          <table:table-cell table:style-name="ce44" office:value-type="string">
            <text:p>FNC_SOC_SPC_09.004</text:p>
          </table:table-cell>
          <table:table-cell table:style-name="ce55" office:value-type="string">
            <text:p>Make a user to become the manager of the space</text:p>
          </table:table-cell>
          <table:table-cell table:style-name="ce73" office:value-type="string">
            <text:p>High</text:p>
          </table:table-cell>
          <table:table-cell table:style-name="ce79"/>
        </table:table-row>
        <table:table-row table:style-name="ro1">
          <table:table-cell table:style-name="ce44" office:value-type="string">
            <text:p>FNC_SOC_SPC_09.005</text:p>
          </table:table-cell>
          <table:table-cell table:style-name="ce55" office:value-type="string">
            <text:p>Remove a manager</text:p>
          </table:table-cell>
          <table:table-cell table:style-name="ce73" office:value-type="string">
            <text:p>High</text:p>
          </table:table-cell>
          <table:table-cell table:style-name="ce79"/>
        </table:table-row>
        <table:table-row table:style-name="ro1">
          <table:table-cell table:style-name="ce44" office:value-type="string">
            <text:p>FNC_SOC_SPC_09.006</text:p>
          </table:table-cell>
          <table:table-cell table:style-name="ce53" office:value-type="string">
            <text:p>Validate pending request when space has no member</text:p>
          </table:table-cell>
          <table:table-cell table:style-name="ce73" office:value-type="string">
            <text:p>High</text:p>
          </table:table-cell>
          <table:table-cell table:style-name="ce79"/>
        </table:table-row>
        <table:table-row table:style-name="ro1">
          <table:table-cell table:style-name="ce44" office:value-type="string">
            <text:p>FNC_SOC_SPC_09.007</text:p>
          </table:table-cell>
          <table:table-cell table:style-name="ce53" office:value-type="string">
            <text:p>Sends request after invitation</text:p>
          </table:table-cell>
          <table:table-cell table:style-name="ce73" office:value-type="string">
            <text:p>High</text:p>
          </table:table-cell>
          <table:table-cell table:style-name="ce79"/>
        </table:table-row>
        <table:table-row table:style-name="ro1">
          <table:table-cell table:style-name="ce44" office:value-type="string">
            <text:p>FNC_SOC_SPC_09.008</text:p>
          </table:table-cell>
          <table:table-cell table:style-name="ce53" office:value-type="string">
            <text:p>Sends invitation after request</text:p>
          </table:table-cell>
          <table:table-cell table:style-name="ce73" office:value-type="string">
            <text:p>High</text:p>
          </table:table-cell>
          <table:table-cell table:style-name="ce79"/>
        </table:table-row>
        <table:table-row table:style-name="ro1">
          <table:table-cell table:style-name="ce44" office:value-type="string">
            <text:p>FNC_SOC_SPC_09.009</text:p>
          </table:table-cell>
          <table:table-cell table:style-name="ce53" office:value-type="string">
            <text:p>Members leave the space</text:p>
          </table:table-cell>
          <table:table-cell table:style-name="ce73" office:value-type="string">
            <text:p>High</text:p>
          </table:table-cell>
          <table:table-cell table:style-name="ce79"/>
        </table:table-row>
        <table:table-row table:style-name="ro1">
          <table:table-cell table:style-name="ce45" office:value-type="string" table:number-columns-spanned="2" table:number-rows-spanned="1">
            <text:p>Modules Management: Add, remove applications</text:p>
          </table:table-cell>
          <table:covered-table-cell table:style-name="ce56"/>
          <table:table-cell table:style-name="ce73"/>
          <table:table-cell table:style-name="ce79"/>
        </table:table-row>
        <table:table-row table:style-name="ro1">
          <table:table-cell table:style-name="ce43" office:value-type="string">
            <text:p>FNC_SOC_SPC_10.001</text:p>
          </table:table-cell>
          <table:table-cell table:style-name="ce53" office:value-type="string">
            <text:p>List applications of the Space</text:p>
          </table:table-cell>
          <table:table-cell table:style-name="ce73" office:value-type="string">
            <text:p>Medium</text:p>
          </table:table-cell>
          <table:table-cell table:style-name="ce79"/>
        </table:table-row>
        <table:table-row table:style-name="ro1">
          <table:table-cell table:style-name="ce44" office:value-type="string">
            <text:p>FNC_SOC_SPC_10.002</text:p>
          </table:table-cell>
          <table:table-cell table:style-name="ce53" office:value-type="string">
            <text:p>Add new application into the space</text:p>
          </table:table-cell>
          <table:table-cell table:style-name="ce74" office:value-type="string">
            <text:p>High</text:p>
          </table:table-cell>
          <table:table-cell table:style-name="ce79"/>
        </table:table-row>
        <table:table-row table:style-name="ro1">
          <table:table-cell table:style-name="ce44" office:value-type="string">
            <text:p>FNC_SOC_SPC_10.003</text:p>
          </table:table-cell>
          <table:table-cell table:style-name="ce57" office:value-type="string">
            <text:p>Remove application from the space</text:p>
          </table:table-cell>
          <table:table-cell table:style-name="ce74" office:value-type="string">
            <text:p>High</text:p>
          </table:table-cell>
          <table:table-cell table:style-name="ce79"/>
        </table:table-row>
        <table:table-row table:style-name="ro1">
          <table:table-cell table:style-name="ce44" office:value-type="string">
            <text:p>FNC_SOC_SPC_10.004</text:p>
          </table:table-cell>
          <table:table-cell table:style-name="ce57" office:value-type="string">
            <text:p>Remove space settings portlet</text:p>
          </table:table-cell>
          <table:table-cell table:style-name="ce74" office:value-type="string">
            <text:p>High</text:p>
          </table:table-cell>
          <table:table-cell table:style-name="ce79"/>
        </table:table-row>
        <table:table-row table:style-name="ro1">
          <table:table-cell table:style-name="ce44" office:value-type="string">
            <text:p>FNC_SOC_SPC_10.005</text:p>
          </table:table-cell>
          <table:table-cell table:style-name="ce58" office:value-type="string">
            <text:p>Add application into list of add application for space group</text:p>
          </table:table-cell>
          <table:table-cell table:style-name="ce74" office:value-type="string">
            <text:p>Medium</text:p>
          </table:table-cell>
          <table:table-cell table:style-name="ce79"/>
        </table:table-row>
        <table:table-row table:style-name="ro1">
          <table:table-cell table:style-name="ce44" office:value-type="string">
            <text:p>FNC_SOC_SPC_10.006</text:p>
          </table:table-cell>
          <table:table-cell table:style-name="ce52" office:value-type="string">
            <text:p>Add application into list of add application for space group AAA, not Space group BBB</text:p>
          </table:table-cell>
          <table:table-cell table:style-name="ce74" office:value-type="string">
            <text:p>Medium</text:p>
          </table:table-cell>
          <table:table-cell table:style-name="ce79"/>
        </table:table-row>
        <table:table-row table:style-name="ro1">
          <table:table-cell table:style-name="ce44" office:value-type="string">
            <text:p>FNC_SOC_SPC_10.007</text:p>
          </table:table-cell>
          <table:table-cell table:style-name="ce56" office:value-type="string">
            <text:p>Show member application</text:p>
          </table:table-cell>
          <table:table-cell table:style-name="ce74" office:value-type="string">
            <text:p>Medium</text:p>
          </table:table-cell>
          <table:table-cell table:style-name="ce79"/>
        </table:table-row>
        <table:table-row table:style-name="ro1">
          <table:table-cell table:style-name="ce44" office:value-type="string">
            <text:p>FNC_SOC_SPC_10.008</text:p>
          </table:table-cell>
          <table:table-cell table:style-name="ce56" office:value-type="string">
            <text:p>Check running of Space settings application</text:p>
          </table:table-cell>
          <table:table-cell table:style-name="ce74" office:value-type="string">
            <text:p>Medium</text:p>
          </table:table-cell>
          <table:table-cell table:style-name="ce79"/>
        </table:table-row>
        <table:table-row table:style-name="ro1">
          <table:table-cell table:style-name="ce44" office:value-type="string">
            <text:p>FNC_SOC_SPC_10.009</text:p>
          </table:table-cell>
          <table:table-cell table:style-name="ce59" office:value-type="string">
            <text:p>Run Manage Spaces application</text:p>
          </table:table-cell>
          <table:table-cell table:style-name="ce74" office:value-type="string">
            <text:p>Medium</text:p>
          </table:table-cell>
          <table:table-cell table:style-name="ce79"/>
        </table:table-row>
        <table:table-row table:style-name="ro1">
          <table:table-cell table:style-name="ce44" office:value-type="string">
            <text:p>FNC_SOC_SPC_10.010</text:p>
          </table:table-cell>
          <table:table-cell table:style-name="ce60" office:value-type="string">
            <text:p>Member access application of the space</text:p>
          </table:table-cell>
          <table:table-cell table:style-name="ce74" office:value-type="string">
            <text:p>Medium</text:p>
          </table:table-cell>
          <table:table-cell table:style-name="ce79"/>
        </table:table-row>
        <table:table-row table:style-name="ro1">
          <table:table-cell table:style-name="ce44" office:value-type="string">
            <text:p>FNC_SOC_SPC_10.011</text:p>
          </table:table-cell>
          <table:table-cell table:style-name="ce60" office:value-type="string">
            <text:p>Rename application which add into space</text:p>
          </table:table-cell>
          <table:table-cell table:style-name="ce74" office:value-type="string">
            <text:p>Minor</text:p>
          </table:table-cell>
          <table:table-cell table:style-name="ce79"/>
        </table:table-row>
        <table:table-row table:style-name="ro1">
          <table:table-cell table:style-name="ce45" office:value-type="string" table:number-columns-spanned="2" table:number-rows-spanned="1">
            <text:p>Navigation_Space: Add new node, edit, edit page, copy, move up, move down,..</text:p>
          </table:table-cell>
          <table:covered-table-cell/>
          <table:table-cell table:style-name="ce72"/>
          <table:table-cell table:style-name="ce71"/>
        </table:table-row>
        <table:table-row table:style-name="ro12">
          <table:table-cell table:style-name="ce46" office:value-type="string">
            <text:p>FNC_SOC_SPC_11_01.001</text:p>
          </table:table-cell>
          <table:table-cell table:style-name="ce61" office:value-type="string">
            <text:p>Check displaying Group Navigation form</text:p>
          </table:table-cell>
          <table:table-cell table:style-name="ce75" office:value-type="string">
            <text:p>Minor</text:p>
          </table:table-cell>
          <table:table-cell table:style-name="ce71"/>
        </table:table-row>
        <table:table-row table:style-name="ro7">
          <table:table-cell table:style-name="ce47" office:value-type="string">
            <text:p>FNC_SOC_SPC_11_01.002</text:p>
          </table:table-cell>
          <table:table-cell table:style-name="ce62" office:value-type="string">
            <text:p>Check navigations list by user who does not have right to edit any group navigation</text:p>
          </table:table-cell>
          <table:table-cell table:style-name="ce75" office:value-type="string">
            <text:p>Medium</text:p>
          </table:table-cell>
          <table:table-cell table:style-name="ce71"/>
        </table:table-row>
        <table:table-row table:style-name="ro1">
          <table:table-cell table:style-name="ce47" office:value-type="string">
            <text:p>FNC_SOC_SPC_11_01.003</text:p>
          </table:table-cell>
          <table:table-cell table:style-name="ce62" office:value-type="string">
            <text:p>Check navigations list by user who has right to edit current portal but is not manager of any group</text:p>
          </table:table-cell>
          <table:table-cell table:style-name="ce75" office:value-type="string">
            <text:p>Medium</text:p>
          </table:table-cell>
          <table:table-cell table:style-name="ce71"/>
        </table:table-row>
        <table:table-row table:style-name="ro12">
          <table:table-cell table:style-name="ce47" office:value-type="string">
            <text:p>FNC_SOC_SPC_11_01.004</text:p>
          </table:table-cell>
          <table:table-cell table:style-name="ce62" office:value-type="string">
            <text:p>Check navigations list by user who has right to edit current portal and is manager of some groups</text:p>
          </table:table-cell>
          <table:table-cell table:style-name="ce75" office:value-type="string">
            <text:p>Medium</text:p>
          </table:table-cell>
          <table:table-cell table:style-name="ce71"/>
        </table:table-row>
        <table:table-row table:style-name="ro7">
          <table:table-cell table:style-name="ce47" office:value-type="string">
            <text:p>FNC_SOC_SPC_11_01.005</text:p>
          </table:table-cell>
          <table:table-cell table:style-name="ce63" office:value-type="string">
            <text:p>Check navigations list by user who is manager of group but navigation for that group has not been created yet</text:p>
          </table:table-cell>
          <table:table-cell table:style-name="ce75" office:value-type="string">
            <text:p>Medium</text:p>
          </table:table-cell>
          <table:table-cell table:style-name="ce71"/>
        </table:table-row>
        <table:table-row table:style-name="ro10">
          <table:table-cell table:style-name="ce46" office:value-type="string">
            <text:p>FNC_SOC_SPC_11_02.001</text:p>
          </table:table-cell>
          <table:table-cell table:style-name="ce63" office:value-type="string">
            <text:p>Check groups list to create navigation when add new nav by administrator</text:p>
          </table:table-cell>
          <table:table-cell table:style-name="ce76" office:value-type="string">
            <text:p>Minor</text:p>
          </table:table-cell>
          <table:table-cell table:style-name="ce71"/>
        </table:table-row>
        <table:table-row table:style-name="ro10">
          <table:table-cell table:style-name="ce46" office:value-type="string">
            <text:p>FNC_SOC_SPC_11_02.002</text:p>
          </table:table-cell>
          <table:table-cell table:style-name="ce63" office:value-type="string">
            <text:p>Check groups list to create navigation when add new nav by user who is not manager of any group</text:p>
          </table:table-cell>
          <table:table-cell table:style-name="ce76" office:value-type="string">
            <text:p>Minor</text:p>
          </table:table-cell>
          <table:table-cell table:style-name="ce71"/>
        </table:table-row>
        <table:table-row table:style-name="ro1">
          <table:table-cell table:style-name="ce46" office:value-type="string">
            <text:p>FNC_SOC_SPC_11_02.003</text:p>
          </table:table-cell>
          <table:table-cell table:style-name="ce63" office:value-type="string">
            <text:p>Check groups list to create navigation when add new nav by user who is manager of some groups</text:p>
          </table:table-cell>
          <table:table-cell table:style-name="ce76" office:value-type="string">
            <text:p>Minor</text:p>
          </table:table-cell>
          <table:table-cell table:style-name="ce71"/>
        </table:table-row>
        <table:table-row table:style-name="ro1">
          <table:table-cell table:style-name="ce46" office:value-type="string">
            <text:p>FNC_SOC_SPC_11_02.004</text:p>
          </table:table-cell>
          <table:table-cell table:style-name="ce63" office:value-type="string">
            <text:p>Check after create navigation for group by legal user</text:p>
          </table:table-cell>
          <table:table-cell table:style-name="ce76" office:value-type="string">
            <text:p>Minor</text:p>
          </table:table-cell>
          <table:table-cell table:style-name="ce71"/>
        </table:table-row>
        <table:table-row table:style-name="ro2">
          <table:table-cell table:style-name="ce46" office:value-type="string">
            <text:p>FNC_SOC_SPC_11_02.005</text:p>
          </table:table-cell>
          <table:table-cell table:style-name="ce63" office:value-type="string">
            <text:p>Create new nav for the same group after current navigation had just been deleted</text:p>
          </table:table-cell>
          <table:table-cell table:style-name="ce75" office:value-type="string">
            <text:p>Medium</text:p>
          </table:table-cell>
          <table:table-cell table:style-name="ce71"/>
        </table:table-row>
        <table:table-row table:style-name="ro1">
          <table:table-cell table:style-name="ce46" office:value-type="string">
            <text:p>FNC_SOC_SPC_11_03.001</text:p>
          </table:table-cell>
          <table:table-cell table:style-name="ce63" office:value-type="string">
            <text:p>Edit properties of group navigation</text:p>
          </table:table-cell>
          <table:table-cell table:style-name="ce77" office:value-type="string">
            <text:p>High</text:p>
          </table:table-cell>
          <table:table-cell table:style-name="ce71"/>
        </table:table-row>
        <table:table-row table:style-name="ro1">
          <table:table-cell table:style-name="ce47" office:value-type="string">
            <text:p>FNC_SOC_SPC_11_03.002</text:p>
          </table:table-cell>
          <table:table-cell table:style-name="ce63" office:value-type="string">
            <text:p>Check after edited navigation without saving changes on that navigation</text:p>
          </table:table-cell>
          <table:table-cell table:style-name="ce75" office:value-type="string">
            <text:p>Low</text:p>
          </table:table-cell>
          <table:table-cell table:style-name="ce71"/>
        </table:table-row>
        <table:table-row table:style-name="ro1">
          <table:table-cell table:style-name="ce46" office:value-type="string">
            <text:p>FNC_SOC_SPC_11_04.001</text:p>
          </table:table-cell>
          <table:table-cell table:style-name="ce63" office:value-type="string">
            <text:p>Delete navigation of a group</text:p>
          </table:table-cell>
          <table:table-cell table:style-name="ce75" office:value-type="string">
            <text:p>Medium</text:p>
          </table:table-cell>
          <table:table-cell table:style-name="ce71"/>
        </table:table-row>
        <table:table-row table:style-name="ro1">
          <table:table-cell table:style-name="ce47" office:value-type="string">
            <text:p>FNC_SOC_SPC_11_04.002</text:p>
          </table:table-cell>
          <table:table-cell table:style-name="ce63" office:value-type="string">
            <text:p>Delete navigation of current using portal</text:p>
          </table:table-cell>
          <table:table-cell table:style-name="ce75" office:value-type="string">
            <text:p>Medium</text:p>
          </table:table-cell>
          <table:table-cell table:style-name="ce71"/>
        </table:table-row>
        <table:table-row table:style-name="ro1">
          <table:table-cell table:style-name="ce46" office:value-type="string">
            <text:p>FNC_SOC_SPC_12_01.001</text:p>
          </table:table-cell>
          <table:table-cell table:style-name="ce63" office:value-type="string">
            <text:p>Check when select a node to view </text:p>
          </table:table-cell>
          <table:table-cell table:style-name="ce75" office:value-type="string">
            <text:p>Minor</text:p>
          </table:table-cell>
          <table:table-cell table:style-name="ce71"/>
        </table:table-row>
        <table:table-row table:style-name="ro1">
          <table:table-cell table:style-name="ce48" office:value-type="string">
            <text:p>FNC_SOC_SPC_12_01.002</text:p>
          </table:table-cell>
          <table:table-cell table:style-name="ce63" office:value-type="string">
            <text:p>Check when use Up level </text:p>
          </table:table-cell>
          <table:table-cell table:style-name="ce75" office:value-type="string">
            <text:p>Minor</text:p>
          </table:table-cell>
          <table:table-cell table:style-name="ce71"/>
        </table:table-row>
        <table:table-row table:style-name="ro1">
          <table:table-cell table:style-name="ce46" office:value-type="string">
            <text:p>FNC_SOC_SPC_12_02.001</text:p>
          </table:table-cell>
          <table:table-cell table:style-name="ce63" office:value-type="string">
            <text:p>Create new node in the first level</text:p>
          </table:table-cell>
          <table:table-cell table:style-name="ce77" office:value-type="string">
            <text:p>High</text:p>
          </table:table-cell>
          <table:table-cell table:style-name="ce71"/>
        </table:table-row>
        <table:table-row table:style-name="ro1">
          <table:table-cell table:style-name="ce47" office:value-type="string">
            <text:p>FNC_SOC_SPC_12_02.002</text:p>
          </table:table-cell>
          <table:table-cell table:style-name="ce63" office:value-type="string">
            <text:p>Create new node as child of existing node</text:p>
          </table:table-cell>
          <table:table-cell table:style-name="ce77" office:value-type="string">
            <text:p>High</text:p>
          </table:table-cell>
          <table:table-cell table:style-name="ce71"/>
        </table:table-row>
        <table:table-row table:style-name="ro1">
          <table:table-cell table:style-name="ce47" office:value-type="string">
            <text:p>FNC_SOC_SPC_12_02.003</text:p>
          </table:table-cell>
          <table:table-cell table:style-name="ce63" office:value-type="string">
            <text:p>Add new node with blank Name</text:p>
          </table:table-cell>
          <table:table-cell table:style-name="ce75" office:value-type="string">
            <text:p>Minor</text:p>
          </table:table-cell>
          <table:table-cell table:style-name="ce71"/>
        </table:table-row>
        <table:table-row table:style-name="ro1">
          <table:table-cell table:style-name="ce47" office:value-type="string">
            <text:p>FNC_SOC_SPC_12_02.004</text:p>
          </table:table-cell>
          <table:table-cell table:style-name="ce63" office:value-type="string">
            <text:p>Add new node with Name starts by a number</text:p>
          </table:table-cell>
          <table:table-cell table:style-name="ce75" office:value-type="string">
            <text:p>Minor</text:p>
          </table:table-cell>
          <table:table-cell table:style-name="ce71"/>
        </table:table-row>
        <table:table-row table:style-name="ro1">
          <table:table-cell table:style-name="ce47" office:value-type="string">
            <text:p>FNC_SOC_SPC_12_02.005</text:p>
          </table:table-cell>
          <table:table-cell table:style-name="ce63" office:value-type="string">
            <text:p>Add new node with Name starts by dash characters </text:p>
          </table:table-cell>
          <table:table-cell table:style-name="ce75" office:value-type="string">
            <text:p>Minor</text:p>
          </table:table-cell>
          <table:table-cell table:style-name="ce71"/>
        </table:table-row>
        <table:table-row table:style-name="ro1">
          <table:table-cell table:style-name="ce47" office:value-type="string">
            <text:p>FNC_SOC_SPC_12_02.006</text:p>
          </table:table-cell>
          <table:table-cell table:style-name="ce63" office:value-type="string">
            <text:p>Add new node with Name starts by dot,comma and underscore characters </text:p>
          </table:table-cell>
          <table:table-cell table:style-name="ce75" office:value-type="string">
            <text:p>Minor</text:p>
          </table:table-cell>
          <table:table-cell table:style-name="ce71"/>
        </table:table-row>
        <table:table-row table:style-name="ro1">
          <table:table-cell table:style-name="ce47" office:value-type="string">
            <text:p>FNC_SOC_SPC_12_02.007</text:p>
          </table:table-cell>
          <table:table-cell table:style-name="ce63" office:value-type="string">
            <text:p>Add new node with Node name contains alpha, digit, underscore, dash in the middle</text:p>
          </table:table-cell>
          <table:table-cell table:style-name="ce75" office:value-type="string">
            <text:p>Minor</text:p>
          </table:table-cell>
          <table:table-cell table:style-name="ce71"/>
        </table:table-row>
        <table:table-row table:style-name="ro1">
          <table:table-cell table:style-name="ce47" office:value-type="string">
            <text:p>FNC_SOC_SPC_12_02.008</text:p>
          </table:table-cell>
          <table:table-cell table:style-name="ce63" office:value-type="string">
            <text:p>Add new node with Name contains special characters</text:p>
          </table:table-cell>
          <table:table-cell table:style-name="ce75" office:value-type="string">
            <text:p>Minor</text:p>
          </table:table-cell>
          <table:table-cell table:style-name="ce71"/>
        </table:table-row>
        <table:table-row table:style-name="ro1">
          <table:table-cell table:style-name="ce47" office:value-type="string">
            <text:p>FNC_SOC_SPC_12_02.009</text:p>
          </table:table-cell>
          <table:table-cell table:style-name="ce63" office:value-type="string">
            <text:p>Add new node with Name less than 3 or over 30 characters</text:p>
          </table:table-cell>
          <table:table-cell table:style-name="ce75" office:value-type="string">
            <text:p>Minor</text:p>
          </table:table-cell>
          <table:table-cell table:style-name="ce71"/>
        </table:table-row>
        <table:table-row table:style-name="ro1">
          <table:table-cell table:style-name="ce47" office:value-type="string">
            <text:p>FNC_SOC_SPC_12_02.010</text:p>
          </table:table-cell>
          <table:table-cell table:style-name="ce63" office:value-type="string">
            <text:p>Add new node with Name is the same with existing one in the same level in 1 navigation</text:p>
          </table:table-cell>
          <table:table-cell table:style-name="ce75" office:value-type="string">
            <text:p>Medium</text:p>
          </table:table-cell>
          <table:table-cell table:style-name="ce71"/>
        </table:table-row>
        <table:table-row table:style-name="ro1">
          <table:table-cell table:style-name="ce47" office:value-type="string">
            <text:p>FNC_SOC_SPC_12_02.011</text:p>
          </table:table-cell>
          <table:table-cell table:style-name="ce63" office:value-type="string">
            <text:p>Add new node with Name is the same with existing one but in the different level in 1 navigation</text:p>
          </table:table-cell>
          <table:table-cell table:style-name="ce75" office:value-type="string">
            <text:p>Medium</text:p>
          </table:table-cell>
          <table:table-cell table:style-name="ce71"/>
        </table:table-row>
        <table:table-row table:style-name="ro1">
          <table:table-cell table:style-name="ce47" office:value-type="string">
            <text:p>FNC_SOC_SPC_12_02.012</text:p>
          </table:table-cell>
          <table:table-cell table:style-name="ce63" office:value-type="string">
            <text:p>Add new node with Name is the same with existing one in different navigation</text:p>
          </table:table-cell>
          <table:table-cell table:style-name="ce75" office:value-type="string">
            <text:p>Medium</text:p>
          </table:table-cell>
          <table:table-cell table:style-name="ce71"/>
        </table:table-row>
        <table:table-row table:style-name="ro1">
          <table:table-cell table:style-name="ce47" office:value-type="string">
            <text:p>FNC_SOC_SPC_12_02.013</text:p>
          </table:table-cell>
          <table:table-cell table:style-name="ce63" office:value-type="string">
            <text:p>Add new node with blank Label</text:p>
          </table:table-cell>
          <table:table-cell table:style-name="ce75" office:value-type="string">
            <text:p>Minor</text:p>
          </table:table-cell>
          <table:table-cell table:style-name="ce71"/>
        </table:table-row>
        <table:table-row table:style-name="ro1">
          <table:table-cell table:style-name="ce47" office:value-type="string">
            <text:p>FNC_SOC_SPC_12_02.014</text:p>
          </table:table-cell>
          <table:table-cell table:style-name="ce63" office:value-type="string">
            <text:p>Add new node with Label less than 3 or over 120 characters</text:p>
          </table:table-cell>
          <table:table-cell table:style-name="ce75" office:value-type="string">
            <text:p>Minor</text:p>
          </table:table-cell>
          <table:table-cell table:style-name="ce71"/>
        </table:table-row>
        <table:table-row table:style-name="ro1">
          <table:table-cell table:style-name="ce47" office:value-type="string">
            <text:p>FNC_SOC_SPC_12_02.015</text:p>
          </table:table-cell>
          <table:table-cell table:style-name="ce63" office:value-type="string">
            <text:p>Add new node with no Visible or Publication date time options</text:p>
          </table:table-cell>
          <table:table-cell table:style-name="ce75" office:value-type="string">
            <text:p>Minor</text:p>
          </table:table-cell>
          <table:table-cell table:style-name="ce71"/>
        </table:table-row>
        <table:table-row table:style-name="ro1">
          <table:table-cell table:style-name="ce47" office:value-type="string">
            <text:p>FNC_SOC_SPC_12_02.016</text:p>
          </table:table-cell>
          <table:table-cell table:style-name="ce63" office:value-type="string">
            <text:p>Add new node with Visible but no Publication date time option</text:p>
          </table:table-cell>
          <table:table-cell table:style-name="ce75" office:value-type="string">
            <text:p>Minor</text:p>
          </table:table-cell>
          <table:table-cell table:style-name="ce71"/>
        </table:table-row>
        <table:table-row table:style-name="ro1">
          <table:table-cell table:style-name="ce47" office:value-type="string">
            <text:p>FNC_SOC_SPC_12_02.017</text:p>
          </table:table-cell>
          <table:table-cell table:style-name="ce63" office:value-type="string">
            <text:p>Add new node with Visible option and specific Publication date time</text:p>
          </table:table-cell>
          <table:table-cell table:style-name="ce75" office:value-type="string">
            <text:p>Minor</text:p>
          </table:table-cell>
          <table:table-cell table:style-name="ce71"/>
        </table:table-row>
        <table:table-row table:style-name="ro1">
          <table:table-cell table:style-name="ce47" office:value-type="string">
            <text:p>FNC_SOC_SPC_12_02.018</text:p>
          </table:table-cell>
          <table:table-cell table:style-name="ce63" office:value-type="string">
            <text:p>Add new node without Visible but has specific Publication date time</text:p>
          </table:table-cell>
          <table:table-cell table:style-name="ce75" office:value-type="string">
            <text:p>Minor</text:p>
          </table:table-cell>
          <table:table-cell table:style-name="ce71"/>
        </table:table-row>
        <table:table-row table:style-name="ro1">
          <table:table-cell table:style-name="ce47" office:value-type="string">
            <text:p>FNC_SOC_SPC_12_02.019</text:p>
          </table:table-cell>
          <table:table-cell table:style-name="ce63" office:value-type="string">
            <text:p>Add new node with Publication date time option but no specific date time for Start/End</text:p>
          </table:table-cell>
          <table:table-cell table:style-name="ce75" office:value-type="string">
            <text:p>Minor</text:p>
          </table:table-cell>
          <table:table-cell table:style-name="ce71"/>
        </table:table-row>
        <table:table-row table:style-name="ro1">
          <table:table-cell table:style-name="ce47" office:value-type="string">
            <text:p>FNC_SOC_SPC_12_02.020</text:p>
          </table:table-cell>
          <table:table-cell table:style-name="ce63" office:value-type="string">
            <text:p>Add new node with Publication date time option but Start after End date time</text:p>
          </table:table-cell>
          <table:table-cell table:style-name="ce75" office:value-type="string">
            <text:p>Minor</text:p>
          </table:table-cell>
          <table:table-cell table:style-name="ce71"/>
        </table:table-row>
        <table:table-row table:style-name="ro1">
          <table:table-cell table:style-name="ce47" office:value-type="string">
            <text:p>FNC_SOC_SPC_12_02.021</text:p>
          </table:table-cell>
          <table:table-cell table:style-name="ce63" office:value-type="string">
            <text:p>Add new node with Publication date time option but invalid format for Start/End date time</text:p>
          </table:table-cell>
          <table:table-cell table:style-name="ce75" office:value-type="string">
            <text:p>Minor</text:p>
          </table:table-cell>
          <table:table-cell table:style-name="ce71"/>
        </table:table-row>
        <table:table-row table:style-name="ro1">
          <table:table-cell table:style-name="ce47" office:value-type="string">
            <text:p>FNC_SOC_SPC_12_02.022</text:p>
          </table:table-cell>
          <table:table-cell table:style-name="ce63" office:value-type="string">
            <text:p>Add new node with Publication date time option in case Start is the same with End date time</text:p>
          </table:table-cell>
          <table:table-cell table:style-name="ce75" office:value-type="string">
            <text:p>Minor</text:p>
          </table:table-cell>
          <table:table-cell table:style-name="ce71"/>
        </table:table-row>
        <table:table-row table:style-name="ro1">
          <table:table-cell table:style-name="ce47" office:value-type="string">
            <text:p>FNC_SOC_SPC_12_02.023</text:p>
          </table:table-cell>
          <table:table-cell table:style-name="ce63" office:value-type="string">
            <text:p>Add new node with Publication date time option in case End date time is before current date</text:p>
          </table:table-cell>
          <table:table-cell table:style-name="ce75" office:value-type="string">
            <text:p>Minor</text:p>
          </table:table-cell>
          <table:table-cell table:style-name="ce71"/>
        </table:table-row>
        <table:table-row table:style-name="ro1">
          <table:table-cell table:style-name="ce47" office:value-type="string">
            <text:p>FNC_SOC_SPC_12_02.024</text:p>
          </table:table-cell>
          <table:table-cell table:style-name="ce63" office:value-type="string">
            <text:p>Add new node without selecting any page</text:p>
          </table:table-cell>
          <table:table-cell table:style-name="ce75" office:value-type="string">
            <text:p>Minor</text:p>
          </table:table-cell>
          <table:table-cell table:style-name="ce71"/>
        </table:table-row>
        <table:table-row table:style-name="ro1">
          <table:table-cell table:style-name="ce47" office:value-type="string">
            <text:p>FNC_SOC_SPC_12_02.025</text:p>
          </table:table-cell>
          <table:table-cell table:style-name="ce63" office:value-type="string">
            <text:p>Check when select page for new node by user does not have both access and edit right on page</text:p>
          </table:table-cell>
          <table:table-cell table:style-name="ce75" office:value-type="string">
            <text:p>Medium</text:p>
          </table:table-cell>
          <table:table-cell table:style-name="ce71"/>
        </table:table-row>
        <table:table-row table:style-name="ro1">
          <table:table-cell table:style-name="ce47" office:value-type="string">
            <text:p>FNC_SOC_SPC_12_02.026</text:p>
          </table:table-cell>
          <table:table-cell table:style-name="ce63" office:value-type="string">
            <text:p>Check when select page for new node by user has only access right on page</text:p>
          </table:table-cell>
          <table:table-cell table:style-name="ce75" office:value-type="string">
            <text:p>Medium</text:p>
          </table:table-cell>
          <table:table-cell table:style-name="ce71"/>
        </table:table-row>
        <table:table-row table:style-name="ro1">
          <table:table-cell table:style-name="ce47" office:value-type="string">
            <text:p>FNC_SOC_SPC_12_02.027</text:p>
          </table:table-cell>
          <table:table-cell table:style-name="ce63" office:value-type="string">
            <text:p>Check when select page for new node by user who is in edit right list of on page</text:p>
          </table:table-cell>
          <table:table-cell table:style-name="ce75" office:value-type="string">
            <text:p>Medium</text:p>
          </table:table-cell>
          <table:table-cell table:style-name="ce71"/>
        </table:table-row>
        <table:table-row table:style-name="ro1">
          <table:table-cell table:style-name="ce47" office:value-type="string">
            <text:p>FNC_SOC_SPC_12_02.028</text:p>
          </table:table-cell>
          <table:table-cell table:style-name="ce63" office:value-type="string">
            <text:p>Check when select page for new node by user who has both access and edit right on page</text:p>
          </table:table-cell>
          <table:table-cell table:style-name="ce75" office:value-type="string">
            <text:p>Medium</text:p>
          </table:table-cell>
          <table:table-cell table:style-name="ce71"/>
        </table:table-row>
        <table:table-row table:style-name="ro1">
          <table:table-cell table:style-name="ce47" office:value-type="string">
            <text:p>FNC_SOC_SPC_12_02.029</text:p>
          </table:table-cell>
          <table:table-cell table:style-name="ce63" office:value-type="string">
            <text:p>Create new node without select any icon</text:p>
          </table:table-cell>
          <table:table-cell table:style-name="ce75" office:value-type="string">
            <text:p>Minor</text:p>
          </table:table-cell>
          <table:table-cell table:style-name="ce71"/>
        </table:table-row>
        <table:table-row table:style-name="ro1">
          <table:table-cell table:style-name="ce47" office:value-type="string">
            <text:p>FNC_SOC_SPC_12_02.030</text:p>
          </table:table-cell>
          <table:table-cell table:style-name="ce63" office:value-type="string">
            <text:p>Check choosing new icon for node while creating</text:p>
          </table:table-cell>
          <table:table-cell table:style-name="ce75" office:value-type="string">
            <text:p>Minor</text:p>
          </table:table-cell>
          <table:table-cell table:style-name="ce71"/>
        </table:table-row>
        <table:table-row table:style-name="ro11">
          <table:table-cell table:style-name="ce47" office:value-type="string">
            <text:p>FNC_SOC_SPC_12_02.031</text:p>
          </table:table-cell>
          <table:table-cell table:style-name="ce63" office:value-type="string">
            <text:p>Check when close navigation after create new node for current navigation without saving that navigation</text:p>
          </table:table-cell>
          <table:table-cell table:style-name="ce75" office:value-type="string">
            <text:p>Minor</text:p>
          </table:table-cell>
          <table:table-cell table:style-name="ce71"/>
        </table:table-row>
        <table:table-row table:style-name="ro1">
          <table:table-cell table:style-name="ce47" office:value-type="string">
            <text:p>FNC_SOC_SPC_12_02.032</text:p>
          </table:table-cell>
          <table:table-cell table:style-name="ce64" office:value-type="string">
            <text:p>Check show Group Editor menu</text:p>
          </table:table-cell>
          <table:table-cell table:style-name="ce75" office:value-type="string">
            <text:p>Medium</text:p>
          </table:table-cell>
          <table:table-cell table:style-name="ce71"/>
        </table:table-row>
        <table:table-row table:style-name="ro1">
          <table:table-cell table:style-name="ce47" office:value-type="string">
            <text:p>FNC_SOC_SPC_12_02.033</text:p>
          </table:table-cell>
          <table:table-cell table:style-name="ce64" office:value-type="string">
            <text:p>Check do not show Group Editor menu</text:p>
          </table:table-cell>
          <table:table-cell table:style-name="ce75" office:value-type="string">
            <text:p>Medium</text:p>
          </table:table-cell>
          <table:table-cell table:style-name="ce71"/>
        </table:table-row>
        <table:table-row table:style-name="ro1">
          <table:table-cell table:style-name="ce47" office:value-type="string">
            <text:p>FNC_SOC_SPC_12_02.034</text:p>
          </table:table-cell>
          <table:table-cell table:style-name="ce65" office:value-type="string">
            <text:p>Check when user have right to edit page</text:p>
          </table:table-cell>
          <table:table-cell table:style-name="ce75" office:value-type="string">
            <text:p>Medium</text:p>
          </table:table-cell>
          <table:table-cell table:style-name="ce71"/>
        </table:table-row>
        <table:table-row table:style-name="ro1">
          <table:table-cell table:style-name="ce47" office:value-type="string">
            <text:p>FNC_SOC_SPC_12_02.035</text:p>
          </table:table-cell>
          <table:table-cell table:style-name="ce66" office:value-type="string">
            <text:p>Check group navigation after create new space</text:p>
          </table:table-cell>
          <table:table-cell table:style-name="ce75" office:value-type="string">
            <text:p>Medium</text:p>
          </table:table-cell>
          <table:table-cell table:style-name="ce71"/>
        </table:table-row>
        <table:table-row table:style-name="ro1">
          <table:table-cell table:style-name="ce46" office:value-type="string">
            <text:p>FNC_SOC_SPC_12_03.001</text:p>
          </table:table-cell>
          <table:table-cell table:style-name="ce64" office:value-type="string">
            <text:p>Check edit node form from Group navigation</text:p>
          </table:table-cell>
          <table:table-cell table:style-name="ce75" office:value-type="string">
            <text:p>Minor</text:p>
          </table:table-cell>
          <table:table-cell table:style-name="ce71"/>
        </table:table-row>
        <table:table-row table:style-name="ro1">
          <table:table-cell table:style-name="ce47" office:value-type="string">
            <text:p>FNC_SOC_SPC_12_03.002</text:p>
          </table:table-cell>
          <table:table-cell table:style-name="ce64" office:value-type="string">
            <text:p>Check edit node form from Spaces</text:p>
          </table:table-cell>
          <table:table-cell table:style-name="ce75" office:value-type="string">
            <text:p>Minor</text:p>
          </table:table-cell>
          <table:table-cell table:style-name="ce71"/>
        </table:table-row>
        <table:table-row table:style-name="ro1">
          <table:table-cell table:style-name="ce47" office:value-type="string">
            <text:p>FNC_SOC_SPC_12_03.003</text:p>
          </table:table-cell>
          <table:table-cell table:style-name="ce63" office:value-type="string">
            <text:p>Edit node with blank label</text:p>
          </table:table-cell>
          <table:table-cell table:style-name="ce75" office:value-type="string">
            <text:p>Minor</text:p>
          </table:table-cell>
          <table:table-cell table:style-name="ce71"/>
        </table:table-row>
        <table:table-row table:style-name="ro1">
          <table:table-cell table:style-name="ce47" office:value-type="string">
            <text:p>FNC_SOC_SPC_12_03.004</text:p>
          </table:table-cell>
          <table:table-cell table:style-name="ce63" office:value-type="string">
            <text:p>Edit node with label less than 3 or over 120 characters</text:p>
          </table:table-cell>
          <table:table-cell table:style-name="ce75" office:value-type="string">
            <text:p>Minor</text:p>
          </table:table-cell>
          <table:table-cell table:style-name="ce71"/>
        </table:table-row>
        <table:table-row table:style-name="ro1">
          <table:table-cell table:style-name="ce47" office:value-type="string">
            <text:p>FNC_SOC_SPC_12_03.005</text:p>
          </table:table-cell>
          <table:table-cell table:style-name="ce63" office:value-type="string">
            <text:p>Edit node with valid new Label</text:p>
          </table:table-cell>
          <table:table-cell table:style-name="ce75" office:value-type="string">
            <text:p>Minor</text:p>
          </table:table-cell>
          <table:table-cell table:style-name="ce71"/>
        </table:table-row>
        <table:table-row table:style-name="ro11">
          <table:table-cell table:style-name="ce47" office:value-type="string">
            <text:p>FNC_SOC_SPC_12_03.006</text:p>
          </table:table-cell>
          <table:table-cell table:style-name="ce63" office:value-type="string">
            <text:p>Edit visible node with specific Start and End publication date time to be invisible and keep Start and End publication date time</text:p>
          </table:table-cell>
          <table:table-cell table:style-name="ce75" office:value-type="string">
            <text:p>Minor</text:p>
          </table:table-cell>
          <table:table-cell table:style-name="ce71"/>
        </table:table-row>
        <table:table-row table:style-name="ro11">
          <table:table-cell table:style-name="ce47" office:value-type="string">
            <text:p>FNC_SOC_SPC_12_03.007</text:p>
          </table:table-cell>
          <table:table-cell table:style-name="ce63" office:value-type="string">
            <text:p>Edit visible node page with specific Start and End publication date time to be invisible and no publication date time</text:p>
          </table:table-cell>
          <table:table-cell table:style-name="ce75" office:value-type="string">
            <text:p>Minor</text:p>
          </table:table-cell>
          <table:table-cell table:style-name="ce71"/>
        </table:table-row>
        <table:table-row table:style-name="ro1">
          <table:table-cell table:style-name="ce47" office:value-type="string">
            <text:p>FNC_SOC_SPC_12_03.008</text:p>
          </table:table-cell>
          <table:table-cell table:style-name="ce63" office:value-type="string">
            <text:p>Edit invisible node without specific Start and End publication date time to be visible</text:p>
          </table:table-cell>
          <table:table-cell table:style-name="ce75" office:value-type="string">
            <text:p>Minor</text:p>
          </table:table-cell>
          <table:table-cell table:style-name="ce71"/>
        </table:table-row>
        <table:table-row table:style-name="ro11">
          <table:table-cell table:style-name="ce47" office:value-type="string">
            <text:p>FNC_SOC_SPC_12_03.009</text:p>
          </table:table-cell>
          <table:table-cell table:style-name="ce63" office:value-type="string">
            <text:p>Edit invisible node without specific Start and End publication date time to be visible with limited Start and End date for publication</text:p>
          </table:table-cell>
          <table:table-cell table:style-name="ce75" office:value-type="string">
            <text:p>Minor</text:p>
          </table:table-cell>
          <table:table-cell table:style-name="ce71"/>
        </table:table-row>
        <table:table-row table:style-name="ro1">
          <table:table-cell table:style-name="ce47" office:value-type="string">
            <text:p>FNC_SOC_SPC_12_03.010</text:p>
          </table:table-cell>
          <table:table-cell table:style-name="ce63" office:value-type="string">
            <text:p>Edit node with new Start and End date time for publication</text:p>
          </table:table-cell>
          <table:table-cell table:style-name="ce75" office:value-type="string">
            <text:p>Minor</text:p>
          </table:table-cell>
          <table:table-cell table:style-name="ce71"/>
        </table:table-row>
        <table:table-row table:style-name="ro1">
          <table:table-cell table:style-name="ce47" office:value-type="string">
            <text:p>FNC_SOC_SPC_12_03.011</text:p>
          </table:table-cell>
          <table:table-cell table:style-name="ce63" office:value-type="string">
            <text:p>Edit node with blank Start and End date time for publication</text:p>
          </table:table-cell>
          <table:table-cell table:style-name="ce75" office:value-type="string">
            <text:p>Minor</text:p>
          </table:table-cell>
          <table:table-cell table:style-name="ce71"/>
        </table:table-row>
        <table:table-row table:style-name="ro1">
          <table:table-cell table:style-name="ce47" office:value-type="string">
            <text:p>FNC_SOC_SPC_12_03.012</text:p>
          </table:table-cell>
          <table:table-cell table:style-name="ce63" office:value-type="string">
            <text:p>Edit node with invalid values for Start and End date time for publication</text:p>
          </table:table-cell>
          <table:table-cell table:style-name="ce75" office:value-type="string">
            <text:p>Minor</text:p>
          </table:table-cell>
          <table:table-cell table:style-name="ce71"/>
        </table:table-row>
        <table:table-row table:style-name="ro1">
          <table:table-cell table:style-name="ce47" office:value-type="string">
            <text:p>FNC_SOC_SPC_12_03.013</text:p>
          </table:table-cell>
          <table:table-cell table:style-name="ce63" office:value-type="string">
            <text:p>Edit node with Start after End date time for publication</text:p>
          </table:table-cell>
          <table:table-cell table:style-name="ce75" office:value-type="string">
            <text:p>Minor</text:p>
          </table:table-cell>
          <table:table-cell table:style-name="ce71"/>
        </table:table-row>
        <table:table-row table:style-name="ro1">
          <table:table-cell table:style-name="ce46" office:value-type="string">
            <text:p>FNC_SOC_SPC_12_04.001</text:p>
          </table:table-cell>
          <table:table-cell table:style-name="ce63" office:value-type="string">
            <text:p>Copy or Paste a node into another node in the same navigation</text:p>
          </table:table-cell>
          <table:table-cell table:style-name="ce77" office:value-type="string">
            <text:p>High</text:p>
          </table:table-cell>
          <table:table-cell table:style-name="ce71"/>
        </table:table-row>
        <table:table-row table:style-name="ro1">
          <table:table-cell table:style-name="ce47" office:value-type="string">
            <text:p>FNC_SOC_SPC_12_04.002</text:p>
          </table:table-cell>
          <table:table-cell table:style-name="ce63" office:value-type="string">
            <text:p>Copy or Paste a node into another node in different navigation</text:p>
          </table:table-cell>
          <table:table-cell table:style-name="ce77" office:value-type="string">
            <text:p>High</text:p>
          </table:table-cell>
          <table:table-cell table:style-name="ce71"/>
        </table:table-row>
        <table:table-row table:style-name="ro1">
          <table:table-cell table:style-name="ce47" office:value-type="string">
            <text:p>FNC_SOC_SPC_12_04.003</text:p>
          </table:table-cell>
          <table:table-cell table:style-name="ce63" office:value-type="string">
            <text:p>Copy or Paste a node into the same place</text:p>
          </table:table-cell>
          <table:table-cell table:style-name="ce77" office:value-type="string">
            <text:p>High</text:p>
          </table:table-cell>
          <table:table-cell table:style-name="ce71"/>
        </table:table-row>
        <table:table-row table:style-name="ro1">
          <table:table-cell table:style-name="ce47" office:value-type="string">
            <text:p>FNC_SOC_SPC_12_04.004</text:p>
          </table:table-cell>
          <table:table-cell table:style-name="ce63" office:value-type="string">
            <text:p>Copy or Paste a node into the same this source</text:p>
          </table:table-cell>
          <table:table-cell table:style-name="ce75" office:value-type="string">
            <text:p>Medium</text:p>
          </table:table-cell>
          <table:table-cell table:style-name="ce71"/>
        </table:table-row>
        <table:table-row table:style-name="ro1">
          <table:table-cell table:style-name="ce47" office:value-type="string">
            <text:p>FNC_SOC_SPC_12_04.005</text:p>
          </table:table-cell>
          <table:table-cell table:style-name="ce63" office:value-type="string">
            <text:p>Check when change page for node after being copied</text:p>
          </table:table-cell>
          <table:table-cell table:style-name="ce75" office:value-type="string">
            <text:p>Medium</text:p>
          </table:table-cell>
          <table:table-cell table:style-name="ce71"/>
        </table:table-row>
        <table:table-row table:style-name="ro1">
          <table:table-cell table:style-name="ce47" office:value-type="string">
            <text:p>FNC_SOC_SPC_12_04.006</text:p>
          </table:table-cell>
          <table:table-cell table:style-name="ce63" office:value-type="string">
            <text:p>Copy or Paste a node created automatically by created page for Group</text:p>
          </table:table-cell>
          <table:table-cell table:style-name="ce75" office:value-type="string">
            <text:p>Medium</text:p>
          </table:table-cell>
          <table:table-cell table:style-name="ce71"/>
        </table:table-row>
        <table:table-row table:style-name="ro1">
          <table:table-cell table:style-name="ce46" office:value-type="string">
            <text:p>FNC_SOC_SPC_12_05.001</text:p>
          </table:table-cell>
          <table:table-cell table:style-name="ce63" office:value-type="string">
            <text:p>Cut or Paste node to same place</text:p>
          </table:table-cell>
          <table:table-cell table:style-name="ce77" office:value-type="string">
            <text:p>High</text:p>
          </table:table-cell>
          <table:table-cell table:style-name="ce71"/>
        </table:table-row>
        <table:table-row table:style-name="ro1">
          <table:table-cell table:style-name="ce47" office:value-type="string">
            <text:p>FNC_SOC_SPC_12_05.002</text:p>
          </table:table-cell>
          <table:table-cell table:style-name="ce63" office:value-type="string">
            <text:p>Cut or Paste a node to new place in the same navigation</text:p>
          </table:table-cell>
          <table:table-cell table:style-name="ce77" office:value-type="string">
            <text:p>High</text:p>
          </table:table-cell>
          <table:table-cell table:style-name="ce71"/>
        </table:table-row>
        <table:table-row table:style-name="ro1">
          <table:table-cell table:style-name="ce47" office:value-type="string">
            <text:p>FNC_SOC_SPC_12_05.003</text:p>
          </table:table-cell>
          <table:table-cell table:style-name="ce63" office:value-type="string">
            <text:p>Cut or Paste a node to new place in different navigation</text:p>
          </table:table-cell>
          <table:table-cell table:style-name="ce77" office:value-type="string">
            <text:p>High</text:p>
          </table:table-cell>
          <table:table-cell table:style-name="ce71"/>
        </table:table-row>
        <table:table-row table:style-name="ro1">
          <table:table-cell table:style-name="ce47" office:value-type="string">
            <text:p>FNC_SOC_SPC_12_05.004</text:p>
          </table:table-cell>
          <table:table-cell table:style-name="ce63" office:value-type="string">
            <text:p>Cut or Paste a node created automatically by add page wizard</text:p>
          </table:table-cell>
          <table:table-cell table:style-name="ce75" office:value-type="string">
            <text:p>Medium</text:p>
          </table:table-cell>
          <table:table-cell table:style-name="ce71"/>
        </table:table-row>
        <table:table-row table:style-name="ro1">
          <table:table-cell table:style-name="ce47" office:value-type="string">
            <text:p>FNC_SOC_SPC_12_05.005</text:p>
          </table:table-cell>
          <table:table-cell table:style-name="ce63" office:value-type="string">
            <text:p>Cut or Paste a node into the same this source</text:p>
          </table:table-cell>
          <table:table-cell table:style-name="ce75" office:value-type="string">
            <text:p>Medium</text:p>
          </table:table-cell>
          <table:table-cell table:style-name="ce71"/>
        </table:table-row>
        <table:table-row table:style-name="ro1">
          <table:table-cell table:style-name="ce46" office:value-type="string">
            <text:p>FNC_SOC_SPC_12_06.001</text:p>
          </table:table-cell>
          <table:table-cell table:style-name="ce63" office:value-type="string">
            <text:p>Delete node with deleting confirmation</text:p>
          </table:table-cell>
          <table:table-cell table:style-name="ce77" office:value-type="string">
            <text:p>High</text:p>
          </table:table-cell>
          <table:table-cell table:style-name="ce71"/>
        </table:table-row>
        <table:table-row table:style-name="ro1">
          <table:table-cell table:style-name="ce47" office:value-type="string">
            <text:p>FNC_SOC_SPC_12_06.002</text:p>
          </table:table-cell>
          <table:table-cell table:style-name="ce63" office:value-type="string">
            <text:p>Check when try to cancel deleting node</text:p>
          </table:table-cell>
          <table:table-cell table:style-name="ce75" office:value-type="string">
            <text:p>Low</text:p>
          </table:table-cell>
          <table:table-cell table:style-name="ce71"/>
        </table:table-row>
        <table:table-row table:style-name="ro1">
          <table:table-cell table:style-name="ce47" office:value-type="string">
            <text:p>FNC_SOC_SPC_12_06.003</text:p>
          </table:table-cell>
          <table:table-cell table:style-name="ce63" office:value-type="string">
            <text:p>Delete node in case node contains sub nodes</text:p>
          </table:table-cell>
          <table:table-cell table:style-name="ce75" office:value-type="string">
            <text:p>Medium</text:p>
          </table:table-cell>
          <table:table-cell table:style-name="ce71"/>
        </table:table-row>
        <table:table-row table:style-name="ro1">
          <table:table-cell table:style-name="ce46" office:value-type="string">
            <text:p>FNC_SOC_SPC_12_07.001</text:p>
          </table:table-cell>
          <table:table-cell table:style-name="ce63" office:value-type="string">
            <text:p>Change order of node</text:p>
          </table:table-cell>
          <table:table-cell table:style-name="ce77" office:value-type="string">
            <text:p>High</text:p>
          </table:table-cell>
          <table:table-cell table:style-name="ce71"/>
        </table:table-row>
        <table:table-row table:style-name="ro1">
          <table:table-cell table:style-name="ce46" office:value-type="string">
            <text:p>FNC_SOC_SPC_12_08.001</text:p>
          </table:table-cell>
          <table:table-cell table:style-name="ce63" office:value-type="string">
            <text:p>Check Clone node does not contain sub node</text:p>
          </table:table-cell>
          <table:table-cell table:style-name="ce75" office:value-type="string">
            <text:p>Medium</text:p>
          </table:table-cell>
          <table:table-cell table:style-name="ce71"/>
        </table:table-row>
        <table:table-row table:style-name="ro1">
          <table:table-cell table:style-name="ce47" office:value-type="string">
            <text:p>FNC_SOC_SPC_12_08.002</text:p>
          </table:table-cell>
          <table:table-cell table:style-name="ce63" office:value-type="string">
            <text:p>Check Clone node contains sub nodes</text:p>
          </table:table-cell>
          <table:table-cell table:style-name="ce75" office:value-type="string">
            <text:p>Medium</text:p>
          </table:table-cell>
          <table:table-cell table:style-name="ce71"/>
        </table:table-row>
        <table:table-row table:style-name="ro1">
          <table:table-cell table:style-name="ce47" office:value-type="string">
            <text:p>FNC_SOC_SPC_12_08.003</text:p>
          </table:table-cell>
          <table:table-cell table:style-name="ce63" office:value-type="string">
            <text:p>Check Clone node does not link to any page</text:p>
          </table:table-cell>
          <table:table-cell table:style-name="ce78" office:value-type="string">
            <text:p>Minor</text:p>
          </table:table-cell>
          <table:table-cell table:style-name="ce71"/>
        </table:table-row>
        <table:table-row table:style-name="ro1">
          <table:table-cell table:style-name="ce46" office:value-type="string">
            <text:p>FNC_SOC_SPC_13_01.001</text:p>
          </table:table-cell>
          <table:table-cell table:style-name="ce62" office:value-type="string">
            <text:p>Check when user does not have right to edit a page of node</text:p>
          </table:table-cell>
          <table:table-cell table:style-name="ce78" office:value-type="string">
            <text:p>Minor</text:p>
          </table:table-cell>
          <table:table-cell table:style-name="ce71"/>
        </table:table-row>
        <table:table-row table:style-name="ro1">
          <table:table-cell table:style-name="ce47" office:value-type="string">
            <text:p>FNC_SOC_SPC_13_01.002</text:p>
          </table:table-cell>
          <table:table-cell table:style-name="ce63" office:value-type="string">
            <text:p>Check when edit a nodes page while there is no page for that node</text:p>
          </table:table-cell>
          <table:table-cell table:style-name="ce78" office:value-type="string">
            <text:p>Minor</text:p>
          </table:table-cell>
          <table:table-cell table:style-name="ce71"/>
        </table:table-row>
        <table:table-row table:style-name="ro1">
          <table:table-cell table:style-name="ce47" office:value-type="string">
            <text:p>FNC_SOC_SPC_13_01.003</text:p>
          </table:table-cell>
          <table:table-cell table:style-name="ce63" office:value-type="string">
            <text:p>Check Preview Page function while in node mode</text:p>
          </table:table-cell>
          <table:table-cell table:style-name="ce78" office:value-type="string">
            <text:p>Minor</text:p>
          </table:table-cell>
          <table:table-cell table:style-name="ce71"/>
        </table:table-row>
        <table:table-row table:style-name="ro1">
          <table:table-cell table:style-name="ce47" office:value-type="string">
            <text:p>FNC_SOC_SPC_13_01.004</text:p>
          </table:table-cell>
          <table:table-cell table:style-name="ce63" office:value-type="string">
            <text:p>Check Edit page properties form when edit a nodes page that is used for personal user</text:p>
          </table:table-cell>
          <table:table-cell table:style-name="ce78" office:value-type="string">
            <text:p>Minor</text:p>
          </table:table-cell>
          <table:table-cell table:style-name="ce71"/>
        </table:table-row>
        <table:table-row table:style-name="ro1">
          <table:table-cell table:style-name="ce47" office:value-type="string">
            <text:p>FNC_SOC_SPC_13_01.005</text:p>
          </table:table-cell>
          <table:table-cell table:style-name="ce63" office:value-type="string">
            <text:p>Check Edit page properties form when edit a nodes page that is used for group</text:p>
          </table:table-cell>
          <table:table-cell table:style-name="ce78" office:value-type="string">
            <text:p>Minor</text:p>
          </table:table-cell>
          <table:table-cell table:style-name="ce71"/>
        </table:table-row>
        <table:table-row table:style-name="ro1">
          <table:table-cell table:style-name="ce47" office:value-type="string">
            <text:p>FNC_SOC_SPC_13_01.006</text:p>
          </table:table-cell>
          <table:table-cell table:style-name="ce63" office:value-type="string">
            <text:p>Check Edit page properties form when edit a nodes page that is used for portal</text:p>
          </table:table-cell>
          <table:table-cell table:style-name="ce78" office:value-type="string">
            <text:p>Minor</text:p>
          </table:table-cell>
          <table:table-cell table:style-name="ce71"/>
        </table:table-row>
        <table:table-row table:style-name="ro1">
          <table:table-cell table:style-name="ce47" office:value-type="string">
            <text:p>FNC_SOC_SPC_13_01.007</text:p>
          </table:table-cell>
          <table:table-cell table:style-name="ce63" office:value-type="string">
            <text:p>Edit nodes page with blank title</text:p>
          </table:table-cell>
          <table:table-cell table:style-name="ce78" office:value-type="string">
            <text:p>Minor</text:p>
          </table:table-cell>
          <table:table-cell table:style-name="ce71"/>
        </table:table-row>
        <table:table-row table:style-name="ro1">
          <table:table-cell table:style-name="ce47" office:value-type="string">
            <text:p>FNC_SOC_SPC_13_01.008</text:p>
          </table:table-cell>
          <table:table-cell table:style-name="ce63" office:value-type="string">
            <text:p>Edit nodes page with title less than 3 or over 120 characters</text:p>
          </table:table-cell>
          <table:table-cell table:style-name="ce78" office:value-type="string">
            <text:p>Minor</text:p>
          </table:table-cell>
          <table:table-cell table:style-name="ce71"/>
        </table:table-row>
        <table:table-row table:style-name="ro1">
          <table:table-cell table:style-name="ce47" office:value-type="string">
            <text:p>FNC_SOC_SPC_13_01.009</text:p>
          </table:table-cell>
          <table:table-cell table:style-name="ce63" office:value-type="string">
            <text:p>Change nodes page title</text:p>
          </table:table-cell>
          <table:table-cell table:style-name="ce78" office:value-type="string">
            <text:p>Minor</text:p>
          </table:table-cell>
          <table:table-cell table:style-name="ce71"/>
        </table:table-row>
        <table:table-row table:style-name="ro1">
          <table:table-cell table:style-name="ce47" office:value-type="string">
            <text:p>FNC_SOC_SPC_13_01.010</text:p>
          </table:table-cell>
          <table:table-cell table:style-name="ce63" office:value-type="string">
            <text:p>Edit nodes page from unchecked to checked Show max window option</text:p>
          </table:table-cell>
          <table:table-cell table:style-name="ce78" office:value-type="string">
            <text:p>Minor</text:p>
          </table:table-cell>
          <table:table-cell table:style-name="ce71"/>
        </table:table-row>
        <table:table-row table:style-name="ro1">
          <table:table-cell table:style-name="ce47" office:value-type="string">
            <text:p>FNC_SOC_SPC_13_01.011</text:p>
          </table:table-cell>
          <table:table-cell table:style-name="ce63" office:value-type="string">
            <text:p>Edit nodes page from checked to unchecked Show max window option</text:p>
          </table:table-cell>
          <table:table-cell table:style-name="ce78" office:value-type="string">
            <text:p>Minor</text:p>
          </table:table-cell>
          <table:table-cell table:style-name="ce71"/>
        </table:table-row>
        <table:table-row table:style-name="ro1">
          <table:table-cell table:style-name="ce47" office:value-type="string">
            <text:p>FNC_SOC_SPC_13_01.012</text:p>
          </table:table-cell>
          <table:table-cell table:style-name="ce63" office:value-type="string">
            <text:p>Change nodes page from public to limited by users for access permission</text:p>
          </table:table-cell>
          <table:table-cell table:style-name="ce78" office:value-type="string">
            <text:p>Minor</text:p>
          </table:table-cell>
          <table:table-cell table:style-name="ce71"/>
        </table:table-row>
        <table:table-row table:style-name="ro1">
          <table:table-cell table:style-name="ce47" office:value-type="string">
            <text:p>FNC_SOC_SPC_13_01.013</text:p>
          </table:table-cell>
          <table:table-cell table:style-name="ce63" office:value-type="string">
            <text:p>Check removing to reduce access right list </text:p>
          </table:table-cell>
          <table:table-cell table:style-name="ce78" office:value-type="string">
            <text:p>Minor</text:p>
          </table:table-cell>
          <table:table-cell table:style-name="ce71"/>
        </table:table-row>
        <table:table-row table:style-name="ro1">
          <table:table-cell table:style-name="ce47" office:value-type="string">
            <text:p>FNC_SOC_SPC_13_01.014</text:p>
          </table:table-cell>
          <table:table-cell table:style-name="ce63" office:value-type="string">
            <text:p>Edit nodes page with blank access right</text:p>
          </table:table-cell>
          <table:table-cell table:style-name="ce78" office:value-type="string">
            <text:p>Minor</text:p>
          </table:table-cell>
          <table:table-cell table:style-name="ce71"/>
        </table:table-row>
        <table:table-row table:style-name="ro1">
          <table:table-cell table:style-name="ce47" office:value-type="string">
            <text:p>FNC_SOC_SPC_13_01.015</text:p>
          </table:table-cell>
          <table:table-cell table:style-name="ce63" office:value-type="string">
            <text:p>Change nodes page from limited by users to public for access permission</text:p>
          </table:table-cell>
          <table:table-cell table:style-name="ce78" office:value-type="string">
            <text:p>Minor</text:p>
          </table:table-cell>
          <table:table-cell table:style-name="ce71"/>
        </table:table-row>
        <table:table-row table:style-name="ro1">
          <table:table-cell table:style-name="ce47" office:value-type="string">
            <text:p>FNC_SOC_SPC_13_01.016</text:p>
          </table:table-cell>
          <table:table-cell table:style-name="ce63" office:value-type="string">
            <text:p>Edit nodes page with blank edit right</text:p>
          </table:table-cell>
          <table:table-cell table:style-name="ce78" office:value-type="string">
            <text:p>Minor</text:p>
          </table:table-cell>
          <table:table-cell table:style-name="ce71"/>
        </table:table-row>
        <table:table-row table:style-name="ro1">
          <table:table-cell table:style-name="ce47" office:value-type="string">
            <text:p>FNC_SOC_SPC_13_01.017</text:p>
          </table:table-cell>
          <table:table-cell table:style-name="ce63" office:value-type="string">
            <text:p>Change edit right of nodes page that is a portal page</text:p>
          </table:table-cell>
          <table:table-cell table:style-name="ce78" office:value-type="string">
            <text:p>Minor</text:p>
          </table:table-cell>
          <table:table-cell table:style-name="ce71"/>
        </table:table-row>
        <table:table-row table:style-name="ro1">
          <table:table-cell table:style-name="ce47" office:value-type="string">
            <text:p>FNC_SOC_SPC_13_01.018</text:p>
          </table:table-cell>
          <table:table-cell table:style-name="ce63" office:value-type="string">
            <text:p>Change membership for edit right when edit a nodes page that is a group page</text:p>
          </table:table-cell>
          <table:table-cell table:style-name="ce78" office:value-type="string">
            <text:p>Minor</text:p>
          </table:table-cell>
          <table:table-cell table:style-name="ce71"/>
        </table:table-row>
        <table:table-row table:style-name="ro1">
          <table:table-cell table:style-name="ce47" office:value-type="string">
            <text:p>FNC_SOC_SPC_13_01.019</text:p>
          </table:table-cell>
          <table:table-cell table:style-name="ce63" office:value-type="string">
            <text:p>Change group/membership for edit right when edit a nodes page that is a group page</text:p>
          </table:table-cell>
          <table:table-cell table:style-name="ce78" office:value-type="string">
            <text:p>Minor</text:p>
          </table:table-cell>
          <table:table-cell table:style-name="ce71"/>
        </table:table-row>
        <table:table-row table:style-name="ro11">
          <table:table-cell table:style-name="ce47" office:value-type="string">
            <text:p>FNC_SOC_SPC_13_01.020</text:p>
          </table:table-cell>
          <table:table-cell table:style-name="ce63" office:value-type="string">
            <text:p>Check after changing edit right of a nodes page for another group/membership type that does not contains editor</text:p>
          </table:table-cell>
          <table:table-cell table:style-name="ce78" office:value-type="string">
            <text:p>Minor</text:p>
          </table:table-cell>
          <table:table-cell table:style-name="ce71"/>
        </table:table-row>
        <table:table-row table:style-name="ro1">
          <table:table-cell table:style-name="ce47" office:value-type="string">
            <text:p>FNC_SOC_SPC_13_01.021</text:p>
          </table:table-cell>
          <table:table-cell table:style-name="ce63" office:value-type="string">
            <text:p>Check abort function after change nodes pages </text:p>
          </table:table-cell>
          <table:table-cell table:style-name="ce78" office:value-type="string">
            <text:p>Minor</text:p>
          </table:table-cell>
          <table:table-cell table:style-name="ce71"/>
        </table:table-row>
        <table:table-row table:style-name="ro1">
          <table:table-cell table:style-name="ce47" office:value-type="string">
            <text:p>FNC_SOC_SPC_13_01.022</text:p>
          </table:table-cell>
          <table:table-cell table:style-name="ce63" office:value-type="string">
            <text:p>Check Finish function after edit nodes page properties with saving page</text:p>
          </table:table-cell>
          <table:table-cell table:style-name="ce78" office:value-type="string">
            <text:p>Minor</text:p>
          </table:table-cell>
          <table:table-cell table:style-name="ce71"/>
        </table:table-row>
        <table:table-row table:style-name="ro1">
          <table:table-cell table:style-name="ce47" office:value-type="string">
            <text:p>FNC_SOC_SPC_13_01.023</text:p>
          </table:table-cell>
          <table:table-cell table:style-name="ce63" office:value-type="string">
            <text:p>Check close function after edit nodes page properties with saving page</text:p>
          </table:table-cell>
          <table:table-cell table:style-name="ce78" office:value-type="string">
            <text:p>Minor</text:p>
          </table:table-cell>
          <table:table-cell table:style-name="ce71"/>
        </table:table-row>
        <table:table-row table:style-name="ro1">
          <table:table-cell table:style-name="ce46" office:value-type="string">
            <text:p>FNC_SOC_SPC_13_02.001</text:p>
          </table:table-cell>
          <table:table-cell table:style-name="ce63" office:value-type="string">
            <text:p>Check showing portlet control form while edit nodes page in case page has no portlet</text:p>
          </table:table-cell>
          <table:table-cell table:style-name="ce78" office:value-type="string">
            <text:p>Minor</text:p>
          </table:table-cell>
          <table:table-cell table:style-name="ce71"/>
        </table:table-row>
        <table:table-row table:style-name="ro1">
          <table:table-cell table:style-name="ce47" office:value-type="string">
            <text:p>FNC_SOC_SPC_13_02.002</text:p>
          </table:table-cell>
          <table:table-cell table:style-name="ce63" office:value-type="string">
            <text:p>Check showing portlet control form while edit nodes page in case page contains portlets</text:p>
          </table:table-cell>
          <table:table-cell table:style-name="ce78" office:value-type="string">
            <text:p>Minor</text:p>
          </table:table-cell>
          <table:table-cell table:style-name="ce71"/>
        </table:table-row>
        <table:table-row table:style-name="ro1">
          <table:table-cell table:style-name="ce47" office:value-type="string">
            <text:p>FNC_SOC_SPC_13_02.003</text:p>
          </table:table-cell>
          <table:table-cell table:style-name="ce63" office:value-type="string">
            <text:p>Check showing current information of portlet in edit portlet form</text:p>
          </table:table-cell>
          <table:table-cell table:style-name="ce78" office:value-type="string">
            <text:p>Minor</text:p>
          </table:table-cell>
          <table:table-cell table:style-name="ce71"/>
        </table:table-row>
        <table:table-row table:style-name="ro1">
          <table:table-cell table:style-name="ce47" office:value-type="string">
            <text:p>FNC_SOC_SPC_13_02.004</text:p>
          </table:table-cell>
          <table:table-cell table:style-name="ce67" office:value-type="string">
            <text:p>Change Portlet title with 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FNC_SOC_SPC_13_02.005</text:p>
          </table:table-cell>
          <table:table-cell table:style-name="ce67" office:value-type="string">
            <text:p>Change Portlet title with in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FNC_SOC_SPC_13_02.006</text:p>
          </table:table-cell>
          <table:table-cell table:style-name="ce68" office:value-type="string">
            <text:p>Change width/height of portlet with 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FNC_SOC_SPC_13_02.007</text:p>
          </table:table-cell>
          <table:table-cell table:style-name="ce68" office:value-type="string">
            <text:p>Change width/height of portlet with in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FNC_SOC_SPC_13_02.008</text:p>
          </table:table-cell>
          <table:table-cell table:style-name="ce67" office:value-type="string">
            <text:p>Change Show Info bar option of porlet while editing nodes page</text:p>
          </table:table-cell>
          <table:table-cell table:style-name="ce78" office:value-type="string">
            <text:p>Minor</text:p>
          </table:table-cell>
          <table:table-cell table:style-name="ce71"/>
        </table:table-row>
        <table:table-row table:style-name="ro1">
          <table:table-cell table:style-name="ce47" office:value-type="string">
            <text:p>FNC_SOC_SPC_13_02.009</text:p>
          </table:table-cell>
          <table:table-cell table:style-name="ce67" office:value-type="string">
            <text:p>Change Show Portlet Mode option of portlet while editing nodes page</text:p>
          </table:table-cell>
          <table:table-cell table:style-name="ce78" office:value-type="string">
            <text:p>Minor</text:p>
          </table:table-cell>
          <table:table-cell table:style-name="ce71"/>
        </table:table-row>
        <table:table-row table:style-name="ro1">
          <table:table-cell table:style-name="ce47" office:value-type="string">
            <text:p>FNC_SOC_SPC_13_02.010</text:p>
          </table:table-cell>
          <table:table-cell table:style-name="ce67" office:value-type="string">
            <text:p>Change Show Window State option of portlet while editing nodes page</text:p>
          </table:table-cell>
          <table:table-cell table:style-name="ce78" office:value-type="string">
            <text:p>Minor</text:p>
          </table:table-cell>
          <table:table-cell table:style-name="ce71"/>
        </table:table-row>
        <table:table-row table:style-name="ro1">
          <table:table-cell table:style-name="ce47" office:value-type="string">
            <text:p>FNC_SOC_SPC_13_02.011</text:p>
          </table:table-cell>
          <table:table-cell table:style-name="ce63" office:value-type="string">
            <text:p>Edit nodes page to show portlet mode/window state without showing portlet Infor bar</text:p>
          </table:table-cell>
          <table:table-cell table:style-name="ce78" office:value-type="string">
            <text:p>Minor</text:p>
          </table:table-cell>
          <table:table-cell table:style-name="ce71"/>
        </table:table-row>
        <table:table-row table:style-name="ro1">
          <table:table-cell table:style-name="ce47" office:value-type="string">
            <text:p>FNC_SOC_SPC_13_02.012</text:p>
          </table:table-cell>
          <table:table-cell table:style-name="ce69" office:value-type="string">
            <text:p>Change description of portlet with 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FNC_SOC_SPC_13_02.013</text:p>
          </table:table-cell>
          <table:table-cell table:style-name="ce48" office:value-type="string">
            <text:p>Change description of portlet with blank while editing nodes page</text:p>
          </table:table-cell>
          <table:table-cell table:style-name="ce78" office:value-type="string">
            <text:p>Minor</text:p>
          </table:table-cell>
          <table:table-cell table:style-name="ce71"/>
        </table:table-row>
        <table:table-row table:style-name="ro1">
          <table:table-cell table:style-name="ce47" office:value-type="string">
            <text:p>FNC_SOC_SPC_13_02.014</text:p>
          </table:table-cell>
          <table:table-cell table:style-name="ce69" office:value-type="string">
            <text:p>Change description of portlet with in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FNC_SOC_SPC_13_02.015</text:p>
          </table:table-cell>
          <table:table-cell table:style-name="ce67" office:value-type="string">
            <text:p>Check editing display icon for a portlet</text:p>
          </table:table-cell>
          <table:table-cell table:style-name="ce78" office:value-type="string">
            <text:p>Minor</text:p>
          </table:table-cell>
          <table:table-cell table:style-name="ce71"/>
        </table:table-row>
        <table:table-row table:style-name="ro1">
          <table:table-cell table:style-name="ce47" office:value-type="string">
            <text:p>FNC_SOC_SPC_13_02.016</text:p>
          </table:table-cell>
          <table:table-cell table:style-name="ce67" office:value-type="string">
            <text:p>Check editing display themes for a portlet</text:p>
          </table:table-cell>
          <table:table-cell table:style-name="ce78" office:value-type="string">
            <text:p>Minor</text:p>
          </table:table-cell>
          <table:table-cell table:style-name="ce71"/>
        </table:table-row>
        <table:table-row table:style-name="ro1">
          <table:table-cell table:style-name="ce47" office:value-type="string">
            <text:p>FNC_SOC_SPC_13_02.017</text:p>
          </table:table-cell>
          <table:table-cell table:style-name="ce67" office:value-type="string">
            <text:p>Check Abort function after edit portlet without saving the editing page</text:p>
          </table:table-cell>
          <table:table-cell table:style-name="ce78" office:value-type="string">
            <text:p>Minor</text:p>
          </table:table-cell>
          <table:table-cell table:style-name="ce71"/>
        </table:table-row>
        <table:table-row table:style-name="ro1">
          <table:table-cell table:style-name="ce47" office:value-type="string">
            <text:p>FNC_SOC_SPC_13_02.018</text:p>
          </table:table-cell>
          <table:table-cell table:style-name="ce67" office:value-type="string">
            <text:p>Check Finish function after edit porlet with saving page</text:p>
          </table:table-cell>
          <table:table-cell table:style-name="ce78" office:value-type="string">
            <text:p>Minor</text:p>
          </table:table-cell>
          <table:table-cell table:style-name="ce71"/>
        </table:table-row>
        <table:table-row table:style-name="ro1">
          <table:table-cell table:style-name="ce47" office:value-type="string">
            <text:p>FNC_SOC_SPC_13_02.019</text:p>
          </table:table-cell>
          <table:table-cell table:style-name="ce67" office:value-type="string">
            <text:p>Check when remove added portlet in page content</text:p>
          </table:table-cell>
          <table:table-cell table:style-name="ce78" office:value-type="string">
            <text:p>Minor</text:p>
          </table:table-cell>
          <table:table-cell table:style-name="ce71"/>
        </table:table-row>
        <table:table-row table:style-name="ro1">
          <table:table-cell table:style-name="ce47" office:value-type="string">
            <text:p>FNC_SOC_SPC_13_02.020</text:p>
          </table:table-cell>
          <table:table-cell table:style-name="ce63" office:value-type="string">
            <text:p>Check when change position of portlet in page content</text:p>
          </table:table-cell>
          <table:table-cell table:style-name="ce78" office:value-type="string">
            <text:p>Minor</text:p>
          </table:table-cell>
          <table:table-cell table:style-name="ce71"/>
        </table:table-row>
        <table:table-row table:style-name="ro1">
          <table:table-cell table:style-name="ce47" office:value-type="string">
            <text:p>FNC_SOC_SPC_13_02.021</text:p>
          </table:table-cell>
          <table:table-cell table:style-name="ce63" office:value-type="string">
            <text:p>Check when add more portlet in page content</text:p>
          </table:table-cell>
          <table:table-cell table:style-name="ce78" office:value-type="string">
            <text:p>Minor</text:p>
          </table:table-cell>
          <table:table-cell table:style-name="ce71"/>
        </table:table-row>
        <table:table-row table:style-name="ro1">
          <table:table-cell table:style-name="ce47" office:value-type="string">
            <text:p>FNC_SOC_SPC_13_02.022</text:p>
          </table:table-cell>
          <table:table-cell table:style-name="ce63" office:value-type="string">
            <text:p>Check Abort function after edited page portlet layout without saving editing page</text:p>
          </table:table-cell>
          <table:table-cell table:style-name="ce78" office:value-type="string">
            <text:p>Minor</text:p>
          </table:table-cell>
          <table:table-cell table:style-name="ce71"/>
        </table:table-row>
        <table:table-row table:style-name="ro1">
          <table:table-cell table:style-name="ce47" office:value-type="string">
            <text:p>FNC_SOC_SPC_13_02.023</text:p>
          </table:table-cell>
          <table:table-cell table:style-name="ce63" office:value-type="string">
            <text:p>Check Finish function on Editing page after edited page portlet layout</text:p>
          </table:table-cell>
          <table:table-cell table:style-name="ce77" office:value-type="string">
            <text:p>High</text:p>
          </table:table-cell>
          <table:table-cell table:style-name="ce71"/>
        </table:table-row>
        <table:table-row table:style-name="ro1">
          <table:table-cell table:style-name="ce47" office:value-type="string">
            <text:p>FNC_SOC_SPC_13_02.024</text:p>
          </table:table-cell>
          <table:table-cell table:style-name="ce63" office:value-type="string">
            <text:p>Check showing access permission tab of portlet when edit page and navigation</text:p>
          </table:table-cell>
          <table:table-cell table:style-name="ce75" office:value-type="string">
            <text:p>Minor</text:p>
          </table:table-cell>
          <table:table-cell table:style-name="ce71"/>
        </table:table-row>
        <table:table-row table:style-name="ro11">
          <table:table-cell table:style-name="ce47" office:value-type="string">
            <text:p>FNC_SOC_SPC_13_02.025</text:p>
          </table:table-cell>
          <table:table-cell table:style-name="ce63" office:value-type="string">
            <text:p>Check edit portlet when user has no access right on portlet but has Edit right on page contains the portlet</text:p>
          </table:table-cell>
          <table:table-cell table:style-name="ce75" office:value-type="string">
            <text:p>Minor</text:p>
          </table:table-cell>
          <table:table-cell table:style-name="ce71"/>
        </table:table-row>
        <table:table-row table:style-name="ro11">
          <table:table-cell table:style-name="ce47" office:value-type="string">
            <text:p>FNC_SOC_SPC_13_02.026</text:p>
          </table:table-cell>
          <table:table-cell table:style-name="ce63" office:value-type="string">
            <text:p>Check the displaying of portlet on page with user only has access right on page but no access right with portlet</text:p>
          </table:table-cell>
          <table:table-cell table:style-name="ce75" office:value-type="string">
            <text:p>Minor</text:p>
          </table:table-cell>
          <table:table-cell table:style-name="ce71"/>
        </table:table-row>
        <table:table-row table:style-name="ro11">
          <table:table-cell table:style-name="ce47" office:value-type="string">
            <text:p>FNC_SOC_SPC_13_02.027</text:p>
          </table:table-cell>
          <table:table-cell table:style-name="ce63" office:value-type="string">
            <text:p>Check the displaying of portlet on page with user only has access right on portlet but has no access right on page which contains the portlet</text:p>
          </table:table-cell>
          <table:table-cell table:style-name="ce75" office:value-type="string">
            <text:p>Minor</text:p>
          </table:table-cell>
          <table:table-cell table:style-name="ce71"/>
        </table:table-row>
        <table:table-row table:style-name="ro11">
          <table:table-cell table:style-name="ce47" office:value-type="string">
            <text:p>FNC_SOC_SPC_13_02.028</text:p>
          </table:table-cell>
          <table:table-cell table:style-name="ce63" office:value-type="string">
            <text:p>Check the displaying of portlet on page with user has access right on portlet and page which contains the portlet</text:p>
          </table:table-cell>
          <table:table-cell table:style-name="ce75" office:value-type="string">
            <text:p>Minor</text:p>
          </table:table-cell>
          <table:table-cell table:style-name="ce71"/>
        </table:table-row>
        <table:table-row table:style-name="ro1">
          <table:table-cell table:style-name="ce46" office:value-type="string">
            <text:p>FNC_SOC_SPC_13_03.001</text:p>
          </table:table-cell>
          <table:table-cell table:style-name="ce63" office:value-type="string">
            <text:p>Check showing container control form while editing nodes page</text:p>
          </table:table-cell>
          <table:table-cell table:style-name="ce75" office:value-type="string">
            <text:p>Minor</text:p>
          </table:table-cell>
          <table:table-cell table:style-name="ce71"/>
        </table:table-row>
        <table:table-row table:style-name="ro1">
          <table:table-cell table:style-name="ce47" office:value-type="string">
            <text:p>FNC_SOC_SPC_13_03.002</text:p>
          </table:table-cell>
          <table:table-cell table:style-name="ce67" office:value-type="string">
            <text:p>Check editing container while editing nodes page</text:p>
          </table:table-cell>
          <table:table-cell table:style-name="ce75" office:value-type="string">
            <text:p>Minor</text:p>
          </table:table-cell>
          <table:table-cell table:style-name="ce71"/>
        </table:table-row>
        <table:table-row table:style-name="ro1">
          <table:table-cell table:style-name="ce47" office:value-type="string">
            <text:p>FNC_SOC_SPC_13_03.003</text:p>
          </table:table-cell>
          <table:table-cell table:style-name="ce63" office:value-type="string">
            <text:p>Check Abort function after edited container of nodes page without saving editing page</text:p>
          </table:table-cell>
          <table:table-cell table:style-name="ce75" office:value-type="string">
            <text:p>Minor</text:p>
          </table:table-cell>
          <table:table-cell table:style-name="ce71"/>
        </table:table-row>
        <table:table-row table:style-name="ro1">
          <table:table-cell table:style-name="ce47" office:value-type="string">
            <text:p>FNC_SOC_SPC_13_03.004</text:p>
          </table:table-cell>
          <table:table-cell table:style-name="ce63" office:value-type="string">
            <text:p>Check Finish function after edited container of nodes page</text:p>
          </table:table-cell>
          <table:table-cell table:style-name="ce77" office:value-type="string">
            <text:p>High</text:p>
          </table:table-cell>
          <table:table-cell table:style-name="ce71"/>
        </table:table-row>
        <table:table-row table:style-name="ro1">
          <table:table-cell table:style-name="ce47" office:value-type="string">
            <text:p>FNC_SOC_SPC_13_03.005</text:p>
          </table:table-cell>
          <table:table-cell table:style-name="ce67" office:value-type="string">
            <text:p>Remove added container while editing nodes page</text:p>
          </table:table-cell>
          <table:table-cell table:style-name="ce75" office:value-type="string">
            <text:p>Minor</text:p>
          </table:table-cell>
          <table:table-cell table:style-name="ce71"/>
        </table:table-row>
        <table:table-row table:style-name="ro1">
          <table:table-cell table:style-name="ce47" office:value-type="string">
            <text:p>FNC_SOC_SPC_13_03.006</text:p>
          </table:table-cell>
          <table:table-cell table:style-name="ce63" office:value-type="string">
            <text:p>Check when re-arrange container layout while editing nodes page</text:p>
          </table:table-cell>
          <table:table-cell table:style-name="ce75" office:value-type="string">
            <text:p>Minor</text:p>
          </table:table-cell>
          <table:table-cell table:style-name="ce71"/>
        </table:table-row>
        <table:table-row table:style-name="ro1">
          <table:table-cell table:style-name="ce47" office:value-type="string">
            <text:p>FNC_SOC_SPC_13_03.007</text:p>
          </table:table-cell>
          <table:table-cell table:style-name="ce63" office:value-type="string">
            <text:p>Check when add more container for page while editing nodes page</text:p>
          </table:table-cell>
          <table:table-cell table:style-name="ce75" office:value-type="string">
            <text:p>Minor</text:p>
          </table:table-cell>
          <table:table-cell table:style-name="ce71"/>
        </table:table-row>
        <table:table-row table:style-name="ro1">
          <table:table-cell table:style-name="ce47" office:value-type="string">
            <text:p>FNC_SOC_SPC_13_03.008</text:p>
          </table:table-cell>
          <table:table-cell table:style-name="ce63" office:value-type="string">
            <text:p>Check Abort function after change nodes pages container layout on Page</text:p>
          </table:table-cell>
          <table:table-cell table:style-name="ce75" office:value-type="string">
            <text:p>Minor</text:p>
          </table:table-cell>
          <table:table-cell table:style-name="ce71"/>
        </table:table-row>
        <table:table-row table:style-name="ro1">
          <table:table-cell table:style-name="ce47" office:value-type="string">
            <text:p>FNC_SOC_SPC_13_03.009</text:p>
          </table:table-cell>
          <table:table-cell table:style-name="ce63" office:value-type="string">
            <text:p>Check Finish function after change nodes pages container layout </text:p>
          </table:table-cell>
          <table:table-cell table:style-name="ce77" office:value-type="string">
            <text:p>High</text:p>
          </table:table-cell>
          <table:table-cell table:style-name="ce71"/>
        </table:table-row>
        <table:table-row table:style-name="ro1">
          <table:table-cell table:style-name="ce47" office:value-type="string">
            <text:p>FNC_SOC_SPC_13_03.010</text:p>
          </table:table-cell>
          <table:table-cell table:style-name="ce62" office:value-type="string">
            <text:p>Check showing access permission tab of container when edit page from navigation management</text:p>
          </table:table-cell>
          <table:table-cell table:style-name="ce75" office:value-type="string">
            <text:p>Minor</text:p>
          </table:table-cell>
          <table:table-cell table:style-name="ce71"/>
        </table:table-row>
        <table:table-row table:style-name="ro11">
          <table:table-cell table:style-name="ce47" office:value-type="string">
            <text:p>FNC_SOC_SPC_13_03.011</text:p>
          </table:table-cell>
          <table:table-cell table:style-name="ce63" office:value-type="string">
            <text:p>Check edit container when user has no access right on container but has Edit right on page contains the container</text:p>
          </table:table-cell>
          <table:table-cell table:style-name="ce75" office:value-type="string">
            <text:p>Minor</text:p>
          </table:table-cell>
          <table:table-cell table:style-name="ce71"/>
        </table:table-row>
        <table:table-row table:style-name="ro11">
          <table:table-cell table:style-name="ce47" office:value-type="string">
            <text:p>FNC_SOC_SPC_13_03.012</text:p>
          </table:table-cell>
          <table:table-cell table:style-name="ce63" office:value-type="string">
            <text:p>Check the displaying of portlet on page with user has access right on page and portlet but no access right with container contains porlet</text:p>
          </table:table-cell>
          <table:table-cell table:style-name="ce75" office:value-type="string">
            <text:p>Minor</text:p>
          </table:table-cell>
          <table:table-cell table:style-name="ce71"/>
        </table:table-row>
        <table:table-row table:style-name="ro11">
          <table:table-cell table:style-name="ce47" office:value-type="string">
            <text:p>FNC_SOC_SPC_13_03.013</text:p>
          </table:table-cell>
          <table:table-cell table:style-name="ce63" office:value-type="string">
            <text:p>Check the displaying of portlet on page with user has access right on page and container but has no access right on portlet </text:p>
          </table:table-cell>
          <table:table-cell table:style-name="ce75" office:value-type="string">
            <text:p>Minor</text:p>
          </table:table-cell>
          <table:table-cell table:style-name="ce71"/>
        </table:table-row>
        <table:table-row table:style-name="ro11">
          <table:table-cell table:style-name="ce47" office:value-type="string">
            <text:p>FNC_SOC_SPC_13_03.014</text:p>
          </table:table-cell>
          <table:table-cell table:style-name="ce63" office:value-type="string">
            <text:p>Check the displaying of portlet on page with user has access right on portlet, container and page which contain the portlet</text:p>
          </table:table-cell>
          <table:table-cell table:style-name="ce75" office:value-type="string">
            <text:p>Minor</text:p>
          </table:table-cell>
          <table:table-cell table:style-name="ce71"/>
        </table:table-row>
        <table:table-row table:style-name="ro1" table:number-rows-repeated="1048283">
          <table:table-cell table:number-columns-repeated="4"/>
        </table:table-row>
        <table:table-row table:style-name="ro1">
          <table:table-cell table:number-columns-repeated="4"/>
        </table:table-row>
      </table:table>
      <table:table table:name="Space_Management"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239" table:default-cell-style-name="Default"/>
        <table:table-row table:style-name="ro1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1007];[.$K2])" office:value-type="float" office:value="0">
            <text:p>0</text:p>
          </table:table-cell>
          <table:table-cell table:style-name="ce122" table:formula="of:=COUNTIF([.M$7:.M$1007];[.$K2])" office:value-type="float" office:value="0">
            <text:p>0</text:p>
          </table:table-cell>
          <table:table-cell table:style-name="ce122" table:formula="of:=COUNTIF([.N$7:.N$1007];[.$K2])" office:value-type="float" office:value="0">
            <text:p>0</text:p>
          </table:table-cell>
          <table:table-cell table:style-name="ce122" table:formula="of:=COUNTIF([.O$7:.O$1007];[.$K2])" office:value-type="float" office:value="0">
            <text:p>0</text:p>
          </table:table-cell>
          <table:table-cell table:style-name="ce121" table:number-columns-repeated="214"/>
          <table:table-cell table:style-name="ce97" table:number-columns-repeated="18"/>
        </table:table-row>
        <table:table-row table:style-name="ro11">
          <table:table-cell/>
          <table:table-cell table:style-name="ce87" office:value-type="string">
            <text:p>Functions List<text:span text:style-name="T11">:</text:span></text:p>
          </table:table-cell>
          <table:table-cell table:style-name="ce91" office:value-type="string" table:number-columns-spanned="3" table:number-rows-spanned="1">
            <text:p>Space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1007];[.$K3])" office:value-type="float" office:value="0">
            <text:p>0</text:p>
          </table:table-cell>
          <table:table-cell table:style-name="ce122" table:formula="of:=COUNTIF([.M$7:.M$1007];[.$K3])" office:value-type="float" office:value="0">
            <text:p>0</text:p>
          </table:table-cell>
          <table:table-cell table:style-name="ce122" table:formula="of:=COUNTIF([.N$7:.N$1007];[.$K3])" office:value-type="float" office:value="0">
            <text:p>0</text:p>
          </table:table-cell>
          <table:table-cell table:style-name="ce122" table:formula="of:=COUNTIF([.O$7:.O$1007];[.$K3])" office:value-type="float" office:value="0">
            <text:p>0</text:p>
          </table:table-cell>
          <table:table-cell table:style-name="ce121" table:number-columns-repeated="214"/>
          <table:table-cell table:style-name="ce97" table:number-columns-repeated="18"/>
        </table:table-row>
        <table:table-row table:style-name="ro11">
          <table:table-cell/>
          <table:table-cell table:style-name="ce87" office:value-type="string">
            <text:p>Total Main Cases:</text:p>
          </table:table-cell>
          <table:table-cell table:style-name="ce92" table:formula="of:=MAX([.A7:.A1151])" office:value-type="float" office:value="69" table:number-columns-spanned="3" table:number-rows-spanned="1">
            <text:p>69</text:p>
          </table:table-cell>
          <table:covered-table-cell table:style-name="ce97"/>
          <table:covered-table-cell table:style-name="ce97"/>
          <table:table-cell/>
          <table:table-cell table:style-name="ce97"/>
          <table:table-cell table:style-name="ce110"/>
          <table:table-cell table:style-name="ce117"/>
          <table:table-cell table:style-name="ce122"/>
          <table:table-cell table:style-name="ce122" office:value-type="string">
            <text:p>Blocked</text:p>
          </table:table-cell>
          <table:table-cell table:style-name="ce122" table:formula="of:=COUNTIF([.L$7:.L$1007];[.$K4])" office:value-type="float" office:value="0">
            <text:p>0</text:p>
          </table:table-cell>
          <table:table-cell table:style-name="ce122" table:formula="of:=COUNTIF([.M$7:.M$1007];[.$K4])" office:value-type="float" office:value="0">
            <text:p>0</text:p>
          </table:table-cell>
          <table:table-cell table:style-name="ce122" table:formula="of:=COUNTIF([.N$7:.N$1007];[.$K4])" office:value-type="float" office:value="0">
            <text:p>0</text:p>
          </table:table-cell>
          <table:table-cell table:style-name="ce122" table:formula="of:=COUNTIF([.O$7:.O$1007];[.$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1007];[.$K5])" office:value-type="float" office:value="0">
            <text:p>0</text:p>
          </table:table-cell>
          <table:table-cell table:style-name="ce122" table:formula="of:=COUNTIF([.M$7:.M$1007];[.$K5])" office:value-type="float" office:value="0">
            <text:p>0</text:p>
          </table:table-cell>
          <table:table-cell table:style-name="ce122" table:formula="of:=COUNTIF([.N$7:.N$1007];[.$K5])" office:value-type="float" office:value="0">
            <text:p>0</text:p>
          </table:table-cell>
          <table:table-cell table:style-name="ce122" table:formula="of:=COUNTIF([.O$7:.O$1007];[.$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4">
          <table:table-cell table:style-name="ce82" office:value-type="float" office:value="1">
            <text:p>001</text:p>
          </table:table-cell>
          <table:table-cell table:style-name="ce90" office:value-type="string">
            <text:p>FNC_SOC_SPC_01</text:p>
          </table:table-cell>
          <table:table-cell table:style-name="ce93" office:value-type="float" office:value="1">
            <text:p>001</text:p>
          </table:table-cell>
          <table:table-cell table:style-name="ce98" office:value-type="string">
            <text:p>Social/space</text:p>
          </table:table-cell>
          <table:table-cell table:style-name="ce51" office:value-type="string">
            <text:p>Access Space page</text:p>
          </table:table-cell>
          <table:table-cell table:style-name="ce104" office:value-type="string">
            <text:p>Step 1: Sign in Social system</text:p>
          </table:table-cell>
          <table:table-cell table:style-name="ce104" office:value-type="string">
            <text:p>- Run <text:a xlink:href="http://localhost:8080/portal">http://localhost:8080/portal</text:a></text:p>
            <text:p>- Sign in </text:p>
          </table:table-cell>
          <table:table-cell table:style-name="ce104" office:value-type="string">
            <text:p>- Login system successfully</text:p>
          </table:table-cell>
          <table:table-cell table:style-name="ce118" office:value-type="string">
            <text:p>High</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f:=IF(MID([.F8];6;1)&gt;MID([.F7];6;1);&quot;&quot;;MAX([.A$7:.A7])+1)">
            <text:p/>
          </table:table-cell>
          <table:table-cell table:style-name="ce90"/>
          <table:table-cell table:style-name="ce94" office:value-type="float" office:value="1">
            <text:p>001</text:p>
          </table:table-cell>
          <table:table-cell table:style-name="ce98" office:value-type="string">
            <text:p>Social/space</text:p>
          </table:table-cell>
          <table:table-cell table:style-name="ce100" office:value-type="string">
            <text:p>Access Space page</text:p>
          </table:table-cell>
          <table:table-cell table:style-name="ce104" office:value-type="string">
            <text:p>Step 2: Go to Space page</text:p>
          </table:table-cell>
          <table:table-cell table:style-name="ce104" office:value-type="string">
            <text:p>- Click on <text:span text:style-name="T1">Spaces</text:span> link on admin tool-bar</text:p>
          </table:table-cell>
          <table:table-cell table:style-name="ce104" office:value-type="string">
            <text:p><text:s/>Show content of Space Page: </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spaces</text:span> list, it shows all spaces (all spaces which you has created or you are member in it) and there is a <text:span text:style-name="T1">Add </text:span><text:span text:style-name="T1">new space</text:span> button to allow user adds new space </text:p>
          </table:table-cell>
          <table:table-cell table:style-name="ce118" office:value-type="string">
            <text:p>High</text:p>
          </table:table-cell>
          <table:table-cell table:style-name="ce124"/>
          <table:table-cell table:style-name="ce127" table:number-columns-repeated="9"/>
          <table:table-cell table:style-name="ce131" table:number-columns-repeated="227"/>
          <table:table-cell table:style-name="ce135"/>
        </table:table-row>
        <table:table-row table:style-name="ro11">
          <table:table-cell table:style-name="ce83" table:formula="of:=IF(MID([.F9];6;1)&gt;MID([.F8];6;1);&quot;&quot;;MAX([.A$7:.A8])+1)" office:value-type="float" office:value="2">
            <text:p>002</text:p>
          </table:table-cell>
          <table:table-cell table:style-name="ce90" office:value-type="string">
            <text:p>FNC_SOC_SPC_01</text:p>
          </table:table-cell>
          <table:table-cell table:style-name="ce95" table:formula="of:=IF(MID([.F9];6;1)&gt;MID([.F8];6;1);[.C8];[.C8]+1)" office:value-type="float" office:value="2">
            <text:p>002</text:p>
          </table:table-cell>
          <table:table-cell table:style-name="ce98" office:value-type="string">
            <text:p>Social/space/Create a Space</text:p>
          </table:table-cell>
          <table:table-cell table:style-name="ce51" office:value-type="string">
            <text:p>Show Form create new space</text:p>
          </table:table-cell>
          <table:table-cell table:style-name="ce104" office:value-type="string">
            <text:p>Step 1: Access space page</text:p>
          </table:table-cell>
          <table:table-cell table:style-name="ce104" office:value-type="string">
            <text:p>- Sign in system </text:p>
            <text:p>- Select space page</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f:=IF(MID([.F10];6;1)&gt;MID([.F9];6;1);&quot;&quot;;MAX([.A$7:.A9])+1)">
            <text:p/>
          </table:table-cell>
          <table:table-cell table:style-name="ce90" office:value-type="string">
            <text:p>FNC_SOC_SPC_01</text:p>
          </table:table-cell>
          <table:table-cell table:style-name="ce95" table:formula="of:=IF(MID([.F10];6;1)&gt;MID([.F9];6;1);[.C9];[.C9]+1)" office:value-type="float" office:value="2">
            <text:p>002</text:p>
          </table:table-cell>
          <table:table-cell table:style-name="ce98" office:value-type="string">
            <text:p>Social/space/Create a Space</text:p>
          </table:table-cell>
          <table:table-cell table:style-name="ce100" office:value-type="string">
            <text:p>Show Form create new space</text:p>
          </table:table-cell>
          <table:table-cell table:style-name="ce104" office:value-type="string">
            <text:p>Step 2: Show form create new space</text:p>
          </table:table-cell>
          <table:table-cell table:style-name="ce104" office:value-type="string">
            <text:p>- Click on <text:span text:style-name="T1">add new space </text:span><text:span text:style-name="T12">button</text:span></text:p>
          </table:table-cell>
          <table:table-cell table:style-name="ce104"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1];6;1)&gt;MID([.F10];6;1);&quot;&quot;;MAX([.A$7:.A10])+1)" office:value-type="float" office:value="3">
            <text:p>003</text:p>
          </table:table-cell>
          <table:table-cell table:style-name="ce90" office:value-type="string">
            <text:p>FNC_SOC_SPC_01</text:p>
          </table:table-cell>
          <table:table-cell table:style-name="ce95" table:formula="of:=IF(MID([.F11];6;1)&gt;MID([.F10];6;1);[.C10];[.C10]+1)" office:value-type="float" office:value="3">
            <text:p>003</text:p>
          </table:table-cell>
          <table:table-cell table:style-name="ce98" office:value-type="string">
            <text:p>Social/space/Create a Space</text:p>
          </table:table-cell>
          <table:table-cell table:style-name="ce52" office:value-type="string">
            <text:p>Create a new space which name field is blank</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6">
          <table:table-cell table:style-name="ce83" table:formula="of:=IF(MID([.F12];6;1)&gt;MID([.F11];6;1);&quot;&quot;;MAX([.A$7:.A11])+1)">
            <text:p/>
          </table:table-cell>
          <table:table-cell table:style-name="ce90" office:value-type="string">
            <text:p>FNC_SOC_SPC_01</text:p>
          </table:table-cell>
          <table:table-cell table:style-name="ce95" table:formula="of:=IF(MID([.F12];6;1)&gt;MID([.F11];6;1);[.C11];[.C11]+1)" office:value-type="float" office:value="3">
            <text:p>003</text:p>
          </table:table-cell>
          <table:table-cell table:style-name="ce98" office:value-type="string">
            <text:p>Social/space/Create a Space</text:p>
          </table:table-cell>
          <table:table-cell table:style-name="ce101" office:value-type="string">
            <text:p>Create a new space which name field is blank</text:p>
          </table:table-cell>
          <table:table-cell table:style-name="ce104" office:value-type="string">
            <text:p>Step 2: Create space with name field is blank</text:p>
          </table:table-cell>
          <table:table-cell table:style-name="ce104" office:value-type="string">
            <text:p>- Click on icon [create a space]</text:p>
            <text:p>- No data at name of the space field</text:p>
            <text:p>- Click on button [Create]</text:p>
          </table:table-cell>
          <table:table-cell table:style-name="ce104" office:value-type="string">
            <text:p>- Show warming message: “The field "Name of the space" is required”</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3];6;1)&gt;MID([.F12];6;1);&quot;&quot;;MAX([.A$7:.A12])+1)" office:value-type="float" office:value="4">
            <text:p>004</text:p>
          </table:table-cell>
          <table:table-cell table:style-name="ce90" office:value-type="string">
            <text:p>FNC_SOC_SPC_01</text:p>
          </table:table-cell>
          <table:table-cell table:style-name="ce95" table:formula="of:=IF(MID([.F13];6;1)&gt;MID([.F12];6;1);[.C12];[.C12]+1)" office:value-type="float" office:value="4">
            <text:p>004</text:p>
          </table:table-cell>
          <table:table-cell table:style-name="ce98" office:value-type="string">
            <text:p>Social/space/Create a Space</text:p>
          </table:table-cell>
          <table:table-cell table:style-name="ce52" office:value-type="string">
            <text:p>Create a new space which its name start by number</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7">
          <table:table-cell table:style-name="ce83" table:formula="of:=IF(MID([.F14];6;1)&gt;MID([.F13];6;1);&quot;&quot;;MAX([.A$7:.A13])+1)">
            <text:p/>
          </table:table-cell>
          <table:table-cell table:style-name="ce90" office:value-type="string">
            <text:p>FNC_SOC_SPC_01</text:p>
          </table:table-cell>
          <table:table-cell table:style-name="ce95" table:formula="of:=IF(MID([.F14];6;1)&gt;MID([.F13];6;1);[.C13];[.C13]+1)" office:value-type="float" office:value="4">
            <text:p>004</text:p>
          </table:table-cell>
          <table:table-cell table:style-name="ce98" office:value-type="string">
            <text:p>Social/space/Create a Space</text:p>
          </table:table-cell>
          <table:table-cell table:style-name="ce101" office:value-type="string">
            <text:p>Create a new space which its name start by number</text:p>
          </table:table-cell>
          <table:table-cell table:style-name="ce104" office:value-type="string">
            <text:p>Step 2: Create a new space which it's name start by number</text:p>
          </table:table-cell>
          <table:table-cell table:style-name="ce104" office:value-type="string">
            <text:p>- Click on icon [create a space]</text:p>
            <text:p>- At name of the space field: enter some number characters</text:p>
            <text:p>- Click on button [Create]</text:p>
          </table:table-cell>
          <table:table-cell table:style-name="ce104" office:value-type="string">
            <text:p>- 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15];6;1)&gt;MID([.F14];6;1);&quot;&quot;;MAX([.A$7:.A14])+1)" office:value-type="float" office:value="5">
            <text:p>005</text:p>
          </table:table-cell>
          <table:table-cell table:style-name="ce90" office:value-type="string">
            <text:p>FNC_SOC_SPC_01</text:p>
          </table:table-cell>
          <table:table-cell table:style-name="ce95" table:formula="of:=IF(MID([.F15];6;1)&gt;MID([.F14];6;1);[.C14];[.C14]+1)" office:value-type="float" office:value="5">
            <text:p>005</text:p>
          </table:table-cell>
          <table:table-cell table:style-name="ce98" office:value-type="string">
            <text:p>Social/space/Create a Space</text:p>
          </table:table-cell>
          <table:table-cell table:style-name="ce52" office:value-type="string">
            <text:p>Create a new space which its name has space and under score characte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f:=IF(MID([.F16];6;1)&gt;MID([.F15];6;1);&quot;&quot;;MAX([.A$7:.A15])+1)">
            <text:p/>
          </table:table-cell>
          <table:table-cell table:style-name="ce90" office:value-type="string">
            <text:p>FNC_SOC_SPC_01</text:p>
          </table:table-cell>
          <table:table-cell table:style-name="ce95" table:formula="of:=IF(MID([.F16];6;1)&gt;MID([.F15];6;1);[.C15];[.C15]+1)" office:value-type="float" office:value="5">
            <text:p>005</text:p>
          </table:table-cell>
          <table:table-cell table:style-name="ce98" office:value-type="string">
            <text:p>Social/space/Create a Space</text:p>
          </table:table-cell>
          <table:table-cell table:style-name="ce101" office:value-type="string">
            <text:p>Create a new space which its name has space and under score characters</text:p>
          </table:table-cell>
          <table:table-cell table:style-name="ce104" office:value-type="string">
            <text:p>Step 2: Create a new space which it's name has space and under score characters</text:p>
          </table:table-cell>
          <table:table-cell table:style-name="ce104" office:value-type="string">
            <text:p>- Click on icon [create a space]</text:p>
            <text:p>- At name of the space field: enter a name which has some space or Under score characters</text:p>
            <text:p>- Click on button [Create]</text:p>
          </table:table-cell>
          <table:table-cell table:style-name="ce111" office:value-type="string">
            <text:p><text:span text:style-name="T14">Create a new space Successfully</text:span></text:p>
            <text:p><text:span text:style-name="T14">- When you create a new space, a group with </text:span><text:span text:style-name="T14">the space name will be automatically created </text:span><text:span text:style-name="T14">by default.</text:span></text:p>
            <text:p><text:span text:style-name="T14">By default, user who is creator of space, is </text:span><text:span text:style-name="T14">manager of the space and the space has one </text:span><text:span text:style-name="T14">member.</text:span></text:p>
            <text:p><text:span text:style-name="T14">- At the URL:</text:span><text:span text:style-name="T14"><text:a xlink:href="http://localhost:8080/">http://localhost:8080</text:a></text:span><text:span text:style-name="T14">/portal/private/classic/'</text:span><text:span text:style-name="T15">name of Space</text:span><text:span text:style-name="T14">', in </text:span><text:span text:style-name="T14">there:</text:span></text:p>
            <text:p><text:span text:style-name="T14">'</text:span><text:span text:style-name="T15">name of Space' </text:span><text:span text:style-name="T16">will be change follow rude:</text:span><text:span text:style-name="T14"> </text:span><text:span text:style-name="T14">all space has been changed to under score, </text:span><text:span text:style-name="T14">and if have more twos under score by side, </text:span><text:span text:style-name="T14">keep only one.</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7];6;1)&gt;MID([.F16];6;1);&quot;&quot;;MAX([.A$7:.A16])+1)" office:value-type="float" office:value="6">
            <text:p>006</text:p>
          </table:table-cell>
          <table:table-cell table:style-name="ce90" office:value-type="string">
            <text:p>FNC_SOC_SPC_01</text:p>
          </table:table-cell>
          <table:table-cell table:style-name="ce95" table:formula="of:=IF(MID([.F17];6;1)&gt;MID([.F16];6;1);[.C16];[.C16]+1)" office:value-type="float" office:value="6">
            <text:p>006</text:p>
          </table:table-cell>
          <table:table-cell table:style-name="ce98" office:value-type="string">
            <text:p>Social/space/Create a Space</text:p>
          </table:table-cell>
          <table:table-cell table:style-name="ce52" office:value-type="string">
            <text:p>Create a new space which its name has special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f:=IF(MID([.F18];6;1)&gt;MID([.F17];6;1);&quot;&quot;;MAX([.A$7:.A17])+1)">
            <text:p/>
          </table:table-cell>
          <table:table-cell table:style-name="ce90" office:value-type="string">
            <text:p>FNC_SOC_SPC_01</text:p>
          </table:table-cell>
          <table:table-cell table:style-name="ce95" table:formula="of:=IF(MID([.F18];6;1)&gt;MID([.F17];6;1);[.C17];[.C17]+1)" office:value-type="float" office:value="6">
            <text:p>006</text:p>
          </table:table-cell>
          <table:table-cell table:style-name="ce98" office:value-type="string">
            <text:p>Social/space/Create a Space</text:p>
          </table:table-cell>
          <table:table-cell table:style-name="ce101" office:value-type="string">
            <text:p>Create a new space which its name has special chars</text:p>
          </table:table-cell>
          <table:table-cell table:style-name="ce105" office:value-type="string">
            <text:p>Step 2: Create a new space which it's name has special characters</text:p>
          </table:table-cell>
          <table:table-cell table:style-name="ce105" office:value-type="string">
            <text:p>- Click on icon [create a space]</text:p>
            <text:p>- At name of the space field: enter a name which has special characters (exp: aaa!#$%^&amp;*~,...)</text:p>
            <text:p>- Click on button [Create]</text:p>
          </table:table-cell>
          <table:table-cell table:style-name="ce104" office:value-type="string">
            <text:p>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9];6;1)&gt;MID([.F18];6;1);&quot;&quot;;MAX([.A$7:.A18])+1)" office:value-type="float" office:value="7">
            <text:p>007</text:p>
          </table:table-cell>
          <table:table-cell table:style-name="ce90" office:value-type="string">
            <text:p>FNC_SOC_SPC_01</text:p>
          </table:table-cell>
          <table:table-cell table:style-name="ce95" table:formula="of:=IF(MID([.F19];6;1)&gt;MID([.F18];6;1);[.C18];[.C18]+1)" office:value-type="float" office:value="7">
            <text:p>007</text:p>
          </table:table-cell>
          <table:table-cell table:style-name="ce98" office:value-type="string">
            <text:p>Social/space/Create a Space</text:p>
          </table:table-cell>
          <table:table-cell table:style-name="ce52" office:value-type="string">
            <text:p>Create a new space which its name is special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f:=IF(MID([.F20];6;1)&gt;MID([.F19];6;1);&quot;&quot;;MAX([.A$7:.A19])+1)">
            <text:p/>
          </table:table-cell>
          <table:table-cell table:style-name="ce90" office:value-type="string">
            <text:p>FNC_SOC_SPC_01</text:p>
          </table:table-cell>
          <table:table-cell table:style-name="ce95" table:formula="of:=IF(MID([.F20];6;1)&gt;MID([.F19];6;1);[.C19];[.C19]+1)" office:value-type="float" office:value="7">
            <text:p>007</text:p>
          </table:table-cell>
          <table:table-cell table:style-name="ce98" office:value-type="string">
            <text:p>Social/space/Create a Space</text:p>
          </table:table-cell>
          <table:table-cell table:style-name="ce101" office:value-type="string">
            <text:p>Create a new space which its name is special chars</text:p>
          </table:table-cell>
          <table:table-cell table:style-name="ce104" office:value-type="string">
            <text:p>Step 2: Create a new space which it's name is special chars</text:p>
          </table:table-cell>
          <table:table-cell table:style-name="ce104" office:value-type="string">
            <text:p>- Click on icon [create a space]</text:p>
            <text:p>- At name of the space field: enter only special character (exp: !#$%^&amp;*~,...)</text:p>
            <text:p>- Click on button [Create]</text:p>
          </table:table-cell>
          <table:table-cell table:style-name="ce104" office:value-type="string">
            <text:p>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1];6;1)&gt;MID([.F20];6;1);&quot;&quot;;MAX([.A$7:.A20])+1)" office:value-type="float" office:value="8">
            <text:p>008</text:p>
          </table:table-cell>
          <table:table-cell table:style-name="ce90" office:value-type="string">
            <text:p>FNC_SOC_SPC_01</text:p>
          </table:table-cell>
          <table:table-cell table:style-name="ce95" table:formula="of:=IF(MID([.F21];6;1)&gt;MID([.F20];6;1);[.C20];[.C20]+1)" office:value-type="float" office:value="8">
            <text:p>008</text:p>
          </table:table-cell>
          <table:table-cell table:style-name="ce98" office:value-type="string">
            <text:p>Social/space/Create a Space</text:p>
          </table:table-cell>
          <table:table-cell table:style-name="ce52" office:value-type="string">
            <text:p>Create new space which has same URL with exited spac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f:=IF(MID([.F22];6;1)&gt;MID([.F21];6;1);&quot;&quot;;MAX([.A$7:.A21])+1)">
            <text:p/>
          </table:table-cell>
          <table:table-cell table:style-name="ce90" office:value-type="string">
            <text:p>FNC_SOC_SPC_01</text:p>
          </table:table-cell>
          <table:table-cell table:style-name="ce95" table:formula="of:=IF(MID([.F22];6;1)&gt;MID([.F21];6;1);[.C21];[.C21]+1)" office:value-type="float" office:value="8">
            <text:p>008</text:p>
          </table:table-cell>
          <table:table-cell table:style-name="ce98" office:value-type="string">
            <text:p>Social/space/Create a Space</text:p>
          </table:table-cell>
          <table:table-cell table:style-name="ce101" office:value-type="string">
            <text:p>Create new space which has same URL with exited space</text:p>
          </table:table-cell>
          <table:table-cell table:style-name="ce104" office:value-type="string">
            <text:p>Step 2: Create new space which has same URL with exited space</text:p>
          </table:table-cell>
          <table:table-cell table:style-name="ce109" office:value-type="string">
            <text:p>- Click on icon [create a space]</text:p>
            <text:p>- At name of the space field: enter a space name which can Create a URL similar with URL of exited space</text:p>
            <text:p>- Click on button [Create]</text:p>
          </table:table-cell>
          <table:table-cell table:style-name="ce112" office:value-type="string">
            <text:p>- Show message “<text:span text:style-name="T7">This space is existing, </text:span><text:span text:style-name="T7">please select another one</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3];6;1)&gt;MID([.F22];6;1);&quot;&quot;;MAX([.A$7:.A22])+1)" office:value-type="float" office:value="9">
            <text:p>009</text:p>
          </table:table-cell>
          <table:table-cell table:style-name="ce90" office:value-type="string">
            <text:p>FNC_SOC_SPC_01</text:p>
          </table:table-cell>
          <table:table-cell table:style-name="ce95" table:formula="of:=IF(MID([.F23];6;1)&gt;MID([.F22];6;1);[.C22];[.C22]+1)" office:value-type="float" office:value="9">
            <text:p>009</text:p>
          </table:table-cell>
          <table:table-cell table:style-name="ce98" office:value-type="string">
            <text:p>Social/space/Create a Space</text:p>
          </table:table-cell>
          <table:table-cell table:style-name="ce52" office:value-type="string">
            <text:p>Test min length of name of the space field</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6">
          <table:table-cell table:style-name="ce83" table:formula="of:=IF(MID([.F24];6;1)&gt;MID([.F23];6;1);&quot;&quot;;MAX([.A$7:.A23])+1)">
            <text:p/>
          </table:table-cell>
          <table:table-cell table:style-name="ce90" office:value-type="string">
            <text:p>FNC_SOC_SPC_01</text:p>
          </table:table-cell>
          <table:table-cell table:style-name="ce95" table:formula="of:=IF(MID([.F24];6;1)&gt;MID([.F23];6;1);[.C23];[.C23]+1)" office:value-type="float" office:value="9">
            <text:p>009</text:p>
          </table:table-cell>
          <table:table-cell table:style-name="ce98" office:value-type="string">
            <text:p>Social/space/Create a Space</text:p>
          </table:table-cell>
          <table:table-cell table:style-name="ce101" office:value-type="string">
            <text:p>Test min length of name of the space field</text:p>
          </table:table-cell>
          <table:table-cell table:style-name="ce104" office:value-type="string">
            <text:p>Step 2: Create a new space which length of space name is less than min length of space name </text:p>
          </table:table-cell>
          <table:table-cell table:style-name="ce104" office:value-type="string">
            <text:p>- Click on icon [create a space]</text:p>
            <text:p>- At name of the space field: enter one or 2 chars</text:p>
            <text:p>- Click on button [Create]</text:p>
          </table:table-cell>
          <table:table-cell table:style-name="ce104" office:value-type="string">
            <text:p>- Show warming message: “<text:span text:style-name="T7">the field "name </text:span><text:span text:style-name="T7">of the space" must have length from 3 to 30 </text:span><text:span text:style-name="T7">characters</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5];6;1)&gt;MID([.F24];6;1);&quot;&quot;;MAX([.A$7:.A24])+1)" office:value-type="float" office:value="10">
            <text:p>010</text:p>
          </table:table-cell>
          <table:table-cell table:style-name="ce90" office:value-type="string">
            <text:p>FNC_SOC_SPC_01</text:p>
          </table:table-cell>
          <table:table-cell table:style-name="ce95" table:formula="of:=IF(MID([.F25];6;1)&gt;MID([.F24];6;1);[.C24];[.C24]+1)" office:value-type="float" office:value="10">
            <text:p>010</text:p>
          </table:table-cell>
          <table:table-cell table:style-name="ce98" office:value-type="string">
            <text:p>Social/space/Create a Space</text:p>
          </table:table-cell>
          <table:table-cell table:style-name="ce52" office:value-type="string">
            <text:p>Test max length of name of the space field</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f:=IF(MID([.F26];6;1)&gt;MID([.F25];6;1);&quot;&quot;;MAX([.A$7:.A25])+1)">
            <text:p/>
          </table:table-cell>
          <table:table-cell table:style-name="ce90" office:value-type="string">
            <text:p>FNC_SOC_SPC_01</text:p>
          </table:table-cell>
          <table:table-cell table:style-name="ce95" table:formula="of:=IF(MID([.F26];6;1)&gt;MID([.F25];6;1);[.C25];[.C25]+1)" office:value-type="float" office:value="10">
            <text:p>010</text:p>
          </table:table-cell>
          <table:table-cell table:style-name="ce98" office:value-type="string">
            <text:p>Social/space/Create a Space</text:p>
          </table:table-cell>
          <table:table-cell table:style-name="ce101" office:value-type="string">
            <text:p>Test max length of name of the space field</text:p>
          </table:table-cell>
          <table:table-cell table:style-name="ce104" office:value-type="string">
            <text:p>Step 2: Create a new space which length of space name is is greater max length of space name </text:p>
          </table:table-cell>
          <table:table-cell table:style-name="ce104" office:value-type="string">
            <text:p>- Click on icon [create a space]</text:p>
            <text:p>- At name of the space field: enter a long name (over 30 length of space name)</text:p>
            <text:p>- Click on button [Create]</text:p>
          </table:table-cell>
          <table:table-cell table:style-name="ce104" office:value-type="string">
            <text:p>- Show warming message: “<text:span text:style-name="T7">the field "name </text:span><text:span text:style-name="T7">of the space" must have length from 3 to 30 </text:span><text:span text:style-name="T7">characters</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7];6;1)&gt;MID([.F26];6;1);&quot;&quot;;MAX([.A$7:.A26])+1)" office:value-type="float" office:value="11">
            <text:p>011</text:p>
          </table:table-cell>
          <table:table-cell table:style-name="ce90" office:value-type="string">
            <text:p>FNC_SOC_SPC_01</text:p>
          </table:table-cell>
          <table:table-cell table:style-name="ce95" table:formula="of:=IF(MID([.F27];6;1)&gt;MID([.F26];6;1);[.C26];[.C26]+1)" office:value-type="float" office:value="11">
            <text:p>011</text:p>
          </table:table-cell>
          <table:table-cell table:style-name="ce98" office:value-type="string">
            <text:p>Social/space/Create a Space</text:p>
          </table:table-cell>
          <table:table-cell table:style-name="ce52" office:value-type="string">
            <text:p>Create a new Space with description field is blank</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f:=IF(MID([.F28];6;1)&gt;MID([.F27];6;1);&quot;&quot;;MAX([.A$7:.A27])+1)">
            <text:p/>
          </table:table-cell>
          <table:table-cell table:style-name="ce90" office:value-type="string">
            <text:p>FNC_SOC_SPC_01</text:p>
          </table:table-cell>
          <table:table-cell table:style-name="ce95" table:formula="of:=IF(MID([.F28];6;1)&gt;MID([.F27];6;1);[.C27];[.C27]+1)" office:value-type="float" office:value="11">
            <text:p>011</text:p>
          </table:table-cell>
          <table:table-cell table:style-name="ce98" office:value-type="string">
            <text:p>Social/space/Create a Space</text:p>
          </table:table-cell>
          <table:table-cell table:style-name="ce101" office:value-type="string">
            <text:p>Create a new Space with description field is blank</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104" office:value-type="string">
            <text:p>New Space is created with description is empty</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29];6;1)&gt;MID([.F28];6;1);&quot;&quot;;MAX([.A$7:.A28])+1)" office:value-type="float" office:value="12">
            <text:p>012</text:p>
          </table:table-cell>
          <table:table-cell table:style-name="ce90" office:value-type="string">
            <text:p>FNC_SOC_SPC_01</text:p>
          </table:table-cell>
          <table:table-cell table:style-name="ce95" table:formula="of:=IF(MID([.F29];6;1)&gt;MID([.F28];6;1);[.C28];[.C28]+1)" office:value-type="float" office:value="12">
            <text:p>012</text:p>
          </table:table-cell>
          <table:table-cell table:style-name="ce98" office:value-type="string">
            <text:p>Social/space/Create a Space</text:p>
          </table:table-cell>
          <table:table-cell table:style-name="ce52" office:value-type="string">
            <text:p>Create a new Space with the length of description field is over 255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0];6;1)&gt;MID([.F29];6;1);&quot;&quot;;MAX([.A$7:.A29])+1)">
            <text:p/>
          </table:table-cell>
          <table:table-cell table:style-name="ce90" office:value-type="string">
            <text:p>FNC_SOC_SPC_01</text:p>
          </table:table-cell>
          <table:table-cell table:style-name="ce95" table:formula="of:=IF(MID([.F30];6;1)&gt;MID([.F29];6;1);[.C29];[.C29]+1)" office:value-type="float" office:value="12">
            <text:p>012</text:p>
          </table:table-cell>
          <table:table-cell table:style-name="ce98" office:value-type="string">
            <text:p>Social/space/Create a Space</text:p>
          </table:table-cell>
          <table:table-cell table:style-name="ce101" office:value-type="string">
            <text:p>Create a new Space with the length of description field is over 255 chars</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104" office:value-type="string">
            <text:p>Show message: “The length of the text in field "Description" must be between "0" and "255" characters.” </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31];6;1)&gt;MID([.F30];6;1);&quot;&quot;;MAX([.A$7:.A30])+1)" office:value-type="float" office:value="13">
            <text:p>013</text:p>
          </table:table-cell>
          <table:table-cell table:style-name="ce90" office:value-type="string">
            <text:p>FNC_SOC_SPC_01</text:p>
          </table:table-cell>
          <table:table-cell table:style-name="ce95" table:formula="of:=IF(MID([.F31];6;1)&gt;MID([.F30];6;1);[.C30];[.C30]+1)" office:value-type="float" office:value="13">
            <text:p>013</text:p>
          </table:table-cell>
          <table:table-cell table:style-name="ce98" office:value-type="string">
            <text:p>Social/space/Create a Space</text:p>
          </table:table-cell>
          <table:table-cell table:style-name="ce52" office:value-type="string">
            <text:p>Create a new Space with description field is smaller than 255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2];6;1)&gt;MID([.F31];6;1);&quot;&quot;;MAX([.A$7:.A31])+1)">
            <text:p/>
          </table:table-cell>
          <table:table-cell table:style-name="ce90" office:value-type="string">
            <text:p>FNC_SOC_SPC_01</text:p>
          </table:table-cell>
          <table:table-cell table:style-name="ce95" table:formula="of:=IF(MID([.F32];6;1)&gt;MID([.F31];6;1);[.C31];[.C31]+1)" office:value-type="float" office:value="13">
            <text:p>013</text:p>
          </table:table-cell>
          <table:table-cell table:style-name="ce98" office:value-type="string">
            <text:p>Social/space/Create a Space</text:p>
          </table:table-cell>
          <table:table-cell table:style-name="ce101" office:value-type="string">
            <text:p>Create a new Space with description field is smaller than 255 chars</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104" office:value-type="string">
            <text:p>New Space is created with description is displayed</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33];6;1)&gt;MID([.F32];6;1);&quot;&quot;;MAX([.A$7:.A32])+1)" office:value-type="float" office:value="14">
            <text:p>014</text:p>
          </table:table-cell>
          <table:table-cell table:style-name="ce90" office:value-type="string">
            <text:p>FNC_SOC_SPC_01</text:p>
          </table:table-cell>
          <table:table-cell table:style-name="ce95" table:formula="of:=IF(MID([.F33];6;1)&gt;MID([.F32];6;1);[.C32];[.C32]+1)" office:value-type="float" office:value="14">
            <text:p>014</text:p>
          </table:table-cell>
          <table:table-cell table:style-name="ce98" office:value-type="string">
            <text:p>Social/space/Create a Space</text:p>
          </table:table-cell>
          <table:table-cell table:style-name="ce52" office:value-type="string">
            <text:p>Create space which its priority is High</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4];6;1)&gt;MID([.F33];6;1);&quot;&quot;;MAX([.A$7:.A33])+1)">
            <text:p/>
          </table:table-cell>
          <table:table-cell table:style-name="ce90" office:value-type="string">
            <text:p>FNC_SOC_SPC_01</text:p>
          </table:table-cell>
          <table:table-cell table:style-name="ce95" table:formula="of:=IF(MID([.F34];6;1)&gt;MID([.F33];6;1);[.C33];[.C33]+1)" office:value-type="float" office:value="14">
            <text:p>014</text:p>
          </table:table-cell>
          <table:table-cell table:style-name="ce98" office:value-type="string">
            <text:p>Social/space/Create a Space</text:p>
          </table:table-cell>
          <table:table-cell table:style-name="ce101" office:value-type="string">
            <text:p>Create space which its priority is High</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35];6;1)&gt;MID([.F34];6;1);&quot;&quot;;MAX([.A$7:.A34])+1)">
            <text:p/>
          </table:table-cell>
          <table:table-cell table:style-name="ce90" office:value-type="string">
            <text:p>FNC_SOC_SPC_01</text:p>
          </table:table-cell>
          <table:table-cell table:style-name="ce95" table:formula="of:=IF(MID([.F35];6;1)&gt;MID([.F34];6;1);[.C34];[.C34]+1)" office:value-type="float" office:value="14">
            <text:p>014</text:p>
          </table:table-cell>
          <table:table-cell table:style-name="ce98" office:value-type="string">
            <text:p>Social/space/Create a Space</text:p>
          </table:table-cell>
          <table:table-cell table:style-name="ce101" office:value-type="string">
            <text:p>Create space which its priority is High</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36];6;1)&gt;MID([.F35];6;1);&quot;&quot;;MAX([.A$7:.A35])+1)" office:value-type="float" office:value="15">
            <text:p>015</text:p>
          </table:table-cell>
          <table:table-cell table:style-name="ce90" office:value-type="string">
            <text:p>FNC_SOC_SPC_01</text:p>
          </table:table-cell>
          <table:table-cell table:style-name="ce95" table:formula="of:=IF(MID([.F36];6;1)&gt;MID([.F35];6;1);[.C35];[.C35]+1)" office:value-type="float" office:value="15">
            <text:p>015</text:p>
          </table:table-cell>
          <table:table-cell table:style-name="ce98" office:value-type="string">
            <text:p>Social/space/Create a Space</text:p>
          </table:table-cell>
          <table:table-cell table:style-name="ce52" office:value-type="string">
            <text:p>Create space which its priority is intermediat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7];6;1)&gt;MID([.F36];6;1);&quot;&quot;;MAX([.A$7:.A36])+1)">
            <text:p/>
          </table:table-cell>
          <table:table-cell table:style-name="ce90" office:value-type="string">
            <text:p>FNC_SOC_SPC_01</text:p>
          </table:table-cell>
          <table:table-cell table:style-name="ce95" table:formula="of:=IF(MID([.F37];6;1)&gt;MID([.F36];6;1);[.C36];[.C36]+1)" office:value-type="float" office:value="15">
            <text:p>015</text:p>
          </table:table-cell>
          <table:table-cell table:style-name="ce98" office:value-type="string">
            <text:p>Social/space/Create a Space</text:p>
          </table:table-cell>
          <table:table-cell table:style-name="ce101" office:value-type="string">
            <text:p>Create space which its priority is intermediate</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38];6;1)&gt;MID([.F37];6;1);&quot;&quot;;MAX([.A$7:.A37])+1)">
            <text:p/>
          </table:table-cell>
          <table:table-cell table:style-name="ce90" office:value-type="string">
            <text:p>FNC_SOC_SPC_01</text:p>
          </table:table-cell>
          <table:table-cell table:style-name="ce95" table:formula="of:=IF(MID([.F38];6;1)&gt;MID([.F37];6;1);[.C37];[.C37]+1)" office:value-type="float" office:value="15">
            <text:p>015</text:p>
          </table:table-cell>
          <table:table-cell table:style-name="ce98" office:value-type="string">
            <text:p>Social/space/Create a Space</text:p>
          </table:table-cell>
          <table:table-cell table:style-name="ce101" office:value-type="string">
            <text:p>Create space which its priority is intermediate</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39];6;1)&gt;MID([.F38];6;1);&quot;&quot;;MAX([.A$7:.A38])+1)" office:value-type="float" office:value="16">
            <text:p>016</text:p>
          </table:table-cell>
          <table:table-cell table:style-name="ce90" office:value-type="string">
            <text:p>FNC_SOC_SPC_01</text:p>
          </table:table-cell>
          <table:table-cell table:style-name="ce95" table:formula="of:=IF(MID([.F39];6;1)&gt;MID([.F38];6;1);[.C38];[.C38]+1)" office:value-type="float" office:value="16">
            <text:p>016</text:p>
          </table:table-cell>
          <table:table-cell table:style-name="ce98" office:value-type="string">
            <text:p>Social/space/Create a Space</text:p>
          </table:table-cell>
          <table:table-cell table:style-name="ce52" office:value-type="string">
            <text:p>Create space which its priority is low</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f:=IF(MID([.F40];6;1)&gt;MID([.F39];6;1);&quot;&quot;;MAX([.A$7:.A39])+1)">
            <text:p/>
          </table:table-cell>
          <table:table-cell table:style-name="ce90" office:value-type="string">
            <text:p>FNC_SOC_SPC_01</text:p>
          </table:table-cell>
          <table:table-cell table:style-name="ce95" table:formula="of:=IF(MID([.F40];6;1)&gt;MID([.F39];6;1);[.C39];[.C39]+1)" office:value-type="float" office:value="16">
            <text:p>016</text:p>
          </table:table-cell>
          <table:table-cell table:style-name="ce98" office:value-type="string">
            <text:p>Social/space/Create a Space</text:p>
          </table:table-cell>
          <table:table-cell table:style-name="ce101" office:value-type="string">
            <text:p>Create space which its priority is low</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41];6;1)&gt;MID([.F40];6;1);&quot;&quot;;MAX([.A$7:.A40])+1)">
            <text:p/>
          </table:table-cell>
          <table:table-cell table:style-name="ce90" office:value-type="string">
            <text:p>FNC_SOC_SPC_01</text:p>
          </table:table-cell>
          <table:table-cell table:style-name="ce95" table:formula="of:=IF(MID([.F41];6;1)&gt;MID([.F40];6;1);[.C40];[.C40]+1)" office:value-type="float" office:value="16">
            <text:p>016</text:p>
          </table:table-cell>
          <table:table-cell table:style-name="ce98" office:value-type="string">
            <text:p>Social/space/Create a Space</text:p>
          </table:table-cell>
          <table:table-cell table:style-name="ce101" office:value-type="string">
            <text:p>Create space which its priority is low</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1">
          <table:table-cell table:style-name="ce83" table:formula="of:=IF(MID([.F42];6;1)&gt;MID([.F41];6;1);&quot;&quot;;MAX([.A$7:.A41])+1)" office:value-type="float" office:value="17">
            <text:p>017</text:p>
          </table:table-cell>
          <table:table-cell table:style-name="ce90" office:value-type="string">
            <text:p>FNC_SOC_SPC_01</text:p>
          </table:table-cell>
          <table:table-cell table:style-name="ce95" table:formula="of:=IF(MID([.F42];6;1)&gt;MID([.F41];6;1);[.C41];[.C41]+1)" office:value-type="float" office:value="17">
            <text:p>017</text:p>
          </table:table-cell>
          <table:table-cell table:style-name="ce98" office:value-type="string">
            <text:p>Social/space/Create a Space</text:p>
          </table:table-cell>
          <table:table-cell table:style-name="ce51" office:value-type="string">
            <text:p>Create a new Space by default</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5"/>
          <table:table-cell table:style-name="ce127" table:number-columns-repeated="2"/>
          <table:table-cell table:style-name="ce128" table:number-columns-repeated="7"/>
          <table:table-cell table:style-name="ce132" table:number-columns-repeated="228"/>
        </table:table-row>
        <table:table-row table:style-name="ro14">
          <table:table-cell table:style-name="ce83" table:formula="of:=IF(MID([.F43];6;1)&gt;MID([.F42];6;1);&quot;&quot;;MAX([.A$7:.A42])+1)">
            <text:p/>
          </table:table-cell>
          <table:table-cell table:style-name="ce90" office:value-type="string">
            <text:p>FNC_SOC_SPC_01</text:p>
          </table:table-cell>
          <table:table-cell table:style-name="ce95" table:formula="of:=IF(MID([.F43];6;1)&gt;MID([.F42];6;1);[.C42];[.C42]+1)" office:value-type="float" office:value="17">
            <text:p>017</text:p>
          </table:table-cell>
          <table:table-cell table:style-name="ce98" office:value-type="string">
            <text:p>Social/space/Create a Space</text:p>
          </table:table-cell>
          <table:table-cell table:style-name="ce100" office:value-type="string">
            <text:p>Create a new Space by default</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2">
          <table:table-cell table:style-name="ce83" table:formula="of:=IF(MID([.F44];6;1)&gt;MID([.F43];6;1);&quot;&quot;;MAX([.A$7:.A43])+1)">
            <text:p/>
          </table:table-cell>
          <table:table-cell table:style-name="ce90" office:value-type="string">
            <text:p>FNC_SOC_SPC_01</text:p>
          </table:table-cell>
          <table:table-cell table:style-name="ce95" table:formula="of:=IF(MID([.F44];6;1)&gt;MID([.F43];6;1);[.C43];[.C43]+1)" office:value-type="float" office:value="17">
            <text:p>017</text:p>
          </table:table-cell>
          <table:table-cell table:style-name="ce98" office:value-type="string">
            <text:p>Social/space/Create a Space</text:p>
          </table:table-cell>
          <table:table-cell table:style-name="ce100" office:value-type="string">
            <text:p>Create a new Space by default</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by side the </text:span><text:span text:style-name="T18">name of space, user can see some icons: </text:span><text:span text:style-name="T18">edit space, edit navigation of space, delete </text:span><text:span text:style-name="T18">and [Leave]. With other user, only see</text:span><text:span text:style-name="T8"> </text:span><text:span text:style-name="T8">[</text:span><text:span text:style-name="T9">Request to join </text:span><text:span text:style-name="T8">] button to send request to </text:span><text:span text:style-name="T8">join in the Space</text:span></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1">
          <table:table-cell table:style-name="ce83" table:formula="of:=IF(MID([.F45];6;1)&gt;MID([.F44];6;1);&quot;&quot;;MAX([.A$7:.A44])+1)" office:value-type="float" office:value="18">
            <text:p>018</text:p>
          </table:table-cell>
          <table:table-cell table:style-name="ce90" office:value-type="string">
            <text:p>FNC_SOC_SPC_01</text:p>
          </table:table-cell>
          <table:table-cell table:style-name="ce95" table:formula="of:=IF(MID([.F45];6;1)&gt;MID([.F44];6;1);[.C44];[.C44]+1)" office:value-type="float" office:value="18">
            <text:p>018</text:p>
          </table:table-cell>
          <table:table-cell table:style-name="ce98" office:value-type="string">
            <text:p>Social/space/Create a Space</text:p>
          </table:table-cell>
          <table:table-cell table:style-name="ce51" office:value-type="string">
            <text:p>Create new space<text:span text:style-name="T4"> with visible and open </text:span><text:span text:style-name="T4">mode</text:span></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46];6;1)&gt;MID([.F45];6;1);&quot;&quot;;MAX([.A$7:.A45])+1)">
            <text:p/>
          </table:table-cell>
          <table:table-cell table:style-name="ce90" office:value-type="string">
            <text:p>FNC_SOC_SPC_01</text:p>
          </table:table-cell>
          <table:table-cell table:style-name="ce95" table:formula="of:=IF(MID([.F46];6;1)&gt;MID([.F45];6;1);[.C45];[.C45]+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47];6;1)&gt;MID([.F46];6;1);&quot;&quot;;MAX([.A$7:.A46])+1)">
            <text:p/>
          </table:table-cell>
          <table:table-cell table:style-name="ce90" office:value-type="string">
            <text:p>FNC_SOC_SPC_01</text:p>
          </table:table-cell>
          <table:table-cell table:style-name="ce95" table:formula="of:=IF(MID([.F47];6;1)&gt;MID([.F46];6;1);[.C46];[.C46]+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48];6;1)&gt;MID([.F47];6;1);&quot;&quot;;MAX([.A$7:.A47])+1)">
            <text:p/>
          </table:table-cell>
          <table:table-cell table:style-name="ce90" office:value-type="string">
            <text:p>FNC_SOC_SPC_01</text:p>
          </table:table-cell>
          <table:table-cell table:style-name="ce95" table:formula="of:=IF(MID([.F48];6;1)&gt;MID([.F47];6;1);[.C47];[.C47]+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49];6;1)&gt;MID([.F48];6;1);&quot;&quot;;MAX([.A$7:.A48])+1)">
            <text:p/>
          </table:table-cell>
          <table:table-cell table:style-name="ce90" office:value-type="string">
            <text:p>FNC_SOC_SPC_01</text:p>
          </table:table-cell>
          <table:table-cell table:style-name="ce95" table:formula="of:=IF(MID([.F49];6;1)&gt;MID([.F48];6;1);[.C48];[.C48]+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f:=IF(MID([.F50];6;1)&gt;MID([.F49];6;1);&quot;&quot;;MAX([.A$7:.A49])+1)">
            <text:p/>
          </table:table-cell>
          <table:table-cell table:style-name="ce90" office:value-type="string">
            <text:p>FNC_SOC_SPC_01</text:p>
          </table:table-cell>
          <table:table-cell table:style-name="ce95" table:formula="of:=IF(MID([.F50];6;1)&gt;MID([.F49];6;1);[.C49];[.C49]+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1];6;1)&gt;MID([.F50];6;1);&quot;&quot;;MAX([.A$7:.A50])+1)" office:value-type="float" office:value="19">
            <text:p>019</text:p>
          </table:table-cell>
          <table:table-cell table:style-name="ce90" office:value-type="string">
            <text:p>FNC_SOC_SPC_01</text:p>
          </table:table-cell>
          <table:table-cell table:style-name="ce95" table:formula="of:=IF(MID([.F51];6;1)&gt;MID([.F50];6;1);[.C50];[.C50]+1)" office:value-type="float" office:value="19">
            <text:p>019</text:p>
          </table:table-cell>
          <table:table-cell table:style-name="ce98" office:value-type="string">
            <text:p>Social/space/Create a Space</text:p>
          </table:table-cell>
          <table:table-cell table:style-name="ce51" office:value-type="string">
            <text:p>Create new space with visible and Validation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2];6;1)&gt;MID([.F51];6;1);&quot;&quot;;MAX([.A$7:.A51])+1)">
            <text:p/>
          </table:table-cell>
          <table:table-cell table:style-name="ce90" office:value-type="string">
            <text:p>FNC_SOC_SPC_01</text:p>
          </table:table-cell>
          <table:table-cell table:style-name="ce95" table:formula="of:=IF(MID([.F52];6;1)&gt;MID([.F51];6;1);[.C51];[.C51]+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53];6;1)&gt;MID([.F52];6;1);&quot;&quot;;MAX([.A$7:.A52])+1)">
            <text:p/>
          </table:table-cell>
          <table:table-cell table:style-name="ce90" office:value-type="string">
            <text:p>FNC_SOC_SPC_01</text:p>
          </table:table-cell>
          <table:table-cell table:style-name="ce95" table:formula="of:=IF(MID([.F53];6;1)&gt;MID([.F52];6;1);[.C52];[.C52]+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f:=IF(MID([.F54];6;1)&gt;MID([.F53];6;1);&quot;&quot;;MAX([.A$7:.A53])+1)">
            <text:p/>
          </table:table-cell>
          <table:table-cell table:style-name="ce90" office:value-type="string">
            <text:p>FNC_SOC_SPC_01</text:p>
          </table:table-cell>
          <table:table-cell table:style-name="ce95" table:formula="of:=IF(MID([.F54];6;1)&gt;MID([.F53];6;1);[.C53];[.C53]+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55];6;1)&gt;MID([.F54];6;1);&quot;&quot;;MAX([.A$7:.A54])+1)">
            <text:p/>
          </table:table-cell>
          <table:table-cell table:style-name="ce90" office:value-type="string">
            <text:p>FNC_SOC_SPC_01</text:p>
          </table:table-cell>
          <table:table-cell table:style-name="ce95" table:formula="of:=IF(MID([.F55];6;1)&gt;MID([.F54];6;1);[.C54];[.C54]+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9">
          <table:table-cell table:style-name="ce83" table:formula="of:=IF(MID([.F56];6;1)&gt;MID([.F55];6;1);&quot;&quot;;MAX([.A$7:.A55])+1)">
            <text:p/>
          </table:table-cell>
          <table:table-cell table:style-name="ce90" office:value-type="string">
            <text:p>FNC_SOC_SPC_01</text:p>
          </table:table-cell>
          <table:table-cell table:style-name="ce95" table:formula="of:=IF(MID([.F56];6;1)&gt;MID([.F55];6;1);[.C55];[.C55]+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7];6;1)&gt;MID([.F56];6;1);&quot;&quot;;MAX([.A$7:.A56])+1)" office:value-type="float" office:value="20">
            <text:p>020</text:p>
          </table:table-cell>
          <table:table-cell table:style-name="ce90" office:value-type="string">
            <text:p>FNC_SOC_SPC_01</text:p>
          </table:table-cell>
          <table:table-cell table:style-name="ce95" table:formula="of:=IF(MID([.F57];6;1)&gt;MID([.F56];6;1);[.C56];[.C56]+1)" office:value-type="float" office:value="20">
            <text:p>020</text:p>
          </table:table-cell>
          <table:table-cell table:style-name="ce98" office:value-type="string">
            <text:p>Social/space/Create a Space</text:p>
          </table:table-cell>
          <table:table-cell table:style-name="ce51" office:value-type="string">
            <text:p>Create new space with visible and close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8];6;1)&gt;MID([.F57];6;1);&quot;&quot;;MAX([.A$7:.A57])+1)">
            <text:p/>
          </table:table-cell>
          <table:table-cell table:style-name="ce90" office:value-type="string">
            <text:p>FNC_SOC_SPC_01</text:p>
          </table:table-cell>
          <table:table-cell table:style-name="ce95" table:formula="of:=IF(MID([.F58];6;1)&gt;MID([.F57];6;1);[.C57];[.C57]+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59];6;1)&gt;MID([.F58];6;1);&quot;&quot;;MAX([.A$7:.A58])+1)">
            <text:p/>
          </table:table-cell>
          <table:table-cell table:style-name="ce90" office:value-type="string">
            <text:p>FNC_SOC_SPC_01</text:p>
          </table:table-cell>
          <table:table-cell table:style-name="ce95" table:formula="of:=IF(MID([.F59];6;1)&gt;MID([.F58];6;1);[.C58];[.C58]+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f:=IF(MID([.F60];6;1)&gt;MID([.F59];6;1);&quot;&quot;;MAX([.A$7:.A59])+1)">
            <text:p/>
          </table:table-cell>
          <table:table-cell table:style-name="ce90" office:value-type="string">
            <text:p>FNC_SOC_SPC_01</text:p>
          </table:table-cell>
          <table:table-cell table:style-name="ce95" table:formula="of:=IF(MID([.F60];6;1)&gt;MID([.F59];6;1);[.C59];[.C59]+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1];6;1)&gt;MID([.F60];6;1);&quot;&quot;;MAX([.A$7:.A60])+1)">
            <text:p/>
          </table:table-cell>
          <table:table-cell table:style-name="ce90" office:value-type="string">
            <text:p>FNC_SOC_SPC_01</text:p>
          </table:table-cell>
          <table:table-cell table:style-name="ce95" table:formula="of:=IF(MID([.F61];6;1)&gt;MID([.F60];6;1);[.C60];[.C60]+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2];6;1)&gt;MID([.F61];6;1);&quot;&quot;;MAX([.A$7:.A61])+1)">
            <text:p/>
          </table:table-cell>
          <table:table-cell table:style-name="ce90" office:value-type="string">
            <text:p>FNC_SOC_SPC_01</text:p>
          </table:table-cell>
          <table:table-cell table:style-name="ce95" table:formula="of:=IF(MID([.F62];6;1)&gt;MID([.F61];6;1);[.C61];[.C61]+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close mode: other user can not send request to join space. Only manager of space can send invitation to user.</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63];6;1)&gt;MID([.F62];6;1);&quot;&quot;;MAX([.A$7:.A62])+1)" office:value-type="float" office:value="21">
            <text:p>021</text:p>
          </table:table-cell>
          <table:table-cell table:style-name="ce90" office:value-type="string">
            <text:p>FNC_SOC_SPC_01</text:p>
          </table:table-cell>
          <table:table-cell table:style-name="ce95" table:formula="of:=IF(MID([.F63];6;1)&gt;MID([.F62];6;1);[.C62];[.C62]+1)" office:value-type="float" office:value="21">
            <text:p>021</text:p>
          </table:table-cell>
          <table:table-cell table:style-name="ce98" office:value-type="string">
            <text:p>Social/space/Create a Space</text:p>
          </table:table-cell>
          <table:table-cell table:style-name="ce51" office:value-type="string">
            <text:p>Create new space<text:span text:style-name="T4"> with hidden and open </text:span><text:span text:style-name="T4">mode</text:span></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64];6;1)&gt;MID([.F63];6;1);&quot;&quot;;MAX([.A$7:.A63])+1)">
            <text:p/>
          </table:table-cell>
          <table:table-cell table:style-name="ce90" office:value-type="string">
            <text:p>FNC_SOC_SPC_01</text:p>
          </table:table-cell>
          <table:table-cell table:style-name="ce95" table:formula="of:=IF(MID([.F64];6;1)&gt;MID([.F63];6;1);[.C63];[.C63]+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5];6;1)&gt;MID([.F64];6;1);&quot;&quot;;MAX([.A$7:.A64])+1)">
            <text:p/>
          </table:table-cell>
          <table:table-cell table:style-name="ce90" office:value-type="string">
            <text:p>FNC_SOC_SPC_01</text:p>
          </table:table-cell>
          <table:table-cell table:style-name="ce95" table:formula="of:=IF(MID([.F65];6;1)&gt;MID([.F64];6;1);[.C64];[.C64]+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6];6;1)&gt;MID([.F65];6;1);&quot;&quot;;MAX([.A$7:.A65])+1)">
            <text:p/>
          </table:table-cell>
          <table:table-cell table:style-name="ce90" office:value-type="string">
            <text:p>FNC_SOC_SPC_01</text:p>
          </table:table-cell>
          <table:table-cell table:style-name="ce95" table:formula="of:=IF(MID([.F66];6;1)&gt;MID([.F65];6;1);[.C65];[.C65]+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7];6;1)&gt;MID([.F66];6;1);&quot;&quot;;MAX([.A$7:.A66])+1)">
            <text:p/>
          </table:table-cell>
          <table:table-cell table:style-name="ce90" office:value-type="string">
            <text:p>FNC_SOC_SPC_01</text:p>
          </table:table-cell>
          <table:table-cell table:style-name="ce95" table:formula="of:=IF(MID([.F67];6;1)&gt;MID([.F66];6;1);[.C66];[.C66]+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3">
          <table:table-cell table:style-name="ce83" table:formula="of:=IF(MID([.F68];6;1)&gt;MID([.F67];6;1);&quot;&quot;;MAX([.A$7:.A67])+1)">
            <text:p/>
          </table:table-cell>
          <table:table-cell table:style-name="ce90" office:value-type="string">
            <text:p>FNC_SOC_SPC_01</text:p>
          </table:table-cell>
          <table:table-cell table:style-name="ce95" table:formula="of:=IF(MID([.F68];6;1)&gt;MID([.F67];6;1);[.C67];[.C67]+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69];6;1)&gt;MID([.F68];6;1);&quot;&quot;;MAX([.A$7:.A68])+1)" office:value-type="float" office:value="22">
            <text:p>022</text:p>
          </table:table-cell>
          <table:table-cell table:style-name="ce90" office:value-type="string">
            <text:p>FNC_SOC_SPC_01</text:p>
          </table:table-cell>
          <table:table-cell table:style-name="ce95" table:formula="of:=IF(MID([.F69];6;1)&gt;MID([.F68];6;1);[.C68];[.C68]+1)" office:value-type="float" office:value="22">
            <text:p>022</text:p>
          </table:table-cell>
          <table:table-cell table:style-name="ce98" office:value-type="string">
            <text:p>Social/space/Create a Space</text:p>
          </table:table-cell>
          <table:table-cell table:style-name="ce51" office:value-type="string">
            <text:p>Create new space with hidden and Validation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70];6;1)&gt;MID([.F69];6;1);&quot;&quot;;MAX([.A$7:.A69])+1)">
            <text:p/>
          </table:table-cell>
          <table:table-cell table:style-name="ce90" office:value-type="string">
            <text:p>FNC_SOC_SPC_01</text:p>
          </table:table-cell>
          <table:table-cell table:style-name="ce95" table:formula="of:=IF(MID([.F70];6;1)&gt;MID([.F69];6;1);[.C69];[.C69]+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1];6;1)&gt;MID([.F70];6;1);&quot;&quot;;MAX([.A$7:.A70])+1)">
            <text:p/>
          </table:table-cell>
          <table:table-cell table:style-name="ce90" office:value-type="string">
            <text:p>FNC_SOC_SPC_01</text:p>
          </table:table-cell>
          <table:table-cell table:style-name="ce95" table:formula="of:=IF(MID([.F71];6;1)&gt;MID([.F70];6;1);[.C70];[.C70]+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72];6;1)&gt;MID([.F71];6;1);&quot;&quot;;MAX([.A$7:.A71])+1)">
            <text:p/>
          </table:table-cell>
          <table:table-cell table:style-name="ce90" office:value-type="string">
            <text:p>FNC_SOC_SPC_01</text:p>
          </table:table-cell>
          <table:table-cell table:style-name="ce95" table:formula="of:=IF(MID([.F72];6;1)&gt;MID([.F71];6;1);[.C71];[.C71]+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13" office:value-type="string">
            <text:p>Set mode for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3];6;1)&gt;MID([.F72];6;1);&quot;&quot;;MAX([.A$7:.A72])+1)">
            <text:p/>
          </table:table-cell>
          <table:table-cell table:style-name="ce90" office:value-type="string">
            <text:p>FNC_SOC_SPC_01</text:p>
          </table:table-cell>
          <table:table-cell table:style-name="ce95" table:formula="of:=IF(MID([.F73];6;1)&gt;MID([.F72];6;1);[.C72];[.C72]+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4];6;1)&gt;MID([.F73];6;1);&quot;&quot;;MAX([.A$7:.A73])+1)">
            <text:p/>
          </table:table-cell>
          <table:table-cell table:style-name="ce90" office:value-type="string">
            <text:p>FNC_SOC_SPC_01</text:p>
          </table:table-cell>
          <table:table-cell table:style-name="ce95" table:formula="of:=IF(MID([.F74];6;1)&gt;MID([.F73];6;1);[.C73];[.C73]+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75];6;1)&gt;MID([.F74];6;1);&quot;&quot;;MAX([.A$7:.A74])+1)" office:value-type="float" office:value="23">
            <text:p>023</text:p>
          </table:table-cell>
          <table:table-cell table:style-name="ce90" office:value-type="string">
            <text:p>FNC_SOC_SPC_01</text:p>
          </table:table-cell>
          <table:table-cell table:style-name="ce95" table:formula="of:=IF(MID([.F75];6;1)&gt;MID([.F74];6;1);[.C74];[.C74]+1)" office:value-type="float" office:value="23">
            <text:p>023</text:p>
          </table:table-cell>
          <table:table-cell table:style-name="ce98" office:value-type="string">
            <text:p>Social/space/Create a Space</text:p>
          </table:table-cell>
          <table:table-cell table:style-name="ce51" office:value-type="string">
            <text:p>Create new space with hidden and close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76];6;1)&gt;MID([.F75];6;1);&quot;&quot;;MAX([.A$7:.A75])+1)">
            <text:p/>
          </table:table-cell>
          <table:table-cell table:style-name="ce90" office:value-type="string">
            <text:p>FNC_SOC_SPC_01</text:p>
          </table:table-cell>
          <table:table-cell table:style-name="ce95" table:formula="of:=IF(MID([.F76];6;1)&gt;MID([.F75];6;1);[.C75];[.C75]+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7];6;1)&gt;MID([.F76];6;1);&quot;&quot;;MAX([.A$7:.A76])+1)">
            <text:p/>
          </table:table-cell>
          <table:table-cell table:style-name="ce90" office:value-type="string">
            <text:p>FNC_SOC_SPC_01</text:p>
          </table:table-cell>
          <table:table-cell table:style-name="ce95" table:formula="of:=IF(MID([.F77];6;1)&gt;MID([.F76];6;1);[.C76];[.C76]+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8];6;1)&gt;MID([.F77];6;1);&quot;&quot;;MAX([.A$7:.A77])+1)">
            <text:p/>
          </table:table-cell>
          <table:table-cell table:style-name="ce90" office:value-type="string">
            <text:p>FNC_SOC_SPC_01</text:p>
          </table:table-cell>
          <table:table-cell table:style-name="ce95" table:formula="of:=IF(MID([.F78];6;1)&gt;MID([.F77];6;1);[.C77];[.C77]+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13" office:value-type="string">
            <text:p>Set mode for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9];6;1)&gt;MID([.F78];6;1);&quot;&quot;;MAX([.A$7:.A78])+1)">
            <text:p/>
          </table:table-cell>
          <table:table-cell table:style-name="ce90" office:value-type="string">
            <text:p>FNC_SOC_SPC_01</text:p>
          </table:table-cell>
          <table:table-cell table:style-name="ce95" table:formula="of:=IF(MID([.F79];6;1)&gt;MID([.F78];6;1);[.C78];[.C78]+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80];6;1)&gt;MID([.F79];6;1);&quot;&quot;;MAX([.A$7:.A79])+1)">
            <text:p/>
          </table:table-cell>
          <table:table-cell table:style-name="ce90" office:value-type="string">
            <text:p>FNC_SOC_SPC_01</text:p>
          </table:table-cell>
          <table:table-cell table:style-name="ce95" table:formula="of:=IF(MID([.F80];6;1)&gt;MID([.F79];6;1);[.C79];[.C79]+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1];6;1)&gt;MID([.F80];6;1);&quot;&quot;;MAX([.A$7:.A80])+1)" office:value-type="float" office:value="24">
            <text:p>024</text:p>
          </table:table-cell>
          <table:table-cell table:style-name="ce90" office:value-type="string">
            <text:p>FNC_SOC_SPC_01</text:p>
          </table:table-cell>
          <table:table-cell table:style-name="ce95" table:formula="of:=IF(MID([.F81];6;1)&gt;MID([.F80];6;1);[.C80];[.C80]+1)" office:value-type="float" office:value="24">
            <text:p>024</text:p>
          </table:table-cell>
          <table:table-cell table:style-name="ce98" office:value-type="string">
            <text:p>Social/space/Create a Space</text:p>
          </table:table-cell>
          <table:table-cell table:style-name="ce51" office:value-type="string">
            <text:p>Create new space without existing group</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82];6;1)&gt;MID([.F81];6;1);&quot;&quot;;MAX([.A$7:.A81])+1)">
            <text:p/>
          </table:table-cell>
          <table:table-cell table:style-name="ce90" office:value-type="string">
            <text:p>FNC_SOC_SPC_01</text:p>
          </table:table-cell>
          <table:table-cell table:style-name="ce95" table:formula="of:=IF(MID([.F82];6;1)&gt;MID([.F81];6;1);[.C81];[.C81]+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83];6;1)&gt;MID([.F82];6;1);&quot;&quot;;MAX([.A$7:.A82])+1)">
            <text:p/>
          </table:table-cell>
          <table:table-cell table:style-name="ce90" office:value-type="string">
            <text:p>FNC_SOC_SPC_01</text:p>
          </table:table-cell>
          <table:table-cell table:style-name="ce95" table:formula="of:=IF(MID([.F83];6;1)&gt;MID([.F82];6;1);[.C82];[.C82]+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4];6;1)&gt;MID([.F83];6;1);&quot;&quot;;MAX([.A$7:.A83])+1)">
            <text:p/>
          </table:table-cell>
          <table:table-cell table:style-name="ce90" office:value-type="string">
            <text:p>FNC_SOC_SPC_01</text:p>
          </table:table-cell>
          <table:table-cell table:style-name="ce95" table:formula="of:=IF(MID([.F84];6;1)&gt;MID([.F83];6;1);[.C83];[.C83]+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4: Set mode of space</text:p>
          </table:table-cell>
          <table:table-cell table:style-name="ce104" office:value-type="string">
            <text:p>- Select <text:span text:style-name="T1">Visibility</text:span> tab: set mode for space</text:p>
          </table:table-cell>
          <table:table-cell table:style-name="ce113" office:value-type="string">
            <text:p>Set mode for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85];6;1)&gt;MID([.F84];6;1);&quot;&quot;;MAX([.A$7:.A84])+1)">
            <text:p/>
          </table:table-cell>
          <table:table-cell table:style-name="ce90" office:value-type="string">
            <text:p>FNC_SOC_SPC_01</text:p>
          </table:table-cell>
          <table:table-cell table:style-name="ce95" table:formula="of:=IF(MID([.F85];6;1)&gt;MID([.F84];6;1);[.C84];[.C84]+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Don't check on <text:span text:style-name="T1">use an existing group</text:span></text:p>
          </table:table-cell>
          <table:table-cell table:style-name="ce113" office:value-type="string">
            <text:p>Set member of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6];6;1)&gt;MID([.F85];6;1);&quot;&quot;;MAX([.A$7:.A85])+1)">
            <text:p/>
          </table:table-cell>
          <table:table-cell table:style-name="ce90" office:value-type="string">
            <text:p>FNC_SOC_SPC_01</text:p>
          </table:table-cell>
          <table:table-cell table:style-name="ce95" table:formula="of:=IF(MID([.F86];6;1)&gt;MID([.F85];6;1);[.C85];[.C85]+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 with only one memb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7];6;1)&gt;MID([.F86];6;1);&quot;&quot;;MAX([.A$7:.A86])+1)" office:value-type="float" office:value="25">
            <text:p>025</text:p>
          </table:table-cell>
          <table:table-cell table:style-name="ce90" office:value-type="string">
            <text:p>FNC_SOC_SPC_01</text:p>
          </table:table-cell>
          <table:table-cell table:style-name="ce95" table:formula="of:=IF(MID([.F87];6;1)&gt;MID([.F86];6;1);[.C86];[.C86]+1)" office:value-type="float" office:value="25">
            <text:p>025</text:p>
          </table:table-cell>
          <table:table-cell table:style-name="ce98" office:value-type="string">
            <text:p>Social/space/Create a Space</text:p>
          </table:table-cell>
          <table:table-cell table:style-name="ce51" office:value-type="string">
            <text:p>Create new space with <text:s/>existing group</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88];6;1)&gt;MID([.F87];6;1);&quot;&quot;;MAX([.A$7:.A87])+1)">
            <text:p/>
          </table:table-cell>
          <table:table-cell table:style-name="ce90" office:value-type="string">
            <text:p>FNC_SOC_SPC_01</text:p>
          </table:table-cell>
          <table:table-cell table:style-name="ce95" table:formula="of:=IF(MID([.F88];6;1)&gt;MID([.F87];6;1);[.C87];[.C87]+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89];6;1)&gt;MID([.F88];6;1);&quot;&quot;;MAX([.A$7:.A88])+1)">
            <text:p/>
          </table:table-cell>
          <table:table-cell table:style-name="ce90" office:value-type="string">
            <text:p>FNC_SOC_SPC_01</text:p>
          </table:table-cell>
          <table:table-cell table:style-name="ce95" table:formula="of:=IF(MID([.F89];6;1)&gt;MID([.F88];6;1);[.C88];[.C88]+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90];6;1)&gt;MID([.F89];6;1);&quot;&quot;;MAX([.A$7:.A89])+1)">
            <text:p/>
          </table:table-cell>
          <table:table-cell table:style-name="ce90" office:value-type="string">
            <text:p>FNC_SOC_SPC_01</text:p>
          </table:table-cell>
          <table:table-cell table:style-name="ce95" table:formula="of:=IF(MID([.F90];6;1)&gt;MID([.F89];6;1);[.C89];[.C89]+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4: Set mode of space</text:p>
          </table:table-cell>
          <table:table-cell table:style-name="ce104" office:value-type="string">
            <text:p>- Select <text:span text:style-name="T1">Visibility</text:span> tab: set mode for space</text:p>
          </table:table-cell>
          <table:table-cell table:style-name="ce113" office:value-type="string">
            <text:p>Set mode for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91];6;1)&gt;MID([.F90];6;1);&quot;&quot;;MAX([.A$7:.A90])+1)">
            <text:p/>
          </table:table-cell>
          <table:table-cell table:style-name="ce90" office:value-type="string">
            <text:p>FNC_SOC_SPC_01</text:p>
          </table:table-cell>
          <table:table-cell table:style-name="ce95" table:formula="of:=IF(MID([.F91];6;1)&gt;MID([.F90];6;1);[.C90];[.C90]+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text:span text:style-name="T1">use an existing group</text:span></text:p>
            <text:p><text:span text:style-name="T1">- </text:span><text:span text:style-name="T12">Select a group</text:span></text:p>
          </table:table-cell>
          <table:table-cell table:style-name="ce113" office:value-type="string">
            <text:p>Set member of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92];6;1)&gt;MID([.F91];6;1);&quot;&quot;;MAX([.A$7:.A91])+1)">
            <text:p/>
          </table:table-cell>
          <table:table-cell table:style-name="ce90" office:value-type="string">
            <text:p>FNC_SOC_SPC_01</text:p>
          </table:table-cell>
          <table:table-cell table:style-name="ce95" table:formula="of:=IF(MID([.F92];6;1)&gt;MID([.F91];6;1);[.C91];[.C91]+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 with some member, including: creator and all members in group</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93];6;1)&gt;MID([.F92];6;1);&quot;&quot;;MAX([.A$7:.A92])+1)" office:value-type="float" office:value="26">
            <text:p>026</text:p>
          </table:table-cell>
          <table:table-cell table:style-name="ce90" office:value-type="string">
            <text:p>FNC_SOC_SPC_02</text:p>
          </table:table-cell>
          <table:table-cell table:style-name="ce94" office:value-type="float" office:value="1">
            <text:p>001</text:p>
          </table:table-cell>
          <table:table-cell table:style-name="ce98" office:value-type="string">
            <text:p>Social/space/View spaces list </text:p>
          </table:table-cell>
          <table:table-cell table:style-name="ce53" office:value-type="string">
            <text:p>Vie<text:span text:style-name="T4">w all your spaces</text:span></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94];6;1)&gt;MID([.F93];6;1);&quot;&quot;;MAX([.A$7:.A93])+1)">
            <text:p/>
          </table:table-cell>
          <table:table-cell table:style-name="ce90" office:value-type="string">
            <text:p>FNC_SOC_SPC_02</text:p>
          </table:table-cell>
          <table:table-cell table:style-name="ce95" table:formula="of:=IF(MID([.F94];6;1)&gt;MID([.F93];6;1);[.C93];[.C93]+1)" office:value-type="float" office:value="1">
            <text:p>001</text:p>
          </table:table-cell>
          <table:table-cell table:style-name="ce98" office:value-type="string">
            <text:p>Social/space/View spaces list </text:p>
          </table:table-cell>
          <table:table-cell table:style-name="ce102" office:value-type="string">
            <text:p>Vie<text:span text:style-name="T4">w all your spaces</text:span></text:p>
          </table:table-cell>
          <table:table-cell table:style-name="ce104" office:value-type="string">
            <text:p>Step 2: Create some space</text:p>
          </table:table-cell>
          <table:table-cell table:style-name="ce104" office:value-type="string">
            <text:p>- Click on icon [create a space]</text:p>
            <text:p>- Enter all valid data</text:p>
            <text:p>- Click on button [Create]</text:p>
          </table:table-cell>
          <table:table-cell table:style-name="ce113" office:value-type="string">
            <text:p>- 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95];6;1)&gt;MID([.F94];6;1);&quot;&quot;;MAX([.A$7:.A94])+1)">
            <text:p/>
          </table:table-cell>
          <table:table-cell table:style-name="ce90" office:value-type="string">
            <text:p>FNC_SOC_SPC_02</text:p>
          </table:table-cell>
          <table:table-cell table:style-name="ce95" table:formula="of:=IF(MID([.F95];6;1)&gt;MID([.F94];6;1);[.C94];[.C94]+1)" office:value-type="float" office:value="1">
            <text:p>001</text:p>
          </table:table-cell>
          <table:table-cell table:style-name="ce98" office:value-type="string">
            <text:p>Social/space/View spaces list </text:p>
          </table:table-cell>
          <table:table-cell table:style-name="ce102" office:value-type="string">
            <text:p>Vie<text:span text:style-name="T4">w all your spaces</text:span></text:p>
          </table:table-cell>
          <table:table-cell table:style-name="ce104" office:value-type="string">
            <text:p>Step 3: view all your spaces</text:p>
          </table:table-cell>
          <table:table-cell table:style-name="ce104" office:value-type="string">
            <text:p>- Select My spaces</text:p>
          </table:table-cell>
          <table:table-cell table:style-name="ce104" office:value-type="string">
            <text:p>Show all list of space which user is member or user is creato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96];6;1)&gt;MID([.F95];6;1);&quot;&quot;;MAX([.A$7:.A95])+1)" office:value-type="float" office:value="27">
            <text:p>027</text:p>
          </table:table-cell>
          <table:table-cell table:style-name="ce90" office:value-type="string">
            <text:p>FNC_SOC_SPC_02</text:p>
          </table:table-cell>
          <table:table-cell table:style-name="ce95" table:formula="of:=IF(MID([.F96];6;1)&gt;MID([.F95];6;1);[.C95];[.C95]+1)" office:value-type="float" office:value="2">
            <text:p>002</text:p>
          </table:table-cell>
          <table:table-cell table:style-name="ce98" office:value-type="string">
            <text:p>Social/space/View spaces list </text:p>
          </table:table-cell>
          <table:table-cell table:style-name="ce53" office:value-type="string">
            <text:p>View all your invitation space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97];6;1)&gt;MID([.F96];6;1);&quot;&quot;;MAX([.A$7:.A96])+1)">
            <text:p/>
          </table:table-cell>
          <table:table-cell table:style-name="ce90" office:value-type="string">
            <text:p>FNC_SOC_SPC_02</text:p>
          </table:table-cell>
          <table:table-cell table:style-name="ce95" table:formula="of:=IF(MID([.F97];6;1)&gt;MID([.F96];6;1);[.C96];[.C96]+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98];6;1)&gt;MID([.F97];6;1);&quot;&quot;;MAX([.A$7:.A97])+1)">
            <text:p/>
          </table:table-cell>
          <table:table-cell table:style-name="ce90" office:value-type="string">
            <text:p>FNC_SOC_SPC_02</text:p>
          </table:table-cell>
          <table:table-cell table:style-name="ce95" table:formula="of:=IF(MID([.F98];6;1)&gt;MID([.F97];6;1);[.C97];[.C97]+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6" office:value-type="string">
            <text:p>Step 3: Send invitation to user</text:p>
          </table:table-cell>
          <table:table-cell table:style-name="ce104" office:value-type="string">
            <text:p>Step 3: Send invitation to other user</text:p>
          </table:table-cell>
          <table:table-cell table:style-name="ce104" office:value-type="string">
            <text:p>- Access the Space settings by click on Edit Space icon</text:p>
            <text:p>- Select Members tab</text:p>
            <text:p>- Select user and send invitation</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99];6;1)&gt;MID([.F98];6;1);&quot;&quot;;MAX([.A$7:.A98])+1)">
            <text:p/>
          </table:table-cell>
          <table:table-cell table:style-name="ce90" office:value-type="string">
            <text:p>FNC_SOC_SPC_02</text:p>
          </table:table-cell>
          <table:table-cell table:style-name="ce95" table:formula="of:=IF(MID([.F99];6;1)&gt;MID([.F98];6;1);[.C98];[.C98]+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4" office:value-type="string">
            <text:p>Step 4: View all your invitation spaces</text:p>
          </table:table-cell>
          <table:table-cell table:style-name="ce104" office:value-type="string">
            <text:p>- User who has sent invitation at step 3, signs in system </text:p>
            <text:p>- Select space page </text:p>
            <text:p>- Select on <text:span text:style-name="T1">Invitations</text:span> spaces</text:p>
          </table:table-cell>
          <table:table-cell table:style-name="ce104" office:value-type="string">
            <text:p>Show Invitations space list of us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0];6;1)&gt;MID([.F99];6;1);&quot;&quot;;MAX([.A$7:.A99])+1)" office:value-type="float" office:value="28">
            <text:p>028</text:p>
          </table:table-cell>
          <table:table-cell table:style-name="ce90" office:value-type="string">
            <text:p>FNC_SOC_SPC_02</text:p>
          </table:table-cell>
          <table:table-cell table:style-name="ce95" table:formula="of:=IF(MID([.F100];6;1)&gt;MID([.F99];6;1);[.C99];[.C99]+1)" office:value-type="float" office:value="3">
            <text:p>003</text:p>
          </table:table-cell>
          <table:table-cell table:style-name="ce98" office:value-type="string">
            <text:p>Social/space/View spaces list </text:p>
          </table:table-cell>
          <table:table-cell table:style-name="ce53" office:value-type="string">
            <text:p>View All your pending space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101];6;1)&gt;MID([.F100];6;1);&quot;&quot;;MAX([.A$7:.A100])+1)">
            <text:p/>
          </table:table-cell>
          <table:table-cell table:style-name="ce90" office:value-type="string">
            <text:p>FNC_SOC_SPC_02</text:p>
          </table:table-cell>
          <table:table-cell table:style-name="ce95" table:formula="of:=IF(MID([.F101];6;1)&gt;MID([.F100];6;1);[.C100];[.C100]+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02];6;1)&gt;MID([.F101];6;1);&quot;&quot;;MAX([.A$7:.A101])+1)">
            <text:p/>
          </table:table-cell>
          <table:table-cell table:style-name="ce90" office:value-type="string">
            <text:p>FNC_SOC_SPC_02</text:p>
          </table:table-cell>
          <table:table-cell table:style-name="ce95" table:formula="of:=IF(MID([.F102];6;1)&gt;MID([.F101];6;1);[.C101];[.C101]+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4" office:value-type="string">
            <text:p>Step 3: send request to join</text:p>
          </table:table-cell>
          <table:table-cell table:style-name="ce104"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104" office:value-type="string">
            <text:p>Sending request success</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3];6;1)&gt;MID([.F102];6;1);&quot;&quot;;MAX([.A$7:.A102])+1)">
            <text:p/>
          </table:table-cell>
          <table:table-cell table:style-name="ce90" office:value-type="string">
            <text:p>FNC_SOC_SPC_02</text:p>
          </table:table-cell>
          <table:table-cell table:style-name="ce95" table:formula="of:=IF(MID([.F103];6;1)&gt;MID([.F102];6;1);[.C102];[.C102]+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7" office:value-type="string">
            <text:p>Step 4: view all your pending space</text:p>
          </table:table-cell>
          <table:table-cell table:style-name="ce104" office:value-type="string">
            <text:p>- Click on Pendings</text:p>
          </table:table-cell>
          <table:table-cell table:style-name="ce104" office:value-type="string">
            <text:p>Show list of spaces which user is waiting for accept from manager of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4];6;1)&gt;MID([.F103];6;1);&quot;&quot;;MAX([.A$7:.A103])+1)" office:value-type="float" office:value="29">
            <text:p>029</text:p>
          </table:table-cell>
          <table:table-cell table:style-name="ce90" office:value-type="string">
            <text:p>FNC_SOC_SPC_02</text:p>
          </table:table-cell>
          <table:table-cell table:style-name="ce95" table:formula="of:=IF(MID([.F104];6;1)&gt;MID([.F103];6;1);[.C103];[.C103]+1)" office:value-type="float" office:value="4">
            <text:p>004</text:p>
          </table:table-cell>
          <table:table-cell table:style-name="ce98" office:value-type="string">
            <text:p>Social/space/View spaces list </text:p>
          </table:table-cell>
          <table:table-cell table:style-name="ce53" office:value-type="string">
            <text:p>View all your public spac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105];6;1)&gt;MID([.F104];6;1);&quot;&quot;;MAX([.A$7:.A104])+1)">
            <text:p/>
          </table:table-cell>
          <table:table-cell table:style-name="ce90" office:value-type="string">
            <text:p>FNC_SOC_SPC_02</text:p>
          </table:table-cell>
          <table:table-cell table:style-name="ce95" table:formula="of:=IF(MID([.F105];6;1)&gt;MID([.F104];6;1);[.C104];[.C104]+1)" office:value-type="float" office:value="4">
            <text:p>004</text:p>
          </table:table-cell>
          <table:table-cell table:style-name="ce98" office:value-type="string">
            <text:p>Social/space/View spaces list </text:p>
          </table:table-cell>
          <table:table-cell table:style-name="ce102" office:value-type="string">
            <text:p>View all your public space</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06];6;1)&gt;MID([.F105];6;1);&quot;&quot;;MAX([.A$7:.A105])+1)">
            <text:p/>
          </table:table-cell>
          <table:table-cell table:style-name="ce90" office:value-type="string">
            <text:p>FNC_SOC_SPC_02</text:p>
          </table:table-cell>
          <table:table-cell table:style-name="ce95" table:formula="of:=IF(MID([.F106];6;1)&gt;MID([.F105];6;1);[.C105];[.C105]+1)" office:value-type="float" office:value="4">
            <text:p>004</text:p>
          </table:table-cell>
          <table:table-cell table:style-name="ce98" office:value-type="string">
            <text:p>Social/space/View spaces list </text:p>
          </table:table-cell>
          <table:table-cell table:style-name="ce102" office:value-type="string">
            <text:p>View all your public space</text:p>
          </table:table-cell>
          <table:table-cell table:style-name="ce104" office:value-type="string">
            <text:p>Step 3: View public space</text:p>
          </table:table-cell>
          <table:table-cell table:style-name="ce104" office:value-type="string">
            <text:p>- Log in by other user</text:p>
            <text:p><text:span text:style-name="T8">- Select public space</text:span></text:p>
          </table:table-cell>
          <table:table-cell table:style-name="ce104" office:value-type="string">
            <text:p>Show all space which user is not memb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7];6;1)&gt;MID([.F106];6;1);&quot;&quot;;MAX([.A$7:.A106])+1)" office:value-type="float" office:value="30">
            <text:p>030</text:p>
          </table:table-cell>
          <table:table-cell table:style-name="ce90" office:value-type="string">
            <text:p>FNC_SOC_SPC_02</text:p>
          </table:table-cell>
          <table:table-cell table:style-name="ce95" table:formula="of:=IF(MID([.F107];6;1)&gt;MID([.F106];6;1);[.C106];[.C106]+1)" office:value-type="float" office:value="5">
            <text:p>005</text:p>
          </table:table-cell>
          <table:table-cell table:style-name="ce98" office:value-type="string">
            <text:p>Social/space/View spaces list </text:p>
          </table:table-cell>
          <table:table-cell table:style-name="ce53" office:value-type="string">
            <text:p>View space by user Root</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108];6;1)&gt;MID([.F107];6;1);&quot;&quot;;MAX([.A$7:.A107])+1)">
            <text:p/>
          </table:table-cell>
          <table:table-cell table:style-name="ce90" office:value-type="string">
            <text:p>FNC_SOC_SPC_02</text:p>
          </table:table-cell>
          <table:table-cell table:style-name="ce95" table:formula="of:=IF(MID([.F108];6;1)&gt;MID([.F107];6;1);[.C107];[.C107]+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09];6;1)&gt;MID([.F108];6;1);&quot;&quot;;MAX([.A$7:.A108])+1)">
            <text:p/>
          </table:table-cell>
          <table:table-cell table:style-name="ce90" office:value-type="string">
            <text:p>FNC_SOC_SPC_02</text:p>
          </table:table-cell>
          <table:table-cell table:style-name="ce95" table:formula="of:=IF(MID([.F109];6;1)&gt;MID([.F108];6;1);[.C108];[.C108]+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3: Send invitation to Root </text:p>
          </table:table-cell>
          <table:table-cell table:style-name="ce104" office:value-type="string">
            <text:p>- Access the Space settings by click on Edit Space icon</text:p>
            <text:p>- Select Members tab</text:p>
            <text:p>- Select Root and send invitation</text:p>
          </table:table-cell>
          <table:table-cell table:style-name="ce113" office:value-type="string">
            <text:p>Send invitations to root successful</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0];6;1)&gt;MID([.F109];6;1);&quot;&quot;;MAX([.A$7:.A109])+1)">
            <text:p/>
          </table:table-cell>
          <table:table-cell table:style-name="ce90" office:value-type="string">
            <text:p>FNC_SOC_SPC_02</text:p>
          </table:table-cell>
          <table:table-cell table:style-name="ce95" table:formula="of:=IF(MID([.F110];6;1)&gt;MID([.F109];6;1);[.C109];[.C109]+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4: Create more space by root</text:p>
          </table:table-cell>
          <table:table-cell table:style-name="ce104" office:value-type="string">
            <text:p>- Log in by root user</text:p>
            <text:p><text:span text:style-name="T8">- Create some space</text:span></text:p>
          </table:table-cell>
          <table:table-cell table:style-name="ce104" office:value-type="string">
            <text:p>New Space is created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11];6;1)&gt;MID([.F110];6;1);&quot;&quot;;MAX([.A$7:.A110])+1)">
            <text:p/>
          </table:table-cell>
          <table:table-cell table:style-name="ce90" office:value-type="string">
            <text:p>FNC_SOC_SPC_02</text:p>
          </table:table-cell>
          <table:table-cell table:style-name="ce95" table:formula="of:=IF(MID([.F111];6;1)&gt;MID([.F110];6;1);[.C110];[.C110]+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8" office:value-type="string">
            <text:p>Step 5: View public space by Root</text:p>
          </table:table-cell>
          <table:table-cell table:style-name="ce104" office:value-type="string">
            <text:p>- Click on <text:span text:style-name="T1">Public </text:span></text:p>
          </table:table-cell>
          <table:table-cell table:style-name="ce104" office:value-type="string">
            <text:p>Show message: <text:span text:style-name="T7">No public spaces yet to </text:span><text:span text:style-name="T7">request to join.</text:span></text:p>
            <text:p>User Root can edit with all existed spaces in system</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2];6;1)&gt;MID([.F111];6;1);&quot;&quot;;MAX([.A$7:.A111])+1)">
            <text:p/>
          </table:table-cell>
          <table:table-cell table:style-name="ce90" office:value-type="string">
            <text:p>FNC_SOC_SPC_02</text:p>
          </table:table-cell>
          <table:table-cell table:style-name="ce95" table:formula="of:=IF(MID([.F112];6;1)&gt;MID([.F111];6;1);[.C111];[.C111]+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8" office:value-type="string">
            <text:p>Step 6: View my spaces list</text:p>
          </table:table-cell>
          <table:table-cell table:style-name="ce104" office:value-type="string">
            <text:p>- Click on <text:s/><text:span text:style-name="T1">my spaces</text:span></text:p>
          </table:table-cell>
          <table:table-cell table:style-name="ce104" office:value-type="string">
            <text:p>Show all spaces which are existing on system</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13];6;1)&gt;MID([.F112];6;1);&quot;&quot;;MAX([.A$7:.A112])+1)">
            <text:p/>
          </table:table-cell>
          <table:table-cell table:style-name="ce90" office:value-type="string">
            <text:p>FNC_SOC_SPC_02</text:p>
          </table:table-cell>
          <table:table-cell table:style-name="ce95" table:formula="of:=IF(MID([.F113];6;1)&gt;MID([.F112];6;1);[.C112];[.C112]+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7: View invitation spaces list</text:p>
          </table:table-cell>
          <table:table-cell table:style-name="ce104" office:value-type="string">
            <text:p>- Click on <text:span text:style-name="T1">Invitations</text:span></text:p>
          </table:table-cell>
          <table:table-cell table:style-name="ce104" office:value-type="string">
            <text:p>Show message:<text:span text:style-name="T7"> No invited spaces yet to </text:span><text:span text:style-name="T7">accept or deny.</text:span></text:p>
            <text:p>When has an invitation from other space, user Root will be automatically became member of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4];6;1)&gt;MID([.F113];6;1);&quot;&quot;;MAX([.A$7:.A113])+1)">
            <text:p/>
          </table:table-cell>
          <table:table-cell table:style-name="ce90" office:value-type="string">
            <text:p>FNC_SOC_SPC_02</text:p>
          </table:table-cell>
          <table:table-cell table:style-name="ce95" table:formula="of:=IF(MID([.F114];6;1)&gt;MID([.F113];6;1);[.C113];[.C113]+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8: View pending spaces list</text:p>
          </table:table-cell>
          <table:table-cell table:style-name="ce104" office:value-type="string">
            <text:p>- Click on <text:span text:style-name="T1">Pendings</text:span></text:p>
          </table:table-cell>
          <table:table-cell table:style-name="ce104" office:value-type="string">
            <text:p>Show message: <text:span text:style-name="T7">No pending spaces yet to </text:span><text:span text:style-name="T7">revoke.</text:span></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15];6;1)&gt;MID([.F114];6;1);&quot;&quot;;MAX([.A$7:.A114])+1)" office:value-type="float" office:value="31">
            <text:p>031</text:p>
          </table:table-cell>
          <table:table-cell table:style-name="ce90" office:value-type="string">
            <text:p>FNC_SOC_SPC_02</text:p>
          </table:table-cell>
          <table:table-cell table:style-name="ce95" table:formula="of:=IF(MID([.F115];6;1)&gt;MID([.F114];6;1);[.C114];[.C114]+1)" office:value-type="float" office:value="6">
            <text:p>006</text:p>
          </table:table-cell>
          <table:table-cell table:style-name="ce98" office:value-type="string">
            <text:p>Social/space/View spaces list </text:p>
          </table:table-cell>
          <table:table-cell table:style-name="ce53" office:value-type="string">
            <text:p>Check paging</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6];6;1)&gt;MID([.F115];6;1);&quot;&quot;;MAX([.A$7:.A115])+1)">
            <text:p/>
          </table:table-cell>
          <table:table-cell table:style-name="ce90" office:value-type="string">
            <text:p>FNC_SOC_SPC_02</text:p>
          </table:table-cell>
          <table:table-cell table:style-name="ce95" table:formula="of:=IF(MID([.F116];6;1)&gt;MID([.F115];6;1);[.C115];[.C115]+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2: Create some space</text:p>
          </table:table-cell>
          <table:table-cell table:style-name="ce104" office:value-type="string">
            <text:p>Create more than 40 spaces</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0">
          <table:table-cell table:style-name="ce83" table:formula="of:=IF(MID([.F117];6;1)&gt;MID([.F116];6;1);&quot;&quot;;MAX([.A$7:.A116])+1)">
            <text:p/>
          </table:table-cell>
          <table:table-cell table:style-name="ce90" office:value-type="string">
            <text:p>FNC_SOC_SPC_02</text:p>
          </table:table-cell>
          <table:table-cell table:style-name="ce95" table:formula="of:=IF(MID([.F117];6;1)&gt;MID([.F116];6;1);[.C116];[.C116]+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3: Check paging on My spaces list</text:p>
          </table:table-cell>
          <table:table-cell table:style-name="ce104" office:value-type="string">
            <text:p>On my spaces list:</text:p>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4">
          <table:table-cell table:style-name="ce83" table:formula="of:=IF(MID([.F118];6;1)&gt;MID([.F117];6;1);&quot;&quot;;MAX([.A$7:.A117])+1)">
            <text:p/>
          </table:table-cell>
          <table:table-cell table:style-name="ce90" office:value-type="string">
            <text:p>FNC_SOC_SPC_02</text:p>
          </table:table-cell>
          <table:table-cell table:style-name="ce95" table:formula="of:=IF(MID([.F118];6;1)&gt;MID([.F117];6;1);[.C117];[.C117]+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4: Check paging on invitation space list</text:p>
          </table:table-cell>
          <table:table-cell table:style-name="ce104" office:value-type="string">
            <text:p>Other user send invitations to user.</text:p>
            <text:p>User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5">
          <table:table-cell table:style-name="ce83" table:formula="of:=IF(MID([.F119];6;1)&gt;MID([.F118];6;1);&quot;&quot;;MAX([.A$7:.A118])+1)">
            <text:p/>
          </table:table-cell>
          <table:table-cell table:style-name="ce90" office:value-type="string">
            <text:p>FNC_SOC_SPC_02</text:p>
          </table:table-cell>
          <table:table-cell table:style-name="ce95" table:formula="of:=IF(MID([.F119];6;1)&gt;MID([.F118];6;1);[.C118];[.C118]+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5: Check paging on pending <text:s/>spaces list</text:p>
          </table:table-cell>
          <table:table-cell table:style-name="ce104" office:value-type="string">
            <text:p>Send request to join spaces.</text:p>
            <text:p>User select <text:span text:style-name="T1">Pending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6">
          <table:table-cell table:style-name="ce83" table:formula="of:=IF(MID([.F120];6;1)&gt;MID([.F119];6;1);&quot;&quot;;MAX([.A$7:.A119])+1)">
            <text:p/>
          </table:table-cell>
          <table:table-cell table:style-name="ce90" office:value-type="string">
            <text:p>FNC_SOC_SPC_02</text:p>
          </table:table-cell>
          <table:table-cell table:style-name="ce95" table:formula="of:=IF(MID([.F120];6;1)&gt;MID([.F119];6;1);[.C119];[.C119]+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6: check paging on Public spaces list</text:p>
          </table:table-cell>
          <table:table-cell table:style-name="ce104" office:value-type="string">
            <text:p>Other user create spaces.</text:p>
            <text:p>Use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21];6;1)&gt;MID([.F120];6;1);&quot;&quot;;MAX([.A$7:.A120])+1)" office:value-type="float" office:value="32">
            <text:p>032</text:p>
          </table:table-cell>
          <table:table-cell table:style-name="ce90" office:value-type="string">
            <text:p>FNC_SOC_SPC_03</text:p>
          </table:table-cell>
          <table:table-cell table:style-name="ce94" office:value-type="float" office:value="1">
            <text:p>001</text:p>
          </table:table-cell>
          <table:table-cell table:style-name="ce98" office:value-type="string">
            <text:p>Social/space/Access </text:p>
          </table:table-cell>
          <table:table-cell table:style-name="ce52" office:value-type="string">
            <text:p>Access Space by user who is not member (except Root)</text:p>
          </table:table-cell>
          <table:table-cell table:style-name="ce104" office:value-type="string">
            <text:p>Step 1: user A creates space</text:p>
          </table:table-cell>
          <table:table-cell table:style-name="ce104" office:value-type="string">
            <text:p>- A signs in system</text:p>
            <text:p>- Select space page</text:p>
            <text:p>- Click on button create a space</text:p>
            <text:p>- Enter all valid data and click on [create] button.</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22];6;1)&gt;MID([.F121];6;1);&quot;&quot;;MAX([.A$7:.A121])+1)">
            <text:p/>
          </table:table-cell>
          <table:table-cell table:style-name="ce90" office:value-type="string">
            <text:p>FNC_SOC_SPC_03</text:p>
          </table:table-cell>
          <table:table-cell table:style-name="ce95" table:formula="of:=IF(MID([.F122];6;1)&gt;MID([.F121];6;1);[.C121];[.C121]+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2: User B sign in</text:p>
          </table:table-cell>
          <table:table-cell table:style-name="ce104" office:value-type="string">
            <text:p>- B signs in system</text:p>
            <text:p>- Select space page</text:p>
          </table:table-cell>
          <table:table-cell table:style-name="ce113" office:value-type="string">
            <text:p>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7">
          <table:table-cell table:style-name="ce83" table:formula="of:=IF(MID([.F123];6;1)&gt;MID([.F122];6;1);&quot;&quot;;MAX([.A$7:.A122])+1)">
            <text:p/>
          </table:table-cell>
          <table:table-cell table:style-name="ce90" office:value-type="string">
            <text:p>FNC_SOC_SPC_03</text:p>
          </table:table-cell>
          <table:table-cell table:style-name="ce95" table:formula="of:=IF(MID([.F123];6;1)&gt;MID([.F122];6;1);[.C122];[.C122]+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3: View public space</text:p>
          </table:table-cell>
          <table:table-cell table:style-name="ce104" office:value-type="string">
            <text:p>- Select <text:span text:style-name="T1">Public</text:span></text:p>
          </table:table-cell>
          <table:table-cell table:style-name="ce104" office:value-type="string">
            <text:p>Show all exited Space on system.</text:p>
            <text:p>Default: with user isn't member of space, by side the name of space, there is a [<text:span text:style-name="T9">Request </text:span><text:span text:style-name="T9">to join</text:span>] button to follow user sending request.</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24];6;1)&gt;MID([.F123];6;1);&quot;&quot;;MAX([.A$7:.A123])+1)">
            <text:p/>
          </table:table-cell>
          <table:table-cell table:style-name="ce90" office:value-type="string">
            <text:p>FNC_SOC_SPC_03</text:p>
          </table:table-cell>
          <table:table-cell table:style-name="ce95" table:formula="of:=IF(MID([.F124];6;1)&gt;MID([.F123];6;1);[.C123];[.C123]+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4: Access a space</text:p>
          </table:table-cell>
          <table:table-cell table:style-name="ce104" office:value-type="string">
            <text:p>- Select a space which has created at step 1 and move mouse over the name of space</text:p>
          </table:table-cell>
          <table:table-cell table:style-name="ce104" office:value-type="string">
            <text:p>Keep current page and user can not access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0">
          <table:table-cell table:style-name="ce83" table:formula="of:=IF(MID([.F125];6;1)&gt;MID([.F124];6;1);&quot;&quot;;MAX([.A$7:.A124])+1)" office:value-type="float" office:value="33">
            <text:p>033</text:p>
          </table:table-cell>
          <table:table-cell table:style-name="ce90" office:value-type="string">
            <text:p>FNC_SOC_SPC_03</text:p>
          </table:table-cell>
          <table:table-cell table:style-name="ce95" table:formula="of:=IF(MID([.F125];6;1)&gt;MID([.F124];6;1);[.C124];[.C124]+1)" office:value-type="float" office:value="2">
            <text:p>002</text:p>
          </table:table-cell>
          <table:table-cell table:style-name="ce98" office:value-type="string">
            <text:p>Social/space/Access </text:p>
          </table:table-cell>
          <table:table-cell table:style-name="ce52" office:value-type="string">
            <text:p>Access Space by user who is member</text:p>
          </table:table-cell>
          <table:table-cell table:style-name="ce104" office:value-type="string">
            <text:p>Step 1: user A creates space</text:p>
          </table:table-cell>
          <table:table-cell table:style-name="ce104"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13" office:value-type="string">
            <text:p>- Create new space successfully</text:p>
            <text:p>- Send invitation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f:=IF(MID([.F126];6;1)&gt;MID([.F125];6;1);&quot;&quot;;MAX([.A$7:.A125])+1)">
            <text:p/>
          </table:table-cell>
          <table:table-cell table:style-name="ce90" office:value-type="string">
            <text:p>FNC_SOC_SPC_03</text:p>
          </table:table-cell>
          <table:table-cell table:style-name="ce95" table:formula="of:=IF(MID([.F126];6;1)&gt;MID([.F125];6;1);[.C125];[.C125]+1)" office:value-type="float" office:value="2">
            <text:p>002</text:p>
          </table:table-cell>
          <table:table-cell table:style-name="ce98" office:value-type="string">
            <text:p>Social/space/Access </text:p>
          </table:table-cell>
          <table:table-cell table:style-name="ce103" office:value-type="string">
            <text:p>Access Space by user who is member</text:p>
          </table:table-cell>
          <table:table-cell table:style-name="ce104" office:value-type="string">
            <text:p>Step 2: User B accepts invitation</text:p>
          </table:table-cell>
          <table:table-cell table:style-name="ce104" office:value-type="string">
            <text:p>- B signs in system</text:p>
            <text:p>- Select space page</text:p>
            <text:p>- Select <text:span text:style-name="T1">Invitations </text:span><text:span text:style-name="T12">spaces list</text:span></text:p>
            <text:p>- Click accept invitation of space which has create at step 1</text:p>
          </table:table-cell>
          <table:table-cell table:style-name="ce104" office:value-type="string">
            <text:p>User B becomes member of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8">
          <table:table-cell table:style-name="ce83" table:formula="of:=IF(MID([.F127];6;1)&gt;MID([.F126];6;1);&quot;&quot;;MAX([.A$7:.A126])+1)">
            <text:p/>
          </table:table-cell>
          <table:table-cell table:style-name="ce90" office:value-type="string">
            <text:p>FNC_SOC_SPC_03</text:p>
          </table:table-cell>
          <table:table-cell table:style-name="ce95" table:formula="of:=IF(MID([.F127];6;1)&gt;MID([.F126];6;1);[.C126];[.C126]+1)" office:value-type="float" office:value="2">
            <text:p>002</text:p>
          </table:table-cell>
          <table:table-cell table:style-name="ce98" office:value-type="string">
            <text:p>Social/space/Access </text:p>
          </table:table-cell>
          <table:table-cell table:style-name="ce103" office:value-type="string">
            <text:p>Access Space by user who is member</text:p>
          </table:table-cell>
          <table:table-cell table:style-name="ce104" office:value-type="string">
            <text:p>Step 3: Access a space</text:p>
          </table:table-cell>
          <table:table-cell table:style-name="ce104" office:value-type="string">
            <text:p>- User B accesses to the space which has accept at step 2</text:p>
          </table:table-cell>
          <table:table-cell table:style-name="ce104" office:value-type="string">
            <text:p>Access space successfully. </text:p>
            <text:p>- Default: member in space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9">
          <table:table-cell table:style-name="ce83" table:formula="of:=IF(MID([.F128];6;1)&gt;MID([.F127];6;1);&quot;&quot;;MAX([.A$7:.A127])+1)" office:value-type="float" office:value="34">
            <text:p>034</text:p>
          </table:table-cell>
          <table:table-cell table:style-name="ce90" office:value-type="string">
            <text:p>FNC_SOC_SPC_03</text:p>
          </table:table-cell>
          <table:table-cell table:style-name="ce95" table:formula="of:=IF(MID([.F128];6;1)&gt;MID([.F127];6;1);[.C127];[.C127]+1)" office:value-type="float" office:value="3">
            <text:p>003</text:p>
          </table:table-cell>
          <table:table-cell table:style-name="ce98" office:value-type="string">
            <text:p>Social/space/Access </text:p>
          </table:table-cell>
          <table:table-cell table:style-name="ce52" office:value-type="string">
            <text:p>Access Space by user who is manager of the space</text:p>
          </table:table-cell>
          <table:table-cell table:style-name="ce104" office:value-type="string">
            <text:p>Step 1: Creates space</text:p>
          </table:table-cell>
          <table:table-cell table:style-name="ce104" office:value-type="string">
            <text:p>- Sign in system</text:p>
            <text:p>- Select space page</text:p>
            <text:p>- Click on [create a space] button</text:p>
            <text:p>- Enter valid name and click on [create] button.</text:p>
            <text:p/>
          </table:table-cell>
          <table:table-cell table:style-name="ce113" office:value-type="string">
            <text:p>- Create new space successfully</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0">
          <table:table-cell table:style-name="ce83" table:formula="of:=IF(MID([.F129];6;1)&gt;MID([.F128];6;1);&quot;&quot;;MAX([.A$7:.A128])+1)">
            <text:p/>
          </table:table-cell>
          <table:table-cell table:style-name="ce90" office:value-type="string">
            <text:p>FNC_SOC_SPC_03</text:p>
          </table:table-cell>
          <table:table-cell table:style-name="ce95" table:formula="of:=IF(MID([.F129];6;1)&gt;MID([.F128];6;1);[.C128];[.C128]+1)" office:value-type="float" office:value="3">
            <text:p>003</text:p>
          </table:table-cell>
          <table:table-cell table:style-name="ce98" office:value-type="string">
            <text:p>Social/space/Access </text:p>
          </table:table-cell>
          <table:table-cell table:style-name="ce103" office:value-type="string">
            <text:p>Access Space by user who is manager of the space</text:p>
          </table:table-cell>
          <table:table-cell table:style-name="ce104" office:value-type="string">
            <text:p>Step 2: Access a space</text:p>
          </table:table-cell>
          <table:table-cell table:style-name="ce104" office:value-type="string">
            <text:p>- Select a space at step 1</text:p>
            <text:p>- Click on the space</text:p>
          </table:table-cell>
          <table:table-cell table:style-name="ce104" office:value-type="string">
            <text:p>Access space successfully. </text:p>
            <text:p>- Default: manager in space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4">
          <table:table-cell table:style-name="ce83" table:formula="of:=IF(MID([.F130];6;1)&gt;MID([.F129];6;1);&quot;&quot;;MAX([.A$7:.A129])+1)">
            <text:p/>
          </table:table-cell>
          <table:table-cell table:style-name="ce90" office:value-type="string">
            <text:p>FNC_SOC_SPC_03</text:p>
          </table:table-cell>
          <table:table-cell table:style-name="ce95" table:formula="of:=IF(MID([.F130];6;1)&gt;MID([.F129];6;1);[.C129];[.C129]+1)" office:value-type="float" office:value="3">
            <text:p>003</text:p>
          </table:table-cell>
          <table:table-cell table:style-name="ce98" office:value-type="string">
            <text:p>Social/space/Access </text:p>
          </table:table-cell>
          <table:table-cell table:style-name="ce103" office:value-type="string">
            <text:p>Access Space by user who is manager of the space</text:p>
          </table:table-cell>
          <table:table-cell table:style-name="ce104" office:value-type="string">
            <text:p>Step 3: Access the Space settings portlet</text:p>
          </table:table-cell>
          <table:table-cell table:style-name="ce104" office:value-type="string">
            <text:p>- Click on the [Space settings] portlet</text:p>
          </table:table-cell>
          <table:table-cell table:style-name="ce104" office:value-type="string">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31];6;1)&gt;MID([.F130];6;1);&quot;&quot;;MAX([.A$7:.A130])+1)" office:value-type="float" office:value="35">
            <text:p>035</text:p>
          </table:table-cell>
          <table:table-cell table:style-name="ce90" office:value-type="string">
            <text:p>FNC_SOC_SPC_03</text:p>
          </table:table-cell>
          <table:table-cell table:style-name="ce95" table:formula="of:=IF(MID([.F131];6;1)&gt;MID([.F130];6;1);[.C130];[.C130]+1)" office:value-type="float" office:value="4">
            <text:p>004</text:p>
          </table:table-cell>
          <table:table-cell table:style-name="ce98" office:value-type="string">
            <text:p>Social/space/Access </text:p>
          </table:table-cell>
          <table:table-cell table:style-name="ce52" office:value-type="string">
            <text:p>Access Space by user Root</text:p>
          </table:table-cell>
          <table:table-cell table:style-name="ce104" office:value-type="string">
            <text:p>Step 1: user A creates space</text:p>
          </table:table-cell>
          <table:table-cell table:style-name="ce104" office:value-type="string">
            <text:p>- A signs in system</text:p>
            <text:p>- Select space page</text:p>
            <text:p>- Click on button create a space</text:p>
            <text:p>- Enter all valid data and click on [create] button.</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32];6;1)&gt;MID([.F131];6;1);&quot;&quot;;MAX([.A$7:.A131])+1)">
            <text:p/>
          </table:table-cell>
          <table:table-cell table:style-name="ce90" office:value-type="string">
            <text:p>FNC_SOC_SPC_03</text:p>
          </table:table-cell>
          <table:table-cell table:style-name="ce95" table:formula="of:=IF(MID([.F132];6;1)&gt;MID([.F131];6;1);[.C131];[.C131]+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2: Root sign in</text:p>
          </table:table-cell>
          <table:table-cell table:style-name="ce104" office:value-type="string">
            <text:p>- Root signs in system</text:p>
            <text:p>- Select space page.</text:p>
            <text:p>- Select my spaces list</text:p>
          </table:table-cell>
          <table:table-cell table:style-name="ce104" office:value-type="string">
            <text:p>Show all exited Space on system or show all space which user is member of on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1">
          <table:table-cell table:style-name="ce83" table:formula="of:=IF(MID([.F133];6;1)&gt;MID([.F132];6;1);&quot;&quot;;MAX([.A$7:.A132])+1)">
            <text:p/>
          </table:table-cell>
          <table:table-cell table:style-name="ce90" office:value-type="string">
            <text:p>FNC_SOC_SPC_03</text:p>
          </table:table-cell>
          <table:table-cell table:style-name="ce95" table:formula="of:=IF(MID([.F133];6;1)&gt;MID([.F132];6;1);[.C132];[.C132]+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3: Access a space</text:p>
          </table:table-cell>
          <table:table-cell table:style-name="ce104" office:value-type="string">
            <text:p>- Select a space which has created at step 1</text:p>
          </table:table-cell>
          <table:table-cell table:style-name="ce104" office:value-type="string">
            <text:p>Access space successfully. </text:p>
            <text:p>- Default: Root accesses space like the manager of space access the space. Root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34];6;1)&gt;MID([.F133];6;1);&quot;&quot;;MAX([.A$7:.A133])+1)">
            <text:p/>
          </table:table-cell>
          <table:table-cell table:style-name="ce90" office:value-type="string">
            <text:p>FNC_SOC_SPC_03</text:p>
          </table:table-cell>
          <table:table-cell table:style-name="ce95" table:formula="of:=IF(MID([.F134];6;1)&gt;MID([.F133];6;1);[.C133];[.C133]+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4: Root accesses a space from space link</text:p>
          </table:table-cell>
          <table:table-cell table:style-name="ce104" office:value-type="string">
            <text:p>- Move mouse over the space link</text:p>
            <text:p>- Select any space form list and access the space</text:p>
          </table:table-cell>
          <table:table-cell table:style-name="ce104" office:value-type="string">
            <text:p>Root accesses the space like the manager of space</text:p>
          </table:table-cell>
          <table:table-cell table:style-name="ce118" office:value-type="string">
            <text:p>Medium</text:p>
          </table:table-cell>
          <table:table-cell table:style-name="ce124"/>
          <table:table-cell table:style-name="ce127" table:number-columns-repeated="9"/>
          <table:table-cell table:style-name="ce80" table:number-columns-repeated="228"/>
        </table:table-row>
        <table:table-row table:style-name="ro21">
          <table:table-cell table:style-name="ce83" table:formula="of:=IF(MID([.F135];6;1)&gt;MID([.F134];6;1);&quot;&quot;;MAX([.A$7:.A134])+1)" office:value-type="float" office:value="36">
            <text:p>036</text:p>
          </table:table-cell>
          <table:table-cell table:style-name="ce90" office:value-type="string">
            <text:p>FNC_SOC_SPC_04</text:p>
          </table:table-cell>
          <table:table-cell table:style-name="ce94" office:value-type="float" office:value="1">
            <text:p>001</text:p>
          </table:table-cell>
          <table:table-cell table:style-name="ce98" office:value-type="string">
            <text:p>Social/space/Edit space</text:p>
          </table:table-cell>
          <table:table-cell table:style-name="ce52" office:value-type="string">
            <text:p><text:span text:style-name="T4">Show Edit space form </text:span>by user who is not manager of the space</text:p>
          </table:table-cell>
          <table:table-cell table:style-name="ce104" office:value-type="string">
            <text:p>Step 1: Creates space</text:p>
          </table:table-cell>
          <table:table-cell table:style-name="ce104" office:value-type="string">
            <text:p>- Sign in system</text:p>
            <text:p>- Select space page to view</text:p>
            <text:p>- Click on [create a space] button</text:p>
            <text:p>- Enter all valid data and click on [create] button</text:p>
            <text:p>- Send invitation to other user</text:p>
          </table:table-cell>
          <table:table-cell table:style-name="ce114" office:value-type="string">
            <text:p>- Create new space successfully </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f:=IF(MID([.F136];6;1)&gt;MID([.F135];6;1);&quot;&quot;;MAX([.A$7:.A135])+1)">
            <text:p/>
          </table:table-cell>
          <table:table-cell table:style-name="ce90" office:value-type="string">
            <text:p>FNC_SOC_SPC_04</text:p>
          </table:table-cell>
          <table:table-cell table:style-name="ce95" table:formula="of:=IF(MID([.F136];6;1)&gt;MID([.F135];6;1);[.C135];[.C135]+1)" office:value-type="float" office:value="1">
            <text:p>001</text:p>
          </table:table-cell>
          <table:table-cell table:style-name="ce98" office:value-type="string">
            <text:p>Social/space/Edit space</text:p>
          </table:table-cell>
          <table:table-cell table:style-name="ce103" office:value-type="string">
            <text:p><text:span text:style-name="T4">Show Edit space form </text:span>by user who is not manager of the space</text:p>
          </table:table-cell>
          <table:table-cell table:style-name="ce104" office:value-type="string">
            <text:p>Step 2: Show form edit space</text:p>
          </table:table-cell>
          <table:table-cell table:style-name="ce104" office:value-type="string">
            <text:p>- Sign in by user who has been sent invitation</text:p>
            <text:p>- Select I<text:span text:style-name="T1">nvitations</text:span> list and accept the <text:s/>invitation</text:p>
            <text:p>- Select <text:span text:style-name="T1">my spaces</text:span> list and access the space which user has accept invitation</text:p>
          </table:table-cell>
          <table:table-cell table:style-name="ce104" office:value-type="string">
            <text:p>User can not see [Edit] button to edit space. After user accesses the space successfully user can not see [Space Setting] portlet too</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37];6;1)&gt;MID([.F136];6;1);&quot;&quot;;MAX([.A$7:.A136])+1)" office:value-type="float" office:value="37">
            <text:p>037</text:p>
          </table:table-cell>
          <table:table-cell table:style-name="ce90" office:value-type="string">
            <text:p>FNC_SOC_SPC_04</text:p>
          </table:table-cell>
          <table:table-cell table:style-name="ce95" table:formula="of:=IF(MID([.F137];6;1)&gt;MID([.F136];6;1);[.C136];[.C136]+1)" office:value-type="float" office:value="2">
            <text:p>002</text:p>
          </table:table-cell>
          <table:table-cell table:style-name="ce98" office:value-type="string">
            <text:p>Social/space/Edit space</text:p>
          </table:table-cell>
          <table:table-cell table:style-name="ce52" office:value-type="string">
            <text:p><text:span text:style-name="T4">Show Edit space form </text:span>by user who is manager of the space or user Root when click Edit space <text:s/>icon</text:p>
          </table:table-cell>
          <table:table-cell table:style-name="ce104" office:value-type="string">
            <text:p>Step 1:Create the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32">
          <table:table-cell table:style-name="ce83" table:formula="of:=IF(MID([.F138];6;1)&gt;MID([.F137];6;1);&quot;&quot;;MAX([.A$7:.A137])+1)">
            <text:p/>
          </table:table-cell>
          <table:table-cell table:style-name="ce90" office:value-type="string">
            <text:p>FNC_SOC_SPC_04</text:p>
          </table:table-cell>
          <table:table-cell table:style-name="ce95" table:formula="of:=IF(MID([.F138];6;1)&gt;MID([.F137];6;1);[.C137];[.C137]+1)" office:value-type="float" office:value="2">
            <text:p>002</text:p>
          </table:table-cell>
          <table:table-cell table:style-name="ce98" office:value-type="string">
            <text:p>Social/space/Edit space</text:p>
          </table:table-cell>
          <table:table-cell table:style-name="ce103" office:value-type="string">
            <text:p><text:span text:style-name="T4">Show Edit space form </text:span>by user who is manager of the space or user Root</text:p>
          </table:table-cell>
          <table:table-cell table:style-name="ce104" office:value-type="string">
            <text:p>Step 2: Access Edit space portlet by click on Edit icon</text:p>
          </table:table-cell>
          <table:table-cell table:style-name="ce104" office:value-type="string">
            <text:p>- Select a space which has create at step 1</text:p>
            <text:p>- Click on [Edit space] icon</text:p>
            <text:p/>
          </table:table-cell>
          <table:table-cell table:style-name="ce115" office:value-type="string">
            <text:p>User is access on Space settings portlet of the space.</text:p>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39];6;1)&gt;MID([.F138];6;1);&quot;&quot;;MAX([.A$7:.A138])+1)" office:value-type="float" office:value="38">
            <text:p>038</text:p>
          </table:table-cell>
          <table:table-cell table:style-name="ce90" office:value-type="string">
            <text:p>FNC_SOC_SPC_04</text:p>
          </table:table-cell>
          <table:table-cell table:style-name="ce95" table:formula="of:=IF(MID([.F139];6;1)&gt;MID([.F138];6;1);[.C138];[.C138]+1)" office:value-type="float" office:value="3">
            <text:p>003</text:p>
          </table:table-cell>
          <table:table-cell table:style-name="ce98" office:value-type="string">
            <text:p>Social/space/Edit space</text:p>
          </table:table-cell>
          <table:table-cell table:style-name="ce52" office:value-type="string">
            <text:p><text:span text:style-name="T4">Show Edit space form </text:span>by user who is manager of the space or user Root when click name of space </text:p>
          </table:table-cell>
          <table:table-cell table:style-name="ce104" office:value-type="string">
            <text:p>Step 1:Create the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5">
          <table:table-cell table:style-name="ce83" table:formula="of:=IF(MID([.F140];6;1)&gt;MID([.F139];6;1);&quot;&quot;;MAX([.A$7:.A139])+1)">
            <text:p/>
          </table:table-cell>
          <table:table-cell table:style-name="ce90" office:value-type="string">
            <text:p>FNC_SOC_SPC_04</text:p>
          </table:table-cell>
          <table:table-cell table:style-name="ce95" table:formula="of:=IF(MID([.F140];6;1)&gt;MID([.F139];6;1);[.C139];[.C139]+1)" office:value-type="float" office:value="3">
            <text:p>003</text:p>
          </table:table-cell>
          <table:table-cell table:style-name="ce98" office:value-type="string">
            <text:p>Social/space/Edit space</text:p>
          </table:table-cell>
          <table:table-cell table:style-name="ce103" office:value-type="string">
            <text:p><text:span text:style-name="T4">Show Edit space form </text:span>by user who is manager of the space or user Root</text:p>
          </table:table-cell>
          <table:table-cell table:style-name="ce104" office:value-type="string">
            <text:p>Step 2: Show edit space form by accessing the space</text:p>
          </table:table-cell>
          <table:table-cell table:style-name="ce104" office:value-type="string">
            <text:p>- Click on name of space to access </text:p>
            <text:p>- Select [Space Settings] <text:s/>portlet.</text:p>
          </table:table-cell>
          <table:table-cell table:style-name="ce115" office:value-type="string">
            <text:p>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1];6;1)&gt;MID([.F140];6;1);&quot;&quot;;MAX([.A$7:.A140])+1)" office:value-type="float" office:value="39">
            <text:p>039</text:p>
          </table:table-cell>
          <table:table-cell table:style-name="ce90" office:value-type="string">
            <text:p>FNC_SOC_SPC_04</text:p>
          </table:table-cell>
          <table:table-cell table:style-name="ce95" table:formula="of:=IF(MID([.F141];6;1)&gt;MID([.F140];6;1);[.C140];[.C140]+1)" office:value-type="float" office:value="4">
            <text:p>004</text:p>
          </table:table-cell>
          <table:table-cell table:style-name="ce98" office:value-type="string">
            <text:p>Social/space/Edit space</text:p>
          </table:table-cell>
          <table:table-cell table:style-name="ce52" office:value-type="string">
            <text:p>Edit space with valid nam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2];6;1)&gt;MID([.F141];6;1);&quot;&quot;;MAX([.A$7:.A141])+1)">
            <text:p/>
          </table:table-cell>
          <table:table-cell table:style-name="ce90" office:value-type="string">
            <text:p>FNC_SOC_SPC_04</text:p>
          </table:table-cell>
          <table:table-cell table:style-name="ce95" table:formula="of:=IF(MID([.F142];6;1)&gt;MID([.F141];6;1);[.C141];[.C141]+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43];6;1)&gt;MID([.F142];6;1);&quot;&quot;;MAX([.A$7:.A142])+1)">
            <text:p/>
          </table:table-cell>
          <table:table-cell table:style-name="ce90" office:value-type="string">
            <text:p>FNC_SOC_SPC_04</text:p>
          </table:table-cell>
          <table:table-cell table:style-name="ce95" table:formula="of:=IF(MID([.F143];6;1)&gt;MID([.F142];6;1);[.C142];[.C142]+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3: Edit space with valid name</text:p>
          </table:table-cell>
          <table:table-cell table:style-name="ce104" office:value-type="string">
            <text:p>- Select <text:span text:style-name="T1">Settings</text:span> tab</text:p>
            <text:p>- Enter a valid name for space</text:p>
            <text:p>- Click on <text:span text:style-name="T1">Save </text:span><text:span text:style-name="T12">button</text:span></text:p>
          </table:table-cell>
          <table:table-cell table:style-name="ce115" office:value-type="string">
            <text:p>Show message to user knows 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44];6;1)&gt;MID([.F143];6;1);&quot;&quot;;MAX([.A$7:.A143])+1)">
            <text:p/>
          </table:table-cell>
          <table:table-cell table:style-name="ce90" office:value-type="string">
            <text:p>FNC_SOC_SPC_04</text:p>
          </table:table-cell>
          <table:table-cell table:style-name="ce95" table:formula="of:=IF(MID([.F144];6;1)&gt;MID([.F143];6;1);[.C143];[.C143]+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new display name of space is displayed. The URL of space is changed</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5];6;1)&gt;MID([.F144];6;1);&quot;&quot;;MAX([.A$7:.A144])+1)" office:value-type="float" office:value="40">
            <text:p>040</text:p>
          </table:table-cell>
          <table:table-cell table:style-name="ce90" office:value-type="string">
            <text:p>FNC_SOC_SPC_04</text:p>
          </table:table-cell>
          <table:table-cell table:style-name="ce95" table:formula="of:=IF(MID([.F145];6;1)&gt;MID([.F144];6;1);[.C144];[.C144]+1)" office:value-type="float" office:value="5">
            <text:p>005</text:p>
          </table:table-cell>
          <table:table-cell table:style-name="ce98" office:value-type="string">
            <text:p>Social/space/Edit space</text:p>
          </table:table-cell>
          <table:table-cell table:style-name="ce51" office:value-type="string">
            <text:p>Edit space with name of space is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6];6;1)&gt;MID([.F145];6;1);&quot;&quot;;MAX([.A$7:.A145])+1)">
            <text:p/>
          </table:table-cell>
          <table:table-cell table:style-name="ce90" office:value-type="string">
            <text:p>FNC_SOC_SPC_04</text:p>
          </table:table-cell>
          <table:table-cell table:style-name="ce95" table:formula="of:=IF(MID([.F146];6;1)&gt;MID([.F145];6;1);[.C145];[.C145]+1)" office:value-type="float" office:value="5">
            <text:p>005</text:p>
          </table:table-cell>
          <table:table-cell table:style-name="ce98" office:value-type="string">
            <text:p>Social/space/Edit space</text:p>
          </table:table-cell>
          <table:table-cell table:style-name="ce100" office:value-type="string">
            <text:p>Edit space with name of space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47];6;1)&gt;MID([.F146];6;1);&quot;&quot;;MAX([.A$7:.A146])+1)">
            <text:p/>
          </table:table-cell>
          <table:table-cell table:style-name="ce90" office:value-type="string">
            <text:p>FNC_SOC_SPC_04</text:p>
          </table:table-cell>
          <table:table-cell table:style-name="ce95" table:formula="of:=IF(MID([.F147];6;1)&gt;MID([.F146];6;1);[.C146];[.C146]+1)" office:value-type="float" office:value="5">
            <text:p>005</text:p>
          </table:table-cell>
          <table:table-cell table:style-name="ce98" office:value-type="string">
            <text:p>Social/space/Edit space</text:p>
          </table:table-cell>
          <table:table-cell table:style-name="ce100" office:value-type="string">
            <text:p>Edit space with name of space is blank</text:p>
          </table:table-cell>
          <table:table-cell table:style-name="ce104" office:value-type="string">
            <text:p>Step 3: Edit space with valid name</text:p>
          </table:table-cell>
          <table:table-cell table:style-name="ce104" office:value-type="string">
            <text:p>- Select <text:span text:style-name="T1">Settings</text:span> tab</text:p>
            <text:p>- At Name field: let it is blank</text:p>
            <text:p>- Click on <text:span text:style-name="T1">Save </text:span><text:span text:style-name="T12">button</text:span></text:p>
          </table:table-cell>
          <table:table-cell table:style-name="ce115" office:value-type="string">
            <text:p>Show message to user knows: The field "Name" is required.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8];6;1)&gt;MID([.F147];6;1);&quot;&quot;;MAX([.A$7:.A147])+1)" office:value-type="float" office:value="41">
            <text:p>041</text:p>
          </table:table-cell>
          <table:table-cell table:style-name="ce90" office:value-type="string">
            <text:p>FNC_SOC_SPC_04</text:p>
          </table:table-cell>
          <table:table-cell table:style-name="ce95" table:formula="of:=IF(MID([.F148];6;1)&gt;MID([.F147];6;1);[.C147];[.C147]+1)" office:value-type="float" office:value="6">
            <text:p>006</text:p>
          </table:table-cell>
          <table:table-cell table:style-name="ce98" office:value-type="string">
            <text:p>Social/space/Edit space</text:p>
          </table:table-cell>
          <table:table-cell table:style-name="ce52" office:value-type="string">
            <text:p>Edit space with name of space starts by number</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49];6;1)&gt;MID([.F148];6;1);&quot;&quot;;MAX([.A$7:.A148])+1)">
            <text:p/>
          </table:table-cell>
          <table:table-cell table:style-name="ce90" office:value-type="string">
            <text:p>FNC_SOC_SPC_04</text:p>
          </table:table-cell>
          <table:table-cell table:style-name="ce95" table:formula="of:=IF(MID([.F149];6;1)&gt;MID([.F148];6;1);[.C148];[.C148]+1)" office:value-type="float" office:value="6">
            <text:p>006</text:p>
          </table:table-cell>
          <table:table-cell table:style-name="ce98" office:value-type="string">
            <text:p>Social/space/Edit space</text:p>
          </table:table-cell>
          <table:table-cell table:style-name="ce103" office:value-type="string">
            <text:p>Edit space with name of space starts by numbe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50];6;1)&gt;MID([.F149];6;1);&quot;&quot;;MAX([.A$7:.A149])+1)">
            <text:p/>
          </table:table-cell>
          <table:table-cell table:style-name="ce90" office:value-type="string">
            <text:p>FNC_SOC_SPC_04</text:p>
          </table:table-cell>
          <table:table-cell table:style-name="ce95" table:formula="of:=IF(MID([.F150];6;1)&gt;MID([.F149];6;1);[.C149];[.C149]+1)" office:value-type="float" office:value="6">
            <text:p>006</text:p>
          </table:table-cell>
          <table:table-cell table:style-name="ce98" office:value-type="string">
            <text:p>Social/space/Edit space</text:p>
          </table:table-cell>
          <table:table-cell table:style-name="ce103" office:value-type="string">
            <text:p>Edit space with name of space starts by number</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15" office:value-type="string">
            <text:p>Show message to user knows: <text:span text:style-name="T18">Name of the </text:span><text:span text:style-name="T18">space must start with a character. </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1];6;1)&gt;MID([.F150];6;1);&quot;&quot;;MAX([.A$7:.A150])+1)" office:value-type="float" office:value="42">
            <text:p>042</text:p>
          </table:table-cell>
          <table:table-cell table:style-name="ce90" office:value-type="string">
            <text:p>FNC_SOC_SPC_04</text:p>
          </table:table-cell>
          <table:table-cell table:style-name="ce95" table:formula="of:=IF(MID([.F151];6;1)&gt;MID([.F150];6;1);[.C150];[.C150]+1)" office:value-type="float" office:value="7">
            <text:p>007</text:p>
          </table:table-cell>
          <table:table-cell table:style-name="ce98" office:value-type="string">
            <text:p>Social/space/Edit space</text:p>
          </table:table-cell>
          <table:table-cell table:style-name="ce52" office:value-type="string">
            <text:p>Edit space with name of space has space and under score character</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2];6;1)&gt;MID([.F151];6;1);&quot;&quot;;MAX([.A$7:.A151])+1)">
            <text:p/>
          </table:table-cell>
          <table:table-cell table:style-name="ce90" office:value-type="string">
            <text:p>FNC_SOC_SPC_04</text:p>
          </table:table-cell>
          <table:table-cell table:style-name="ce95" table:formula="of:=IF(MID([.F152];6;1)&gt;MID([.F151];6;1);[.C151];[.C151]+1)" office:value-type="float" office:value="7">
            <text:p>007</text:p>
          </table:table-cell>
          <table:table-cell table:style-name="ce98" office:value-type="string">
            <text:p>Social/space/Edit space</text:p>
          </table:table-cell>
          <table:table-cell table:style-name="ce103" office:value-type="string">
            <text:p>Edit space with name of space has space and under score characte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3];6;1)&gt;MID([.F152];6;1);&quot;&quot;;MAX([.A$7:.A152])+1)">
            <text:p/>
          </table:table-cell>
          <table:table-cell table:style-name="ce90" office:value-type="string">
            <text:p>FNC_SOC_SPC_04</text:p>
          </table:table-cell>
          <table:table-cell table:style-name="ce95" table:formula="of:=IF(MID([.F153];6;1)&gt;MID([.F152];6;1);[.C152];[.C152]+1)" office:value-type="float" office:value="7">
            <text:p>007</text:p>
          </table:table-cell>
          <table:table-cell table:style-name="ce98" office:value-type="string">
            <text:p>Social/space/Edit space</text:p>
          </table:table-cell>
          <table:table-cell table:style-name="ce103" office:value-type="string">
            <text:p>Edit space with name of space has space and under score character</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a new name which has some space or Under score characters</text:p>
            <text:p>- Click on <text:span text:style-name="T1">Save </text:span><text:span text:style-name="T12">button</text:span></text:p>
          </table:table-cell>
          <table:table-cell table:style-name="ce115" office:value-type="string">
            <text:p>New display space name is displayed and URL to go to space is chang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4];6;1)&gt;MID([.F153];6;1);&quot;&quot;;MAX([.A$7:.A153])+1)" office:value-type="float" office:value="43">
            <text:p>043</text:p>
          </table:table-cell>
          <table:table-cell table:style-name="ce90" office:value-type="string">
            <text:p>FNC_SOC_SPC_04</text:p>
          </table:table-cell>
          <table:table-cell table:style-name="ce95" table:formula="of:=IF(MID([.F154];6;1)&gt;MID([.F153];6;1);[.C153];[.C153]+1)" office:value-type="float" office:value="8">
            <text:p>008</text:p>
          </table:table-cell>
          <table:table-cell table:style-name="ce98" office:value-type="string">
            <text:p>Social/space/Edit space</text:p>
          </table:table-cell>
          <table:table-cell table:style-name="ce52" office:value-type="string">
            <text:p>Edit space with name of space has some special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5];6;1)&gt;MID([.F154];6;1);&quot;&quot;;MAX([.A$7:.A154])+1)">
            <text:p/>
          </table:table-cell>
          <table:table-cell table:style-name="ce90" office:value-type="string">
            <text:p>FNC_SOC_SPC_04</text:p>
          </table:table-cell>
          <table:table-cell table:style-name="ce95" table:formula="of:=IF(MID([.F155];6;1)&gt;MID([.F154];6;1);[.C154];[.C154]+1)" office:value-type="float" office:value="8">
            <text:p>008</text:p>
          </table:table-cell>
          <table:table-cell table:style-name="ce98" office:value-type="string">
            <text:p>Social/space/Edit space</text:p>
          </table:table-cell>
          <table:table-cell table:style-name="ce103" office:value-type="string">
            <text:p>Edit space with name of space has some special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6];6;1)&gt;MID([.F155];6;1);&quot;&quot;;MAX([.A$7:.A155])+1)">
            <text:p/>
          </table:table-cell>
          <table:table-cell table:style-name="ce90" office:value-type="string">
            <text:p>FNC_SOC_SPC_04</text:p>
          </table:table-cell>
          <table:table-cell table:style-name="ce95" table:formula="of:=IF(MID([.F156];6;1)&gt;MID([.F155];6;1);[.C155];[.C155]+1)" office:value-type="float" office:value="8">
            <text:p>008</text:p>
          </table:table-cell>
          <table:table-cell table:style-name="ce98" office:value-type="string">
            <text:p>Social/space/Edit space</text:p>
          </table:table-cell>
          <table:table-cell table:style-name="ce103" office:value-type="string">
            <text:p>Edit space with name of space has some special chars</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a new name which has special characters (exp: aaa!#$%^&amp;*~,...)</text:p>
            <text:p>- Click on <text:span text:style-name="T1">Save </text:span><text:span text:style-name="T12">button</text:span></text:p>
          </table:table-cell>
          <table:table-cell table:style-name="ce115" office:value-type="string">
            <text:p>New display space name is displayed and URL to go to space is chang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7];6;1)&gt;MID([.F156];6;1);&quot;&quot;;MAX([.A$7:.A156])+1)" office:value-type="float" office:value="44">
            <text:p>044</text:p>
          </table:table-cell>
          <table:table-cell table:style-name="ce90" office:value-type="string">
            <text:p>FNC_SOC_SPC_04</text:p>
          </table:table-cell>
          <table:table-cell table:style-name="ce95" table:formula="of:=IF(MID([.F157];6;1)&gt;MID([.F156];6;1);[.C156];[.C156]+1)" office:value-type="float" office:value="9">
            <text:p>009</text:p>
          </table:table-cell>
          <table:table-cell table:style-name="ce98" office:value-type="string">
            <text:p>Social/space/Edit space</text:p>
          </table:table-cell>
          <table:table-cell table:style-name="ce52" office:value-type="string">
            <text:p>Edit space with name of space is special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8];6;1)&gt;MID([.F157];6;1);&quot;&quot;;MAX([.A$7:.A157])+1)">
            <text:p/>
          </table:table-cell>
          <table:table-cell table:style-name="ce90" office:value-type="string">
            <text:p>FNC_SOC_SPC_04</text:p>
          </table:table-cell>
          <table:table-cell table:style-name="ce95" table:formula="of:=IF(MID([.F158];6;1)&gt;MID([.F157];6;1);[.C157];[.C157]+1)" office:value-type="float" office:value="9">
            <text:p>009</text:p>
          </table:table-cell>
          <table:table-cell table:style-name="ce98" office:value-type="string">
            <text:p>Social/space/Edit space</text:p>
          </table:table-cell>
          <table:table-cell table:style-name="ce103" office:value-type="string">
            <text:p>Edit space with name of space is special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9];6;1)&gt;MID([.F158];6;1);&quot;&quot;;MAX([.A$7:.A158])+1)">
            <text:p/>
          </table:table-cell>
          <table:table-cell table:style-name="ce90" office:value-type="string">
            <text:p>FNC_SOC_SPC_04</text:p>
          </table:table-cell>
          <table:table-cell table:style-name="ce95" table:formula="of:=IF(MID([.F159];6;1)&gt;MID([.F158];6;1);[.C158];[.C158]+1)" office:value-type="float" office:value="9">
            <text:p>009</text:p>
          </table:table-cell>
          <table:table-cell table:style-name="ce98" office:value-type="string">
            <text:p>Social/space/Edit space</text:p>
          </table:table-cell>
          <table:table-cell table:style-name="ce103" office:value-type="string">
            <text:p>Edit space with name of space is special chars</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15" office:value-type="string">
            <text:p>Show message to user knows: <text:span text:style-name="T20">Name of the </text:span><text:span text:style-name="T20">space must start with a character</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0];6;1)&gt;MID([.F159];6;1);&quot;&quot;;MAX([.A$7:.A159])+1)" office:value-type="float" office:value="45">
            <text:p>045</text:p>
          </table:table-cell>
          <table:table-cell table:style-name="ce90" office:value-type="string">
            <text:p>FNC_SOC_SPC_04</text:p>
          </table:table-cell>
          <table:table-cell table:style-name="ce95" table:formula="of:=IF(MID([.F160];6;1)&gt;MID([.F159];6;1);[.C159];[.C159]+1)" office:value-type="float" office:value="10">
            <text:p>010</text:p>
          </table:table-cell>
          <table:table-cell table:style-name="ce98" office:value-type="string">
            <text:p>Social/space/Edit space</text:p>
          </table:table-cell>
          <table:table-cell table:style-name="ce52" office:value-type="string">
            <text:p>Check length of Edited name of spac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61];6;1)&gt;MID([.F160];6;1);&quot;&quot;;MAX([.A$7:.A160])+1)">
            <text:p/>
          </table:table-cell>
          <table:table-cell table:style-name="ce90" office:value-type="string">
            <text:p>FNC_SOC_SPC_04</text:p>
          </table:table-cell>
          <table:table-cell table:style-name="ce95" table:formula="of:=IF(MID([.F161];6;1)&gt;MID([.F160];6;1);[.C160];[.C160]+1)" office:value-type="float" office:value="10">
            <text:p>010</text:p>
          </table:table-cell>
          <table:table-cell table:style-name="ce98" office:value-type="string">
            <text:p>Social/space/Edit space</text:p>
          </table:table-cell>
          <table:table-cell table:style-name="ce103" office:value-type="string">
            <text:p>Check length of Edited name of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62];6;1)&gt;MID([.F161];6;1);&quot;&quot;;MAX([.A$7:.A161])+1)">
            <text:p/>
          </table:table-cell>
          <table:table-cell table:style-name="ce90" office:value-type="string">
            <text:p>FNC_SOC_SPC_04</text:p>
          </table:table-cell>
          <table:table-cell table:style-name="ce95" table:formula="of:=IF(MID([.F162];6;1)&gt;MID([.F161];6;1);[.C161];[.C161]+1)" office:value-type="float" office:value="10">
            <text:p>010</text:p>
          </table:table-cell>
          <table:table-cell table:style-name="ce98" office:value-type="string">
            <text:p>Social/space/Edit space</text:p>
          </table:table-cell>
          <table:table-cell table:style-name="ce103" office:value-type="string">
            <text:p>Check length of Edited name of space</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15" office:value-type="string">
            <text:p>Show message to user knows: <text:span text:style-name="T20">“The length of </text:span><text:span text:style-name="T20">the text in field "Name" must be between "3" </text:span><text:span text:style-name="T20">and "30" characters”</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3];6;1)&gt;MID([.F162];6;1);&quot;&quot;;MAX([.A$7:.A162])+1)" office:value-type="float" office:value="46">
            <text:p>046</text:p>
          </table:table-cell>
          <table:table-cell table:style-name="ce90" office:value-type="string">
            <text:p>FNC_SOC_SPC_04</text:p>
          </table:table-cell>
          <table:table-cell table:style-name="ce95" table:formula="of:=IF(MID([.F163];6;1)&gt;MID([.F162];6;1);[.C162];[.C162]+1)" office:value-type="float" office:value="11">
            <text:p>011</text:p>
          </table:table-cell>
          <table:table-cell table:style-name="ce98" office:value-type="string">
            <text:p>Social/space/Edit space</text:p>
          </table:table-cell>
          <table:table-cell table:style-name="ce52" office:value-type="string">
            <text:p>Edit space with description field is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4];6;1)&gt;MID([.F163];6;1);&quot;&quot;;MAX([.A$7:.A163])+1)">
            <text:p/>
          </table:table-cell>
          <table:table-cell table:style-name="ce90" office:value-type="string">
            <text:p>FNC_SOC_SPC_04</text:p>
          </table:table-cell>
          <table:table-cell table:style-name="ce95" table:formula="of:=IF(MID([.F164];6;1)&gt;MID([.F163];6;1);[.C163];[.C163]+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65];6;1)&gt;MID([.F164];6;1);&quot;&quot;;MAX([.A$7:.A164])+1)">
            <text:p/>
          </table:table-cell>
          <table:table-cell table:style-name="ce90" office:value-type="string">
            <text:p>FNC_SOC_SPC_04</text:p>
          </table:table-cell>
          <table:table-cell table:style-name="ce95" table:formula="of:=IF(MID([.F165];6;1)&gt;MID([.F164];6;1);[.C164];[.C164]+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4">
          <table:table-cell table:style-name="ce83" table:formula="of:=IF(MID([.F166];6;1)&gt;MID([.F165];6;1);&quot;&quot;;MAX([.A$7:.A165])+1)">
            <text:p/>
          </table:table-cell>
          <table:table-cell table:style-name="ce90" office:value-type="string">
            <text:p>FNC_SOC_SPC_04</text:p>
          </table:table-cell>
          <table:table-cell table:style-name="ce95" table:formula="of:=IF(MID([.F166];6;1)&gt;MID([.F165];6;1);[.C165];[.C165]+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empt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7];6;1)&gt;MID([.F166];6;1);&quot;&quot;;MAX([.A$7:.A166])+1)" office:value-type="float" office:value="47">
            <text:p>047</text:p>
          </table:table-cell>
          <table:table-cell table:style-name="ce90" office:value-type="string">
            <text:p>FNC_SOC_SPC_04</text:p>
          </table:table-cell>
          <table:table-cell table:style-name="ce95" table:formula="of:=IF(MID([.F167];6;1)&gt;MID([.F166];6;1);[.C166];[.C166]+1)" office:value-type="float" office:value="12">
            <text:p>012</text:p>
          </table:table-cell>
          <table:table-cell table:style-name="ce98" office:value-type="string">
            <text:p>Social/space/Edit space</text:p>
          </table:table-cell>
          <table:table-cell table:style-name="ce52" office:value-type="string">
            <text:p>Edit space with description field is not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8];6;1)&gt;MID([.F167];6;1);&quot;&quot;;MAX([.A$7:.A167])+1)">
            <text:p/>
          </table:table-cell>
          <table:table-cell table:style-name="ce90" office:value-type="string">
            <text:p>FNC_SOC_SPC_04</text:p>
          </table:table-cell>
          <table:table-cell table:style-name="ce95" table:formula="of:=IF(MID([.F168];6;1)&gt;MID([.F167];6;1);[.C167];[.C167]+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69];6;1)&gt;MID([.F168];6;1);&quot;&quot;;MAX([.A$7:.A168])+1)">
            <text:p/>
          </table:table-cell>
          <table:table-cell table:style-name="ce90" office:value-type="string">
            <text:p>FNC_SOC_SPC_04</text:p>
          </table:table-cell>
          <table:table-cell table:style-name="ce95" table:formula="of:=IF(MID([.F169];6;1)&gt;MID([.F168];6;1);[.C168];[.C168]+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4">
          <table:table-cell table:style-name="ce83" table:formula="of:=IF(MID([.F170];6;1)&gt;MID([.F169];6;1);&quot;&quot;;MAX([.A$7:.A169])+1)">
            <text:p/>
          </table:table-cell>
          <table:table-cell table:style-name="ce90" office:value-type="string">
            <text:p>FNC_SOC_SPC_04</text:p>
          </table:table-cell>
          <table:table-cell table:style-name="ce95" table:formula="of:=IF(MID([.F170];6;1)&gt;MID([.F169];6;1);[.C169];[.C169]+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not empt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1];6;1)&gt;MID([.F170];6;1);&quot;&quot;;MAX([.A$7:.A170])+1)" office:value-type="float" office:value="48">
            <text:p>048</text:p>
          </table:table-cell>
          <table:table-cell table:style-name="ce90" office:value-type="string">
            <text:p>FNC_SOC_SPC_04</text:p>
          </table:table-cell>
          <table:table-cell table:style-name="ce95" table:formula="of:=IF(MID([.F171];6;1)&gt;MID([.F170];6;1);[.C170];[.C170]+1)" office:value-type="float" office:value="13">
            <text:p>013</text:p>
          </table:table-cell>
          <table:table-cell table:style-name="ce98" office:value-type="string">
            <text:p>Social/space/Edit space</text:p>
          </table:table-cell>
          <table:table-cell table:style-name="ce52" office:value-type="string">
            <text:p>Edit space with the length of description field is over 255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2];6;1)&gt;MID([.F171];6;1);&quot;&quot;;MAX([.A$7:.A171])+1)">
            <text:p/>
          </table:table-cell>
          <table:table-cell table:style-name="ce90" office:value-type="string">
            <text:p>FNC_SOC_SPC_04</text:p>
          </table:table-cell>
          <table:table-cell table:style-name="ce95" table:formula="of:=IF(MID([.F172];6;1)&gt;MID([.F171];6;1);[.C171];[.C171]+1)" office:value-type="float" office:value="13">
            <text:p>013</text:p>
          </table:table-cell>
          <table:table-cell table:style-name="ce98" office:value-type="string">
            <text:p>Social/space/Edit space</text:p>
          </table:table-cell>
          <table:table-cell table:style-name="ce103" office:value-type="string">
            <text:p>Edit space with the length of description field is over 255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73];6;1)&gt;MID([.F172];6;1);&quot;&quot;;MAX([.A$7:.A172])+1)">
            <text:p/>
          </table:table-cell>
          <table:table-cell table:style-name="ce90" office:value-type="string">
            <text:p>FNC_SOC_SPC_04</text:p>
          </table:table-cell>
          <table:table-cell table:style-name="ce95" table:formula="of:=IF(MID([.F173];6;1)&gt;MID([.F172];6;1);[.C172];[.C172]+1)" office:value-type="float" office:value="13">
            <text:p>013</text:p>
          </table:table-cell>
          <table:table-cell table:style-name="ce98" office:value-type="string">
            <text:p>Social/space/Edit space</text:p>
          </table:table-cell>
          <table:table-cell table:style-name="ce103" office:value-type="string">
            <text:p>Edit space with the length of description field is over 255 chars</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15" office:value-type="string">
            <text:p>Show message: “<text:span text:style-name="T7">The length of the text in </text:span><text:span text:style-name="T7">field "Description" must be between "0" and </text:span><text:span text:style-name="T7">"255" characters.</text:span>”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4];6;1)&gt;MID([.F173];6;1);&quot;&quot;;MAX([.A$7:.A173])+1)" office:value-type="float" office:value="49">
            <text:p>049</text:p>
          </table:table-cell>
          <table:table-cell table:style-name="ce90" office:value-type="string">
            <text:p>FNC_SOC_SPC_04</text:p>
          </table:table-cell>
          <table:table-cell table:style-name="ce95" table:formula="of:=IF(MID([.F174];6;1)&gt;MID([.F173];6;1);[.C173];[.C173]+1)" office:value-type="float" office:value="14">
            <text:p>014</text:p>
          </table:table-cell>
          <table:table-cell table:style-name="ce98" office:value-type="string">
            <text:p>Social/space/Edit space</text:p>
          </table:table-cell>
          <table:table-cell table:style-name="ce52" office:value-type="string">
            <text:p>Edit space with the length of description field is smaller than 255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5];6;1)&gt;MID([.F174];6;1);&quot;&quot;;MAX([.A$7:.A174])+1)">
            <text:p/>
          </table:table-cell>
          <table:table-cell table:style-name="ce90" office:value-type="string">
            <text:p>FNC_SOC_SPC_04</text:p>
          </table:table-cell>
          <table:table-cell table:style-name="ce95" table:formula="of:=IF(MID([.F175];6;1)&gt;MID([.F174];6;1);[.C174];[.C174]+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76];6;1)&gt;MID([.F175];6;1);&quot;&quot;;MAX([.A$7:.A175])+1)">
            <text:p/>
          </table:table-cell>
          <table:table-cell table:style-name="ce90" office:value-type="string">
            <text:p>FNC_SOC_SPC_04</text:p>
          </table:table-cell>
          <table:table-cell table:style-name="ce95" table:formula="of:=IF(MID([.F176];6;1)&gt;MID([.F175];6;1);[.C175];[.C175]+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77];6;1)&gt;MID([.F176];6;1);&quot;&quot;;MAX([.A$7:.A176])+1)">
            <text:p/>
          </table:table-cell>
          <table:table-cell table:style-name="ce90" office:value-type="string">
            <text:p>FNC_SOC_SPC_04</text:p>
          </table:table-cell>
          <table:table-cell table:style-name="ce95" table:formula="of:=IF(MID([.F177];6;1)&gt;MID([.F176];6;1);[.C176];[.C176]+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displayed all tex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8];6;1)&gt;MID([.F177];6;1);&quot;&quot;;MAX([.A$7:.A177])+1)" office:value-type="float" office:value="50">
            <text:p>050</text:p>
          </table:table-cell>
          <table:table-cell table:style-name="ce90" office:value-type="string">
            <text:p>FNC_SOC_SPC_04</text:p>
          </table:table-cell>
          <table:table-cell table:style-name="ce95" table:formula="of:=IF(MID([.F178];6;1)&gt;MID([.F177];6;1);[.C177];[.C177]+1)" office:value-type="float" office:value="15">
            <text:p>015</text:p>
          </table:table-cell>
          <table:table-cell table:style-name="ce98" office:value-type="string">
            <text:p>Social/space/Edit space</text:p>
          </table:table-cell>
          <table:table-cell table:style-name="ce52" office:value-type="string">
            <text:p>Edit space with changing priority to High</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9];6;1)&gt;MID([.F178];6;1);&quot;&quot;;MAX([.A$7:.A178])+1)">
            <text:p/>
          </table:table-cell>
          <table:table-cell table:style-name="ce90" office:value-type="string">
            <text:p>FNC_SOC_SPC_04</text:p>
          </table:table-cell>
          <table:table-cell table:style-name="ce95" table:formula="of:=IF(MID([.F179];6;1)&gt;MID([.F178];6;1);[.C178];[.C178]+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0];6;1)&gt;MID([.F179];6;1);&quot;&quot;;MAX([.A$7:.A179])+1)">
            <text:p/>
          </table:table-cell>
          <table:table-cell table:style-name="ce90" office:value-type="string">
            <text:p>FNC_SOC_SPC_04</text:p>
          </table:table-cell>
          <table:table-cell table:style-name="ce95" table:formula="of:=IF(MID([.F180];6;1)&gt;MID([.F179];6;1);[.C179];[.C179]+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1];6;1)&gt;MID([.F180];6;1);&quot;&quot;;MAX([.A$7:.A180])+1)">
            <text:p/>
          </table:table-cell>
          <table:table-cell table:style-name="ce90" office:value-type="string">
            <text:p>FNC_SOC_SPC_04</text:p>
          </table:table-cell>
          <table:table-cell table:style-name="ce95" table:formula="of:=IF(MID([.F181];6;1)&gt;MID([.F180];6;1);[.C180];[.C180]+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2];6;1)&gt;MID([.F181];6;1);&quot;&quot;;MAX([.A$7:.A181])+1)" office:value-type="float" office:value="51">
            <text:p>051</text:p>
          </table:table-cell>
          <table:table-cell table:style-name="ce90" office:value-type="string">
            <text:p>FNC_SOC_SPC_04</text:p>
          </table:table-cell>
          <table:table-cell table:style-name="ce95" table:formula="of:=IF(MID([.F182];6;1)&gt;MID([.F181];6;1);[.C181];[.C181]+1)" office:value-type="float" office:value="16">
            <text:p>016</text:p>
          </table:table-cell>
          <table:table-cell table:style-name="ce98" office:value-type="string">
            <text:p>Social/space/Edit space</text:p>
          </table:table-cell>
          <table:table-cell table:style-name="ce52" office:value-type="string">
            <text:p>Edit space with changing priority to intermediat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3];6;1)&gt;MID([.F182];6;1);&quot;&quot;;MAX([.A$7:.A182])+1)">
            <text:p/>
          </table:table-cell>
          <table:table-cell table:style-name="ce90" office:value-type="string">
            <text:p>FNC_SOC_SPC_04</text:p>
          </table:table-cell>
          <table:table-cell table:style-name="ce95" table:formula="of:=IF(MID([.F183];6;1)&gt;MID([.F182];6;1);[.C182];[.C182]+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4];6;1)&gt;MID([.F183];6;1);&quot;&quot;;MAX([.A$7:.A183])+1)">
            <text:p/>
          </table:table-cell>
          <table:table-cell table:style-name="ce90" office:value-type="string">
            <text:p>FNC_SOC_SPC_04</text:p>
          </table:table-cell>
          <table:table-cell table:style-name="ce95" table:formula="of:=IF(MID([.F184];6;1)&gt;MID([.F183];6;1);[.C183];[.C183]+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5];6;1)&gt;MID([.F184];6;1);&quot;&quot;;MAX([.A$7:.A184])+1)">
            <text:p/>
          </table:table-cell>
          <table:table-cell table:style-name="ce90" office:value-type="string">
            <text:p>FNC_SOC_SPC_04</text:p>
          </table:table-cell>
          <table:table-cell table:style-name="ce95" table:formula="of:=IF(MID([.F185];6;1)&gt;MID([.F184];6;1);[.C184];[.C184]+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6];6;1)&gt;MID([.F185];6;1);&quot;&quot;;MAX([.A$7:.A185])+1)" office:value-type="float" office:value="52">
            <text:p>052</text:p>
          </table:table-cell>
          <table:table-cell table:style-name="ce90" office:value-type="string">
            <text:p>FNC_SOC_SPC_04</text:p>
          </table:table-cell>
          <table:table-cell table:style-name="ce95" table:formula="of:=IF(MID([.F186];6;1)&gt;MID([.F185];6;1);[.C185];[.C185]+1)" office:value-type="float" office:value="17">
            <text:p>017</text:p>
          </table:table-cell>
          <table:table-cell table:style-name="ce98" office:value-type="string">
            <text:p>Social/space/Edit space</text:p>
          </table:table-cell>
          <table:table-cell table:style-name="ce52" office:value-type="string">
            <text:p>Edit space with changing priority to low</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7];6;1)&gt;MID([.F186];6;1);&quot;&quot;;MAX([.A$7:.A186])+1)">
            <text:p/>
          </table:table-cell>
          <table:table-cell table:style-name="ce90" office:value-type="string">
            <text:p>FNC_SOC_SPC_04</text:p>
          </table:table-cell>
          <table:table-cell table:style-name="ce95" table:formula="of:=IF(MID([.F187];6;1)&gt;MID([.F186];6;1);[.C186];[.C186]+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8];6;1)&gt;MID([.F187];6;1);&quot;&quot;;MAX([.A$7:.A187])+1)">
            <text:p/>
          </table:table-cell>
          <table:table-cell table:style-name="ce90" office:value-type="string">
            <text:p>FNC_SOC_SPC_04</text:p>
          </table:table-cell>
          <table:table-cell table:style-name="ce95" table:formula="of:=IF(MID([.F188];6;1)&gt;MID([.F187];6;1);[.C187];[.C187]+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9];6;1)&gt;MID([.F188];6;1);&quot;&quot;;MAX([.A$7:.A188])+1)">
            <text:p/>
          </table:table-cell>
          <table:table-cell table:style-name="ce90" office:value-type="string">
            <text:p>FNC_SOC_SPC_04</text:p>
          </table:table-cell>
          <table:table-cell table:style-name="ce95" table:formula="of:=IF(MID([.F189];6;1)&gt;MID([.F188];6;1);[.C188];[.C188]+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0];6;1)&gt;MID([.F189];6;1);&quot;&quot;;MAX([.A$7:.A189])+1)" office:value-type="float" office:value="53">
            <text:p>053</text:p>
          </table:table-cell>
          <table:table-cell table:style-name="ce90" office:value-type="string">
            <text:p>FNC_SOC_SPC_04</text:p>
          </table:table-cell>
          <table:table-cell table:style-name="ce95" table:formula="of:=IF(MID([.F190];6;1)&gt;MID([.F189];6;1);[.C189];[.C189]+1)" office:value-type="float" office:value="18">
            <text:p>018</text:p>
          </table:table-cell>
          <table:table-cell table:style-name="ce98" office:value-type="string">
            <text:p>Social/space/Edit space</text:p>
          </table:table-cell>
          <table:table-cell table:style-name="ce52" office:value-type="string">
            <text:p>Edit space with changing visibility from Visible to Hidden</text:p>
          </table:table-cell>
          <table:table-cell table:style-name="ce104" office:value-type="string">
            <text:p>Step 1:Create the Visibility space</text:p>
          </table:table-cell>
          <table:table-cell table:style-name="ce104" office:value-type="string">
            <text:p>- Sign in system</text:p>
            <text:p>- Select space page</text:p>
            <text:p>- Click on [create a space] button </text:p>
            <text:p>- Enter valid name</text:p>
            <text:p>- Click on [create] button. </text:p>
          </table:table-cell>
          <table:table-cell table:style-name="ce114" office:value-type="string">
            <text:p>A visibility space is created. Other user can see the space on the Public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1];6;1)&gt;MID([.F190];6;1);&quot;&quot;;MAX([.A$7:.A190])+1)">
            <text:p/>
          </table:table-cell>
          <table:table-cell table:style-name="ce90" office:value-type="string">
            <text:p>FNC_SOC_SPC_04</text:p>
          </table:table-cell>
          <table:table-cell table:style-name="ce95" table:formula="of:=IF(MID([.F191];6;1)&gt;MID([.F190];6;1);[.C190];[.C190]+1)" office:value-type="float" office:value="18">
            <text:p>018</text:p>
          </table:table-cell>
          <table:table-cell table:style-name="ce98" office:value-type="string">
            <text:p>Social/space/Edit space</text:p>
          </table:table-cell>
          <table:table-cell table:style-name="ce103" office:value-type="string">
            <text:p>Edit space with changing visibility from Visible to Hidden</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2];6;1)&gt;MID([.F191];6;1);&quot;&quot;;MAX([.A$7:.A191])+1)">
            <text:p/>
          </table:table-cell>
          <table:table-cell table:style-name="ce90" office:value-type="string">
            <text:p>FNC_SOC_SPC_04</text:p>
          </table:table-cell>
          <table:table-cell table:style-name="ce95" table:formula="of:=IF(MID([.F192];6;1)&gt;MID([.F191];6;1);[.C191];[.C191]+1)" office:value-type="float" office:value="18">
            <text:p>018</text:p>
          </table:table-cell>
          <table:table-cell table:style-name="ce98" office:value-type="string">
            <text:p>Social/space/Edit space</text:p>
          </table:table-cell>
          <table:table-cell table:style-name="ce103" office:value-type="string">
            <text:p>Edit space with changing visibility from Visible to Hidden</text:p>
          </table:table-cell>
          <table:table-cell table:style-name="ce104" office:value-type="string">
            <text:p>Step 3: Change visibility from visible to Hidden</text:p>
          </table:table-cell>
          <table:table-cell table:style-name="ce104"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104" office:value-type="string">
            <text:p>Updating info of space successful. <text:s/>Other user can't see the space on any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f:=IF(MID([.F193];6;1)&gt;MID([.F192];6;1);&quot;&quot;;MAX([.A$7:.A192])+1)" office:value-type="float" office:value="54">
            <text:p>054</text:p>
          </table:table-cell>
          <table:table-cell table:style-name="ce90" office:value-type="string">
            <text:p>FNC_SOC_SPC_04</text:p>
          </table:table-cell>
          <table:table-cell table:style-name="ce95" table:formula="of:=IF(MID([.F193];6;1)&gt;MID([.F192];6;1);[.C192];[.C192]+1)" office:value-type="float" office:value="19">
            <text:p>019</text:p>
          </table:table-cell>
          <table:table-cell table:style-name="ce98" office:value-type="string">
            <text:p>Social/space/Edit space</text:p>
          </table:table-cell>
          <table:table-cell table:style-name="ce52" office:value-type="string">
            <text:p>Edit space with changing visibility from Hidden to Visible </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14" office:value-type="string">
            <text:p>New <text:s/>hidden space is created. Other user can't see the space on any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4];6;1)&gt;MID([.F193];6;1);&quot;&quot;;MAX([.A$7:.A193])+1)">
            <text:p/>
          </table:table-cell>
          <table:table-cell table:style-name="ce90" office:value-type="string">
            <text:p>FNC_SOC_SPC_04</text:p>
          </table:table-cell>
          <table:table-cell table:style-name="ce95" table:formula="of:=IF(MID([.F194];6;1)&gt;MID([.F193];6;1);[.C193];[.C193]+1)" office:value-type="float" office:value="19">
            <text:p>019</text:p>
          </table:table-cell>
          <table:table-cell table:style-name="ce98" office:value-type="string">
            <text:p>Social/space/Edit space</text:p>
          </table:table-cell>
          <table:table-cell table:style-name="ce103" office:value-type="string">
            <text:p>Edit space with changing visibility from Hidden to Visible </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95];6;1)&gt;MID([.F194];6;1);&quot;&quot;;MAX([.A$7:.A194])+1)">
            <text:p/>
          </table:table-cell>
          <table:table-cell table:style-name="ce90" office:value-type="string">
            <text:p>FNC_SOC_SPC_04</text:p>
          </table:table-cell>
          <table:table-cell table:style-name="ce95" table:formula="of:=IF(MID([.F195];6;1)&gt;MID([.F194];6;1);[.C194];[.C194]+1)" office:value-type="float" office:value="19">
            <text:p>019</text:p>
          </table:table-cell>
          <table:table-cell table:style-name="ce98" office:value-type="string">
            <text:p>Social/space/Edit space</text:p>
          </table:table-cell>
          <table:table-cell table:style-name="ce103" office:value-type="string">
            <text:p>Edit space with changing visibility from Hidden to Visible </text:p>
          </table:table-cell>
          <table:table-cell table:style-name="ce104" office:value-type="string">
            <text:p>Step 3: Change visibility from visible to Hidden</text:p>
          </table:table-cell>
          <table:table-cell table:style-name="ce104"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104" office:value-type="string">
            <text:p>Updating info of space successful. Other user can see the space on public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6];6;1)&gt;MID([.F195];6;1);&quot;&quot;;MAX([.A$7:.A195])+1)" office:value-type="float" office:value="55">
            <text:p>055</text:p>
          </table:table-cell>
          <table:table-cell table:style-name="ce90" office:value-type="string">
            <text:p>FNC_SOC_SPC_04</text:p>
          </table:table-cell>
          <table:table-cell table:style-name="ce95" table:formula="of:=IF(MID([.F196];6;1)&gt;MID([.F195];6;1);[.C195];[.C195]+1)" office:value-type="float" office:value="20">
            <text:p>020</text:p>
          </table:table-cell>
          <table:table-cell table:style-name="ce98" office:value-type="string">
            <text:p>Social/space/Edit space</text:p>
          </table:table-cell>
          <table:table-cell table:style-name="ce52" office:value-type="string">
            <text:p>Edit space with changing registration from validation to ope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 By default, it is visible and validation mode, other user can see space at public list and can send request to join but need accepting from manager of use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197];6;1)&gt;MID([.F196];6;1);&quot;&quot;;MAX([.A$7:.A196])+1)">
            <text:p/>
          </table:table-cell>
          <table:table-cell table:style-name="ce90" office:value-type="string">
            <text:p>FNC_SOC_SPC_04</text:p>
          </table:table-cell>
          <table:table-cell table:style-name="ce95" table:formula="of:=IF(MID([.F197];6;1)&gt;MID([.F196];6;1);[.C196];[.C196]+1)" office:value-type="float" office:value="20">
            <text:p>020</text:p>
          </table:table-cell>
          <table:table-cell table:style-name="ce98" office:value-type="string">
            <text:p>Social/space/Edit space</text:p>
          </table:table-cell>
          <table:table-cell table:style-name="ce103" office:value-type="string">
            <text:p>Edit space with changing registration from validation to ope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198];6;1)&gt;MID([.F197];6;1);&quot;&quot;;MAX([.A$7:.A197])+1)">
            <text:p/>
          </table:table-cell>
          <table:table-cell table:style-name="ce90" office:value-type="string">
            <text:p>FNC_SOC_SPC_04</text:p>
          </table:table-cell>
          <table:table-cell table:style-name="ce95" table:formula="of:=IF(MID([.F198];6;1)&gt;MID([.F197];6;1);[.C197];[.C197]+1)" office:value-type="float" office:value="20">
            <text:p>020</text:p>
          </table:table-cell>
          <table:table-cell table:style-name="ce98" office:value-type="string">
            <text:p>Social/space/Edit space</text:p>
          </table:table-cell>
          <table:table-cell table:style-name="ce103" office:value-type="string">
            <text:p>Edit space with changing registration from validation to ope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4" office:value-type="string">
            <text:p>Updating info of space successful. Other user can see the space on public spaces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199];6;1)&gt;MID([.F198];6;1);&quot;&quot;;MAX([.A$7:.A198])+1)" office:value-type="float" office:value="56">
            <text:p>056</text:p>
          </table:table-cell>
          <table:table-cell table:style-name="ce90" office:value-type="string">
            <text:p>FNC_SOC_SPC_04</text:p>
          </table:table-cell>
          <table:table-cell table:style-name="ce95" table:formula="of:=IF(MID([.F199];6;1)&gt;MID([.F198];6;1);[.C198];[.C198]+1)" office:value-type="float" office:value="21">
            <text:p>021</text:p>
          </table:table-cell>
          <table:table-cell table:style-name="ce98" office:value-type="string">
            <text:p>Social/space/Edit space</text:p>
          </table:table-cell>
          <table:table-cell table:style-name="ce52" office:value-type="string">
            <text:p>Edit space with changing registration from validation to close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 By default, it is visible and validation mode, other user can see space at public list and can send request to join but need accepting from manager of use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0];6;1)&gt;MID([.F199];6;1);&quot;&quot;;MAX([.A$7:.A199])+1)">
            <text:p/>
          </table:table-cell>
          <table:table-cell table:style-name="ce90" office:value-type="string">
            <text:p>FNC_SOC_SPC_04</text:p>
          </table:table-cell>
          <table:table-cell table:style-name="ce95" table:formula="of:=IF(MID([.F200];6;1)&gt;MID([.F199];6;1);[.C199];[.C199]+1)" office:value-type="float" office:value="21">
            <text:p>021</text:p>
          </table:table-cell>
          <table:table-cell table:style-name="ce98" office:value-type="string">
            <text:p>Social/space/Edit space</text:p>
          </table:table-cell>
          <table:table-cell table:style-name="ce103" office:value-type="string">
            <text:p>Edit space with changing registration from validation to close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1];6;1)&gt;MID([.F200];6;1);&quot;&quot;;MAX([.A$7:.A200])+1)">
            <text:p/>
          </table:table-cell>
          <table:table-cell table:style-name="ce90" office:value-type="string">
            <text:p>FNC_SOC_SPC_04</text:p>
          </table:table-cell>
          <table:table-cell table:style-name="ce95" table:formula="of:=IF(MID([.F201];6;1)&gt;MID([.F200];6;1);[.C200];[.C200]+1)" office:value-type="float" office:value="21">
            <text:p>021</text:p>
          </table:table-cell>
          <table:table-cell table:style-name="ce98" office:value-type="string">
            <text:p>Social/space/Edit space</text:p>
          </table:table-cell>
          <table:table-cell table:style-name="ce103" office:value-type="string">
            <text:p>Edit space with changing registration from validation to close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4" office:value-type="string">
            <text:p><text:span text:style-name="T12">Updating info of space successful. </text:span><text:s/>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02];6;1)&gt;MID([.F201];6;1);&quot;&quot;;MAX([.A$7:.A201])+1)" office:value-type="float" office:value="57">
            <text:p>057</text:p>
          </table:table-cell>
          <table:table-cell table:style-name="ce90" office:value-type="string">
            <text:p>FNC_SOC_SPC_04</text:p>
          </table:table-cell>
          <table:table-cell table:style-name="ce95" table:formula="of:=IF(MID([.F202];6;1)&gt;MID([.F201];6;1);[.C201];[.C201]+1)" office:value-type="float" office:value="22">
            <text:p>022</text:p>
          </table:table-cell>
          <table:table-cell table:style-name="ce98" office:value-type="string">
            <text:p>Social/space/Edit space</text:p>
          </table:table-cell>
          <table:table-cell table:style-name="ce52" office:value-type="string">
            <text:p>Edit space with changing registration from open to close of <text:s/>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4" office:value-type="string">
            <text:p>New space is created. Other user can see space at public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3];6;1)&gt;MID([.F202];6;1);&quot;&quot;;MAX([.A$7:.A202])+1)">
            <text:p/>
          </table:table-cell>
          <table:table-cell table:style-name="ce90" office:value-type="string">
            <text:p>FNC_SOC_SPC_04</text:p>
          </table:table-cell>
          <table:table-cell table:style-name="ce95" table:formula="of:=IF(MID([.F203];6;1)&gt;MID([.F202];6;1);[.C202];[.C202]+1)" office:value-type="float" office:value="22">
            <text:p>022</text:p>
          </table:table-cell>
          <table:table-cell table:style-name="ce98" office:value-type="string">
            <text:p>Social/space/Edit space</text:p>
          </table:table-cell>
          <table:table-cell table:style-name="ce103" office:value-type="string">
            <text:p>Edit space with changing registration from open to close of <text:s/>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4];6;1)&gt;MID([.F203];6;1);&quot;&quot;;MAX([.A$7:.A203])+1)">
            <text:p/>
          </table:table-cell>
          <table:table-cell table:style-name="ce90" office:value-type="string">
            <text:p>FNC_SOC_SPC_04</text:p>
          </table:table-cell>
          <table:table-cell table:style-name="ce95" table:formula="of:=IF(MID([.F204];6;1)&gt;MID([.F203];6;1);[.C203];[.C203]+1)" office:value-type="float" office:value="22">
            <text:p>022</text:p>
          </table:table-cell>
          <table:table-cell table:style-name="ce98" office:value-type="string">
            <text:p>Social/space/Edit space</text:p>
          </table:table-cell>
          <table:table-cell table:style-name="ce103" office:value-type="string">
            <text:p>Edit space with changing registration from open to close of <text:s/>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4" office:value-type="string">
            <text:p>Updating info of space successful. <text:s/>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05];6;1)&gt;MID([.F204];6;1);&quot;&quot;;MAX([.A$7:.A204])+1)" office:value-type="float" office:value="58">
            <text:p>058</text:p>
          </table:table-cell>
          <table:table-cell table:style-name="ce90" office:value-type="string">
            <text:p>FNC_SOC_SPC_04</text:p>
          </table:table-cell>
          <table:table-cell table:style-name="ce95" table:formula="of:=IF(MID([.F205];6;1)&gt;MID([.F204];6;1);[.C204];[.C204]+1)" office:value-type="float" office:value="23">
            <text:p>023</text:p>
          </table:table-cell>
          <table:table-cell table:style-name="ce98" office:value-type="string">
            <text:p>Social/space/Edit space</text:p>
          </table:table-cell>
          <table:table-cell table:style-name="ce52" office:value-type="string">
            <text:p>Edit space with changing registration from open to validatio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4" office:value-type="string">
            <text:p>New space is created. Other user can see space at public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6];6;1)&gt;MID([.F205];6;1);&quot;&quot;;MAX([.A$7:.A205])+1)">
            <text:p/>
          </table:table-cell>
          <table:table-cell table:style-name="ce90" office:value-type="string">
            <text:p>FNC_SOC_SPC_04</text:p>
          </table:table-cell>
          <table:table-cell table:style-name="ce95" table:formula="of:=IF(MID([.F206];6;1)&gt;MID([.F205];6;1);[.C205];[.C205]+1)" office:value-type="float" office:value="23">
            <text:p>023</text:p>
          </table:table-cell>
          <table:table-cell table:style-name="ce98" office:value-type="string">
            <text:p>Social/space/Edit space</text:p>
          </table:table-cell>
          <table:table-cell table:style-name="ce103" office:value-type="string">
            <text:p>Edit space with changing registration from open to validatio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07];6;1)&gt;MID([.F206];6;1);&quot;&quot;;MAX([.A$7:.A206])+1)">
            <text:p/>
          </table:table-cell>
          <table:table-cell table:style-name="ce90" office:value-type="string">
            <text:p>FNC_SOC_SPC_04</text:p>
          </table:table-cell>
          <table:table-cell table:style-name="ce95" table:formula="of:=IF(MID([.F207];6;1)&gt;MID([.F206];6;1);[.C206];[.C206]+1)" office:value-type="float" office:value="23">
            <text:p>023</text:p>
          </table:table-cell>
          <table:table-cell table:style-name="ce98" office:value-type="string">
            <text:p>Social/space/Edit space</text:p>
          </table:table-cell>
          <table:table-cell table:style-name="ce103" office:value-type="string">
            <text:p>Edit space with changing registration from open to validatio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4" office:value-type="string">
            <text:p>Updating info of space successful. Other user can see the space on public spaces list and can send request to join space, user will become member of the space after manager of space accept the reques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08];6;1)&gt;MID([.F207];6;1);&quot;&quot;;MAX([.A$7:.A207])+1)" office:value-type="float" office:value="59">
            <text:p>059</text:p>
          </table:table-cell>
          <table:table-cell table:style-name="ce90" office:value-type="string">
            <text:p>FNC_SOC_SPC_04</text:p>
          </table:table-cell>
          <table:table-cell table:style-name="ce95" table:formula="of:=IF(MID([.F208];6;1)&gt;MID([.F207];6;1);[.C207];[.C207]+1)" office:value-type="float" office:value="24">
            <text:p>024</text:p>
          </table:table-cell>
          <table:table-cell table:style-name="ce98" office:value-type="string">
            <text:p>Social/space/Edit space</text:p>
          </table:table-cell>
          <table:table-cell table:style-name="ce52" office:value-type="string">
            <text:p>Edit space with changing registration from close to ope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4" office:value-type="string">
            <text:p>New space is created. 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9];6;1)&gt;MID([.F208];6;1);&quot;&quot;;MAX([.A$7:.A208])+1)">
            <text:p/>
          </table:table-cell>
          <table:table-cell table:style-name="ce90" office:value-type="string">
            <text:p>FNC_SOC_SPC_04</text:p>
          </table:table-cell>
          <table:table-cell table:style-name="ce95" table:formula="of:=IF(MID([.F209];6;1)&gt;MID([.F208];6;1);[.C208];[.C208]+1)" office:value-type="float" office:value="24">
            <text:p>024</text:p>
          </table:table-cell>
          <table:table-cell table:style-name="ce98" office:value-type="string">
            <text:p>Social/space/Edit space</text:p>
          </table:table-cell>
          <table:table-cell table:style-name="ce103" office:value-type="string">
            <text:p>Edit space with changing registration from close to ope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0];6;1)&gt;MID([.F209];6;1);&quot;&quot;;MAX([.A$7:.A209])+1)">
            <text:p/>
          </table:table-cell>
          <table:table-cell table:style-name="ce90" office:value-type="string">
            <text:p>FNC_SOC_SPC_04</text:p>
          </table:table-cell>
          <table:table-cell table:style-name="ce95" table:formula="of:=IF(MID([.F210];6;1)&gt;MID([.F209];6;1);[.C209];[.C209]+1)" office:value-type="float" office:value="24">
            <text:p>024</text:p>
          </table:table-cell>
          <table:table-cell table:style-name="ce98" office:value-type="string">
            <text:p>Social/space/Edit space</text:p>
          </table:table-cell>
          <table:table-cell table:style-name="ce103" office:value-type="string">
            <text:p>Edit space with changing registration from close to ope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4" office:value-type="string">
            <text:p>Updating info of space successful. Other user can see the space on public spaces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11];6;1)&gt;MID([.F210];6;1);&quot;&quot;;MAX([.A$7:.A210])+1)" office:value-type="float" office:value="60">
            <text:p>060</text:p>
          </table:table-cell>
          <table:table-cell table:style-name="ce90" office:value-type="string">
            <text:p>FNC_SOC_SPC_04</text:p>
          </table:table-cell>
          <table:table-cell table:style-name="ce95" table:formula="of:=IF(MID([.F211];6;1)&gt;MID([.F210];6;1);[.C210];[.C210]+1)" office:value-type="float" office:value="25">
            <text:p>025</text:p>
          </table:table-cell>
          <table:table-cell table:style-name="ce98" office:value-type="string">
            <text:p>Social/space/Edit space</text:p>
          </table:table-cell>
          <table:table-cell table:style-name="ce52" office:value-type="string">
            <text:p>Edit space with changing registration from close to validatio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4" office:value-type="string">
            <text:p>New space is created. 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2];6;1)&gt;MID([.F211];6;1);&quot;&quot;;MAX([.A$7:.A211])+1)">
            <text:p/>
          </table:table-cell>
          <table:table-cell table:style-name="ce90" office:value-type="string">
            <text:p>FNC_SOC_SPC_04</text:p>
          </table:table-cell>
          <table:table-cell table:style-name="ce95" table:formula="of:=IF(MID([.F212];6;1)&gt;MID([.F211];6;1);[.C211];[.C211]+1)" office:value-type="float" office:value="25">
            <text:p>025</text:p>
          </table:table-cell>
          <table:table-cell table:style-name="ce98" office:value-type="string">
            <text:p>Social/space/Edit space</text:p>
          </table:table-cell>
          <table:table-cell table:style-name="ce103" office:value-type="string">
            <text:p>Edit space with changing registration from close to validatio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13];6;1)&gt;MID([.F212];6;1);&quot;&quot;;MAX([.A$7:.A212])+1)">
            <text:p/>
          </table:table-cell>
          <table:table-cell table:style-name="ce90" office:value-type="string">
            <text:p>FNC_SOC_SPC_04</text:p>
          </table:table-cell>
          <table:table-cell table:style-name="ce95" table:formula="of:=IF(MID([.F213];6;1)&gt;MID([.F212];6;1);[.C212];[.C212]+1)" office:value-type="float" office:value="25">
            <text:p>025</text:p>
          </table:table-cell>
          <table:table-cell table:style-name="ce98" office:value-type="string">
            <text:p>Social/space/Edit space</text:p>
          </table:table-cell>
          <table:table-cell table:style-name="ce103" office:value-type="string">
            <text:p>Edit space with changing registration from close to validatio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4"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4];6;1)&gt;MID([.F213];6;1);&quot;&quot;;MAX([.A$7:.A213])+1)" office:value-type="float" office:value="61">
            <text:p>061</text:p>
          </table:table-cell>
          <table:table-cell table:style-name="ce90" office:value-type="string">
            <text:p>FNC_SOC_SPC_04</text:p>
          </table:table-cell>
          <table:table-cell table:style-name="ce95" table:formula="of:=IF(MID([.F214];6;1)&gt;MID([.F213];6;1);[.C213];[.C213]+1)" office:value-type="float" office:value="26">
            <text:p>026</text:p>
          </table:table-cell>
          <table:table-cell table:style-name="ce98" office:value-type="string">
            <text:p>Social/space/Edit space</text:p>
          </table:table-cell>
          <table:table-cell table:style-name="ce52" office:value-type="string">
            <text:p>Edit space with changing avatar which its name is blank</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5];6;1)&gt;MID([.F214];6;1);&quot;&quot;;MAX([.A$7:.A214])+1)">
            <text:p/>
          </table:table-cell>
          <table:table-cell table:style-name="ce90" office:value-type="string">
            <text:p>FNC_SOC_SPC_04</text:p>
          </table:table-cell>
          <table:table-cell table:style-name="ce95" table:formula="of:=IF(MID([.F215];6;1)&gt;MID([.F214];6;1);[.C214];[.C214]+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16];6;1)&gt;MID([.F215];6;1);&quot;&quot;;MAX([.A$7:.A215])+1)">
            <text:p/>
          </table:table-cell>
          <table:table-cell table:style-name="ce90" office:value-type="string">
            <text:p>FNC_SOC_SPC_04</text:p>
          </table:table-cell>
          <table:table-cell table:style-name="ce95" table:formula="of:=IF(MID([.F216];6;1)&gt;MID([.F215];6;1);[.C215];[.C215]+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17];6;1)&gt;MID([.F216];6;1);&quot;&quot;;MAX([.A$7:.A216])+1)">
            <text:p/>
          </table:table-cell>
          <table:table-cell table:style-name="ce90" office:value-type="string">
            <text:p>FNC_SOC_SPC_04</text:p>
          </table:table-cell>
          <table:table-cell table:style-name="ce95" table:formula="of:=IF(MID([.F217];6;1)&gt;MID([.F216];6;1);[.C216];[.C216]+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4: upload avatar</text:p>
          </table:table-cell>
          <table:table-cell table:style-name="ce104"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104" office:value-type="string">
            <text:p>Show Avatar preview form with information: </text:p>
            <text:p>- File name: original name of image file</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18];6;1)&gt;MID([.F217];6;1);&quot;&quot;;MAX([.A$7:.A217])+1)">
            <text:p/>
          </table:table-cell>
          <table:table-cell table:style-name="ce90" office:value-type="string">
            <text:p>FNC_SOC_SPC_04</text:p>
          </table:table-cell>
          <table:table-cell table:style-name="ce95" table:formula="of:=IF(MID([.F218];6;1)&gt;MID([.F217];6;1);[.C217];[.C217]+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9];6;1)&gt;MID([.F218];6;1);&quot;&quot;;MAX([.A$7:.A218])+1)" office:value-type="float" office:value="62">
            <text:p>062</text:p>
          </table:table-cell>
          <table:table-cell table:style-name="ce90" office:value-type="string">
            <text:p>FNC_SOC_SPC_04</text:p>
          </table:table-cell>
          <table:table-cell table:style-name="ce95" table:formula="of:=IF(MID([.F219];6;1)&gt;MID([.F218];6;1);[.C218];[.C218]+1)" office:value-type="float" office:value="27">
            <text:p>027</text:p>
          </table:table-cell>
          <table:table-cell table:style-name="ce98" office:value-type="string">
            <text:p>Social/space/Edit space</text:p>
          </table:table-cell>
          <table:table-cell table:style-name="ce52" office:value-type="string">
            <text:p>Edit space with changing avatar which its name is not blank</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0];6;1)&gt;MID([.F219];6;1);&quot;&quot;;MAX([.A$7:.A219])+1)">
            <text:p/>
          </table:table-cell>
          <table:table-cell table:style-name="ce90" office:value-type="string">
            <text:p>FNC_SOC_SPC_04</text:p>
          </table:table-cell>
          <table:table-cell table:style-name="ce95" table:formula="of:=IF(MID([.F220];6;1)&gt;MID([.F219];6;1);[.C219];[.C219]+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1];6;1)&gt;MID([.F220];6;1);&quot;&quot;;MAX([.A$7:.A220])+1)">
            <text:p/>
          </table:table-cell>
          <table:table-cell table:style-name="ce90" office:value-type="string">
            <text:p>FNC_SOC_SPC_04</text:p>
          </table:table-cell>
          <table:table-cell table:style-name="ce95" table:formula="of:=IF(MID([.F221];6;1)&gt;MID([.F220];6;1);[.C220];[.C220]+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22];6;1)&gt;MID([.F221];6;1);&quot;&quot;;MAX([.A$7:.A221])+1)">
            <text:p/>
          </table:table-cell>
          <table:table-cell table:style-name="ce90" office:value-type="string">
            <text:p>FNC_SOC_SPC_04</text:p>
          </table:table-cell>
          <table:table-cell table:style-name="ce95" table:formula="of:=IF(MID([.F222];6;1)&gt;MID([.F221];6;1);[.C221];[.C221]+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4: upload avatar</text:p>
          </table:table-cell>
          <table:table-cell table:style-name="ce104"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104"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3];6;1)&gt;MID([.F222];6;1);&quot;&quot;;MAX([.A$7:.A222])+1)">
            <text:p/>
          </table:table-cell>
          <table:table-cell table:style-name="ce90" office:value-type="string">
            <text:p>FNC_SOC_SPC_04</text:p>
          </table:table-cell>
          <table:table-cell table:style-name="ce95" table:formula="of:=IF(MID([.F223];6;1)&gt;MID([.F222];6;1);[.C222];[.C222]+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4];6;1)&gt;MID([.F223];6;1);&quot;&quot;;MAX([.A$7:.A223])+1)" office:value-type="float" office:value="63">
            <text:p>063</text:p>
          </table:table-cell>
          <table:table-cell table:style-name="ce90" office:value-type="string">
            <text:p>FNC_SOC_SPC_04</text:p>
          </table:table-cell>
          <table:table-cell table:style-name="ce95" table:formula="of:=IF(MID([.F224];6;1)&gt;MID([.F223];6;1);[.C223];[.C223]+1)" office:value-type="float" office:value="28">
            <text:p>028</text:p>
          </table:table-cell>
          <table:table-cell table:style-name="ce98" office:value-type="string">
            <text:p>Social/space/Edit space</text:p>
          </table:table-cell>
          <table:table-cell table:style-name="ce52" office:value-type="string">
            <text:p>Edit space with changing valid type of image for avatar</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5];6;1)&gt;MID([.F224];6;1);&quot;&quot;;MAX([.A$7:.A224])+1)">
            <text:p/>
          </table:table-cell>
          <table:table-cell table:style-name="ce90" office:value-type="string">
            <text:p>FNC_SOC_SPC_04</text:p>
          </table:table-cell>
          <table:table-cell table:style-name="ce95" table:formula="of:=IF(MID([.F225];6;1)&gt;MID([.F224];6;1);[.C224];[.C224]+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6];6;1)&gt;MID([.F225];6;1);&quot;&quot;;MAX([.A$7:.A225])+1)">
            <text:p/>
          </table:table-cell>
          <table:table-cell table:style-name="ce90" office:value-type="string">
            <text:p>FNC_SOC_SPC_04</text:p>
          </table:table-cell>
          <table:table-cell table:style-name="ce95" table:formula="of:=IF(MID([.F226];6;1)&gt;MID([.F225];6;1);[.C225];[.C225]+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7];6;1)&gt;MID([.F226];6;1);&quot;&quot;;MAX([.A$7:.A226])+1)">
            <text:p/>
          </table:table-cell>
          <table:table-cell table:style-name="ce90" office:value-type="string">
            <text:p>FNC_SOC_SPC_04</text:p>
          </table:table-cell>
          <table:table-cell table:style-name="ce95" table:formula="of:=IF(MID([.F227];6;1)&gt;MID([.F226];6;1);[.C226];[.C226]+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104" office:value-type="string">
            <text:p>Show Avatar preview form with information: </text:p>
            <text:p>- File name: <text:span text:style-name="T7">nam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8];6;1)&gt;MID([.F227];6;1);&quot;&quot;;MAX([.A$7:.A227])+1)">
            <text:p/>
          </table:table-cell>
          <table:table-cell table:style-name="ce90" office:value-type="string">
            <text:p>FNC_SOC_SPC_04</text:p>
          </table:table-cell>
          <table:table-cell table:style-name="ce95" table:formula="of:=IF(MID([.F228];6;1)&gt;MID([.F227];6;1);[.C227];[.C227]+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9];6;1)&gt;MID([.F228];6;1);&quot;&quot;;MAX([.A$7:.A228])+1)" office:value-type="float" office:value="64">
            <text:p>064</text:p>
          </table:table-cell>
          <table:table-cell table:style-name="ce90" office:value-type="string">
            <text:p>FNC_SOC_SPC_04</text:p>
          </table:table-cell>
          <table:table-cell table:style-name="ce95" table:formula="of:=IF(MID([.F229];6;1)&gt;MID([.F228];6;1);[.C228];[.C228]+1)" office:value-type="float" office:value="29">
            <text:p>029</text:p>
          </table:table-cell>
          <table:table-cell table:style-name="ce98" office:value-type="string">
            <text:p>Social/space/Edit space</text:p>
          </table:table-cell>
          <table:table-cell table:style-name="ce53" office:value-type="string">
            <text:p>Edit space with changing invalid type of image for avatar</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0];6;1)&gt;MID([.F229];6;1);&quot;&quot;;MAX([.A$7:.A229])+1)">
            <text:p/>
          </table:table-cell>
          <table:table-cell table:style-name="ce90" office:value-type="string">
            <text:p>FNC_SOC_SPC_04</text:p>
          </table:table-cell>
          <table:table-cell table:style-name="ce95" table:formula="of:=IF(MID([.F230];6;1)&gt;MID([.F229];6;1);[.C229];[.C229]+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31];6;1)&gt;MID([.F230];6;1);&quot;&quot;;MAX([.A$7:.A230])+1)">
            <text:p/>
          </table:table-cell>
          <table:table-cell table:style-name="ce90" office:value-type="string">
            <text:p>FNC_SOC_SPC_04</text:p>
          </table:table-cell>
          <table:table-cell table:style-name="ce95" table:formula="of:=IF(MID([.F231];6;1)&gt;MID([.F230];6;1);[.C230];[.C230]+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f:=IF(MID([.F232];6;1)&gt;MID([.F231];6;1);&quot;&quot;;MAX([.A$7:.A231])+1)">
            <text:p/>
          </table:table-cell>
          <table:table-cell table:style-name="ce90" office:value-type="string">
            <text:p>FNC_SOC_SPC_04</text:p>
          </table:table-cell>
          <table:table-cell table:style-name="ce95" table:formula="of:=IF(MID([.F232];6;1)&gt;MID([.F231];6;1);[.C231];[.C231]+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4: upload avatar</text:p>
          </table:table-cell>
          <table:table-cell table:style-name="ce104"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104" office:value-type="string">
            <text:p>Show message to user knows: <text:span text:style-name="T20">Your </text:span><text:span text:style-name="T20">uploaded file with mime-type is not </text:span><text:span text:style-name="T20">supported. Supports images mime-type only.</text:spa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3];6;1)&gt;MID([.F232];6;1);&quot;&quot;;MAX([.A$7:.A232])+1)" office:value-type="float" office:value="65">
            <text:p>065</text:p>
          </table:table-cell>
          <table:table-cell table:style-name="ce90" office:value-type="string">
            <text:p>FNC_SOC_SPC_04</text:p>
          </table:table-cell>
          <table:table-cell table:style-name="ce95" table:formula="of:=IF(MID([.F233];6;1)&gt;MID([.F232];6;1);[.C232];[.C232]+1)" office:value-type="float" office:value="30">
            <text:p>030</text:p>
          </table:table-cell>
          <table:table-cell table:style-name="ce98" office:value-type="string">
            <text:p>Social/space/Edit space</text:p>
          </table:table-cell>
          <table:table-cell table:style-name="ce52" office:value-type="string">
            <text:p>Edit space with changing image for avatar when the size of image is smaller than 2MB</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4];6;1)&gt;MID([.F233];6;1);&quot;&quot;;MAX([.A$7:.A233])+1)">
            <text:p/>
          </table:table-cell>
          <table:table-cell table:style-name="ce90" office:value-type="string">
            <text:p>FNC_SOC_SPC_04</text:p>
          </table:table-cell>
          <table:table-cell table:style-name="ce95" table:formula="of:=IF(MID([.F234];6;1)&gt;MID([.F233];6;1);[.C233];[.C233]+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6">
          <table:table-cell table:style-name="ce83" table:formula="of:=IF(MID([.F235];6;1)&gt;MID([.F234];6;1);&quot;&quot;;MAX([.A$7:.A234])+1)">
            <text:p/>
          </table:table-cell>
          <table:table-cell table:style-name="ce90" office:value-type="string">
            <text:p>FNC_SOC_SPC_04</text:p>
          </table:table-cell>
          <table:table-cell table:style-name="ce95" table:formula="of:=IF(MID([.F235];6;1)&gt;MID([.F234];6;1);[.C234];[.C234]+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36];6;1)&gt;MID([.F235];6;1);&quot;&quot;;MAX([.A$7:.A235])+1)">
            <text:p/>
          </table:table-cell>
          <table:table-cell table:style-name="ce90" office:value-type="string">
            <text:p>FNC_SOC_SPC_04</text:p>
          </table:table-cell>
          <table:table-cell table:style-name="ce95" table:formula="of:=IF(MID([.F236];6;1)&gt;MID([.F235];6;1);[.C235];[.C235]+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104" office:value-type="string">
            <text:p>Show Avatar preview form with information: </text:p>
            <text:p>- File name: <text:span text:style-name="T7">nam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6">
          <table:table-cell table:style-name="ce83" table:formula="of:=IF(MID([.F237];6;1)&gt;MID([.F236];6;1);&quot;&quot;;MAX([.A$7:.A236])+1)">
            <text:p/>
          </table:table-cell>
          <table:table-cell table:style-name="ce90" office:value-type="string">
            <text:p>FNC_SOC_SPC_04</text:p>
          </table:table-cell>
          <table:table-cell table:style-name="ce95" table:formula="of:=IF(MID([.F237];6;1)&gt;MID([.F236];6;1);[.C236];[.C236]+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8];6;1)&gt;MID([.F237];6;1);&quot;&quot;;MAX([.A$7:.A237])+1)" office:value-type="float" office:value="66">
            <text:p>066</text:p>
          </table:table-cell>
          <table:table-cell table:style-name="ce90" office:value-type="string">
            <text:p>FNC_SOC_SPC_04</text:p>
          </table:table-cell>
          <table:table-cell table:style-name="ce95" table:formula="of:=IF(MID([.F238];6;1)&gt;MID([.F237];6;1);[.C237];[.C237]+1)" office:value-type="float" office:value="31">
            <text:p>031</text:p>
          </table:table-cell>
          <table:table-cell table:style-name="ce98" office:value-type="string">
            <text:p>Social/space/Edit space</text:p>
          </table:table-cell>
          <table:table-cell table:style-name="ce52" office:value-type="string">
            <text:p>Edit space with changing image for avatar when the size of image is bigger than 2MB</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9];6;1)&gt;MID([.F238];6;1);&quot;&quot;;MAX([.A$7:.A238])+1)">
            <text:p/>
          </table:table-cell>
          <table:table-cell table:style-name="ce90" office:value-type="string">
            <text:p>FNC_SOC_SPC_04</text:p>
          </table:table-cell>
          <table:table-cell table:style-name="ce95" table:formula="of:=IF(MID([.F239];6;1)&gt;MID([.F238];6;1);[.C238];[.C238]+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6">
          <table:table-cell table:style-name="ce83" table:formula="of:=IF(MID([.F240];6;1)&gt;MID([.F239];6;1);&quot;&quot;;MAX([.A$7:.A239])+1)">
            <text:p/>
          </table:table-cell>
          <table:table-cell table:style-name="ce90" office:value-type="string">
            <text:p>FNC_SOC_SPC_04</text:p>
          </table:table-cell>
          <table:table-cell table:style-name="ce95" table:formula="of:=IF(MID([.F240];6;1)&gt;MID([.F239];6;1);[.C239];[.C239]+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1];6;1)&gt;MID([.F240];6;1);&quot;&quot;;MAX([.A$7:.A240])+1)">
            <text:p/>
          </table:table-cell>
          <table:table-cell table:style-name="ce90" office:value-type="string">
            <text:p>FNC_SOC_SPC_04</text:p>
          </table:table-cell>
          <table:table-cell table:style-name="ce95" table:formula="of:=IF(MID([.F241];6;1)&gt;MID([.F240];6;1);[.C240];[.C240]+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 but size of file is bigger than 2MB</text:p>
          </table:table-cell>
          <table:table-cell table:style-name="ce104" office:value-type="string">
            <text:p>Show dialog message: <text:span text:style-name="T7">The file must be less </text:span><text:span text:style-name="T7">than 2 MB.</text:spa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2];6;1)&gt;MID([.F241];6;1);&quot;&quot;;MAX([.A$7:.A241])+1)" office:value-type="float" office:value="67">
            <text:p>067</text:p>
          </table:table-cell>
          <table:table-cell table:style-name="ce90" office:value-type="string">
            <text:p>FNC_SOC_SPC_04</text:p>
          </table:table-cell>
          <table:table-cell table:style-name="ce95" table:formula="of:=IF(MID([.F242];6;1)&gt;MID([.F241];6;1);[.C241];[.C241]+1)" office:value-type="float" office:value="32">
            <text:p>032</text:p>
          </table:table-cell>
          <table:table-cell table:style-name="ce98" office:value-type="string">
            <text:p>Social/space/Edit space</text:p>
          </table:table-cell>
          <table:table-cell table:style-name="ce52" office:value-type="string">
            <text:p>Cancel the upload image fil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3];6;1)&gt;MID([.F242];6;1);&quot;&quot;;MAX([.A$7:.A242])+1)">
            <text:p/>
          </table:table-cell>
          <table:table-cell table:style-name="ce90" office:value-type="string">
            <text:p>FNC_SOC_SPC_04</text:p>
          </table:table-cell>
          <table:table-cell table:style-name="ce95" table:formula="of:=IF(MID([.F243];6;1)&gt;MID([.F242];6;1);[.C242];[.C242]+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44];6;1)&gt;MID([.F243];6;1);&quot;&quot;;MAX([.A$7:.A243])+1)">
            <text:p/>
          </table:table-cell>
          <table:table-cell table:style-name="ce90" office:value-type="string">
            <text:p>FNC_SOC_SPC_04</text:p>
          </table:table-cell>
          <table:table-cell table:style-name="ce95" table:formula="of:=IF(MID([.F244];6;1)&gt;MID([.F243];6;1);[.C243];[.C243]+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45];6;1)&gt;MID([.F244];6;1);&quot;&quot;;MAX([.A$7:.A244])+1)">
            <text:p/>
          </table:table-cell>
          <table:table-cell table:style-name="ce90" office:value-type="string">
            <text:p>FNC_SOC_SPC_04</text:p>
          </table:table-cell>
          <table:table-cell table:style-name="ce95" table:formula="of:=IF(MID([.F245];6;1)&gt;MID([.F244];6;1);[.C244];[.C244]+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4: cancel uploading avatar</text:p>
          </table:table-cell>
          <table:table-cell table:style-name="ce104"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104" office:value-type="string">
            <text:p>Close the upload form. Old image is kep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6];6;1)&gt;MID([.F245];6;1);&quot;&quot;;MAX([.A$7:.A245])+1)" office:value-type="float" office:value="68">
            <text:p>068</text:p>
          </table:table-cell>
          <table:table-cell table:style-name="ce90" office:value-type="string">
            <text:p>FNC_SOC_SPC_04</text:p>
          </table:table-cell>
          <table:table-cell table:style-name="ce95" table:formula="of:=IF(MID([.F246];6;1)&gt;MID([.F245];6;1);[.C245];[.C245]+1)" office:value-type="float" office:value="33">
            <text:p>033</text:p>
          </table:table-cell>
          <table:table-cell table:style-name="ce98" office:value-type="string">
            <text:p>Social/space/Edit space</text:p>
          </table:table-cell>
          <table:table-cell table:style-name="ce52" office:value-type="string">
            <text:p>Abort image file on avatar preview form</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7];6;1)&gt;MID([.F246];6;1);&quot;&quot;;MAX([.A$7:.A246])+1)">
            <text:p/>
          </table:table-cell>
          <table:table-cell table:style-name="ce90" office:value-type="string">
            <text:p>FNC_SOC_SPC_04</text:p>
          </table:table-cell>
          <table:table-cell table:style-name="ce95" table:formula="of:=IF(MID([.F247];6;1)&gt;MID([.F246];6;1);[.C246];[.C246]+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48];6;1)&gt;MID([.F247];6;1);&quot;&quot;;MAX([.A$7:.A247])+1)">
            <text:p/>
          </table:table-cell>
          <table:table-cell table:style-name="ce90" office:value-type="string">
            <text:p>FNC_SOC_SPC_04</text:p>
          </table:table-cell>
          <table:table-cell table:style-name="ce95" table:formula="of:=IF(MID([.F248];6;1)&gt;MID([.F247];6;1);[.C247];[.C247]+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49];6;1)&gt;MID([.F248];6;1);&quot;&quot;;MAX([.A$7:.A248])+1)">
            <text:p/>
          </table:table-cell>
          <table:table-cell table:style-name="ce90" office:value-type="string">
            <text:p>FNC_SOC_SPC_04</text:p>
          </table:table-cell>
          <table:table-cell table:style-name="ce95" table:formula="of:=IF(MID([.F249];6;1)&gt;MID([.F248];6;1);[.C248];[.C248]+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4: cancel uploading avatar</text:p>
          </table:table-cell>
          <table:table-cell table:style-name="ce104"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104" office:value-type="string">
            <text:p>Show Avatar preview form with information: </text:p>
            <text:p>- File name: <text:span text:style-name="T7">nam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1">
          <table:table-cell table:style-name="ce83" table:formula="of:=IF(MID([.F250];6;1)&gt;MID([.F249];6;1);&quot;&quot;;MAX([.A$7:.A249])+1)">
            <text:p/>
          </table:table-cell>
          <table:table-cell table:style-name="ce90" office:value-type="string">
            <text:p>FNC_SOC_SPC_04</text:p>
          </table:table-cell>
          <table:table-cell table:style-name="ce95" table:formula="of:=IF(MID([.F250];6;1)&gt;MID([.F249];6;1);[.C249];[.C249]+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5: abort image</text:p>
          </table:table-cell>
          <table:table-cell table:style-name="ce104" office:value-type="string">
            <text:p>On avatar preview form:</text:p>
            <text:p>- Click on <text:span text:style-name="T1">abort</text:span> button</text:p>
          </table:table-cell>
          <table:table-cell table:style-name="ce104" office:value-type="string">
            <text:p>Close the avatar form. Old image is kep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51];6;1)&gt;MID([.F250];6;1);&quot;&quot;;MAX([.A$7:.A250])+1)" office:value-type="float" office:value="69">
            <text:p>069</text:p>
          </table:table-cell>
          <table:table-cell table:style-name="ce90" office:value-type="string">
            <text:p>FNC_SOC_SPC_05</text:p>
          </table:table-cell>
          <table:table-cell table:style-name="ce95" table:formula="of:=IF(MID([.F251];6;1)&gt;MID([.F250];6;1);[.C250];[.C250]+1)" office:value-type="float" office:value="34">
            <text:p>034</text:p>
          </table:table-cell>
          <table:table-cell table:style-name="ce98" office:value-type="string">
            <text:p>Social/space/Delete space</text:p>
          </table:table-cell>
          <table:table-cell table:style-name="ce52" office:value-type="string">
            <text:p>Delete space </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20" office:value-type="string">
            <text:p>High</text:p>
          </table:table-cell>
          <table:table-cell table:style-name="ce126"/>
          <table:table-cell table:style-name="ce84" table:number-columns-repeated="9"/>
          <table:table-cell table:number-columns-repeated="228"/>
        </table:table-row>
        <table:table-row table:style-name="ro16">
          <table:table-cell table:style-name="ce83" table:formula="of:=IF(MID([.F252];6;1)&gt;MID([.F251];6;1);&quot;&quot;;MAX([.A$7:.A251])+1)">
            <text:p/>
          </table:table-cell>
          <table:table-cell table:style-name="ce90" office:value-type="string">
            <text:p>FNC_SOC_SPC_05</text:p>
          </table:table-cell>
          <table:table-cell table:style-name="ce95" table:formula="of:=IF(MID([.F252];6;1)&gt;MID([.F251];6;1);[.C251];[.C251]+1)" office:value-type="float" office:value="34">
            <text:p>034</text:p>
          </table:table-cell>
          <table:table-cell table:style-name="ce98" office:value-type="string">
            <text:p>Social/space/Delete space</text:p>
          </table:table-cell>
          <table:table-cell table:style-name="ce103" office:value-type="string">
            <text:p>Delete space </text:p>
          </table:table-cell>
          <table:table-cell table:style-name="ce104" office:value-type="string">
            <text:p>Step 2: Delete space</text:p>
          </table:table-cell>
          <table:table-cell table:style-name="ce104" office:value-type="string">
            <text:p>- Select the space </text:p>
            <text:p>- Click on Delete Space icon</text:p>
            <text:p>- Click on Ok button to confirm deleting</text:p>
          </table:table-cell>
          <table:table-cell table:style-name="ce104" office:value-type="string">
            <text:p>The space is deleted. Any thing relates to space, are deleted.</text:p>
            <text:p>The group of space is deleted.</text:p>
            <text:p>The navigation of the space is deleted too</text:p>
          </table:table-cell>
          <table:table-cell table:style-name="ce120" office:value-type="string">
            <text:p>High</text:p>
          </table:table-cell>
          <table:table-cell table:style-name="ce126"/>
          <table:table-cell table:style-name="ce84" table:number-columns-repeated="9"/>
          <table:table-cell table:number-columns-repeated="228"/>
        </table:table-row>
        <table:table-row table:style-name="ro1" table:number-rows-repeated="4">
          <table:table-cell table:style-name="ce84" table:number-columns-repeated="19"/>
          <table:table-cell table:number-columns-repeated="228"/>
        </table:table-row>
        <table:table-row table:style-name="ro1" table:number-rows-repeated="1048319">
          <table:table-cell table:number-columns-repeated="247"/>
        </table:table-row>
        <table:table-row table:style-name="ro1">
          <table:table-cell table:number-columns-repeated="247"/>
        </table:table-row>
      </table:table>
      <table:table table:name="Search_Spaces"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121" table:number-columns-repeated="214"/>
          <table:table-cell table:style-name="ce97" table:number-columns-repeated="18"/>
        </table:table-row>
        <table:table-row table:style-name="ro33">
          <table:table-cell/>
          <table:table-cell table:style-name="ce87" office:value-type="string">
            <text:p>Functions List<text:span text:style-name="T11">:</text:span></text:p>
          </table:table-cell>
          <table:table-cell table:style-name="ce91" office:value-type="string" table:number-columns-spanned="3" table:number-rows-spanned="1">
            <text:p>Search spaces</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Total Main Cases:</text:p>
          </table:table-cell>
          <table:table-cell table:style-name="ce92" table:formula="of:=MAX([.A7:.A994])" office:value-type="float" office:value="13" table:number-columns-spanned="3" table:number-rows-spanned="1">
            <text:p>13</text:p>
          </table:table-cell>
          <table:covered-table-cell table:style-name="ce97"/>
          <table:covered-table-cell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7">
          <table:table-cell table:style-name="ce95" office:value-type="float" office:value="1">
            <text:p>001</text:p>
          </table:table-cell>
          <table:table-cell table:style-name="ce143" office:value-type="string">
            <text:p>FNC_SOC_SPC_06</text:p>
          </table:table-cell>
          <table:table-cell table:style-name="ce147" office:value-type="float" office:value="1">
            <text:p>001</text:p>
          </table:table-cell>
          <table:table-cell table:style-name="ce150" office:value-type="string">
            <text:p>Social/space/Search</text:p>
          </table:table-cell>
          <table:table-cell table:style-name="ce153" office:value-type="string">
            <text:p>Search when text box search is blank</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36"/>
          <table:table-cell table:style-name="ce135"/>
        </table:table-row>
        <table:table-row table:style-name="ro18">
          <table:table-cell table:style-name="ce83" table:formula="of:=IF(MID([.F8];6;1)&gt;MID([.F7];6;1);&quot;&quot;;MAX([.A$7:.A7])+1)">
            <text:p/>
          </table:table-cell>
          <table:table-cell table:style-name="ce143" office:value-type="string">
            <text:p>FNC_SOC_SPC_06</text:p>
          </table:table-cell>
          <table:table-cell table:style-name="ce95" table:formula="of:=IF(MID([.F8];6;1)&gt;MID([.F7];6;1);[.C7];[.C7]+1)" office:value-type="float" office:value="1">
            <text:p>001</text:p>
          </table:table-cell>
          <table:table-cell table:style-name="ce150" office:value-type="string">
            <text:p>Social/space/Search</text:p>
          </table:table-cell>
          <table:table-cell table:style-name="ce104" office:value-type="string">
            <text:p>Search when text box search is blank</text:p>
          </table:table-cell>
          <table:table-cell table:style-name="ce154" office:value-type="string">
            <text:p>Step 2: Search space</text:p>
          </table:table-cell>
          <table:table-cell table:style-name="ce154" office:value-type="string">
            <text:p>- Select My space</text:p>
            <text:p>- On text box search: no input data</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63"/>
          <table:table-cell table:style-name="ce131" table:number-columns-repeated="236"/>
          <table:table-cell table:style-name="ce135"/>
        </table:table-row>
        <table:table-row table:style-name="ro17">
          <table:table-cell table:style-name="ce83" table:formula="of:=IF(MID([.F9];6;1)&gt;MID([.F8];6;1);&quot;&quot;;MAX([.A$7:.A8])+1)" office:value-type="float" office:value="2">
            <text:p>002</text:p>
          </table:table-cell>
          <table:table-cell table:style-name="ce143" office:value-type="string">
            <text:p>FNC_SOC_SPC_06</text:p>
          </table:table-cell>
          <table:table-cell table:style-name="ce95" table:formula="of:=IF(MID([.F9];6;1)&gt;MID([.F8];6;1);[.C8];[.C8]+1)" office:value-type="float" office:value="2">
            <text:p>002</text:p>
          </table:table-cell>
          <table:table-cell table:style-name="ce150" office:value-type="string">
            <text:p>Social/space/Search</text:p>
          </table:table-cell>
          <table:table-cell table:style-name="ce153" office:value-type="string">
            <text:p>Search when input some text in text box <text:s/>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1"/>
          <table:table-cell table:style-name="ce131" table:number-columns-repeated="2"/>
          <table:table-cell table:style-name="ce132" table:number-columns-repeated="235"/>
        </table:table-row>
        <table:table-row table:style-name="ro16">
          <table:table-cell table:style-name="ce83" table:formula="of:=IF(MID([.F10];6;1)&gt;MID([.F9];6;1);&quot;&quot;;MAX([.A$7:.A9])+1)">
            <text:p/>
          </table:table-cell>
          <table:table-cell table:style-name="ce143" office:value-type="string">
            <text:p>FNC_SOC_SPC_06</text:p>
          </table:table-cell>
          <table:table-cell table:style-name="ce95" table:formula="of:=IF(MID([.F10];6;1)&gt;MID([.F9];6;1);[.C9];[.C9]+1)" office:value-type="float" office:value="2">
            <text:p>002</text:p>
          </table:table-cell>
          <table:table-cell table:style-name="ce150" office:value-type="string">
            <text:p>Social/space/Search</text:p>
          </table:table-cell>
          <table:table-cell table:style-name="ce104" office:value-type="string">
            <text:p>Search when input some text in text box <text:s/>search</text:p>
          </table:table-cell>
          <table:table-cell table:style-name="ce158" office:value-type="string">
            <text:p>Step 2: Search space</text:p>
          </table:table-cell>
          <table:table-cell table:style-name="ce154" office:value-type="string">
            <text:p>- Select My space</text:p>
            <text:p>- On text box search: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1];6;1)&gt;MID([.F10];6;1);&quot;&quot;;MAX([.A$7:.A10])+1)" office:value-type="float" office:value="3">
            <text:p>003</text:p>
          </table:table-cell>
          <table:table-cell table:style-name="ce143" office:value-type="string">
            <text:p>FNC_SOC_SPC_06</text:p>
          </table:table-cell>
          <table:table-cell table:style-name="ce95" table:formula="of:=IF(MID([.F11];6;1)&gt;MID([.F10];6;1);[.C10];[.C10]+1)" office:value-type="float" office:value="3">
            <text:p>003</text:p>
          </table:table-cell>
          <table:table-cell table:style-name="ce150" office:value-type="string">
            <text:p>Social/space/Search</text:p>
          </table:table-cell>
          <table:table-cell table:style-name="ce153" office:value-type="string">
            <text:p>Search when input Asterisk char into text box 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6">
          <table:table-cell table:style-name="ce83" table:formula="of:=IF(MID([.F12];6;1)&gt;MID([.F11];6;1);&quot;&quot;;MAX([.A$7:.A11])+1)">
            <text:p/>
          </table:table-cell>
          <table:table-cell table:style-name="ce143" office:value-type="string">
            <text:p>FNC_SOC_SPC_06</text:p>
          </table:table-cell>
          <table:table-cell table:style-name="ce95" table:formula="of:=IF(MID([.F12];6;1)&gt;MID([.F11];6;1);[.C11];[.C11]+1)" office:value-type="float" office:value="3">
            <text:p>003</text:p>
          </table:table-cell>
          <table:table-cell table:style-name="ce150" office:value-type="string">
            <text:p>Social/space/Search</text:p>
          </table:table-cell>
          <table:table-cell table:style-name="ce104" office:value-type="string">
            <text:p>Search when input Asterisk char into text box search</text:p>
          </table:table-cell>
          <table:table-cell table:style-name="ce158" office:value-type="string">
            <text:p>Step 2: Search space</text:p>
          </table:table-cell>
          <table:table-cell table:style-name="ce154" office:value-type="string">
            <text:p>- Select My space</text:p>
            <text:p>- On text box search: input “*” char into text box search</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3];6;1)&gt;MID([.F12];6;1);&quot;&quot;;MAX([.A$7:.A12])+1)" office:value-type="float" office:value="4">
            <text:p>004</text:p>
          </table:table-cell>
          <table:table-cell table:style-name="ce143" office:value-type="string">
            <text:p>FNC_SOC_SPC_06</text:p>
          </table:table-cell>
          <table:table-cell table:style-name="ce95" table:formula="of:=IF(MID([.F13];6;1)&gt;MID([.F12];6;1);[.C12];[.C12]+1)" office:value-type="float" office:value="4">
            <text:p>004</text:p>
          </table:table-cell>
          <table:table-cell table:style-name="ce150" office:value-type="string">
            <text:p>Social/space/Search</text:p>
          </table:table-cell>
          <table:table-cell table:style-name="ce153" office:value-type="string">
            <text:p>Search when input Percentage char into text box 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6">
          <table:table-cell table:style-name="ce83" table:formula="of:=IF(MID([.F14];6;1)&gt;MID([.F13];6;1);&quot;&quot;;MAX([.A$7:.A13])+1)">
            <text:p/>
          </table:table-cell>
          <table:table-cell table:style-name="ce143" office:value-type="string">
            <text:p>FNC_SOC_SPC_06</text:p>
          </table:table-cell>
          <table:table-cell table:style-name="ce95" table:formula="of:=IF(MID([.F14];6;1)&gt;MID([.F13];6;1);[.C13];[.C13]+1)" office:value-type="float" office:value="4">
            <text:p>004</text:p>
          </table:table-cell>
          <table:table-cell table:style-name="ce150" office:value-type="string">
            <text:p>Social/space/Search</text:p>
          </table:table-cell>
          <table:table-cell table:style-name="ce104" office:value-type="string">
            <text:p>Search when input Percentage char into text box search</text:p>
          </table:table-cell>
          <table:table-cell table:style-name="ce158" office:value-type="string">
            <text:p>Step 2: Search space</text:p>
          </table:table-cell>
          <table:table-cell table:style-name="ce154" office:value-type="string">
            <text:p>- Select My space</text:p>
            <text:p>- On text box search: input “%” char into text box search</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5];6;1)&gt;MID([.F14];6;1);&quot;&quot;;MAX([.A$7:.A14])+1)" office:value-type="float" office:value="5">
            <text:p>005</text:p>
          </table:table-cell>
          <table:table-cell table:style-name="ce143" office:value-type="string">
            <text:p>FNC_SOC_SPC_06</text:p>
          </table:table-cell>
          <table:table-cell table:style-name="ce95" table:formula="of:=IF(MID([.F15];6;1)&gt;MID([.F14];6;1);[.C14];[.C14]+1)" office:value-type="float" office:value="5">
            <text:p>005</text:p>
          </table:table-cell>
          <table:table-cell table:style-name="ce150" office:value-type="string">
            <text:p>Social/space/Search</text:p>
          </table:table-cell>
          <table:table-cell table:style-name="ce153" office:value-type="string">
            <text:p>Search when input other special chars into text box</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6];6;1)&gt;MID([.F15];6;1);&quot;&quot;;MAX([.A$7:.A15])+1)">
            <text:p/>
          </table:table-cell>
          <table:table-cell table:style-name="ce143" office:value-type="string">
            <text:p>FNC_SOC_SPC_06</text:p>
          </table:table-cell>
          <table:table-cell table:style-name="ce95" table:formula="of:=IF(MID([.F16];6;1)&gt;MID([.F15];6;1);[.C15];[.C15]+1)" office:value-type="float" office:value="5">
            <text:p>005</text:p>
          </table:table-cell>
          <table:table-cell table:style-name="ce150" office:value-type="string">
            <text:p>Social/space/Search</text:p>
          </table:table-cell>
          <table:table-cell table:style-name="ce104" office:value-type="string">
            <text:p>Search when input other special chars into text box</text:p>
          </table:table-cell>
          <table:table-cell table:style-name="ce158" office:value-type="string">
            <text:p>Step 2: Search space</text:p>
          </table:table-cell>
          <table:table-cell table:style-name="ce154" office:value-type="string">
            <text:p>- Select My space</text:p>
            <text:p>- On text box search: input some special chars (eg: @,#,$,...)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7];6;1)&gt;MID([.F16];6;1);&quot;&quot;;MAX([.A$7:.A16])+1)" office:value-type="float" office:value="6">
            <text:p>006</text:p>
          </table:table-cell>
          <table:table-cell table:style-name="ce143" office:value-type="string">
            <text:p>FNC_SOC_SPC_06</text:p>
          </table:table-cell>
          <table:table-cell table:style-name="ce95" table:formula="of:=IF(MID([.F17];6;1)&gt;MID([.F16];6;1);[.C16];[.C16]+1)" office:value-type="float" office:value="6">
            <text:p>006</text:p>
          </table:table-cell>
          <table:table-cell table:style-name="ce150" office:value-type="string">
            <text:p>Social/space/Search</text:p>
          </table:table-cell>
          <table:table-cell table:style-name="ce153" office:value-type="string">
            <text:p>Search when there is some space into text box</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f:=IF(MID([.F18];6;1)&gt;MID([.F17];6;1);&quot;&quot;;MAX([.A$7:.A17])+1)">
            <text:p/>
          </table:table-cell>
          <table:table-cell table:style-name="ce143" office:value-type="string">
            <text:p>FNC_SOC_SPC_06</text:p>
          </table:table-cell>
          <table:table-cell table:style-name="ce95" table:formula="of:=IF(MID([.F18];6;1)&gt;MID([.F17];6;1);[.C17];[.C17]+1)" office:value-type="float" office:value="6">
            <text:p>006</text:p>
          </table:table-cell>
          <table:table-cell table:style-name="ce150" office:value-type="string">
            <text:p>Social/space/Search</text:p>
          </table:table-cell>
          <table:table-cell table:style-name="ce104" office:value-type="string">
            <text:p>Search when there is some space into text box</text:p>
          </table:table-cell>
          <table:table-cell table:style-name="ce158" office:value-type="string">
            <text:p>Step 2: Search space</text:p>
          </table:table-cell>
          <table:table-cell table:style-name="ce154" office:value-type="string">
            <text:p>- Select My space</text:p>
            <text:p>- On text box search: input some text with some space before or after keyword into text box search</text:p>
            <text:p>- Click on icon search or hit Enter from keyboard</text:p>
          </table:table-cell>
          <table:table-cell table:style-name="ce15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9];6;1)&gt;MID([.F18];6;1);&quot;&quot;;MAX([.A$7:.A18])+1)" office:value-type="float" office:value="7">
            <text:p>007</text:p>
          </table:table-cell>
          <table:table-cell table:style-name="ce143" office:value-type="string">
            <text:p>FNC_SOC_SPC_06</text:p>
          </table:table-cell>
          <table:table-cell table:style-name="ce95" table:formula="of:=IF(MID([.F19];6;1)&gt;MID([.F18];6;1);[.C18];[.C18]+1)" office:value-type="float" office:value="7">
            <text:p>007</text:p>
          </table:table-cell>
          <table:table-cell table:style-name="ce150" office:value-type="string">
            <text:p>Social/space/Search</text:p>
          </table:table-cell>
          <table:table-cell table:style-name="ce153" office:value-type="string">
            <text:p>Auto suggestion key word when search in space</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9">
          <table:table-cell table:style-name="ce83" table:formula="of:=IF(MID([.F20];6;1)&gt;MID([.F19];6;1);&quot;&quot;;MAX([.A$7:.A19])+1)">
            <text:p/>
          </table:table-cell>
          <table:table-cell table:style-name="ce143" office:value-type="string">
            <text:p>FNC_SOC_SPC_06</text:p>
          </table:table-cell>
          <table:table-cell table:style-name="ce95" table:formula="of:=IF(MID([.F20];6;1)&gt;MID([.F19];6;1);[.C19];[.C19]+1)" office:value-type="float" office:value="7">
            <text:p>007</text:p>
          </table:table-cell>
          <table:table-cell table:style-name="ce150" office:value-type="string">
            <text:p>Social/space/Search</text:p>
          </table:table-cell>
          <table:table-cell table:style-name="ce104" office:value-type="string">
            <text:p>Auto suggestion key word when search in space</text:p>
          </table:table-cell>
          <table:table-cell table:style-name="ce158" office:value-type="string">
            <text:p>Step 2: Search space</text:p>
          </table:table-cell>
          <table:table-cell table:style-name="ce15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54" office:value-type="string">
            <text:p>It will auto give some suggestion keyword on text box search for user select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21];6;1)&gt;MID([.F20];6;1);&quot;&quot;;MAX([.A$7:.A20])+1)" office:value-type="float" office:value="8">
            <text:p>008</text:p>
          </table:table-cell>
          <table:table-cell table:style-name="ce143" office:value-type="string">
            <text:p>FNC_SOC_SPC_06</text:p>
          </table:table-cell>
          <table:table-cell table:style-name="ce95" table:formula="of:=IF(MID([.F21];6;1)&gt;MID([.F20];6;1);[.C20];[.C20]+1)" office:value-type="float" office:value="8">
            <text:p>008</text:p>
          </table:table-cell>
          <table:table-cell table:style-name="ce150" office:value-type="string">
            <text:p>Social/space/Search</text:p>
          </table:table-cell>
          <table:table-cell table:style-name="ce153" office:value-type="string">
            <text:p>Search when click on a alphabet</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4">
          <table:table-cell table:style-name="ce83" table:formula="of:=IF(MID([.F22];6;1)&gt;MID([.F21];6;1);&quot;&quot;;MAX([.A$7:.A21])+1)">
            <text:p/>
          </table:table-cell>
          <table:table-cell table:style-name="ce143" office:value-type="string">
            <text:p>FNC_SOC_SPC_06</text:p>
          </table:table-cell>
          <table:table-cell table:style-name="ce95" table:formula="of:=IF(MID([.F22];6;1)&gt;MID([.F21];6;1);[.C21];[.C21]+1)" office:value-type="float" office:value="8">
            <text:p>008</text:p>
          </table:table-cell>
          <table:table-cell table:style-name="ce150" office:value-type="string">
            <text:p>Social/space/Search</text:p>
          </table:table-cell>
          <table:table-cell table:style-name="ce104" office:value-type="string">
            <text:p>Search when click on a alphabet</text:p>
          </table:table-cell>
          <table:table-cell table:style-name="ce158" office:value-type="string">
            <text:p>Step 2: Search space</text:p>
          </table:table-cell>
          <table:table-cell table:style-name="ce154" office:value-type="string">
            <text:p>- Select My space</text:p>
            <text:p>- On search space directory: select a letter and click on it</text:p>
          </table:table-cell>
          <table:table-cell table:style-name="ce154" office:value-type="string">
            <text:p>Show all the spaces which has name start by the letter or show message to user knows: there is no space found</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23];6;1)&gt;MID([.F22];6;1);&quot;&quot;;MAX([.A$7:.A22])+1)" office:value-type="float" office:value="9">
            <text:p>009</text:p>
          </table:table-cell>
          <table:table-cell table:style-name="ce143" office:value-type="string">
            <text:p>FNC_SOC_SPC_06</text:p>
          </table:table-cell>
          <table:table-cell table:style-name="ce95" table:formula="of:=IF(MID([.F23];6;1)&gt;MID([.F22];6;1);[.C22];[.C22]+1)" office:value-type="float" office:value="9">
            <text:p>009</text:p>
          </table:table-cell>
          <table:table-cell table:style-name="ce150" office:value-type="string">
            <text:p>Social/space/Search</text:p>
          </table:table-cell>
          <table:table-cell table:style-name="ce153" office:value-type="string">
            <text:p>Search when click on All</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4">
          <table:table-cell table:style-name="ce83" table:formula="of:=IF(MID([.F24];6;1)&gt;MID([.F23];6;1);&quot;&quot;;MAX([.A$7:.A23])+1)">
            <text:p/>
          </table:table-cell>
          <table:table-cell table:style-name="ce143" office:value-type="string">
            <text:p>FNC_SOC_SPC_06</text:p>
          </table:table-cell>
          <table:table-cell table:style-name="ce95" table:formula="of:=IF(MID([.F24];6;1)&gt;MID([.F23];6;1);[.C23];[.C23]+1)" office:value-type="float" office:value="9">
            <text:p>009</text:p>
          </table:table-cell>
          <table:table-cell table:style-name="ce150" office:value-type="string">
            <text:p>Social/space/Search</text:p>
          </table:table-cell>
          <table:table-cell table:style-name="ce104" office:value-type="string">
            <text:p>Search when click on All</text:p>
          </table:table-cell>
          <table:table-cell table:style-name="ce158" office:value-type="string">
            <text:p>Step 2: Search space</text:p>
          </table:table-cell>
          <table:table-cell table:style-name="ce154" office:value-type="string">
            <text:p>- Select My space</text:p>
            <text:p>- On search space directory: Click on <text:span text:style-name="T1">All</text:span></text:p>
          </table:table-cell>
          <table:table-cell table:style-name="ce154" office:value-type="string">
            <text:p>Show all the spaces which user is member</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25];6;1)&gt;MID([.F24];6;1);&quot;&quot;;MAX([.A$7:.A24])+1)" office:value-type="float" office:value="10">
            <text:p>010</text:p>
          </table:table-cell>
          <table:table-cell table:style-name="ce143" office:value-type="string">
            <text:p>FNC_SOC_SPC_06</text:p>
          </table:table-cell>
          <table:table-cell table:style-name="ce95" table:formula="of:=IF(MID([.F25];6;1)&gt;MID([.F24];6;1);[.C24];[.C24]+1)" office:value-type="float" office:value="10">
            <text:p>010</text:p>
          </table:table-cell>
          <table:table-cell table:style-name="ce150" office:value-type="string">
            <text:p>Social/space/Search</text:p>
          </table:table-cell>
          <table:table-cell table:style-name="ce52" office:value-type="string">
            <text:p>Check paging</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26];6;1)&gt;MID([.F25];6;1);&quot;&quot;;MAX([.A$7:.A25])+1)">
            <text:p/>
          </table:table-cell>
          <table:table-cell table:style-name="ce143" office:value-type="string">
            <text:p>FNC_SOC_SPC_06</text:p>
          </table:table-cell>
          <table:table-cell table:style-name="ce95" table:formula="of:=IF(MID([.F26];6;1)&gt;MID([.F25];6;1);[.C25];[.C25]+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2: Search space</text:p>
          </table:table-cell>
          <table:table-cell table:style-name="ce154" office:value-type="string">
            <text:p>- Select My space</text:p>
            <text:p>- Search space by keyword or space directory</text:p>
          </table:table-cell>
          <table:table-cell table:style-name="ce154" office:value-type="string">
            <text:p>Show all spaces found</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1">
          <table:table-cell table:style-name="ce83" table:formula="of:=IF(MID([.F27];6;1)&gt;MID([.F26];6;1);&quot;&quot;;MAX([.A$7:.A26])+1)">
            <text:p/>
          </table:table-cell>
          <table:table-cell table:style-name="ce143" office:value-type="string">
            <text:p>FNC_SOC_SPC_06</text:p>
          </table:table-cell>
          <table:table-cell table:style-name="ce95" table:formula="of:=IF(MID([.F27];6;1)&gt;MID([.F26];6;1);[.C26];[.C26]+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3: check paging when has a page</text:p>
          </table:table-cell>
          <table:table-cell table:style-name="ce154" office:value-type="string">
            <text:p>- If the spaces found is smaller than 4</text:p>
          </table:table-cell>
          <table:table-cell table:style-name="ce154" office:value-type="string">
            <text:p>Don't show next, previous, ten pages next, ten pages previous ico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28];6;1)&gt;MID([.F27];6;1);&quot;&quot;;MAX([.A$7:.A27])+1)">
            <text:p/>
          </table:table-cell>
          <table:table-cell table:style-name="ce143" office:value-type="string">
            <text:p>FNC_SOC_SPC_06</text:p>
          </table:table-cell>
          <table:table-cell table:style-name="ce95" table:formula="of:=IF(MID([.F28];6;1)&gt;MID([.F27];6;1);[.C27];[.C27]+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4: Check paging when has more than 0ne page</text:p>
          </table:table-cell>
          <table:table-cell table:style-name="ce104" office:value-type="string">
            <text:p>On my spaces list:</text:p>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If <text:s/>there is smaller 10 page, back 10 pages and next 10 pages icon is disable</text:p>
            <text:p><text:span text:style-name="T19"/></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29];6;1)&gt;MID([.F28];6;1);&quot;&quot;;MAX([.A$7:.A28])+1)" office:value-type="float" office:value="11">
            <text:p>011</text:p>
          </table:table-cell>
          <table:table-cell table:style-name="ce143" office:value-type="string">
            <text:p>FNC_SOC_SPC_06</text:p>
          </table:table-cell>
          <table:table-cell table:style-name="ce95" table:formula="of:=IF(MID([.F29];6;1)&gt;MID([.F28];6;1);[.C28];[.C28]+1)" office:value-type="float" office:value="11">
            <text:p>011</text:p>
          </table:table-cell>
          <table:table-cell table:style-name="ce150" office:value-type="string">
            <text:p>Social/space/Search</text:p>
          </table:table-cell>
          <table:table-cell table:style-name="ce52" office:value-type="string">
            <text:p>Check search and paging search result on Invitation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30];6;1)&gt;MID([.F29];6;1);&quot;&quot;;MAX([.A$7:.A29])+1)">
            <text:p/>
          </table:table-cell>
          <table:table-cell table:style-name="ce143" office:value-type="string">
            <text:p>FNC_SOC_SPC_06</text:p>
          </table:table-cell>
          <table:table-cell table:style-name="ce95" table:formula="of:=IF(MID([.F30];6;1)&gt;MID([.F29];6;1);[.C29];[.C29]+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58" office:value-type="string">
            <text:p>Step 2: Invite to user</text:p>
          </table:table-cell>
          <table:table-cell table:style-name="ce154" office:value-type="string">
            <text:p>- Send invitation from some space to a user</text:p>
          </table:table-cell>
          <table:table-cell table:style-name="ce154" office:value-type="string">
            <text:p>Send invitation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31];6;1)&gt;MID([.F30];6;1);&quot;&quot;;MAX([.A$7:.A30])+1)">
            <text:p/>
          </table:table-cell>
          <table:table-cell table:style-name="ce143" office:value-type="string">
            <text:p>FNC_SOC_SPC_06</text:p>
          </table:table-cell>
          <table:table-cell table:style-name="ce95" table:formula="of:=IF(MID([.F31];6;1)&gt;MID([.F30];6;1);[.C30];[.C30]+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58" office:value-type="string">
            <text:p>Step 3: Search by keyword on Invitation list spaces</text:p>
          </table:table-cell>
          <table:table-cell table:style-name="ce154" office:value-type="string">
            <text:p>Log in by user has been invited </text:p>
            <text:p>- Select Invitation list Space</text:p>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32];6;1)&gt;MID([.F31];6;1);&quot;&quot;;MAX([.A$7:.A31])+1)">
            <text:p/>
          </table:table-cell>
          <table:table-cell table:style-name="ce143" office:value-type="string">
            <text:p>FNC_SOC_SPC_06</text:p>
          </table:table-cell>
          <table:table-cell table:style-name="ce95" table:formula="of:=IF(MID([.F32];6;1)&gt;MID([.F31];6;1);[.C31];[.C31]+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9">
          <table:table-cell table:style-name="ce83" table:formula="of:=IF(MID([.F33];6;1)&gt;MID([.F32];6;1);&quot;&quot;;MAX([.A$7:.A32])+1)">
            <text:p/>
          </table:table-cell>
          <table:table-cell table:style-name="ce143" office:value-type="string">
            <text:p>FNC_SOC_SPC_06</text:p>
          </table:table-cell>
          <table:table-cell table:style-name="ce95" table:formula="of:=IF(MID([.F33];6;1)&gt;MID([.F32];6;1);[.C32];[.C32]+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text:span text:style-name="T19">If there is smaller 4 spaces, don't show icon </text:span><text:span text:style-name="T19">of next, previous, back 10 pages, next 10 </text:span><text:span text:style-name="T19">pages icon</text:spa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34];6;1)&gt;MID([.F33];6;1);&quot;&quot;;MAX([.A$7:.A33])+1)" office:value-type="float" office:value="12">
            <text:p>012</text:p>
          </table:table-cell>
          <table:table-cell table:style-name="ce143" office:value-type="string">
            <text:p>FNC_SOC_SPC_06</text:p>
          </table:table-cell>
          <table:table-cell table:style-name="ce95" table:formula="of:=IF(MID([.F34];6;1)&gt;MID([.F33];6;1);[.C33];[.C33]+1)" office:value-type="float" office:value="12">
            <text:p>012</text:p>
          </table:table-cell>
          <table:table-cell table:style-name="ce150" office:value-type="string">
            <text:p>Social/space/Search</text:p>
          </table:table-cell>
          <table:table-cell table:style-name="ce52" office:value-type="string">
            <text:p>Check search and paging search result on pending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35];6;1)&gt;MID([.F34];6;1);&quot;&quot;;MAX([.A$7:.A34])+1)">
            <text:p/>
          </table:table-cell>
          <table:table-cell table:style-name="ce143" office:value-type="string">
            <text:p>FNC_SOC_SPC_06</text:p>
          </table:table-cell>
          <table:table-cell table:style-name="ce95" table:formula="of:=IF(MID([.F35];6;1)&gt;MID([.F34];6;1);[.C34];[.C34]+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2: Send request to join</text:p>
          </table:table-cell>
          <table:table-cell table:style-name="ce104" office:value-type="string">
            <text:p>- Log in by other user</text:p>
            <text:p>- Access space page</text:p>
            <text:p>- Select Public spaces list</text:p>
            <text:p>- Select and send request joining spaces</text:p>
          </table:table-cell>
          <table:table-cell table:style-name="ce154" office:value-type="string">
            <text:p>Send request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36];6;1)&gt;MID([.F35];6;1);&quot;&quot;;MAX([.A$7:.A35])+1)">
            <text:p/>
          </table:table-cell>
          <table:table-cell table:style-name="ce143" office:value-type="string">
            <text:p>FNC_SOC_SPC_06</text:p>
          </table:table-cell>
          <table:table-cell table:style-name="ce95" table:formula="of:=IF(MID([.F36];6;1)&gt;MID([.F35];6;1);[.C35];[.C35]+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58" office:value-type="string">
            <text:p>Step 3: Search by keyword on Invitation list spaces</text:p>
          </table:table-cell>
          <table:table-cell table:style-name="ce154" office:value-type="string">
            <text:p>Select pending space list</text:p>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37];6;1)&gt;MID([.F36];6;1);&quot;&quot;;MAX([.A$7:.A36])+1)">
            <text:p/>
          </table:table-cell>
          <table:table-cell table:style-name="ce143" office:value-type="string">
            <text:p>FNC_SOC_SPC_06</text:p>
          </table:table-cell>
          <table:table-cell table:style-name="ce95" table:formula="of:=IF(MID([.F37];6;1)&gt;MID([.F36];6;1);[.C36];[.C36]+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9">
          <table:table-cell table:style-name="ce83" table:formula="of:=IF(MID([.F38];6;1)&gt;MID([.F37];6;1);&quot;&quot;;MAX([.A$7:.A37])+1)">
            <text:p/>
          </table:table-cell>
          <table:table-cell table:style-name="ce143" office:value-type="string">
            <text:p>FNC_SOC_SPC_06</text:p>
          </table:table-cell>
          <table:table-cell table:style-name="ce95" table:formula="of:=IF(MID([.F38];6;1)&gt;MID([.F37];6;1);[.C37];[.C37]+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39];6;1)&gt;MID([.F38];6;1);&quot;&quot;;MAX([.A$7:.A38])+1)" office:value-type="float" office:value="13">
            <text:p>013</text:p>
          </table:table-cell>
          <table:table-cell table:style-name="ce143" office:value-type="string">
            <text:p>FNC_SOC_SPC_06</text:p>
          </table:table-cell>
          <table:table-cell table:style-name="ce95" table:formula="of:=IF(MID([.F39];6;1)&gt;MID([.F38];6;1);[.C38];[.C38]+1)" office:value-type="float" office:value="13">
            <text:p>013</text:p>
          </table:table-cell>
          <table:table-cell table:style-name="ce150" office:value-type="string">
            <text:p>Social/space/Search</text:p>
          </table:table-cell>
          <table:table-cell table:style-name="ce52" office:value-type="string">
            <text:p>Check search and paging search result on public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40];6;1)&gt;MID([.F39];6;1);&quot;&quot;;MAX([.A$7:.A39])+1)">
            <text:p/>
          </table:table-cell>
          <table:table-cell table:style-name="ce143" office:value-type="string">
            <text:p>FNC_SOC_SPC_06</text:p>
          </table:table-cell>
          <table:table-cell table:style-name="ce95" table:formula="of:=IF(MID([.F40];6;1)&gt;MID([.F39];6;1);[.C39];[.C39]+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2: View public spaces list</text:p>
          </table:table-cell>
          <table:table-cell table:style-name="ce104" office:value-type="string">
            <text:p>- Log in by other user</text:p>
            <text:p>- Access space page</text:p>
            <text:p>- Select Public spaces list</text:p>
          </table:table-cell>
          <table:table-cell table:style-name="ce154" office:value-type="string">
            <text:p>Show all public space</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41];6;1)&gt;MID([.F40];6;1);&quot;&quot;;MAX([.A$7:.A40])+1)">
            <text:p/>
          </table:table-cell>
          <table:table-cell table:style-name="ce143" office:value-type="string">
            <text:p>FNC_SOC_SPC_06</text:p>
          </table:table-cell>
          <table:table-cell table:style-name="ce95" table:formula="of:=IF(MID([.F41];6;1)&gt;MID([.F40];6;1);[.C40];[.C40]+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58" office:value-type="string">
            <text:p>Step 3: Search by keyword on Invitation list spaces</text:p>
          </table:table-cell>
          <table:table-cell table:style-name="ce154" office:value-type="string">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42];6;1)&gt;MID([.F41];6;1);&quot;&quot;;MAX([.A$7:.A41])+1)">
            <text:p/>
          </table:table-cell>
          <table:table-cell table:style-name="ce143" office:value-type="string">
            <text:p>FNC_SOC_SPC_06</text:p>
          </table:table-cell>
          <table:table-cell table:style-name="ce95" table:formula="of:=IF(MID([.F42];6;1)&gt;MID([.F41];6;1);[.C41];[.C41]+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0">
          <table:table-cell table:style-name="ce136"/>
          <table:table-cell table:style-name="ce143" office:value-type="string">
            <text:p>FNC_SOC_SPC_06</text:p>
          </table:table-cell>
          <table:table-cell table:style-name="ce95" table:formula="of:=IF(MID([.F43];6;1)&gt;MID([.F42];6;1);[.C42];[.C42]+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19"/></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 table:number-rows-repeated="2">
          <table:table-cell table:style-name="ce136"/>
          <table:table-cell table:style-name="ce144"/>
          <table:table-cell table:style-name="ce148"/>
          <table:table-cell table:style-name="ce151"/>
          <table:table-cell table:style-name="ce154"/>
          <table:table-cell table:style-name="ce158"/>
          <table:table-cell table:style-name="ce154" table:number-columns-repeated="3"/>
          <table:table-cell table:style-name="ce163"/>
          <table:table-cell table:style-name="ce131" table:number-columns-repeated="2"/>
          <table:table-cell table:style-name="ce134" table:number-columns-repeated="235"/>
        </table:table-row>
        <table:table-row table:style-name="ro1">
          <table:table-cell table:style-name="ce136"/>
          <table:table-cell table:style-name="ce144"/>
          <table:table-cell table:style-name="ce148"/>
          <table:table-cell table:style-name="ce151" table:number-columns-repeated="2"/>
          <table:table-cell table:style-name="ce154"/>
          <table:table-cell table:style-name="ce151"/>
          <table:table-cell table:style-name="ce154" table:number-columns-repeated="2"/>
          <table:table-cell table:style-name="ce163"/>
          <table:table-cell table:style-name="ce131" table:number-columns-repeated="2"/>
          <table:table-cell table:style-name="ce134" table:number-columns-repeated="235"/>
        </table:table-row>
        <table:table-row table:style-name="ro1" table:number-rows-repeated="2">
          <table:table-cell table:style-name="ce136"/>
          <table:table-cell table:style-name="ce144"/>
          <table:table-cell table:style-name="ce148"/>
          <table:table-cell table:style-name="ce151"/>
          <table:table-cell table:style-name="ce154"/>
          <table:table-cell table:style-name="ce158"/>
          <table:table-cell table:style-name="ce154" table:number-columns-repeated="3"/>
          <table:table-cell table:style-name="ce163"/>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6"/>
          <table:table-cell table:style-name="ce155"/>
          <table:table-cell table:style-name="ce160"/>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7"/>
          <table:table-cell table:style-name="ce159"/>
          <table:table-cell table:style-name="ce160"/>
          <table:table-cell table:style-name="ce161"/>
          <table:table-cell table:style-name="ce155"/>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8"/>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8"/>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number-rows-repeated="11">
          <table:table-cell table:style-name="ce139"/>
          <table:table-cell table:style-name="ce146"/>
          <table:table-cell table:style-name="ce139" table:number-columns-repeated="8"/>
          <table:table-cell table:style-name="ce80" table:number-columns-repeated="237"/>
        </table:table-row>
        <table:table-row table:style-name="ro1" table:number-rows-repeated="31">
          <table:table-cell table:style-name="ce140" table:number-columns-repeated="10"/>
          <table:table-cell table:number-columns-repeated="237"/>
        </table:table-row>
        <table:table-row table:style-name="ro1" table:number-rows-repeated="12">
          <table:table-cell table:style-name="ce141" table:number-columns-repeated="10"/>
          <table:table-cell table:number-columns-repeated="237"/>
        </table:table-row>
        <table:table-row table:style-name="ro1" table:number-rows-repeated="2">
          <table:table-cell table:style-name="ce142"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Default"/>
        <table:table-column table:style-name="co8" table:number-columns-repeated="239" table:default-cell-style-name="Default"/>
        <table:table-row table:style-name="ro1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1011];[.$K2])" office:value-type="float" office:value="0">
            <text:p>0</text:p>
          </table:table-cell>
          <table:table-cell table:style-name="ce122" table:formula="of:=COUNTIF([.M$7:.M$1011];[.$K2])" office:value-type="float" office:value="0">
            <text:p>0</text:p>
          </table:table-cell>
          <table:table-cell table:style-name="ce122" table:formula="of:=COUNTIF([.N$7:.N$1011];[.$K2])" office:value-type="float" office:value="0">
            <text:p>0</text:p>
          </table:table-cell>
          <table:table-cell table:style-name="ce122" table:formula="of:=COUNTIF([.O$7:.O$1011];[.$K2])" office:value-type="float" office:value="0">
            <text:p>0</text:p>
          </table:table-cell>
          <table:table-cell table:style-name="ce121" table:number-columns-repeated="214"/>
          <table:table-cell table:style-name="ce97" table:number-columns-repeated="18"/>
        </table:table-row>
        <table:table-row table:style-name="ro33">
          <table:table-cell/>
          <table:table-cell table:style-name="ce87" office:value-type="string">
            <text:p>Functions List<text:span text:style-name="T11">:</text:span></text:p>
          </table:table-cell>
          <table:table-cell table:style-name="ce91" office:value-type="string" table:number-columns-spanned="3" table:number-rows-spanned="1">
            <text:p>Member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1011];[.$K3])" office:value-type="float" office:value="0">
            <text:p>0</text:p>
          </table:table-cell>
          <table:table-cell table:style-name="ce122" table:formula="of:=COUNTIF([.M$7:.M$1011];[.$K3])" office:value-type="float" office:value="0">
            <text:p>0</text:p>
          </table:table-cell>
          <table:table-cell table:style-name="ce122" table:formula="of:=COUNTIF([.N$7:.N$1011];[.$K3])" office:value-type="float" office:value="0">
            <text:p>0</text:p>
          </table:table-cell>
          <table:table-cell table:style-name="ce122" table:formula="of:=COUNTIF([.O$7:.O$1011];[.$K3])" office:value-type="float" office:value="0">
            <text:p>0</text:p>
          </table:table-cell>
          <table:table-cell table:style-name="ce121" table:number-columns-repeated="214"/>
          <table:table-cell table:style-name="ce97" table:number-columns-repeated="18"/>
        </table:table-row>
        <table:table-row table:style-name="ro11">
          <table:table-cell/>
          <table:table-cell table:style-name="ce87" office:value-type="string">
            <text:p>Total Main Cases:</text:p>
          </table:table-cell>
          <table:table-cell table:style-name="ce92" table:formula="of:=MAX([.A7:.A996])" office:value-type="float" office:value="45" table:number-columns-spanned="3" table:number-rows-spanned="1">
            <text:p>45</text:p>
          </table:table-cell>
          <table:covered-table-cell table:style-name="ce97"/>
          <table:covered-table-cell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f:=COUNTIF([.L$7:.L$1011];[.$K4])" office:value-type="float" office:value="0">
            <text:p>0</text:p>
          </table:table-cell>
          <table:table-cell table:style-name="ce122" table:formula="of:=COUNTIF([.M$7:.M$1011];[.$K4])" office:value-type="float" office:value="0">
            <text:p>0</text:p>
          </table:table-cell>
          <table:table-cell table:style-name="ce122" table:formula="of:=COUNTIF([.N$7:.N$1011];[.$K4])" office:value-type="float" office:value="0">
            <text:p>0</text:p>
          </table:table-cell>
          <table:table-cell table:style-name="ce122" table:formula="of:=COUNTIF([.O$7:.O$1011];[.$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1011];[.$K5])" office:value-type="float" office:value="0">
            <text:p>0</text:p>
          </table:table-cell>
          <table:table-cell table:style-name="ce122" table:formula="of:=COUNTIF([.M$7:.M$1011];[.$K5])" office:value-type="float" office:value="0">
            <text:p>0</text:p>
          </table:table-cell>
          <table:table-cell table:style-name="ce122" table:formula="of:=COUNTIF([.N$7:.N$1011];[.$K5])" office:value-type="float" office:value="0">
            <text:p>0</text:p>
          </table:table-cell>
          <table:table-cell table:style-name="ce122" table:formula="of:=COUNTIF([.O$7:.O$1011];[.$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6">
          <table:table-cell table:style-name="ce82" office:value-type="float" office:value="1">
            <text:p>001</text:p>
          </table:table-cell>
          <table:table-cell table:style-name="ce90" office:value-type="string">
            <text:p>FNC_SOC_SPC_07</text:p>
          </table:table-cell>
          <table:table-cell table:style-name="ce93" office:value-type="float" office:value="1">
            <text:p>001</text:p>
          </table:table-cell>
          <table:table-cell table:style-name="ce98" office:value-type="string">
            <text:p>Social/space/Member Community/invite</text:p>
          </table:table-cell>
          <table:table-cell table:style-name="ce53" office:value-type="string">
            <text:p>Send invitation to user who is not member of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4"/>
          <table:table-cell table:style-name="ce131" table:number-columns-repeated="236"/>
          <table:table-cell table:style-name="ce135"/>
        </table:table-row>
        <table:table-row table:style-name="ro25">
          <table:table-cell table:style-name="ce83" table:formula="of:=IF(MID([.F8];6;1)&gt;MID([.F7];6;1);&quot;&quot;;MAX([.A$7:.A7])+1)">
            <text:p/>
          </table:table-cell>
          <table:table-cell table:style-name="ce90" office:value-type="string">
            <text:p>FNC_SOC_SPC_07</text:p>
          </table:table-cell>
          <table:table-cell table:style-name="ce95" table:formula="of:=IF(MID([.F8];6;1)&gt;MID([.F7];6;1);[.C7];[.C7]+1)" office:value-type="float" office:value="1">
            <text:p>001</text:p>
          </table:table-cell>
          <table:table-cell table:style-name="ce98" office:value-type="string">
            <text:p>Social/space/Member Community/invite</text:p>
          </table:table-cell>
          <table:table-cell table:style-name="ce102" office:value-type="string">
            <text:p>Send invitation to user who is not member of space</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18" office:value-type="string">
            <text:p>High</text:p>
          </table:table-cell>
          <table:table-cell table:style-name="ce174"/>
          <table:table-cell table:style-name="ce131" table:number-columns-repeated="236"/>
          <table:table-cell table:style-name="ce135"/>
        </table:table-row>
        <table:table-row table:style-name="ro17">
          <table:table-cell table:style-name="ce83" table:formula="of:=IF(MID([.F9];6;1)&gt;MID([.F8];6;1);&quot;&quot;;MAX([.A$7:.A8])+1)">
            <text:p/>
          </table:table-cell>
          <table:table-cell table:style-name="ce90" office:value-type="string">
            <text:p>FNC_SOC_SPC_07</text:p>
          </table:table-cell>
          <table:table-cell table:style-name="ce95" table:formula="of:=IF(MID([.F9];6;1)&gt;MID([.F8];6;1);[.C8];[.C8]+1)" office:value-type="float" office:value="1">
            <text:p>001</text:p>
          </table:table-cell>
          <table:table-cell table:style-name="ce98" office:value-type="string">
            <text:p>Social/space/Member Community/invite</text:p>
          </table:table-cell>
          <table:table-cell table:style-name="ce102" office:value-type="string">
            <text:p>Send invitation to user who is not member of space</text:p>
          </table:table-cell>
          <table:table-cell table:style-name="ce104" office:value-type="string">
            <text:p>Step 3: Check invitation sending successfully</text:p>
          </table:table-cell>
          <table:table-cell table:style-name="ce104" office:value-type="string">
            <text:p>- Invited user signs in <text:s/></text:p>
            <text:p>- Select space page </text:p>
            <text:p>- Select invitation spaces list</text:p>
          </table:table-cell>
          <table:table-cell table:style-name="ce113" office:value-type="string">
            <text:p>By the default: Name of space which has sent invitation to user, are list on invited space.</text:p>
            <text:p><text:s/><text:span text:style-name="T19">I</text:span>f user accept this invitation, Click on [Accept] icon else click on [Denny] icon</text:p>
          </table:table-cell>
          <table:table-cell table:style-name="ce118" office:value-type="string">
            <text:p>High</text:p>
          </table:table-cell>
          <table:table-cell table:style-name="ce175"/>
          <table:table-cell table:style-name="ce131" table:number-columns-repeated="2"/>
          <table:table-cell table:style-name="ce132" table:number-columns-repeated="235"/>
        </table:table-row>
        <table:table-row table:style-name="ro16">
          <table:table-cell table:style-name="ce83" table:formula="of:=IF(MID([.F10];6;1)&gt;MID([.F9];6;1);&quot;&quot;;MAX([.A$7:.A9])+1)" office:value-type="float" office:value="2">
            <text:p>002</text:p>
          </table:table-cell>
          <table:table-cell table:style-name="ce90" office:value-type="string">
            <text:p>FNC_SOC_SPC_07</text:p>
          </table:table-cell>
          <table:table-cell table:style-name="ce95" table:formula="of:=IF(MID([.F10];6;1)&gt;MID([.F9];6;1);[.C9];[.C9]+1)" office:value-type="float" office:value="2">
            <text:p>002</text:p>
          </table:table-cell>
          <table:table-cell table:style-name="ce98" office:value-type="string">
            <text:p>Social/space/Member Community/invite</text:p>
          </table:table-cell>
          <table:table-cell table:style-name="ce53" office:value-type="string">
            <text:p>Invited user accept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5">
          <table:table-cell table:style-name="ce83" table:formula="of:=IF(MID([.F11];6;1)&gt;MID([.F10];6;1);&quot;&quot;;MAX([.A$7:.A10])+1)">
            <text:p/>
          </table:table-cell>
          <table:table-cell table:style-name="ce90" office:value-type="string">
            <text:p>FNC_SOC_SPC_07</text:p>
          </table:table-cell>
          <table:table-cell table:style-name="ce95" table:formula="of:=IF(MID([.F11];6;1)&gt;MID([.F10];6;1);[.C10];[.C10]+1)" office:value-type="float" office:value="2">
            <text:p>002</text:p>
          </table:table-cell>
          <table:table-cell table:style-name="ce98" office:value-type="string">
            <text:p>Social/space/Member Community/invite</text:p>
          </table:table-cell>
          <table:table-cell table:style-name="ce102" office:value-type="string">
            <text:p>Invited user accept invitation</text:p>
          </table:table-cell>
          <table:table-cell table:style-name="ce104" office:value-type="string">
            <text:p>Step 2: Send invitation</text:p>
          </table:table-cell>
          <table:table-cell table:style-name="ce104"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31">
          <table:table-cell table:style-name="ce83" table:formula="of:=IF(MID([.F12];6;1)&gt;MID([.F11];6;1);&quot;&quot;;MAX([.A$7:.A11])+1)">
            <text:p/>
          </table:table-cell>
          <table:table-cell table:style-name="ce90" office:value-type="string">
            <text:p>FNC_SOC_SPC_07</text:p>
          </table:table-cell>
          <table:table-cell table:style-name="ce95" table:formula="of:=IF(MID([.F12];6;1)&gt;MID([.F11];6;1);[.C11];[.C11]+1)" office:value-type="float" office:value="2">
            <text:p>002</text:p>
          </table:table-cell>
          <table:table-cell table:style-name="ce98" office:value-type="string">
            <text:p>Social/space/Member Community/invite</text:p>
          </table:table-cell>
          <table:table-cell table:style-name="ce102" office:value-type="string">
            <text:p>Invited user accept invitation</text:p>
          </table:table-cell>
          <table:table-cell table:style-name="ce104" office:value-type="string">
            <text:p>Step 3: Invited user accepts invitation</text:p>
          </table:table-cell>
          <table:table-cell table:style-name="ce104" office:value-type="string">
            <text:p>- Invited user signs in </text:p>
            <text:p>- Select space page</text:p>
            <text:p>- Select invitations space list</text:p>
            <text:p>- Select Space which has created at step 1.</text:p>
            <text:p>- Click on [Accept] button</text:p>
          </table:table-cell>
          <table:table-cell table:style-name="ce104"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83" table:formula="of:=IF(MID([.F13];6;1)&gt;MID([.F12];6;1);&quot;&quot;;MAX([.A$7:.A12])+1)" office:value-type="float" office:value="3">
            <text:p>003</text:p>
          </table:table-cell>
          <table:table-cell table:style-name="ce90" office:value-type="string">
            <text:p>FNC_SOC_SPC_07</text:p>
          </table:table-cell>
          <table:table-cell table:style-name="ce95" table:formula="of:=IF(MID([.F13];6;1)&gt;MID([.F12];6;1);[.C12];[.C12]+1)" office:value-type="float" office:value="3">
            <text:p>003</text:p>
          </table:table-cell>
          <table:table-cell table:style-name="ce98" office:value-type="string">
            <text:p>Social/space/Member Community/invite</text:p>
          </table:table-cell>
          <table:table-cell table:style-name="ce53" office:value-type="string">
            <text:p>Invited user denies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5">
          <table:table-cell table:style-name="ce83" table:formula="of:=IF(MID([.F14];6;1)&gt;MID([.F13];6;1);&quot;&quot;;MAX([.A$7:.A13])+1)">
            <text:p/>
          </table:table-cell>
          <table:table-cell table:style-name="ce90" office:value-type="string">
            <text:p>FNC_SOC_SPC_07</text:p>
          </table:table-cell>
          <table:table-cell table:style-name="ce95" table:formula="of:=IF(MID([.F14];6;1)&gt;MID([.F13];6;1);[.C13];[.C13]+1)" office:value-type="float" office:value="3">
            <text:p>003</text:p>
          </table:table-cell>
          <table:table-cell table:style-name="ce98" office:value-type="string">
            <text:p>Social/space/Member Community/invite</text:p>
          </table:table-cell>
          <table:table-cell table:style-name="ce102" office:value-type="string">
            <text:p>Invited user denies invitation</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83" table:formula="of:=IF(MID([.F15];6;1)&gt;MID([.F14];6;1);&quot;&quot;;MAX([.A$7:.A14])+1)">
            <text:p/>
          </table:table-cell>
          <table:table-cell table:style-name="ce90" office:value-type="string">
            <text:p>FNC_SOC_SPC_07</text:p>
          </table:table-cell>
          <table:table-cell table:style-name="ce95" table:formula="of:=IF(MID([.F15];6;1)&gt;MID([.F14];6;1);[.C14];[.C14]+1)" office:value-type="float" office:value="3">
            <text:p>003</text:p>
          </table:table-cell>
          <table:table-cell table:style-name="ce98" office:value-type="string">
            <text:p>Social/space/Member Community/invite</text:p>
          </table:table-cell>
          <table:table-cell table:style-name="ce102" office:value-type="string">
            <text:p>Invited user denies invitation</text:p>
          </table:table-cell>
          <table:table-cell table:style-name="ce104" office:value-type="string">
            <text:p>Step 3: Invited user denies invitation</text:p>
          </table:table-cell>
          <table:table-cell table:style-name="ce104" office:value-type="string">
            <text:p>- Invited user signs in </text:p>
            <text:p>- Select space page</text:p>
            <text:p>- Select invitations space list</text:p>
            <text:p>- Select Space which has created at step 1.</text:p>
            <text:p>- Click on [Deny] icon</text:p>
          </table:table-cell>
          <table:table-cell table:style-name="ce104"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83" table:formula="of:=IF(MID([.F16];6;1)&gt;MID([.F15];6;1);&quot;&quot;;MAX([.A$7:.A15])+1)" office:value-type="float" office:value="4">
            <text:p>004</text:p>
          </table:table-cell>
          <table:table-cell table:style-name="ce90" office:value-type="string">
            <text:p>FNC_SOC_SPC_07</text:p>
          </table:table-cell>
          <table:table-cell table:style-name="ce95" table:formula="of:=IF(MID([.F16];6;1)&gt;MID([.F15];6;1);[.C15];[.C15]+1)" office:value-type="float" office:value="4">
            <text:p>004</text:p>
          </table:table-cell>
          <table:table-cell table:style-name="ce98" office:value-type="string">
            <text:p>Social/space/Member Community/invite</text:p>
          </table:table-cell>
          <table:table-cell table:style-name="ce164" office:value-type="string">
            <text:p>Manager revokes the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5">
          <table:table-cell table:style-name="ce83" table:formula="of:=IF(MID([.F17];6;1)&gt;MID([.F16];6;1);&quot;&quot;;MAX([.A$7:.A16])+1)">
            <text:p/>
          </table:table-cell>
          <table:table-cell table:style-name="ce90" office:value-type="string">
            <text:p>FNC_SOC_SPC_07</text:p>
          </table:table-cell>
          <table:table-cell table:style-name="ce95" table:formula="of:=IF(MID([.F17];6;1)&gt;MID([.F16];6;1);[.C16];[.C16]+1)" office:value-type="float" office:value="4">
            <text:p>004</text:p>
          </table:table-cell>
          <table:table-cell table:style-name="ce98" office:value-type="string">
            <text:p>Social/space/Member Community/invite</text:p>
          </table:table-cell>
          <table:table-cell table:style-name="ce165" office:value-type="string">
            <text:p>Manager revokes the invitation</text:p>
          </table:table-cell>
          <table:table-cell table:style-name="ce104" office:value-type="string">
            <text:p>Step 2: Send invitation</text:p>
          </table:table-cell>
          <table:table-cell table:style-name="ce104"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83" table:formula="of:=IF(MID([.F18];6;1)&gt;MID([.F17];6;1);&quot;&quot;;MAX([.A$7:.A17])+1)">
            <text:p/>
          </table:table-cell>
          <table:table-cell table:style-name="ce90" office:value-type="string">
            <text:p>FNC_SOC_SPC_07</text:p>
          </table:table-cell>
          <table:table-cell table:style-name="ce95" table:formula="of:=IF(MID([.F18];6;1)&gt;MID([.F17];6;1);[.C17];[.C17]+1)" office:value-type="float" office:value="4">
            <text:p>004</text:p>
          </table:table-cell>
          <table:table-cell table:style-name="ce98" office:value-type="string">
            <text:p>Social/space/Member Community/invite</text:p>
          </table:table-cell>
          <table:table-cell table:style-name="ce165" office:value-type="string">
            <text:p>Manager revokes the invitation</text:p>
          </table:table-cell>
          <table:table-cell table:style-name="ce104" office:value-type="string">
            <text:p>Step 3: Revoke the invitation</text:p>
          </table:table-cell>
          <table:table-cell table:style-name="ce104" office:value-type="string">
            <text:p>- The manager of space which has created at step 1, signs in</text:p>
            <text:p>- Select invited user who has selected at step 2 and click on [revoke invited]</text:p>
          </table:table-cell>
          <table:table-cell table:style-name="ce104" office:value-type="string">
            <text:p>- Invited user has been removed from list invited user and she/he can send request to join into the Space</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83" table:formula="of:=IF(MID([.F19];6;1)&gt;MID([.F18];6;1);&quot;&quot;;MAX([.A$7:.A18])+1)" office:value-type="float" office:value="5">
            <text:p>005</text:p>
          </table:table-cell>
          <table:table-cell table:style-name="ce90" office:value-type="string">
            <text:p>FNC_SOC_SPC_07</text:p>
          </table:table-cell>
          <table:table-cell table:style-name="ce95" table:formula="of:=IF(MID([.F19];6;1)&gt;MID([.F18];6;1);[.C18];[.C18]+1)" office:value-type="float" office:value="5">
            <text:p>005</text:p>
          </table:table-cell>
          <table:table-cell table:style-name="ce98" office:value-type="string">
            <text:p>Social/space/Member Community/invite</text:p>
          </table:table-cell>
          <table:table-cell table:style-name="ce53" office:value-type="string">
            <text:p>Send invitation from Space at <text:span text:style-name="T6">Visible</text:span> mode and <text:span text:style-name="T7">open</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0];6;1)&gt;MID([.F19];6;1);&quot;&quot;;MAX([.A$7:.A19])+1)">
            <text:p/>
          </table:table-cell>
          <table:table-cell table:style-name="ce90" office:value-type="string">
            <text:p>FNC_SOC_SPC_07</text:p>
          </table:table-cell>
          <table:table-cell table:style-name="ce95" table:formula="of:=IF(MID([.F20];6;1)&gt;MID([.F19];6;1);[.C19];[.C19]+1)" office:value-type="float" office:value="5">
            <text:p>005</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ope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1];6;1)&gt;MID([.F20];6;1);&quot;&quot;;MAX([.A$7:.A20])+1)">
            <text:p/>
          </table:table-cell>
          <table:table-cell table:style-name="ce90" office:value-type="string">
            <text:p>FNC_SOC_SPC_07</text:p>
          </table:table-cell>
          <table:table-cell table:style-name="ce95" table:formula="of:=IF(MID([.F21];6;1)&gt;MID([.F20];6;1);[.C20];[.C20]+1)" office:value-type="float" office:value="5">
            <text:p>005</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ope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83" table:formula="of:=IF(MID([.F22];6;1)&gt;MID([.F21];6;1);&quot;&quot;;MAX([.A$7:.A21])+1)" office:value-type="float" office:value="6">
            <text:p>006</text:p>
          </table:table-cell>
          <table:table-cell table:style-name="ce90" office:value-type="string">
            <text:p>FNC_SOC_SPC_07</text:p>
          </table:table-cell>
          <table:table-cell table:style-name="ce95" table:formula="of:=IF(MID([.F22];6;1)&gt;MID([.F21];6;1);[.C21];[.C21]+1)" office:value-type="float" office:value="6">
            <text:p>006</text:p>
          </table:table-cell>
          <table:table-cell table:style-name="ce98" office:value-type="string">
            <text:p>Social/space/Member Community/invite</text:p>
          </table:table-cell>
          <table:table-cell table:style-name="ce53" office:value-type="string">
            <text:p>Send invitation from Space at <text:span text:style-name="T6">Visible</text:span> mode and <text:span text:style-name="T7">validation</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3">
          <table:table-cell table:style-name="ce83" table:formula="of:=IF(MID([.F23];6;1)&gt;MID([.F22];6;1);&quot;&quot;;MAX([.A$7:.A22])+1)">
            <text:p/>
          </table:table-cell>
          <table:table-cell table:style-name="ce90" office:value-type="string">
            <text:p>FNC_SOC_SPC_07</text:p>
          </table:table-cell>
          <table:table-cell table:style-name="ce95" table:formula="of:=IF(MID([.F23];6;1)&gt;MID([.F22];6;1);[.C22];[.C22]+1)" office:value-type="float" office:value="6">
            <text:p>006</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validatio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4];6;1)&gt;MID([.F23];6;1);&quot;&quot;;MAX([.A$7:.A23])+1)">
            <text:p/>
          </table:table-cell>
          <table:table-cell table:style-name="ce90" office:value-type="string">
            <text:p>FNC_SOC_SPC_07</text:p>
          </table:table-cell>
          <table:table-cell table:style-name="ce95" table:formula="of:=IF(MID([.F24];6;1)&gt;MID([.F23];6;1);[.C23];[.C23]+1)" office:value-type="float" office:value="6">
            <text:p>006</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validatio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f:=IF(MID([.F25];6;1)&gt;MID([.F24];6;1);&quot;&quot;;MAX([.A$7:.A24])+1)" office:value-type="float" office:value="7">
            <text:p>007</text:p>
          </table:table-cell>
          <table:table-cell table:style-name="ce90" office:value-type="string">
            <text:p>FNC_SOC_SPC_07</text:p>
          </table:table-cell>
          <table:table-cell table:style-name="ce95" table:formula="of:=IF(MID([.F25];6;1)&gt;MID([.F24];6;1);[.C24];[.C24]+1)" office:value-type="float" office:value="7">
            <text:p>007</text:p>
          </table:table-cell>
          <table:table-cell table:style-name="ce98" office:value-type="string">
            <text:p>Social/space/Member Community/invite</text:p>
          </table:table-cell>
          <table:table-cell table:style-name="ce53" office:value-type="string">
            <text:p>Send invitation from Space at <text:span text:style-name="T6">Visible </text:span>mode and <text:span text:style-name="T7">close</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6];6;1)&gt;MID([.F25];6;1);&quot;&quot;;MAX([.A$7:.A25])+1)">
            <text:p/>
          </table:table-cell>
          <table:table-cell table:style-name="ce90" office:value-type="string">
            <text:p>FNC_SOC_SPC_07</text:p>
          </table:table-cell>
          <table:table-cell table:style-name="ce95" table:formula="of:=IF(MID([.F26];6;1)&gt;MID([.F25];6;1);[.C25];[.C25]+1)" office:value-type="float" office:value="7">
            <text:p>007</text:p>
          </table:table-cell>
          <table:table-cell table:style-name="ce98" office:value-type="string">
            <text:p>Social/space/Member Community/invite</text:p>
          </table:table-cell>
          <table:table-cell table:style-name="ce102" office:value-type="string">
            <text:p>Send invitation from Space at <text:span text:style-name="T6">Visible </text:span>mode and <text:span text:style-name="T7">close</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7];6;1)&gt;MID([.F26];6;1);&quot;&quot;;MAX([.A$7:.A26])+1)">
            <text:p/>
          </table:table-cell>
          <table:table-cell table:style-name="ce90" office:value-type="string">
            <text:p>FNC_SOC_SPC_07</text:p>
          </table:table-cell>
          <table:table-cell table:style-name="ce95" table:formula="of:=IF(MID([.F27];6;1)&gt;MID([.F26];6;1);[.C26];[.C26]+1)" office:value-type="float" office:value="7">
            <text:p>007</text:p>
          </table:table-cell>
          <table:table-cell table:style-name="ce98" office:value-type="string">
            <text:p>Social/space/Member Community/invite</text:p>
          </table:table-cell>
          <table:table-cell table:style-name="ce102" office:value-type="string">
            <text:p>Send invitation from Space at <text:span text:style-name="T6">Visible </text:span>mode and <text:span text:style-name="T7">close</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f:=IF(MID([.F28];6;1)&gt;MID([.F27];6;1);&quot;&quot;;MAX([.A$7:.A27])+1)" office:value-type="float" office:value="8">
            <text:p>008</text:p>
          </table:table-cell>
          <table:table-cell table:style-name="ce90" office:value-type="string">
            <text:p>FNC_SOC_SPC_07</text:p>
          </table:table-cell>
          <table:table-cell table:style-name="ce95" table:formula="of:=IF(MID([.F28];6;1)&gt;MID([.F27];6;1);[.C27];[.C27]+1)" office:value-type="float" office:value="8">
            <text:p>008</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open</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9];6;1)&gt;MID([.F28];6;1);&quot;&quot;;MAX([.A$7:.A28])+1)">
            <text:p/>
          </table:table-cell>
          <table:table-cell table:style-name="ce90" office:value-type="string">
            <text:p>FNC_SOC_SPC_07</text:p>
          </table:table-cell>
          <table:table-cell table:style-name="ce95" table:formula="of:=IF(MID([.F29];6;1)&gt;MID([.F28];6;1);[.C28];[.C28]+1)" office:value-type="float" office:value="8">
            <text:p>008</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ope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0];6;1)&gt;MID([.F29];6;1);&quot;&quot;;MAX([.A$7:.A29])+1)">
            <text:p/>
          </table:table-cell>
          <table:table-cell table:style-name="ce90" office:value-type="string">
            <text:p>FNC_SOC_SPC_07</text:p>
          </table:table-cell>
          <table:table-cell table:style-name="ce95" table:formula="of:=IF(MID([.F30];6;1)&gt;MID([.F29];6;1);[.C29];[.C29]+1)" office:value-type="float" office:value="8">
            <text:p>008</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ope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f:=IF(MID([.F31];6;1)&gt;MID([.F30];6;1);&quot;&quot;;MAX([.A$7:.A30])+1)" office:value-type="float" office:value="9">
            <text:p>009</text:p>
          </table:table-cell>
          <table:table-cell table:style-name="ce90" office:value-type="string">
            <text:p>FNC_SOC_SPC_07</text:p>
          </table:table-cell>
          <table:table-cell table:style-name="ce95" table:formula="of:=IF(MID([.F31];6;1)&gt;MID([.F30];6;1);[.C30];[.C30]+1)" office:value-type="float" office:value="9">
            <text:p>009</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Validation</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2];6;1)&gt;MID([.F31];6;1);&quot;&quot;;MAX([.A$7:.A31])+1)">
            <text:p/>
          </table:table-cell>
          <table:table-cell table:style-name="ce90" office:value-type="string">
            <text:p>FNC_SOC_SPC_07</text:p>
          </table:table-cell>
          <table:table-cell table:style-name="ce95" table:formula="of:=IF(MID([.F32];6;1)&gt;MID([.F31];6;1);[.C31];[.C31]+1)" office:value-type="float" office:value="9">
            <text:p>009</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Validatio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3];6;1)&gt;MID([.F32];6;1);&quot;&quot;;MAX([.A$7:.A32])+1)">
            <text:p/>
          </table:table-cell>
          <table:table-cell table:style-name="ce90" office:value-type="string">
            <text:p>FNC_SOC_SPC_07</text:p>
          </table:table-cell>
          <table:table-cell table:style-name="ce95" table:formula="of:=IF(MID([.F33];6;1)&gt;MID([.F32];6;1);[.C32];[.C32]+1)" office:value-type="float" office:value="9">
            <text:p>009</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Validatio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f:=IF(MID([.F34];6;1)&gt;MID([.F33];6;1);&quot;&quot;;MAX([.A$7:.A33])+1)" office:value-type="float" office:value="10">
            <text:p>010</text:p>
          </table:table-cell>
          <table:table-cell table:style-name="ce90" office:value-type="string">
            <text:p>FNC_SOC_SPC_07</text:p>
          </table:table-cell>
          <table:table-cell table:style-name="ce95" table:formula="of:=IF(MID([.F34];6;1)&gt;MID([.F33];6;1);[.C33];[.C33]+1)" office:value-type="float" office:value="10">
            <text:p>010</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close</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5];6;1)&gt;MID([.F34];6;1);&quot;&quot;;MAX([.A$7:.A34])+1)">
            <text:p/>
          </table:table-cell>
          <table:table-cell table:style-name="ce90" office:value-type="string">
            <text:p>FNC_SOC_SPC_07</text:p>
          </table:table-cell>
          <table:table-cell table:style-name="ce95" table:formula="of:=IF(MID([.F35];6;1)&gt;MID([.F34];6;1);[.C34];[.C34]+1)" office:value-type="float" office:value="10">
            <text:p>010</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close</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6];6;1)&gt;MID([.F35];6;1);&quot;&quot;;MAX([.A$7:.A35])+1)">
            <text:p/>
          </table:table-cell>
          <table:table-cell table:style-name="ce90" office:value-type="string">
            <text:p>FNC_SOC_SPC_07</text:p>
          </table:table-cell>
          <table:table-cell table:style-name="ce95" table:formula="of:=IF(MID([.F36];6;1)&gt;MID([.F35];6;1);[.C35];[.C35]+1)" office:value-type="float" office:value="10">
            <text:p>010</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close</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37];6;1)&gt;MID([.F36];6;1);&quot;&quot;;MAX([.A$7:.A36])+1)" office:value-type="float" office:value="11">
            <text:p>011</text:p>
          </table:table-cell>
          <table:table-cell table:style-name="ce90" office:value-type="string">
            <text:p>FNC_SOC_SPC_07</text:p>
          </table:table-cell>
          <table:table-cell table:style-name="ce95" table:formula="of:=IF(MID([.F37];6;1)&gt;MID([.F36];6;1);[.C36];[.C36]+1)" office:value-type="float" office:value="11">
            <text:p>011</text:p>
          </table:table-cell>
          <table:table-cell table:style-name="ce98" office:value-type="string">
            <text:p>Social/space/Member Community/invite</text:p>
          </table:table-cell>
          <table:table-cell table:style-name="ce53" office:value-type="string">
            <text:p>send invitation to Roo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38];6;1)&gt;MID([.F37];6;1);&quot;&quot;;MAX([.A$7:.A37])+1)">
            <text:p/>
          </table:table-cell>
          <table:table-cell table:style-name="ce90" office:value-type="string">
            <text:p>FNC_SOC_SPC_07</text:p>
          </table:table-cell>
          <table:table-cell table:style-name="ce95" table:formula="of:=IF(MID([.F38];6;1)&gt;MID([.F37];6;1);[.C37];[.C37]+1)" office:value-type="float" office:value="11">
            <text:p>011</text:p>
          </table:table-cell>
          <table:table-cell table:style-name="ce98" office:value-type="string">
            <text:p>Social/space/Member Community/invite</text:p>
          </table:table-cell>
          <table:table-cell table:style-name="ce102" office:value-type="string">
            <text:p>send invitation to Root</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69" office:value-type="string">
            <text:p>Sending the invitation successfully. Root automatic become a member of space</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7">
          <table:table-cell table:style-name="ce83" table:formula="of:=IF(MID([.F39];6;1)&gt;MID([.F38];6;1);&quot;&quot;;MAX([.A$7:.A38])+1)">
            <text:p/>
          </table:table-cell>
          <table:table-cell table:style-name="ce90" office:value-type="string">
            <text:p>FNC_SOC_SPC_07</text:p>
          </table:table-cell>
          <table:table-cell table:style-name="ce95" table:formula="of:=IF(MID([.F39];6;1)&gt;MID([.F38];6;1);[.C38];[.C38]+1)" office:value-type="float" office:value="11">
            <text:p>011</text:p>
          </table:table-cell>
          <table:table-cell table:style-name="ce98" office:value-type="string">
            <text:p>Social/space/Member Community/invite</text:p>
          </table:table-cell>
          <table:table-cell table:style-name="ce102" office:value-type="string">
            <text:p>send invitation to Root</text:p>
          </table:table-cell>
          <table:table-cell table:style-name="ce104" office:value-type="string">
            <text:p>Step 3: check list user</text:p>
          </table:table-cell>
          <table:table-cell table:style-name="ce104" office:value-type="string">
            <text:p>- Select List user portlet</text:p>
          </table:table-cell>
          <table:table-cell table:style-name="ce113" office:value-type="string">
            <text:p>Show 2 list of users:</text:p>
            <text:p>- Administrators of space: include all users are manager of space</text:p>
            <text:p>- Members of space: include all users are member of space. Root is a member of space</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0];6;1)&gt;MID([.F39];6;1);&quot;&quot;;MAX([.A$7:.A39])+1)" office:value-type="float" office:value="12">
            <text:p>012</text:p>
          </table:table-cell>
          <table:table-cell table:style-name="ce90" office:value-type="string">
            <text:p>FNC_SOC_SPC_07</text:p>
          </table:table-cell>
          <table:table-cell table:style-name="ce95" table:formula="of:=IF(MID([.F40];6;1)&gt;MID([.F39];6;1);[.C39];[.C39]+1)" office:value-type="float" office:value="12">
            <text:p>012</text:p>
          </table:table-cell>
          <table:table-cell table:style-name="ce98" office:value-type="string">
            <text:p>Social/space/Member Community/invite</text:p>
          </table:table-cell>
          <table:table-cell table:style-name="ce53" office:value-type="string">
            <text:p>Send invitation to member of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4">
          <table:table-cell table:style-name="ce83" table:formula="of:=IF(MID([.F41];6;1)&gt;MID([.F40];6;1);&quot;&quot;;MAX([.A$7:.A40])+1)">
            <text:p/>
          </table:table-cell>
          <table:table-cell table:style-name="ce90" office:value-type="string">
            <text:p>FNC_SOC_SPC_07</text:p>
          </table:table-cell>
          <table:table-cell table:style-name="ce95" table:formula="of:=IF(MID([.F41];6;1)&gt;MID([.F40];6;1);[.C40];[.C40]+1)" office:value-type="float" office:value="12">
            <text:p>012</text:p>
          </table:table-cell>
          <table:table-cell table:style-name="ce98" office:value-type="string">
            <text:p>Social/space/Member Community/invite</text:p>
          </table:table-cell>
          <table:table-cell table:style-name="ce102" office:value-type="string">
            <text:p>Send invitation to member of space</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69" office:value-type="string">
            <text:p>Sending the invitation Failed.</text:p>
            <text:p>Show warning message: “These users: 'name of user' is existing in space. ” </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2];6;1)&gt;MID([.F41];6;1);&quot;&quot;;MAX([.A$7:.A41])+1)" office:value-type="float" office:value="13">
            <text:p>013</text:p>
          </table:table-cell>
          <table:table-cell table:style-name="ce90" office:value-type="string">
            <text:p>FNC_SOC_SPC_07</text:p>
          </table:table-cell>
          <table:table-cell table:style-name="ce95" table:formula="of:=IF(MID([.F42];6;1)&gt;MID([.F41];6;1);[.C41];[.C41]+1)" office:value-type="float" office:value="13">
            <text:p>013</text:p>
          </table:table-cell>
          <table:table-cell table:style-name="ce98" office:value-type="string">
            <text:p>Social/space/Member Community/invite</text:p>
          </table:table-cell>
          <table:table-cell table:style-name="ce53" office:value-type="string">
            <text:p>Send invitation to users who are<text:span text:style-name="T8"> </text:span><text:span text:style-name="T9">existing </text:span><text:span text:style-name="T9">in inviting list</text:spa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name of the space</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4">
          <table:table-cell table:style-name="ce83" table:formula="of:=IF(MID([.F43];6;1)&gt;MID([.F42];6;1);&quot;&quot;;MAX([.A$7:.A42])+1)">
            <text:p/>
          </table:table-cell>
          <table:table-cell table:style-name="ce90" office:value-type="string">
            <text:p>FNC_SOC_SPC_07</text:p>
          </table:table-cell>
          <table:table-cell table:style-name="ce95" table:formula="of:=IF(MID([.F43];6;1)&gt;MID([.F42];6;1);[.C42];[.C42]+1)" office:value-type="float" office:value="13">
            <text:p>013</text:p>
          </table:table-cell>
          <table:table-cell table:style-name="ce98" office:value-type="string">
            <text:p>Social/space/Member Community/invite</text:p>
          </table:table-cell>
          <table:table-cell table:style-name="ce102" office:value-type="string">
            <text:p>Send invitation to users who are<text:span text:style-name="T8"> </text:span><text:span text:style-name="T9">existing in </text:span><text:span text:style-name="T9">inviting list</text:span></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69" office:value-type="string">
            <text:p>Invited user successfully</text:p>
            <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4">
          <table:table-cell table:style-name="ce83" table:formula="of:=IF(MID([.F44];6;1)&gt;MID([.F43];6;1);&quot;&quot;;MAX([.A$7:.A43])+1)">
            <text:p/>
          </table:table-cell>
          <table:table-cell table:style-name="ce90" office:value-type="string">
            <text:p>FNC_SOC_SPC_07</text:p>
          </table:table-cell>
          <table:table-cell table:style-name="ce95" table:formula="of:=IF(MID([.F44];6;1)&gt;MID([.F43];6;1);[.C43];[.C43]+1)" office:value-type="float" office:value="13">
            <text:p>013</text:p>
          </table:table-cell>
          <table:table-cell table:style-name="ce98" office:value-type="string">
            <text:p>Social/space/Member Community/invite</text:p>
          </table:table-cell>
          <table:table-cell table:style-name="ce102" office:value-type="string">
            <text:p>Send invitation to users who are<text:span text:style-name="T8"> </text:span><text:span text:style-name="T9">existing in </text:span><text:span text:style-name="T9">inviting list</text:span></text:p>
          </table:table-cell>
          <table:table-cell table:style-name="ce104" office:value-type="string">
            <text:p>Step 3: Send invitation to users who are <text:span text:style-name="T9">existing in inviting list</text:span></text:p>
          </table:table-cell>
          <table:table-cell table:style-name="ce104" office:value-type="string">
            <text:p>- Enter user name or select users who are <text:span text:style-name="T9">existing in inviting list</text:span> joining to the Space</text:p>
          </table:table-cell>
          <table:table-cell table:style-name="ce169" office:value-type="string">
            <text:p>Show warning message: “These users: 'name of user' is existing in inviting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5];6;1)&gt;MID([.F44];6;1);&quot;&quot;;MAX([.A$7:.A44])+1)" office:value-type="float" office:value="14">
            <text:p>014</text:p>
          </table:table-cell>
          <table:table-cell table:style-name="ce90" office:value-type="string">
            <text:p>FNC_SOC_SPC_07</text:p>
          </table:table-cell>
          <table:table-cell table:style-name="ce95" table:formula="of:=IF(MID([.F45];6;1)&gt;MID([.F43];6;1);[.C43];[.C43]+1)" office:value-type="float" office:value="14">
            <text:p>014</text:p>
          </table:table-cell>
          <table:table-cell table:style-name="ce98" office:value-type="string">
            <text:p>Social/space/Member Community/invite</text:p>
          </table:table-cell>
          <table:table-cell table:style-name="ce53" office:value-type="string">
            <text:p>Send invitation to user does not exist on Social system</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46];6;1)&gt;MID([.F45];6;1);&quot;&quot;;MAX([.A$7:.A45])+1)">
            <text:p/>
          </table:table-cell>
          <table:table-cell table:style-name="ce90" office:value-type="string">
            <text:p>FNC_SOC_SPC_07</text:p>
          </table:table-cell>
          <table:table-cell table:style-name="ce95" table:formula="of:=IF(MID([.F46];6;1)&gt;MID([.F45];6;1);[.C45];[.C45]+1)" office:value-type="float" office:value="14">
            <text:p>014</text:p>
          </table:table-cell>
          <table:table-cell table:style-name="ce98" office:value-type="string">
            <text:p>Social/space/Member Community/invite</text:p>
          </table:table-cell>
          <table:table-cell table:style-name="ce102" office:value-type="string">
            <text:p>Send invitation to user does not exist on Social system</text:p>
          </table:table-cell>
          <table:table-cell table:style-name="ce104" office:value-type="string">
            <text:p>Step 2: Send invitation to user does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04" office:value-type="string">
            <text:p>Sending invitation to user Failed.</text:p>
            <text:p>Show message: “These users: 'name of user' doesn't exist! “</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7];6;1)&gt;MID([.F46];6;1);&quot;&quot;;MAX([.A$7:.A46])+1)" office:value-type="float" office:value="15">
            <text:p>015</text:p>
          </table:table-cell>
          <table:table-cell table:style-name="ce90" office:value-type="string">
            <text:p>FNC_SOC_SPC_07</text:p>
          </table:table-cell>
          <table:table-cell table:style-name="ce95" table:formula="of:=IF(MID([.F47];6;1)&gt;MID([.F46];6;1);[.C46];[.C46]+1)" office:value-type="float" office:value="15">
            <text:p>015</text:p>
          </table:table-cell>
          <table:table-cell table:style-name="ce98" office:value-type="string">
            <text:p>Social/space/Member Community/invite</text:p>
          </table:table-cell>
          <table:table-cell table:style-name="ce53" office:value-type="string">
            <text:p>Send invitation to multi-users who are not members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4">
          <table:table-cell table:style-name="ce83" table:formula="of:=IF(MID([.F48];6;1)&gt;MID([.F47];6;1);&quot;&quot;;MAX([.A$7:.A47])+1)">
            <text:p/>
          </table:table-cell>
          <table:table-cell table:style-name="ce90" office:value-type="string">
            <text:p>FNC_SOC_SPC_07</text:p>
          </table:table-cell>
          <table:table-cell table:style-name="ce95" table:formula="of:=IF(MID([.F48];6;1)&gt;MID([.F47];6;1);[.C47];[.C47]+1)" office:value-type="float" office:value="15">
            <text:p>015</text:p>
          </table:table-cell>
          <table:table-cell table:style-name="ce98" office:value-type="string">
            <text:p>Social/space/Member Community/invite</text:p>
          </table:table-cell>
          <table:table-cell table:style-name="ce102" office:value-type="string">
            <text:p>Send invitation to multi-users who are not members of the Space</text:p>
          </table:table-cell>
          <table:table-cell table:style-name="ce104" office:value-type="string">
            <text:p>Step 2: Send invitation to multi-users who are not not member of the Space</text:p>
          </table:table-cell>
          <table:table-cell table:style-name="ce104"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04" office:value-type="string">
            <text:p>Send invitation to all user successfully. </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9];6;1)&gt;MID([.F48];6;1);&quot;&quot;;MAX([.A$7:.A48])+1)" office:value-type="float" office:value="16">
            <text:p>016</text:p>
          </table:table-cell>
          <table:table-cell table:style-name="ce90" office:value-type="string">
            <text:p>FNC_SOC_SPC_07</text:p>
          </table:table-cell>
          <table:table-cell table:style-name="ce95" table:formula="of:=IF(MID([.F49];6;1)&gt;MID([.F48];6;1);[.C48];[.C48]+1)" office:value-type="float" office:value="16">
            <text:p>016</text:p>
          </table:table-cell>
          <table:table-cell table:style-name="ce98" office:value-type="string">
            <text:p>Social/space/Member Community/invite</text:p>
          </table:table-cell>
          <table:table-cell table:style-name="ce53" office:value-type="string">
            <text:p>Send invitation to multi-users including member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50];6;1)&gt;MID([.F49];6;1);&quot;&quot;;MAX([.A$7:.A49])+1)">
            <text:p/>
          </table:table-cell>
          <table:table-cell table:style-name="ce90" office:value-type="string">
            <text:p>FNC_SOC_SPC_07</text:p>
          </table:table-cell>
          <table:table-cell table:style-name="ce95" table:formula="of:=IF(MID([.F50];6;1)&gt;MID([.F49];6;1);[.C49];[.C49]+1)" office:value-type="float" office:value="16">
            <text:p>016</text:p>
          </table:table-cell>
          <table:table-cell table:style-name="ce98" office:value-type="string">
            <text:p>Social/space/Member Community/invite</text:p>
          </table:table-cell>
          <table:table-cell table:style-name="ce102" office:value-type="string">
            <text:p>Send invitation to multi-users including member of the Space</text:p>
          </table:table-cell>
          <table:table-cell table:style-name="ce104" office:value-type="string">
            <text:p>Step 2: Send invitation to multi-users including member of the Space.</text:p>
          </table:table-cell>
          <table:table-cell table:style-name="ce104"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04" office:value-type="string">
            <text:p>With all users who are not member of the space, the Sending invitation successes.</text:p>
            <text:p>And show message to indicates several users are member of the Space.</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1];6;1)&gt;MID([.F50];6;1);&quot;&quot;;MAX([.A$7:.A50])+1)" office:value-type="float" office:value="17">
            <text:p>017</text:p>
          </table:table-cell>
          <table:table-cell table:style-name="ce90" office:value-type="string">
            <text:p>FNC_SOC_SPC_07</text:p>
          </table:table-cell>
          <table:table-cell table:style-name="ce95" table:formula="of:=IF(MID([.F51];6;1)&gt;MID([.F50];6;1);[.C50];[.C50]+1)" office:value-type="float" office:value="17">
            <text:p>017</text:p>
          </table:table-cell>
          <table:table-cell table:style-name="ce98" office:value-type="string">
            <text:p>Social/space/Member Community/invite</text:p>
          </table:table-cell>
          <table:table-cell table:style-name="ce53" office:value-type="string">
            <text:p><text:span text:style-name="T8">Send invitation to multi-users including </text:span><text:span text:style-name="T8">users are </text:span><text:span text:style-name="T9">existing in inviting list</text:spa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52];6;1)&gt;MID([.F51];6;1);&quot;&quot;;MAX([.A$7:.A51])+1)">
            <text:p/>
          </table:table-cell>
          <table:table-cell table:style-name="ce90" office:value-type="string">
            <text:p>FNC_SOC_SPC_07</text:p>
          </table:table-cell>
          <table:table-cell table:style-name="ce95" table:formula="of:=IF(MID([.F52];6;1)&gt;MID([.F51];6;1);[.C51];[.C51]+1)" office:value-type="float" office:value="17">
            <text:p>017</text:p>
          </table:table-cell>
          <table:table-cell table:style-name="ce98" office:value-type="string">
            <text:p>Social/space/Member Community/invite</text:p>
          </table:table-cell>
          <table:table-cell table:style-name="ce102" office:value-type="string">
            <text:p><text:span text:style-name="T8">Send invitation to multi-users including users </text:span><text:span text:style-name="T8">are </text:span><text:span text:style-name="T9">existing in inviting list</text:span></text:p>
          </table:table-cell>
          <table:table-cell table:style-name="ce104" office:value-type="string">
            <text:p>Step 2: <text:span text:style-name="T8">Send invitation to multi-users </text:span><text:span text:style-name="T8">including users are </text:span><text:span text:style-name="T9">existing in inviting list.</text:span></text:p>
          </table:table-cell>
          <table:table-cell table:style-name="ce104"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04" office:value-type="string">
            <text:p>With all users who are not existing in inviting list, the Sending invitation successes.</text:p>
            <text:p>And show message to indicates several users are existing in inviting list.</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3];6;1)&gt;MID([.F52];6;1);&quot;&quot;;MAX([.A$7:.A52])+1)" office:value-type="float" office:value="18">
            <text:p>018</text:p>
          </table:table-cell>
          <table:table-cell table:style-name="ce90" office:value-type="string">
            <text:p>FNC_SOC_SPC_07</text:p>
          </table:table-cell>
          <table:table-cell table:style-name="ce95" table:formula="of:=IF(MID([.F53];6;1)&gt;MID([.F52];6;1);[.C52];[.C52]+1)" office:value-type="float" office:value="18">
            <text:p>018</text:p>
          </table:table-cell>
          <table:table-cell table:style-name="ce98" office:value-type="string">
            <text:p>Social/space/Member Community/invite</text:p>
          </table:table-cell>
          <table:table-cell table:style-name="ce53" office:value-type="string">
            <text:p>Send invitation to multi-users including users do not exist on Social system</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4">
          <table:table-cell table:style-name="ce83" table:formula="of:=IF(MID([.F54];6;1)&gt;MID([.F53];6;1);&quot;&quot;;MAX([.A$7:.A53])+1)">
            <text:p/>
          </table:table-cell>
          <table:table-cell table:style-name="ce90" office:value-type="string">
            <text:p>FNC_SOC_SPC_07</text:p>
          </table:table-cell>
          <table:table-cell table:style-name="ce95" table:formula="of:=IF(MID([.F54];6;1)&gt;MID([.F53];6;1);[.C53];[.C53]+1)" office:value-type="float" office:value="18">
            <text:p>018</text:p>
          </table:table-cell>
          <table:table-cell table:style-name="ce98" office:value-type="string">
            <text:p>Social/space/Member Community/invite</text:p>
          </table:table-cell>
          <table:table-cell table:style-name="ce102" office:value-type="string">
            <text:p>Send invitation to multi-users including users do not exist on Social system</text:p>
          </table:table-cell>
          <table:table-cell table:style-name="ce104" office:value-type="string">
            <text:p>Step 2: Send invitation to multi-users including users do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04" office:value-type="string">
            <text:p>With all users who exist on Social system, the Sending invitation successes.</text:p>
            <text:p>And show message to indicates several users are not existing on Social system.</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f:=IF(MID([.F55];6;1)&gt;MID([.F54];6;1);&quot;&quot;;MAX([.A$7:.A54])+1)" office:value-type="float" office:value="19">
            <text:p>019</text:p>
          </table:table-cell>
          <table:table-cell table:style-name="ce90" office:value-type="string">
            <text:p>FNC_SOC_SPC_07</text:p>
          </table:table-cell>
          <table:table-cell table:style-name="ce95" table:formula="of:=IF(MID([.F55];6;1)&gt;MID([.F54];6;1);[.C54];[.C54]+1)" office:value-type="float" office:value="19">
            <text:p>019</text:p>
          </table:table-cell>
          <table:table-cell table:style-name="ce98" office:value-type="string">
            <text:p>Social/space/Member Community/invite</text:p>
          </table:table-cell>
          <table:table-cell table:style-name="ce53" office:value-type="string">
            <text:p>Send invitation to multi-users <text:s/>including users do not exist on Social system, users are member of the space, user are being invited</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31">
          <table:table-cell table:style-name="ce83" table:formula="of:=IF(MID([.F56];6;1)&gt;MID([.F55];6;1);&quot;&quot;;MAX([.A$7:.A55])+1)">
            <text:p/>
          </table:table-cell>
          <table:table-cell table:style-name="ce90" office:value-type="string">
            <text:p>FNC_SOC_SPC_07</text:p>
          </table:table-cell>
          <table:table-cell table:style-name="ce95" table:formula="of:=IF(MID([.F56];6;1)&gt;MID([.F55];6;1);[.C55];[.C55]+1)" office:value-type="float" office:value="19">
            <text:p>019</text:p>
          </table:table-cell>
          <table:table-cell table:style-name="ce98" office:value-type="string">
            <text:p>Social/space/Member Community/invite</text:p>
          </table:table-cell>
          <table:table-cell table:style-name="ce102" office:value-type="string">
            <text:p>Send invitation to multi-users <text:s/>including users do not exist on Social system, users are member of the space, user are being invited</text:p>
          </table:table-cell>
          <table:table-cell table:style-name="ce104" office:value-type="string">
            <text:p>Step 2: Send invitation to multi-users including users do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04"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7];6;1)&gt;MID([.F56];6;1);&quot;&quot;;MAX([.A$7:.A56])+1)" office:value-type="float" office:value="20">
            <text:p>020</text:p>
          </table:table-cell>
          <table:table-cell table:style-name="ce90" office:value-type="string">
            <text:p>FNC_SOC_SPC_07</text:p>
          </table:table-cell>
          <table:table-cell table:style-name="ce95" table:formula="of:=IF(MID([.F57];6;1)&gt;MID([.F56];6;1);[.C56];[.C56]+1)" office:value-type="float" office:value="20">
            <text:p>020</text:p>
          </table:table-cell>
          <table:table-cell table:style-name="ce98" office:value-type="string">
            <text:p>Social/space/Member Community/invite</text:p>
          </table:table-cell>
          <table:table-cell table:style-name="ce53" office:value-type="string">
            <text:p>Enter multi-user but not correct forma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58];6;1)&gt;MID([.F57];6;1);&quot;&quot;;MAX([.A$7:.A57])+1)">
            <text:p/>
          </table:table-cell>
          <table:table-cell table:style-name="ce90" office:value-type="string">
            <text:p>FNC_SOC_SPC_07</text:p>
          </table:table-cell>
          <table:table-cell table:style-name="ce95" table:formula="of:=IF(MID([.F58];6;1)&gt;MID([.F57];6;1);[.C57];[.C57]+1)" office:value-type="float" office:value="20">
            <text:p>020</text:p>
          </table:table-cell>
          <table:table-cell table:style-name="ce98" office:value-type="string">
            <text:p>Social/space/Member Community/invite</text:p>
          </table:table-cell>
          <table:table-cell table:style-name="ce102" office:value-type="string">
            <text:p>Enter multi-user but not correct format,</text:p>
          </table:table-cell>
          <table:table-cell table:style-name="ce104" office:value-type="string">
            <text:p>Step 2: Send invitation to multi-users including users do not exist on Social system.</text:p>
          </table:table-cell>
          <table:table-cell table:style-name="ce104"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04" office:value-type="string">
            <text:p>Sending invitation Failed</text:p>
            <text:p>Show message: </text:p>
            <text:p>“Some users do not exist”</text:p>
            <text:p><text:s/></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9];6;1)&gt;MID([.F58];6;1);&quot;&quot;;MAX([.A$7:.A58])+1)" office:value-type="float" office:value="21">
            <text:p>021</text:p>
          </table:table-cell>
          <table:table-cell table:style-name="ce90" office:value-type="string">
            <text:p>FNC_SOC_SPC_07</text:p>
          </table:table-cell>
          <table:table-cell table:style-name="ce95" table:formula="of:=IF(MID([.F59];6;1)&gt;MID([.F58];6;1);[.C58];[.C58]+1)" office:value-type="float" office:value="21">
            <text:p>021</text:p>
          </table:table-cell>
          <table:table-cell table:style-name="ce98" office:value-type="string">
            <text:p>Social/space/Member Community/invite</text:p>
          </table:table-cell>
          <table:table-cell table:style-name="ce53" office:value-type="string">
            <text:p>Send invitation to no on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18" office:value-type="string">
            <text:p>Medium</text:p>
          </table:table-cell>
          <table:table-cell table:style-name="ce178"/>
          <table:table-cell table:style-name="ce80" table:number-columns-repeated="237"/>
        </table:table-row>
        <table:table-row table:style-name="ro21">
          <table:table-cell table:style-name="ce83" table:formula="of:=IF(MID([.F60];6;1)&gt;MID([.F59];6;1);&quot;&quot;;MAX([.A$7:.A59])+1)">
            <text:p/>
          </table:table-cell>
          <table:table-cell table:style-name="ce90" office:value-type="string">
            <text:p>FNC_SOC_SPC_07</text:p>
          </table:table-cell>
          <table:table-cell table:style-name="ce95" table:formula="of:=IF(MID([.F60];6;1)&gt;MID([.F59];6;1);[.C59];[.C59]+1)" office:value-type="float" office:value="21">
            <text:p>021</text:p>
          </table:table-cell>
          <table:table-cell table:style-name="ce98" office:value-type="string">
            <text:p>Social/space/Member Community/invite</text:p>
          </table:table-cell>
          <table:table-cell table:style-name="ce102" office:value-type="string">
            <text:p>Send invitation to no one</text:p>
          </table:table-cell>
          <table:table-cell table:style-name="ce104" office:value-type="string">
            <text:p>Step 2: Send invitation to no one</text:p>
          </table:table-cell>
          <table:table-cell table:style-name="ce104"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70" office:value-type="string">
            <text:p><text:span text:style-name="T18">- Show warming message:</text:span><text:span text:style-name="T22"> “the field “user” is </text:span><text:span text:style-name="T22">required”</text:span></text:p>
          </table:table-cell>
          <table:table-cell table:style-name="ce118" office:value-type="string">
            <text:p>Medium</text:p>
          </table:table-cell>
          <table:table-cell table:style-name="ce178"/>
          <table:table-cell table:style-name="ce80" table:number-columns-repeated="237"/>
        </table:table-row>
        <table:table-row table:style-name="ro16">
          <table:table-cell table:style-name="ce83" table:formula="of:=IF(MID([.F61];6;1)&gt;MID([.F60];6;1);&quot;&quot;;MAX([.A$7:.A60])+1)" office:value-type="float" office:value="22">
            <text:p>022</text:p>
          </table:table-cell>
          <table:table-cell table:style-name="ce90" office:value-type="string">
            <text:p>FNC_SOC_SPC_07</text:p>
          </table:table-cell>
          <table:table-cell table:style-name="ce95" table:formula="of:=IF(MID([.F61];6;1)&gt;MID([.F60];6;1);[.C60];[.C60]+1)" office:value-type="float" office:value="22">
            <text:p>022</text:p>
          </table:table-cell>
          <table:table-cell table:style-name="ce98" office:value-type="string">
            <text:p>Social/space/Member Community/invite</text:p>
          </table:table-cell>
          <table:table-cell table:style-name="ce53" office:value-type="string">
            <text:p>User, who is not member of the space, sends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20">
          <table:table-cell table:style-name="ce83" table:formula="of:=IF(MID([.F62];6;1)&gt;MID([.F61];6;1);&quot;&quot;;MAX([.A$7:.A61])+1)">
            <text:p/>
          </table:table-cell>
          <table:table-cell table:style-name="ce90" office:value-type="string">
            <text:p>FNC_SOC_SPC_07</text:p>
          </table:table-cell>
          <table:table-cell table:style-name="ce95" table:formula="of:=IF(MID([.F62];6;1)&gt;MID([.F61];6;1);[.C61];[.C61]+1)" office:value-type="float" office:value="22">
            <text:p>022</text:p>
          </table:table-cell>
          <table:table-cell table:style-name="ce98" office:value-type="string">
            <text:p>Social/space/Member Community/invite</text:p>
          </table:table-cell>
          <table:table-cell table:style-name="ce102" office:value-type="string">
            <text:p>User, who is not member of the space, sends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 </text:p>
            <text:p>- On screen of sender request: The space is moved from Public space and added into Pending space list and user can using revoke button to revoke this space</text:p>
            <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3];6;1)&gt;MID([.F62];6;1);&quot;&quot;;MAX([.A$7:.A62])+1)">
            <text:p/>
          </table:table-cell>
          <table:table-cell table:style-name="ce90" office:value-type="string">
            <text:p>FNC_SOC_SPC_07</text:p>
          </table:table-cell>
          <table:table-cell table:style-name="ce95" table:formula="of:=IF(MID([.F63];6;1)&gt;MID([.F62];6;1);[.C62];[.C62]+1)" office:value-type="float" office:value="22">
            <text:p>022</text:p>
          </table:table-cell>
          <table:table-cell table:style-name="ce98" office:value-type="string">
            <text:p>Social/space/Member Community/invite</text:p>
          </table:table-cell>
          <table:table-cell table:style-name="ce102" office:value-type="string">
            <text:p>User, who is not member of the space, sends request</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04" office:value-type="string">
            <text:p>Display list pending user, name of user was sent request, is added into list. </text:p>
          </table:table-cell>
          <table:table-cell table:style-name="ce173" office:value-type="string">
            <text:p>High</text:p>
          </table:table-cell>
          <table:table-cell table:style-name="ce178"/>
          <table:table-cell table:style-name="ce80" table:number-columns-repeated="237"/>
        </table:table-row>
        <table:table-row table:style-name="ro16">
          <table:table-cell table:style-name="ce83" table:formula="of:=IF(MID([.F64];6;1)&gt;MID([.F63];6;1);&quot;&quot;;MAX([.A$7:.A63])+1)" office:value-type="float" office:value="23">
            <text:p>023</text:p>
          </table:table-cell>
          <table:table-cell table:style-name="ce90" office:value-type="string">
            <text:p>FNC_SOC_SPC_07</text:p>
          </table:table-cell>
          <table:table-cell table:style-name="ce95" table:formula="of:=IF(MID([.F64];6;1)&gt;MID([.F63];6;1);[.C63];[.C63]+1)" office:value-type="float" office:value="23">
            <text:p>023</text:p>
          </table:table-cell>
          <table:table-cell table:style-name="ce98" office:value-type="string">
            <text:p>Social/space/Member Community/invite</text:p>
          </table:table-cell>
          <table:table-cell table:style-name="ce53" office:value-type="string">
            <text:p>The Manager of Space declines th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5];6;1)&gt;MID([.F64];6;1);&quot;&quot;;MAX([.A$7:.A64])+1)">
            <text:p/>
          </table:table-cell>
          <table:table-cell table:style-name="ce90" office:value-type="string">
            <text:p>FNC_SOC_SPC_07</text:p>
          </table:table-cell>
          <table:table-cell table:style-name="ce95" table:formula="of:=IF(MID([.F65];6;1)&gt;MID([.F64];6;1);[.C64];[.C64]+1)" office:value-type="float" office:value="23">
            <text:p>023</text:p>
          </table:table-cell>
          <table:table-cell table:style-name="ce98" office:value-type="string">
            <text:p>Social/space/Member Community/invite</text:p>
          </table:table-cell>
          <table:table-cell table:style-name="ce102" office:value-type="string">
            <text:p>The Manager of Space declines th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178"/>
          <table:table-cell table:style-name="ce80" table:number-columns-repeated="237"/>
        </table:table-row>
        <table:table-row table:style-name="ro24">
          <table:table-cell table:style-name="ce83" table:formula="of:=IF(MID([.F66];6;1)&gt;MID([.F65];6;1);&quot;&quot;;MAX([.A$7:.A65])+1)">
            <text:p/>
          </table:table-cell>
          <table:table-cell table:style-name="ce90" office:value-type="string">
            <text:p>FNC_SOC_SPC_07</text:p>
          </table:table-cell>
          <table:table-cell table:style-name="ce95" table:formula="of:=IF(MID([.F66];6;1)&gt;MID([.F65];6;1);[.C65];[.C65]+1)" office:value-type="float" office:value="23">
            <text:p>023</text:p>
          </table:table-cell>
          <table:table-cell table:style-name="ce98" office:value-type="string">
            <text:p>Social/space/Member Community/invite</text:p>
          </table:table-cell>
          <table:table-cell table:style-name="ce102" office:value-type="string">
            <text:p>The Manager of Space declines the request</text:p>
          </table:table-cell>
          <table:table-cell table:style-name="ce104" office:value-type="string">
            <text:p>Step 3: The Manager of Space declines the request</text:p>
          </table:table-cell>
          <table:table-cell table:style-name="ce104" office:value-type="string">
            <text:p><text:span text:style-name="T8">- The manger of the Space which has just </text:span><text:span text:style-name="T8">created at step 1, sign in system.</text:span></text:p>
            <text:p><text:span text:style-name="T8">- Select this space and click on [Edit space] </text:span><text:span text:style-name="T8">icon or access the space and select Space </text:span><text:span text:style-name="T8">settings</text:span></text:p>
            <text:p><text:span text:style-name="T8">- Select [Members] tab, at list pending user, </text:span><text:span text:style-name="T8">select user who sent request at step 2 and </text:span><text:span text:style-name="T8">click on [Decline] button</text:span></text:p>
          </table:table-cell>
          <table:table-cell table:style-name="ce104" office:value-type="string">
            <text:p><text:span text:style-name="T8">- User has been declined, and be removed </text:span><text:span text:style-name="T8">from list pending user. </text:span></text:p>
            <text:p><text:span text:style-name="T8">- On Screen of sender request, when user </text:span><text:span text:style-name="T8">select this Space, user see <text:s/>[membership </text:span><text:span text:style-name="T8">pending] button be changed to [send to </text:span><text:span text:style-name="T8">request] button</text:span></text:p>
          </table:table-cell>
          <table:table-cell table:style-name="ce173" office:value-type="string">
            <text:p>High</text:p>
          </table:table-cell>
          <table:table-cell table:style-name="ce178"/>
          <table:table-cell table:style-name="ce80" table:number-columns-repeated="237"/>
        </table:table-row>
        <table:table-row table:style-name="ro16">
          <table:table-cell table:style-name="ce83" table:formula="of:=IF(MID([.F67];6;1)&gt;MID([.F66];6;1);&quot;&quot;;MAX([.A$7:.A66])+1)" office:value-type="float" office:value="24">
            <text:p>024</text:p>
          </table:table-cell>
          <table:table-cell table:style-name="ce90" office:value-type="string">
            <text:p>FNC_SOC_SPC_07</text:p>
          </table:table-cell>
          <table:table-cell table:style-name="ce95" table:formula="of:=IF(MID([.F67];6;1)&gt;MID([.F66];6;1);[.C66];[.C66]+1)" office:value-type="float" office:value="24">
            <text:p>024</text:p>
          </table:table-cell>
          <table:table-cell table:style-name="ce98" office:value-type="string">
            <text:p>Social/space/Member Community/invite</text:p>
          </table:table-cell>
          <table:table-cell table:style-name="ce53" office:value-type="string">
            <text:p>The Manager of Space validates th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8];6;1)&gt;MID([.F67];6;1);&quot;&quot;;MAX([.A$7:.A67])+1)">
            <text:p/>
          </table:table-cell>
          <table:table-cell table:style-name="ce90" office:value-type="string">
            <text:p>FNC_SOC_SPC_07</text:p>
          </table:table-cell>
          <table:table-cell table:style-name="ce95" table:formula="of:=IF(MID([.F68];6;1)&gt;MID([.F67];6;1);[.C67];[.C67]+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f:=IF(MID([.F69];6;1)&gt;MID([.F68];6;1);&quot;&quot;;MAX([.A$7:.A68])+1)">
            <text:p/>
          </table:table-cell>
          <table:table-cell table:style-name="ce90" office:value-type="string">
            <text:p>FNC_SOC_SPC_07</text:p>
          </table:table-cell>
          <table:table-cell table:style-name="ce95" table:formula="of:=IF(MID([.F69];6;1)&gt;MID([.F68];6;1);[.C68];[.C68]+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3: The Manager of Space Accepts the request</text:p>
          </table:table-cell>
          <table:table-cell table:style-name="ce104" office:value-type="string">
            <text:p><text:span text:style-name="T8">- The manager of the Space which has just </text:span><text:span text:style-name="T8">created at step 1, sign in system.</text:span></text:p>
            <text:p><text:span text:style-name="T8">- Select this space and click on [Edit space] </text:span><text:span text:style-name="T8">icon or access space and select space </text:span><text:span text:style-name="T8">settings portlet</text:span></text:p>
            <text:p><text:span text:style-name="T8">- Select [Members] tab, at list pending user, </text:span><text:span text:style-name="T8">select user who sent request at step 2 and </text:span><text:span text:style-name="T8">click on [Validate] button</text:span></text:p>
          </table:table-cell>
          <table:table-cell table:style-name="ce104" office:value-type="string">
            <text:p>- Invited user is removed from list pending user and added into list of member</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70];6;1)&gt;MID([.F69];6;1);&quot;&quot;;MAX([.A$7:.A69])+1)">
            <text:p/>
          </table:table-cell>
          <table:table-cell table:style-name="ce90" office:value-type="string">
            <text:p>FNC_SOC_SPC_07</text:p>
          </table:table-cell>
          <table:table-cell table:style-name="ce95" table:formula="of:=IF(MID([.F70];6;1)&gt;MID([.F69];6;1);[.C69];[.C69]+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4: check accept request</text:p>
          </table:table-cell>
          <table:table-cell table:style-name="ce104" office:value-type="string">
            <text:p>- Log in by user who is validated request</text:p>
            <text:p>- Go to Space page</text:p>
            <text:p>- Select my space</text:p>
          </table:table-cell>
          <table:table-cell table:style-name="ce104" office:value-type="string">
            <text:p>The space is added into my space list of user and by the name of space, there is a Leave icon to allow user leave out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71];6;1)&gt;MID([.F70];6;1);&quot;&quot;;MAX([.A$7:.A70])+1)" office:value-type="float" office:value="25">
            <text:p>025</text:p>
          </table:table-cell>
          <table:table-cell table:style-name="ce90" office:value-type="string">
            <text:p>FNC_SOC_SPC_07</text:p>
          </table:table-cell>
          <table:table-cell table:style-name="ce95" table:formula="of:=IF(MID([.F71];6;1)&gt;MID([.F70];6;1);[.C70];[.C70]+1)" office:value-type="float" office:value="25">
            <text:p>025</text:p>
          </table:table-cell>
          <table:table-cell table:style-name="ce98" office:value-type="string">
            <text:p>Social/space/Member Community/invite</text:p>
          </table:table-cell>
          <table:table-cell table:style-name="ce53" office:value-type="string">
            <text:p>User revok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72];6;1)&gt;MID([.F71];6;1);&quot;&quot;;MAX([.A$7:.A71])+1)">
            <text:p/>
          </table:table-cell>
          <table:table-cell table:style-name="ce90" office:value-type="string">
            <text:p>FNC_SOC_SPC_07</text:p>
          </table:table-cell>
          <table:table-cell table:style-name="ce95" table:formula="of:=IF(MID([.F72];6;1)&gt;MID([.F71];6;1);[.C71];[.C71]+1)" office:value-type="float" office:value="25">
            <text:p>025</text:p>
          </table:table-cell>
          <table:table-cell table:style-name="ce98" office:value-type="string">
            <text:p>Social/space/Member Community/invite</text:p>
          </table:table-cell>
          <table:table-cell table:style-name="ce102" office:value-type="string">
            <text:p>User revok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73];6;1)&gt;MID([.F72];6;1);&quot;&quot;;MAX([.A$7:.A72])+1)">
            <text:p/>
          </table:table-cell>
          <table:table-cell table:style-name="ce90" office:value-type="string">
            <text:p>FNC_SOC_SPC_07</text:p>
          </table:table-cell>
          <table:table-cell table:style-name="ce95" table:formula="of:=IF(MID([.F73];6;1)&gt;MID([.F72];6;1);[.C72];[.C72]+1)" office:value-type="float" office:value="25">
            <text:p>025</text:p>
          </table:table-cell>
          <table:table-cell table:style-name="ce98" office:value-type="string">
            <text:p>Social/space/Member Community/invite</text:p>
          </table:table-cell>
          <table:table-cell table:style-name="ce102" office:value-type="string">
            <text:p>User revoke request</text:p>
          </table:table-cell>
          <table:table-cell table:style-name="ce104" office:value-type="string">
            <text:p>Step 3: User revoke request</text:p>
          </table:table-cell>
          <table:table-cell table:style-name="ce104" office:value-type="string">
            <text:p>- Select pending space list</text:p>
            <text:p>- Select the space which user sent request</text:p>
            <text:p>- Click on revoke icon</text:p>
          </table:table-cell>
          <table:table-cell table:style-name="ce104" office:value-type="string">
            <text:p>User cancel the request joining the space. The space is leave from Pending space and is added back Public spaces list</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74];6;1)&gt;MID([.F73];6;1);&quot;&quot;;MAX([.A$7:.A73])+1)" office:value-type="float" office:value="26">
            <text:p>026</text:p>
          </table:table-cell>
          <table:table-cell table:style-name="ce90" office:value-type="string">
            <text:p>FNC_SOC_SPC_07</text:p>
          </table:table-cell>
          <table:table-cell table:style-name="ce95" table:formula="of:=IF(MID([.F74];6;1)&gt;MID([.F73];6;1);[.C73];[.C73]+1)" office:value-type="float" office:value="26">
            <text:p>026</text:p>
          </table:table-cell>
          <table:table-cell table:style-name="ce98" office:value-type="string">
            <text:p>Social/space/Member Community/invite</text:p>
          </table:table-cell>
          <table:table-cell table:style-name="ce5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04" office:value-type="string">
            <text:p>Step 1: create a new space at the visible and open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75];6;1)&gt;MID([.F74];6;1);&quot;&quot;;MAX([.A$7:.A74])+1)">
            <text:p/>
          </table:table-cell>
          <table:table-cell table:style-name="ce90" office:value-type="string">
            <text:p>FNC_SOC_SPC_07</text:p>
          </table:table-cell>
          <table:table-cell table:style-name="ce95" table:formula="of:=IF(MID([.F75];6;1)&gt;MID([.F74];6;1);[.C74];[.C74]+1)" office:value-type="float" office:value="26">
            <text:p>026</text:p>
          </table:table-cell>
          <table:table-cell table:style-name="ce98" office:value-type="string">
            <text:p>Social/space/Member Community/invite</text:p>
          </table:table-cell>
          <table:table-cell table:style-name="ce102"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04" office:value-type="string">
            <text:p>Step 2: Send request</text:p>
          </table:table-cell>
          <table:table-cell table:style-name="ce104" office:value-type="string">
            <text:p>- Other user sign in</text:p>
            <text:p>- Go space page</text:p>
            <text:p>- Select <text:s/>public spaces list</text:p>
            <text:p>- Select the space which has created and click on [Send request] icon</text:p>
          </table:table-cell>
          <table:table-cell table:style-name="ce104" office:value-type="string">
            <text:p>User becomes member of the space: </text:p>
            <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76];6;1)&gt;MID([.F75];6;1);&quot;&quot;;MAX([.A$7:.A75])+1)">
            <text:p/>
          </table:table-cell>
          <table:table-cell table:style-name="ce90" office:value-type="string">
            <text:p>FNC_SOC_SPC_07</text:p>
          </table:table-cell>
          <table:table-cell table:style-name="ce95" table:formula="of:=IF(MID([.F76];6;1)&gt;MID([.F75];6;1);[.C75];[.C75]+1)" office:value-type="float" office:value="26">
            <text:p>026</text:p>
          </table:table-cell>
          <table:table-cell table:style-name="ce98" office:value-type="string">
            <text:p>Social/space/Member Community/invite</text:p>
          </table:table-cell>
          <table:table-cell table:style-name="ce102"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the space and click [edit space] or access the space and access the space setting portlet</text:p>
            <text:p>- Select [members] tab</text:p>
          </table:table-cell>
          <table:table-cell table:style-name="ce104" office:value-type="string">
            <text:p>Name of user at step 2, is displayed in member list of the space</text:p>
            <text:p>or Select list user to view</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77];6;1)&gt;MID([.F76];6;1);&quot;&quot;;MAX([.A$7:.A76])+1)" office:value-type="float" office:value="27">
            <text:p>027</text:p>
          </table:table-cell>
          <table:table-cell table:style-name="ce90" office:value-type="string">
            <text:p>FNC_SOC_SPC_07</text:p>
          </table:table-cell>
          <table:table-cell table:style-name="ce95" table:formula="of:=IF(MID([.F77];6;1)&gt;MID([.F76];6;1);[.C76];[.C76]+1)" office:value-type="float" office:value="27">
            <text:p>027</text:p>
          </table:table-cell>
          <table:table-cell table:style-name="ce98" office:value-type="string">
            <text:p>Social/space/Member Community/invite</text:p>
          </table:table-cell>
          <table:table-cell table:style-name="ce53" office:value-type="string">
            <text:p>Send request to Space at <text:span text:style-name="T6">Visible</text:span> mode and <text:span text:style-name="T7">Validation</text:span> for registration</text:p>
          </table:table-cell>
          <table:table-cell table:style-name="ce104" office:value-type="string">
            <text:p>Step 1: create a new space at the visible and validation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78];6;1)&gt;MID([.F77];6;1);&quot;&quot;;MAX([.A$7:.A77])+1)">
            <text:p/>
          </table:table-cell>
          <table:table-cell table:style-name="ce90" office:value-type="string">
            <text:p>FNC_SOC_SPC_07</text:p>
          </table:table-cell>
          <table:table-cell table:style-name="ce95" table:formula="of:=IF(MID([.F78];6;1)&gt;MID([.F77];6;1);[.C77];[.C77]+1)" office:value-type="float" office:value="27">
            <text:p>027</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Validation</text:span> for registration</text:p>
          </table:table-cell>
          <table:table-cell table:style-name="ce104" office:value-type="string">
            <text:p>Step 2: Send request</text:p>
          </table:table-cell>
          <table:table-cell table:style-name="ce104" office:value-type="string">
            <text:p>- Other user sign in</text:p>
            <text:p>- Go space page</text:p>
            <text:p>- Select <text:s/>public spaces list</text:p>
            <text:p>- Select the space which has created and click on [Send request] icon</text:p>
          </table:table-cell>
          <table:table-cell table:style-name="ce104" office:value-type="string">
            <text:p>Send request successfully: </text:p>
            <text:p>The space is move out Public space and added into pending space</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79];6;1)&gt;MID([.F78];6;1);&quot;&quot;;MAX([.A$7:.A78])+1)">
            <text:p/>
          </table:table-cell>
          <table:table-cell table:style-name="ce90" office:value-type="string">
            <text:p>FNC_SOC_SPC_07</text:p>
          </table:table-cell>
          <table:table-cell table:style-name="ce95" table:formula="of:=IF(MID([.F79];6;1)&gt;MID([.F78];6;1);[.C78];[.C78]+1)" office:value-type="float" office:value="27">
            <text:p>027</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Validation</text:span> for registration</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the space and click [edit space] or access the space and access the space setting portlet</text:p>
            <text:p>- Select [members] tab</text:p>
          </table:table-cell>
          <table:table-cell table:style-name="ce104" office:value-type="string">
            <text:p>Name of user at step 3, is in pending list of the space.</text:p>
            <text:p>Click on [validate] if manager accept the request else click on [decline] button</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80];6;1)&gt;MID([.F79];6;1);&quot;&quot;;MAX([.A$7:.A79])+1)" office:value-type="float" office:value="28">
            <text:p>028</text:p>
          </table:table-cell>
          <table:table-cell table:style-name="ce90" office:value-type="string">
            <text:p>FNC_SOC_SPC_07</text:p>
          </table:table-cell>
          <table:table-cell table:style-name="ce95" table:formula="of:=IF(MID([.F80];6;1)&gt;MID([.F79];6;1);[.C79];[.C79]+1)" office:value-type="float" office:value="28">
            <text:p>028</text:p>
          </table:table-cell>
          <table:table-cell table:style-name="ce98" office:value-type="string">
            <text:p>Social/space/Member Community/invite</text:p>
          </table:table-cell>
          <table:table-cell table:style-name="ce53" office:value-type="string">
            <text:p>Send request to Space at <text:span text:style-name="T6">Visible</text:span> mode and <text:span text:style-name="T7">Close</text:span> for registration</text:p>
          </table:table-cell>
          <table:table-cell table:style-name="ce104" office:value-type="string">
            <text:p>Step 1: create a new space at the visible and close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81];6;1)&gt;MID([.F80];6;1);&quot;&quot;;MAX([.A$7:.A80])+1)">
            <text:p/>
          </table:table-cell>
          <table:table-cell table:style-name="ce90" office:value-type="string">
            <text:p>FNC_SOC_SPC_07</text:p>
          </table:table-cell>
          <table:table-cell table:style-name="ce95" table:formula="of:=IF(MID([.F81];6;1)&gt;MID([.F80];6;1);[.C80];[.C80]+1)" office:value-type="float" office:value="28">
            <text:p>028</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Close</text:span> for registration</text:p>
          </table:table-cell>
          <table:table-cell table:style-name="ce104" office:value-type="string">
            <text:p>Step 2: Send request</text:p>
          </table:table-cell>
          <table:table-cell table:style-name="ce104" office:value-type="string">
            <text:p>- Other user sign in</text:p>
            <text:p>- Go space page</text:p>
            <text:p>- Select public space list</text:p>
            <text:p>- Select the space which has created and click on [Send request] button</text:p>
          </table:table-cell>
          <table:table-cell table:style-name="ce171" office:value-type="string">
            <text:p>Show message to user known: user has no right to send request</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82];6;1)&gt;MID([.F81];6;1);&quot;&quot;;MAX([.A$7:.A81])+1)" office:value-type="float" office:value="29">
            <text:p>029</text:p>
          </table:table-cell>
          <table:table-cell table:style-name="ce90" office:value-type="string">
            <text:p>FNC_SOC_SPC_07</text:p>
          </table:table-cell>
          <table:table-cell table:style-name="ce95" table:formula="of:=IF(MID([.F82];6;1)&gt;MID([.F81];6;1);[.C81];[.C81]+1)" office:value-type="float" office:value="29">
            <text:p>029</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open</text:span> for registration</text:p>
          </table:table-cell>
          <table:table-cell table:style-name="ce104" office:value-type="string">
            <text:p>Step 1: create a new space at the hidden and open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83];6;1)&gt;MID([.F82];6;1);&quot;&quot;;MAX([.A$7:.A82])+1)">
            <text:p/>
          </table:table-cell>
          <table:table-cell table:style-name="ce90" office:value-type="string">
            <text:p>FNC_SOC_SPC_07</text:p>
          </table:table-cell>
          <table:table-cell table:style-name="ce95" table:formula="of:=IF(MID([.F83];6;1)&gt;MID([.F82];6;1);[.C82];[.C82]+1)" office:value-type="float" office:value="29">
            <text:p>029</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open</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s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84];6;1)&gt;MID([.F83];6;1);&quot;&quot;;MAX([.A$7:.A83])+1)" office:value-type="float" office:value="30">
            <text:p>030</text:p>
          </table:table-cell>
          <table:table-cell table:style-name="ce90" office:value-type="string">
            <text:p>FNC_SOC_SPC_07</text:p>
          </table:table-cell>
          <table:table-cell table:style-name="ce95" table:formula="of:=IF(MID([.F84];6;1)&gt;MID([.F83];6;1);[.C83];[.C83]+1)" office:value-type="float" office:value="30">
            <text:p>030</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validation</text:span> for registration</text:p>
          </table:table-cell>
          <table:table-cell table:style-name="ce104" office:value-type="string">
            <text:p>Step 1: create a new space at the hidden and validation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85];6;1)&gt;MID([.F84];6;1);&quot;&quot;;MAX([.A$7:.A84])+1)">
            <text:p/>
          </table:table-cell>
          <table:table-cell table:style-name="ce90" office:value-type="string">
            <text:p>FNC_SOC_SPC_07</text:p>
          </table:table-cell>
          <table:table-cell table:style-name="ce95" table:formula="of:=IF(MID([.F85];6;1)&gt;MID([.F84];6;1);[.C84];[.C84]+1)" office:value-type="float" office:value="30">
            <text:p>030</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validation</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86];6;1)&gt;MID([.F85];6;1);&quot;&quot;;MAX([.A$7:.A85])+1)" office:value-type="float" office:value="31">
            <text:p>031</text:p>
          </table:table-cell>
          <table:table-cell table:style-name="ce90" office:value-type="string">
            <text:p>FNC_SOC_SPC_07</text:p>
          </table:table-cell>
          <table:table-cell table:style-name="ce95" table:formula="of:=IF(MID([.F86];6;1)&gt;MID([.F85];6;1);[.C85];[.C85]+1)" office:value-type="float" office:value="31">
            <text:p>031</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close</text:span> for registration</text:p>
          </table:table-cell>
          <table:table-cell table:style-name="ce104" office:value-type="string">
            <text:p>Step 1: create a new space at the hidden and close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87];6;1)&gt;MID([.F86];6;1);&quot;&quot;;MAX([.A$7:.A86])+1)">
            <text:p/>
          </table:table-cell>
          <table:table-cell table:style-name="ce90" office:value-type="string">
            <text:p>FNC_SOC_SPC_07</text:p>
          </table:table-cell>
          <table:table-cell table:style-name="ce95" table:formula="of:=IF(MID([.F87];6;1)&gt;MID([.F86];6;1);[.C86];[.C86]+1)" office:value-type="float" office:value="31">
            <text:p>031</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close</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88];6;1)&gt;MID([.F87];6;1);&quot;&quot;;MAX([.A$7:.A87])+1)" office:value-type="float" office:value="32">
            <text:p>032</text:p>
          </table:table-cell>
          <table:table-cell table:style-name="ce90" office:value-type="string">
            <text:p>FNC_SOC_SPC_07</text:p>
          </table:table-cell>
          <table:table-cell table:style-name="ce95" table:formula="of:=IF(MID([.F88];6;1)&gt;MID([.F87];6;1);[.C87];[.C87]+1)" office:value-type="float" office:value="32">
            <text:p>032</text:p>
          </table:table-cell>
          <table:table-cell table:style-name="ce98" office:value-type="string">
            <text:p>Social/space/Member Community/invite</text:p>
          </table:table-cell>
          <table:table-cell table:style-name="ce53" office:value-type="string">
            <text:p>Add user into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89];6;1)&gt;MID([.F88];6;1);&quot;&quot;;MAX([.A$7:.A88])+1)">
            <text:p/>
          </table:table-cell>
          <table:table-cell table:style-name="ce90" office:value-type="string">
            <text:p>FNC_SOC_SPC_07</text:p>
          </table:table-cell>
          <table:table-cell table:style-name="ce95" table:formula="of:=IF(MID([.F89];6;1)&gt;MID([.F88];6;1);[.C88];[.C88]+1)" office:value-type="float" office:value="32">
            <text:p>032</text:p>
          </table:table-cell>
          <table:table-cell table:style-name="ce98" office:value-type="string">
            <text:p>Social/space/Member Community/invite</text:p>
          </table:table-cell>
          <table:table-cell table:style-name="ce102" office:value-type="string">
            <text:p>Add user into Space group</text:p>
          </table:table-cell>
          <table:table-cell table:style-name="ce104" office:value-type="string">
            <text:p>Step 2: Add user into space group</text:p>
          </table:table-cell>
          <table:table-cell table:style-name="ce104" office:value-type="string">
            <text:p>- Root login system</text:p>
            <text:p>- Access the Community management </text:p>
            <text:p>- Select Group management</text:p>
            <text:p>- Find and select Space group which has created at step 1</text:p>
            <text:p>- Select a user and select membership is member or validator</text:p>
            <text:p>- Click on [Add] button</text:p>
          </table:table-cell>
          <table:table-cell table:style-name="ce104" office:value-type="string">
            <text:p>User, who has just added, becomes the member of this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90];6;1)&gt;MID([.F89];6;1);&quot;&quot;;MAX([.A$7:.A89])+1)" office:value-type="float" office:value="33">
            <text:p>033</text:p>
          </table:table-cell>
          <table:table-cell table:style-name="ce90" office:value-type="string">
            <text:p>FNC_SOC_SPC_07</text:p>
          </table:table-cell>
          <table:table-cell table:style-name="ce95" table:formula="of:=IF(MID([.F90];6;1)&gt;MID([.F89];6;1);[.C89];[.C89]+1)" office:value-type="float" office:value="33">
            <text:p>033</text:p>
          </table:table-cell>
          <table:table-cell table:style-name="ce98" office:value-type="string">
            <text:p>Social/space/Member Community/invite</text:p>
          </table:table-cell>
          <table:table-cell table:style-name="ce53" office:value-type="string">
            <text:p>Add member with membership is manager, into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91];6;1)&gt;MID([.F90];6;1);&quot;&quot;;MAX([.A$7:.A90])+1)">
            <text:p/>
          </table:table-cell>
          <table:table-cell table:style-name="ce90" office:value-type="string">
            <text:p>FNC_SOC_SPC_07</text:p>
          </table:table-cell>
          <table:table-cell table:style-name="ce95" table:formula="of:=IF(MID([.F91];6;1)&gt;MID([.F90];6;1);[.C90];[.C90]+1)" office:value-type="float" office:value="33">
            <text:p>033</text:p>
          </table:table-cell>
          <table:table-cell table:style-name="ce98" office:value-type="string">
            <text:p>Social/space/Member Community/invite</text:p>
          </table:table-cell>
          <table:table-cell table:style-name="ce102" office:value-type="string">
            <text:p>Add member with membership is manager, into space group</text:p>
          </table:table-cell>
          <table:table-cell table:style-name="ce104" office:value-type="string">
            <text:p>Step 2: Add member with membership is manager, into space group</text:p>
          </table:table-cell>
          <table:table-cell table:style-name="ce104" office:value-type="string">
            <text:p>- Root login system</text:p>
            <text:p>- Access the Community management </text:p>
            <text:p>- Select Group management</text:p>
            <text:p>- Find and select Space group which has created at step 1</text:p>
            <text:p>- Select a user and select membership is manager </text:p>
            <text:p>- Click on [Add] button</text:p>
          </table:table-cell>
          <table:table-cell table:style-name="ce104" office:value-type="string">
            <text:p>User, who has just added, becomes the manag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92];6;1)&gt;MID([.F91];6;1);&quot;&quot;;MAX([.A$7:.A91])+1)" office:value-type="float" office:value="34">
            <text:p>034</text:p>
          </table:table-cell>
          <table:table-cell table:style-name="ce90" office:value-type="string">
            <text:p>FNC_SOC_SPC_08</text:p>
          </table:table-cell>
          <table:table-cell table:style-name="ce94" office:value-type="float" office:value="1">
            <text:p>001</text:p>
          </table:table-cell>
          <table:table-cell table:style-name="ce98" office:value-type="string">
            <text:p>Social/space/Member Community/Remove</text:p>
          </table:table-cell>
          <table:table-cell table:style-name="ce51" office:value-type="string">
            <text:p>Remove a normal member from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93];6;1)&gt;MID([.F92];6;1);&quot;&quot;;MAX([.A$7:.A92])+1)">
            <text:p/>
          </table:table-cell>
          <table:table-cell table:style-name="ce90" office:value-type="string">
            <text:p>FNC_SOC_SPC_08</text:p>
          </table:table-cell>
          <table:table-cell table:style-name="ce95" table:formula="of:=IF(MID([.F93];6;1)&gt;MID([.F92];6;1);[.C92];[.C92]+1)" office:value-type="float" office:value="1">
            <text:p>001</text:p>
          </table:table-cell>
          <table:table-cell table:style-name="ce98" office:value-type="string">
            <text:p>Social/space/Member Community/Remove</text:p>
          </table:table-cell>
          <table:table-cell table:style-name="ce100" office:value-type="string">
            <text:p>Remove a normal member from the space</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14">
          <table:table-cell table:style-name="ce83"/>
          <table:table-cell table:style-name="ce90"/>
          <table:table-cell table:style-name="ce95" table:formula="of:=IF(MID([.F94];6;1)&gt;MID([.F93];6;1);[.C93];[.C93]+1)" office:value-type="float" office:value="1">
            <text:p>001</text:p>
          </table:table-cell>
          <table:table-cell table:style-name="ce98" office:value-type="string">
            <text:p>Social/space/Member Community/Remove</text:p>
          </table:table-cell>
          <table:table-cell table:style-name="ce100" office:value-type="string">
            <text:p>Remove a normal member from the space</text:p>
          </table:table-cell>
          <table:table-cell table:style-name="ce166" office:value-type="string">
            <text:p>Step 3: Accept invitation</text:p>
          </table:table-cell>
          <table:table-cell table:style-name="ce167" office:value-type="string">
            <text:p>- Login with invited user</text:p>
            <text:p>- Go to Spaces manage/Invitation</text:p>
            <text:p>- Click accept</text:p>
          </table:table-cell>
          <table:table-cell table:style-name="ce172"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21">
          <table:table-cell table:style-name="ce83"/>
          <table:table-cell table:style-name="ce90"/>
          <table:table-cell table:style-name="ce95" table:formula="of:=IF(MID([.F95];6;1)&gt;MID([.F94];6;1);[.C94];[.C94]+1)" office:value-type="float" office:value="1">
            <text:p>001</text:p>
          </table:table-cell>
          <table:table-cell table:style-name="ce98" office:value-type="string">
            <text:p>Social/space/Member Community/Remove</text:p>
          </table:table-cell>
          <table:table-cell table:style-name="ce100" office:value-type="string">
            <text:p>Remove a normal member from the space ( by invited)</text:p>
          </table:table-cell>
          <table:table-cell table:style-name="ce104" office:value-type="string">
            <text:p>Step 4: Remove a member from the space</text:p>
          </table:table-cell>
          <table:table-cell table:style-name="ce104" office:value-type="string">
            <text:p>- The Manager of space which has created at step 1, signs in </text:p>
            <text:p>- Go to space setting</text:p>
            <text:p>- Select normal member <text:s/>and click on [remove]</text:p>
          </table:table-cell>
          <table:table-cell table:style-name="ce104"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95];6;1)&gt;MID([.G95];6;1);&quot;&quot;;MAX([.A$7:.A93])+1)">
            <text:p/>
          </table:table-cell>
          <table:table-cell table:style-name="ce90" office:value-type="string">
            <text:p>FNC_SOC_SPC_08</text:p>
          </table:table-cell>
          <table:table-cell table:style-name="ce95" table:formula="of:=IF(MID([.F96];6;1)&gt;MID([.F95];6;1);[.C95];[.C95]+1)" office:value-type="float" office:value="2">
            <text:p>002</text:p>
          </table:table-cell>
          <table:table-cell table:style-name="ce98" office:value-type="string">
            <text:p>Social/space/Member Community/Remove</text:p>
          </table:table-cell>
          <table:table-cell table:style-name="ce51" office:value-type="string">
            <text:p>Remove a normal member from the space ( by request to joi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6">
          <table:table-cell table:style-name="ce83"/>
          <table:table-cell table:style-name="ce90"/>
          <table:table-cell table:style-name="ce95" table:formula="of:=IF(MID([.F97];6;1)&gt;MID([.F96];6;1);[.C96];[.C96]+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04" office:value-type="string">
            <text:p>Step 2: Request to join space by step 1</text:p>
          </table:table-cell>
          <table:table-cell table:style-name="ce104" office:value-type="string">
            <text:p>- Login by another user ( excepted root)</text:p>
            <text:p>- Go to Spaces public </text:p>
            <text:p>- Click Request to join</text:p>
            <text:p/>
          </table:table-cell>
          <table:table-cell table:style-name="ce113" office:value-type="string">
            <text:p>- Login in successfully </text:p>
            <text:p>- In public space: display space which added at step 1</text:p>
          </table:table-cell>
          <table:table-cell table:style-name="ce173" office:value-type="string">
            <text:p>High</text:p>
          </table:table-cell>
          <table:table-cell table:style-name="ce71"/>
          <table:table-cell table:number-columns-repeated="237"/>
        </table:table-row>
        <table:table-row table:style-name="ro18">
          <table:table-cell table:style-name="ce83"/>
          <table:table-cell table:style-name="ce90"/>
          <table:table-cell table:style-name="ce95" table:formula="of:=IF(MID([.F98];6;1)&gt;MID([.F97];6;1);[.C97];[.C97]+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66" office:value-type="string">
            <text:p>Step 3: Accept request to join</text:p>
          </table:table-cell>
          <table:table-cell table:style-name="ce168" office:value-type="string">
            <text:p>- Login with user which created space </text:p>
            <text:p>at step 1</text:p>
            <text:p>- Go to Spaces manage/Pending</text:p>
            <text:p>- Click Validate</text:p>
          </table:table-cell>
          <table:table-cell table:style-name="ce166"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21">
          <table:table-cell table:style-name="ce83"/>
          <table:table-cell table:style-name="ce90"/>
          <table:table-cell table:style-name="ce95" table:formula="of:=IF(MID([.F99];6;1)&gt;MID([.F98];6;1);[.C98];[.C98]+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04" office:value-type="string">
            <text:p>Step 4: Remove a member from the space</text:p>
          </table:table-cell>
          <table:table-cell table:style-name="ce104" office:value-type="string">
            <text:p>- The Manager of space which has created at step 1, signs in </text:p>
            <text:p>- Go to space setting</text:p>
            <text:p>- Select normal member <text:s/>and click on [remove]</text:p>
          </table:table-cell>
          <table:table-cell table:style-name="ce104"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100];6;1)&gt;MID([.F95];6;1);&quot;&quot;;MAX([.A$7:.A96])+1)" office:value-type="float" office:value="35">
            <text:p>035</text:p>
          </table:table-cell>
          <table:table-cell table:style-name="ce90" office:value-type="string">
            <text:p>FNC_SOC_SPC_08</text:p>
          </table:table-cell>
          <table:table-cell table:style-name="ce95" table:formula="of:=IF(MID([.F100];6;1)&gt;MID([.F96];6;1);[.C96];[.C96]+1)" office:value-type="float" office:value="3">
            <text:p>003</text:p>
          </table:table-cell>
          <table:table-cell table:style-name="ce98" office:value-type="string">
            <text:p>Social/space/Member Community/Remove</text:p>
          </table:table-cell>
          <table:table-cell table:style-name="ce53" office:value-type="string">
            <text:p>Remove user Root from the Space</text:p>
          </table:table-cell>
          <table:table-cell table:style-name="ce104" office:value-type="string">
            <text:p>Step 1: Create a new Space</text:p>
          </table:table-cell>
          <table:table-cell table:style-name="ce104" office:value-type="string">
            <text:p>- Sign in system ( excepted root)</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01];6;1)&gt;MID([.F100];6;1);&quot;&quot;;MAX([.A$7:.A100])+1)">
            <text:p/>
          </table:table-cell>
          <table:table-cell table:style-name="ce90" office:value-type="string">
            <text:p>FNC_SOC_SPC_08</text:p>
          </table:table-cell>
          <table:table-cell table:style-name="ce95" table:formula="of:=IF(MID([.F101];6;1)&gt;MID([.F100];6;1);[.C100];[.C100]+1)" office:value-type="float" office:value="3">
            <text:p>003</text:p>
          </table:table-cell>
          <table:table-cell table:style-name="ce98" office:value-type="string">
            <text:p>Social/space/Member Community/Remove</text:p>
          </table:table-cell>
          <table:table-cell table:style-name="ce102" office:value-type="string">
            <text:p>Remove user Root from the Space</text:p>
          </table:table-cell>
          <table:table-cell table:style-name="ce104" office:value-type="string">
            <text:p>Step 2: Invited user</text:p>
          </table:table-cell>
          <table:table-cell table:style-name="ce115" office:value-type="string">
            <text:p>- Add Root into space group or invite user Root to join in Space</text:p>
          </table:table-cell>
          <table:table-cell table:style-name="ce115" office:value-type="string">
            <text:p>- Invited member successfully</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2];6;1)&gt;MID([.F101];6;1);&quot;&quot;;MAX([.A$7:.A101])+1)">
            <text:p/>
          </table:table-cell>
          <table:table-cell table:style-name="ce90" office:value-type="string">
            <text:p>FNC_SOC_SPC_08</text:p>
          </table:table-cell>
          <table:table-cell table:style-name="ce95" table:formula="of:=IF(MID([.F102];6;1)&gt;MID([.F101];6;1);[.C101];[.C101]+1)" office:value-type="float" office:value="3">
            <text:p>003</text:p>
          </table:table-cell>
          <table:table-cell table:style-name="ce98" office:value-type="string">
            <text:p>Social/space/Member Community/Remove</text:p>
          </table:table-cell>
          <table:table-cell table:style-name="ce102" office:value-type="string">
            <text:p>Remove user Root from the Space</text:p>
          </table:table-cell>
          <table:table-cell table:style-name="ce104" office:value-type="string">
            <text:p>Step 3: Remove a member from the space</text:p>
          </table:table-cell>
          <table:table-cell table:style-name="ce104" office:value-type="string">
            <text:p>- The Manager of space which has created at step 1, signs in and select this space.</text:p>
            <text:p>- Select user Root and click on [remove]</text:p>
          </table:table-cell>
          <table:table-cell table:style-name="ce104" office:value-type="string">
            <text:p>- User Root has been removed from list member of the space and space group but Root has all right like manager of space. Root can't send request to any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3];6;1)&gt;MID([.F102];6;1);&quot;&quot;;MAX([.A$7:.A102])+1)" office:value-type="float" office:value="36">
            <text:p>036</text:p>
          </table:table-cell>
          <table:table-cell table:style-name="ce90" office:value-type="string">
            <text:p>FNC_SOC_SPC_08</text:p>
          </table:table-cell>
          <table:table-cell table:style-name="ce95" table:formula="of:=IF(MID([.F103];6;1)&gt;MID([.F102];6;1);[.C102];[.C102]+1)" office:value-type="float" office:value="4">
            <text:p>004</text:p>
          </table:table-cell>
          <table:table-cell table:style-name="ce98" office:value-type="string">
            <text:p>Social/space/Member Community/Remove</text:p>
          </table:table-cell>
          <table:table-cell table:style-name="ce53" office:value-type="string">
            <text:p>Delete user from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104];6;1)&gt;MID([.F103];6;1);&quot;&quot;;MAX([.A$7:.A103])+1)">
            <text:p/>
          </table:table-cell>
          <table:table-cell table:style-name="ce90" office:value-type="string">
            <text:p>FNC_SOC_SPC_08</text:p>
          </table:table-cell>
          <table:table-cell table:style-name="ce95" table:formula="of:=IF(MID([.F104];6;1)&gt;MID([.F103];6;1);[.C103];[.C103]+1)" office:value-type="float" office:value="4">
            <text:p>004</text:p>
          </table:table-cell>
          <table:table-cell table:style-name="ce98" office:value-type="string">
            <text:p>Social/space/Member Community/Remove</text:p>
          </table:table-cell>
          <table:table-cell table:style-name="ce102" office:value-type="string">
            <text:p>Delete user from Space group</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105];6;1)&gt;MID([.F104];6;1);&quot;&quot;;MAX([.A$7:.A104])+1)">
            <text:p/>
          </table:table-cell>
          <table:table-cell table:style-name="ce90" office:value-type="string">
            <text:p>FNC_SOC_SPC_08</text:p>
          </table:table-cell>
          <table:table-cell table:style-name="ce95" table:formula="of:=IF(MID([.F105];6;1)&gt;MID([.F104];6;1);[.C104];[.C104]+1)" office:value-type="float" office:value="4">
            <text:p>004</text:p>
          </table:table-cell>
          <table:table-cell table:style-name="ce98" office:value-type="string">
            <text:p>Social/space/Member Community/Remove</text:p>
          </table:table-cell>
          <table:table-cell table:style-name="ce102" office:value-type="string">
            <text:p>Delete user from Space group</text:p>
          </table:table-cell>
          <table:table-cell table:style-name="ce104" office:value-type="string">
            <text:p>Step 3: Delete a member from space group</text:p>
          </table:table-cell>
          <table:table-cell table:style-name="ce104" office:value-type="string">
            <text:p>- Root login system</text:p>
            <text:p>- Access the Community management </text:p>
            <text:p>- Select Group management</text:p>
            <text:p>- Find and select Space group which has created at step 1</text:p>
            <text:p>- Select user and delete him from Space group </text:p>
          </table:table-cell>
          <table:table-cell table:style-name="ce104" office:value-type="string">
            <text:p>User has been removed from list member of the space and space group. User can't access this space but user can send request to join back. </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6];6;1)&gt;MID([.F105];6;1);&quot;&quot;;MAX([.A$7:.A105])+1)" office:value-type="float" office:value="37">
            <text:p>037</text:p>
          </table:table-cell>
          <table:table-cell table:style-name="ce90" office:value-type="string">
            <text:p>FNC_SOC_SPC_09</text:p>
          </table:table-cell>
          <table:table-cell table:style-name="ce94" office:value-type="float" office:value="1">
            <text:p>001</text:p>
          </table:table-cell>
          <table:table-cell table:style-name="ce98" office:value-type="string">
            <text:p>Social/space/Member Community/Leave</text:p>
          </table:table-cell>
          <table:table-cell table:style-name="ce53" office:value-type="string">
            <text:p>Members leave the space ( by invited)</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107];6;1)&gt;MID([.F106];6;1);&quot;&quot;;MAX([.A$7:.A106])+1)">
            <text:p/>
          </table:table-cell>
          <table:table-cell table:style-name="ce90" office:value-type="string">
            <text:p>FNC_SOC_SPC_09</text:p>
          </table:table-cell>
          <table:table-cell table:style-name="ce95" table:formula="of:=IF(MID([.F107];6;1)&gt;MID([.F106];6;1);[.C106];[.C106]+1)" office:value-type="float" office:value="1">
            <text:p>001</text:p>
          </table:table-cell>
          <table:table-cell table:style-name="ce98" office:value-type="string">
            <text:p>Social/space/Member Community/Leave</text:p>
          </table:table-cell>
          <table:table-cell table:style-name="ce102" office:value-type="string">
            <text:p>Members leave the space ( by invited)</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14">
          <table:table-cell table:style-name="ce83"/>
          <table:table-cell table:style-name="ce90"/>
          <table:table-cell table:style-name="ce95"/>
          <table:table-cell table:style-name="ce98" office:value-type="string">
            <text:p>Social/space/Member Community/Leave</text:p>
          </table:table-cell>
          <table:table-cell table:style-name="ce102" office:value-type="string">
            <text:p>Members leave the space ( by invited)</text:p>
          </table:table-cell>
          <table:table-cell table:style-name="ce166" office:value-type="string">
            <text:p>Step 3: Accept invitation</text:p>
          </table:table-cell>
          <table:table-cell table:style-name="ce168" office:value-type="string">
            <text:p>- Login with invited user</text:p>
            <text:p>- Go to Spaces manage/Invitation</text:p>
            <text:p>- Click accept</text:p>
          </table:table-cell>
          <table:table-cell table:style-name="ce168" office:value-type="string">
            <text:p>- Login in successfully</text:p>
            <text:p>- In my spaces of invited user: display space which added at step 1</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09];6;1)&gt;MID([.F107];6;1);&quot;&quot;;MAX([.A$7:.A107])+1)">
            <text:p/>
          </table:table-cell>
          <table:table-cell table:style-name="ce90" office:value-type="string">
            <text:p>FNC_SOC_SPC_09</text:p>
          </table:table-cell>
          <table:table-cell table:style-name="ce95" table:formula="of:=IF(MID([.F109];6;1)&gt;MID([.F107];6;1);[.C107];[.C107]+1)" office:value-type="float" office:value="1">
            <text:p>001</text:p>
          </table:table-cell>
          <table:table-cell table:style-name="ce98" office:value-type="string">
            <text:p>Social/space/Member Community/Leave</text:p>
          </table:table-cell>
          <table:table-cell table:style-name="ce102" office:value-type="string">
            <text:p>Members leave the space ( by invited)</text:p>
          </table:table-cell>
          <table:table-cell table:style-name="ce104" office:value-type="string">
            <text:p>Step 4: Member leave the space</text:p>
          </table:table-cell>
          <table:table-cell table:style-name="ce104" office:value-type="string">
            <text:p>- Select My spaces list</text:p>
            <text:p>- Selects the space and click on [leave] button</text:p>
          </table:table-cell>
          <table:table-cell table:style-name="ce104" office:value-type="string">
            <text:p>User has removed from list member of the space and space group. User can't access this space now.</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0];6;1)&gt;MID([.F109];6;1);&quot;&quot;;MAX([.A$7:.A109])+1)" office:value-type="float" office:value="38">
            <text:p>038</text:p>
          </table:table-cell>
          <table:table-cell table:style-name="ce90" office:value-type="string">
            <text:p>FNC_SOC_SPC_09</text:p>
          </table:table-cell>
          <table:table-cell table:style-name="ce95" table:formula="of:=IF(MID([.F110];6;1)&gt;MID([.F109];6;1);[.C109];[.C109]+1)" office:value-type="float" office:value="2">
            <text:p>002</text:p>
          </table:table-cell>
          <table:table-cell table:style-name="ce98" office:value-type="string">
            <text:p>Social/space/Member Community/Leave</text:p>
          </table:table-cell>
          <table:table-cell table:style-name="ce55" office:value-type="string">
            <text:p>Root leaves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11];6;1)&gt;MID([.F110];6;1);&quot;&quot;;MAX([.A$7:.A110])+1)">
            <text:p/>
          </table:table-cell>
          <table:table-cell table:style-name="ce90" office:value-type="string">
            <text:p>FNC_SOC_SPC_09</text:p>
          </table:table-cell>
          <table:table-cell table:style-name="ce95" table:formula="of:=IF(MID([.F111];6;1)&gt;MID([.F110];6;1);[.C110];[.C110]+1)" office:value-type="float" office:value="2">
            <text:p>002</text:p>
          </table:table-cell>
          <table:table-cell table:style-name="ce98" office:value-type="string">
            <text:p>Social/space/Member Community/Leave</text:p>
          </table:table-cell>
          <table:table-cell table:style-name="ce101" office:value-type="string">
            <text:p>Root leaves the space</text:p>
          </table:table-cell>
          <table:table-cell table:style-name="ce104" office:value-type="string">
            <text:p>Step 2: Add member for space</text:p>
          </table:table-cell>
          <table:table-cell table:style-name="ce115" office:value-type="string">
            <text:p>- Add user Root into space group or invite user Root to join in Space</text:p>
          </table:table-cell>
          <table:table-cell table:style-name="ce115" office:value-type="string">
            <text:p>- Add member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12];6;1)&gt;MID([.F111];6;1);&quot;&quot;;MAX([.A$7:.A111])+1)">
            <text:p/>
          </table:table-cell>
          <table:table-cell table:style-name="ce90" office:value-type="string">
            <text:p>FNC_SOC_SPC_09</text:p>
          </table:table-cell>
          <table:table-cell table:style-name="ce95" table:formula="of:=IF(MID([.F112];6;1)&gt;MID([.F111];6;1);[.C111];[.C111]+1)" office:value-type="float" office:value="2">
            <text:p>002</text:p>
          </table:table-cell>
          <table:table-cell table:style-name="ce98" office:value-type="string">
            <text:p>Social/space/Member Community/Leave</text:p>
          </table:table-cell>
          <table:table-cell table:style-name="ce101" office:value-type="string">
            <text:p>Root leaves the space</text:p>
          </table:table-cell>
          <table:table-cell table:style-name="ce104" office:value-type="string">
            <text:p>Step 3: Member leave the space</text:p>
          </table:table-cell>
          <table:table-cell table:style-name="ce104" office:value-type="string">
            <text:p>- Root signs in and select the space which has created at step 1</text:p>
            <text:p>- Root leaves from this space</text:p>
          </table:table-cell>
          <table:table-cell table:style-name="ce104" office:value-type="string">
            <text:p>User Root has removed from list member of the space and space group. But Root still has access and edit right on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3];6;1)&gt;MID([.F112];6;1);&quot;&quot;;MAX([.A$7:.A112])+1)" office:value-type="float" office:value="39">
            <text:p>039</text:p>
          </table:table-cell>
          <table:table-cell table:style-name="ce90" office:value-type="string">
            <text:p>FNC_SOC_SPC_09</text:p>
          </table:table-cell>
          <table:table-cell table:style-name="ce95" table:formula="of:=IF(MID([.F113];6;1)&gt;MID([.F112];6;1);[.C112];[.C112]+1)" office:value-type="float" office:value="3">
            <text:p>003</text:p>
          </table:table-cell>
          <table:table-cell table:style-name="ce98" office:value-type="string">
            <text:p>Social/space/Member Community/Leave</text:p>
          </table:table-cell>
          <table:table-cell table:style-name="ce55" office:value-type="string">
            <text:p>Manager of space leaves space when only has one member in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14];6;1)&gt;MID([.F113];6;1);&quot;&quot;;MAX([.A$7:.A113])+1)">
            <text:p/>
          </table:table-cell>
          <table:table-cell table:style-name="ce90" office:value-type="string">
            <text:p>FNC_SOC_SPC_09</text:p>
          </table:table-cell>
          <table:table-cell table:style-name="ce95" table:formula="of:=IF(MID([.F114];6;1)&gt;MID([.F113];6;1);[.C113];[.C113]+1)" office:value-type="float" office:value="3">
            <text:p>003</text:p>
          </table:table-cell>
          <table:table-cell table:style-name="ce98" office:value-type="string">
            <text:p>Social/space/Member Community/Leave</text:p>
          </table:table-cell>
          <table:table-cell table:style-name="ce101" office:value-type="string">
            <text:p>Manager of space leaves space when only has one member in space</text:p>
          </table:table-cell>
          <table:table-cell table:style-name="ce104" office:value-type="string">
            <text:p>Step 2: Leave space</text:p>
          </table:table-cell>
          <table:table-cell table:style-name="ce104" office:value-type="string">
            <text:p>- Select My space list</text:p>
            <text:p>- On the space has created at step 1, click on Leave icon</text:p>
          </table:table-cell>
          <table:table-cell table:style-name="ce104" office:value-type="string">
            <text:p>Show message to user known: “<text:span text:style-name="T7">You can not </text:span><text:span text:style-name="T7">leave this space when you are the only </text:span><text:span text:style-name="T7">leader</text:span>”</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5];6;1)&gt;MID([.F114];6;1);&quot;&quot;;MAX([.A$7:.A114])+1)" office:value-type="float" office:value="40">
            <text:p>040</text:p>
          </table:table-cell>
          <table:table-cell table:style-name="ce90" office:value-type="string">
            <text:p>FNC_SOC_SPC_09</text:p>
          </table:table-cell>
          <table:table-cell table:style-name="ce95" table:formula="of:=IF(MID([.F115];6;1)&gt;MID([.F114];6;1);[.C114];[.C114]+1)" office:value-type="float" office:value="4">
            <text:p>004</text:p>
          </table:table-cell>
          <table:table-cell table:style-name="ce98" office:value-type="string">
            <text:p>Social/space/Member Community/Leave</text:p>
          </table:table-cell>
          <table:table-cell table:style-name="ce55" office:value-type="string">
            <text:p>Make a user to become the manager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116];6;1)&gt;MID([.F115];6;1);&quot;&quot;;MAX([.A$7:.A115])+1)">
            <text:p/>
          </table:table-cell>
          <table:table-cell table:style-name="ce90" office:value-type="string">
            <text:p>FNC_SOC_SPC_09</text:p>
          </table:table-cell>
          <table:table-cell table:style-name="ce95" table:formula="of:=IF(MID([.F116];6;1)&gt;MID([.F115];6;1);[.C115];[.C115]+1)" office:value-type="float" office:value="4">
            <text:p>004</text:p>
          </table:table-cell>
          <table:table-cell table:style-name="ce98" office:value-type="string">
            <text:p>Social/space/Member Community/Leave</text:p>
          </table:table-cell>
          <table:table-cell table:style-name="ce101" office:value-type="string">
            <text:p>Make a user to become the manager of the space</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f:=IF(MID([.F117];6;1)&gt;MID([.F116];6;1);&quot;&quot;;MAX([.A$7:.A116])+1)">
            <text:p/>
          </table:table-cell>
          <table:table-cell table:style-name="ce90" office:value-type="string">
            <text:p>FNC_SOC_SPC_09</text:p>
          </table:table-cell>
          <table:table-cell table:style-name="ce95" table:formula="of:=IF(MID([.F117];6;1)&gt;MID([.F116];6;1);[.C116];[.C116]+1)" office:value-type="float" office:value="4">
            <text:p>004</text:p>
          </table:table-cell>
          <table:table-cell table:style-name="ce98" office:value-type="string">
            <text:p>Social/space/Member Community/Leave</text:p>
          </table:table-cell>
          <table:table-cell table:style-name="ce101" office:value-type="string">
            <text:p>Make a user to become the manager of the space</text:p>
          </table:table-cell>
          <table:table-cell table:style-name="ce104" office:value-type="string">
            <text:p>Step 3: Make a user to become manager of the space</text:p>
          </table:table-cell>
          <table:table-cell table:style-name="ce1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4" office:value-type="string">
            <text:p>- User become manager of space</text:p>
            <text:p>User can edit and access [Space settings] portlet.</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8];6;1)&gt;MID([.F117];6;1);&quot;&quot;;MAX([.A$7:.A117])+1)" office:value-type="float" office:value="41">
            <text:p>041</text:p>
          </table:table-cell>
          <table:table-cell table:style-name="ce90" office:value-type="string">
            <text:p>FNC_SOC_SPC_09</text:p>
          </table:table-cell>
          <table:table-cell table:style-name="ce95" table:formula="of:=IF(MID([.F118];6;1)&gt;MID([.F117];6;1);[.C117];[.C117]+1)" office:value-type="float" office:value="5">
            <text:p>005</text:p>
          </table:table-cell>
          <table:table-cell table:style-name="ce98" office:value-type="string">
            <text:p>Social/space/Member Community/Leave</text:p>
          </table:table-cell>
          <table:table-cell table:style-name="ce55" office:value-type="string">
            <text:p>Remove a manager</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119];6;1)&gt;MID([.F118];6;1);&quot;&quot;;MAX([.A$7:.A118])+1)">
            <text:p/>
          </table:table-cell>
          <table:table-cell table:style-name="ce90" office:value-type="string">
            <text:p>FNC_SOC_SPC_09</text:p>
          </table:table-cell>
          <table:table-cell table:style-name="ce95" table:formula="of:=IF(MID([.F119];6;1)&gt;MID([.F118];6;1);[.C118];[.C118]+1)" office:value-type="float" office:value="5">
            <text:p>005</text:p>
          </table:table-cell>
          <table:table-cell table:style-name="ce98" office:value-type="string">
            <text:p>Social/space/Member Community/Leave</text:p>
          </table:table-cell>
          <table:table-cell table:style-name="ce101" office:value-type="string">
            <text:p>Remove a manager</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4">
          <table:table-cell table:style-name="ce83"/>
          <table:table-cell table:style-name="ce90" office:value-type="string">
            <text:p>FNC_SOC_SPC_09</text:p>
          </table:table-cell>
          <table:table-cell table:style-name="ce95" table:formula="of:=IF(MID([.F120];6;1)&gt;MID([.F119];6;1);[.C119];[.C119]+1)" office:value-type="float" office:value="5">
            <text:p>005</text:p>
          </table:table-cell>
          <table:table-cell table:style-name="ce98"/>
          <table:table-cell table:style-name="ce101" office:value-type="string">
            <text:p>Remove a manager</text:p>
          </table:table-cell>
          <table:table-cell table:style-name="ce104" office:value-type="string">
            <text:p>Step 3: Make a user to become manager of the space</text:p>
          </table:table-cell>
          <table:table-cell table:style-name="ce1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4" office:value-type="string">
            <text:p>- User become manager of space</text:p>
            <text:p>User can edit and access [Space settings] portle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f:=IF(MID([.F121];6;1)&gt;MID([.F119];6;1);&quot;&quot;;MAX([.A$7:.A119])+1)">
            <text:p/>
          </table:table-cell>
          <table:table-cell table:style-name="ce90" office:value-type="string">
            <text:p>FNC_SOC_SPC_09</text:p>
          </table:table-cell>
          <table:table-cell table:style-name="ce95" table:formula="of:=IF(MID([.F121];6;1)&gt;MID([.F120];6;1);[.C120];[.C120]+1)" office:value-type="float" office:value="5">
            <text:p>005</text:p>
          </table:table-cell>
          <table:table-cell table:style-name="ce98" office:value-type="string">
            <text:p>Social/space/Member Community/Leave</text:p>
          </table:table-cell>
          <table:table-cell table:style-name="ce101" office:value-type="string">
            <text:p>Remove a manager</text:p>
          </table:table-cell>
          <table:table-cell table:style-name="ce104" office:value-type="string">
            <text:p>Step 4: Remove manager of user</text:p>
          </table:table-cell>
          <table:table-cell table:style-name="ce115"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22];6;1)&gt;MID([.F121];6;1);&quot;&quot;;MAX([.A$7:.A121])+1)" office:value-type="float" office:value="42">
            <text:p>042</text:p>
          </table:table-cell>
          <table:table-cell table:style-name="ce90" office:value-type="string">
            <text:p>FNC_SOC_SPC_09</text:p>
          </table:table-cell>
          <table:table-cell table:style-name="ce95" table:formula="of:=IF(MID([.F122];6;1)&gt;MID([.F121];6;1);[.C121];[.C121]+1)" office:value-type="float" office:value="6">
            <text:p>006</text:p>
          </table:table-cell>
          <table:table-cell table:style-name="ce98" office:value-type="string">
            <text:p>Social/space/Member Community/Leave</text:p>
          </table:table-cell>
          <table:table-cell table:style-name="ce53" office:value-type="string">
            <text:p>Validate pending request when space has no member</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123];6;1)&gt;MID([.F122];6;1);&quot;&quot;;MAX([.A$7:.A122])+1)">
            <text:p/>
          </table:table-cell>
          <table:table-cell table:style-name="ce90" office:value-type="string">
            <text:p>FNC_SOC_SPC_09</text:p>
          </table:table-cell>
          <table:table-cell table:style-name="ce95" table:formula="of:=IF(MID([.F123];6;1)&gt;MID([.F122];6;1);[.C122];[.C122]+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2: Remove manager of user</text:p>
          </table:table-cell>
          <table:table-cell table:style-name="ce115" office:value-type="string">
            <text:p>- Click [edit space] icon or access the space and select [Space Settings] portlet</text:p>
            <text:p>- Select [members] tab</text:p>
            <text:p>- At list members, user removes him/herself from space</text:p>
          </table:table-cell>
          <table:table-cell table:style-name="ce104" office:value-type="string">
            <text:p>User has been removed from space, and Space has no member now.</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124];6;1)&gt;MID([.F123];6;1);&quot;&quot;;MAX([.A$7:.A123])+1)">
            <text:p/>
          </table:table-cell>
          <table:table-cell table:style-name="ce90" office:value-type="string">
            <text:p>FNC_SOC_SPC_09</text:p>
          </table:table-cell>
          <table:table-cell table:style-name="ce95" table:formula="of:=IF(MID([.F124];6;1)&gt;MID([.F123];6;1);[.C123];[.C123]+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3: Send request to join</text:p>
          </table:table-cell>
          <table:table-cell table:style-name="ce115" office:value-type="string">
            <text:p>- Login by another user</text:p>
            <text:p>- Go space page </text:p>
            <text:p>- Select <text:s/>public spaces list</text:p>
            <text:p>- Select the space which has created and click on [Send request] icon</text:p>
          </table:table-cell>
          <table:table-cell table:style-name="ce104" office:value-type="string">
            <text:p>User sent request successfully, <text:s/>The space is added on pending space lis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f:=IF(MID([.F125];6;1)&gt;MID([.F124];6;1);&quot;&quot;;MAX([.A$7:.A124])+1)">
            <text:p/>
          </table:table-cell>
          <table:table-cell table:style-name="ce90" office:value-type="string">
            <text:p>FNC_SOC_SPC_09</text:p>
          </table:table-cell>
          <table:table-cell table:style-name="ce95" table:formula="of:=IF(MID([.F125];6;1)&gt;MID([.F124];6;1);[.C124];[.C124]+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4: Validate request join by user Root</text:p>
          </table:table-cell>
          <table:table-cell table:style-name="ce115"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04" office:value-type="string">
            <text:p>User becomes memb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26];6;1)&gt;MID([.F125];6;1);&quot;&quot;;MAX([.A$7:.A125])+1)" office:value-type="float" office:value="43">
            <text:p>043</text:p>
          </table:table-cell>
          <table:table-cell table:style-name="ce90" office:value-type="string">
            <text:p>FNC_SOC_SPC_09</text:p>
          </table:table-cell>
          <table:table-cell table:style-name="ce95" table:formula="of:=IF(MID([.F126];6;1)&gt;MID([.F125];6;1);[.C125];[.C125]+1)" office:value-type="float" office:value="7">
            <text:p>007</text:p>
          </table:table-cell>
          <table:table-cell table:style-name="ce98" office:value-type="string">
            <text:p>Social/space/Member Community/Leave</text:p>
          </table:table-cell>
          <table:table-cell table:style-name="ce53" office:value-type="string">
            <text:p>Sends request after invitation</text:p>
          </table:table-cell>
          <table:table-cell table:style-name="ce104" office:value-type="string">
            <text:p>Step 1: Two users login on two different browser</text:p>
          </table:table-cell>
          <table:table-cell table:style-name="ce104" office:value-type="string">
            <text:p>- User A signs in and select Space page on Browser 1</text:p>
            <text:p><text:span text:style-name="T12">- User B signs in and select Space page on </text:span><text:span text:style-name="T12">Browser 2</text:span></text:p>
            <text:p><text:span text:style-name="T12"/></text:p>
          </table:table-cell>
          <table:table-cell table:style-name="ce114" office:value-type="string">
            <text:p>Log in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27];6;1)&gt;MID([.F126];6;1);&quot;&quot;;MAX([.A$7:.A126])+1)">
            <text:p/>
          </table:table-cell>
          <table:table-cell table:style-name="ce90" office:value-type="string">
            <text:p>FNC_SOC_SPC_09</text:p>
          </table:table-cell>
          <table:table-cell table:style-name="ce95" table:formula="of:=IF(MID([.F127];6;1)&gt;MID([.F126];6;1);[.C126];[.C126]+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2: Create a new Space on a browser 1</text:p>
          </table:table-cell>
          <table:table-cell table:style-name="ce104" office:value-type="string">
            <text:p>- User A licks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28];6;1)&gt;MID([.F127];6;1);&quot;&quot;;MAX([.A$7:.A127])+1)">
            <text:p/>
          </table:table-cell>
          <table:table-cell table:style-name="ce90" office:value-type="string">
            <text:p>FNC_SOC_SPC_09</text:p>
          </table:table-cell>
          <table:table-cell table:style-name="ce95" table:formula="of:=IF(MID([.F128];6;1)&gt;MID([.F127];6;1);[.C127];[.C127]+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3: View All space on browser 2</text:p>
          </table:table-cell>
          <table:table-cell table:style-name="ce104" office:value-type="string">
            <text:p>- User B clicks on public space</text:p>
          </table:table-cell>
          <table:table-cell table:style-name="ce114" office:value-type="string">
            <text:p>Show all public spaces</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129];6;1)&gt;MID([.F128];6;1);&quot;&quot;;MAX([.A$7:.A128])+1)">
            <text:p/>
          </table:table-cell>
          <table:table-cell table:style-name="ce90" office:value-type="string">
            <text:p>FNC_SOC_SPC_09</text:p>
          </table:table-cell>
          <table:table-cell table:style-name="ce95" table:formula="of:=IF(MID([.F129];6;1)&gt;MID([.F128];6;1);[.C128];[.C128]+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4: Send invitation to user B on browser 1</text:p>
          </table:table-cell>
          <table:table-cell table:style-name="ce115" office:value-type="string">
            <text:p>- User A Click on [Edit space] icon or access the space then access [Setting space]</text:p>
            <text:p>- Select Member tab</text:p>
            <text:p>- Select user B to send invitation</text:p>
            <text:p>- Click on [invite] button</text:p>
          </table:table-cell>
          <table:table-cell table:style-name="ce104" office:value-type="string">
            <text:p>Send invitation successfully. </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0];6;1)&gt;MID([.F129];6;1);&quot;&quot;;MAX([.A$7:.A129])+1)">
            <text:p/>
          </table:table-cell>
          <table:table-cell table:style-name="ce90" office:value-type="string">
            <text:p>FNC_SOC_SPC_09</text:p>
          </table:table-cell>
          <table:table-cell table:style-name="ce95" table:formula="of:=IF(MID([.F130];6;1)&gt;MID([.F129];6;1);[.C129];[.C129]+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5: send request to join into the Space on browser 2</text:p>
          </table:table-cell>
          <table:table-cell table:style-name="ce104" office:value-type="string">
            <text:p>- User B selects the space which has created at step 2 and clicks on [request to join] </text:p>
          </table:table-cell>
          <table:table-cell table:style-name="ce104" office:value-type="string">
            <text:p>B becomes the memb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31];6;1)&gt;MID([.F130];6;1);&quot;&quot;;MAX([.A$7:.A130])+1)" office:value-type="float" office:value="44">
            <text:p>044</text:p>
          </table:table-cell>
          <table:table-cell table:style-name="ce90" office:value-type="string">
            <text:p>FNC_SOC_SPC_09</text:p>
          </table:table-cell>
          <table:table-cell table:style-name="ce95" table:formula="of:=IF(MID([.F131];6;1)&gt;MID([.F130];6;1);[.C130];[.C130]+1)" office:value-type="float" office:value="8">
            <text:p>008</text:p>
          </table:table-cell>
          <table:table-cell table:style-name="ce98" office:value-type="string">
            <text:p>Social/space/Member Community/Leave</text:p>
          </table:table-cell>
          <table:table-cell table:style-name="ce53" office:value-type="string">
            <text:p>Sends invitation after request</text:p>
          </table:table-cell>
          <table:table-cell table:style-name="ce104" office:value-type="string">
            <text:p>Step 1: Two users login on two different browser</text:p>
          </table:table-cell>
          <table:table-cell table:style-name="ce104" office:value-type="string">
            <text:p>- User A signs in and select Space page on Browser 1</text:p>
            <text:p><text:span text:style-name="T12">- User B signs in and select Space page on </text:span><text:span text:style-name="T12">Browser 2</text:span></text:p>
            <text:p><text:span text:style-name="T12"/></text:p>
          </table:table-cell>
          <table:table-cell table:style-name="ce114" office:value-type="string">
            <text:p>Log in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32];6;1)&gt;MID([.F131];6;1);&quot;&quot;;MAX([.A$7:.A131])+1)">
            <text:p/>
          </table:table-cell>
          <table:table-cell table:style-name="ce90" office:value-type="string">
            <text:p>FNC_SOC_SPC_09</text:p>
          </table:table-cell>
          <table:table-cell table:style-name="ce95" table:formula="of:=IF(MID([.F132];6;1)&gt;MID([.F131];6;1);[.C131];[.C131]+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2: Create a new Space on a browser 1</text:p>
          </table:table-cell>
          <table:table-cell table:style-name="ce104" office:value-type="string">
            <text:p>- User A licks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33];6;1)&gt;MID([.F132];6;1);&quot;&quot;;MAX([.A$7:.A132])+1)">
            <text:p/>
          </table:table-cell>
          <table:table-cell table:style-name="ce90" office:value-type="string">
            <text:p>FNC_SOC_SPC_09</text:p>
          </table:table-cell>
          <table:table-cell table:style-name="ce95" table:formula="of:=IF(MID([.F133];6;1)&gt;MID([.F132];6;1);[.C132];[.C132]+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3: User A accesses member tab on browser 1</text:p>
          </table:table-cell>
          <table:table-cell table:style-name="ce104" office:value-type="string">
            <text:p>- Click on [Edit space] icon or access the space then access [Setting space] portlet</text:p>
            <text:p>- Select Member tab</text:p>
          </table:table-cell>
          <table:table-cell table:style-name="ce114" office:value-type="string">
            <text:p>Show member tab</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34];6;1)&gt;MID([.F133];6;1);&quot;&quot;;MAX([.A$7:.A133])+1)">
            <text:p/>
          </table:table-cell>
          <table:table-cell table:style-name="ce90" office:value-type="string">
            <text:p>FNC_SOC_SPC_09</text:p>
          </table:table-cell>
          <table:table-cell table:style-name="ce95" table:formula="of:=IF(MID([.F134];6;1)&gt;MID([.F133];6;1);[.C133];[.C133]+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4: View All space on browser 2</text:p>
          </table:table-cell>
          <table:table-cell table:style-name="ce104" office:value-type="string">
            <text:p>- User B select Public space list</text:p>
          </table:table-cell>
          <table:table-cell table:style-name="ce114" office:value-type="string">
            <text:p>All public spaces are show</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5];6;1)&gt;MID([.F134];6;1);&quot;&quot;;MAX([.A$7:.A134])+1)">
            <text:p/>
          </table:table-cell>
          <table:table-cell table:style-name="ce90" office:value-type="string">
            <text:p>FNC_SOC_SPC_09</text:p>
          </table:table-cell>
          <table:table-cell table:style-name="ce95" table:formula="of:=IF(MID([.F135];6;1)&gt;MID([.F134];6;1);[.C134];[.C134]+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5: send request to join into the Space on browser 2</text:p>
          </table:table-cell>
          <table:table-cell table:style-name="ce104" office:value-type="string">
            <text:p>- User B selects the space which has created at step 2 and clicks on [request to join] </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6];6;1)&gt;MID([.F135];6;1);&quot;&quot;;MAX([.A$7:.A135])+1)">
            <text:p/>
          </table:table-cell>
          <table:table-cell table:style-name="ce90" office:value-type="string">
            <text:p>FNC_SOC_SPC_09</text:p>
          </table:table-cell>
          <table:table-cell table:style-name="ce95" table:formula="of:=IF(MID([.F136];6;1)&gt;MID([.F135];6;1);[.C135];[.C135]+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6: Send invitation to user B on browser 1</text:p>
          </table:table-cell>
          <table:table-cell table:style-name="ce115" office:value-type="string">
            <text:p>- User A selects user B to send invitation</text:p>
            <text:p>- Click on [invite] button</text:p>
          </table:table-cell>
          <table:table-cell table:style-name="ce104" office:value-type="string">
            <text:p>User B becomes the memb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37];6;1)&gt;MID([.F136];6;1);&quot;&quot;;MAX([.A$7:.A136])+1)" office:value-type="float" office:value="45">
            <text:p>045</text:p>
          </table:table-cell>
          <table:table-cell table:style-name="ce90" office:value-type="string">
            <text:p>FNC_SOC_SPC_09</text:p>
          </table:table-cell>
          <table:table-cell table:style-name="ce95" table:formula="of:=IF(MID([.F137];6;1)&gt;MID([.F136];6;1);[.C136];[.C136]+1)" office:value-type="float" office:value="9">
            <text:p>009</text:p>
          </table:table-cell>
          <table:table-cell table:style-name="ce98" office:value-type="string">
            <text:p>Social/space/Member Community/Leave</text:p>
          </table:table-cell>
          <table:table-cell table:style-name="ce53" office:value-type="string">
            <text:p>Members leave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38];6;1)&gt;MID([.F137];6;1);&quot;&quot;;MAX([.A$7:.A137])+1)">
            <text:p/>
          </table:table-cell>
          <table:table-cell table:style-name="ce90" office:value-type="string">
            <text:p>FNC_SOC_SPC_09</text:p>
          </table:table-cell>
          <table:table-cell table:style-name="ce95" table:formula="of:=IF(MID([.F138];6;1)&gt;MID([.F137];6;1);[.C137];[.C137]+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04" office:value-type="string">
            <text:p>Step 2: Request to join space by step 1</text:p>
          </table:table-cell>
          <table:table-cell table:style-name="ce104" office:value-type="string">
            <text:p>- Login by another user ( excepted root)</text:p>
            <text:p>- Go to Spaces public </text:p>
            <text:p>- Click Request to join</text:p>
            <text:p/>
          </table:table-cell>
          <table:table-cell table:style-name="ce113" office:value-type="string">
            <text:p>- Login in successfully </text:p>
            <text:p>- In public space: display space which added at step 1</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39];6;1)&gt;MID([.F138];6;1);&quot;&quot;;MAX([.A$7:.A138])+1)">
            <text:p/>
          </table:table-cell>
          <table:table-cell table:style-name="ce90" office:value-type="string">
            <text:p>FNC_SOC_SPC_09</text:p>
          </table:table-cell>
          <table:table-cell table:style-name="ce95" table:formula="of:=IF(MID([.F139];6;1)&gt;MID([.F138];6;1);[.C138];[.C138]+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66" office:value-type="string">
            <text:p>Step 3: Accept request to join</text:p>
          </table:table-cell>
          <table:table-cell table:style-name="ce167" office:value-type="string">
            <text:p>- Login with user which created space </text:p>
            <text:p>at step 1</text:p>
            <text:p>- Go to Spaces manage/Pending</text:p>
            <text:p>- Click Validate</text:p>
          </table:table-cell>
          <table:table-cell table:style-name="ce166"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40];6;1)&gt;MID([.F139];6;1);&quot;&quot;;MAX([.A$7:.A139])+1)">
            <text:p/>
          </table:table-cell>
          <table:table-cell table:style-name="ce90" office:value-type="string">
            <text:p>FNC_SOC_SPC_09</text:p>
          </table:table-cell>
          <table:table-cell table:style-name="ce95" table:formula="of:=IF(MID([.F140];6;1)&gt;MID([.F139];6;1);[.C139];[.C139]+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04" office:value-type="string">
            <text:p>Step 4: Member leave the space</text:p>
          </table:table-cell>
          <table:table-cell table:style-name="ce104" office:value-type="string">
            <text:p>- Select My spaces list</text:p>
            <text:p>- Selects the space and click on [leave] button</text:p>
          </table:table-cell>
          <table:table-cell table:style-name="ce104" office:value-type="string">
            <text:p>User has removed from list member of the space and space group. User can't access this space now.</text:p>
          </table:table-cell>
          <table:table-cell table:style-name="ce173" office:value-type="string">
            <text:p>High</text:p>
          </table:table-cell>
          <table:table-cell table:style-name="ce71"/>
          <table:table-cell table:number-columns-repeated="237"/>
        </table:table-row>
        <table:table-row table:style-name="ro1" table:number-rows-repeated="1048435">
          <table:table-cell table:number-columns-repeated="247"/>
        </table:table-row>
        <table:table-row table:style-name="ro1">
          <table:table-cell table:number-columns-repeated="247"/>
        </table:table-row>
      </table:table>
      <table:table table:name="Module_Management" table:style-name="ta1" table:print="false">
        <office:forms form:automatic-focus="false" form:apply-design-mode="false"/>
        <table:table-column table:style-name="co20" table:default-cell-style-name="Default"/>
        <table:table-column table:style-name="co27"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971];[.$K2])" office:value-type="float" office:value="0">
            <text:p>0</text:p>
          </table:table-cell>
          <table:table-cell table:style-name="ce122" table:formula="of:=COUNTIF([.M$7:.M$971];[.$K2])" office:value-type="float" office:value="0">
            <text:p>0</text:p>
          </table:table-cell>
          <table:table-cell table:style-name="ce122" table:formula="of:=COUNTIF([.N$7:.N$971];[.$K2])" office:value-type="float" office:value="0">
            <text:p>0</text:p>
          </table:table-cell>
          <table:table-cell table:style-name="ce122" table:formula="of:=COUNTIF([.O$7:.O$971];[.$K2])" office:value-type="float" office:value="0">
            <text:p>0</text:p>
          </table:table-cell>
          <table:table-cell table:style-name="ce121" table:number-columns-repeated="214"/>
          <table:table-cell table:style-name="ce97" table:number-columns-repeated="18"/>
        </table:table-row>
        <table:table-row table:style-name="ro33">
          <table:table-cell/>
          <table:table-cell table:style-name="ce87" office:value-type="string">
            <text:p>Functions List<text:span text:style-name="T11">:</text:span></text:p>
          </table:table-cell>
          <table:table-cell table:style-name="ce91" office:value-type="string" table:number-columns-spanned="3" table:number-rows-spanned="1">
            <text:p>Module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971];[.$K3])" office:value-type="float" office:value="0">
            <text:p>0</text:p>
          </table:table-cell>
          <table:table-cell table:style-name="ce122" table:formula="of:=COUNTIF([.M$7:.M$971];[.$K3])" office:value-type="float" office:value="0">
            <text:p>0</text:p>
          </table:table-cell>
          <table:table-cell table:style-name="ce122" table:formula="of:=COUNTIF([.N$7:.N$971];[.$K3])" office:value-type="float" office:value="0">
            <text:p>0</text:p>
          </table:table-cell>
          <table:table-cell table:style-name="ce122" table:formula="of:=COUNTIF([.O$7:.O$971];[.$K3])"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Total Main Cases:</text:p>
          </table:table-cell>
          <table:table-cell table:style-name="ce92" table:formula="of:=MAX([.A7:.A959])" office:value-type="float" office:value="11" table:number-columns-spanned="3" table:number-rows-spanned="1">
            <text:p>11</text:p>
          </table:table-cell>
          <table:covered-table-cell table:style-name="ce97"/>
          <table:covered-table-cell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f:=COUNTIF([.L$7:.L$971];[.$K4])" office:value-type="float" office:value="0">
            <text:p>0</text:p>
          </table:table-cell>
          <table:table-cell table:style-name="ce122" table:formula="of:=COUNTIF([.M$7:.M$971];[.$K4])" office:value-type="float" office:value="0">
            <text:p>0</text:p>
          </table:table-cell>
          <table:table-cell table:style-name="ce122" table:formula="of:=COUNTIF([.N$7:.N$971];[.$K4])" office:value-type="float" office:value="0">
            <text:p>0</text:p>
          </table:table-cell>
          <table:table-cell table:style-name="ce122" table:formula="of:=COUNTIF([.O$7:.O$971];[.$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971];[.$K5])" office:value-type="float" office:value="0">
            <text:p>0</text:p>
          </table:table-cell>
          <table:table-cell table:style-name="ce122" table:formula="of:=COUNTIF([.M$7:.M$971];[.$K5])" office:value-type="float" office:value="0">
            <text:p>0</text:p>
          </table:table-cell>
          <table:table-cell table:style-name="ce122" table:formula="of:=COUNTIF([.N$7:.N$971];[.$K5])" office:value-type="float" office:value="0">
            <text:p>0</text:p>
          </table:table-cell>
          <table:table-cell table:style-name="ce122" table:formula="of:=COUNTIF([.O$7:.O$971];[.$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6">
          <table:table-cell table:style-name="ce179" office:value-type="float" office:value="1">
            <text:p>001</text:p>
          </table:table-cell>
          <table:table-cell table:style-name="ce182" office:value-type="string">
            <text:p>FNC_SOC_SPC_10</text:p>
          </table:table-cell>
          <table:table-cell table:style-name="ce187" office:value-type="float" office:value="1">
            <text:p>001</text:p>
          </table:table-cell>
          <table:table-cell table:style-name="ce189" office:value-type="string">
            <text:p>Social/space/Module Community</text:p>
          </table:table-cell>
          <table:table-cell table:style-name="ce60" office:value-type="string">
            <text:p>View all application of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Medium</text:p>
          </table:table-cell>
          <table:table-cell table:style-name="ce174"/>
          <table:table-cell table:style-name="ce131" table:number-columns-repeated="236"/>
          <table:table-cell table:style-name="ce135"/>
        </table:table-row>
        <table:table-row table:style-name="ro17">
          <table:table-cell table:style-name="ce180" table:formula="of:=IF(MID([.F8];6;1)&gt;MID([.F7];6;1);&quot;&quot;;MAX([.A$7:.A7])+1)">
            <text:p/>
          </table:table-cell>
          <table:table-cell table:style-name="ce182" office:value-type="string">
            <text:p>FNC_SOC_SPC_10</text:p>
          </table:table-cell>
          <table:table-cell table:style-name="ce188" table:formula="of:=IF(MID([.F8];6;1)&gt;MID([.F7];6;1);[.C7];[.C7]+1)" office:value-type="float" office:value="1">
            <text:p>001</text:p>
          </table:table-cell>
          <table:table-cell table:style-name="ce189" office:value-type="string">
            <text:p>Social/space/Module Community</text:p>
          </table:table-cell>
          <table:table-cell table:style-name="ce194" office:value-type="string">
            <text:p>View all application of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220" office:value-type="string">
            <text:p>Medium</text:p>
          </table:table-cell>
          <table:table-cell table:style-name="ce174"/>
          <table:table-cell table:style-name="ce131" table:number-columns-repeated="236"/>
          <table:table-cell table:style-name="ce135"/>
        </table:table-row>
        <table:table-row table:style-name="ro16">
          <table:table-cell table:style-name="ce180" table:formula="of:=IF(MID([.F9];6;1)&gt;MID([.F8];6;1);&quot;&quot;;MAX([.A$7:.A8])+1)" office:value-type="float" office:value="2">
            <text:p>002</text:p>
          </table:table-cell>
          <table:table-cell table:style-name="ce182" office:value-type="string">
            <text:p>FNC_SOC_SPC_10</text:p>
          </table:table-cell>
          <table:table-cell table:style-name="ce188" table:formula="of:=IF(MID([.F9];6;1)&gt;MID([.F8];6;1);[.C8];[.C8]+1)" office:value-type="float" office:value="2">
            <text:p>002</text:p>
          </table:table-cell>
          <table:table-cell table:style-name="ce189" office:value-type="string">
            <text:p>Social/space/Module Community</text:p>
          </table:table-cell>
          <table:table-cell table:style-name="ce60" office:value-type="string">
            <text:p>Add new application into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5"/>
          <table:table-cell table:style-name="ce131" table:number-columns-repeated="2"/>
          <table:table-cell table:style-name="ce132" table:number-columns-repeated="235"/>
        </table:table-row>
        <table:table-row table:style-name="ro17">
          <table:table-cell table:style-name="ce180" table:formula="of:=IF(MID([.F10];6;1)&gt;MID([.F9];6;1);&quot;&quot;;MAX([.A$7:.A9])+1)">
            <text:p/>
          </table:table-cell>
          <table:table-cell table:style-name="ce182" office:value-type="string">
            <text:p>FNC_SOC_SPC_10</text:p>
          </table:table-cell>
          <table:table-cell table:style-name="ce188" table:formula="of:=IF(MID([.F10];6;1)&gt;MID([.F9];6;1);[.C9];[.C9]+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1">
          <table:table-cell table:style-name="ce180" table:formula="of:=IF(MID([.F11];6;1)&gt;MID([.F10];6;1);&quot;&quot;;MAX([.A$7:.A10])+1)">
            <text:p/>
          </table:table-cell>
          <table:table-cell table:style-name="ce182" office:value-type="string">
            <text:p>FNC_SOC_SPC_10</text:p>
          </table:table-cell>
          <table:table-cell table:style-name="ce188" table:formula="of:=IF(MID([.F11];6;1)&gt;MID([.F10];6;1);[.C10];[.C10]+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3: Show list applications to add</text:p>
          </table:table-cell>
          <table:table-cell table:style-name="ce212" office:value-type="string">
            <text:p>In form click Add button</text:p>
          </table:table-cell>
          <table:table-cell table:style-name="ce214" office:value-type="string">
            <text:p>Show form which contains all applications which user has right to us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180" table:formula="of:=IF(MID([.F12];6;1)&gt;MID([.F11];6;1);&quot;&quot;;MAX([.A$7:.A11])+1)">
            <text:p/>
          </table:table-cell>
          <table:table-cell table:style-name="ce182" office:value-type="string">
            <text:p>FNC_SOC_SPC_10</text:p>
          </table:table-cell>
          <table:table-cell table:style-name="ce188" table:formula="of:=IF(MID([.F12];6;1)&gt;MID([.F11];6;1);[.C11];[.C11]+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4: Add applications into the space</text:p>
          </table:table-cell>
          <table:table-cell table:style-name="ce212" office:value-type="string">
            <text:p>- Select a application and click on [install] button.</text:p>
          </table:table-cell>
          <table:table-cell table:style-name="ce212"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13];6;1)&gt;MID([.F12];6;1);&quot;&quot;;MAX([.A$7:.A12])+1)" office:value-type="float" office:value="3">
            <text:p>003</text:p>
          </table:table-cell>
          <table:table-cell table:style-name="ce182" office:value-type="string">
            <text:p>FNC_SOC_SPC_10</text:p>
          </table:table-cell>
          <table:table-cell table:style-name="ce188" table:formula="of:=IF(MID([.F13];6;1)&gt;MID([.F12];6;1);[.C12];[.C12]+1)" office:value-type="float" office:value="3">
            <text:p>003</text:p>
          </table:table-cell>
          <table:table-cell table:style-name="ce189" office:value-type="string">
            <text:p>Social/space/Module Community</text:p>
          </table:table-cell>
          <table:table-cell table:style-name="ce195" office:value-type="string">
            <text:p>Remove application from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4">
          <table:table-cell table:style-name="ce180" table:formula="of:=IF(MID([.F14];6;1)&gt;MID([.F13];6;1);&quot;&quot;;MAX([.A$7:.A13])+1)">
            <text:p/>
          </table:table-cell>
          <table:table-cell table:style-name="ce182" office:value-type="string">
            <text:p>FNC_SOC_SPC_10</text:p>
          </table:table-cell>
          <table:table-cell table:style-name="ce188" table:formula="of:=IF(MID([.F14];6;1)&gt;MID([.F13];6;1);[.C13];[.C13]+1)" office:value-type="float" office:value="3">
            <text:p>003</text:p>
          </table:table-cell>
          <table:table-cell table:style-name="ce189" office:value-type="string">
            <text:p>Social/space/Module Community</text:p>
          </table:table-cell>
          <table:table-cell table:style-name="ce196" office:value-type="string">
            <text:p>Remove application from the space</text:p>
          </table:table-cell>
          <table:table-cell table:style-name="ce212" office:value-type="string">
            <text:p>Step 2: Add applications into the space</text:p>
          </table:table-cell>
          <table:table-cell table:style-name="ce212" office:value-type="string">
            <text:p>- In form click Add button</text:p>
            <text:p>- Select a application and click on [install] button.</text:p>
          </table:table-cell>
          <table:table-cell table:style-name="ce215" office:value-type="string">
            <text:p><text:span text:style-name="T14">- Show form which contains all applications </text:span><text:span text:style-name="T14">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5">
          <table:table-cell table:style-name="ce180" table:formula="of:=IF(MID([.F15];6;1)&gt;MID([.F14];6;1);&quot;&quot;;MAX([.A$7:.A14])+1)">
            <text:p/>
          </table:table-cell>
          <table:table-cell table:style-name="ce182" office:value-type="string">
            <text:p>FNC_SOC_SPC_10</text:p>
          </table:table-cell>
          <table:table-cell table:style-name="ce188" table:formula="of:=IF(MID([.F15];6;1)&gt;MID([.F14];6;1);[.C14];[.C14]+1)" office:value-type="float" office:value="3">
            <text:p>003</text:p>
          </table:table-cell>
          <table:table-cell table:style-name="ce189" office:value-type="string">
            <text:p>Social/space/Module Community</text:p>
          </table:table-cell>
          <table:table-cell table:style-name="ce196" office:value-type="string">
            <text:p>Remove application from the space</text:p>
          </table:table-cell>
          <table:table-cell table:style-name="ce212" office:value-type="string">
            <text:p>Step 3: Remove applications from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14"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23">-After removed the application successfully, it </text:span><text:span text:style-name="T23">is removed on the left panel.</text:span></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16];6;1)&gt;MID([.F15];6;1);&quot;&quot;;MAX([.A$7:.A14])+1)" office:value-type="float" office:value="4">
            <text:p>004</text:p>
          </table:table-cell>
          <table:table-cell table:style-name="ce182" office:value-type="string">
            <text:p>FNC_SOC_SPC_10</text:p>
          </table:table-cell>
          <table:table-cell table:style-name="ce188" table:formula="of:=IF(MID([.F16];6;1)&gt;MID([.F15];6;1);[.C14];[.C14]+1)" office:value-type="float" office:value="4">
            <text:p>004</text:p>
          </table:table-cell>
          <table:table-cell table:style-name="ce189" office:value-type="string">
            <text:p>Social/space/Module Community</text:p>
          </table:table-cell>
          <table:table-cell table:style-name="ce57" office:value-type="string">
            <text:p>Remove space settings portlet</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180" table:formula="of:=IF(MID([.F17];6;1)&gt;MID([.F16];6;1);&quot;&quot;;MAX([.A$7:.A16])+1)">
            <text:p/>
          </table:table-cell>
          <table:table-cell table:style-name="ce182" office:value-type="string">
            <text:p>FNC_SOC_SPC_10</text:p>
          </table:table-cell>
          <table:table-cell table:style-name="ce188" table:formula="of:=IF(MID([.F17];6;1)&gt;MID([.F16];6;1);[.C16];[.C16]+1)" office:value-type="float" office:value="4">
            <text:p>004</text:p>
          </table:table-cell>
          <table:table-cell table:style-name="ce189" office:value-type="string">
            <text:p>Social/space/Module Community</text:p>
          </table:table-cell>
          <table:table-cell table:style-name="ce197"/>
          <table:table-cell table:style-name="ce212" office:value-type="string">
            <text:p>Step 2: Remove space settings portlet from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14" office:value-type="string">
            <text:p>Show message to user knows: can not remove this application</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18];6;1)&gt;MID([.F17];6;1);&quot;&quot;;MAX([.A$7:.A17])+1)" office:value-type="float" office:value="5">
            <text:p>005</text:p>
          </table:table-cell>
          <table:table-cell table:style-name="ce182" office:value-type="string">
            <text:p>FNC_SOC_SPC_10</text:p>
          </table:table-cell>
          <table:table-cell table:style-name="ce188" table:formula="of:=IF(MID([.F18];6;1)&gt;MID([.F17];6;1);[.C17];[.C17]+1)" office:value-type="float" office:value="5">
            <text:p>005</text:p>
          </table:table-cell>
          <table:table-cell table:style-name="ce189" office:value-type="string">
            <text:p>Social/space/Module Community</text:p>
          </table:table-cell>
          <table:table-cell table:style-name="ce58" office:value-type="string">
            <text:p>Add application into list of add application for space group</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4">
          <table:table-cell table:style-name="ce180" table:formula="of:=IF(MID([.F19];6;1)&gt;MID([.F18];6;1);&quot;&quot;;MAX([.A$7:.A18])+1)">
            <text:p/>
          </table:table-cell>
          <table:table-cell table:style-name="ce182" office:value-type="string">
            <text:p>FNC_SOC_SPC_10</text:p>
          </table:table-cell>
          <table:table-cell table:style-name="ce188" table:formula="of:=IF(MID([.F19];6;1)&gt;MID([.F18];6;1);[.C18];[.C18]+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2:Root access Application registry page</text:p>
          </table:table-cell>
          <table:table-cell table:style-name="ce212" office:value-type="string">
            <text:p>- Root signs in system</text:p>
            <text:p>- Go to Group/administration/ application registry page</text:p>
          </table:table-cell>
          <table:table-cell table:style-name="ce214" office:value-type="string">
            <text:p>- Show right content of [Application registry] pag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32">
          <table:table-cell table:style-name="ce180" table:formula="of:=IF(MID([.F20];6;1)&gt;MID([.F19];6;1);&quot;&quot;;MAX([.A$7:.A19])+1)">
            <text:p/>
          </table:table-cell>
          <table:table-cell table:style-name="ce182" office:value-type="string">
            <text:p>FNC_SOC_SPC_10</text:p>
          </table:table-cell>
          <table:table-cell table:style-name="ce188" table:formula="of:=IF(MID([.F20];6;1)&gt;MID([.F19];6;1);[.C19];[.C19]+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3: Add permission for application</text:p>
          </table:table-cell>
          <table:table-cell table:style-name="ce212"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14" office:value-type="string">
            <text:p>Application is added for the spac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4">
          <table:table-cell table:style-name="ce180" table:formula="of:=IF(MID([.F21];6;1)&gt;MID([.F20];6;1);&quot;&quot;;MAX([.A$7:.A20])+1)">
            <text:p/>
          </table:table-cell>
          <table:table-cell table:style-name="ce182" office:value-type="string">
            <text:p>FNC_SOC_SPC_10</text:p>
          </table:table-cell>
          <table:table-cell table:style-name="ce188" table:formula="of:=IF(MID([.F21];6;1)&gt;MID([.F20];6;1);[.C20];[.C20]+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4: Check application on List of add application</text:p>
          </table:table-cell>
          <table:table-cell table:style-name="ce212"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14" office:value-type="string">
            <text:p>Show applications list which contains all applications which user has right to use, including the applications have added at step 3</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22];6;1)&gt;MID([.F21];6;1);&quot;&quot;;MAX([.A$7:.A21])+1)" office:value-type="float" office:value="6">
            <text:p>006</text:p>
          </table:table-cell>
          <table:table-cell table:style-name="ce182" office:value-type="string">
            <text:p>FNC_SOC_SPC_10</text:p>
          </table:table-cell>
          <table:table-cell table:style-name="ce188" table:formula="of:=IF(MID([.F22];6;1)&gt;MID([.F21];6;1);[.C21];[.C21]+1)" office:value-type="float" office:value="6">
            <text:p>006</text:p>
          </table:table-cell>
          <table:table-cell table:style-name="ce189" office:value-type="string">
            <text:p>Social/space/Module Community</text:p>
          </table:table-cell>
          <table:table-cell table:style-name="ce58" office:value-type="string">
            <text:p>Add application into list of add application for space group AAA, not Space group BBB</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name of the space: AAA</text:p>
            <text:p>- Click [Create]</text:p>
          </table:table-cell>
          <table:table-cell table:style-name="ce214" office:value-type="string">
            <text:p>- Create new Space successfully.</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4">
          <table:table-cell table:style-name="ce180" table:formula="of:=IF(MID([.F23];6;1)&gt;MID([.F22];6;1);&quot;&quot;;MAX([.A$7:.A22])+1)">
            <text:p/>
          </table:table-cell>
          <table:table-cell table:style-name="ce182" office:value-type="string">
            <text:p>FNC_SOC_SPC_10</text:p>
          </table:table-cell>
          <table:table-cell table:style-name="ce188" table:formula="of:=IF(MID([.F23];6;1)&gt;MID([.F22];6;1);[.C22];[.C22]+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2:Root access Application registry page</text:p>
          </table:table-cell>
          <table:table-cell table:style-name="ce212" office:value-type="string">
            <text:p>- Root signs in system</text:p>
            <text:p>- Go to Group/administration/ application registry page</text:p>
          </table:table-cell>
          <table:table-cell table:style-name="ce214" office:value-type="string">
            <text:p>- Show right content of [Application registry] pag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4">
          <table:table-cell table:style-name="ce180" table:formula="of:=IF(MID([.F24];6;1)&gt;MID([.F23];6;1);&quot;&quot;;MAX([.A$7:.A23])+1)">
            <text:p/>
          </table:table-cell>
          <table:table-cell table:style-name="ce182" office:value-type="string">
            <text:p>FNC_SOC_SPC_10</text:p>
          </table:table-cell>
          <table:table-cell table:style-name="ce188" table:formula="of:=IF(MID([.F24];6;1)&gt;MID([.F23];6;1);[.C23];[.C23]+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3: Add permission for application</text:p>
          </table:table-cell>
          <table:table-cell table:style-name="ce212"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14" office:value-type="string">
            <text:p>Application is added for the spac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0">
          <table:table-cell table:style-name="ce180" table:formula="of:=IF(MID([.F25];6;1)&gt;MID([.F24];6;1);&quot;&quot;;MAX([.A$7:.A24])+1)">
            <text:p/>
          </table:table-cell>
          <table:table-cell table:style-name="ce182" office:value-type="string">
            <text:p>FNC_SOC_SPC_10</text:p>
          </table:table-cell>
          <table:table-cell table:style-name="ce188" table:formula="of:=IF(MID([.F25];6;1)&gt;MID([.F24];6;1);[.C24];[.C24]+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4: Add application into other space</text:p>
          </table:table-cell>
          <table:table-cell table:style-name="ce212"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14" office:value-type="string">
            <text:p>Show form which contains all applications which user has right to <text:s/>us, don't including the applications has added at step 3</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26];6;1)&gt;MID([.F25];6;1);&quot;&quot;;MAX([.A$7:.A25])+1)" office:value-type="float" office:value="7">
            <text:p>007</text:p>
          </table:table-cell>
          <table:table-cell table:style-name="ce182" office:value-type="string">
            <text:p>FNC_SOC_SPC_10</text:p>
          </table:table-cell>
          <table:table-cell table:style-name="ce188" table:formula="of:=IF(MID([.F26];6;1)&gt;MID([.F25];6;1);[.C25];[.C25]+1)" office:value-type="float" office:value="7">
            <text:p>007</text:p>
          </table:table-cell>
          <table:table-cell table:style-name="ce189" office:value-type="string">
            <text:p>Social/space/Module Community</text:p>
          </table:table-cell>
          <table:table-cell table:style-name="ce56" office:value-type="string">
            <text:p>Show member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7">
          <table:table-cell table:style-name="ce180" table:formula="of:=IF(MID([.F27];6;1)&gt;MID([.F26];6;1);&quot;&quot;;MAX([.A$7:.A26])+1)">
            <text:p/>
          </table:table-cell>
          <table:table-cell table:style-name="ce182" office:value-type="string">
            <text:p>FNC_SOC_SPC_10</text:p>
          </table:table-cell>
          <table:table-cell table:style-name="ce188" table:formula="of:=IF(MID([.F27];6;1)&gt;MID([.F26];6;1);[.C26];[.C26]+1)" office:value-type="float" office:value="7">
            <text:p>007</text:p>
          </table:table-cell>
          <table:table-cell table:style-name="ce189" office:value-type="string">
            <text:p>Social/space/Module Community</text:p>
          </table:table-cell>
          <table:table-cell table:style-name="ce189" office:value-type="string">
            <text:p>Show member application</text:p>
          </table:table-cell>
          <table:table-cell table:style-name="ce212" office:value-type="string">
            <text:p>Step 2: Show member applications</text:p>
          </table:table-cell>
          <table:table-cell table:style-name="ce212" office:value-type="string">
            <text:p>- Access the space and select Space member portlet in the left pane</text:p>
            <text:p/>
            <text:p/>
          </table:table-cell>
          <table:table-cell table:style-name="ce212" office:value-type="string">
            <text:p>It show all members of the space. There is two list:</text:p>
            <text:p>- Administrator: all users are manager of space</text:p>
            <text:p>- Space Member: all users are normal member of spac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28];6;1)&gt;MID([.F27];6;1);&quot;&quot;;MAX([.A$7:.A27])+1)" office:value-type="float" office:value="8">
            <text:p>008</text:p>
          </table:table-cell>
          <table:table-cell table:style-name="ce182" office:value-type="string">
            <text:p>FNC_SOC_SPC_10</text:p>
          </table:table-cell>
          <table:table-cell table:style-name="ce188" table:formula="of:=IF(MID([.F28];6;1)&gt;MID([.F27];6;1);[.C27];[.C27]+1)" office:value-type="float" office:value="8">
            <text:p>008</text:p>
          </table:table-cell>
          <table:table-cell table:style-name="ce189" office:value-type="string">
            <text:p>Social/space/Module Community</text:p>
          </table:table-cell>
          <table:table-cell table:style-name="ce56" office:value-type="string">
            <text:p>Check running of Space settings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5">
          <table:table-cell table:style-name="ce180" table:formula="of:=IF(MID([.F29];6;1)&gt;MID([.F28];6;1);&quot;&quot;;MAX([.A$7:.A28])+1)">
            <text:p/>
          </table:table-cell>
          <table:table-cell table:style-name="ce182" office:value-type="string">
            <text:p>FNC_SOC_SPC_10</text:p>
          </table:table-cell>
          <table:table-cell table:style-name="ce188" table:formula="of:=IF(MID([.F29];6;1)&gt;MID([.F28];6;1);[.C28];[.C28]+1)" office:value-type="float" office:value="8">
            <text:p>008</text:p>
          </table:table-cell>
          <table:table-cell table:style-name="ce189" office:value-type="string">
            <text:p>Social/space/Module Community</text:p>
          </table:table-cell>
          <table:table-cell table:style-name="ce189" office:value-type="string">
            <text:p>Check running of Space settings application</text:p>
          </table:table-cell>
          <table:table-cell table:style-name="ce212" office:value-type="string">
            <text:p>Step 2: Run Space settings applications</text:p>
          </table:table-cell>
          <table:table-cell table:style-name="ce212" office:value-type="string">
            <text:p>- Access the space and select Space settings application in the left pane</text:p>
            <text:p/>
          </table:table-cell>
          <table:table-cell table:style-name="ce212"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6">
          <table:table-cell table:style-name="ce180" table:formula="of:=IF(MID([.F30];6;1)&gt;MID([.F29];6;1);&quot;&quot;;MAX([.A$7:.A29])+1)" office:value-type="float" office:value="9">
            <text:p>009</text:p>
          </table:table-cell>
          <table:table-cell table:style-name="ce182" office:value-type="string">
            <text:p>FNC_SOC_SPC_10</text:p>
          </table:table-cell>
          <table:table-cell table:style-name="ce188" table:formula="of:=IF(MID([.F30];6;1)&gt;MID([.F29];6;1);[.C29];[.C29]+1)" office:value-type="float" office:value="9">
            <text:p>009</text:p>
          </table:table-cell>
          <table:table-cell table:style-name="ce189" office:value-type="string">
            <text:p>Social/space/Module Community</text:p>
          </table:table-cell>
          <table:table-cell table:style-name="ce59" office:value-type="string">
            <text:p>Run Manage Spaces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223"/>
          <table:table-cell table:style-name="ce131" table:number-columns-repeated="2"/>
          <table:table-cell table:style-name="ce134" table:number-columns-repeated="235"/>
        </table:table-row>
        <table:table-row table:style-name="ro25">
          <table:table-cell table:style-name="ce180" table:formula="of:=IF(MID([.F31];6;1)&gt;MID([.F30];6;1);&quot;&quot;;MAX([.A$7:.A30])+1)">
            <text:p/>
          </table:table-cell>
          <table:table-cell table:style-name="ce182" office:value-type="string">
            <text:p>FNC_SOC_SPC_10</text:p>
          </table:table-cell>
          <table:table-cell table:style-name="ce188" table:formula="of:=IF(MID([.F31];6;1)&gt;MID([.F30];6;1);[.C30];[.C30]+1)" office:value-type="float" office:value="9">
            <text:p>009</text:p>
          </table:table-cell>
          <table:table-cell table:style-name="ce189" office:value-type="string">
            <text:p>Social/space/Module Community</text:p>
          </table:table-cell>
          <table:table-cell table:style-name="ce199" office:value-type="string">
            <text:p>Run Manage Spaces application</text:p>
          </table:table-cell>
          <table:table-cell table:style-name="ce212" office:value-type="string">
            <text:p>Step 2: Add Manage spaces application</text:p>
          </table:table-cell>
          <table:table-cell table:style-name="ce212"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12" office:value-type="string">
            <text:p>- Add Manage spaces application successfully</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9">
          <table:table-cell table:style-name="ce180" table:formula="of:=IF(MID([.F32];6;1)&gt;MID([.F31];6;1);&quot;&quot;;MAX([.A$7:.A31])+1)">
            <text:p/>
          </table:table-cell>
          <table:table-cell table:style-name="ce182" office:value-type="string">
            <text:p>FNC_SOC_SPC_10</text:p>
          </table:table-cell>
          <table:table-cell table:style-name="ce188" table:formula="of:=IF(MID([.F32];6;1)&gt;MID([.F31];6;1);[.C31];[.C31]+1)" office:value-type="float" office:value="9">
            <text:p>009</text:p>
          </table:table-cell>
          <table:table-cell table:style-name="ce189" office:value-type="string">
            <text:p>Social/space/Module Community</text:p>
          </table:table-cell>
          <table:table-cell table:style-name="ce199" office:value-type="string">
            <text:p>Run Manage Spaces application</text:p>
          </table:table-cell>
          <table:table-cell table:style-name="ce212" office:value-type="string">
            <text:p>Step 3: Run Manage spaces application</text:p>
          </table:table-cell>
          <table:table-cell table:style-name="ce212" office:value-type="string">
            <text:p>- Access the space and select Manage spaces application</text:p>
            <text:p>or</text:p>
            <text:p>- Go to Group/”<text:span text:style-name="T7">name of space</text:span>”/ manage space</text:p>
            <text:p/>
            <text:p/>
          </table:table-cell>
          <table:table-cell table:style-name="ce212" office:value-type="string">
            <text:p>Show content of the manage spaces page:</text:p>
            <text:p>- A button to create a new space on left</text:p>
            <text:p>- Show all lists of spaces on system</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6">
          <table:table-cell table:style-name="ce180" table:formula="of:=IF(MID([.F33];6;1)&gt;MID([.F32];6;1);&quot;&quot;;MAX([.A$7:.A32])+1)" office:value-type="float" office:value="10">
            <text:p>010</text:p>
          </table:table-cell>
          <table:table-cell table:style-name="ce182" office:value-type="string">
            <text:p>FNC_SOC_SPC_10</text:p>
          </table:table-cell>
          <table:table-cell table:style-name="ce188" table:formula="of:=IF(MID([.F33];6;1)&gt;MID([.F32];6;1);[.C32];[.C32]+1)" office:value-type="float" office:value="10">
            <text:p>010</text:p>
          </table:table-cell>
          <table:table-cell table:style-name="ce189" office:value-type="string">
            <text:p>Social/space/Module Community</text:p>
          </table:table-cell>
          <table:table-cell table:style-name="ce60" office:value-type="string">
            <text:p>Member access application of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name of the space</text:p>
            <text:p>- Click [save]</text:p>
          </table:table-cell>
          <table:table-cell table:style-name="ce216"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32">
          <table:table-cell table:style-name="ce180" table:formula="of:=IF(MID([.F34];6;1)&gt;MID([.F33];6;1);&quot;&quot;;MAX([.A$7:.A33])+1)">
            <text:p/>
          </table:table-cell>
          <table:table-cell table:style-name="ce182" office:value-type="string">
            <text:p>FNC_SOC_SPC_10</text:p>
          </table:table-cell>
          <table:table-cell table:style-name="ce188" table:formula="of:=IF(MID([.F34];6;1)&gt;MID([.F33];6;1);[.C33];[.C33]+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2: Add applications into the space</text:p>
          </table:table-cell>
          <table:table-cell table:style-name="ce212"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12"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8">
          <table:table-cell table:style-name="ce180" table:formula="of:=IF(MID([.F35];6;1)&gt;MID([.F34];6;1);&quot;&quot;;MAX([.A$7:.A34])+1)">
            <text:p/>
          </table:table-cell>
          <table:table-cell table:style-name="ce182" office:value-type="string">
            <text:p>FNC_SOC_SPC_10</text:p>
          </table:table-cell>
          <table:table-cell table:style-name="ce188" table:formula="of:=IF(MID([.F35];6;1)&gt;MID([.F34];6;1);[.C34];[.C34]+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3: Add member into the space</text:p>
          </table:table-cell>
          <table:table-cell table:style-name="ce212" office:value-type="string">
            <text:p>- Add member into space group or invite member to join into groups successfully.</text:p>
            <text:p/>
          </table:table-cell>
          <table:table-cell table:style-name="ce212" office:value-type="string">
            <text:p>Add member into group successfully.</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6">
          <table:table-cell table:style-name="ce180" table:formula="of:=IF(MID([.F36];6;1)&gt;MID([.F35];6;1);&quot;&quot;;MAX([.A$7:.A35])+1)">
            <text:p/>
          </table:table-cell>
          <table:table-cell table:style-name="ce182" office:value-type="string">
            <text:p>FNC_SOC_SPC_10</text:p>
          </table:table-cell>
          <table:table-cell table:style-name="ce188" table:formula="of:=IF(MID([.F36];6;1)&gt;MID([.F35];6;1);[.C35];[.C35]+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4: Member access application</text:p>
          </table:table-cell>
          <table:table-cell table:style-name="ce212" office:value-type="string">
            <text:p>- Member who has added into group at step 3, sign in</text:p>
            <text:p>- Select this space</text:p>
            <text:p>- Select application on left menu and access them</text:p>
          </table:table-cell>
          <table:table-cell table:style-name="ce212" office:value-type="string">
            <text:p><text:s/>Member can access into all the application on menu space. User can do some action on each application which can..</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6">
          <table:table-cell table:style-name="ce180" table:formula="of:=IF(MID([.F37];6;1)&gt;MID([.F36];6;1);&quot;&quot;;MAX([.A$7:.A36])+1)" office:value-type="float" office:value="11">
            <text:p>011</text:p>
          </table:table-cell>
          <table:table-cell table:style-name="ce182" office:value-type="string">
            <text:p>FNC_SOC_SPC_10</text:p>
          </table:table-cell>
          <table:table-cell table:style-name="ce188" table:formula="of:=IF(MID([.F37];6;1)&gt;MID([.F36];6;1);[.C36];[.C36]+1)" office:value-type="float" office:value="11">
            <text:p>011</text:p>
          </table:table-cell>
          <table:table-cell table:style-name="ce189" office:value-type="string">
            <text:p>Social/space/Module Community</text:p>
          </table:table-cell>
          <table:table-cell table:style-name="ce60" office:value-type="string">
            <text:p>Rename application which add into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172" office:value-type="string">
            <text:p>Minor</text:p>
          </table:table-cell>
          <table:table-cell table:style-name="ce71"/>
          <table:table-cell table:number-columns-repeated="237"/>
        </table:table-row>
        <table:table-row table:style-name="ro17">
          <table:table-cell table:style-name="ce180" table:formula="of:=IF(MID([.F38];6;1)&gt;MID([.F37];6;1);&quot;&quot;;MAX([.A$7:.A37])+1)">
            <text:p/>
          </table:table-cell>
          <table:table-cell table:style-name="ce182" office:value-type="string">
            <text:p>FNC_SOC_SPC_10</text:p>
          </table:table-cell>
          <table:table-cell table:style-name="ce188" table:formula="of:=IF(MID([.F38];6;1)&gt;MID([.F37];6;1);[.C37];[.C37]+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172" office:value-type="string">
            <text:p>Minor</text:p>
          </table:table-cell>
          <table:table-cell table:style-name="ce71"/>
          <table:table-cell table:number-columns-repeated="237"/>
        </table:table-row>
        <table:table-row table:style-name="ro11">
          <table:table-cell table:style-name="ce180" table:formula="of:=IF(MID([.F39];6;1)&gt;MID([.F38];6;1);&quot;&quot;;MAX([.A$7:.A38])+1)">
            <text:p/>
          </table:table-cell>
          <table:table-cell table:style-name="ce182" office:value-type="string">
            <text:p>FNC_SOC_SPC_10</text:p>
          </table:table-cell>
          <table:table-cell table:style-name="ce188" table:formula="of:=IF(MID([.F39];6;1)&gt;MID([.F38];6;1);[.C38];[.C38]+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3: Show list applications to add</text:p>
          </table:table-cell>
          <table:table-cell table:style-name="ce212" office:value-type="string">
            <text:p>In form click Add button</text:p>
          </table:table-cell>
          <table:table-cell table:style-name="ce214" office:value-type="string">
            <text:p>Show form which contains all applications which user has right to use.</text:p>
          </table:table-cell>
          <table:table-cell table:style-name="ce172" office:value-type="string">
            <text:p>Minor</text:p>
          </table:table-cell>
          <table:table-cell table:style-name="ce71"/>
          <table:table-cell table:number-columns-repeated="237"/>
        </table:table-row>
        <table:table-row table:style-name="ro21">
          <table:table-cell table:style-name="ce180" table:formula="of:=IF(MID([.F40];6;1)&gt;MID([.F39];6;1);&quot;&quot;;MAX([.A$7:.A39])+1)">
            <text:p/>
          </table:table-cell>
          <table:table-cell table:style-name="ce182" office:value-type="string">
            <text:p>FNC_SOC_SPC_10</text:p>
          </table:table-cell>
          <table:table-cell table:style-name="ce188" table:formula="of:=IF(MID([.F40];6;1)&gt;MID([.F39];6;1);[.C39];[.C39]+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4: Add applications into the space</text:p>
          </table:table-cell>
          <table:table-cell table:style-name="ce212" office:value-type="string">
            <text:p>- Select a application and click on [install] button.</text:p>
          </table:table-cell>
          <table:table-cell table:style-name="ce212"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172" office:value-type="string">
            <text:p>Minor</text:p>
          </table:table-cell>
          <table:table-cell table:style-name="ce71"/>
          <table:table-cell table:number-columns-repeated="237"/>
        </table:table-row>
        <table:table-row table:style-name="ro14">
          <table:table-cell table:style-name="ce180" table:formula="of:=IF(MID([.F41];6;1)&gt;MID([.F40];6;1);&quot;&quot;;MAX([.A$7:.A40])+1)">
            <text:p/>
          </table:table-cell>
          <table:table-cell table:style-name="ce182" office:value-type="string">
            <text:p>FNC_SOC_SPC_10</text:p>
          </table:table-cell>
          <table:table-cell table:style-name="ce188" table:formula="of:=IF(MID([.F41];6;1)&gt;MID([.F40];6;1);[.C40];[.C40]+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5: Rename application</text:p>
          </table:table-cell>
          <table:table-cell table:style-name="ce212" office:value-type="string">
            <text:p>- In the left pane, choose an application and double click, change name of application</text:p>
          </table:table-cell>
          <table:table-cell table:style-name="ce212" office:value-type="string">
            <text:p>- At the left pane, show Name of application is change successfully</text:p>
          </table:table-cell>
          <table:table-cell table:style-name="ce172" office:value-type="string">
            <text:p>Minor</text:p>
          </table:table-cell>
          <table:table-cell table:style-name="ce71"/>
          <table:table-cell table:number-columns-repeated="237"/>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0"/>
          <table:table-cell table:style-name="ce201"/>
          <table:table-cell table:style-name="ce191" table:number-columns-repeated="3"/>
          <table:table-cell table:style-name="ce222"/>
          <table:table-cell table:number-columns-repeated="238"/>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0"/>
          <table:table-cell table:style-name="ce201"/>
          <table:table-cell table:style-name="ce191" table:number-columns-repeated="3"/>
          <table:table-cell table:style-name="ce222"/>
          <table:table-cell table:number-columns-repeated="238"/>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3"/>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4"/>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4"/>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table-cell table:style-name="ce181"/>
          <table:table-cell table:style-name="ce184"/>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table-cell table:style-name="ce181"/>
          <table:table-cell table:style-name="ce184"/>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2"/>
          <table:table-cell table:style-name="ce183" table:number-columns-repeated="2"/>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5"/>
          <table:table-cell table:style-name="ce183"/>
          <table:table-cell table:style-name="ce209"/>
          <table:table-cell table:style-name="ce217"/>
          <table:table-cell table:style-name="ce222"/>
          <table:table-cell table:number-columns-repeated="238"/>
        </table:table-row>
        <table:table-row table:style-name="ro1" table:number-rows-repeated="4">
          <table:table-cell table:style-name="ce181"/>
          <table:table-cell table:style-name="ce185"/>
          <table:table-cell table:style-name="ce181"/>
          <table:table-cell table:style-name="ce192"/>
          <table:table-cell table:style-name="ce183" table:number-columns-repeated="2"/>
          <table:table-cell table:style-name="ce209"/>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05"/>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6"/>
          <table:table-cell table:style-name="ce181"/>
          <table:table-cell table:style-name="ce193"/>
          <table:table-cell table:style-name="ce206"/>
          <table:table-cell table:style-name="ce183"/>
          <table:table-cell table:style-name="ce211"/>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8"/>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8"/>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9"/>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4">
          <table:table-cell table:style-name="ce181"/>
          <table:table-cell table:style-name="ce185"/>
          <table:table-cell table:style-name="ce181"/>
          <table:table-cell table:style-name="ce192"/>
          <table:table-cell table:style-name="ce209"/>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05"/>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6"/>
          <table:table-cell table:style-name="ce181"/>
          <table:table-cell table:style-name="ce193"/>
          <table:table-cell table:style-name="ce206"/>
          <table:table-cell table:style-name="ce183"/>
          <table:table-cell table:style-name="ce211"/>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10"/>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2"/>
          <table:table-cell table:style-name="ce211"/>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11"/>
          <table:table-cell table:style-name="ce183"/>
          <table:table-cell table:style-name="ce209"/>
          <table:table-cell table:style-name="ce219"/>
          <table:table-cell table:style-name="ce222"/>
          <table:table-cell table:number-columns-repeated="238"/>
        </table:table-row>
        <table:table-row table:style-name="ro1" table:number-rows-repeated="1048470">
          <table:table-cell table:number-columns-repeated="247"/>
        </table:table-row>
        <table:table-row table:style-name="ro1">
          <table:table-cell table:number-columns-repeated="247"/>
        </table:table-row>
      </table:table>
      <table:table table:name="Navigation_Space" table:style-name="ta1" table:print="false">
        <office:forms form:automatic-focus="false" form:apply-design-mode="false"/>
        <table:table-column table:style-name="co20" table:default-cell-style-name="Default"/>
        <table:table-column table:style-name="co28"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48" table:default-cell-style-name="Default"/>
        <table:table-row table:style-name="ro1">
          <table:table-cell table:style-name="ce224"/>
          <table:table-cell table:style-name="ce85" office:value-type="string">
            <text:p>TEST CASES</text:p>
          </table:table-cell>
          <table:table-cell table:style-name="ce85"/>
          <table:table-cell table:style-name="ce229" table:number-columns-repeated="2"/>
          <table:table-cell table:style-name="ce224"/>
          <table:table-cell table:style-name="ce238"/>
          <table:table-cell table:style-name="ce229" table:number-columns-repeated="2"/>
          <table:table-cell table:style-name="ce277" table:number-columns-repeated="220"/>
          <table:table-cell table:style-name="ce238" table:number-columns-repeated="18"/>
          <table:table-cell table:style-name="ce224" table:number-columns-repeated="9"/>
        </table:table-row>
        <table:table-row table:style-name="ro1">
          <table:table-cell table:style-name="ce224"/>
          <table:table-cell table:style-name="ce229" table:number-columns-repeated="4"/>
          <table:table-cell table:style-name="ce224"/>
          <table:table-cell table:style-name="ce238"/>
          <table:table-cell table:style-name="ce229" table:number-columns-repeated="2"/>
          <table:table-cell table:style-name="ce278"/>
          <table:table-cell table:style-name="ce278" office:value-type="string">
            <text:p>Passed</text:p>
          </table:table-cell>
          <table:table-cell table:style-name="ce278" table:formula="of:=COUNTIF([.L$7:.L$1016];[.$K2])" office:value-type="float" office:value="0">
            <text:p>0</text:p>
          </table:table-cell>
          <table:table-cell table:style-name="ce278" table:formula="of:=COUNTIF([.M$7:.M$1016];[.$K2])" office:value-type="float" office:value="0">
            <text:p>0</text:p>
          </table:table-cell>
          <table:table-cell table:style-name="ce278" table:formula="of:=COUNTIF([.N$7:.N$1016];[.$K2])" office:value-type="float" office:value="0">
            <text:p>0</text:p>
          </table:table-cell>
          <table:table-cell table:style-name="ce278" table:formula="of:=COUNTIF([.O$7:.O$1016];[.$K2])" office:value-type="float" office:value="0">
            <text:p>0</text:p>
          </table:table-cell>
          <table:table-cell table:style-name="ce277" table:number-columns-repeated="214"/>
          <table:table-cell table:style-name="ce238" table:number-columns-repeated="18"/>
          <table:table-cell table:style-name="ce224" table:number-columns-repeated="9"/>
        </table:table-row>
        <table:table-row table:style-name="ro33">
          <table:table-cell table:style-name="ce224"/>
          <table:table-cell table:style-name="ce87" office:value-type="string">
            <text:p>Functions List<text:span text:style-name="T11">:</text:span></text:p>
          </table:table-cell>
          <table:table-cell table:style-name="ce234" office:value-type="string" table:number-columns-spanned="3" table:number-rows-spanned="1">
            <text:p>Edit navigation of the space</text:p>
          </table:table-cell>
          <table:covered-table-cell table:style-name="ce96"/>
          <table:covered-table-cell table:style-name="ce99"/>
          <table:table-cell table:style-name="ce224"/>
          <table:table-cell table:style-name="ce238"/>
          <table:table-cell table:style-name="ce110"/>
          <table:table-cell table:style-name="ce275"/>
          <table:table-cell table:style-name="ce278"/>
          <table:table-cell table:style-name="ce278" office:value-type="string">
            <text:p>Failed</text:p>
          </table:table-cell>
          <table:table-cell table:style-name="ce278" table:formula="of:=COUNTIF([.L$7:.L$1016];[.$K3])" office:value-type="float" office:value="0">
            <text:p>0</text:p>
          </table:table-cell>
          <table:table-cell table:style-name="ce278" table:formula="of:=COUNTIF([.M$7:.M$1016];[.$K3])" office:value-type="float" office:value="0">
            <text:p>0</text:p>
          </table:table-cell>
          <table:table-cell table:style-name="ce278" table:formula="of:=COUNTIF([.N$7:.N$1016];[.$K3])" office:value-type="float" office:value="0">
            <text:p>0</text:p>
          </table:table-cell>
          <table:table-cell table:style-name="ce278" table:formula="of:=COUNTIF([.O$7:.O$1016];[.$K3])" office:value-type="float" office:value="0">
            <text:p>0</text:p>
          </table:table-cell>
          <table:table-cell table:style-name="ce277" table:number-columns-repeated="214"/>
          <table:table-cell table:style-name="ce238" table:number-columns-repeated="18"/>
          <table:table-cell table:style-name="ce224" table:number-columns-repeated="9"/>
        </table:table-row>
        <table:table-row table:style-name="ro1">
          <table:table-cell table:style-name="ce224"/>
          <table:table-cell table:style-name="ce87" office:value-type="string">
            <text:p>Total Main Cases:</text:p>
          </table:table-cell>
          <table:table-cell table:style-name="ce99" table:formula="of:=MAX([.A7:.A1004])" office:value-type="float" office:value="147" table:number-columns-spanned="3" table:number-rows-spanned="1">
            <text:p>147</text:p>
          </table:table-cell>
          <table:covered-table-cell table:style-name="ce238"/>
          <table:covered-table-cell table:style-name="ce238"/>
          <table:table-cell table:style-name="ce224"/>
          <table:table-cell table:style-name="ce238"/>
          <table:table-cell table:style-name="ce110"/>
          <table:table-cell table:style-name="ce276"/>
          <table:table-cell table:style-name="ce278"/>
          <table:table-cell table:style-name="ce278" office:value-type="string">
            <text:p>Blocked</text:p>
          </table:table-cell>
          <table:table-cell table:style-name="ce278" table:formula="of:=COUNTIF([.L$7:.L$1016];[.$K4])" office:value-type="float" office:value="0">
            <text:p>0</text:p>
          </table:table-cell>
          <table:table-cell table:style-name="ce278" table:formula="of:=COUNTIF([.M$7:.M$1016];[.$K4])" office:value-type="float" office:value="0">
            <text:p>0</text:p>
          </table:table-cell>
          <table:table-cell table:style-name="ce278" table:formula="of:=COUNTIF([.N$7:.N$1016];[.$K4])" office:value-type="float" office:value="0">
            <text:p>0</text:p>
          </table:table-cell>
          <table:table-cell table:style-name="ce278" table:formula="of:=COUNTIF([.O$7:.O$1016];[.$K4])" office:value-type="float" office:value="0">
            <text:p>0</text:p>
          </table:table-cell>
          <table:table-cell table:style-name="ce277" table:number-columns-repeated="214"/>
          <table:table-cell table:style-name="ce238" table:number-columns-repeated="18"/>
          <table:table-cell table:style-name="ce224" table:number-columns-repeated="9"/>
        </table:table-row>
        <table:table-row table:style-name="ro1">
          <table:table-cell table:style-name="ce225"/>
          <table:table-cell table:style-name="ce230"/>
          <table:table-cell table:style-name="ce225" table:number-columns-repeated="7"/>
          <table:table-cell table:style-name="ce279"/>
          <table:table-cell table:style-name="ce279" office:value-type="string">
            <text:p>Untested</text:p>
          </table:table-cell>
          <table:table-cell table:style-name="ce278" table:formula="of:=COUNTIF([.L$7:.L$1016];[.$K5])" office:value-type="float" office:value="0">
            <text:p>0</text:p>
          </table:table-cell>
          <table:table-cell table:style-name="ce278" table:formula="of:=COUNTIF([.M$7:.M$1016];[.$K5])" office:value-type="float" office:value="0">
            <text:p>0</text:p>
          </table:table-cell>
          <table:table-cell table:style-name="ce278" table:formula="of:=COUNTIF([.N$7:.N$1016];[.$K5])" office:value-type="float" office:value="0">
            <text:p>0</text:p>
          </table:table-cell>
          <table:table-cell table:style-name="ce278" table:formula="of:=COUNTIF([.O$7:.O$1016];[.$K5])" office:value-type="float" office:value="0">
            <text:p>0</text:p>
          </table:table-cell>
          <table:table-cell table:style-name="ce225" table:number-columns-repeated="232"/>
          <table:table-cell table:style-name="ce224" table:number-columns-repeated="9"/>
        </table:table-row>
        <table:table-row table:style-name="ro11">
          <table:table-cell table:style-name="ce226"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286" table:number-columns-repeated="211"/>
          <table:table-cell table:style-name="ce238" table:number-columns-repeated="17"/>
          <table:table-cell table:style-name="ce224" table:number-columns-repeated="9"/>
        </table:table-row>
        <table:table-row table:style-name="ro34">
          <table:table-cell table:style-name="ce227" office:value-type="float" office:value="1">
            <text:p>001</text:p>
          </table:table-cell>
          <table:table-cell table:style-name="ce231" office:value-type="string">
            <text:p>FNC_SOC_SPC_11_01</text:p>
          </table:table-cell>
          <table:table-cell table:style-name="ce235" table:formula="of:=IF(MID([.F7];6;1)&gt;MID([.F6];6;1);[.C6];[.C6]+1)" office:value-type="float" office:value="0">
            <text:p>#VALUE!</text:p>
          </table:table-cell>
          <table:table-cell table:style-name="ce239" office:value-type="string">
            <text:p>Social\Page_Nav\Navigation\Display</text:p>
          </table:table-cell>
          <table:table-cell table:style-name="ce241" office:value-type="string">
            <text:p>Check displaying Group Navigation form</text:p>
          </table:table-cell>
          <table:table-cell table:style-name="ce257" office:value-type="string">
            <text:p>Step 1: View group navigation</text:p>
          </table:table-cell>
          <table:table-cell table:style-name="ce265" office:value-type="string">
            <text:p>- Login by admin or user is manager of group and has access on Admin tool-bar</text:p>
            <text:p>- Click on <text:span text:style-name="T1">Group </text:span><text:span text:style-name="T12">link </text:span></text:p>
          </table:table-cell>
          <table:table-cell table:style-name="ce243" office:value-type="string">
            <text:p>Group navigation page is shown:</text:p>
            <text:p>- Display all exited navigation of group which are created </text:p>
            <text:p>- Edit Navigation link: folMinor user add or delete or edit node of each group navigation</text:p>
            <text:p>- Edit Properties link: change description of group navigation</text:p>
            <text:p>- Delete navigation link: delete the navigation of group</text:p>
            <text:p>- Add navigation button: add new group navigation for group which has no yet navigation.</text:p>
          </table:table-cell>
          <table:table-cell table:style-name="ce272" office:value-type="string">
            <text:p>Minor</text:p>
          </table:table-cell>
          <table:table-cell table:style-name="ce280" table:number-columns-repeated="237"/>
          <table:table-cell table:style-name="ce287"/>
          <table:table-cell table:style-name="ce224" table:number-columns-repeated="9"/>
        </table:table-row>
        <table:table-row table:style-name="ro14">
          <table:table-cell table:style-name="ce228" table:formula="of:=IF(MID([.F8];6;1)&gt;MID([.F7];6;1);&quot;&quot;;MAX([.A$7:.A7])+1)" office:value-type="float" office:value="2">
            <text:p>002</text:p>
          </table:table-cell>
          <table:table-cell table:style-name="ce232" office:value-type="string">
            <text:p>FNC_SOC_SPC_11_01</text:p>
          </table:table-cell>
          <table:table-cell table:style-name="ce235" table:formula="of:=IF(MID([.F8];6;1)&gt;MID([.F7];6;1);[.C7];[.C7]+1)" office:value-type="float" office:value="0">
            <text:p>#VALUE!</text:p>
          </table:table-cell>
          <table:table-cell table:style-name="ce239" office:value-type="string">
            <text:p>Social\Page_Nav\Navigation\Display</text:p>
          </table:table-cell>
          <table:table-cell table:style-name="ce242" office:value-type="string">
            <text:p>Check navigations list by user who does not have right to edit any group navigation</text:p>
          </table:table-cell>
          <table:table-cell table:style-name="ce257" office:value-type="string">
            <text:p>Step 1: Create user</text:p>
          </table:table-cell>
          <table:table-cell table:style-name="ce265" office:value-type="string">
            <text:p>- Create new user</text:p>
            <text:p>- Add this user into a group with membership is not “Manager”</text:p>
          </table:table-cell>
          <table:table-cell table:style-name="ce243" office:value-type="string">
            <text:p>Create and assign user successfully</text:p>
          </table:table-cell>
          <table:table-cell table:style-name="ce243" office:value-type="string">
            <text:p>Medium</text:p>
          </table:table-cell>
          <table:table-cell table:style-name="ce280" table:number-columns-repeated="237"/>
          <table:table-cell table:style-name="ce287"/>
          <table:table-cell table:style-name="ce224" table:number-columns-repeated="9"/>
        </table:table-row>
        <table:table-row table:style-name="ro14">
          <table:table-cell table:style-name="ce228" table:formula="of:=IF(MID([.F9];6;1)&gt;MID([.F8];6;1);&quot;&quot;;MAX([.A$7:.A8])+1)">
            <text:p/>
          </table:table-cell>
          <table:table-cell table:style-name="ce232" office:value-type="string">
            <text:p>FNC_SOC_SPC_11_01</text:p>
          </table:table-cell>
          <table:table-cell table:style-name="ce235" table:formula="of:=IF(MID([.F9];6;1)&gt;MID([.F8];6;1);[.C8];[.C8]+1)" office:value-type="float" office:value="0">
            <text:p>#VALUE!</text:p>
          </table:table-cell>
          <table:table-cell table:style-name="ce239" office:value-type="string">
            <text:p>Social\Page_Nav\Navigation\Display</text:p>
          </table:table-cell>
          <table:table-cell table:style-name="ce243" office:value-type="string">
            <text:p>Check navigations list by user who does not have right to edit any group/portal navigation</text:p>
          </table:table-cell>
          <table:table-cell table:style-name="ce257" office:value-type="string">
            <text:p>Step 2: View group navigation</text:p>
          </table:table-cell>
          <table:table-cell table:style-name="ce265" office:value-type="string">
            <text:p>- Login by new added user</text:p>
            <text:p>- Click on <text:span text:style-name="T1">group </text:span><text:span text:style-name="T12">link</text:span></text:p>
            <text:p><text:span text:style-name="T12"/></text:p>
          </table:table-cell>
          <table:table-cell table:style-name="ce243" office:value-type="string">
            <text:p>Group navigation page is shown in Empty page. There is no group navigation on list</text:p>
          </table:table-cell>
          <table:table-cell table:style-name="ce243" office:value-type="string">
            <text:p>Medium</text:p>
          </table:table-cell>
          <table:table-cell table:style-name="ce281"/>
          <table:table-cell table:style-name="ce280" table:number-columns-repeated="2"/>
          <table:table-cell table:style-name="ce281" table:number-columns-repeated="235"/>
          <table:table-cell table:style-name="ce224" table:number-columns-repeated="9"/>
        </table:table-row>
        <table:table-row table:style-name="ro14">
          <table:table-cell table:style-name="ce228" table:formula="of:=IF(MID([.F10];6;1)&gt;MID([.F9];6;1);&quot;&quot;;MAX([.A$7:.A9])+1)">
            <text:p/>
          </table:table-cell>
          <table:table-cell table:style-name="ce232" office:value-type="string">
            <text:p>FNC_SOC_SPC_11_01</text:p>
          </table:table-cell>
          <table:table-cell table:style-name="ce235" table:formula="of:=IF(MID([.F10];6;1)&gt;MID([.F9];6;1);[.C9];[.C9]+1)" office:value-type="float" office:value="0">
            <text:p>#VALUE!</text:p>
          </table:table-cell>
          <table:table-cell table:style-name="ce239" office:value-type="string">
            <text:p>Social\Page_Nav\Navigation\Display</text:p>
          </table:table-cell>
          <table:table-cell table:style-name="ce243" office:value-type="string">
            <text:p>Check navigations list by user who does not have right to edit any group/portal navigation</text:p>
          </table:table-cell>
          <table:table-cell table:style-name="ce257" office:value-type="string">
            <text:p>Step 3: Check add Navigation</text:p>
          </table:table-cell>
          <table:table-cell table:style-name="ce265" office:value-type="string">
            <text:p>- Click on <text:span text:style-name="T1">Add Navigation</text:span> button</text:p>
          </table:table-cell>
          <table:table-cell table:style-name="ce243" office:value-type="string">
            <text:p>Show message alert user doesn't have permission to add navigation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6">
          <table:table-cell table:style-name="ce228" table:formula="of:=IF(MID([.F11];6;1)&gt;MID([.F10];6;1);&quot;&quot;;MAX([.A$7:.A10])+1)" office:value-type="float" office:value="3">
            <text:p>003</text:p>
          </table:table-cell>
          <table:table-cell table:style-name="ce232" office:value-type="string">
            <text:p>FNC_SOC_SPC_11_01</text:p>
          </table:table-cell>
          <table:table-cell table:style-name="ce235" table:formula="of:=IF(MID([.F11];6;1)&gt;MID([.F10];6;1);[.C10];[.C10]+1)" office:value-type="float" office:value="0">
            <text:p>#VALUE!</text:p>
          </table:table-cell>
          <table:table-cell table:style-name="ce239" office:value-type="string">
            <text:p>Social\Page_Nav\Navigation\Display</text:p>
          </table:table-cell>
          <table:table-cell table:style-name="ce242" office:value-type="string">
            <text:p>Check navigations list by user who has right to edit current portal but is not manager of any group</text:p>
          </table:table-cell>
          <table:table-cell table:style-name="ce257" office:value-type="string">
            <text:p>Step 1: Create user</text:p>
          </table:table-cell>
          <table:table-cell table:style-name="ce265" office:value-type="string">
            <text:p>- Create new user</text:p>
            <text:p>- Add this user into a group with membership is not “Manager”</text:p>
            <text:p>- Add this user into group that can edit current portal</text:p>
          </table:table-cell>
          <table:table-cell table:style-name="ce243" office:value-type="string">
            <text:p>Create and 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2];6;1)&gt;MID([.F11];6;1);&quot;&quot;;MAX([.A$7:.A11])+1)">
            <text:p/>
          </table:table-cell>
          <table:table-cell table:style-name="ce232" office:value-type="string">
            <text:p>FNC_SOC_SPC_11_01</text:p>
          </table:table-cell>
          <table:table-cell table:style-name="ce235" table:formula="of:=IF(MID([.F12];6;1)&gt;MID([.F11];6;1);[.C11];[.C11]+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but is not manager of any group</text:p>
          </table:table-cell>
          <table:table-cell table:style-name="ce257" office:value-type="string">
            <text:p>Step 2: View group navigation</text:p>
          </table:table-cell>
          <table:table-cell table:style-name="ce265" office:value-type="string">
            <text:p>- Login by new added user</text:p>
            <text:p>- Click on <text:span text:style-name="T1">group</text:span> link </text:p>
          </table:table-cell>
          <table:table-cell table:style-name="ce243" office:value-type="string">
            <text:p>Show navigation list which user has right to edit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3];6;1)&gt;MID([.F12];6;1);&quot;&quot;;MAX([.A$7:.A12])+1)">
            <text:p/>
          </table:table-cell>
          <table:table-cell table:style-name="ce232" office:value-type="string">
            <text:p>FNC_SOC_SPC_11_01</text:p>
          </table:table-cell>
          <table:table-cell table:style-name="ce235" table:formula="of:=IF(MID([.F13];6;1)&gt;MID([.F12];6;1);[.C12];[.C12]+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but is not manager of any group</text:p>
          </table:table-cell>
          <table:table-cell table:style-name="ce257" office:value-type="string">
            <text:p>Step 3: Check add Navigation</text:p>
          </table:table-cell>
          <table:table-cell table:style-name="ce265" office:value-type="string">
            <text:p>- Click on <text:span text:style-name="T1">Add Navigation</text:span> button</text:p>
          </table:table-cell>
          <table:table-cell table:style-name="ce243" office:value-type="string">
            <text:p>Show message alert user doesn't have permission to add navigation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4];6;1)&gt;MID([.F13];6;1);&quot;&quot;;MAX([.A$7:.A13])+1)" office:value-type="float" office:value="4">
            <text:p>004</text:p>
          </table:table-cell>
          <table:table-cell table:style-name="ce232" office:value-type="string">
            <text:p>FNC_SOC_SPC_11_01</text:p>
          </table:table-cell>
          <table:table-cell table:style-name="ce235" table:formula="of:=IF(MID([.F14];6;1)&gt;MID([.F13];6;1);[.C13];[.C13]+1)" office:value-type="float" office:value="0">
            <text:p>#VALUE!</text:p>
          </table:table-cell>
          <table:table-cell table:style-name="ce239" office:value-type="string">
            <text:p>Social\Page_Nav\Navigation\Display</text:p>
          </table:table-cell>
          <table:table-cell table:style-name="ce242" office:value-type="string">
            <text:p>Check navigations list by user who has right to edit current portal and is manager of some groups</text:p>
          </table:table-cell>
          <table:table-cell table:style-name="ce257" office:value-type="string">
            <text:p>Step 1: Create user</text:p>
          </table:table-cell>
          <table:table-cell table:style-name="ce265" office:value-type="string">
            <text:p>- Create new user</text:p>
            <text:p/>
          </table:table-cell>
          <table:table-cell table:style-name="ce243" office:value-type="string">
            <text:p>Create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5];6;1)&gt;MID([.F14];6;1);&quot;&quot;;MAX([.A$7:.A14])+1)">
            <text:p/>
          </table:table-cell>
          <table:table-cell table:style-name="ce232" office:value-type="string">
            <text:p>FNC_SOC_SPC_11_01</text:p>
          </table:table-cell>
          <table:table-cell table:style-name="ce235" table:formula="of:=IF(MID([.F15];6;1)&gt;MID([.F14];6;1);[.C14];[.C14]+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2: Assign user into group with normal role</text:p>
          </table:table-cell>
          <table:table-cell table:style-name="ce265" office:value-type="string">
            <text:p>Add this user into some groups with membership is not “Manager”</text:p>
            <text:p/>
          </table:table-cell>
          <table:table-cell table:style-name="ce243" office:value-type="string">
            <text:p>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6];6;1)&gt;MID([.F15];6;1);&quot;&quot;;MAX([.A$7:.A15])+1)">
            <text:p/>
          </table:table-cell>
          <table:table-cell table:style-name="ce232" office:value-type="string">
            <text:p>FNC_SOC_SPC_11_01</text:p>
          </table:table-cell>
          <table:table-cell table:style-name="ce235" table:formula="of:=IF(MID([.F16];6;1)&gt;MID([.F15];6;1);[.C15];[.C15]+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3: Assign user into group with manager role</text:p>
          </table:table-cell>
          <table:table-cell table:style-name="ce265" office:value-type="string">
            <text:p>Add this user into some groups with membership “Manager”</text:p>
            <text:p/>
          </table:table-cell>
          <table:table-cell table:style-name="ce243" office:value-type="string">
            <text:p>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7];6;1)&gt;MID([.F16];6;1);&quot;&quot;;MAX([.A$7:.A16])+1)">
            <text:p/>
          </table:table-cell>
          <table:table-cell table:style-name="ce232" office:value-type="string">
            <text:p>FNC_SOC_SPC_11_01</text:p>
          </table:table-cell>
          <table:table-cell table:style-name="ce235" table:formula="of:=IF(MID([.F17];6;1)&gt;MID([.F16];6;1);[.C16];[.C16]+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4: View group navigation</text:p>
          </table:table-cell>
          <table:table-cell table:style-name="ce265" office:value-type="string">
            <text:p>- Login by new added user</text:p>
            <text:p>- Click on <text:span text:style-name="T1">Group</text:span> link</text:p>
            <text:p/>
          </table:table-cell>
          <table:table-cell table:style-name="ce243" office:value-type="string">
            <text:p>Group navigation page is shown with some exited navigation of group which user is manager of group.</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8];6;1)&gt;MID([.F17];6;1);&quot;&quot;;MAX([.A$7:.A17])+1)">
            <text:p/>
          </table:table-cell>
          <table:table-cell table:style-name="ce232" office:value-type="string">
            <text:p>FNC_SOC_SPC_11_01</text:p>
          </table:table-cell>
          <table:table-cell table:style-name="ce235" table:formula="of:=IF(MID([.F18];6;1)&gt;MID([.F17];6;1);[.C17];[.C17]+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5: check Adding navigation</text:p>
          </table:table-cell>
          <table:table-cell table:style-name="ce265" office:value-type="string">
            <text:p>- Click on <text:span text:style-name="T1">Add Navigation</text:span> button</text:p>
          </table:table-cell>
          <table:table-cell table:style-name="ce243" office:value-type="string">
            <text:p>Show list all groups which user is manager and has still not yet navigation</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6">
          <table:table-cell table:style-name="ce228" table:formula="of:=IF(MID([.F19];6;1)&gt;MID([.F18];6;1);&quot;&quot;;MAX([.A$7:.A18])+1)" office:value-type="float" office:value="5">
            <text:p>005</text:p>
          </table:table-cell>
          <table:table-cell table:style-name="ce232" office:value-type="string">
            <text:p>FNC_SOC_SPC_11_01</text:p>
          </table:table-cell>
          <table:table-cell table:style-name="ce235" table:formula="of:=IF(MID([.F19];6;1)&gt;MID([.F18];6;1);[.C18];[.C18]+1)" office:value-type="float" office:value="0">
            <text:p>#VALUE!</text:p>
          </table:table-cell>
          <table:table-cell table:style-name="ce239" office:value-type="string">
            <text:p>Social\Page_Nav\Navigation\Display</text:p>
          </table:table-cell>
          <table:table-cell table:style-name="ce244" office:value-type="string">
            <text:p>Check navigations list by user who is manager of group but navigation for that group has not been created yet</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Create group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0];6;1)&gt;MID([.F19];6;1);&quot;&quot;;MAX([.A$7:.A19])+1)">
            <text:p/>
          </table:table-cell>
          <table:table-cell table:style-name="ce232" office:value-type="string">
            <text:p>FNC_SOC_SPC_11_01</text:p>
          </table:table-cell>
          <table:table-cell table:style-name="ce235" table:formula="of:=IF(MID([.F20];6;1)&gt;MID([.F19];6;1);[.C19];[.C19]+1)" office:value-type="float" office:value="0">
            <text:p>#VALUE!</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2: Create user</text:p>
          </table:table-cell>
          <table:table-cell table:style-name="ce265" office:value-type="string">
            <text:p>- Create new user and assign into new added group with manager role</text:p>
          </table:table-cell>
          <table:table-cell table:style-name="ce243" office:value-type="string">
            <text:p>Create and 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1];6;1)&gt;MID([.F20];6;1);&quot;&quot;;MAX([.A$7:.A20])+1)">
            <text:p/>
          </table:table-cell>
          <table:table-cell table:style-name="ce232" office:value-type="string">
            <text:p>FNC_SOC_SPC_11_01</text:p>
          </table:table-cell>
          <table:table-cell table:style-name="ce235" table:formula="of:=IF(MID([.F21];6;1)&gt;MID([.F20];6;1);[.C20];[.C20]+1)" office:value-type="float" office:value="0">
            <text:p>#VALUE!</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3: View Group navigation page</text:p>
          </table:table-cell>
          <table:table-cell table:style-name="ce265" office:value-type="string">
            <text:p>- Login by new added user</text:p>
            <text:p>- Click on Group link </text:p>
          </table:table-cell>
          <table:table-cell table:style-name="ce243" office:value-type="string">
            <text:p>Show Group navigation page with empty list</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2];6;1)&gt;MID([.F21];6;1);&quot;&quot;;MAX([.A$7:.A21])+1)">
            <text:p/>
          </table:table-cell>
          <table:table-cell table:style-name="ce232" office:value-type="string">
            <text:p>FNC_SOC_SPC_11_01</text:p>
          </table:table-cell>
          <table:table-cell table:style-name="ce235" table:formula="of:=IF(MID([.F22];6;1)&gt;MID([.F21];6;1);[.C21];[.C21]+1)" office:value-type="float" office:value="0">
            <text:p>#VALUE!</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4: Check List of group add navigation</text:p>
          </table:table-cell>
          <table:table-cell table:style-name="ce265" office:value-type="string">
            <text:p>- Click on <text:span text:style-name="T1">Add Navigation </text:span>button</text:p>
          </table:table-cell>
          <table:table-cell table:style-name="ce243" office:value-type="string">
            <text:p>There is a group which has created at step 1 in list of Group to add navigation</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4">
          <table:table-cell table:style-name="ce228" table:formula="of:=IF(MID([.F23];6;1)&gt;MID([.F22];6;1);&quot;&quot;;MAX([.A$7:.A22])+1)" office:value-type="float" office:value="6">
            <text:p>006</text:p>
          </table:table-cell>
          <table:table-cell table:style-name="ce232" office:value-type="string">
            <text:p>FNC_SOC_SPC_11_02</text:p>
          </table:table-cell>
          <table:table-cell table:style-name="ce236" office:value-type="float" office:value="1">
            <text:p>001</text:p>
          </table:table-cell>
          <table:table-cell table:style-name="ce239" office:value-type="string">
            <text:p>Social\Page_Nav\Navigation\Create</text:p>
          </table:table-cell>
          <table:table-cell table:style-name="ce244" office:value-type="string">
            <text:p>Check groups list to create navigation when add new nav by administrator</text:p>
          </table:table-cell>
          <table:table-cell table:style-name="ce257" office:value-type="string">
            <text:p>Step 1: Show Group navigation form</text:p>
          </table:table-cell>
          <table:table-cell table:style-name="ce265" office:value-type="string">
            <text:p>- Login by admin</text:p>
            <text:p><text:span text:style-name="T5">- Click on 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4">
          <table:table-cell table:style-name="ce228" table:formula="of:=IF(MID([.F24];6;1)&gt;MID([.F23];6;1);&quot;&quot;;MAX([.A$7:.A23])+1)">
            <text:p/>
          </table:table-cell>
          <table:table-cell table:style-name="ce232" office:value-type="string">
            <text:p>FNC_SOC_SPC_11_02</text:p>
          </table:table-cell>
          <table:table-cell table:style-name="ce236" table:formula="of:=IF(MID([.F24];6;1)&gt;MID([.F23];6;1);[.C23];[.C23]+1)" office:value-type="float" office:value="1">
            <text:p>001</text:p>
          </table:table-cell>
          <table:table-cell table:style-name="ce239" office:value-type="string">
            <text:p>Social\Page_Nav\Navigation\Create</text:p>
          </table:table-cell>
          <table:table-cell table:style-name="ce245" office:value-type="string">
            <text:p>Check groups list to create navigation when add new nav by administrator</text:p>
          </table:table-cell>
          <table:table-cell table:style-name="ce257" office:value-type="string">
            <text:p>Step 2: Show form to add new navigation for group</text:p>
          </table:table-cell>
          <table:table-cell table:style-name="ce265" office:value-type="string">
            <text:p>Click <text:span text:style-name="T24">Add Navigation</text:span></text:p>
          </table:table-cell>
          <table:table-cell table:style-name="ce243" office:value-type="string">
            <text:p>A form to create new group navigation is shown</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5];6;1)&gt;MID([.F24];6;1);&quot;&quot;;MAX([.A$7:.A24])+1)" office:value-type="float" office:value="7">
            <text:p>007</text:p>
          </table:table-cell>
          <table:table-cell table:style-name="ce232" office:value-type="string">
            <text:p>FNC_SOC_SPC_11_02</text:p>
          </table:table-cell>
          <table:table-cell table:style-name="ce236" table:formula="of:=IF(MID([.F25];6;1)&gt;MID([.F24];6;1);[.C24];[.C24]+1)" office:value-type="float" office:value="2">
            <text:p>002</text:p>
          </table:table-cell>
          <table:table-cell table:style-name="ce239" office:value-type="string">
            <text:p>Social\Page_Nav\Navigation\Create</text:p>
          </table:table-cell>
          <table:table-cell table:style-name="ce244" office:value-type="string">
            <text:p>Check groups list to create navigation when add new nav by user who is not manager of any group</text:p>
          </table:table-cell>
          <table:table-cell table:style-name="ce257" office:value-type="string">
            <text:p>Step 1: Create user</text:p>
          </table:table-cell>
          <table:table-cell table:style-name="ce265" office:value-type="string">
            <text:p>- Add new user and assign it into a group with not “manager” role</text:p>
            <text:p>- Add this user into group that can access Exo Start</text:p>
          </table:table-cell>
          <table:table-cell table:style-name="ce243" office:value-type="string">
            <text:p>Create and assign user successful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6];6;1)&gt;MID([.F25];6;1);&quot;&quot;;MAX([.A$7:.A25])+1)">
            <text:p/>
          </table:table-cell>
          <table:table-cell table:style-name="ce232" office:value-type="string">
            <text:p>FNC_SOC_SPC_11_02</text:p>
          </table:table-cell>
          <table:table-cell table:style-name="ce236" table:formula="of:=IF(MID([.F26];6;1)&gt;MID([.F25];6;1);[.C25];[.C25]+1)" office:value-type="float" office:value="2">
            <text:p>002</text:p>
          </table:table-cell>
          <table:table-cell table:style-name="ce239" office:value-type="string">
            <text:p>Social\Page_Nav\Navigation\Create</text:p>
          </table:table-cell>
          <table:table-cell table:style-name="ce245" office:value-type="string">
            <text:p>Check groups list to create navigation when add new nav by user who is not manager of any group</text:p>
          </table:table-cell>
          <table:table-cell table:style-name="ce257" office:value-type="string">
            <text:p>Step 2: <text:s/>Show Group navigation form</text:p>
          </table:table-cell>
          <table:table-cell table:style-name="ce265" office:value-type="string">
            <text:p>- Login by new added user</text:p>
            <text:p><text:span text:style-name="T5">- Click on 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7];6;1)&gt;MID([.F26];6;1);&quot;&quot;;MAX([.A$7:.A26])+1)">
            <text:p/>
          </table:table-cell>
          <table:table-cell table:style-name="ce232" office:value-type="string">
            <text:p>FNC_SOC_SPC_11_02</text:p>
          </table:table-cell>
          <table:table-cell table:style-name="ce235" table:formula="of:=IF(MID([.F27];6;1)&gt;MID([.F26];6;1);[.C26];[.C26]+1)" office:value-type="float" office:value="2">
            <text:p>002</text:p>
          </table:table-cell>
          <table:table-cell table:style-name="ce239" office:value-type="string">
            <text:p>Social\Page_Nav\Navigation\Create</text:p>
          </table:table-cell>
          <table:table-cell table:style-name="ce245" office:value-type="string">
            <text:p>Check groups list to create navigation when add new nav by user who is not manager of any group</text:p>
          </table:table-cell>
          <table:table-cell table:style-name="ce257" office:value-type="string">
            <text:p>Step 3: Show form to add new navigation for group</text:p>
          </table:table-cell>
          <table:table-cell table:style-name="ce265" office:value-type="string">
            <text:p>Click <text:span text:style-name="T24">Add Navigation</text:span></text:p>
          </table:table-cell>
          <table:table-cell table:style-name="ce243" office:value-type="string">
            <text:p>Show message alerts user does not have right to do this actio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7">
          <table:table-cell table:style-name="ce228" table:formula="of:=IF(MID([.F28];6;1)&gt;MID([.F27];6;1);&quot;&quot;;MAX([.A$7:.A27])+1)" office:value-type="float" office:value="8">
            <text:p>008</text:p>
          </table:table-cell>
          <table:table-cell table:style-name="ce232" office:value-type="string">
            <text:p>FNC_SOC_SPC_11_02</text:p>
          </table:table-cell>
          <table:table-cell table:style-name="ce235" table:formula="of:=IF(MID([.F28];6;1)&gt;MID([.F27];6;1);[.C27];[.C27]+1)" office:value-type="float" office:value="3">
            <text:p>003</text:p>
          </table:table-cell>
          <table:table-cell table:style-name="ce239" office:value-type="string">
            <text:p>Social\Page_Nav\Navigation\Create</text:p>
          </table:table-cell>
          <table:table-cell table:style-name="ce244" office:value-type="string">
            <text:p>Check groups list to create navigation when add new nav by user who is manager of some groups</text:p>
          </table:table-cell>
          <table:table-cell table:style-name="ce257" office:value-type="string">
            <text:p>Step 1: Create user</text:p>
          </table:table-cell>
          <table:table-cell table:style-name="ce265" office:value-type="string">
            <text:p>- Add new user and assign it into some groups with “manager” role</text:p>
            <text:p>- Add this user into some other groups without “manager” right</text:p>
            <text:p>- Add this user into group that can access Exo Start</text:p>
          </table:table-cell>
          <table:table-cell table:style-name="ce243" office:value-type="string">
            <text:p>Create and assign user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29];6;1)&gt;MID([.F28];6;1);&quot;&quot;;MAX([.A$7:.A28])+1)">
            <text:p/>
          </table:table-cell>
          <table:table-cell table:style-name="ce232" office:value-type="string">
            <text:p>FNC_SOC_SPC_11_02</text:p>
          </table:table-cell>
          <table:table-cell table:style-name="ce235" table:formula="of:=IF(MID([.F29];6;1)&gt;MID([.F28];6;1);[.C28];[.C28]+1)" office:value-type="float" office:value="3">
            <text:p>003</text:p>
          </table:table-cell>
          <table:table-cell table:style-name="ce239" office:value-type="string">
            <text:p>Social\Page_Nav\Navigation\Create</text:p>
          </table:table-cell>
          <table:table-cell table:style-name="ce245" office:value-type="string">
            <text:p>Check groups list to create navigation when add new nav by user who is manager of some groups</text:p>
          </table:table-cell>
          <table:table-cell table:style-name="ce257" office:value-type="string">
            <text:p>Step 2: <text:s/>Show Group navigation form</text:p>
          </table:table-cell>
          <table:table-cell table:style-name="ce265" office:value-type="string">
            <text:p>- Login by new added user</text:p>
            <text:p><text:span text:style-name="T5">- Click on 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0];6;1)&gt;MID([.F29];6;1);&quot;&quot;;MAX([.A$7:.A29])+1)">
            <text:p/>
          </table:table-cell>
          <table:table-cell table:style-name="ce232" office:value-type="string">
            <text:p>FNC_SOC_SPC_11_02</text:p>
          </table:table-cell>
          <table:table-cell table:style-name="ce235" table:formula="of:=IF(MID([.F30];6;1)&gt;MID([.F29];6;1);[.C29];[.C29]+1)" office:value-type="float" office:value="3">
            <text:p>003</text:p>
          </table:table-cell>
          <table:table-cell table:style-name="ce239" office:value-type="string">
            <text:p>Social\Page_Nav\Navigation\Create</text:p>
          </table:table-cell>
          <table:table-cell table:style-name="ce245" office:value-type="string">
            <text:p>Check groups list to create navigation when add new nav by user who is manager of some groups</text:p>
          </table:table-cell>
          <table:table-cell table:style-name="ce257" office:value-type="string">
            <text:p>Step 3: Show form to add new navigation for group</text:p>
          </table:table-cell>
          <table:table-cell table:style-name="ce265" office:value-type="string">
            <text:p>Click <text:span text:style-name="T24">Add Navigation</text:span></text:p>
          </table:table-cell>
          <table:table-cell table:style-name="ce243" office:value-type="string">
            <text:p>Add group navigation form is shown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31];6;1)&gt;MID([.F30];6;1);&quot;&quot;;MAX([.A$7:.A30])+1)" office:value-type="float" office:value="9">
            <text:p>009</text:p>
          </table:table-cell>
          <table:table-cell table:style-name="ce232" office:value-type="string">
            <text:p>FNC_SOC_SPC_11_02</text:p>
          </table:table-cell>
          <table:table-cell table:style-name="ce235" table:formula="of:=IF(MID([.F31];6;1)&gt;MID([.F30];6;1);[.C30];[.C30]+1)" office:value-type="float" office:value="4">
            <text:p>004</text:p>
          </table:table-cell>
          <table:table-cell table:style-name="ce239" office:value-type="string">
            <text:p>Social\Page_Nav\Navigation\Create</text:p>
          </table:table-cell>
          <table:table-cell table:style-name="ce244" office:value-type="string">
            <text:p>Check after create navigation for group by legal user</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New group is created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2];6;1)&gt;MID([.F31];6;1);&quot;&quot;;MAX([.A$7:.A31])+1)">
            <text:p/>
          </table:table-cell>
          <table:table-cell table:style-name="ce232" office:value-type="string">
            <text:p>FNC_SOC_SPC_11_02</text:p>
          </table:table-cell>
          <table:table-cell table:style-name="ce235" table:formula="of:=IF(MID([.F32];6;1)&gt;MID([.F31];6;1);[.C31];[.C31]+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2: Create user</text:p>
          </table:table-cell>
          <table:table-cell table:style-name="ce265" office:value-type="string">
            <text:p>- Create new user</text:p>
            <text:p>- Add this user into new added group with “manager” role</text:p>
            <text:p/>
          </table:table-cell>
          <table:table-cell table:style-name="ce243" office:value-type="string">
            <text:p>Create and assign user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33];6;1)&gt;MID([.F32];6;1);&quot;&quot;;MAX([.A$7:.A32])+1)">
            <text:p/>
          </table:table-cell>
          <table:table-cell table:style-name="ce232" office:value-type="string">
            <text:p>FNC_SOC_SPC_11_02</text:p>
          </table:table-cell>
          <table:table-cell table:style-name="ce235" table:formula="of:=IF(MID([.F33];6;1)&gt;MID([.F32];6;1);[.C32];[.C32]+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3: Show group navigation page</text:p>
          </table:table-cell>
          <table:table-cell table:style-name="ce265" office:value-type="string">
            <text:p>- Login by new added user</text:p>
            <text:p>- Click on <text:span text:style-name="T1">Group</text:span> link </text:p>
          </table:table-cell>
          <table:table-cell table:style-name="ce243" office:value-type="string">
            <text:p>Show Group navigation page with empty list</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34];6;1)&gt;MID([.F33];6;1);&quot;&quot;;MAX([.A$7:.A33])+1)">
            <text:p/>
          </table:table-cell>
          <table:table-cell table:style-name="ce232" office:value-type="string">
            <text:p>FNC_SOC_SPC_11_02</text:p>
          </table:table-cell>
          <table:table-cell table:style-name="ce235" table:formula="of:=IF(MID([.F34];6;1)&gt;MID([.F33];6;1);[.C33];[.C33]+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4: Show list of group</text:p>
          </table:table-cell>
          <table:table-cell table:style-name="ce265" office:value-type="string">
            <text:p>- Add new node on new added navigation</text:p>
          </table:table-cell>
          <table:table-cell table:style-name="ce243" office:value-type="string">
            <text:p>Show list all groups which user is manager and has still not yet navigatio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5];6;1)&gt;MID([.F34];6;1);&quot;&quot;;MAX([.A$7:.A34])+1)">
            <text:p/>
          </table:table-cell>
          <table:table-cell table:style-name="ce232" office:value-type="string">
            <text:p>FNC_SOC_SPC_11_02</text:p>
          </table:table-cell>
          <table:table-cell table:style-name="ce235" table:formula="of:=IF(MID([.F35];6;1)&gt;MID([.F34];6;1);[.C34];[.C34]+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5: Add new group navigation</text:p>
          </table:table-cell>
          <table:table-cell table:style-name="ce265" office:value-type="string">
            <text:p>- Select new added group</text:p>
            <text:p>- Click on [Add navigation]</text:p>
          </table:table-cell>
          <table:table-cell table:style-name="ce243" office:value-type="string">
            <text:p>- Navigation of new added group is created</text:p>
            <text:p>- Name of group is auto move from list</text:p>
            <text:p>- Group navigation of new added node is shown on list of Navigation group</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6];6;1)&gt;MID([.F35];6;1);&quot;&quot;;MAX([.A$7:.A35])+1)" office:value-type="float" office:value="10">
            <text:p>010</text:p>
          </table:table-cell>
          <table:table-cell table:style-name="ce232" office:value-type="string">
            <text:p>FNC_SOC_SPC_11_02</text:p>
          </table:table-cell>
          <table:table-cell table:style-name="ce235" table:formula="of:=IF(MID([.F36];6;1)&gt;MID([.F35];6;1);[.C35];[.C35]+1)" office:value-type="float" office:value="5">
            <text:p>005</text:p>
          </table:table-cell>
          <table:table-cell table:style-name="ce239" office:value-type="string">
            <text:p>Social\Page_Nav\Navigation\Create</text:p>
          </table:table-cell>
          <table:table-cell table:style-name="ce244" office:value-type="string">
            <text:p>Create new nav for the same group after current navigation had just been deleted</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New group is created successfully</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37];6;1)&gt;MID([.F36];6;1);&quot;&quot;;MAX([.A$7:.A36])+1)">
            <text:p/>
          </table:table-cell>
          <table:table-cell table:style-name="ce232" office:value-type="string">
            <text:p>FNC_SOC_SPC_11_02</text:p>
          </table:table-cell>
          <table:table-cell table:style-name="ce235" table:formula="of:=IF(MID([.F37];6;1)&gt;MID([.F36];6;1);[.C36];[.C36]+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2: Create user</text:p>
          </table:table-cell>
          <table:table-cell table:style-name="ce265" office:value-type="string">
            <text:p>- Create new user</text:p>
            <text:p>- Add this user into new added group with “manager” role</text:p>
          </table:table-cell>
          <table:table-cell table:style-name="ce243" office:value-type="string">
            <text:p>Create and assign user successfully</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9">
          <table:table-cell table:style-name="ce228" table:formula="of:=IF(MID([.F38];6;1)&gt;MID([.F37];6;1);&quot;&quot;;MAX([.A$7:.A37])+1)">
            <text:p/>
          </table:table-cell>
          <table:table-cell table:style-name="ce232" office:value-type="string">
            <text:p>FNC_SOC_SPC_11_02</text:p>
          </table:table-cell>
          <table:table-cell table:style-name="ce235" table:formula="of:=IF(MID([.F38];6;1)&gt;MID([.F37];6;1);[.C37];[.C37]+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3: Create navigation for group</text:p>
          </table:table-cell>
          <table:table-cell table:style-name="ce265" office:value-type="string">
            <text:p>- Login by new added user <text:s/></text:p>
            <text:p>- Click on <text:span text:style-name="T1">Group</text:span> link</text:p>
            <text:p>- Click on <text:span text:style-name="T1">Add Navigation</text:span> button</text:p>
            <text:p>- Select new added group and Click <text:span text:style-name="T1">[add </text:span><text:span text:style-name="T1">navigation]</text:span></text:p>
            <text:p><text:span text:style-name="T1">- </text:span><text:span text:style-name="T12">Click on </text:span><text:span text:style-name="T1">Cancel</text:span><text:span text:style-name="T12"> button on list of group</text:span></text:p>
          </table:table-cell>
          <table:table-cell table:style-name="ce243" office:value-type="string">
            <text:p>Move to group navigation page with displaying of list of group navigaton</text:p>
            <text:p>- Create new navigation successfully</text:p>
            <text:p>- Name of group is moved out list group</text:p>
            <text:p>- New added group navigation is displayed in list of group navigation</text:p>
            <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7">
          <table:table-cell table:style-name="ce228" table:formula="of:=IF(MID([.F39];6;1)&gt;MID([.F38];6;1);&quot;&quot;;MAX([.A$7:.A38])+1)">
            <text:p/>
          </table:table-cell>
          <table:table-cell table:style-name="ce232" office:value-type="string">
            <text:p>FNC_SOC_SPC_11_02</text:p>
          </table:table-cell>
          <table:table-cell table:style-name="ce235" table:formula="of:=IF(MID([.F39];6;1)&gt;MID([.F38];6;1);[.C38];[.C38]+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4: Delete group navigation</text:p>
          </table:table-cell>
          <table:table-cell table:style-name="ce265" office:value-type="string">
            <text:p>- Select new added group navigation and click on <text:span text:style-name="T1">[delete navigation] </text:span><text:span text:style-name="T12">link</text:span></text:p>
            <text:p><text:span text:style-name="T12">- Click </text:span><text:span text:style-name="T1">OK</text:span><text:span text:style-name="T12"> button to confirm deleting group's </text:span><text:span text:style-name="T12">navigation</text:span></text:p>
            <text:p><text:span text:style-name="T12"/></text:p>
          </table:table-cell>
          <table:table-cell table:style-name="ce243" office:value-type="string">
            <text:p>Group navigation is removed</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9">
          <table:table-cell table:style-name="ce228" table:formula="of:=IF(MID([.F40];6;1)&gt;MID([.F39];6;1);&quot;&quot;;MAX([.A$7:.A39])+1)">
            <text:p/>
          </table:table-cell>
          <table:table-cell table:style-name="ce232" office:value-type="string">
            <text:p>FNC_SOC_SPC_11_02</text:p>
          </table:table-cell>
          <table:table-cell table:style-name="ce235" table:formula="of:=IF(MID([.F40];6;1)&gt;MID([.F39];6;1);[.C39];[.C39]+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5: Create navigation after deleted</text:p>
          </table:table-cell>
          <table:table-cell table:style-name="ce265" office:value-type="string">
            <text:p>- Click on <text:span text:style-name="T1">Add Navigation</text:span> button</text:p>
            <text:p>- Select group which has deleted and Click <text:span text:style-name="T1">[add navigation]</text:span></text:p>
            <text:p><text:span text:style-name="T1">- </text:span><text:span text:style-name="T12">Click on </text:span><text:span text:style-name="T1">Cancel</text:span><text:span text:style-name="T12"> button on list of group</text:span></text:p>
          </table:table-cell>
          <table:table-cell table:style-name="ce243" office:value-type="string">
            <text:p>Move to group navigation page with displaying of list of group navigaton</text:p>
            <text:p>- Create new navigation successfully</text:p>
            <text:p>- Name of group is moved out list group</text:p>
            <text:p>- New added group navigation is displayed in list of group navigation</text:p>
            <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41];6;1)&gt;MID([.F40];6;1);&quot;&quot;;MAX([.A$7:.A40])+1)" office:value-type="float" office:value="11">
            <text:p>011</text:p>
          </table:table-cell>
          <table:table-cell table:style-name="ce232" office:value-type="string">
            <text:p>FNC_SOC_SPC_11_03</text:p>
          </table:table-cell>
          <table:table-cell table:style-name="ce236" office:value-type="float" office:value="1">
            <text:p>001</text:p>
          </table:table-cell>
          <table:table-cell table:style-name="ce239" office:value-type="string">
            <text:p>Social\Page_Nav\Navigation\Edit</text:p>
          </table:table-cell>
          <table:table-cell table:style-name="ce244" office:value-type="string">
            <text:p>Edit properties of group navigation</text:p>
          </table:table-cell>
          <table:table-cell table:style-name="ce257" office:value-type="string">
            <text:p>Step 1: Show Group navigation form</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Show Group navigation page with all navigation of group which user is manager</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42];6;1)&gt;MID([.F41];6;1);&quot;&quot;;MAX([.A$7:.A41])+1)">
            <text:p/>
          </table:table-cell>
          <table:table-cell table:style-name="ce232" office:value-type="string">
            <text:p>FNC_SOC_SPC_11_03</text:p>
          </table:table-cell>
          <table:table-cell table:style-name="ce236" table:formula="of:=IF(MID([.F42];6;1)&gt;MID([.F41];6;1);[.C41];[.C41]+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2: Show form to edit group navigation</text:p>
          </table:table-cell>
          <table:table-cell table:style-name="ce265" office:value-type="string">
            <text:p>- Select group navigation and click on <text:span text:style-name="T1">Edit </text:span><text:span text:style-name="T1">properties</text:span> link</text:p>
          </table:table-cell>
          <table:table-cell table:style-name="ce243" office:value-type="string">
            <text:p>Page Navigation form is shown: </text:p>
            <text:p>- Owner type: “group”, can not be changed</text:p>
            <text:p>- Owner id: group name, <text:s/>can not be changed</text:p>
            <text:p>- User can change Priority </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43];6;1)&gt;MID([.F42];6;1);&quot;&quot;;MAX([.A$7:.A42])+1)">
            <text:p/>
          </table:table-cell>
          <table:table-cell table:style-name="ce232" office:value-type="string">
            <text:p>FNC_SOC_SPC_11_03</text:p>
          </table:table-cell>
          <table:table-cell table:style-name="ce236" table:formula="of:=IF(MID([.F43];6;1)&gt;MID([.F42];6;1);[.C42];[.C42]+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3: Change Priority of nav</text:p>
          </table:table-cell>
          <table:table-cell table:style-name="ce265" office:value-type="string">
            <text:p>- Choose a number for priority of nav</text:p>
            <text:p>- Click <text:span text:style-name="T1">Save</text:span></text:p>
          </table:table-cell>
          <table:table-cell table:style-name="ce243" office:value-type="string">
            <text:p>- Change is saved</text:p>
            <text:p>- The order of navigation in list is changed as edited</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44];6;1)&gt;MID([.F43];6;1);&quot;&quot;;MAX([.A$7:.A43])+1)">
            <text:p/>
          </table:table-cell>
          <table:table-cell table:style-name="ce232" office:value-type="string">
            <text:p>FNC_SOC_SPC_11_03</text:p>
          </table:table-cell>
          <table:table-cell table:style-name="ce235" table:formula="of:=IF(MID([.F44];6;1)&gt;MID([.F43];6;1);[.C43];[.C43]+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4: Check after change priority of navigation</text:p>
          </table:table-cell>
          <table:table-cell table:style-name="ce265" office:value-type="string">
            <text:p>- Sign out and Sign In again</text:p>
            <text:p>- Go to Group link</text:p>
          </table:table-cell>
          <table:table-cell table:style-name="ce243" office:value-type="string">
            <text:p>- Show navigation list after change priority successfully</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45];6;1)&gt;MID([.F44];6;1);&quot;&quot;;MAX([.A$7:.A44])+1)" office:value-type="float" office:value="12">
            <text:p>012</text:p>
          </table:table-cell>
          <table:table-cell table:style-name="ce232" office:value-type="string">
            <text:p>FNC_SOC_SPC_11_03</text:p>
          </table:table-cell>
          <table:table-cell table:style-name="ce235" table:formula="of:=IF(MID([.F45];6;1)&gt;MID([.F43];6;1);[.C43];[.C43]+1)" office:value-type="float" office:value="2">
            <text:p>002</text:p>
          </table:table-cell>
          <table:table-cell table:style-name="ce239" office:value-type="string">
            <text:p>Social\Page_Nav\Navigation\Edit</text:p>
          </table:table-cell>
          <table:table-cell table:style-name="ce244" office:value-type="string">
            <text:p>Check after edited navigation without saving changes on that navigation</text:p>
          </table:table-cell>
          <table:table-cell table:style-name="ce257" office:value-type="string">
            <text:p>Step 1: Show Edit page and Nav</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Edit navigation form is shown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7">
          <table:table-cell table:style-name="ce228" table:formula="of:=IF(MID([.F46];6;1)&gt;MID([.F45];6;1);&quot;&quot;;MAX([.A$7:.A45])+1)">
            <text:p/>
          </table:table-cell>
          <table:table-cell table:style-name="ce232" office:value-type="string">
            <text:p>FNC_SOC_SPC_11_03</text:p>
          </table:table-cell>
          <table:table-cell table:style-name="ce235" table:formula="of:=IF(MID([.F46];6;1)&gt;MID([.F45];6;1);[.C45];[.C45]+1)" office:value-type="float" office:value="2">
            <text:p>002</text:p>
          </table:table-cell>
          <table:table-cell table:style-name="ce239" office:value-type="string">
            <text:p>Social\Page_Nav\Navigation\Edit</text:p>
          </table:table-cell>
          <table:table-cell table:style-name="ce245" office:value-type="string">
            <text:p>Check after edited navigation without saving changes on that navigation</text:p>
          </table:table-cell>
          <table:table-cell table:style-name="ce257" office:value-type="string">
            <text:p>Step 2: Edit navigation</text:p>
          </table:table-cell>
          <table:table-cell table:style-name="ce265" office:value-type="string">
            <text:p>- Choose a group navigation from list and click on <text:span text:style-name="T1">Edit properties</text:span> link</text:p>
            <text:p>- Make change Priority</text:p>
            <text:p>- Click <text:span text:style-name="T1">Close </text:span><text:span text:style-name="T12">button</text:span><text:span text:style-name="T1"> </text:span><text:span text:style-name="T12">in Edit navigation form</text:span></text:p>
          </table:table-cell>
          <table:table-cell table:style-name="ce243" office:value-type="string">
            <text:p>Edit properties of group navigation is close without any change</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47];6;1)&gt;MID([.F46];6;1);&quot;&quot;;MAX([.A$7:.A46])+1)">
            <text:p/>
          </table:table-cell>
          <table:table-cell table:style-name="ce232" office:value-type="string">
            <text:p>FNC_SOC_SPC_11_03</text:p>
          </table:table-cell>
          <table:table-cell table:style-name="ce235" table:formula="of:=IF(MID([.F47];6;1)&gt;MID([.F46];6;1);[.C46];[.C46]+1)" office:value-type="float" office:value="2">
            <text:p>002</text:p>
          </table:table-cell>
          <table:table-cell table:style-name="ce239" office:value-type="string">
            <text:p>Social\Page_Nav\Navigation\Edit</text:p>
          </table:table-cell>
          <table:table-cell table:style-name="ce245" office:value-type="string">
            <text:p>Check after edited navigation without saving changes on that navigation</text:p>
          </table:table-cell>
          <table:table-cell table:style-name="ce257" office:value-type="string">
            <text:p>Step 3: Check after navigation was change without saving</text:p>
          </table:table-cell>
          <table:table-cell table:style-name="ce265" office:value-type="string">
            <text:p>- Choose a group navigation from list and click on <text:span text:style-name="T1">Edit properties</text:span> link</text:p>
          </table:table-cell>
          <table:table-cell table:style-name="ce243" office:value-type="string">
            <text:p>All old values are kept</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48];6;1)&gt;MID([.F47];6;1);&quot;&quot;;MAX([.A$7:.A47])+1)" office:value-type="float" office:value="13">
            <text:p>013</text:p>
          </table:table-cell>
          <table:table-cell table:style-name="ce232" office:value-type="string">
            <text:p>FNC_SOC_SPC_11_04</text:p>
          </table:table-cell>
          <table:table-cell table:style-name="ce236" office:value-type="float" office:value="1">
            <text:p>001</text:p>
          </table:table-cell>
          <table:table-cell table:style-name="ce239" office:value-type="string">
            <text:p>Social\Page_Nav\Navigation\Delete</text:p>
          </table:table-cell>
          <table:table-cell table:style-name="ce244" office:value-type="string">
            <text:p>Delete navigation of a group</text:p>
          </table:table-cell>
          <table:table-cell table:style-name="ce257" office:value-type="string">
            <text:p>Step 1: Show group navigation page</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Edit navigation form is shown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49];6;1)&gt;MID([.F48];6;1);&quot;&quot;;MAX([.A$7:.A48])+1)">
            <text:p/>
          </table:table-cell>
          <table:table-cell table:style-name="ce232" office:value-type="string">
            <text:p>FNC_SOC_SPC_11_04</text:p>
          </table:table-cell>
          <table:table-cell table:style-name="ce236" table:formula="of:=IF(MID([.F49];6;1)&gt;MID([.F48];6;1);[.C48];[.C48]+1)" office:value-type="float" office:value="1">
            <text:p>001</text:p>
          </table:table-cell>
          <table:table-cell table:style-name="ce239" office:value-type="string">
            <text:p>Social\Page_Nav\Navigation\Delete</text:p>
          </table:table-cell>
          <table:table-cell table:style-name="ce245" office:value-type="string">
            <text:p>Delete navigation of a group</text:p>
          </table:table-cell>
          <table:table-cell table:style-name="ce257" office:value-type="string">
            <text:p>Step 2: Delete nav of group</text:p>
          </table:table-cell>
          <table:table-cell table:style-name="ce265" office:value-type="string">
            <text:p>- Select a group nav from list and click on <text:span text:style-name="T1">Delete navigation</text:span> link</text:p>
            <text:p><text:span text:style-name="T12">- Click </text:span><text:span text:style-name="T1">OK </text:span><text:span text:style-name="T12">to confirm</text:span></text:p>
          </table:table-cell>
          <table:table-cell table:style-name="ce243" office:value-type="string">
            <text:p>The navigation and its nodes are remov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35">
          <table:table-cell table:style-name="ce228" table:formula="of:=IF(MID([.F50];6;1)&gt;MID([.F49];6;1);&quot;&quot;;MAX([.A$7:.A49])+1)" office:value-type="float" office:value="14">
            <text:p>014</text:p>
          </table:table-cell>
          <table:table-cell table:style-name="ce232" office:value-type="string">
            <text:p>FNC_SOC_SPC_11_04</text:p>
          </table:table-cell>
          <table:table-cell table:style-name="ce236" table:formula="of:=IF(MID([.F50];6;1)&gt;MID([.F49];6;1);[.C49];[.C49]+1)" office:value-type="float" office:value="2">
            <text:p>002</text:p>
          </table:table-cell>
          <table:table-cell table:style-name="ce239" office:value-type="string">
            <text:p>Social\Page_Nav\Navigation\Delete</text:p>
          </table:table-cell>
          <table:table-cell table:style-name="ce244" office:value-type="string">
            <text:p>Delete navigation of current using portal</text:p>
          </table:table-cell>
          <table:table-cell table:style-name="ce257" office:value-type="string">
            <text:p>Step 1: Show Portal navigation page</text:p>
          </table:table-cell>
          <table:table-cell table:style-name="ce265" office:value-type="string">
            <text:p>- Login by user can edit current portal </text:p>
            <text:p>- Click on <text:span text:style-name="T1">site </text:span><text:span text:style-name="T12">link</text:span></text:p>
          </table:table-cell>
          <table:table-cell table:style-name="ce243" office:value-type="string">
            <text:p>Portal navigation page is shown: </text:p>
            <text:p>- Display all exited portal on gatein </text:p>
            <text:p>- Edit layout link: folMinor user can edit the site which user has edit right </text:p>
            <text:p>- Edit Navigation link: folMinor user add or delete or edit node of each Portal navigation</text:p>
            <text:p>- Edit Portal's Properties link: <text:s/>edit properties of portal <text:s text:c="2"/>Portal settings <text:s text:c="2"/>Properties <text:s text:c="2"/>Permission setting: access and edit permission </text:p>
            <text:p>- Delete link: delete site </text:p>
            <text:p>- Add new Portal button: user can add new site (portal) for GateI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51];6;1)&gt;MID([.F50];6;1);&quot;&quot;;MAX([.A$7:.A50])+1)">
            <text:p/>
          </table:table-cell>
          <table:table-cell table:style-name="ce232" office:value-type="string">
            <text:p>FNC_SOC_SPC_11_04</text:p>
          </table:table-cell>
          <table:table-cell table:style-name="ce236" table:formula="of:=IF(MID([.F51];6;1)&gt;MID([.F50];6;1);[.C50];[.C50]+1)" office:value-type="float" office:value="2">
            <text:p>002</text:p>
          </table:table-cell>
          <table:table-cell table:style-name="ce239" office:value-type="string">
            <text:p>Social\Page_Nav\Navigation\Delete</text:p>
          </table:table-cell>
          <table:table-cell table:style-name="ce245" office:value-type="string">
            <text:p>Delete navigation of current using portal</text:p>
          </table:table-cell>
          <table:table-cell table:style-name="ce257" office:value-type="string">
            <text:p>Step 2: Delete nav of portal</text:p>
          </table:table-cell>
          <table:table-cell table:style-name="ce265" office:value-type="string">
            <text:p>- Select a portal's nav from list</text:p>
            <text:p/>
          </table:table-cell>
          <table:table-cell table:style-name="ce243" office:value-type="string">
            <text:p>User doesn't delete the navigation of portal</text:p>
          </table:table-cell>
          <table:table-cell table:style-name="ce243"/>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52];6;1)&gt;MID([.F51];6;1);&quot;&quot;;MAX([.A$7:.A51])+1)" office:value-type="float" office:value="15">
            <text:p>015</text:p>
          </table:table-cell>
          <table:table-cell table:style-name="ce232" office:value-type="string">
            <text:p>FNC_SOC_SPC_12_01</text:p>
          </table:table-cell>
          <table:table-cell table:style-name="ce236" office:value-type="float" office:value="1">
            <text:p>001</text:p>
          </table:table-cell>
          <table:table-cell table:style-name="ce239" office:value-type="string">
            <text:p>Social\Page_Nav\Node\Display</text:p>
          </table:table-cell>
          <table:table-cell table:style-name="ce244" office:value-type="string">
            <text:p>Check when select a node to view </text:p>
          </table:table-cell>
          <table:table-cell table:style-name="ce243" office:value-type="string">
            <text:p>Step 1: Show Edit portal's navigation</text:p>
          </table:table-cell>
          <table:table-cell table:style-name="ce265" office:value-type="string">
            <text:p>- Login by admin</text:p>
            <text:p>- Click on <text:span text:style-name="T1">site</text:span> link </text:p>
            <text:p>- Select a portal and click on <text:span text:style-name="T1">[Edit </text:span><text:span text:style-name="T1">navigation]</text:span> link</text:p>
          </table:table-cell>
          <table:table-cell table:style-name="ce243" office:value-type="string">
            <text:p>Edit portal navigation is show with all exited node on Portal'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53];6;1)&gt;MID([.F52];6;1);&quot;&quot;;MAX([.A$7:.A52])+1)">
            <text:p/>
          </table:table-cell>
          <table:table-cell table:style-name="ce232" office:value-type="string">
            <text:p>FNC_SOC_SPC_12_01</text:p>
          </table:table-cell>
          <table:table-cell table:style-name="ce236" table:formula="of:=IF(MID([.F53];6;1)&gt;MID([.F52];6;1);[.C52];[.C52]+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43" office:value-type="string">
            <text:p>Step 2: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54];6;1)&gt;MID([.F53];6;1);&quot;&quot;;MAX([.A$7:.A53])+1)">
            <text:p/>
          </table:table-cell>
          <table:table-cell table:style-name="ce232" office:value-type="string">
            <text:p>FNC_SOC_SPC_12_01</text:p>
          </table:table-cell>
          <table:table-cell table:style-name="ce236" table:formula="of:=IF(MID([.F54];6;1)&gt;MID([.F53];6;1);[.C53];[.C53]+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3: Check when select a node (links to specific page) contains sub node(s)</text:p>
          </table:table-cell>
          <table:table-cell table:style-name="ce260" office:value-type="string">
            <text:p>- Create 1 node with specific page and create its sub node(s) or Click to select a node contains sub node(s)</text:p>
          </table:table-cell>
          <table:table-cell table:style-name="ce258" office:value-type="string">
            <text:p>- Node is selected (with -).</text:p>
            <text:p>- All its sub node(s) are listed</text:p>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55];6;1)&gt;MID([.F54];6;1);&quot;&quot;;MAX([.A$7:.A54])+1)">
            <text:p/>
          </table:table-cell>
          <table:table-cell table:style-name="ce232" office:value-type="string">
            <text:p>FNC_SOC_SPC_12_01</text:p>
          </table:table-cell>
          <table:table-cell table:style-name="ce236" table:formula="of:=IF(MID([.F55];6;1)&gt;MID([.F54];6;1);[.C54];[.C54]+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4: Check <text:s/>when select a node (links to specific page) contains no sub node(s)</text:p>
          </table:table-cell>
          <table:table-cell table:style-name="ce260" office:value-type="string">
            <text:p>- Create new node with specific page or select a node (links to specific page) with <text:s/>no sub node</text:p>
          </table:table-cell>
          <table:table-cell table:style-name="ce258" office:value-type="string">
            <text:p>- Node is selected (with -).</text:p>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56];6;1)&gt;MID([.F55];6;1);&quot;&quot;;MAX([.A$7:.A55])+1)">
            <text:p/>
          </table:table-cell>
          <table:table-cell table:style-name="ce232" office:value-type="string">
            <text:p>FNC_SOC_SPC_12_01</text:p>
          </table:table-cell>
          <table:table-cell table:style-name="ce235" table:formula="of:=IF(MID([.F56];6;1)&gt;MID([.F55];6;1);[.C55];[.C55]+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5: Check when select a node that does not link to any page</text:p>
          </table:table-cell>
          <table:table-cell table:style-name="ce260" office:value-type="string">
            <text:p>- Create new node with no page or select existing node contains no page</text:p>
          </table:table-cell>
          <table:table-cell table:style-name="ce258" office:value-type="string">
            <text:p>- Node is selected (with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57];6;1)&gt;MID([.F56];6;1);&quot;&quot;;MAX([.A$7:.A56])+1)" office:value-type="float" office:value="16">
            <text:p>016</text:p>
          </table:table-cell>
          <table:table-cell table:style-name="ce232" office:value-type="string">
            <text:p>FNC_SOC_SPC_12_01</text:p>
          </table:table-cell>
          <table:table-cell table:style-name="ce235" table:formula="of:=IF(MID([.F57];6;1)&gt;MID([.F56];6;1);[.C56];[.C56]+1)" office:value-type="float" office:value="2">
            <text:p>002</text:p>
          </table:table-cell>
          <table:table-cell table:style-name="ce239" office:value-type="string">
            <text:p>Social\Page_Nav\Node\Display</text:p>
          </table:table-cell>
          <table:table-cell table:style-name="ce244" office:value-type="string">
            <text:p>Check when use Up level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58];6;1)&gt;MID([.F57];6;1);&quot;&quot;;MAX([.A$7:.A57])+1)">
            <text:p/>
          </table:table-cell>
          <table:table-cell table:style-name="ce232" office:value-type="string">
            <text:p>FNC_SOC_SPC_12_01</text:p>
          </table:table-cell>
          <table:table-cell table:style-name="ce235" table:formula="of:=IF(MID([.F58];6;1)&gt;MID([.F57];6;1);[.C57];[.C57]+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2: Select node(s)</text:p>
          </table:table-cell>
          <table:table-cell table:style-name="ce260" office:value-type="string">
            <text:p>- Select node contains sub nodes</text:p>
          </table:table-cell>
          <table:table-cell table:style-name="ce258" office:value-type="string">
            <text:p>Selected node is expanded, its sub nodes are list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59];6;1)&gt;MID([.F58];6;1);&quot;&quot;;MAX([.A$7:.A58])+1)">
            <text:p/>
          </table:table-cell>
          <table:table-cell table:style-name="ce232" office:value-type="string">
            <text:p>FNC_SOC_SPC_12_01</text:p>
          </table:table-cell>
          <table:table-cell table:style-name="ce235" table:formula="of:=IF(MID([.F59];6;1)&gt;MID([.F58];6;1);[.C58];[.C58]+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3: Check Up level</text:p>
          </table:table-cell>
          <table:table-cell table:style-name="ce260" office:value-type="string">
            <text:p>Click Up level icon</text:p>
          </table:table-cell>
          <table:table-cell table:style-name="ce258" office:value-type="string">
            <text:p>Selecting node is collapsed, its sub nodes are hidde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60];6;1)&gt;MID([.F59];6;1);&quot;&quot;;MAX([.A$7:.A59])+1)">
            <text:p/>
          </table:table-cell>
          <table:table-cell table:style-name="ce232" office:value-type="string">
            <text:p>FNC_SOC_SPC_12_01</text:p>
          </table:table-cell>
          <table:table-cell table:style-name="ce235" table:formula="of:=IF(MID([.F60];6;1)&gt;MID([.F59];6;1);[.C59];[.C59]+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4: Show nodes list at the first level</text:p>
          </table:table-cell>
          <table:table-cell table:style-name="ce260" office:value-type="string">
            <text:p>Click Up level icon still jump to the first level of node in list</text:p>
          </table:table-cell>
          <table:table-cell table:style-name="ce258" office:value-type="string">
            <text:p>All node at the first level are shown, no node is expand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61];6;1)&gt;MID([.F60];6;1);&quot;&quot;;MAX([.A$7:.A60])+1)">
            <text:p/>
          </table:table-cell>
          <table:table-cell table:style-name="ce232" office:value-type="string">
            <text:p>FNC_SOC_SPC_12_01</text:p>
          </table:table-cell>
          <table:table-cell table:style-name="ce235" table:formula="of:=IF(MID([.F61];6;1)&gt;MID([.F60];6;1);[.C60];[.C60]+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5: Check Up level</text:p>
          </table:table-cell>
          <table:table-cell table:style-name="ce260" office:value-type="string">
            <text:p>Click Up level icon</text:p>
          </table:table-cell>
          <table:table-cell table:style-name="ce258" office:value-type="string">
            <text:p>Nothing happens, can not do anything when current nodes are in the first level</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62];6;1)&gt;MID([.F61];6;1);&quot;&quot;;MAX([.A$7:.A61])+1)" office:value-type="float" office:value="17">
            <text:p>017</text:p>
          </table:table-cell>
          <table:table-cell table:style-name="ce232" office:value-type="string">
            <text:p>FNC_SOC_SPC_12_02</text:p>
          </table:table-cell>
          <table:table-cell table:style-name="ce235" office:value-type="float" office:value="1">
            <text:p>001</text:p>
          </table:table-cell>
          <table:table-cell table:style-name="ce239" office:value-type="string">
            <text:p>Social\Page_Nav\Node\Create</text:p>
          </table:table-cell>
          <table:table-cell table:style-name="ce244" office:value-type="string">
            <text:p>Create new node in the first level</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63];6;1)&gt;MID([.F62];6;1);&quot;&quot;;MAX([.A$7:.A62])+1)">
            <text:p/>
          </table:table-cell>
          <table:table-cell table:style-name="ce232" office:value-type="string">
            <text:p>FNC_SOC_SPC_12_02</text:p>
          </table:table-cell>
          <table:table-cell table:style-name="ce235" table:formula="of:=IF(MID([.F63];6;1)&gt;MID([.F62];6;1);[.C62];[.C62]+1)" office:value-type="float" office:value="1">
            <text:p>001</text:p>
          </table:table-cell>
          <table:table-cell table:style-name="ce239" office:value-type="string">
            <text:p>Social\Page_Nav\Node\Create</text:p>
          </table:table-cell>
          <table:table-cell table:style-name="ce245" office:value-type="string">
            <text:p>Create new node in the first level</text:p>
          </table:table-cell>
          <table:table-cell table:style-name="ce258" office:value-type="string">
            <text:p>Step 2: Show form to add new node</text:p>
          </table:table-cell>
          <table:table-cell table:style-name="ce260" office:value-type="string">
            <text:p>- Click on Up level or not</text:p>
            <text:p>- Click on <text:span text:style-name="T1">[add node] </text:span><text:span text:style-name="T12">button</text:span></text:p>
          </table:table-cell>
          <table:table-cell table:style-name="ce258" office:value-type="string">
            <text:p>Add new node form is shown properly</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1">
          <table:table-cell table:style-name="ce228" table:formula="of:=IF(MID([.F64];6;1)&gt;MID([.F63];6;1);&quot;&quot;;MAX([.A$7:.A63])+1)">
            <text:p/>
          </table:table-cell>
          <table:table-cell table:style-name="ce232" office:value-type="string">
            <text:p>FNC_SOC_SPC_12_02</text:p>
          </table:table-cell>
          <table:table-cell table:style-name="ce235" table:formula="of:=IF(MID([.F64];6;1)&gt;MID([.F63];6;1);[.C63];[.C63]+1)" office:value-type="float" office:value="1">
            <text:p>001</text:p>
          </table:table-cell>
          <table:table-cell table:style-name="ce239" office:value-type="string">
            <text:p>Social\Page_Nav\Node\Create</text:p>
          </table:table-cell>
          <table:table-cell table:style-name="ce245" office:value-type="string">
            <text:p>Create new node in the first level</text:p>
          </table:table-cell>
          <table:table-cell table:style-name="ce258" office:value-type="string">
            <text:p>Step 3: Create node</text:p>
          </table:table-cell>
          <table:table-cell table:style-name="ce260" office:value-type="string">
            <text:p>- Input values for required field</text:p>
            <text:p>- Click <text:span text:style-name="T1">Save</text:span></text:p>
          </table:table-cell>
          <table:table-cell table:style-name="ce258" office:value-type="string">
            <text:p>New node is created successfully in the first level</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65];6;1)&gt;MID([.F64];6;1);&quot;&quot;;MAX([.A$7:.A64])+1)" office:value-type="float" office:value="18">
            <text:p>018</text:p>
          </table:table-cell>
          <table:table-cell table:style-name="ce232" office:value-type="string">
            <text:p>FNC_SOC_SPC_12_02</text:p>
          </table:table-cell>
          <table:table-cell table:style-name="ce235" table:formula="of:=IF(MID([.F65];6;1)&gt;MID([.F64];6;1);[.C64];[.C64]+1)" office:value-type="float" office:value="2">
            <text:p>002</text:p>
          </table:table-cell>
          <table:table-cell table:style-name="ce239" office:value-type="string">
            <text:p>Social\Page_Nav\Node\Create</text:p>
          </table:table-cell>
          <table:table-cell table:style-name="ce244" office:value-type="string">
            <text:p>Create new node as child of existing nod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4">
          <table:table-cell table:style-name="ce228" table:formula="of:=IF(MID([.F66];6;1)&gt;MID([.F65];6;1);&quot;&quot;;MAX([.A$7:.A65])+1)">
            <text:p/>
          </table:table-cell>
          <table:table-cell table:style-name="ce232" office:value-type="string">
            <text:p>FNC_SOC_SPC_12_02</text:p>
          </table:table-cell>
          <table:table-cell table:style-name="ce235" table:formula="of:=IF(MID([.F66];6;1)&gt;MID([.F65];6;1);[.C65];[.C65]+1)" office:value-type="float" office:value="2">
            <text:p>002</text:p>
          </table:table-cell>
          <table:table-cell table:style-name="ce239" office:value-type="string">
            <text:p>Social\Page_Nav\Node\Create</text:p>
          </table:table-cell>
          <table:table-cell table:style-name="ce245" office:value-type="string">
            <text:p>Create new node as child of existing node</text:p>
          </table:table-cell>
          <table:table-cell table:style-name="ce258" office:value-type="string">
            <text:p>Step 2: Show form to add new node</text:p>
          </table:table-cell>
          <table:table-cell table:style-name="ce260" office:value-type="string">
            <text:p>- Choose a parent node</text:p>
            <text:p>- Right click on one node and select Add new node</text:p>
          </table:table-cell>
          <table:table-cell table:style-name="ce258" office:value-type="string">
            <text:p>Add new node form is shown properly</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1">
          <table:table-cell table:style-name="ce228" table:formula="of:=IF(MID([.F67];6;1)&gt;MID([.F66];6;1);&quot;&quot;;MAX([.A$7:.A66])+1)">
            <text:p/>
          </table:table-cell>
          <table:table-cell table:style-name="ce232" office:value-type="string">
            <text:p>FNC_SOC_SPC_12_02</text:p>
          </table:table-cell>
          <table:table-cell table:style-name="ce235" table:formula="of:=IF(MID([.F67];6;1)&gt;MID([.F66];6;1);[.C66];[.C66]+1)" office:value-type="float" office:value="2">
            <text:p>002</text:p>
          </table:table-cell>
          <table:table-cell table:style-name="ce239" office:value-type="string">
            <text:p>Social\Page_Nav\Node\Create</text:p>
          </table:table-cell>
          <table:table-cell table:style-name="ce245" office:value-type="string">
            <text:p>Create new node as child of existing node</text:p>
          </table:table-cell>
          <table:table-cell table:style-name="ce258" office:value-type="string">
            <text:p>Step 3: Create node</text:p>
          </table:table-cell>
          <table:table-cell table:style-name="ce260" office:value-type="string">
            <text:p>- Input values for required field</text:p>
            <text:p>- Click <text:span text:style-name="T1">Save</text:span></text:p>
          </table:table-cell>
          <table:table-cell table:style-name="ce258" office:value-type="string">
            <text:p>New node is created successfully and displayed as sub node of selected parent</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68];6;1)&gt;MID([.F67];6;1);&quot;&quot;;MAX([.A$7:.A67])+1)" office:value-type="float" office:value="19">
            <text:p>019</text:p>
          </table:table-cell>
          <table:table-cell table:style-name="ce232" office:value-type="string">
            <text:p>FNC_SOC_SPC_12_02</text:p>
          </table:table-cell>
          <table:table-cell table:style-name="ce235" table:formula="of:=IF(MID([.F68];6;1)&gt;MID([.F67];6;1);[.C67];[.C67]+1)" office:value-type="float" office:value="3">
            <text:p>003</text:p>
          </table:table-cell>
          <table:table-cell table:style-name="ce239" office:value-type="string">
            <text:p>Social\Page_Nav\Node\Create</text:p>
          </table:table-cell>
          <table:table-cell table:style-name="ce244" office:value-type="string">
            <text:p>Add new node with blank Na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8">
          <table:table-cell table:style-name="ce228" table:formula="of:=IF(MID([.F69];6;1)&gt;MID([.F68];6;1);&quot;&quot;;MAX([.A$7:.A68])+1)">
            <text:p/>
          </table:table-cell>
          <table:table-cell table:style-name="ce232" office:value-type="string">
            <text:p>FNC_SOC_SPC_12_02</text:p>
          </table:table-cell>
          <table:table-cell table:style-name="ce235" table:formula="of:=IF(MID([.F69];6;1)&gt;MID([.F68];6;1);[.C68];[.C68]+1)" office:value-type="float" office:value="3">
            <text:p>003</text:p>
          </table:table-cell>
          <table:table-cell table:style-name="ce239" office:value-type="string">
            <text:p>Social\Page_Nav\Node\Create</text:p>
          </table:table-cell>
          <table:table-cell table:style-name="ce245" office:value-type="string">
            <text:p>Add new node with blank Na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4">
          <table:table-cell table:style-name="ce228" table:formula="of:=IF(MID([.F70];6;1)&gt;MID([.F69];6;1);&quot;&quot;;MAX([.A$7:.A69])+1)">
            <text:p/>
          </table:table-cell>
          <table:table-cell table:style-name="ce232" office:value-type="string">
            <text:p>FNC_SOC_SPC_12_02</text:p>
          </table:table-cell>
          <table:table-cell table:style-name="ce235" table:formula="of:=IF(MID([.F70];6;1)&gt;MID([.F69];6;1);[.C69];[.C69]+1)" office:value-type="float" office:value="3">
            <text:p>003</text:p>
          </table:table-cell>
          <table:table-cell table:style-name="ce239" office:value-type="string">
            <text:p>Social\Page_Nav\Node\Create</text:p>
          </table:table-cell>
          <table:table-cell table:style-name="ce245" office:value-type="string">
            <text:p>Add new node with blank Name</text:p>
          </table:table-cell>
          <table:table-cell table:style-name="ce258" office:value-type="string">
            <text:p>Step 3: Add new node with no name</text:p>
          </table:table-cell>
          <table:table-cell table:style-name="ce260" office:value-type="string">
            <text:p>- Leave <text:span text:style-name="T1">Node Name</text:span> blank</text:p>
            <text:p>- Input values for others</text:p>
            <text:p>- Click <text:span text:style-name="T1">Save</text:span></text:p>
          </table:table-cell>
          <table:table-cell table:style-name="ce258" office:value-type="string">
            <text:p>Show message alerts Node name can not be blank</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71];6;1)&gt;MID([.F70];6;1);&quot;&quot;;MAX([.A$7:.A70])+1)" office:value-type="float" office:value="20">
            <text:p>020</text:p>
          </table:table-cell>
          <table:table-cell table:style-name="ce232" office:value-type="string">
            <text:p>FNC_SOC_SPC_12_02</text:p>
          </table:table-cell>
          <table:table-cell table:style-name="ce235" table:formula="of:=IF(MID([.F71];6;1)&gt;MID([.F70];6;1);[.C70];[.C70]+1)" office:value-type="float" office:value="4">
            <text:p>004</text:p>
          </table:table-cell>
          <table:table-cell table:style-name="ce239" office:value-type="string">
            <text:p>Social\Page_Nav\Node\Create</text:p>
          </table:table-cell>
          <table:table-cell table:style-name="ce244" office:value-type="string">
            <text:p>Add new node with Name starts by a number</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8">
          <table:table-cell table:style-name="ce228" table:formula="of:=IF(MID([.F72];6;1)&gt;MID([.F71];6;1);&quot;&quot;;MAX([.A$7:.A71])+1)">
            <text:p/>
          </table:table-cell>
          <table:table-cell table:style-name="ce232" office:value-type="string">
            <text:p>FNC_SOC_SPC_12_02</text:p>
          </table:table-cell>
          <table:table-cell table:style-name="ce235" table:formula="of:=IF(MID([.F72];6;1)&gt;MID([.F71];6;1);[.C71];[.C71]+1)" office:value-type="float" office:value="4">
            <text:p>004</text:p>
          </table:table-cell>
          <table:table-cell table:style-name="ce239" office:value-type="string">
            <text:p>Social\Page_Nav\Node\Create</text:p>
          </table:table-cell>
          <table:table-cell table:style-name="ce245" office:value-type="string">
            <text:p>Add new node with Name starts by a number</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8">
          <table:table-cell table:style-name="ce228" table:formula="of:=IF(MID([.F73];6;1)&gt;MID([.F72];6;1);&quot;&quot;;MAX([.A$7:.A72])+1)">
            <text:p/>
          </table:table-cell>
          <table:table-cell table:style-name="ce232" office:value-type="string">
            <text:p>FNC_SOC_SPC_12_02</text:p>
          </table:table-cell>
          <table:table-cell table:style-name="ce235" table:formula="of:=IF(MID([.F73];6;1)&gt;MID([.F72];6;1);[.C72];[.C72]+1)" office:value-type="float" office:value="4">
            <text:p>004</text:p>
          </table:table-cell>
          <table:table-cell table:style-name="ce239" office:value-type="string">
            <text:p>Social\Page_Nav\Node\Create</text:p>
          </table:table-cell>
          <table:table-cell table:style-name="ce245" office:value-type="string">
            <text:p>Add new node with Name starts by a number</text:p>
          </table:table-cell>
          <table:table-cell table:style-name="ce258" office:value-type="string">
            <text:p>Step 3: Add new node</text:p>
          </table:table-cell>
          <table:table-cell table:style-name="ce260" office:value-type="string">
            <text:p>- Input value for <text:span text:style-name="T1">Node Name </text:span><text:span text:style-name="T12">with a number </text:span><text:span text:style-name="T12">as the first letter</text:span></text:p>
            <text:p>- Input values for others</text:p>
            <text:p>- Click <text:span text:style-name="T1">Save</text:span></text:p>
          </table:table-cell>
          <table:table-cell table:style-name="ce258" office:value-type="string">
            <text:p>Show message alerts Node name can not start with a number</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74];6;1)&gt;MID([.F73];6;1);&quot;&quot;;MAX([.A$7:.A73])+1)" office:value-type="float" office:value="21">
            <text:p>021</text:p>
          </table:table-cell>
          <table:table-cell table:style-name="ce232" office:value-type="string">
            <text:p>FNC_SOC_SPC_12_02</text:p>
          </table:table-cell>
          <table:table-cell table:style-name="ce235" table:formula="of:=IF(MID([.F74];6;1)&gt;MID([.F73];6;1);[.C73];[.C73]+1)" office:value-type="float" office:value="5">
            <text:p>005</text:p>
          </table:table-cell>
          <table:table-cell table:style-name="ce239" office:value-type="string">
            <text:p>Social\Page_Nav\Node\Create</text:p>
          </table:table-cell>
          <table:table-cell table:style-name="ce244" office:value-type="string">
            <text:p>Add new node with Name starts by dash characters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75];6;1)&gt;MID([.F74];6;1);&quot;&quot;;MAX([.A$7:.A74])+1)">
            <text:p/>
          </table:table-cell>
          <table:table-cell table:style-name="ce232" office:value-type="string">
            <text:p>FNC_SOC_SPC_12_02</text:p>
          </table:table-cell>
          <table:table-cell table:style-name="ce235" table:formula="of:=IF(MID([.F75];6;1)&gt;MID([.F74];6;1);[.C74];[.C74]+1)" office:value-type="float" office:value="5">
            <text:p>005</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76];6;1)&gt;MID([.F75];6;1);&quot;&quot;;MAX([.A$7:.A75])+1)">
            <text:p/>
          </table:table-cell>
          <table:table-cell table:style-name="ce232" office:value-type="string">
            <text:p>FNC_SOC_SPC_12_02</text:p>
          </table:table-cell>
          <table:table-cell table:style-name="ce235" table:formula="of:=IF(MID([.F76];6;1)&gt;MID([.F75];6;1);[.C75];[.C75]+1)" office:value-type="float" office:value="5">
            <text:p>005</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3: Add new node</text:p>
          </table:table-cell>
          <table:table-cell table:style-name="ce260" office:value-type="string">
            <text:p><text:span text:style-name="T25">- Input value for </text:span><text:span text:style-name="T26">Node Name start</text:span><text:span text:style-name="T27"> by dash </text:span><text:span text:style-name="T27">characters </text:span></text:p>
            <text:p>- Input values for others</text:p>
            <text:p>- Click <text:span text:style-name="T1">Save</text:span></text:p>
          </table:table-cell>
          <table:table-cell table:style-name="ce258" office:value-type="string">
            <text:p>Show message alerts Node name can must start with a character and must not contains special characters.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77];6;1)&gt;MID([.F76];6;1);&quot;&quot;;MAX([.A$7:.A76])+1)" office:value-type="float" office:value="22">
            <text:p>022</text:p>
          </table:table-cell>
          <table:table-cell table:style-name="ce232" office:value-type="string">
            <text:p>FNC_SOC_SPC_12_02</text:p>
          </table:table-cell>
          <table:table-cell table:style-name="ce235" table:formula="of:=IF(MID([.F77];6;1)&gt;MID([.F76];6;1);[.C76];[.C76]+1)" office:value-type="float" office:value="6">
            <text:p>006</text:p>
          </table:table-cell>
          <table:table-cell table:style-name="ce239" office:value-type="string">
            <text:p>Social\Page_Nav\Node\Create</text:p>
          </table:table-cell>
          <table:table-cell table:style-name="ce244" office:value-type="string">
            <text:p>Add new node with Name starts by dot,comma and underscore characters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78];6;1)&gt;MID([.F77];6;1);&quot;&quot;;MAX([.A$7:.A77])+1)">
            <text:p/>
          </table:table-cell>
          <table:table-cell table:style-name="ce232" office:value-type="string">
            <text:p>FNC_SOC_SPC_12_02</text:p>
          </table:table-cell>
          <table:table-cell table:style-name="ce235" table:formula="of:=IF(MID([.F78];6;1)&gt;MID([.F77];6;1);[.C77];[.C77]+1)" office:value-type="float" office:value="6">
            <text:p>006</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79];6;1)&gt;MID([.F78];6;1);&quot;&quot;;MAX([.A$7:.A78])+1)">
            <text:p/>
          </table:table-cell>
          <table:table-cell table:style-name="ce232" office:value-type="string">
            <text:p>FNC_SOC_SPC_12_02</text:p>
          </table:table-cell>
          <table:table-cell table:style-name="ce235" table:formula="of:=IF(MID([.F79];6;1)&gt;MID([.F78];6;1);[.C78];[.C78]+1)" office:value-type="float" office:value="6">
            <text:p>006</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3: Add new node</text:p>
          </table:table-cell>
          <table:table-cell table:style-name="ce260" office:value-type="string">
            <text:p><text:span text:style-name="T25">- Input value for </text:span><text:span text:style-name="T26">Node Name start</text:span><text:span text:style-name="T27"> by </text:span><text:span text:style-name="T27">dot,comma and underscore characters </text:span></text:p>
            <text:p>- Input values for others</text:p>
            <text:p>- Click <text:span text:style-name="T1">Save</text:span></text:p>
          </table:table-cell>
          <table:table-cell table:style-name="ce258" office:value-type="string">
            <text:p>Show message alerts Only alpha, digit, dash and underscore characters alMinored for the field "Node Name".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0];6;1)&gt;MID([.F79];6;1);&quot;&quot;;MAX([.A$7:.A79])+1)" office:value-type="float" office:value="23">
            <text:p>023</text:p>
          </table:table-cell>
          <table:table-cell table:style-name="ce232" office:value-type="string">
            <text:p>FNC_SOC_SPC_12_02</text:p>
          </table:table-cell>
          <table:table-cell table:style-name="ce235" table:formula="of:=IF(MID([.F80];6;1)&gt;MID([.F79];6;1);[.C79];[.C79]+1)" office:value-type="float" office:value="7">
            <text:p>007</text:p>
          </table:table-cell>
          <table:table-cell table:style-name="ce239" office:value-type="string">
            <text:p>Social\Page_Nav\Node\Create</text:p>
          </table:table-cell>
          <table:table-cell table:style-name="ce244" office:value-type="string">
            <text:p>Add new node with Node name contains alpha, digit, underscore, dash in the middl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1];6;1)&gt;MID([.F80];6;1);&quot;&quot;;MAX([.A$7:.A80])+1)">
            <text:p/>
          </table:table-cell>
          <table:table-cell table:style-name="ce232" office:value-type="string">
            <text:p>FNC_SOC_SPC_12_02</text:p>
          </table:table-cell>
          <table:table-cell table:style-name="ce235" table:formula="of:=IF(MID([.F81];6;1)&gt;MID([.F80];6;1);[.C80];[.C80]+1)" office:value-type="float" office:value="7">
            <text:p>007</text:p>
          </table:table-cell>
          <table:table-cell table:style-name="ce239" office:value-type="string">
            <text:p>Social\Page_Nav\Node\Create</text:p>
          </table:table-cell>
          <table:table-cell table:style-name="ce245" office:value-type="string">
            <text:p>Add new node with Node name contains alpha, digit, underscore, dash in the middl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2];6;1)&gt;MID([.F81];6;1);&quot;&quot;;MAX([.A$7:.A81])+1)">
            <text:p/>
          </table:table-cell>
          <table:table-cell table:style-name="ce232" office:value-type="string">
            <text:p>FNC_SOC_SPC_12_02</text:p>
          </table:table-cell>
          <table:table-cell table:style-name="ce235" table:formula="of:=IF(MID([.F82];6;1)&gt;MID([.F81];6;1);[.C81];[.C81]+1)" office:value-type="float" office:value="7">
            <text:p>007</text:p>
          </table:table-cell>
          <table:table-cell table:style-name="ce239" office:value-type="string">
            <text:p>Social\Page_Nav\Node\Create</text:p>
          </table:table-cell>
          <table:table-cell table:style-name="ce245" office:value-type="string">
            <text:p>Add new node with Node name contains alpha, digit, underscore, dash in the middle</text:p>
          </table:table-cell>
          <table:table-cell table:style-name="ce258" office:value-type="string">
            <text:p>Step 3: Add new node</text:p>
          </table:table-cell>
          <table:table-cell table:style-name="ce260" office:value-type="string">
            <text:p>- Input value for Node Name contains alpha, digit, underscore, dash in the middle</text:p>
            <text:p>- Input values for others</text:p>
            <text:p>- Click <text:span text:style-name="T1">Save</text:span></text:p>
          </table:table-cell>
          <table:table-cell table:style-name="ce258" office:value-type="string">
            <text:p>New node is created successfully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3];6;1)&gt;MID([.F82];6;1);&quot;&quot;;MAX([.A$7:.A82])+1)" office:value-type="float" office:value="24">
            <text:p>024</text:p>
          </table:table-cell>
          <table:table-cell table:style-name="ce232" office:value-type="string">
            <text:p>FNC_SOC_SPC_12_02</text:p>
          </table:table-cell>
          <table:table-cell table:style-name="ce235" table:formula="of:=IF(MID([.F83];6;1)&gt;MID([.F82];6;1);[.C82];[.C82]+1)" office:value-type="float" office:value="8">
            <text:p>008</text:p>
          </table:table-cell>
          <table:table-cell table:style-name="ce239" office:value-type="string">
            <text:p>Social\Page_Nav\Node\Create</text:p>
          </table:table-cell>
          <table:table-cell table:style-name="ce244" office:value-type="string">
            <text:p>Add new node with Name contains special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4];6;1)&gt;MID([.F83];6;1);&quot;&quot;;MAX([.A$7:.A83])+1)">
            <text:p/>
          </table:table-cell>
          <table:table-cell table:style-name="ce232" office:value-type="string">
            <text:p>FNC_SOC_SPC_12_02</text:p>
          </table:table-cell>
          <table:table-cell table:style-name="ce235" table:formula="of:=IF(MID([.F84];6;1)&gt;MID([.F83];6;1);[.C83];[.C83]+1)" office:value-type="float" office:value="8">
            <text:p>008</text:p>
          </table:table-cell>
          <table:table-cell table:style-name="ce239" office:value-type="string">
            <text:p>Social\Page_Nav\Node\Create</text:p>
          </table:table-cell>
          <table:table-cell table:style-name="ce245" office:value-type="string">
            <text:p>Add new node with Name contains special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5];6;1)&gt;MID([.F84];6;1);&quot;&quot;;MAX([.A$7:.A84])+1)">
            <text:p/>
          </table:table-cell>
          <table:table-cell table:style-name="ce232" office:value-type="string">
            <text:p>FNC_SOC_SPC_12_02</text:p>
          </table:table-cell>
          <table:table-cell table:style-name="ce235" table:formula="of:=IF(MID([.F85];6;1)&gt;MID([.F84];6;1);[.C84];[.C84]+1)" office:value-type="float" office:value="8">
            <text:p>008</text:p>
          </table:table-cell>
          <table:table-cell table:style-name="ce239" office:value-type="string">
            <text:p>Social\Page_Nav\Node\Create</text:p>
          </table:table-cell>
          <table:table-cell table:style-name="ce245" office:value-type="string">
            <text:p>Add new node with Name contains special characters</text:p>
          </table:table-cell>
          <table:table-cell table:style-name="ce258" office:value-type="string">
            <text:p>Step 3: Add new node</text:p>
          </table:table-cell>
          <table:table-cell table:style-name="ce260" office:value-type="string">
            <text:p>- Input value for Node Name contains special characters ( !@#$%^and*()&lt;&gt;?) or space</text:p>
            <text:p>- Input values for others</text:p>
            <text:p>- Click Save</text:p>
          </table:table-cell>
          <table:table-cell table:style-name="ce258" office:value-type="string">
            <text:p>Show message alerts there're some invalid characters in Node na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6];6;1)&gt;MID([.F85];6;1);&quot;&quot;;MAX([.A$7:.A85])+1)" office:value-type="float" office:value="25">
            <text:p>025</text:p>
          </table:table-cell>
          <table:table-cell table:style-name="ce232" office:value-type="string">
            <text:p>FNC_SOC_SPC_12_02</text:p>
          </table:table-cell>
          <table:table-cell table:style-name="ce235" table:formula="of:=IF(MID([.F86];6;1)&gt;MID([.F85];6;1);[.C85];[.C85]+1)" office:value-type="float" office:value="9">
            <text:p>009</text:p>
          </table:table-cell>
          <table:table-cell table:style-name="ce239" office:value-type="string">
            <text:p>Social\Page_Nav\Node\Create</text:p>
          </table:table-cell>
          <table:table-cell table:style-name="ce244" office:value-type="string">
            <text:p>Add new node with Name less than 3 or over 30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7];6;1)&gt;MID([.F86];6;1);&quot;&quot;;MAX([.A$7:.A86])+1)">
            <text:p/>
          </table:table-cell>
          <table:table-cell table:style-name="ce232" office:value-type="string">
            <text:p>FNC_SOC_SPC_12_02</text:p>
          </table:table-cell>
          <table:table-cell table:style-name="ce235" table:formula="of:=IF(MID([.F87];6;1)&gt;MID([.F86];6;1);[.C86];[.C86]+1)" office:value-type="float" office:value="9">
            <text:p>009</text:p>
          </table:table-cell>
          <table:table-cell table:style-name="ce239" office:value-type="string">
            <text:p>Social\Page_Nav\Node\Create</text:p>
          </table:table-cell>
          <table:table-cell table:style-name="ce245" office:value-type="string">
            <text:p>Add new node with Name less than 3 or over 30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8];6;1)&gt;MID([.F87];6;1);&quot;&quot;;MAX([.A$7:.A87])+1)">
            <text:p/>
          </table:table-cell>
          <table:table-cell table:style-name="ce232" office:value-type="string">
            <text:p>FNC_SOC_SPC_12_02</text:p>
          </table:table-cell>
          <table:table-cell table:style-name="ce235" table:formula="of:=IF(MID([.F88];6;1)&gt;MID([.F87];6;1);[.C87];[.C87]+1)" office:value-type="float" office:value="9">
            <text:p>009</text:p>
          </table:table-cell>
          <table:table-cell table:style-name="ce239" office:value-type="string">
            <text:p>Social\Page_Nav\Node\Create</text:p>
          </table:table-cell>
          <table:table-cell table:style-name="ce245" office:value-type="string">
            <text:p>Add new node with Name less than 3 or over 30 characters</text:p>
          </table:table-cell>
          <table:table-cell table:style-name="ce258" office:value-type="string">
            <text:p>Step 3: Add new node</text:p>
          </table:table-cell>
          <table:table-cell table:style-name="ce260" office:value-type="string">
            <text:p>- Input <text:span text:style-name="T1">Node Name</text:span><text:span text:style-name="T12"> with value less than 3 or </text:span><text:span text:style-name="T12">over 30 characters </text:span></text:p>
            <text:p>- Input values for others</text:p>
            <text:p>- Click <text:span text:style-name="T1">Save</text:span></text:p>
          </table:table-cell>
          <table:table-cell table:style-name="ce258" office:value-type="string">
            <text:p>Show message alerts Node name must over 3 and less than 30 characters</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9];6;1)&gt;MID([.F88];6;1);&quot;&quot;;MAX([.A$7:.A88])+1)" office:value-type="float" office:value="26">
            <text:p>026</text:p>
          </table:table-cell>
          <table:table-cell table:style-name="ce232" office:value-type="string">
            <text:p>FNC_SOC_SPC_12_02</text:p>
          </table:table-cell>
          <table:table-cell table:style-name="ce235" table:formula="of:=IF(MID([.F89];6;1)&gt;MID([.F88];6;1);[.C88];[.C88]+1)" office:value-type="float" office:value="10">
            <text:p>010</text:p>
          </table:table-cell>
          <table:table-cell table:style-name="ce239" office:value-type="string">
            <text:p>Social\Page_Nav\Node\Create</text:p>
          </table:table-cell>
          <table:table-cell table:style-name="ce244" office:value-type="string">
            <text:p>Add new node with Name is the same with existing one in the same level in 1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0];6;1)&gt;MID([.F89];6;1);&quot;&quot;;MAX([.A$7:.A89])+1)">
            <text:p/>
          </table:table-cell>
          <table:table-cell table:style-name="ce232" office:value-type="string">
            <text:p>FNC_SOC_SPC_12_02</text:p>
          </table:table-cell>
          <table:table-cell table:style-name="ce235" table:formula="of:=IF(MID([.F90];6;1)&gt;MID([.F89];6;1);[.C89];[.C89]+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91];6;1)&gt;MID([.F90];6;1);&quot;&quot;;MAX([.A$7:.A90])+1)">
            <text:p/>
          </table:table-cell>
          <table:table-cell table:style-name="ce232" office:value-type="string">
            <text:p>FNC_SOC_SPC_12_02</text:p>
          </table:table-cell>
          <table:table-cell table:style-name="ce235" table:formula="of:=IF(MID([.F91];6;1)&gt;MID([.F90];6;1);[.C90];[.C90]+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92];6;1)&gt;MID([.F91];6;1);&quot;&quot;;MAX([.A$7:.A91])+1)">
            <text:p/>
          </table:table-cell>
          <table:table-cell table:style-name="ce232" office:value-type="string">
            <text:p>FNC_SOC_SPC_12_02</text:p>
          </table:table-cell>
          <table:table-cell table:style-name="ce235" table:formula="of:=IF(MID([.F92];6;1)&gt;MID([.F91];6;1);[.C91];[.C91]+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4: Add same name node</text:p>
          </table:table-cell>
          <table:table-cell table:style-name="ce260" office:value-type="string">
            <text:p>- Right click on parent node at step 2 and select Add new node or click on <text:span text:style-name="T1">Add new </text:span><text:span text:style-name="T1">node </text:span><text:span text:style-name="T12">button if node has created, is the first </text:span><text:span text:style-name="T12">level</text:span></text:p>
            <text:p>- Create new node with Name is the same with created node at step 3</text:p>
            <text:p>- Click <text:span text:style-name="T1">Save</text:span></text:p>
          </table:table-cell>
          <table:table-cell table:style-name="ce258" office:value-type="string">
            <text:p>Show message this node name already exists, user can not create new same name one</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93];6;1)&gt;MID([.F92];6;1);&quot;&quot;;MAX([.A$7:.A92])+1)" office:value-type="float" office:value="27">
            <text:p>027</text:p>
          </table:table-cell>
          <table:table-cell table:style-name="ce232" office:value-type="string">
            <text:p>FNC_SOC_SPC_12_02</text:p>
          </table:table-cell>
          <table:table-cell table:style-name="ce235" table:formula="of:=IF(MID([.F93];6;1)&gt;MID([.F92];6;1);[.C92];[.C92]+1)" office:value-type="float" office:value="11">
            <text:p>011</text:p>
          </table:table-cell>
          <table:table-cell table:style-name="ce239" office:value-type="string">
            <text:p>Social\Page_Nav\Node\Create</text:p>
          </table:table-cell>
          <table:table-cell table:style-name="ce244" office:value-type="string">
            <text:p>Add new node with Name is the same with existing one but in the different level in 1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4];6;1)&gt;MID([.F93];6;1);&quot;&quot;;MAX([.A$7:.A93])+1)">
            <text:p/>
          </table:table-cell>
          <table:table-cell table:style-name="ce232" office:value-type="string">
            <text:p>FNC_SOC_SPC_12_02</text:p>
          </table:table-cell>
          <table:table-cell table:style-name="ce235" table:formula="of:=IF(MID([.F94];6;1)&gt;MID([.F93];6;1);[.C93];[.C93]+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5];6;1)&gt;MID([.F94];6;1);&quot;&quot;;MAX([.A$7:.A94])+1)">
            <text:p/>
          </table:table-cell>
          <table:table-cell table:style-name="ce232" office:value-type="string">
            <text:p>FNC_SOC_SPC_12_02</text:p>
          </table:table-cell>
          <table:table-cell table:style-name="ce235" table:formula="of:=IF(MID([.F95];6;1)&gt;MID([.F94];6;1);[.C94];[.C94]+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7">
          <table:table-cell table:style-name="ce228" table:formula="of:=IF(MID([.F96];6;1)&gt;MID([.F95];6;1);&quot;&quot;;MAX([.A$7:.A95])+1)">
            <text:p/>
          </table:table-cell>
          <table:table-cell table:style-name="ce232" office:value-type="string">
            <text:p>FNC_SOC_SPC_12_02</text:p>
          </table:table-cell>
          <table:table-cell table:style-name="ce235" table:formula="of:=IF(MID([.F96];6;1)&gt;MID([.F95];6;1);[.C95];[.C95]+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4: Add same name node</text:p>
          </table:table-cell>
          <table:table-cell table:style-name="ce260" office:value-type="string">
            <text:p>- Right click on another parent node and select Add new node</text:p>
            <text:p>- Create new node with Name is the same with created node at step 3</text:p>
            <text:p>- Click <text:span text:style-name="T1">Save</text:span></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97];6;1)&gt;MID([.F96];6;1);&quot;&quot;;MAX([.A$7:.A96])+1)" office:value-type="float" office:value="28">
            <text:p>028</text:p>
          </table:table-cell>
          <table:table-cell table:style-name="ce232" office:value-type="string">
            <text:p>FNC_SOC_SPC_12_02</text:p>
          </table:table-cell>
          <table:table-cell table:style-name="ce235" table:formula="of:=IF(MID([.F97];6;1)&gt;MID([.F96];6;1);[.C96];[.C96]+1)" office:value-type="float" office:value="12">
            <text:p>012</text:p>
          </table:table-cell>
          <table:table-cell table:style-name="ce239" office:value-type="string">
            <text:p>Social\Page_Nav\Node\Create</text:p>
          </table:table-cell>
          <table:table-cell table:style-name="ce244" office:value-type="string">
            <text:p>Add new node with Name is the same with existing one in different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8];6;1)&gt;MID([.F97];6;1);&quot;&quot;;MAX([.A$7:.A97])+1)">
            <text:p/>
          </table:table-cell>
          <table:table-cell table:style-name="ce232" office:value-type="string">
            <text:p>FNC_SOC_SPC_12_02</text:p>
          </table:table-cell>
          <table:table-cell table:style-name="ce235" table:formula="of:=IF(MID([.F98];6;1)&gt;MID([.F97];6;1);[.C97];[.C97]+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99];6;1)&gt;MID([.F98];6;1);&quot;&quot;;MAX([.A$7:.A98])+1)">
            <text:p/>
          </table:table-cell>
          <table:table-cell table:style-name="ce232" office:value-type="string">
            <text:p>FNC_SOC_SPC_12_02</text:p>
          </table:table-cell>
          <table:table-cell table:style-name="ce235" table:formula="of:=IF(MID([.F99];6;1)&gt;MID([.F98];6;1);[.C98];[.C98]+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25">
          <table:table-cell table:style-name="ce228" table:formula="of:=IF(MID([.F100];6;1)&gt;MID([.F99];6;1);&quot;&quot;;MAX([.A$7:.A99])+1)">
            <text:p/>
          </table:table-cell>
          <table:table-cell table:style-name="ce232" office:value-type="string">
            <text:p>FNC_SOC_SPC_12_02</text:p>
          </table:table-cell>
          <table:table-cell table:style-name="ce235" table:formula="of:=IF(MID([.F100];6;1)&gt;MID([.F99];6;1);[.C99];[.C99]+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4: Add same name node</text:p>
          </table:table-cell>
          <table:table-cell table:style-name="ce260" office:value-type="string">
            <text:p>- Choose another group navigation and click on [edit navigation] link</text:p>
            <text:p>-- Click on Add new node button or Choose a parent node and Right click on one node and select Add new node </text:p>
            <text:p>- Create new node with Name is the same with created node at step 3</text:p>
            <text:p>- Click Sav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101];6;1)&gt;MID([.F100];6;1);&quot;&quot;;MAX([.A$7:.A100])+1)" office:value-type="float" office:value="29">
            <text:p>029</text:p>
          </table:table-cell>
          <table:table-cell table:style-name="ce232" office:value-type="string">
            <text:p>FNC_SOC_SPC_12_02</text:p>
          </table:table-cell>
          <table:table-cell table:style-name="ce235" table:formula="of:=IF(MID([.F101];6;1)&gt;MID([.F100];6;1);[.C100];[.C100]+1)" office:value-type="float" office:value="13">
            <text:p>013</text:p>
          </table:table-cell>
          <table:table-cell table:style-name="ce239" office:value-type="string">
            <text:p>Social\Page_Nav\Node\Create</text:p>
          </table:table-cell>
          <table:table-cell table:style-name="ce244" office:value-type="string">
            <text:p>Add new node with blank Label</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2];6;1)&gt;MID([.F101];6;1);&quot;&quot;;MAX([.A$7:.A101])+1)">
            <text:p/>
          </table:table-cell>
          <table:table-cell table:style-name="ce232" office:value-type="string">
            <text:p>FNC_SOC_SPC_12_02</text:p>
          </table:table-cell>
          <table:table-cell table:style-name="ce235" table:formula="of:=IF(MID([.F102];6;1)&gt;MID([.F101];6;1);[.C101];[.C101]+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03];6;1)&gt;MID([.F102];6;1);&quot;&quot;;MAX([.A$7:.A102])+1)">
            <text:p/>
          </table:table-cell>
          <table:table-cell table:style-name="ce232" office:value-type="string">
            <text:p>FNC_SOC_SPC_12_02</text:p>
          </table:table-cell>
          <table:table-cell table:style-name="ce235" table:formula="of:=IF(MID([.F103];6;1)&gt;MID([.F102];6;1);[.C102];[.C102]+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3: Add new node</text:p>
          </table:table-cell>
          <table:table-cell table:style-name="ce260" office:value-type="string">
            <text:p>- Input valid Node Name</text:p>
            <text:p>- Leave Label blank</text:p>
            <text:p>- Click <text:span text:style-name="T1">Save</text:span></text:p>
          </table:table-cell>
          <table:table-cell table:style-name="ce258" office:value-type="string">
            <text:p>- Create node successfully</text:p>
            <text:p>- Added node is displayed with node nam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4];6;1)&gt;MID([.F103];6;1);&quot;&quot;;MAX([.A$7:.A103])+1)">
            <text:p/>
          </table:table-cell>
          <table:table-cell table:style-name="ce232" office:value-type="string">
            <text:p>FNC_SOC_SPC_12_02</text:p>
          </table:table-cell>
          <table:table-cell table:style-name="ce235" table:formula="of:=IF(MID([.F104];6;1)&gt;MID([.F103];6;1);[.C103];[.C103]+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4: Check after created new blank label node</text:p>
          </table:table-cell>
          <table:table-cell table:style-name="ce260" office:value-type="string">
            <text:p>Right click on new added node and select <text:span text:style-name="T1">Edit node</text:span></text:p>
          </table:table-cell>
          <table:table-cell table:style-name="ce258" office:value-type="string">
            <text:p>Current information of selected node is shown in edit node form: Label is not blank as node was created, value in Label is Node Na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05];6;1)&gt;MID([.F104];6;1);&quot;&quot;;MAX([.A$7:.A104])+1)" office:value-type="float" office:value="30">
            <text:p>030</text:p>
          </table:table-cell>
          <table:table-cell table:style-name="ce232" office:value-type="string">
            <text:p>FNC_SOC_SPC_12_02</text:p>
          </table:table-cell>
          <table:table-cell table:style-name="ce235" table:formula="of:=IF(MID([.F105];6;1)&gt;MID([.F104];6;1);[.C104];[.C104]+1)" office:value-type="float" office:value="14">
            <text:p>014</text:p>
          </table:table-cell>
          <table:table-cell table:style-name="ce239" office:value-type="string">
            <text:p>Social\Page_Nav\Node\Create</text:p>
          </table:table-cell>
          <table:table-cell table:style-name="ce244" office:value-type="string">
            <text:p>Add new node with Label less than 3 or over 120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6];6;1)&gt;MID([.F105];6;1);&quot;&quot;;MAX([.A$7:.A105])+1)">
            <text:p/>
          </table:table-cell>
          <table:table-cell table:style-name="ce232" office:value-type="string">
            <text:p>FNC_SOC_SPC_12_02</text:p>
          </table:table-cell>
          <table:table-cell table:style-name="ce235" table:formula="of:=IF(MID([.F106];6;1)&gt;MID([.F105];6;1);[.C105];[.C105]+1)" office:value-type="float" office:value="14">
            <text:p>014</text:p>
          </table:table-cell>
          <table:table-cell table:style-name="ce239" office:value-type="string">
            <text:p>Social\Page_Nav\Node\Create</text:p>
          </table:table-cell>
          <table:table-cell table:style-name="ce245" office:value-type="string">
            <text:p>Add new node with Label less than 3 or over 120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7];6;1)&gt;MID([.F106];6;1);&quot;&quot;;MAX([.A$7:.A106])+1)">
            <text:p/>
          </table:table-cell>
          <table:table-cell table:style-name="ce232" office:value-type="string">
            <text:p>FNC_SOC_SPC_12_02</text:p>
          </table:table-cell>
          <table:table-cell table:style-name="ce235" table:formula="of:=IF(MID([.F107];6;1)&gt;MID([.F106];6;1);[.C106];[.C106]+1)" office:value-type="float" office:value="14">
            <text:p>014</text:p>
          </table:table-cell>
          <table:table-cell table:style-name="ce239" office:value-type="string">
            <text:p>Social\Page_Nav\Node\Create</text:p>
          </table:table-cell>
          <table:table-cell table:style-name="ce245" office:value-type="string">
            <text:p>Add new node with Label less than 3 or over 120 characters</text:p>
          </table:table-cell>
          <table:table-cell table:style-name="ce258" office:value-type="string">
            <text:p>Step 3: Add new node</text:p>
          </table:table-cell>
          <table:table-cell table:style-name="ce260" office:value-type="string">
            <text:p>- Input valid Node Name</text:p>
            <text:p>- Input value for Label less than 3 or over 120 characters</text:p>
            <text:p>- Click <text:span text:style-name="T1">Save</text:span></text:p>
          </table:table-cell>
          <table:table-cell table:style-name="ce258" office:value-type="string">
            <text:p>Show message alerts Label must have length from "3" to "120" characters.</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08];6;1)&gt;MID([.F107];6;1);&quot;&quot;;MAX([.A$7:.A107])+1)" office:value-type="float" office:value="31">
            <text:p>031</text:p>
          </table:table-cell>
          <table:table-cell table:style-name="ce232" office:value-type="string">
            <text:p>FNC_SOC_SPC_12_02</text:p>
          </table:table-cell>
          <table:table-cell table:style-name="ce235" table:formula="of:=IF(MID([.F108];6;1)&gt;MID([.F107];6;1);[.C107];[.C107]+1)" office:value-type="float" office:value="15">
            <text:p>015</text:p>
          </table:table-cell>
          <table:table-cell table:style-name="ce239" office:value-type="string">
            <text:p>Social\Page_Nav\Node\Create</text:p>
          </table:table-cell>
          <table:table-cell table:style-name="ce244" office:value-type="string">
            <text:p>Add new node with no Visible or Publication date time option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9];6;1)&gt;MID([.F108];6;1);&quot;&quot;;MAX([.A$7:.A108])+1)">
            <text:p/>
          </table:table-cell>
          <table:table-cell table:style-name="ce232" office:value-type="string">
            <text:p>FNC_SOC_SPC_12_02</text:p>
          </table:table-cell>
          <table:table-cell table:style-name="ce235" table:formula="of:=IF(MID([.F109];6;1)&gt;MID([.F108];6;1);[.C108];[.C108]+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110];6;1)&gt;MID([.F109];6;1);&quot;&quot;;MAX([.A$7:.A109])+1)">
            <text:p/>
          </table:table-cell>
          <table:table-cell table:style-name="ce232" office:value-type="string">
            <text:p>FNC_SOC_SPC_12_02</text:p>
          </table:table-cell>
          <table:table-cell table:style-name="ce235" table:formula="of:=IF(MID([.F110];6;1)&gt;MID([.F109];6;1);[.C109];[.C109]+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3: Add new node</text:p>
          </table:table-cell>
          <table:table-cell table:style-name="ce260" office:value-type="string">
            <text:p>- Input valid values for required fields</text:p>
            <text:p>- Do not check Visible and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11];6;1)&gt;MID([.F110];6;1);&quot;&quot;;MAX([.A$7:.A110])+1)">
            <text:p/>
          </table:table-cell>
          <table:table-cell table:style-name="ce232" office:value-type="string">
            <text:p>FNC_SOC_SPC_12_02</text:p>
          </table:table-cell>
          <table:table-cell table:style-name="ce235" table:formula="of:=IF(MID([.F111];6;1)&gt;MID([.F110];6;1);[.C110];[.C110]+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12];6;1)&gt;MID([.F111];6;1);&quot;&quot;;MAX([.A$7:.A111])+1)">
            <text:p/>
          </table:table-cell>
          <table:table-cell table:style-name="ce232" office:value-type="string">
            <text:p>FNC_SOC_SPC_12_02</text:p>
          </table:table-cell>
          <table:table-cell table:style-name="ce235" table:formula="of:=IF(MID([.F112];6;1)&gt;MID([.F111];6;1);[.C111];[.C111]+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5: Check showing node after being created without any option to view</text:p>
          </table:table-cell>
          <table:table-cell table:style-name="ce260" office:value-type="string">
            <text:p>Find new added node in the group navigation from group link</text:p>
          </table:table-cell>
          <table:table-cell table:style-name="ce258" office:value-type="string">
            <text:p>New added node is not visible for anyone from group navigation menu</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13];6;1)&gt;MID([.F112];6;1);&quot;&quot;;MAX([.A$7:.A112])+1)" office:value-type="float" office:value="32">
            <text:p>032</text:p>
          </table:table-cell>
          <table:table-cell table:style-name="ce232" office:value-type="string">
            <text:p>FNC_SOC_SPC_12_02</text:p>
          </table:table-cell>
          <table:table-cell table:style-name="ce235" table:formula="of:=IF(MID([.F113];6;1)&gt;MID([.F112];6;1);[.C112];[.C112]+1)" office:value-type="float" office:value="16">
            <text:p>016</text:p>
          </table:table-cell>
          <table:table-cell table:style-name="ce239" office:value-type="string">
            <text:p>Social\Page_Nav\Node\Create</text:p>
          </table:table-cell>
          <table:table-cell table:style-name="ce244" office:value-type="string">
            <text:p>Add new node with Visible but no Publication date time op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14];6;1)&gt;MID([.F113];6;1);&quot;&quot;;MAX([.A$7:.A113])+1)">
            <text:p/>
          </table:table-cell>
          <table:table-cell table:style-name="ce232" office:value-type="string">
            <text:p>FNC_SOC_SPC_12_02</text:p>
          </table:table-cell>
          <table:table-cell table:style-name="ce235" table:formula="of:=IF(MID([.F114];6;1)&gt;MID([.F113];6;1);[.C113];[.C113]+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15];6;1)&gt;MID([.F114];6;1);&quot;&quot;;MAX([.A$7:.A114])+1)">
            <text:p/>
          </table:table-cell>
          <table:table-cell table:style-name="ce232" office:value-type="string">
            <text:p>FNC_SOC_SPC_12_02</text:p>
          </table:table-cell>
          <table:table-cell table:style-name="ce235" table:formula="of:=IF(MID([.F115];6;1)&gt;MID([.F114];6;1);[.C114];[.C114]+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3: Add new node</text:p>
          </table:table-cell>
          <table:table-cell table:style-name="ce260" office:value-type="string">
            <text:p>- Input valid values for required fields</text:p>
            <text:p>- Check Visible option</text:p>
            <text:p>- Do not check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16];6;1)&gt;MID([.F115];6;1);&quot;&quot;;MAX([.A$7:.A115])+1)">
            <text:p/>
          </table:table-cell>
          <table:table-cell table:style-name="ce232" office:value-type="string">
            <text:p>FNC_SOC_SPC_12_02</text:p>
          </table:table-cell>
          <table:table-cell table:style-name="ce235" table:formula="of:=IF(MID([.F116];6;1)&gt;MID([.F115];6;1);[.C115];[.C115]+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17];6;1)&gt;MID([.F116];6;1);&quot;&quot;;MAX([.A$7:.A116])+1)">
            <text:p/>
          </table:table-cell>
          <table:table-cell table:style-name="ce232" office:value-type="string">
            <text:p>FNC_SOC_SPC_12_02</text:p>
          </table:table-cell>
          <table:table-cell table:style-name="ce235" table:formula="of:=IF(MID([.F117];6;1)&gt;MID([.F116];6;1);[.C116];[.C116]+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5: Check showing node after being created </text:p>
          </table:table-cell>
          <table:table-cell table:style-name="ce260" office:value-type="string">
            <text:p>Find new added node in the group navigation from group link</text:p>
          </table:table-cell>
          <table:table-cell table:style-name="ce258" office:value-type="string">
            <text:p>New added node is visible and ready to use at anytime for all user has access righ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18];6;1)&gt;MID([.F117];6;1);&quot;&quot;;MAX([.A$7:.A117])+1)" office:value-type="float" office:value="33">
            <text:p>033</text:p>
          </table:table-cell>
          <table:table-cell table:style-name="ce232" office:value-type="string">
            <text:p>FNC_SOC_SPC_12_02</text:p>
          </table:table-cell>
          <table:table-cell table:style-name="ce235" table:formula="of:=IF(MID([.F118];6;1)&gt;MID([.F117];6;1);[.C117];[.C117]+1)" office:value-type="float" office:value="17">
            <text:p>017</text:p>
          </table:table-cell>
          <table:table-cell table:style-name="ce239" office:value-type="string">
            <text:p>Social\Page_Nav\Node\Create</text:p>
          </table:table-cell>
          <table:table-cell table:style-name="ce244" office:value-type="string">
            <text:p>Add new node with Visible option and specific Publication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19];6;1)&gt;MID([.F118];6;1);&quot;&quot;;MAX([.A$7:.A118])+1)">
            <text:p/>
          </table:table-cell>
          <table:table-cell table:style-name="ce232" office:value-type="string">
            <text:p>FNC_SOC_SPC_12_02</text:p>
          </table:table-cell>
          <table:table-cell table:style-name="ce235" table:formula="of:=IF(MID([.F119];6;1)&gt;MID([.F118];6;1);[.C118];[.C118]+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120];6;1)&gt;MID([.F119];6;1);&quot;&quot;;MAX([.A$7:.A119])+1)">
            <text:p/>
          </table:table-cell>
          <table:table-cell table:style-name="ce232" office:value-type="string">
            <text:p>FNC_SOC_SPC_12_02</text:p>
          </table:table-cell>
          <table:table-cell table:style-name="ce235" table:formula="of:=IF(MID([.F120];6;1)&gt;MID([.F119];6;1);[.C119];[.C119]+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3: Add new node</text:p>
          </table:table-cell>
          <table:table-cell table:style-name="ce26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1];6;1)&gt;MID([.F120];6;1);&quot;&quot;;MAX([.A$7:.A120])+1)">
            <text:p/>
          </table:table-cell>
          <table:table-cell table:style-name="ce232" office:value-type="string">
            <text:p>FNC_SOC_SPC_12_02</text:p>
          </table:table-cell>
          <table:table-cell table:style-name="ce235" table:formula="of:=IF(MID([.F121];6;1)&gt;MID([.F120];6;1);[.C120];[.C120]+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2];6;1)&gt;MID([.F121];6;1);&quot;&quot;;MAX([.A$7:.A121])+1)">
            <text:p/>
          </table:table-cell>
          <table:table-cell table:style-name="ce232" office:value-type="string">
            <text:p>FNC_SOC_SPC_12_02</text:p>
          </table:table-cell>
          <table:table-cell table:style-name="ce235" table:formula="of:=IF(MID([.F122];6;1)&gt;MID([.F121];6;1);[.C121];[.C121]+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5: Check showing node after being created with two option to view</text:p>
          </table:table-cell>
          <table:table-cell table:style-name="ce260" office:value-type="string">
            <text:p>Find new added node in the group navigation from group link</text:p>
          </table:table-cell>
          <table:table-cell table:style-name="ce258" office:value-type="string">
            <text:p>New added node is visible in specific Publication date ti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23];6;1)&gt;MID([.F122];6;1);&quot;&quot;;MAX([.A$7:.A122])+1)" office:value-type="float" office:value="34">
            <text:p>034</text:p>
          </table:table-cell>
          <table:table-cell table:style-name="ce232" office:value-type="string">
            <text:p>FNC_SOC_SPC_12_02</text:p>
          </table:table-cell>
          <table:table-cell table:style-name="ce235" table:formula="of:=IF(MID([.F123];6;1)&gt;MID([.F122];6;1);[.C122];[.C122]+1)" office:value-type="float" office:value="18">
            <text:p>018</text:p>
          </table:table-cell>
          <table:table-cell table:style-name="ce239" office:value-type="string">
            <text:p>Social\Page_Nav\Node\Create</text:p>
          </table:table-cell>
          <table:table-cell table:style-name="ce244" office:value-type="string">
            <text:p>Add new node without Visible but has specific Publication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24];6;1)&gt;MID([.F123];6;1);&quot;&quot;;MAX([.A$7:.A123])+1)">
            <text:p/>
          </table:table-cell>
          <table:table-cell table:style-name="ce232" office:value-type="string">
            <text:p>FNC_SOC_SPC_12_02</text:p>
          </table:table-cell>
          <table:table-cell table:style-name="ce235" table:formula="of:=IF(MID([.F124];6;1)&gt;MID([.F123];6;1);[.C123];[.C123]+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125];6;1)&gt;MID([.F124];6;1);&quot;&quot;;MAX([.A$7:.A124])+1)">
            <text:p/>
          </table:table-cell>
          <table:table-cell table:style-name="ce232" office:value-type="string">
            <text:p>FNC_SOC_SPC_12_02</text:p>
          </table:table-cell>
          <table:table-cell table:style-name="ce235" table:formula="of:=IF(MID([.F125];6;1)&gt;MID([.F124];6;1);[.C124];[.C124]+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3: Add new node</text:p>
          </table:table-cell>
          <table:table-cell table:style-name="ce26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6];6;1)&gt;MID([.F125];6;1);&quot;&quot;;MAX([.A$7:.A125])+1)">
            <text:p/>
          </table:table-cell>
          <table:table-cell table:style-name="ce232" office:value-type="string">
            <text:p>FNC_SOC_SPC_12_02</text:p>
          </table:table-cell>
          <table:table-cell table:style-name="ce235" table:formula="of:=IF(MID([.F126];6;1)&gt;MID([.F125];6;1);[.C125];[.C125]+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4: Complete adding new node</text:p>
          </table:table-cell>
          <table:table-cell table:style-name="ce260" office:value-type="string">
            <text:p>Click Save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7];6;1)&gt;MID([.F126];6;1);&quot;&quot;;MAX([.A$7:.A126])+1)">
            <text:p/>
          </table:table-cell>
          <table:table-cell table:style-name="ce232" office:value-type="string">
            <text:p>FNC_SOC_SPC_12_02</text:p>
          </table:table-cell>
          <table:table-cell table:style-name="ce235" table:formula="of:=IF(MID([.F127];6;1)&gt;MID([.F126];6;1);[.C126];[.C126]+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5: Check showing node after being created without visible option</text:p>
          </table:table-cell>
          <table:table-cell table:style-name="ce260" office:value-type="string">
            <text:p>Find new added node in the group navigation from group link</text:p>
          </table:table-cell>
          <table:table-cell table:style-name="ce258" office:value-type="string">
            <text:p>New added node is invisible for anyon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28];6;1)&gt;MID([.F127];6;1);&quot;&quot;;MAX([.A$7:.A127])+1)" office:value-type="float" office:value="35">
            <text:p>035</text:p>
          </table:table-cell>
          <table:table-cell table:style-name="ce232" office:value-type="string">
            <text:p>FNC_SOC_SPC_12_02</text:p>
          </table:table-cell>
          <table:table-cell table:style-name="ce235" table:formula="of:=IF(MID([.F128];6;1)&gt;MID([.F127];6;1);[.C127];[.C127]+1)" office:value-type="float" office:value="19">
            <text:p>019</text:p>
          </table:table-cell>
          <table:table-cell table:style-name="ce239" office:value-type="string">
            <text:p>Social\Page_Nav\Node\Create</text:p>
          </table:table-cell>
          <table:table-cell table:style-name="ce244" office:value-type="string">
            <text:p>Add new node with Publication date time option but no specific date time for Start/End</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29];6;1)&gt;MID([.F128];6;1);&quot;&quot;;MAX([.A$7:.A128])+1)">
            <text:p/>
          </table:table-cell>
          <table:table-cell table:style-name="ce232" office:value-type="string">
            <text:p>FNC_SOC_SPC_12_02</text:p>
          </table:table-cell>
          <table:table-cell table:style-name="ce235" table:formula="of:=IF(MID([.F129];6;1)&gt;MID([.F128];6;1);[.C128];[.C128]+1)" office:value-type="float" office:value="19">
            <text:p>019</text:p>
          </table:table-cell>
          <table:table-cell table:style-name="ce239" office:value-type="string">
            <text:p>Social\Page_Nav\Node\Create</text:p>
          </table:table-cell>
          <table:table-cell table:style-name="ce245" office:value-type="string">
            <text:p>Add new node with Publication date time option but no specific date time for Start/End</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130];6;1)&gt;MID([.F129];6;1);&quot;&quot;;MAX([.A$7:.A129])+1)">
            <text:p/>
          </table:table-cell>
          <table:table-cell table:style-name="ce232" office:value-type="string">
            <text:p>FNC_SOC_SPC_12_02</text:p>
          </table:table-cell>
          <table:table-cell table:style-name="ce235" table:formula="of:=IF(MID([.F130];6;1)&gt;MID([.F129];6;1);[.C129];[.C129]+1)" office:value-type="float" office:value="19">
            <text:p>019</text:p>
          </table:table-cell>
          <table:table-cell table:style-name="ce239" office:value-type="string">
            <text:p>Social\Page_Nav\Node\Create</text:p>
          </table:table-cell>
          <table:table-cell table:style-name="ce245" office:value-type="string">
            <text:p>Add new node with Publication date time option but no specific date time for Start/End</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58" office:value-type="string">
            <text:p>Show message alerts you have to choose date time for Start and End to public added nod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31];6;1)&gt;MID([.F130];6;1);&quot;&quot;;MAX([.A$7:.A130])+1)" office:value-type="float" office:value="36">
            <text:p>036</text:p>
          </table:table-cell>
          <table:table-cell table:style-name="ce232" office:value-type="string">
            <text:p>FNC_SOC_SPC_12_02</text:p>
          </table:table-cell>
          <table:table-cell table:style-name="ce235" table:formula="of:=IF(MID([.F131];6;1)&gt;MID([.F130];6;1);[.C130];[.C130]+1)" office:value-type="float" office:value="20">
            <text:p>020</text:p>
          </table:table-cell>
          <table:table-cell table:style-name="ce239" office:value-type="string">
            <text:p>Social\Page_Nav\Node\Create</text:p>
          </table:table-cell>
          <table:table-cell table:style-name="ce244" office:value-type="string">
            <text:p>Add new node with Publication date time option but Start after 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32];6;1)&gt;MID([.F131];6;1);&quot;&quot;;MAX([.A$7:.A131])+1)">
            <text:p/>
          </table:table-cell>
          <table:table-cell table:style-name="ce232" office:value-type="string">
            <text:p>FNC_SOC_SPC_12_02</text:p>
          </table:table-cell>
          <table:table-cell table:style-name="ce235" table:formula="of:=IF(MID([.F132];6;1)&gt;MID([.F131];6;1);[.C131];[.C131]+1)" office:value-type="float" office:value="20">
            <text:p>020</text:p>
          </table:table-cell>
          <table:table-cell table:style-name="ce239" office:value-type="string">
            <text:p>Social\Page_Nav\Node\Create</text:p>
          </table:table-cell>
          <table:table-cell table:style-name="ce245" office:value-type="string">
            <text:p>Add new node with Publication date time option but Start after 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133];6;1)&gt;MID([.F132];6;1);&quot;&quot;;MAX([.A$7:.A132])+1)">
            <text:p/>
          </table:table-cell>
          <table:table-cell table:style-name="ce232" office:value-type="string">
            <text:p>FNC_SOC_SPC_12_02</text:p>
          </table:table-cell>
          <table:table-cell table:style-name="ce235" table:formula="of:=IF(MID([.F133];6;1)&gt;MID([.F132];6;1);[.C132];[.C132]+1)" office:value-type="float" office:value="20">
            <text:p>020</text:p>
          </table:table-cell>
          <table:table-cell table:style-name="ce239" office:value-type="string">
            <text:p>Social\Page_Nav\Node\Create</text:p>
          </table:table-cell>
          <table:table-cell table:style-name="ce245" office:value-type="string">
            <text:p>Add new node with Publication date time option but Start after End date time</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Choose Start and End date time (Start &gt; End)</text:p>
            <text:p>- Click Save</text:p>
          </table:table-cell>
          <table:table-cell table:style-name="ce258" office:value-type="string">
            <text:p>Show message alerts The end date must be after the start date.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34];6;1)&gt;MID([.F133];6;1);&quot;&quot;;MAX([.A$7:.A133])+1)" office:value-type="float" office:value="37">
            <text:p>037</text:p>
          </table:table-cell>
          <table:table-cell table:style-name="ce232" office:value-type="string">
            <text:p>FNC_SOC_SPC_12_02</text:p>
          </table:table-cell>
          <table:table-cell table:style-name="ce235" table:formula="of:=IF(MID([.F134];6;1)&gt;MID([.F133];6;1);[.C133];[.C133]+1)" office:value-type="float" office:value="21">
            <text:p>021</text:p>
          </table:table-cell>
          <table:table-cell table:style-name="ce239" office:value-type="string">
            <text:p>Social\Page_Nav\Node\Create</text:p>
          </table:table-cell>
          <table:table-cell table:style-name="ce244" office:value-type="string">
            <text:p>Add new node with Publication date time option but invalid format for Start/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35];6;1)&gt;MID([.F134];6;1);&quot;&quot;;MAX([.A$7:.A134])+1)">
            <text:p/>
          </table:table-cell>
          <table:table-cell table:style-name="ce232" office:value-type="string">
            <text:p>FNC_SOC_SPC_12_02</text:p>
          </table:table-cell>
          <table:table-cell table:style-name="ce235" table:formula="of:=IF(MID([.F135];6;1)&gt;MID([.F134];6;1);[.C134];[.C134]+1)" office:value-type="float" office:value="21">
            <text:p>021</text:p>
          </table:table-cell>
          <table:table-cell table:style-name="ce239" office:value-type="string">
            <text:p>Social\Page_Nav\Node\Create</text:p>
          </table:table-cell>
          <table:table-cell table:style-name="ce245" office:value-type="string">
            <text:p>Add new node with Publication date time option but invalid format for Start/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36];6;1)&gt;MID([.F135];6;1);&quot;&quot;;MAX([.A$7:.A135])+1)">
            <text:p/>
          </table:table-cell>
          <table:table-cell table:style-name="ce232" office:value-type="string">
            <text:p>FNC_SOC_SPC_12_02</text:p>
          </table:table-cell>
          <table:table-cell table:style-name="ce235" table:formula="of:=IF(MID([.F136];6;1)&gt;MID([.F135];6;1);[.C135];[.C135]+1)" office:value-type="float" office:value="21">
            <text:p>021</text:p>
          </table:table-cell>
          <table:table-cell table:style-name="ce239" office:value-type="string">
            <text:p>Social\Page_Nav\Node\Create</text:p>
          </table:table-cell>
          <table:table-cell table:style-name="ce245" office:value-type="string">
            <text:p>Add new node with Publication date time option but invalid format for Start/End date time</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Input value for Start and End fields in invalid format (not mm/dd/y hh:mm:ss)</text:p>
            <text:p>- Click Save</text:p>
          </table:table-cell>
          <table:table-cell table:style-name="ce258" office:value-type="string">
            <text:p>Show message alerts Start/ End Publication Date time are invali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37];6;1)&gt;MID([.F136];6;1);&quot;&quot;;MAX([.A$7:.A136])+1)" office:value-type="float" office:value="38">
            <text:p>038</text:p>
          </table:table-cell>
          <table:table-cell table:style-name="ce232" office:value-type="string">
            <text:p>FNC_SOC_SPC_12_02</text:p>
          </table:table-cell>
          <table:table-cell table:style-name="ce235" table:formula="of:=IF(MID([.F137];6;1)&gt;MID([.F136];6;1);[.C136];[.C136]+1)" office:value-type="float" office:value="22">
            <text:p>022</text:p>
          </table:table-cell>
          <table:table-cell table:style-name="ce239" office:value-type="string">
            <text:p>Social\Page_Nav\Node\Create</text:p>
          </table:table-cell>
          <table:table-cell table:style-name="ce244" office:value-type="string">
            <text:p>Add new node with Publication date time option in case Start is the same with 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38];6;1)&gt;MID([.F137];6;1);&quot;&quot;;MAX([.A$7:.A137])+1)">
            <text:p/>
          </table:table-cell>
          <table:table-cell table:style-name="ce232" office:value-type="string">
            <text:p>FNC_SOC_SPC_12_02</text:p>
          </table:table-cell>
          <table:table-cell table:style-name="ce235" table:formula="of:=IF(MID([.F138];6;1)&gt;MID([.F137];6;1);[.C137];[.C137]+1)" office:value-type="float" office:value="22">
            <text:p>022</text:p>
          </table:table-cell>
          <table:table-cell table:style-name="ce239"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139];6;1)&gt;MID([.F138];6;1);&quot;&quot;;MAX([.A$7:.A138])+1)">
            <text:p/>
          </table:table-cell>
          <table:table-cell table:style-name="ce232" office:value-type="string">
            <text:p>FNC_SOC_SPC_12_02</text:p>
          </table:table-cell>
          <table:table-cell table:style-name="ce235" table:formula="of:=IF(MID([.F139];6;1)&gt;MID([.F138];6;1);[.C138];[.C138]+1)" office:value-type="float" office:value="22">
            <text:p>022</text:p>
          </table:table-cell>
          <table:table-cell table:style-name="ce239"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8" office:value-type="string">
            <text:p>Step 3: Add new node</text:p>
          </table:table-cell>
          <table:table-cell table:style-name="ce26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58" office:value-type="string">
            <text:p>- Create node successfully</text:p>
            <text:p>- This node is visible for user in the selected ti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40];6;1)&gt;MID([.F139];6;1);&quot;&quot;;MAX([.A$7:.A139])+1)" office:value-type="float" office:value="39">
            <text:p>039</text:p>
          </table:table-cell>
          <table:table-cell table:style-name="ce232" office:value-type="string">
            <text:p>FNC_SOC_SPC_12_02</text:p>
          </table:table-cell>
          <table:table-cell table:style-name="ce235" table:formula="of:=IF(MID([.F140];6;1)&gt;MID([.F139];6;1);[.C139];[.C139]+1)" office:value-type="float" office:value="23">
            <text:p>023</text:p>
          </table:table-cell>
          <table:table-cell table:style-name="ce239" office:value-type="string">
            <text:p>Social\Page_Nav\Node\Create</text:p>
          </table:table-cell>
          <table:table-cell table:style-name="ce244" office:value-type="string">
            <text:p>Add new node with Publication date time option in case End date time is before current dat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41];6;1)&gt;MID([.F140];6;1);&quot;&quot;;MAX([.A$7:.A140])+1)">
            <text:p/>
          </table:table-cell>
          <table:table-cell table:style-name="ce232" office:value-type="string">
            <text:p>FNC_SOC_SPC_12_02</text:p>
          </table:table-cell>
          <table:table-cell table:style-name="ce235" table:formula="of:=IF(MID([.F141];6;1)&gt;MID([.F140];6;1);[.C140];[.C140]+1)" office:value-type="float" office:value="23">
            <text:p>023</text:p>
          </table:table-cell>
          <table:table-cell table:style-name="ce239"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142];6;1)&gt;MID([.F141];6;1);&quot;&quot;;MAX([.A$7:.A141])+1)">
            <text:p/>
          </table:table-cell>
          <table:table-cell table:style-name="ce232" office:value-type="string">
            <text:p>FNC_SOC_SPC_12_02</text:p>
          </table:table-cell>
          <table:table-cell table:style-name="ce235" table:formula="of:=IF(MID([.F142];6;1)&gt;MID([.F141];6;1);[.C141];[.C141]+1)" office:value-type="float" office:value="23">
            <text:p>023</text:p>
          </table:table-cell>
          <table:table-cell table:style-name="ce239"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8" office:value-type="string">
            <text:p>Step 3: Add new node</text:p>
          </table:table-cell>
          <table:table-cell table:style-name="ce26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58" office:value-type="string">
            <text:p>- Create node successfully</text:p>
            <text:p>- This node is not visible for user</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43];6;1)&gt;MID([.F142];6;1);&quot;&quot;;MAX([.A$7:.A142])+1)" office:value-type="float" office:value="40">
            <text:p>040</text:p>
          </table:table-cell>
          <table:table-cell table:style-name="ce232" office:value-type="string">
            <text:p>FNC_SOC_SPC_12_02</text:p>
          </table:table-cell>
          <table:table-cell table:style-name="ce235" table:formula="of:=IF(MID([.F143];6;1)&gt;MID([.F142];6;1);[.C142];[.C142]+1)" office:value-type="float" office:value="24">
            <text:p>024</text:p>
          </table:table-cell>
          <table:table-cell table:style-name="ce239" office:value-type="string">
            <text:p>Social\Page_Nav\Node\Create</text:p>
          </table:table-cell>
          <table:table-cell table:style-name="ce244" office:value-type="string">
            <text:p>Add new node without selecting any pag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44];6;1)&gt;MID([.F143];6;1);&quot;&quot;;MAX([.A$7:.A143])+1)">
            <text:p/>
          </table:table-cell>
          <table:table-cell table:style-name="ce232" office:value-type="string">
            <text:p>FNC_SOC_SPC_12_02</text:p>
          </table:table-cell>
          <table:table-cell table:style-name="ce235" table:formula="of:=IF(MID([.F144];6;1)&gt;MID([.F143];6;1);[.C143];[.C143]+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145];6;1)&gt;MID([.F144];6;1);&quot;&quot;;MAX([.A$7:.A144])+1)">
            <text:p/>
          </table:table-cell>
          <table:table-cell table:style-name="ce232" office:value-type="string">
            <text:p>FNC_SOC_SPC_12_02</text:p>
          </table:table-cell>
          <table:table-cell table:style-name="ce235" table:formula="of:=IF(MID([.F145];6;1)&gt;MID([.F144];6;1);[.C144];[.C144]+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3: Add new node</text:p>
          </table:table-cell>
          <table:table-cell table:style-name="ce260" office:value-type="string">
            <text:p>- Input valid values for required fields</text:p>
            <text:p>- Choose Visible option</text:p>
            <text:p>- Don't choose a page for new node</text:p>
            <text:p>- Click Save</text:p>
          </table:table-cell>
          <table:table-cell table:style-name="ce258" office:value-type="string">
            <text:p>Create node successfully</text:p>
            <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46];6;1)&gt;MID([.F145];6;1);&quot;&quot;;MAX([.A$7:.A145])+1)">
            <text:p/>
          </table:table-cell>
          <table:table-cell table:style-name="ce232" office:value-type="string">
            <text:p>FNC_SOC_SPC_12_02</text:p>
          </table:table-cell>
          <table:table-cell table:style-name="ce235" table:formula="of:=IF(MID([.F146];6;1)&gt;MID([.F145];6;1);[.C145];[.C145]+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47];6;1)&gt;MID([.F146];6;1);&quot;&quot;;MAX([.A$7:.A146])+1)">
            <text:p/>
          </table:table-cell>
          <table:table-cell table:style-name="ce232" office:value-type="string">
            <text:p>FNC_SOC_SPC_12_02</text:p>
          </table:table-cell>
          <table:table-cell table:style-name="ce235" table:formula="of:=IF(MID([.F147];6;1)&gt;MID([.F146];6;1);[.C146];[.C146]+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5: Check showing added node</text:p>
          </table:table-cell>
          <table:table-cell table:style-name="ce260" office:value-type="string">
            <text:p>Find new added node in the group navigation from group link</text:p>
          </table:table-cell>
          <table:table-cell table:style-name="ce258" office:value-type="string">
            <text:p>Node without specific page is not shown for user on navigation menu although is has Visible option</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48];6;1)&gt;MID([.F147];6;1);&quot;&quot;;MAX([.A$7:.A147])+1)" office:value-type="float" office:value="41">
            <text:p>041</text:p>
          </table:table-cell>
          <table:table-cell table:style-name="ce232" office:value-type="string">
            <text:p>FNC_SOC_SPC_12_02</text:p>
          </table:table-cell>
          <table:table-cell table:style-name="ce235" table:formula="of:=IF(MID([.F148];6;1)&gt;MID([.F147];6;1);[.C147];[.C147]+1)" office:value-type="float" office:value="25">
            <text:p>025</text:p>
          </table:table-cell>
          <table:table-cell table:style-name="ce239" office:value-type="string">
            <text:p>Social\Page_Nav\Node\Create</text:p>
          </table:table-cell>
          <table:table-cell table:style-name="ce244" office:value-type="string">
            <text:p>Check when select page for new node by user does not have both access and edit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4">
          <table:table-cell table:style-name="ce228" table:formula="of:=IF(MID([.F149];6;1)&gt;MID([.F148];6;1);&quot;&quot;;MAX([.A$7:.A148])+1)">
            <text:p/>
          </table:table-cell>
          <table:table-cell table:style-name="ce232" office:value-type="string">
            <text:p>FNC_SOC_SPC_12_02</text:p>
          </table:table-cell>
          <table:table-cell table:style-name="ce235" table:formula="of:=IF(MID([.F149];6;1)&gt;MID([.F148];6;1);[.C148];[.C148]+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2: Show form to create new node</text:p>
          </table:table-cell>
          <table:table-cell table:style-name="ce260" office:value-type="string">
            <text:p>- Login by user who is not in group that can't access, edit new added page</text:p>
            <text:p>- Go to Group or Portal navigation page</text:p>
            <text:p>- Select a navigation and click on <text:span text:style-name="T1">edit </text:span><text:span text:style-name="T1">navigation </text:span><text:span text:style-name="T12">link</text:span></text:p>
            <text:p>- Click on <text:span text:style-name="T1">Add new node</text:span> button or Right click on one node and select Add new Node</text:p>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150];6;1)&gt;MID([.F149];6;1);&quot;&quot;;MAX([.A$7:.A149])+1)">
            <text:p/>
          </table:table-cell>
          <table:table-cell table:style-name="ce232" office:value-type="string">
            <text:p>FNC_SOC_SPC_12_02</text:p>
          </table:table-cell>
          <table:table-cell table:style-name="ce235" table:formula="of:=IF(MID([.F150];6;1)&gt;MID([.F149];6;1);[.C149];[.C149]+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151];6;1)&gt;MID([.F150];6;1);&quot;&quot;;MAX([.A$7:.A150])+1)">
            <text:p/>
          </table:table-cell>
          <table:table-cell table:style-name="ce232" office:value-type="string">
            <text:p>FNC_SOC_SPC_12_02</text:p>
          </table:table-cell>
          <table:table-cell table:style-name="ce235" table:formula="of:=IF(MID([.F151];6;1)&gt;MID([.F150];6;1);[.C150];[.C150]+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4: Choose page for node by illegal user</text:p>
          </table:table-cell>
          <table:table-cell table:style-name="ce260" office:value-type="string">
            <text:p>Search and select created page at step 1</text:p>
          </table:table-cell>
          <table:table-cell table:style-name="ce258" office:value-type="string">
            <text:p>Show message user does not have right to select this page</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152];6;1)&gt;MID([.F151];6;1);&quot;&quot;;MAX([.A$7:.A151])+1)" office:value-type="float" office:value="42">
            <text:p>042</text:p>
          </table:table-cell>
          <table:table-cell table:style-name="ce232" office:value-type="string">
            <text:p>FNC_SOC_SPC_12_02</text:p>
          </table:table-cell>
          <table:table-cell table:style-name="ce235" table:formula="of:=IF(MID([.F152];6;1)&gt;MID([.F151];6;1);[.C151];[.C151]+1)" office:value-type="float" office:value="26">
            <text:p>026</text:p>
          </table:table-cell>
          <table:table-cell table:style-name="ce239" office:value-type="string">
            <text:p>Social\Page_Nav\Node\Create</text:p>
          </table:table-cell>
          <table:table-cell table:style-name="ce244" office:value-type="string">
            <text:p>Check when select page for new node by user has only access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5">
          <table:table-cell table:style-name="ce228" table:formula="of:=IF(MID([.F153];6;1)&gt;MID([.F152];6;1);&quot;&quot;;MAX([.A$7:.A152])+1)">
            <text:p/>
          </table:table-cell>
          <table:table-cell table:style-name="ce232" office:value-type="string">
            <text:p>FNC_SOC_SPC_12_02</text:p>
          </table:table-cell>
          <table:table-cell table:style-name="ce235" table:formula="of:=IF(MID([.F153];6;1)&gt;MID([.F152];6;1);[.C152];[.C152]+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2: Show form to create new node</text:p>
          </table:table-cell>
          <table:table-cell table:style-name="ce260" office:value-type="string">
            <text:p>- Login by user who is in group that can access, but can't edit new added page</text:p>
            <text:p><text:span text:style-name="T5">- Go to Group or Portal navigation page</text:span></text:p>
            <text:p><text:span text:style-name="T5">- Select a navigation and click on </text:span><text:span text:style-name="T28">edit </text:span><text:span text:style-name="T28">navigation </text:span><text:span text:style-name="T29">link</text:span></text:p>
            <text:p><text:span text:style-name="T5">- Click on </text:span><text:span text:style-name="T28">Add new node</text:span><text:span text:style-name="T5"> button or Right </text:span><text:span text:style-name="T5">click on one node and select Add new Node</text:span></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4];6;1)&gt;MID([.F153];6;1);&quot;&quot;;MAX([.A$7:.A153])+1)">
            <text:p/>
          </table:table-cell>
          <table:table-cell table:style-name="ce232" office:value-type="string">
            <text:p>FNC_SOC_SPC_12_02</text:p>
          </table:table-cell>
          <table:table-cell table:style-name="ce235" table:formula="of:=IF(MID([.F154];6;1)&gt;MID([.F153];6;1);[.C153];[.C153]+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5];6;1)&gt;MID([.F154];6;1);&quot;&quot;;MAX([.A$7:.A154])+1)">
            <text:p/>
          </table:table-cell>
          <table:table-cell table:style-name="ce232" office:value-type="string">
            <text:p>FNC_SOC_SPC_12_02</text:p>
          </table:table-cell>
          <table:table-cell table:style-name="ce235" table:formula="of:=IF(MID([.F155];6;1)&gt;MID([.F154];6;1);[.C154];[.C154]+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4: Choose page for node by legal user</text:p>
          </table:table-cell>
          <table:table-cell table:style-name="ce260" office:value-type="string">
            <text:p>- <text:s/>Search and select created page at step 1</text:p>
            <text:p>- Click<text:span text:style-name="T1"> Save</text:span></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156];6;1)&gt;MID([.F155];6;1);&quot;&quot;;MAX([.A$7:.A155])+1)" office:value-type="float" office:value="43">
            <text:p>043</text:p>
          </table:table-cell>
          <table:table-cell table:style-name="ce232" office:value-type="string">
            <text:p>FNC_SOC_SPC_12_02</text:p>
          </table:table-cell>
          <table:table-cell table:style-name="ce235" table:formula="of:=IF(MID([.F156];6;1)&gt;MID([.F155];6;1);[.C155];[.C155]+1)" office:value-type="float" office:value="27">
            <text:p>027</text:p>
          </table:table-cell>
          <table:table-cell table:style-name="ce239" office:value-type="string">
            <text:p>Social\Page_Nav\Node\Create</text:p>
          </table:table-cell>
          <table:table-cell table:style-name="ce244" office:value-type="string">
            <text:p>Check when select page for new node by user who is in edit right list of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4">
          <table:table-cell table:style-name="ce228" table:formula="of:=IF(MID([.F157];6;1)&gt;MID([.F156];6;1);&quot;&quot;;MAX([.A$7:.A156])+1)">
            <text:p/>
          </table:table-cell>
          <table:table-cell table:style-name="ce232" office:value-type="string">
            <text:p>FNC_SOC_SPC_12_02</text:p>
          </table:table-cell>
          <table:table-cell table:style-name="ce235" table:formula="of:=IF(MID([.F157];6;1)&gt;MID([.F156];6;1);[.C156];[.C156]+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2: Show form to create new node</text:p>
          </table:table-cell>
          <table:table-cell table:style-name="ce260" office:value-type="string">
            <text:p>- Login by user who is not in group that can access, but in group that can edit new added <text:span text:style-name="T30">page</text:span></text:p>
            <text:p><text:span text:style-name="T5">- Go to Group or Portal navigation page</text:span></text:p>
            <text:p><text:span text:style-name="T5">- Select a navigation and click on </text:span><text:span text:style-name="T28">edit </text:span><text:span text:style-name="T28">navigation </text:span><text:span text:style-name="T29">link</text:span></text:p>
            <text:p><text:span text:style-name="T5">- Click on </text:span><text:span text:style-name="T28">Add new node</text:span><text:span text:style-name="T5"> button or Right </text:span><text:span text:style-name="T5">click on one node and select Add new Node</text:span></text:p>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8];6;1)&gt;MID([.F157];6;1);&quot;&quot;;MAX([.A$7:.A157])+1)">
            <text:p/>
          </table:table-cell>
          <table:table-cell table:style-name="ce232" office:value-type="string">
            <text:p>FNC_SOC_SPC_12_02</text:p>
          </table:table-cell>
          <table:table-cell table:style-name="ce235" table:formula="of:=IF(MID([.F158];6;1)&gt;MID([.F157];6;1);[.C157];[.C157]+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9];6;1)&gt;MID([.F158];6;1);&quot;&quot;;MAX([.A$7:.A158])+1)">
            <text:p/>
          </table:table-cell>
          <table:table-cell table:style-name="ce232" office:value-type="string">
            <text:p>FNC_SOC_SPC_12_02</text:p>
          </table:table-cell>
          <table:table-cell table:style-name="ce235" table:formula="of:=IF(MID([.F159];6;1)&gt;MID([.F158];6;1);[.C158];[.C158]+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4: Choose page for node by legal user</text:p>
          </table:table-cell>
          <table:table-cell table:style-name="ce260" office:value-type="string">
            <text:p>- Search and select created page at step 1</text:p>
            <text:p>- Click <text:span text:style-name="T1">Save</text:span></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160];6;1)&gt;MID([.F159];6;1);&quot;&quot;;MAX([.A$7:.A159])+1)" office:value-type="float" office:value="44">
            <text:p>044</text:p>
          </table:table-cell>
          <table:table-cell table:style-name="ce232" office:value-type="string">
            <text:p>FNC_SOC_SPC_12_02</text:p>
          </table:table-cell>
          <table:table-cell table:style-name="ce235" table:formula="of:=IF(MID([.F160];6;1)&gt;MID([.F159];6;1);[.C159];[.C159]+1)" office:value-type="float" office:value="28">
            <text:p>028</text:p>
          </table:table-cell>
          <table:table-cell table:style-name="ce239" office:value-type="string">
            <text:p>Social\Page_Nav\Node\Create</text:p>
          </table:table-cell>
          <table:table-cell table:style-name="ce244" office:value-type="string">
            <text:p>Check when select page for new node by user who has both access and edit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5">
          <table:table-cell table:style-name="ce228" table:formula="of:=IF(MID([.F161];6;1)&gt;MID([.F160];6;1);&quot;&quot;;MAX([.A$7:.A160])+1)">
            <text:p/>
          </table:table-cell>
          <table:table-cell table:style-name="ce232" office:value-type="string">
            <text:p>FNC_SOC_SPC_12_02</text:p>
          </table:table-cell>
          <table:table-cell table:style-name="ce235" table:formula="of:=IF(MID([.F161];6;1)&gt;MID([.F160];6;1);[.C160];[.C160]+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2: Show form to create new node</text:p>
          </table:table-cell>
          <table:table-cell table:style-name="ce260" office:value-type="string">
            <text:p>- Login by user who is in both access list and edit list on new added page</text:p>
            <text:p>- Go to Group or Portal navigation page</text:p>
            <text:p>- Select a navigation and click on edit navigation link</text:p>
            <text:p>- Click on Add new node button or Right click on one node and select Add new Node</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62];6;1)&gt;MID([.F161];6;1);&quot;&quot;;MAX([.A$7:.A161])+1)">
            <text:p/>
          </table:table-cell>
          <table:table-cell table:style-name="ce232" office:value-type="string">
            <text:p>FNC_SOC_SPC_12_02</text:p>
          </table:table-cell>
          <table:table-cell table:style-name="ce235" table:formula="of:=IF(MID([.F162];6;1)&gt;MID([.F161];6;1);[.C161];[.C161]+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63];6;1)&gt;MID([.F162];6;1);&quot;&quot;;MAX([.A$7:.A162])+1)">
            <text:p/>
          </table:table-cell>
          <table:table-cell table:style-name="ce232" office:value-type="string">
            <text:p>FNC_SOC_SPC_12_02</text:p>
          </table:table-cell>
          <table:table-cell table:style-name="ce235" table:formula="of:=IF(MID([.F163];6;1)&gt;MID([.F162];6;1);[.C162];[.C162]+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4: Choose page for node by legal user</text:p>
          </table:table-cell>
          <table:table-cell table:style-name="ce260" office:value-type="string">
            <text:p>- Search and select created page at step 1</text:p>
            <text:p>- Click Save</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164];6;1)&gt;MID([.F163];6;1);&quot;&quot;;MAX([.A$7:.A163])+1)" office:value-type="float" office:value="45">
            <text:p>045</text:p>
          </table:table-cell>
          <table:table-cell table:style-name="ce232" office:value-type="string">
            <text:p>FNC_SOC_SPC_12_02</text:p>
          </table:table-cell>
          <table:table-cell table:style-name="ce235" table:formula="of:=IF(MID([.F164];6;1)&gt;MID([.F163];6;1);[.C163];[.C163]+1)" office:value-type="float" office:value="29">
            <text:p>029</text:p>
          </table:table-cell>
          <table:table-cell table:style-name="ce239" office:value-type="string">
            <text:p>Social\Page_Nav\Node\Create</text:p>
          </table:table-cell>
          <table:table-cell table:style-name="ce244" office:value-type="string">
            <text:p>Create new node without select any ic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65];6;1)&gt;MID([.F164];6;1);&quot;&quot;;MAX([.A$7:.A164])+1)">
            <text:p/>
          </table:table-cell>
          <table:table-cell table:style-name="ce232" office:value-type="string">
            <text:p>FNC_SOC_SPC_12_02</text:p>
          </table:table-cell>
          <table:table-cell table:style-name="ce235" table:formula="of:=IF(MID([.F165];6;1)&gt;MID([.F164];6;1);[.C164];[.C164]+1)" office:value-type="float" office:value="29">
            <text:p>029</text:p>
          </table:table-cell>
          <table:table-cell table:style-name="ce239" office:value-type="string">
            <text:p>Social\Page_Nav\Node\Create</text:p>
          </table:table-cell>
          <table:table-cell table:style-name="ce245" office:value-type="string">
            <text:p>Create new node without select any ic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66];6;1)&gt;MID([.F165];6;1);&quot;&quot;;MAX([.A$7:.A165])+1)">
            <text:p/>
          </table:table-cell>
          <table:table-cell table:style-name="ce232" office:value-type="string">
            <text:p>FNC_SOC_SPC_12_02</text:p>
          </table:table-cell>
          <table:table-cell table:style-name="ce235" table:formula="of:=IF(MID([.F166];6;1)&gt;MID([.F165];6;1);[.C165];[.C165]+1)" office:value-type="float" office:value="29">
            <text:p>029</text:p>
          </table:table-cell>
          <table:table-cell table:style-name="ce239" office:value-type="string">
            <text:p>Social\Page_Nav\Node\Create</text:p>
          </table:table-cell>
          <table:table-cell table:style-name="ce245" office:value-type="string">
            <text:p>Create new node without select any icon</text:p>
          </table:table-cell>
          <table:table-cell table:style-name="ce258" office:value-type="string">
            <text:p>Step 3: Create node</text:p>
          </table:table-cell>
          <table:table-cell table:style-name="ce260" office:value-type="string">
            <text:p>- Input value for required fields</text:p>
            <text:p>- Click <text:span text:style-name="T1">Save</text:span></text:p>
          </table:table-cell>
          <table:table-cell table:style-name="ce258" office:value-type="string">
            <text:p>Add new node successfully with a default icon</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67];6;1)&gt;MID([.F166];6;1);&quot;&quot;;MAX([.A$7:.A166])+1)" office:value-type="float" office:value="46">
            <text:p>046</text:p>
          </table:table-cell>
          <table:table-cell table:style-name="ce232" office:value-type="string">
            <text:p>FNC_SOC_SPC_12_02</text:p>
          </table:table-cell>
          <table:table-cell table:style-name="ce235" table:formula="of:=IF(MID([.F167];6;1)&gt;MID([.F166];6;1);[.C166];[.C166]+1)" office:value-type="float" office:value="30">
            <text:p>030</text:p>
          </table:table-cell>
          <table:table-cell table:style-name="ce239" office:value-type="string">
            <text:p>Social\Page_Nav\Node\Create</text:p>
          </table:table-cell>
          <table:table-cell table:style-name="ce244" office:value-type="string">
            <text:p>Check choosing new icon for node while creating</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68];6;1)&gt;MID([.F167];6;1);&quot;&quot;;MAX([.A$7:.A167])+1)">
            <text:p/>
          </table:table-cell>
          <table:table-cell table:style-name="ce232" office:value-type="string">
            <text:p>FNC_SOC_SPC_12_02</text:p>
          </table:table-cell>
          <table:table-cell table:style-name="ce235" table:formula="of:=IF(MID([.F168];6;1)&gt;MID([.F167];6;1);[.C167];[.C167]+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69];6;1)&gt;MID([.F168];6;1);&quot;&quot;;MAX([.A$7:.A168])+1)">
            <text:p/>
          </table:table-cell>
          <table:table-cell table:style-name="ce232" office:value-type="string">
            <text:p>FNC_SOC_SPC_12_02</text:p>
          </table:table-cell>
          <table:table-cell table:style-name="ce235" table:formula="of:=IF(MID([.F169];6;1)&gt;MID([.F168];6;1);[.C168];[.C168]+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3: Show form to choose new icon for node</text:p>
          </table:table-cell>
          <table:table-cell table:style-name="ce260" office:value-type="string">
            <text:p>- Choose <text:span text:style-name="T1">Icon </text:span><text:span text:style-name="T12">tab</text:span></text:p>
          </table:table-cell>
          <table:table-cell table:style-name="ce258" office:value-type="string">
            <text:p>A form is shown, list all existing icons for user to choose</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70];6;1)&gt;MID([.F169];6;1);&quot;&quot;;MAX([.A$7:.A169])+1)">
            <text:p/>
          </table:table-cell>
          <table:table-cell table:style-name="ce232" office:value-type="string">
            <text:p>FNC_SOC_SPC_12_02</text:p>
          </table:table-cell>
          <table:table-cell table:style-name="ce235" table:formula="of:=IF(MID([.F170];6;1)&gt;MID([.F169];6;1);[.C169];[.C169]+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4: Check when choose one icon from list</text:p>
          </table:table-cell>
          <table:table-cell table:style-name="ce260" office:value-type="string">
            <text:p>Choose icon from list by click on it</text:p>
          </table:table-cell>
          <table:table-cell table:style-name="ce258" office:value-type="string">
            <text:p>Selected icon is marked, its name is displayed beMinor the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71];6;1)&gt;MID([.F170];6;1);&quot;&quot;;MAX([.A$7:.A170])+1)">
            <text:p/>
          </table:table-cell>
          <table:table-cell table:style-name="ce232" office:value-type="string">
            <text:p>FNC_SOC_SPC_12_02</text:p>
          </table:table-cell>
          <table:table-cell table:style-name="ce235" table:formula="of:=IF(MID([.F171];6;1)&gt;MID([.F170];6;1);[.C170];[.C170]+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5: Create node</text:p>
          </table:table-cell>
          <table:table-cell table:style-name="ce260" office:value-type="string">
            <text:p>- Input valid values for required fields </text:p>
            <text:p>- Click <text:span text:style-name="T1">Save</text:span></text:p>
          </table:table-cell>
          <table:table-cell table:style-name="ce258" office:value-type="string">
            <text:p>New node is created successfully and displayed with new icon (not defaul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72];6;1)&gt;MID([.F171];6;1);&quot;&quot;;MAX([.A$7:.A171])+1)" office:value-type="float" office:value="47">
            <text:p>047</text:p>
          </table:table-cell>
          <table:table-cell table:style-name="ce232" office:value-type="string">
            <text:p>FNC_SOC_SPC_12_02</text:p>
          </table:table-cell>
          <table:table-cell table:style-name="ce235" table:formula="of:=IF(MID([.F172];6;1)&gt;MID([.F171];6;1);[.C171];[.C171]+1)" office:value-type="float" office:value="31">
            <text:p>031</text:p>
          </table:table-cell>
          <table:table-cell table:style-name="ce239" office:value-type="string">
            <text:p>Social\Page_Nav\Node\Create</text:p>
          </table:table-cell>
          <table:table-cell table:style-name="ce244" office:value-type="string">
            <text:p>Check when close navigation after create new node for current navigation without saving that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73];6;1)&gt;MID([.F172];6;1);&quot;&quot;;MAX([.A$7:.A172])+1)">
            <text:p/>
          </table:table-cell>
          <table:table-cell table:style-name="ce232" office:value-type="string">
            <text:p>FNC_SOC_SPC_12_02</text:p>
          </table:table-cell>
          <table:table-cell table:style-name="ce235" table:formula="of:=IF(MID([.F173];6;1)&gt;MID([.F172];6;1);[.C172];[.C172]+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2: Add node</text:p>
          </table:table-cell>
          <table:table-cell table:style-name="ce260" office:value-type="string">
            <text:p>- Click on Add new node button or Choose a parent node and Right click on one node and select Add new node </text:p>
            <text:p>- Input valid value for required fields</text:p>
            <text:p>- Click Save</text:p>
            <text:p/>
          </table:table-cell>
          <table:table-cell table:style-name="ce258" office:value-type="string">
            <text:p>Add new node successfully, it is displayed in the left pan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74];6;1)&gt;MID([.F173];6;1);&quot;&quot;;MAX([.A$7:.A173])+1)">
            <text:p/>
          </table:table-cell>
          <table:table-cell table:style-name="ce232" office:value-type="string">
            <text:p>FNC_SOC_SPC_12_02</text:p>
          </table:table-cell>
          <table:table-cell table:style-name="ce235" table:formula="of:=IF(MID([.F174];6;1)&gt;MID([.F173];6;1);[.C173];[.C173]+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3: Close Navigation without Save</text:p>
          </table:table-cell>
          <table:table-cell table:style-name="ce260" office:value-type="string">
            <text:p><text:span text:style-name="T1">- C</text:span><text:span text:style-name="T12">lick close on Navigation management </text:span><text:span text:style-name="T12">without </text:span><text:span text:style-name="T1">Save</text:span><text:span text:style-name="T12"> action</text:span></text:p>
          </table:table-cell>
          <table:table-cell table:style-name="ce258" office:value-type="string">
            <text:p>Navigation management form closed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75];6;1)&gt;MID([.F174];6;1);&quot;&quot;;MAX([.A$7:.A174])+1)">
            <text:p/>
          </table:table-cell>
          <table:table-cell table:style-name="ce232" office:value-type="string">
            <text:p>FNC_SOC_SPC_12_02</text:p>
          </table:table-cell>
          <table:table-cell table:style-name="ce235" table:formula="of:=IF(MID([.F175];6;1)&gt;MID([.F174];6;1);[.C174];[.C174]+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4: Check changing of previous selected navigation</text:p>
          </table:table-cell>
          <table:table-cell table:style-name="ce260" office:value-type="string">
            <text:p>Select navigation at step 2 again, check new added node</text:p>
          </table:table-cell>
          <table:table-cell table:style-name="ce258" office:value-type="string">
            <text:p>No new node is add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76];6;1)&gt;MID([.F175];6;1);&quot;&quot;;MAX([.A$7:.A175])+1)" office:value-type="float" office:value="48">
            <text:p>048</text:p>
          </table:table-cell>
          <table:table-cell table:style-name="ce233" office:value-type="string">
            <text:p>FNC_SOC_SPC_12_02</text:p>
          </table:table-cell>
          <table:table-cell table:style-name="ce237" table:formula="of:=IF(MID([.F176];6;1)&gt;MID([.F175];6;1);[.C175];[.C175]+1)" office:value-type="float" office:value="32">
            <text:p>032</text:p>
          </table:table-cell>
          <table:table-cell table:style-name="ce240" office:value-type="string">
            <text:p>Social\Page_Nav\Node\Create</text:p>
          </table:table-cell>
          <table:table-cell table:style-name="ce246" office:value-type="string">
            <text:p>Check show Group Editor menu</text:p>
          </table:table-cell>
          <table:table-cell table:style-name="ce259" office:value-type="string">
            <text:p>Step 1: Add new user</text:p>
          </table:table-cell>
          <table:table-cell table:style-name="ce265" office:value-type="string">
            <text:p>- Create new user</text:p>
            <text:p>- Add this user into a group with membership is <text:s/>“Manag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77];6;1)&gt;MID([.F176];6;1);&quot;&quot;;MAX([.A$7:.A176])+1)">
            <text:p/>
          </table:table-cell>
          <table:table-cell table:style-name="ce233" office:value-type="string">
            <text:p>FNC_SOC_SPC_12_02</text:p>
          </table:table-cell>
          <table:table-cell table:style-name="ce237" table:formula="of:=IF(MID([.F177];6;1)&gt;MID([.F176];6;1);[.C176];[.C176]+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style-name="ce224" table:number-columns-repeated="246"/>
        </table:table-row>
        <table:table-row table:style-name="ro17">
          <table:table-cell table:style-name="ce228" table:formula="of:=IF(MID([.F178];6;1)&gt;MID([.F177];6;1);&quot;&quot;;MAX([.A$7:.A177])+1)">
            <text:p/>
          </table:table-cell>
          <table:table-cell table:style-name="ce233" office:value-type="string">
            <text:p>FNC_SOC_SPC_12_02</text:p>
          </table:table-cell>
          <table:table-cell table:style-name="ce237" table:formula="of:=IF(MID([.F178];6;1)&gt;MID([.F177];6;1);[.C177];[.C177]+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anag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style-name="ce224" table:number-columns-repeated="246"/>
        </table:table-row>
        <table:table-row table:style-name="ro19">
          <table:table-cell table:style-name="ce228" table:formula="of:=IF(MID([.F179];6;1)&gt;MID([.F178];6;1);&quot;&quot;;MAX([.A$7:.A178])+1)">
            <text:p/>
          </table:table-cell>
          <table:table-cell table:style-name="ce233" office:value-type="string">
            <text:p>FNC_SOC_SPC_12_02</text:p>
          </table:table-cell>
          <table:table-cell table:style-name="ce237" table:formula="of:=IF(MID([.F179];6;1)&gt;MID([.F178];6;1);[.C178];[.C178]+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59" office:value-type="string">
            <text:p>Step 4: Check Show Group</text:p>
            <text:p>Editor menu</text:p>
          </table:table-cell>
          <table:table-cell table:style-name="ce259" office:value-type="string">
            <text:p>- Login by new user</text:p>
            <text:p>- View page ( node) created</text:p>
          </table:table-cell>
          <table:table-cell table:style-name="ce270" office:value-type="string">
            <text:p>- Login successfully</text:p>
            <text:p>- Page is displayed </text:p>
            <text:p>- Show Group editor menu includes: </text:p>
            <text:p><text:s text:c="4"/>* Add page : triggers the add page wizard <text:s text:c="2"/><text:s/></text:p>
            <text:p><text:s text:c="4"/>* <text:s/>Edit page : edit inline of the current page</text:p>
            <text:p><text:s text:c="4"/>* Edit layout : edit the layout of a site</text:p>
            <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80];6;1)&gt;MID([.F179];6;1);&quot;&quot;;MAX([.A$7:.A179])+1)" office:value-type="float" office:value="49">
            <text:p>049</text:p>
          </table:table-cell>
          <table:table-cell table:style-name="ce233" office:value-type="string">
            <text:p>FNC_SOC_SPC_12_02</text:p>
          </table:table-cell>
          <table:table-cell table:style-name="ce237" table:formula="of:=IF(MID([.F180];6;1)&gt;MID([.F179];6;1);[.C179];[.C179]+1)" office:value-type="float" office:value="33">
            <text:p>033</text:p>
          </table:table-cell>
          <table:table-cell table:style-name="ce240" office:value-type="string">
            <text:p>Social\Page_Nav\Node\Create</text:p>
          </table:table-cell>
          <table:table-cell table:style-name="ce246" office:value-type="string">
            <text:p>Check don't show Group Editor menu</text:p>
          </table:table-cell>
          <table:table-cell table:style-name="ce259" office:value-type="string">
            <text:p>Step 1: Add new user</text:p>
          </table:table-cell>
          <table:table-cell table:style-name="ce265" office:value-type="string">
            <text:p>- Create new user</text:p>
            <text:p>- Add this user into a group with membership is <text:s/>“Memb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81];6;1)&gt;MID([.F180];6;1);&quot;&quot;;MAX([.A$7:.A180])+1)">
            <text:p/>
          </table:table-cell>
          <table:table-cell table:style-name="ce233" office:value-type="string">
            <text:p>FNC_SOC_SPC_12_02</text:p>
          </table:table-cell>
          <table:table-cell table:style-name="ce237" table:formula="of:=IF(MID([.F181];6;1)&gt;MID([.F180];6;1);[.C180];[.C180]+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style-name="ce224" table:number-columns-repeated="246"/>
        </table:table-row>
        <table:table-row table:style-name="ro17">
          <table:table-cell table:style-name="ce228" table:formula="of:=IF(MID([.F182];6;1)&gt;MID([.F181];6;1);&quot;&quot;;MAX([.A$7:.A181])+1)">
            <text:p/>
          </table:table-cell>
          <table:table-cell table:style-name="ce233" office:value-type="string">
            <text:p>FNC_SOC_SPC_12_02</text:p>
          </table:table-cell>
          <table:table-cell table:style-name="ce237" table:formula="of:=IF(MID([.F182];6;1)&gt;MID([.F181];6;1);[.C181];[.C181]+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emb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83];6;1)&gt;MID([.F182];6;1);&quot;&quot;;MAX([.A$7:.A182])+1)">
            <text:p/>
          </table:table-cell>
          <table:table-cell table:style-name="ce233" office:value-type="string">
            <text:p>FNC_SOC_SPC_12_02</text:p>
          </table:table-cell>
          <table:table-cell table:style-name="ce237" table:formula="of:=IF(MID([.F183];6;1)&gt;MID([.F182];6;1);[.C182];[.C182]+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59" office:value-type="string">
            <text:p>Step 4: Check Show Group</text:p>
            <text:p>Editor menu</text:p>
          </table:table-cell>
          <table:table-cell table:style-name="ce259" office:value-type="string">
            <text:p>- Login by new user</text:p>
            <text:p>- View page ( node) created</text:p>
          </table:table-cell>
          <table:table-cell table:style-name="ce270" office:value-type="string">
            <text:p>- Login successfully</text:p>
            <text:p>- Page is displayed </text:p>
            <text:p>- Don't Show Group editor menu </text:p>
            <text:p><text:s text:c="2"/></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84];6;1)&gt;MID([.F183];6;1);&quot;&quot;;MAX([.A$7:.A183])+1)" office:value-type="float" office:value="50">
            <text:p>050</text:p>
          </table:table-cell>
          <table:table-cell table:style-name="ce233" office:value-type="string">
            <text:p>FNC_SOC_SPC_12_02</text:p>
          </table:table-cell>
          <table:table-cell table:style-name="ce237" table:formula="of:=IF(MID([.F184];6;1)&gt;MID([.F183];6;1);[.C183];[.C183]+1)" office:value-type="float" office:value="34">
            <text:p>034</text:p>
          </table:table-cell>
          <table:table-cell table:style-name="ce240" office:value-type="string">
            <text:p>Social\Page_Nav\Node\Create</text:p>
          </table:table-cell>
          <table:table-cell table:style-name="ce247" office:value-type="string">
            <text:p>Check when user have right to edit page</text:p>
          </table:table-cell>
          <table:table-cell table:style-name="ce259" office:value-type="string">
            <text:p>Step 1: Add new user</text:p>
          </table:table-cell>
          <table:table-cell table:style-name="ce265" office:value-type="string">
            <text:p>- Create new user</text:p>
            <text:p>- Add this user into a group with membership is not “memb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85];6;1)&gt;MID([.F184];6;1);&quot;&quot;;MAX([.A$7:.A184])+1)">
            <text:p/>
          </table:table-cell>
          <table:table-cell table:style-name="ce233" office:value-type="string">
            <text:p>FNC_SOC_SPC_12_02</text:p>
          </table:table-cell>
          <table:table-cell table:style-name="ce237" table:formula="of:=IF(MID([.F185];6;1)&gt;MID([.F184];6;1);[.C184];[.C184]+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style-name="ce224" table:number-columns-repeated="246"/>
        </table:table-row>
        <table:table-row table:style-name="ro17">
          <table:table-cell table:style-name="ce228" table:formula="of:=IF(MID([.F186];6;1)&gt;MID([.F185];6;1);&quot;&quot;;MAX([.A$7:.A185])+1)">
            <text:p/>
          </table:table-cell>
          <table:table-cell table:style-name="ce233" office:value-type="string">
            <text:p>FNC_SOC_SPC_12_02</text:p>
          </table:table-cell>
          <table:table-cell table:style-name="ce237" table:formula="of:=IF(MID([.F186];6;1)&gt;MID([.F185];6;1);[.C185];[.C185]+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emb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style-name="ce224" table:number-columns-repeated="246"/>
        </table:table-row>
        <table:table-row table:style-name="ro19">
          <table:table-cell table:style-name="ce228" table:formula="of:=IF(MID([.F187];6;1)&gt;MID([.F186];6;1);&quot;&quot;;MAX([.A$7:.A186])+1)">
            <text:p/>
          </table:table-cell>
          <table:table-cell table:style-name="ce233" office:value-type="string">
            <text:p>FNC_SOC_SPC_12_02</text:p>
          </table:table-cell>
          <table:table-cell table:style-name="ce237" table:formula="of:=IF(MID([.F187];6;1)&gt;MID([.F186];6;1);[.C186];[.C186]+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1" office:value-type="string">
            <text:p>Step 4: Show form to edit page</text:p>
          </table:table-cell>
          <table:table-cell table:style-name="ce261" office:value-type="string">
            <text:p>In Pages management form: - Click Edit icon of group page that you have edit right</text:p>
            <text:p>- <text:span text:style-name="T31">Click [</text:span><text:span text:style-name="T32">View page properties]</text:span><text:span text:style-name="T31"> button on </text:span><text:span text:style-name="T32">page editor </text:span><text:span text:style-name="T33">composer</text:span></text:p>
            <text:p><text:span text:style-name="T33">- Choose </text:span><text:span text:style-name="T32">Edit permission</text:span><text:span text:style-name="T33"> tab and Click </text:span><text:span text:style-name="T32">Select Permission</text:span><text:span text:style-name="T33"> </text:span></text:p>
          </table:table-cell>
          <table:table-cell table:style-name="ce261" office:value-type="string">
            <text:p>- Switch to edit page mode with Page Editor composer</text:p>
            <text:p>- Edit page properties form appears</text:p>
            <text:p>- A form to shown to choose new group/membership for edit right on page</text:p>
          </table:table-cell>
          <table:table-cell table:style-name="ce265" office:value-type="string">
            <text:p>Medium</text:p>
          </table:table-cell>
          <table:table-cell table:style-name="ce72"/>
          <table:table-cell table:style-name="ce224" table:number-columns-repeated="246"/>
        </table:table-row>
        <table:table-row table:style-name="ro16">
          <table:table-cell table:style-name="ce228" table:formula="of:=IF(MID([.F188];6;1)&gt;MID([.F187];6;1);&quot;&quot;;MAX([.A$7:.A187])+1)">
            <text:p/>
          </table:table-cell>
          <table:table-cell table:style-name="ce233" office:value-type="string">
            <text:p>FNC_SOC_SPC_12_02</text:p>
          </table:table-cell>
          <table:table-cell table:style-name="ce237" table:formula="of:=IF(MID([.F188];6;1)&gt;MID([.F187];6;1);[.C187];[.C187]+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1" office:value-type="string">
            <text:p>Step 5: Change edit right</text:p>
          </table:table-cell>
          <table:table-cell table:style-name="ce261" office:value-type="string">
            <text:p>Choose group then choose membership</text:p>
            <text:p>- Click <text:span text:style-name="T1">Save</text:span> in edit properties form then click <text:span text:style-name="T1">Finish</text:span></text:p>
          </table:table-cell>
          <table:table-cell table:style-name="ce261" office:value-type="string">
            <text:p>- Current group/membership for edit right are changed by new selected group/membership which have right to edit page</text:p>
            <text:p><text:span text:style-name="T35">- Change is saved.</text:span></text:p>
          </table:table-cell>
          <table:table-cell table:style-name="ce265" office:value-type="string">
            <text:p>Medium</text:p>
          </table:table-cell>
          <table:table-cell table:style-name="ce72"/>
          <table:table-cell table:style-name="ce224" table:number-columns-repeated="246"/>
        </table:table-row>
        <table:table-row table:style-name="ro16">
          <table:table-cell table:style-name="ce228" table:formula="of:=IF(MID([.F189];6;1)&gt;MID([.F188];6;1);&quot;&quot;;MAX([.A$7:.A188])+1)">
            <text:p/>
          </table:table-cell>
          <table:table-cell table:style-name="ce233" office:value-type="string">
            <text:p>FNC_SOC_SPC_12_02</text:p>
          </table:table-cell>
          <table:table-cell table:style-name="ce237" table:formula="of:=IF(MID([.F189];6;1)&gt;MID([.F188];6;1);[.C188];[.C188]+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59" office:value-type="string">
            <text:p>Step 6: Check when user have right to edit page</text:p>
          </table:table-cell>
          <table:table-cell table:style-name="ce266" office:value-type="string">
            <text:p>- Login by new user</text:p>
            <text:p>- View page ( node) created</text:p>
          </table:table-cell>
          <table:table-cell table:style-name="ce270" office:value-type="string">
            <text:p>- Login successfully</text:p>
            <text:p>- Page is displayed </text:p>
            <text:p>- show site editor menu includes: </text:p>
            <text:p><text:s text:c="4"/>* <text:s/>Edit page : edit inline of the current page</text:p>
            <text:p/>
          </table:table-cell>
          <table:table-cell table:style-name="ce265" office:value-type="string">
            <text:p>Medium</text:p>
          </table:table-cell>
          <table:table-cell table:style-name="ce72"/>
          <table:table-cell table:style-name="ce224" table:number-columns-repeated="246"/>
        </table:table-row>
        <table:table-row table:style-name="ro11">
          <table:table-cell table:style-name="ce228" table:formula="of:=IF(MID([.F190];6;1)&gt;MID([.F189];6;1);&quot;&quot;;MAX([.A$7:.A189])+1)" office:value-type="float" office:value="51">
            <text:p>051</text:p>
          </table:table-cell>
          <table:table-cell table:style-name="ce233" office:value-type="string">
            <text:p>FNC_SOC_SPC_12_02</text:p>
          </table:table-cell>
          <table:table-cell table:style-name="ce237" table:formula="of:=IF(MID([.F190];6;1)&gt;MID([.F189];6;1);[.C189];[.C189]+1)" office:value-type="float" office:value="35">
            <text:p>035</text:p>
          </table:table-cell>
          <table:table-cell table:style-name="ce240" office:value-type="string">
            <text:p>Social\Page_Nav\Node\Create</text:p>
          </table:table-cell>
          <table:table-cell table:style-name="ce248" office:value-type="string">
            <text:p>Check space navigation after create new spac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91];6;1)&gt;MID([.F190];6;1);&quot;&quot;;MAX([.A$7:.A190])+1)">
            <text:p/>
          </table:table-cell>
          <table:table-cell table:style-name="ce233" office:value-type="string">
            <text:p>FNC_SOC_SPC_12_02</text:p>
          </table:table-cell>
          <table:table-cell table:style-name="ce237" table:formula="of:=IF(MID([.F191];6;1)&gt;MID([.F190];6;1);[.C190];[.C190]+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265" office:value-type="string">
            <text:p>Medium</text:p>
          </table:table-cell>
          <table:table-cell table:style-name="ce72"/>
          <table:table-cell table:style-name="ce224" table:number-columns-repeated="246"/>
        </table:table-row>
        <table:table-row table:style-name="ro36">
          <table:table-cell table:style-name="ce228" table:formula="of:=IF(MID([.F192];6;1)&gt;MID([.F191];6;1);&quot;&quot;;MAX([.A$7:.A191])+1)">
            <text:p/>
          </table:table-cell>
          <table:table-cell table:style-name="ce233" office:value-type="string">
            <text:p>FNC_SOC_SPC_12_02</text:p>
          </table:table-cell>
          <table:table-cell table:style-name="ce237" table:formula="of:=IF(MID([.F192];6;1)&gt;MID([.F191];6;1);[.C191];[.C191]+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by side the </text:span><text:span text:style-name="T18">name of space, user can see some icons: </text:span><text:span text:style-name="T18">edit space, edit navigation of space, delete </text:span><text:span text:style-name="T18">and [Leave]. With other user, only see</text:span><text:span text:style-name="T8"> </text:span><text:span text:style-name="T8">[</text:span><text:span text:style-name="T9">Request to join </text:span><text:span text:style-name="T8">] button to send request to </text:span><text:span text:style-name="T8">join in the Space</text:span></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93];6;1)&gt;MID([.F192];6;1);&quot;&quot;;MAX([.A$7:.A192])+1)">
            <text:p/>
          </table:table-cell>
          <table:table-cell table:style-name="ce233" office:value-type="string">
            <text:p>FNC_SOC_SPC_12_02</text:p>
          </table:table-cell>
          <table:table-cell table:style-name="ce237" table:formula="of:=IF(MID([.F193];6;1)&gt;MID([.F192];6;1);[.C192];[.C192]+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259" office:value-type="string">
            <text:p>Step 4: Check space navigation</text:p>
          </table:table-cell>
          <table:table-cell table:style-name="ce266" office:value-type="string">
            <text:p>- Go to <text:s/>Group navigation page </text:p>
            <text:p>- Select space navigation </text:p>
            <text:p>- Click Edit navigation</text:p>
          </table:table-cell>
          <table:table-cell table:style-name="ce271" office:value-type="string">
            <text:p><text:span text:style-name="T36">- Group navigation page is shown</text:span></text:p>
            <text:p><text:span text:style-name="T36">- Space navigation is displayed in </text:span></text:p>
            <text:p><text:span text:style-name="T36">Navigation Management form</text:span></text:p>
          </table:table-cell>
          <table:table-cell table:style-name="ce265" office:value-type="string">
            <text:p>Medium</text:p>
          </table:table-cell>
          <table:table-cell table:style-name="ce72"/>
          <table:table-cell table:style-name="ce224" table:number-columns-repeated="246"/>
        </table:table-row>
        <table:table-row table:style-name="ro19">
          <table:table-cell table:style-name="ce228" table:formula="of:=IF(MID([.F194];6;1)&gt;MID([.F193];6;1);&quot;&quot;;MAX([.A$7:.A193])+1)" office:value-type="float" office:value="52">
            <text:p>052</text:p>
          </table:table-cell>
          <table:table-cell table:style-name="ce233" office:value-type="string">
            <text:p>FNC_SOC_SPC_12_03</text:p>
          </table:table-cell>
          <table:table-cell table:style-name="ce237" office:value-type="float" office:value="1">
            <text:p>001</text:p>
          </table:table-cell>
          <table:table-cell table:style-name="ce240" office:value-type="string">
            <text:p>Social\Page_Nav\Node\Edit</text:p>
          </table:table-cell>
          <table:table-cell table:style-name="ce246" office:value-type="string">
            <text:p>Check edit node form from Group navigation</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4">
          <table:table-cell table:style-name="ce228" table:formula="of:=IF(MID([.F195];6;1)&gt;MID([.F194];6;1);&quot;&quot;;MAX([.A$7:.A194])+1)">
            <text:p/>
          </table:table-cell>
          <table:table-cell table:style-name="ce233" office:value-type="string">
            <text:p>FNC_SOC_SPC_12_03</text:p>
          </table:table-cell>
          <table:table-cell table:style-name="ce237" table:formula="of:=IF(MID([.F195];6;1)&gt;MID([.F194];6;1);[.C194];[.C194]+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2: Check Page node setting</text:p>
          </table:table-cell>
          <table:table-cell table:style-name="ce265" office:value-type="string">
            <text:p>Choose <text:span text:style-name="T1">Page node setting </text:span><text:span text:style-name="T12">tab</text:span></text:p>
          </table:table-cell>
          <table:table-cell table:style-name="ce260" office:value-type="string">
            <text:p>All current informations are displayed in form, only can edit Label and change Visible and Publication date time</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196];6;1)&gt;MID([.F195];6;1);&quot;&quot;;MAX([.A$7:.A195])+1)">
            <text:p/>
          </table:table-cell>
          <table:table-cell table:style-name="ce233" office:value-type="string">
            <text:p>FNC_SOC_SPC_12_03</text:p>
          </table:table-cell>
          <table:table-cell table:style-name="ce237" table:formula="of:=IF(MID([.F196];6;1)&gt;MID([.F195];6;1);[.C195];[.C195]+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3: Check Page Selector</text:p>
          </table:table-cell>
          <table:table-cell table:style-name="ce260" office:value-type="string">
            <text:p>Choose <text:span text:style-name="T1">Page Selector</text:span> tab</text:p>
          </table:table-cell>
          <table:table-cell table:style-name="ce260" office:value-type="string">
            <text:p>Information of page that node is selecting is displayed in form</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197];6;1)&gt;MID([.F196];6;1);&quot;&quot;;MAX([.A$7:.A196])+1)">
            <text:p/>
          </table:table-cell>
          <table:table-cell table:style-name="ce233" office:value-type="string">
            <text:p>FNC_SOC_SPC_12_03</text:p>
          </table:table-cell>
          <table:table-cell table:style-name="ce237" table:formula="of:=IF(MID([.F197];6;1)&gt;MID([.F196];6;1);[.C196];[.C196]+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4: Check Icon setting</text:p>
          </table:table-cell>
          <table:table-cell table:style-name="ce260" office:value-type="string">
            <text:p>Choose <text:span text:style-name="T1">Icon</text:span> tab</text:p>
          </table:table-cell>
          <table:table-cell table:style-name="ce260" office:value-type="string">
            <text:p>Name of current using icon is displayed, existing icons are listed</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198];6;1)&gt;MID([.F197];6;1);&quot;&quot;;MAX([.A$7:.A197])+1)" office:value-type="float" office:value="53">
            <text:p>053</text:p>
          </table:table-cell>
          <table:table-cell table:style-name="ce233" office:value-type="string">
            <text:p>FNC_SOC_SPC_12_03</text:p>
          </table:table-cell>
          <table:table-cell table:style-name="ce237" table:formula="of:=IF(MID([.F198];6;1)&gt;MID([.F197];6;1);[.C197];[.C197]+1)" office:value-type="float" office:value="2">
            <text:p>002</text:p>
          </table:table-cell>
          <table:table-cell table:style-name="ce240" office:value-type="string">
            <text:p>Social\Page_Nav\Node\Edit</text:p>
          </table:table-cell>
          <table:table-cell table:style-name="ce246" office:value-type="string">
            <text:p>Check edit node form from Spaces</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265" office:value-type="string">
            <text:p>Minor</text:p>
          </table:table-cell>
          <table:table-cell table:style-name="ce72"/>
          <table:table-cell table:style-name="ce224" table:number-columns-repeated="246"/>
        </table:table-row>
        <table:table-row table:style-name="ro14">
          <table:table-cell table:style-name="ce228" table:formula="of:=IF(MID([.F199];6;1)&gt;MID([.F198];6;1);&quot;&quot;;MAX([.A$7:.A198])+1)">
            <text:p/>
          </table:table-cell>
          <table:table-cell table:style-name="ce233" office:value-type="string">
            <text:p>FNC_SOC_SPC_12_03</text:p>
          </table:table-cell>
          <table:table-cell table:style-name="ce237" table:formula="of:=IF(MID([.F199];6;1)&gt;MID([.F198];6;1);[.C198];[.C198]+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265" office:value-type="string">
            <text:p>Minor</text:p>
          </table:table-cell>
          <table:table-cell table:style-name="ce72"/>
          <table:table-cell table:style-name="ce224" table:number-columns-repeated="246"/>
        </table:table-row>
        <table:table-row table:style-name="ro36">
          <table:table-cell table:style-name="ce228" table:formula="of:=IF(MID([.F200];6;1)&gt;MID([.F199];6;1);&quot;&quot;;MAX([.A$7:.A199])+1)">
            <text:p/>
          </table:table-cell>
          <table:table-cell table:style-name="ce233" office:value-type="string">
            <text:p>FNC_SOC_SPC_12_03</text:p>
          </table:table-cell>
          <table:table-cell table:style-name="ce237" table:formula="of:=IF(MID([.F200];6;1)&gt;MID([.F199];6;1);[.C199];[.C199]+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by side the </text:span><text:span text:style-name="T18">name of space, user can see some icons: </text:span><text:span text:style-name="T18">edit space, edit navigation of space, delete </text:span><text:span text:style-name="T18">and [Leave]. With other user, only see</text:span><text:span text:style-name="T8"> </text:span><text:span text:style-name="T8">[</text:span><text:span text:style-name="T9">Request to join </text:span><text:span text:style-name="T8">] button to send request to </text:span><text:span text:style-name="T8">join in the Space</text:span></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201];6;1)&gt;MID([.F200];6;1);&quot;&quot;;MAX([.A$7:.A200])+1)">
            <text:p/>
          </table:table-cell>
          <table:table-cell table:style-name="ce233" office:value-type="string">
            <text:p>FNC_SOC_SPC_12_03</text:p>
          </table:table-cell>
          <table:table-cell table:style-name="ce237" table:formula="of:=IF(MID([.F201];6;1)&gt;MID([.F200];6;1);[.C200];[.C200]+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260" office:value-type="string">
            <text:p>Step 4: Check edit node form from Spaces</text:p>
          </table:table-cell>
          <table:table-cell table:style-name="ce260" office:value-type="string">
            <text:p>In Space listing:</text:p>
            <text:p>- Click Edit Space navigation icon</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24">
          <table:table-cell table:style-name="ce228" table:formula="of:=IF(MID([.F202];6;1)&gt;MID([.F201];6;1);&quot;&quot;;MAX([.A$7:.A201])+1)" office:value-type="float" office:value="54">
            <text:p>054</text:p>
          </table:table-cell>
          <table:table-cell table:style-name="ce233" office:value-type="string">
            <text:p>FNC_SOC_SPC_12_03</text:p>
          </table:table-cell>
          <table:table-cell table:style-name="ce237" table:formula="of:=IF(MID([.F202];6;1)&gt;MID([.F201];6;1);[.C201];[.C201]+1)" office:value-type="float" office:value="3">
            <text:p>003</text:p>
          </table:table-cell>
          <table:table-cell table:style-name="ce240" office:value-type="string">
            <text:p>Social\Page_Nav\Node\Edit</text:p>
          </table:table-cell>
          <table:table-cell table:style-name="ce246" office:value-type="string">
            <text:p>Edit node with blank label</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203];6;1)&gt;MID([.F202];6;1);&quot;&quot;;MAX([.A$7:.A202])+1)">
            <text:p/>
          </table:table-cell>
          <table:table-cell table:style-name="ce233" office:value-type="string">
            <text:p>FNC_SOC_SPC_12_03</text:p>
          </table:table-cell>
          <table:table-cell table:style-name="ce237" table:formula="of:=IF(MID([.F203];6;1)&gt;MID([.F202];6;1);[.C202];[.C202]+1)" office:value-type="float" office:value="3">
            <text:p>003</text:p>
          </table:table-cell>
          <table:table-cell table:style-name="ce240" office:value-type="string">
            <text:p>Social\Page_Nav\Node\Edit</text:p>
          </table:table-cell>
          <table:table-cell table:style-name="ce249" office:value-type="string">
            <text:p>Edit node with blank label</text:p>
          </table:table-cell>
          <table:table-cell table:style-name="ce260" office:value-type="string">
            <text:p>Step 2: Change label</text:p>
          </table:table-cell>
          <table:table-cell table:style-name="ce260" office:value-type="string">
            <text:p>- Clean current value in Label</text:p>
            <text:p>- Click <text:span text:style-name="T1">Save</text:span></text:p>
          </table:table-cell>
          <table:table-cell table:style-name="ce260" office:value-type="string">
            <text:p>- Edit node form is closed</text:p>
            <text:p>- Edited node is displayed with Node name</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204];6;1)&gt;MID([.F203];6;1);&quot;&quot;;MAX([.A$7:.A203])+1)">
            <text:p/>
          </table:table-cell>
          <table:table-cell table:style-name="ce233" office:value-type="string">
            <text:p>FNC_SOC_SPC_12_03</text:p>
          </table:table-cell>
          <table:table-cell table:style-name="ce237" table:formula="of:=IF(MID([.F204];6;1)&gt;MID([.F203];6;1);[.C203];[.C203]+1)" office:value-type="float" office:value="3">
            <text:p>003</text:p>
          </table:table-cell>
          <table:table-cell table:style-name="ce240" office:value-type="string">
            <text:p>Social\Page_Nav\Node\Edit</text:p>
          </table:table-cell>
          <table:table-cell table:style-name="ce249" office:value-type="string">
            <text:p>Edit node with blank label</text:p>
          </table:table-cell>
          <table:table-cell table:style-name="ce260" office:value-type="string">
            <text:p>Step 3: Check after blank label</text:p>
          </table:table-cell>
          <table:table-cell table:style-name="ce260" office:value-type="string">
            <text:p>Show form to edit that node again</text:p>
          </table:table-cell>
          <table:table-cell table:style-name="ce260" office:value-type="string">
            <text:p>Edit node form is shown: Node name is displayed in Label instead of blank</text:p>
          </table:table-cell>
          <table:table-cell table:style-name="ce265" office:value-type="string">
            <text:p>Minor</text:p>
          </table:table-cell>
          <table:table-cell table:style-name="ce72"/>
          <table:table-cell table:style-name="ce224" table:number-columns-repeated="246"/>
        </table:table-row>
        <table:table-row table:style-name="ro24">
          <table:table-cell table:style-name="ce228" table:formula="of:=IF(MID([.F205];6;1)&gt;MID([.F204];6;1);&quot;&quot;;MAX([.A$7:.A204])+1)" office:value-type="float" office:value="55">
            <text:p>055</text:p>
          </table:table-cell>
          <table:table-cell table:style-name="ce233" office:value-type="string">
            <text:p>FNC_SOC_SPC_12_03</text:p>
          </table:table-cell>
          <table:table-cell table:style-name="ce237" table:formula="of:=IF(MID([.F205];6;1)&gt;MID([.F204];6;1);[.C204];[.C204]+1)" office:value-type="float" office:value="4">
            <text:p>004</text:p>
          </table:table-cell>
          <table:table-cell table:style-name="ce240" office:value-type="string">
            <text:p>Social\Page_Nav\Node\Edit</text:p>
          </table:table-cell>
          <table:table-cell table:style-name="ce246" office:value-type="string">
            <text:p>Edit node with label less than 3 or over 120 characters</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8">
          <table:table-cell table:style-name="ce228" table:formula="of:=IF(MID([.F206];6;1)&gt;MID([.F205];6;1);&quot;&quot;;MAX([.A$7:.A205])+1)">
            <text:p/>
          </table:table-cell>
          <table:table-cell table:style-name="ce233" office:value-type="string">
            <text:p>FNC_SOC_SPC_12_03</text:p>
          </table:table-cell>
          <table:table-cell table:style-name="ce237" table:formula="of:=IF(MID([.F206];6;1)&gt;MID([.F205];6;1);[.C205];[.C205]+1)" office:value-type="float" office:value="4">
            <text:p>004</text:p>
          </table:table-cell>
          <table:table-cell table:style-name="ce240" office:value-type="string">
            <text:p>Social\Page_Nav\Node\Edit</text:p>
          </table:table-cell>
          <table:table-cell table:style-name="ce249" office:value-type="string">
            <text:p>Edit node with label less than 3 or over 120 characters</text:p>
          </table:table-cell>
          <table:table-cell table:style-name="ce260" office:value-type="string">
            <text:p>Step 2: Change label</text:p>
          </table:table-cell>
          <table:table-cell table:style-name="ce260" office:value-type="string">
            <text:p>- Change current label with new value less than 3 or over 120 characters</text:p>
            <text:p>- Click <text:span text:style-name="T1">Save</text:span></text:p>
          </table:table-cell>
          <table:table-cell table:style-name="ce260" office:value-type="string">
            <text:p>Show message alerts Label must have length from "3" to "120" characters.</text:p>
          </table:table-cell>
          <table:table-cell table:style-name="ce265" office:value-type="string">
            <text:p>Minor</text:p>
          </table:table-cell>
          <table:table-cell table:style-name="ce72"/>
          <table:table-cell table:style-name="ce224" table:number-columns-repeated="246"/>
        </table:table-row>
        <table:table-row table:style-name="ro24">
          <table:table-cell table:style-name="ce228" table:formula="of:=IF(MID([.F207];6;1)&gt;MID([.F206];6;1);&quot;&quot;;MAX([.A$7:.A206])+1)" office:value-type="float" office:value="56">
            <text:p>056</text:p>
          </table:table-cell>
          <table:table-cell table:style-name="ce233" office:value-type="string">
            <text:p>FNC_SOC_SPC_12_03</text:p>
          </table:table-cell>
          <table:table-cell table:style-name="ce237" table:formula="of:=IF(MID([.F207];6;1)&gt;MID([.F206];6;1);[.C206];[.C206]+1)" office:value-type="float" office:value="5">
            <text:p>005</text:p>
          </table:table-cell>
          <table:table-cell table:style-name="ce240" office:value-type="string">
            <text:p>Social\Page_Nav\Node\Edit</text:p>
          </table:table-cell>
          <table:table-cell table:style-name="ce246" office:value-type="string">
            <text:p>Edit node with valid new Label</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8">
          <table:table-cell table:style-name="ce228" table:formula="of:=IF(MID([.F208];6;1)&gt;MID([.F207];6;1);&quot;&quot;;MAX([.A$7:.A207])+1)">
            <text:p/>
          </table:table-cell>
          <table:table-cell table:style-name="ce232" office:value-type="string">
            <text:p>FNC_SOC_SPC_12_03</text:p>
          </table:table-cell>
          <table:table-cell table:style-name="ce237" table:formula="of:=IF(MID([.F208];6;1)&gt;MID([.F207];6;1);[.C207];[.C207]+1)" office:value-type="float" office:value="5">
            <text:p>005</text:p>
          </table:table-cell>
          <table:table-cell table:style-name="ce239" office:value-type="string">
            <text:p>Social\Page_Nav\Node\Edit</text:p>
          </table:table-cell>
          <table:table-cell table:style-name="ce245" office:value-type="string">
            <text:p>Edit node with valid new Label</text:p>
          </table:table-cell>
          <table:table-cell table:style-name="ce258" office:value-type="string">
            <text:p>Step 2: Change label</text:p>
          </table:table-cell>
          <table:table-cell table:style-name="ce260" office:value-type="string">
            <text:p>- Change current label with new valid value (not blank or less than 3 or over 120 characters)</text:p>
            <text:p>- Click <text:span text:style-name="T1">Save</text:span></text:p>
          </table:table-cell>
          <table:table-cell table:style-name="ce258" office:value-type="string">
            <text:p>Save successfully, node is displayed in new label</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09];6;1)&gt;MID([.F208];6;1);&quot;&quot;;MAX([.A$7:.A208])+1)" office:value-type="float" office:value="57">
            <text:p>057</text:p>
          </table:table-cell>
          <table:table-cell table:style-name="ce232" office:value-type="string">
            <text:p>FNC_SOC_SPC_12_03</text:p>
          </table:table-cell>
          <table:table-cell table:style-name="ce237" table:formula="of:=IF(MID([.F209];6;1)&gt;MID([.F208];6;1);[.C208];[.C208]+1)" office:value-type="float" office:value="6">
            <text:p>006</text:p>
          </table:table-cell>
          <table:table-cell table:style-name="ce239" office:value-type="string">
            <text:p>Social\Page_Nav\Node\Edit</text:p>
          </table:table-cell>
          <table:table-cell table:style-name="ce244" office:value-type="string">
            <text:p>Edit visible node with specific Start and End publication date time to be invisible and keep Start and End publication date time</text:p>
          </table:table-cell>
          <table:table-cell table:style-name="ce258" office:value-type="string">
            <text:p>Step 1: Create limited publication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checked Visible option and specific Start and End publication date time</text:p>
          </table:table-cell>
          <table:table-cell table:style-name="ce258" office:value-type="string">
            <text:p>- Node is created successfully</text:p>
            <text:p>- Added node is always visible for user if it link to a pag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10];6;1)&gt;MID([.F209];6;1);&quot;&quot;;MAX([.A$7:.A209])+1)">
            <text:p/>
          </table:table-cell>
          <table:table-cell table:style-name="ce232" office:value-type="string">
            <text:p>FNC_SOC_SPC_12_03</text:p>
          </table:table-cell>
          <table:table-cell table:style-name="ce237" table:formula="of:=IF(MID([.F210];6;1)&gt;MID([.F209];6;1);[.C209];[.C209]+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2: Edit node</text:p>
          </table:table-cell>
          <table:table-cell table:style-name="ce260" office:value-type="string">
            <text:p>In Edit node form:</text:p>
            <text:p>- Un-check Visible option</text:p>
            <text:p>- Keep current Start and End publication date time</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1];6;1)&gt;MID([.F210];6;1);&quot;&quot;;MAX([.A$7:.A210])+1)">
            <text:p/>
          </table:table-cell>
          <table:table-cell table:style-name="ce232" office:value-type="string">
            <text:p>FNC_SOC_SPC_12_03</text:p>
          </table:table-cell>
          <table:table-cell table:style-name="ce237" table:formula="of:=IF(MID([.F211];6;1)&gt;MID([.F210];6;1);[.C210];[.C210]+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3: Check showing node (page) without Visible option after being edited before Start publication date time</text:p>
          </table:table-cell>
          <table:table-cell table:style-name="ce260" office:value-type="string">
            <text:p>View edited node (page) before specified Start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2];6;1)&gt;MID([.F211];6;1);&quot;&quot;;MAX([.A$7:.A211])+1)">
            <text:p/>
          </table:table-cell>
          <table:table-cell table:style-name="ce232" office:value-type="string">
            <text:p>FNC_SOC_SPC_12_03</text:p>
          </table:table-cell>
          <table:table-cell table:style-name="ce237" table:formula="of:=IF(MID([.F212];6;1)&gt;MID([.F211];6;1);[.C211];[.C211]+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4: Check showing node (page) without Visible option after being edited between Start and End publication date time</text:p>
          </table:table-cell>
          <table:table-cell table:style-name="ce260" office:value-type="string">
            <text:p>View edited node (page) between specified Start and End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3];6;1)&gt;MID([.F212];6;1);&quot;&quot;;MAX([.A$7:.A212])+1)">
            <text:p/>
          </table:table-cell>
          <table:table-cell table:style-name="ce232" office:value-type="string">
            <text:p>FNC_SOC_SPC_12_03</text:p>
          </table:table-cell>
          <table:table-cell table:style-name="ce237" table:formula="of:=IF(MID([.F213];6;1)&gt;MID([.F212];6;1);[.C212];[.C212]+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5: Check showing node (page) without Visible option after being edited between Start and End publication date time</text:p>
          </table:table-cell>
          <table:table-cell table:style-name="ce260" office:value-type="string">
            <text:p>View edited node (page) after specified End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style-name="ce224" table:number-columns-repeated="246"/>
        </table:table-row>
        <table:table-row table:style-name="ro34">
          <table:table-cell table:style-name="ce228" table:formula="of:=IF(MID([.F214];6;1)&gt;MID([.F213];6;1);&quot;&quot;;MAX([.A$7:.A213])+1)" office:value-type="float" office:value="58">
            <text:p>058</text:p>
          </table:table-cell>
          <table:table-cell table:style-name="ce232" office:value-type="string">
            <text:p>FNC_SOC_SPC_12_03</text:p>
          </table:table-cell>
          <table:table-cell table:style-name="ce237" table:formula="of:=IF(MID([.F214];6;1)&gt;MID([.F213];6;1);[.C213];[.C213]+1)" office:value-type="float" office:value="7">
            <text:p>007</text:p>
          </table:table-cell>
          <table:table-cell table:style-name="ce239" office:value-type="string">
            <text:p>Social\Page_Nav\Node\Edit</text:p>
          </table:table-cell>
          <table:table-cell table:style-name="ce244" office:value-type="string">
            <text:p>Edit visible node page with specific Start and End publication date time to be invisible and no publication date time</text:p>
          </table:table-cell>
          <table:table-cell table:style-name="ce258" office:value-type="string">
            <text:p>Step 1: Create limited publication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s to specific page) with checked Visible option and specific Start and End publication date time</text:p>
          </table:table-cell>
          <table:table-cell table:style-name="ce258" office:value-type="string">
            <text:p>- Node is created successfully</text:p>
            <text:p>- Added node is always visible for user in publication tim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215];6;1)&gt;MID([.F214];6;1);&quot;&quot;;MAX([.A$7:.A214])+1)">
            <text:p/>
          </table:table-cell>
          <table:table-cell table:style-name="ce232" office:value-type="string">
            <text:p>FNC_SOC_SPC_12_03</text:p>
          </table:table-cell>
          <table:table-cell table:style-name="ce237" table:formula="of:=IF(MID([.F215];6;1)&gt;MID([.F214];6;1);[.C214];[.C214]+1)" office:value-type="float" office:value="7">
            <text:p>007</text:p>
          </table:table-cell>
          <table:table-cell table:style-name="ce239"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8" office:value-type="string">
            <text:p>Step 2: Edit node</text:p>
          </table:table-cell>
          <table:table-cell table:style-name="ce260" office:value-type="string">
            <text:p>In Edit node form </text:p>
            <text:p>- Un-check Visible and Publication date time options</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6];6;1)&gt;MID([.F215];6;1);&quot;&quot;;MAX([.A$7:.A215])+1)">
            <text:p/>
          </table:table-cell>
          <table:table-cell table:style-name="ce232" office:value-type="string">
            <text:p>FNC_SOC_SPC_12_03</text:p>
          </table:table-cell>
          <table:table-cell table:style-name="ce237" table:formula="of:=IF(MID([.F216];6;1)&gt;MID([.F215];6;1);[.C215];[.C215]+1)" office:value-type="float" office:value="7">
            <text:p>007</text:p>
          </table:table-cell>
          <table:table-cell table:style-name="ce239"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8" office:value-type="string">
            <text:p>Step 3: Check showing node without Visible and Publication options after being edited</text:p>
          </table:table-cell>
          <table:table-cell table:style-name="ce260" office:value-type="string">
            <text:p>View node (page) at different dates and times</text:p>
          </table:table-cell>
          <table:table-cell table:style-name="ce258" office:value-type="string">
            <text:p>Node (Page) is always invisible</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17];6;1)&gt;MID([.F216];6;1);&quot;&quot;;MAX([.A$7:.A216])+1)" office:value-type="float" office:value="59">
            <text:p>059</text:p>
          </table:table-cell>
          <table:table-cell table:style-name="ce232" office:value-type="string">
            <text:p>FNC_SOC_SPC_12_03</text:p>
          </table:table-cell>
          <table:table-cell table:style-name="ce237" table:formula="of:=IF(MID([.F217];6;1)&gt;MID([.F216];6;1);[.C216];[.C216]+1)" office:value-type="float" office:value="8">
            <text:p>008</text:p>
          </table:table-cell>
          <table:table-cell table:style-name="ce239" office:value-type="string">
            <text:p>Social\Page_Nav\Node\Edit</text:p>
          </table:table-cell>
          <table:table-cell table:style-name="ce244" office:value-type="string">
            <text:p>Edit invisible node without specific Start and End publication date time to be visible</text:p>
          </table:table-cell>
          <table:table-cell table:style-name="ce258" office:value-type="string">
            <text:p>Step 1: Create invisible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s to specific page) with unchecked Visible and Publication options</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18];6;1)&gt;MID([.F217];6;1);&quot;&quot;;MAX([.A$7:.A217])+1)">
            <text:p/>
          </table:table-cell>
          <table:table-cell table:style-name="ce232" office:value-type="string">
            <text:p>FNC_SOC_SPC_12_03</text:p>
          </table:table-cell>
          <table:table-cell table:style-name="ce237" table:formula="of:=IF(MID([.F218];6;1)&gt;MID([.F217];6;1);[.C217];[.C217]+1)" office:value-type="float" office:value="8">
            <text:p>008</text:p>
          </table:table-cell>
          <table:table-cell table:style-name="ce239" office:value-type="string">
            <text:p>Social\Page_Nav\Node\Edit</text:p>
          </table:table-cell>
          <table:table-cell table:style-name="ce245" office:value-type="string">
            <text:p>Edit invisible node without specific Start and End publication date time to be visible</text:p>
          </table:table-cell>
          <table:table-cell table:style-name="ce258" office:value-type="string">
            <text:p>Step 2: Edit node</text:p>
          </table:table-cell>
          <table:table-cell table:style-name="ce260" office:value-type="string">
            <text:p>In edit node form:</text:p>
            <text:p>- Check Visible</text:p>
            <text:p>- Keep Publication date and time unchecked</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19];6;1)&gt;MID([.F218];6;1);&quot;&quot;;MAX([.A$7:.A218])+1)">
            <text:p/>
          </table:table-cell>
          <table:table-cell table:style-name="ce232" office:value-type="string">
            <text:p>FNC_SOC_SPC_12_03</text:p>
          </table:table-cell>
          <table:table-cell table:style-name="ce237" table:formula="of:=IF(MID([.F219];6;1)&gt;MID([.F218];6;1);[.C218];[.C218]+1)" office:value-type="float" office:value="8">
            <text:p>008</text:p>
          </table:table-cell>
          <table:table-cell table:style-name="ce239" office:value-type="string">
            <text:p>Social\Page_Nav\Node\Edit</text:p>
          </table:table-cell>
          <table:table-cell table:style-name="ce245" office:value-type="string">
            <text:p>Edit invisible node without specific Start and End publication date time to be visible</text:p>
          </table:table-cell>
          <table:table-cell table:style-name="ce258" office:value-type="string">
            <text:p>Step 3: Check showing node after being edited</text:p>
          </table:table-cell>
          <table:table-cell table:style-name="ce260" office:value-type="string">
            <text:p>View node at different dates and times</text:p>
          </table:table-cell>
          <table:table-cell table:style-name="ce258" office:value-type="string">
            <text:p>Node (Page) is always visible</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20];6;1)&gt;MID([.F219];6;1);&quot;&quot;;MAX([.A$7:.A219])+1)" office:value-type="float" office:value="60">
            <text:p>060</text:p>
          </table:table-cell>
          <table:table-cell table:style-name="ce232" office:value-type="string">
            <text:p>FNC_SOC_SPC_12_03</text:p>
          </table:table-cell>
          <table:table-cell table:style-name="ce237" table:formula="of:=IF(MID([.F220];6;1)&gt;MID([.F219];6;1);[.C219];[.C219]+1)" office:value-type="float" office:value="9">
            <text:p>009</text:p>
          </table:table-cell>
          <table:table-cell table:style-name="ce239" office:value-type="string">
            <text:p>Social\Page_Nav\Node\Edit</text:p>
          </table:table-cell>
          <table:table-cell table:style-name="ce244" office:value-type="string">
            <text:p>Edit invisible node without specific Start and End publication date time to be visible with limited Start and End date for publication</text:p>
          </table:table-cell>
          <table:table-cell table:style-name="ce258" office:value-type="string">
            <text:p>Step 1: Create invisible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 to specific page with checked Visible and unchecked Publication options</text:p>
          </table:table-cell>
          <table:table-cell table:style-name="ce272" office:value-type="string">
            <text:p>Node (Page) is created successfully and 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21];6;1)&gt;MID([.F220];6;1);&quot;&quot;;MAX([.A$7:.A220])+1)">
            <text:p/>
          </table:table-cell>
          <table:table-cell table:style-name="ce232" office:value-type="string">
            <text:p>FNC_SOC_SPC_12_03</text:p>
          </table:table-cell>
          <table:table-cell table:style-name="ce237" table:formula="of:=IF(MID([.F221];6;1)&gt;MID([.F220];6;1);[.C220];[.C220]+1)" office:value-type="float" office:value="9">
            <text:p>009</text:p>
          </table:table-cell>
          <table:table-cell table:style-name="ce239"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8" office:value-type="string">
            <text:p>Step 2: Edit node</text:p>
          </table:table-cell>
          <table:table-cell table:style-name="ce26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22];6;1)&gt;MID([.F221];6;1);&quot;&quot;;MAX([.A$7:.A221])+1)">
            <text:p/>
          </table:table-cell>
          <table:table-cell table:style-name="ce232" office:value-type="string">
            <text:p>FNC_SOC_SPC_12_03</text:p>
          </table:table-cell>
          <table:table-cell table:style-name="ce237" table:formula="of:=IF(MID([.F222];6;1)&gt;MID([.F221];6;1);[.C221];[.C221]+1)" office:value-type="float" office:value="9">
            <text:p>009</text:p>
          </table:table-cell>
          <table:table-cell table:style-name="ce239"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8" office:value-type="string">
            <text:p>Step 3: Check showing node after being edited</text:p>
          </table:table-cell>
          <table:table-cell table:style-name="ce260" office:value-type="string">
            <text:p>View node at different dates and times</text:p>
          </table:table-cell>
          <table:table-cell table:style-name="ce258" office:value-type="string">
            <text:p>Node (Page) is visible between Start and End publication date time, otherwise, it is invisible</text:p>
          </table:table-cell>
          <table:table-cell table:style-name="ce243" office:value-type="string">
            <text:p>Minor</text:p>
          </table:table-cell>
          <table:table-cell table:style-name="ce72"/>
          <table:table-cell table:style-name="ce224" table:number-columns-repeated="246"/>
        </table:table-row>
        <table:table-row table:style-name="ro34">
          <table:table-cell table:style-name="ce228" table:formula="of:=IF(MID([.F223];6;1)&gt;MID([.F222];6;1);&quot;&quot;;MAX([.A$7:.A222])+1)" office:value-type="float" office:value="61">
            <text:p>061</text:p>
          </table:table-cell>
          <table:table-cell table:style-name="ce232" office:value-type="string">
            <text:p>FNC_SOC_SPC_12_03</text:p>
          </table:table-cell>
          <table:table-cell table:style-name="ce237" table:formula="of:=IF(MID([.F223];6;1)&gt;MID([.F222];6;1);[.C222];[.C222]+1)" office:value-type="float" office:value="10">
            <text:p>010</text:p>
          </table:table-cell>
          <table:table-cell table:style-name="ce239" office:value-type="string">
            <text:p>Social\Page_Nav\Node\Edit</text:p>
          </table:table-cell>
          <table:table-cell table:style-name="ce244" office:value-type="string">
            <text:p>Edit node with new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 to specific page) with checked Visible and has specific Start and End date time for publication</text:p>
          </table:table-cell>
          <table:table-cell table:style-name="ce272" office:value-type="string">
            <text:p>Node (Page) is created successfully and visible for user in publication tim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24];6;1)&gt;MID([.F223];6;1);&quot;&quot;;MAX([.A$7:.A223])+1)">
            <text:p/>
          </table:table-cell>
          <table:table-cell table:style-name="ce232" office:value-type="string">
            <text:p>FNC_SOC_SPC_12_03</text:p>
          </table:table-cell>
          <table:table-cell table:style-name="ce237" table:formula="of:=IF(MID([.F224];6;1)&gt;MID([.F223];6;1);[.C223];[.C223]+1)" office:value-type="float" office:value="10">
            <text:p>010</text:p>
          </table:table-cell>
          <table:table-cell table:style-name="ce239" office:value-type="string">
            <text:p>Social\Page_Nav\Node\Edit</text:p>
          </table:table-cell>
          <table:table-cell table:style-name="ce243" office:value-type="string">
            <text:p>Edit node with new Start and End date time for publication</text:p>
          </table:table-cell>
          <table:table-cell table:style-name="ce257" office:value-type="string">
            <text:p>Step 2: Change Start and End date time of added node</text:p>
          </table:table-cell>
          <table:table-cell table:style-name="ce267"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57"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25];6;1)&gt;MID([.F224];6;1);&quot;&quot;;MAX([.A$7:.A224])+1)">
            <text:p/>
          </table:table-cell>
          <table:table-cell table:style-name="ce232" office:value-type="string">
            <text:p>FNC_SOC_SPC_12_03</text:p>
          </table:table-cell>
          <table:table-cell table:style-name="ce237" table:formula="of:=IF(MID([.F225];6;1)&gt;MID([.F224];6;1);[.C224];[.C224]+1)" office:value-type="float" office:value="10">
            <text:p>010</text:p>
          </table:table-cell>
          <table:table-cell table:style-name="ce239" office:value-type="string">
            <text:p>Social\Page_Nav\Node\Edit</text:p>
          </table:table-cell>
          <table:table-cell table:style-name="ce245" office:value-type="string">
            <text:p>Edit node with new Start and End date time for publication</text:p>
          </table:table-cell>
          <table:table-cell table:style-name="ce258" office:value-type="string">
            <text:p>Step 3: Check showing Node (page) after being edited</text:p>
          </table:table-cell>
          <table:table-cell table:style-name="ce260" office:value-type="string">
            <text:p>View node (page) at different dates and times</text:p>
          </table:table-cell>
          <table:table-cell table:style-name="ce258" office:value-type="string">
            <text:p>Node (Page) is visible between new Start and End publication date time, otherwise, it is invisible</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26];6;1)&gt;MID([.F225];6;1);&quot;&quot;;MAX([.A$7:.A225])+1)" office:value-type="float" office:value="62">
            <text:p>062</text:p>
          </table:table-cell>
          <table:table-cell table:style-name="ce232" office:value-type="string">
            <text:p>FNC_SOC_SPC_12_03</text:p>
          </table:table-cell>
          <table:table-cell table:style-name="ce237" table:formula="of:=IF(MID([.F226];6;1)&gt;MID([.F225];6;1);[.C225];[.C225]+1)" office:value-type="float" office:value="11">
            <text:p>011</text:p>
          </table:table-cell>
          <table:table-cell table:style-name="ce239" office:value-type="string">
            <text:p>Social\Page_Nav\Node\Edit</text:p>
          </table:table-cell>
          <table:table-cell table:style-name="ce244" office:value-type="string">
            <text:p>Edit node with blank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27];6;1)&gt;MID([.F226];6;1);&quot;&quot;;MAX([.A$7:.A226])+1)">
            <text:p/>
          </table:table-cell>
          <table:table-cell table:style-name="ce232" office:value-type="string">
            <text:p>FNC_SOC_SPC_12_03</text:p>
          </table:table-cell>
          <table:table-cell table:style-name="ce237" table:formula="of:=IF(MID([.F227];6;1)&gt;MID([.F226];6;1);[.C226];[.C226]+1)" office:value-type="float" office:value="11">
            <text:p>011</text:p>
          </table:table-cell>
          <table:table-cell table:style-name="ce239" office:value-type="string">
            <text:p>Social\Page_Nav\Node\Edit</text:p>
          </table:table-cell>
          <table:table-cell table:style-name="ce245" office:value-type="string">
            <text:p>Edit node with blank Start and End date time for publication</text:p>
          </table:table-cell>
          <table:table-cell table:style-name="ce257" office:value-type="string">
            <text:p>Step 2: Change Start and End date time of added node</text:p>
          </table:table-cell>
          <table:table-cell table:style-name="ce260" office:value-type="string">
            <text:p>In Edit node form:</text:p>
            <text:p>- Keep <text:span text:style-name="T1">Visible</text:span><text:span text:style-name="T12"> option unchecked</text:span></text:p>
            <text:p><text:span text:style-name="T12">- Clean current value in Start/ End </text:span><text:span text:style-name="T12">publication date time</text:span></text:p>
            <text:p>- Click <text:span text:style-name="T1">Save</text:span></text:p>
          </table:table-cell>
          <table:table-cell table:style-name="ce258" office:value-type="string">
            <text:p>Show message alerts Start/ End Publication Date are invalid</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28];6;1)&gt;MID([.F227];6;1);&quot;&quot;;MAX([.A$7:.A227])+1)" office:value-type="float" office:value="63">
            <text:p>063</text:p>
          </table:table-cell>
          <table:table-cell table:style-name="ce232" office:value-type="string">
            <text:p>FNC_SOC_SPC_12_03</text:p>
          </table:table-cell>
          <table:table-cell table:style-name="ce237" table:formula="of:=IF(MID([.F228];6;1)&gt;MID([.F227];6;1);[.C227];[.C227]+1)" office:value-type="float" office:value="12">
            <text:p>012</text:p>
          </table:table-cell>
          <table:table-cell table:style-name="ce239" office:value-type="string">
            <text:p>Social\Page_Nav\Node\Edit</text:p>
          </table:table-cell>
          <table:table-cell table:style-name="ce244" office:value-type="string">
            <text:p>Edit node with invalid values for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29];6;1)&gt;MID([.F228];6;1);&quot;&quot;;MAX([.A$7:.A228])+1)">
            <text:p/>
          </table:table-cell>
          <table:table-cell table:style-name="ce232" office:value-type="string">
            <text:p>FNC_SOC_SPC_12_03</text:p>
          </table:table-cell>
          <table:table-cell table:style-name="ce237" table:formula="of:=IF(MID([.F229];6;1)&gt;MID([.F228];6;1);[.C228];[.C228]+1)" office:value-type="float" office:value="12">
            <text:p>012</text:p>
          </table:table-cell>
          <table:table-cell table:style-name="ce239" office:value-type="string">
            <text:p>Social\Page_Nav\Node\Edit</text:p>
          </table:table-cell>
          <table:table-cell table:style-name="ce245" office:value-type="string">
            <text:p>Edit node with invalid values for Start and End date time for publication</text:p>
          </table:table-cell>
          <table:table-cell table:style-name="ce257" office:value-type="string">
            <text:p>Step 2: Change Start and End date time of added node</text:p>
          </table:table-cell>
          <table:table-cell table:style-name="ce260" office:value-type="string">
            <text:p>In edit node form:</text:p>
            <text:p>- Keep <text:span text:style-name="T1">Visible</text:span><text:span text:style-name="T12"> option unchecked</text:span></text:p>
            <text:p><text:span text:style-name="T12">- Replace current Start/ End publication date </text:span><text:span text:style-name="T12">time by new value in invalid format (not in </text:span><text:span text:style-name="T12">mm/dd/yyyy hh:mm:ss)</text:span></text:p>
            <text:p>- Click <text:span text:style-name="T1">Save</text:span></text:p>
          </table:table-cell>
          <table:table-cell table:style-name="ce258" office:value-type="string">
            <text:p>Show message alerts Start/ End Publication Date are invali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30];6;1)&gt;MID([.F229];6;1);&quot;&quot;;MAX([.A$7:.A229])+1)" office:value-type="float" office:value="64">
            <text:p>064</text:p>
          </table:table-cell>
          <table:table-cell table:style-name="ce232" office:value-type="string">
            <text:p>FNC_SOC_SPC_12_03</text:p>
          </table:table-cell>
          <table:table-cell table:style-name="ce237" table:formula="of:=IF(MID([.F230];6;1)&gt;MID([.F229];6;1);[.C229];[.C229]+1)" office:value-type="float" office:value="13">
            <text:p>013</text:p>
          </table:table-cell>
          <table:table-cell table:style-name="ce239" office:value-type="string">
            <text:p>Social\Page_Nav\Node\Edit</text:p>
          </table:table-cell>
          <table:table-cell table:style-name="ce244" office:value-type="string">
            <text:p>Edit node with Start after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31];6;1)&gt;MID([.F230];6;1);&quot;&quot;;MAX([.A$7:.A230])+1)">
            <text:p/>
          </table:table-cell>
          <table:table-cell table:style-name="ce232" office:value-type="string">
            <text:p>FNC_SOC_SPC_12_03</text:p>
          </table:table-cell>
          <table:table-cell table:style-name="ce237" table:formula="of:=IF(MID([.F231];6;1)&gt;MID([.F230];6;1);[.C230];[.C230]+1)" office:value-type="float" office:value="13">
            <text:p>013</text:p>
          </table:table-cell>
          <table:table-cell table:style-name="ce239" office:value-type="string">
            <text:p>Social\Page_Nav\Node\Edit</text:p>
          </table:table-cell>
          <table:table-cell table:style-name="ce245" office:value-type="string">
            <text:p>Edit node with Start after End date time for publication</text:p>
          </table:table-cell>
          <table:table-cell table:style-name="ce257" office:value-type="string">
            <text:p>Step 2: Change Start and End date time of added node</text:p>
          </table:table-cell>
          <table:table-cell table:style-name="ce26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58" office:value-type="string">
            <text:p>Show message alerts The end date must be after the start date. </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232];6;1)&gt;MID([.F231];6;1);&quot;&quot;;MAX([.A$7:.A231])+1)" office:value-type="float" office:value="65">
            <text:p>065</text:p>
          </table:table-cell>
          <table:table-cell table:style-name="ce232" office:value-type="string">
            <text:p>FNC_SOC_SPC_12_04</text:p>
          </table:table-cell>
          <table:table-cell table:style-name="ce237" table:formula="of:=IF(MID([.F232];6;1)&gt;MID([.F231];6;1);[.C231];[.C231]+1)" office:value-type="float" office:value="14">
            <text:p>014</text:p>
          </table:table-cell>
          <table:table-cell table:style-name="ce239" office:value-type="string">
            <text:p>Social\Page_Nav\Node\Copy_Paste</text:p>
          </table:table-cell>
          <table:table-cell table:style-name="ce244" office:value-type="string">
            <text:p>Copy or Paste a node into another node in the same navigation</text:p>
          </table:table-cell>
          <table:table-cell table:style-name="ce258" office:value-type="string">
            <text:p>Step 1: Show Edit page and Nav form</text:p>
          </table:table-cell>
          <table:table-cell table:style-name="ce265" office:value-type="string">
            <text:p><text:span text:style-name="T25">- Login by user is manager of at least the </text:span><text:span text:style-name="T25">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text:span><text:span text:style-name="T12">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style-name="ce224" table:number-columns-repeated="246"/>
        </table:table-row>
        <table:table-row table:style-name="ro16">
          <table:table-cell table:style-name="ce228" table:formula="of:=IF(MID([.F233];6;1)&gt;MID([.F232];6;1);&quot;&quot;;MAX([.A$7:.A232])+1)">
            <text:p/>
          </table:table-cell>
          <table:table-cell table:style-name="ce232" office:value-type="string">
            <text:p>FNC_SOC_SPC_12_04</text:p>
          </table:table-cell>
          <table:table-cell table:style-name="ce237" table:formula="of:=IF(MID([.F233];6;1)&gt;MID([.F232];6;1);[.C232];[.C232]+1)" office:value-type="float" office:value="14">
            <text:p>014</text:p>
          </table:table-cell>
          <table:table-cell table:style-name="ce239" office:value-type="string">
            <text:p>Social\Page_Nav\Node\Copy_Paste</text:p>
          </table:table-cell>
          <table:table-cell table:style-name="ce245" office:value-type="string">
            <text:p>Copy or Paste a node into another node in the same navigation</text:p>
          </table:table-cell>
          <table:table-cell table:style-name="ce258" office:value-type="string">
            <text:p>Step 2: Copy or Paste node</text:p>
          </table:table-cell>
          <table:table-cell table:style-name="ce260" office:value-type="string">
            <text:p>- Choose a node </text:p>
            <text:p>- Right click on a node and select <text:span text:style-name="T1">Copy </text:span><text:span text:style-name="T1">node</text:span></text:p>
            <text:p>- Select another node, right click and select <text:span text:style-name="T1">Paste node</text:span></text:p>
          </table:table-cell>
          <table:table-cell table:style-name="ce258" office:value-type="string">
            <text:p>Node is made a copy in new place</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234];6;1)&gt;MID([.F233];6;1);&quot;&quot;;MAX([.A$7:.A233])+1)" office:value-type="float" office:value="66">
            <text:p>066</text:p>
          </table:table-cell>
          <table:table-cell table:style-name="ce232" office:value-type="string">
            <text:p>FNC_SOC_SPC_12_04</text:p>
          </table:table-cell>
          <table:table-cell table:style-name="ce237" table:formula="of:=IF(MID([.F234];6;1)&gt;MID([.F233];6;1);[.C233];[.C233]+1)" office:value-type="float" office:value="15">
            <text:p>015</text:p>
          </table:table-cell>
          <table:table-cell table:style-name="ce239" office:value-type="string">
            <text:p>Social\Page_Nav\Node\Copy_Paste</text:p>
          </table:table-cell>
          <table:table-cell table:style-name="ce244" office:value-type="string">
            <text:p>Copy or Paste a node into another node in different navigation</text:p>
          </table:table-cell>
          <table:table-cell table:style-name="ce258" office:value-type="string">
            <text:p>Step 1: Show Edit page and Nav form</text:p>
          </table:table-cell>
          <table:table-cell table:style-name="ce265" office:value-type="string">
            <text:p><text:span text:style-name="T25">- Login by user is manager of at least the </text:span><text:span text:style-name="T25">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text:span><text:span text:style-name="T12">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235];6;1)&gt;MID([.F234];6;1);&quot;&quot;;MAX([.A$7:.A234])+1)">
            <text:p/>
          </table:table-cell>
          <table:table-cell table:style-name="ce232" office:value-type="string">
            <text:p>FNC_SOC_SPC_12_04</text:p>
          </table:table-cell>
          <table:table-cell table:style-name="ce237" table:formula="of:=IF(MID([.F235];6;1)&gt;MID([.F234];6;1);[.C234];[.C234]+1)" office:value-type="float" office:value="15">
            <text:p>015</text:p>
          </table:table-cell>
          <table:table-cell table:style-name="ce239" office:value-type="string">
            <text:p>Social\Page_Nav\Node\Copy_Paste</text:p>
          </table:table-cell>
          <table:table-cell table:style-name="ce245" office:value-type="string">
            <text:p>Copy or Paste a node into another node in different navigation</text:p>
          </table:table-cell>
          <table:table-cell table:style-name="ce258" office:value-type="string">
            <text:p>Step 2: Copy or Paste node</text:p>
          </table:table-cell>
          <table:table-cell table:style-name="ce260" office:value-type="string">
            <text:p>- Choose a node</text:p>
            <text:p>- Right click on a node and select <text:span text:style-name="T1">Copy </text:span><text:span text:style-name="T1">node</text:span></text:p>
            <text:p><text:span text:style-name="T12">- Select another navigation</text:span></text:p>
            <text:p>- Select a node, right click and select <text:span text:style-name="T1">Paste </text:span><text:span text:style-name="T1">node</text:span></text:p>
          </table:table-cell>
          <table:table-cell table:style-name="ce258" office:value-type="string">
            <text:p>Node is made a copy in new place</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236];6;1)&gt;MID([.F235];6;1);&quot;&quot;;MAX([.A$7:.A235])+1)" office:value-type="float" office:value="67">
            <text:p>067</text:p>
          </table:table-cell>
          <table:table-cell table:style-name="ce232" office:value-type="string">
            <text:p>FNC_SOC_SPC_12_04</text:p>
          </table:table-cell>
          <table:table-cell table:style-name="ce237" table:formula="of:=IF(MID([.F236];6;1)&gt;MID([.F235];6;1);[.C235];[.C235]+1)" office:value-type="float" office:value="16">
            <text:p>016</text:p>
          </table:table-cell>
          <table:table-cell table:style-name="ce239" office:value-type="string">
            <text:p>Social\Page_Nav\Node\Copy_Paste</text:p>
          </table:table-cell>
          <table:table-cell table:style-name="ce244" office:value-type="string">
            <text:p>Copy or Paste a node into the same place</text:p>
          </table:table-cell>
          <table:table-cell table:style-name="ce258" office:value-type="string">
            <text:p>Step 1: Show Edit page and Nav form</text:p>
          </table:table-cell>
          <table:table-cell table:style-name="ce265" office:value-type="string">
            <text:p><text:span text:style-name="T25">- Login by user is manager of at least the </text:span><text:span text:style-name="T25">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text:span><text:span text:style-name="T12">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style-name="ce224" table:number-columns-repeated="246"/>
        </table:table-row>
        <table:table-row table:style-name="ro16">
          <table:table-cell table:style-name="ce228" table:formula="of:=IF(MID([.F237];6;1)&gt;MID([.F236];6;1);&quot;&quot;;MAX([.A$7:.A236])+1)">
            <text:p/>
          </table:table-cell>
          <table:table-cell table:style-name="ce232" office:value-type="string">
            <text:p>FNC_SOC_SPC_12_04</text:p>
          </table:table-cell>
          <table:table-cell table:style-name="ce237" table:formula="of:=IF(MID([.F237];6;1)&gt;MID([.F236];6;1);[.C236];[.C236]+1)" office:value-type="float" office:value="16">
            <text:p>016</text:p>
          </table:table-cell>
          <table:table-cell table:style-name="ce239" office:value-type="string">
            <text:p>Social\Page_Nav\Node\Copy_Paste</text:p>
          </table:table-cell>
          <table:table-cell table:style-name="ce245" office:value-type="string">
            <text:p>Copy or Paste a node into the same place</text:p>
          </table:table-cell>
          <table:table-cell table:style-name="ce258" office:value-type="string">
            <text:p>Step 2: Copy or Paste node</text:p>
          </table:table-cell>
          <table:table-cell table:style-name="ce260" office:value-type="string">
            <text:p>- Choose a navigation from list </text:p>
            <text:p>- Right click on node and select <text:span text:style-name="T1">Copy node</text:span></text:p>
            <text:p>- Right click in the same level and select <text:span text:style-name="T1">Paste node</text:span></text:p>
          </table:table-cell>
          <table:table-cell table:style-name="ce258" office:value-type="string">
            <text:p>Show message alerts can not do this action</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238];6;1)&gt;MID([.F237];6;1);&quot;&quot;;MAX([.A$7:.A237])+1)" office:value-type="float" office:value="68">
            <text:p>068</text:p>
          </table:table-cell>
          <table:table-cell table:style-name="ce232" office:value-type="string">
            <text:p>FNC_SOC_SPC_12_04</text:p>
          </table:table-cell>
          <table:table-cell table:style-name="ce237" table:formula="of:=IF(MID([.F238];6;1)&gt;MID([.F237];6;1);[.C237];[.C237]+1)" office:value-type="float" office:value="17">
            <text:p>017</text:p>
          </table:table-cell>
          <table:table-cell table:style-name="ce239" office:value-type="string">
            <text:p>Social\Page_Nav\Node\Copy_Paste</text:p>
          </table:table-cell>
          <table:table-cell table:style-name="ce244" office:value-type="string">
            <text:p>Copy or Paste a node into the same this source</text:p>
          </table:table-cell>
          <table:table-cell table:style-name="ce258" office:value-type="string">
            <text:p>Step 1: Show Edit page and Nav form</text:p>
          </table:table-cell>
          <table:table-cell table:style-name="ce265" office:value-type="string">
            <text:p><text:span text:style-name="T25">- Login by user is manager of at least the </text:span><text:span text:style-name="T25">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text:span><text:span text:style-name="T12">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39];6;1)&gt;MID([.F238];6;1);&quot;&quot;;MAX([.A$7:.A238])+1)">
            <text:p/>
          </table:table-cell>
          <table:table-cell table:style-name="ce232" office:value-type="string">
            <text:p>FNC_SOC_SPC_12_04</text:p>
          </table:table-cell>
          <table:table-cell table:style-name="ce237" table:formula="of:=IF(MID([.F239];6;1)&gt;MID([.F238];6;1);[.C238];[.C238]+1)" office:value-type="float" office:value="17">
            <text:p>017</text:p>
          </table:table-cell>
          <table:table-cell table:style-name="ce239" office:value-type="string">
            <text:p>Social\Page_Nav\Node\Copy_Paste</text:p>
          </table:table-cell>
          <table:table-cell table:style-name="ce245" office:value-type="string">
            <text:p>Copy or Paste a node into the same this source</text:p>
          </table:table-cell>
          <table:table-cell table:style-name="ce258" office:value-type="string">
            <text:p>Step 2: Copy or Paste node</text:p>
          </table:table-cell>
          <table:table-cell table:style-name="ce260" office:value-type="string">
            <text:p>- Choose a navigation from list </text:p>
            <text:p>- Right click on node and select <text:span text:style-name="T1">Copy node</text:span></text:p>
            <text:p>- Right click this node again and select <text:span text:style-name="T1">Paste </text:span><text:span text:style-name="T1">node</text:span></text:p>
          </table:table-cell>
          <table:table-cell table:style-name="ce258" office:value-type="string">
            <text:p>Show message alerts The source and the destination must be different. </text:p>
          </table:table-cell>
          <table:table-cell table:style-name="ce243" office:value-type="string">
            <text:p>Medium</text:p>
          </table:table-cell>
          <table:table-cell table:style-name="ce72"/>
          <table:table-cell table:style-name="ce224" table:number-columns-repeated="246"/>
        </table:table-row>
        <table:table-row table:style-name="ro21">
          <table:table-cell table:style-name="ce228" table:formula="of:=IF(MID([.F240];6;1)&gt;MID([.F239];6;1);&quot;&quot;;MAX([.A$7:.A239])+1)" office:value-type="float" office:value="69">
            <text:p>069</text:p>
          </table:table-cell>
          <table:table-cell table:style-name="ce232" office:value-type="string">
            <text:p>FNC_SOC_SPC_12_04</text:p>
          </table:table-cell>
          <table:table-cell table:style-name="ce237" table:formula="of:=IF(MID([.F240];6;1)&gt;MID([.F239];6;1);[.C239];[.C239]+1)" office:value-type="float" office:value="18">
            <text:p>018</text:p>
          </table:table-cell>
          <table:table-cell table:style-name="ce239" office:value-type="string">
            <text:p>Social\Page_Nav\Node\Copy_Paste</text:p>
          </table:table-cell>
          <table:table-cell table:style-name="ce244" office:value-type="string">
            <text:p>Check when change page for node after being copied</text:p>
          </table:table-cell>
          <table:table-cell table:style-name="ce258" office:value-type="string">
            <text:p>Step 1: Show Edit Navigation form</text:p>
          </table:table-cell>
          <table:table-cell table:style-name="ce265" office:value-type="string">
            <text:p><text:span text:style-name="T25">- Login by user is manager of at least the </text:span><text:span text:style-name="T25">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text:span><text:span text:style-name="T12">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Medium</text:p>
          </table:table-cell>
          <table:table-cell table:style-name="ce72"/>
          <table:table-cell table:style-name="ce224" table:number-columns-repeated="246"/>
        </table:table-row>
        <table:table-row table:style-name="ro11">
          <table:table-cell table:style-name="ce228" table:formula="of:=IF(MID([.F241];6;1)&gt;MID([.F240];6;1);&quot;&quot;;MAX([.A$7:.A240])+1)">
            <text:p/>
          </table:table-cell>
          <table:table-cell table:style-name="ce232" office:value-type="string">
            <text:p>FNC_SOC_SPC_12_04</text:p>
          </table:table-cell>
          <table:table-cell table:style-name="ce237" table:formula="of:=IF(MID([.F241];6;1)&gt;MID([.F240];6;1);[.C240];[.C240]+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2: Copy or Paste node</text:p>
          </table:table-cell>
          <table:table-cell table:style-name="ce260" office:value-type="string">
            <text:p>Copy a node (contains page) to another place</text:p>
          </table:table-cell>
          <table:table-cell table:style-name="ce258" office:value-type="string">
            <text:p>Node is made a copy in new place</text:p>
          </table:table-cell>
          <table:table-cell table:style-name="ce243" office:value-type="string">
            <text:p>Medium</text:p>
          </table:table-cell>
          <table:table-cell table:style-name="ce72"/>
          <table:table-cell table:style-name="ce224" table:number-columns-repeated="246"/>
        </table:table-row>
        <table:table-row table:style-name="ro11">
          <table:table-cell table:style-name="ce228" table:formula="of:=IF(MID([.F242];6;1)&gt;MID([.F241];6;1);&quot;&quot;;MAX([.A$7:.A241])+1)">
            <text:p/>
          </table:table-cell>
          <table:table-cell table:style-name="ce232" office:value-type="string">
            <text:p>FNC_SOC_SPC_12_04</text:p>
          </table:table-cell>
          <table:table-cell table:style-name="ce237" table:formula="of:=IF(MID([.F242];6;1)&gt;MID([.F241];6;1);[.C241];[.C241]+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3: Change page for copied node in new place</text:p>
          </table:table-cell>
          <table:table-cell table:style-name="ce260" office:value-type="string">
            <text:p>Edit copied node in new place, choose another page for it</text:p>
          </table:table-cell>
          <table:table-cell table:style-name="ce258" office:value-type="string">
            <text:p>Page of that node is changed</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43];6;1)&gt;MID([.F242];6;1);&quot;&quot;;MAX([.A$7:.A242])+1)">
            <text:p/>
          </table:table-cell>
          <table:table-cell table:style-name="ce232" office:value-type="string">
            <text:p>FNC_SOC_SPC_12_04</text:p>
          </table:table-cell>
          <table:table-cell table:style-name="ce237" table:formula="of:=IF(MID([.F243];6;1)&gt;MID([.F242];6;1);[.C242];[.C242]+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4: Check original node after changed page of copied node</text:p>
          </table:table-cell>
          <table:table-cell table:style-name="ce260" office:value-type="string">
            <text:p>Edit original node that was made a copy at step 2, check page of this node</text:p>
          </table:table-cell>
          <table:table-cell table:style-name="ce258" office:value-type="string">
            <text:p>Page of this node has no chang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44];6;1)&gt;MID([.F243];6;1);&quot;&quot;;MAX([.A$7:.A243])+1)">
            <text:p/>
          </table:table-cell>
          <table:table-cell table:style-name="ce232" office:value-type="string">
            <text:p>FNC_SOC_SPC_12_04</text:p>
          </table:table-cell>
          <table:table-cell table:style-name="ce237" table:formula="of:=IF(MID([.F244];6;1)&gt;MID([.F243];6;1);[.C243];[.C243]+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5: Change page for original node </text:p>
          </table:table-cell>
          <table:table-cell table:style-name="ce260" office:value-type="string">
            <text:p>Edit original node that was made a copy at step 2, choose new page for this node</text:p>
          </table:table-cell>
          <table:table-cell table:style-name="ce258" office:value-type="string">
            <text:p>Page of that node is changed</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45];6;1)&gt;MID([.F244];6;1);&quot;&quot;;MAX([.A$7:.A244])+1)">
            <text:p/>
          </table:table-cell>
          <table:table-cell table:style-name="ce232" office:value-type="string">
            <text:p>FNC_SOC_SPC_12_04</text:p>
          </table:table-cell>
          <table:table-cell table:style-name="ce237" table:formula="of:=IF(MID([.F245];6;1)&gt;MID([.F244];6;1);[.C244];[.C244]+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6: Check copied node after changed page for original node</text:p>
          </table:table-cell>
          <table:table-cell table:style-name="ce260" office:value-type="string">
            <text:p>Edit copied node in new place, check page of it</text:p>
          </table:table-cell>
          <table:table-cell table:style-name="ce258" office:value-type="string">
            <text:p>Page of this node has no change</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46];6;1)&gt;MID([.F245];6;1);&quot;&quot;;MAX([.A$7:.A245])+1)" office:value-type="float" office:value="70">
            <text:p>070</text:p>
          </table:table-cell>
          <table:table-cell table:style-name="ce232" office:value-type="string">
            <text:p>FNC_SOC_SPC_12_04</text:p>
          </table:table-cell>
          <table:table-cell table:style-name="ce237" table:formula="of:=IF(MID([.F246];6;1)&gt;MID([.F245];6;1);[.C245];[.C245]+1)" office:value-type="float" office:value="19">
            <text:p>019</text:p>
          </table:table-cell>
          <table:table-cell table:style-name="ce239" office:value-type="string">
            <text:p>Social\Page_Nav\Node\Copy_Paste</text:p>
          </table:table-cell>
          <table:table-cell table:style-name="ce244" office:value-type="string">
            <text:p>Copy or Paste a node created automatically by created page for Group</text:p>
          </table:table-cell>
          <table:table-cell table:style-name="ce258" office:value-type="string">
            <text:p>Step 1: Create new page for group</text:p>
          </table:table-cell>
          <table:table-cell table:style-name="ce260" office:value-type="string">
            <text:p><text:span text:style-name="T25">- Login by admin or user is manager of at </text:span><text:span text:style-name="T25">least the exited group navigation</text:span></text:p>
            <text:p>- Create new page for portal or group</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247];6;1)&gt;MID([.F246];6;1);&quot;&quot;;MAX([.A$7:.A246])+1)">
            <text:p/>
          </table:table-cell>
          <table:table-cell table:style-name="ce232" office:value-type="string">
            <text:p>FNC_SOC_SPC_12_04</text:p>
          </table:table-cell>
          <table:table-cell table:style-name="ce237" table:formula="of:=IF(MID([.F247];6;1)&gt;MID([.F246];6;1);[.C246];[.C246]+1)" office:value-type="float" office:value="19">
            <text:p>019</text:p>
          </table:table-cell>
          <table:table-cell table:style-name="ce239" office:value-type="string">
            <text:p>Social\Page_Nav\Node\Copy_Paste</text:p>
          </table:table-cell>
          <table:table-cell table:style-name="ce245" office:value-type="string">
            <text:p>Copy or Paste a node created automatically by created page by wizard</text:p>
          </table:table-cell>
          <table:table-cell table:style-name="ce258" office:value-type="string">
            <text:p>Step 2: Show Edit navigation form</text:p>
          </table:table-cell>
          <table:table-cell table:style-name="ce260" office:value-type="string">
            <text:p>Click Group link and choose Navigation which created new page at step 1 and click on <text:span text:style-name="T24">Edit navigation</text:span> link</text:p>
            <text:p>OR:</text:p>
            <text:p>- Go to <text:span text:style-name="T1">Spaces </text:span><text:span text:style-name="T12">and select a space in spaces </text:span><text:span text:style-name="T12">listing, click </text:span><text:span text:style-name="T1">edit spaces navigation</text:span></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48];6;1)&gt;MID([.F247];6;1);&quot;&quot;;MAX([.A$7:.A247])+1)">
            <text:p/>
          </table:table-cell>
          <table:table-cell table:style-name="ce232" office:value-type="string">
            <text:p>FNC_SOC_SPC_12_04</text:p>
          </table:table-cell>
          <table:table-cell table:style-name="ce237" table:formula="of:=IF(MID([.F248];6;1)&gt;MID([.F247];6;1);[.C247];[.C247]+1)" office:value-type="float" office:value="19">
            <text:p>019</text:p>
          </table:table-cell>
          <table:table-cell table:style-name="ce239" office:value-type="string">
            <text:p>Social\Page_Nav\Node\Copy_Paste</text:p>
          </table:table-cell>
          <table:table-cell table:style-name="ce245" office:value-type="string">
            <text:p>Copy or Paste a node created automatically by created page by wizard</text:p>
          </table:table-cell>
          <table:table-cell table:style-name="ce258" office:value-type="string">
            <text:p>Step 3: Copy or Paste node</text:p>
          </table:table-cell>
          <table:table-cell table:style-name="ce260" office:value-type="string">
            <text:p>- Right click on node created at step 1 and choose <text:span text:style-name="T1">Copy node</text:span></text:p>
            <text:p>- Right click on another place and select <text:span text:style-name="T1">Paste node</text:span></text:p>
          </table:table-cell>
          <table:table-cell table:style-name="ce258" office:value-type="string">
            <text:p>Node is made a copy in new place successful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49];6;1)&gt;MID([.F248];6;1);&quot;&quot;;MAX([.A$7:.A248])+1)" office:value-type="float" office:value="71">
            <text:p>071</text:p>
          </table:table-cell>
          <table:table-cell table:style-name="ce232" office:value-type="string">
            <text:p>FNC_SOC_SPC_12_05</text:p>
          </table:table-cell>
          <table:table-cell table:style-name="ce237" table:formula="of:=IF(MID([.F249];6;1)&gt;MID([.F248];6;1);[.C248];[.C248]+1)" office:value-type="float" office:value="20">
            <text:p>020</text:p>
          </table:table-cell>
          <table:table-cell table:style-name="ce239" office:value-type="string">
            <text:p>Social\Page_Nav\Node\Cut_Paste</text:p>
          </table:table-cell>
          <table:table-cell table:style-name="ce244" office:value-type="string">
            <text:p>Cut or Paste node to same place</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0];6;1)&gt;MID([.F249];6;1);&quot;&quot;;MAX([.A$7:.A249])+1)">
            <text:p/>
          </table:table-cell>
          <table:table-cell table:style-name="ce232" office:value-type="string">
            <text:p>FNC_SOC_SPC_12_05</text:p>
          </table:table-cell>
          <table:table-cell table:style-name="ce237" table:formula="of:=IF(MID([.F250];6;1)&gt;MID([.F249];6;1);[.C249];[.C249]+1)" office:value-type="float" office:value="20">
            <text:p>020</text:p>
          </table:table-cell>
          <table:table-cell table:style-name="ce239" office:value-type="string">
            <text:p>Social\Page_Nav\Node\Cut_Paste</text:p>
          </table:table-cell>
          <table:table-cell table:style-name="ce245" office:value-type="string">
            <text:p>Cut or Paste node to same place</text:p>
          </table:table-cell>
          <table:table-cell table:style-name="ce258" office:value-type="string">
            <text:p>Step 2: Cut or Paste node</text:p>
          </table:table-cell>
          <table:table-cell table:style-name="ce260" office:value-type="string">
            <text:p>- Right click on node and select <text:span text:style-name="T1">Cut node</text:span></text:p>
            <text:p>- Right click in the same level with cut node and select <text:span text:style-name="T1">Paste node</text:span></text:p>
          </table:table-cell>
          <table:table-cell table:style-name="ce258" office:value-type="string">
            <text:p>Show message alerts can not do this action</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1];6;1)&gt;MID([.F250];6;1);&quot;&quot;;MAX([.A$7:.A250])+1)" office:value-type="float" office:value="72">
            <text:p>072</text:p>
          </table:table-cell>
          <table:table-cell table:style-name="ce232" office:value-type="string">
            <text:p>FNC_SOC_SPC_12_05</text:p>
          </table:table-cell>
          <table:table-cell table:style-name="ce237" table:formula="of:=IF(MID([.F251];6;1)&gt;MID([.F250];6;1);[.C250];[.C250]+1)" office:value-type="float" office:value="21">
            <text:p>021</text:p>
          </table:table-cell>
          <table:table-cell table:style-name="ce239" office:value-type="string">
            <text:p>Social\Page_Nav\Node\Cut_Paste</text:p>
          </table:table-cell>
          <table:table-cell table:style-name="ce244" office:value-type="string">
            <text:p>Cut or Paste a node to new place in the same navigation</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2];6;1)&gt;MID([.F251];6;1);&quot;&quot;;MAX([.A$7:.A251])+1)">
            <text:p/>
          </table:table-cell>
          <table:table-cell table:style-name="ce232" office:value-type="string">
            <text:p>FNC_SOC_SPC_12_05</text:p>
          </table:table-cell>
          <table:table-cell table:style-name="ce237" table:formula="of:=IF(MID([.F252];6;1)&gt;MID([.F251];6;1);[.C251];[.C251]+1)" office:value-type="float" office:value="21">
            <text:p>021</text:p>
          </table:table-cell>
          <table:table-cell table:style-name="ce239" office:value-type="string">
            <text:p>Social\Page_Nav\Node\Cut_Paste</text:p>
          </table:table-cell>
          <table:table-cell table:style-name="ce245" office:value-type="string">
            <text:p>Cut or Paste a node to new place in the same navigation</text:p>
          </table:table-cell>
          <table:table-cell table:style-name="ce258" office:value-type="string">
            <text:p>Step 2: Cut or Paste node</text:p>
          </table:table-cell>
          <table:table-cell table:style-name="ce260" office:value-type="string">
            <text:p>- Right click on node and select <text:span text:style-name="T1">Cut node </text:span></text:p>
            <text:p>- Right click on another node and select<text:span text:style-name="T1"> </text:span><text:span text:style-name="T1">Paste node</text:span></text:p>
          </table:table-cell>
          <table:table-cell table:style-name="ce258" office:value-type="string">
            <text:p>Node is removed from current place to new place</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3];6;1)&gt;MID([.F252];6;1);&quot;&quot;;MAX([.A$7:.A252])+1)" office:value-type="float" office:value="73">
            <text:p>073</text:p>
          </table:table-cell>
          <table:table-cell table:style-name="ce232" office:value-type="string">
            <text:p>FNC_SOC_SPC_12_05</text:p>
          </table:table-cell>
          <table:table-cell table:style-name="ce237" table:formula="of:=IF(MID([.F253];6;1)&gt;MID([.F252];6;1);[.C252];[.C252]+1)" office:value-type="float" office:value="22">
            <text:p>022</text:p>
          </table:table-cell>
          <table:table-cell table:style-name="ce239" office:value-type="string">
            <text:p>Social\Page_Nav\Node\Cut_Paste</text:p>
          </table:table-cell>
          <table:table-cell table:style-name="ce244" office:value-type="string">
            <text:p>Cut or Paste a node to new place in different navigation</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6">
          <table:table-cell table:style-name="ce228" table:formula="of:=IF(MID([.F254];6;1)&gt;MID([.F253];6;1);&quot;&quot;;MAX([.A$7:.A253])+1)">
            <text:p/>
          </table:table-cell>
          <table:table-cell table:style-name="ce232" office:value-type="string">
            <text:p>FNC_SOC_SPC_12_05</text:p>
          </table:table-cell>
          <table:table-cell table:style-name="ce237" table:formula="of:=IF(MID([.F254];6;1)&gt;MID([.F253];6;1);[.C253];[.C253]+1)" office:value-type="float" office:value="22">
            <text:p>022</text:p>
          </table:table-cell>
          <table:table-cell table:style-name="ce239" office:value-type="string">
            <text:p>Social\Page_Nav\Node\Cut_Paste</text:p>
          </table:table-cell>
          <table:table-cell table:style-name="ce245" office:value-type="string">
            <text:p>Cut or Paste a node to new place in different navigation</text:p>
          </table:table-cell>
          <table:table-cell table:style-name="ce258" office:value-type="string">
            <text:p>Step 2: Cut or Paste node</text:p>
          </table:table-cell>
          <table:table-cell table:style-name="ce260" office:value-type="string">
            <text:p>- Right click on node in current navigation and select <text:span text:style-name="T1">Cut node</text:span></text:p>
            <text:p><text:span text:style-name="T1">- </text:span><text:span text:style-name="T12">Select another navigation</text:span></text:p>
            <text:p><text:span text:style-name="T12">- Right click on node and select </text:span><text:span text:style-name="T1">Paste node</text:span></text:p>
          </table:table-cell>
          <table:table-cell table:style-name="ce258" office:value-type="string">
            <text:p>Node is removed from current place to new place</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5];6;1)&gt;MID([.F254];6;1);&quot;&quot;;MAX([.A$7:.A254])+1)" office:value-type="float" office:value="74">
            <text:p>074</text:p>
          </table:table-cell>
          <table:table-cell table:style-name="ce232" office:value-type="string">
            <text:p>FNC_SOC_SPC_12_05</text:p>
          </table:table-cell>
          <table:table-cell table:style-name="ce237" table:formula="of:=IF(MID([.F255];6;1)&gt;MID([.F254];6;1);[.C254];[.C254]+1)" office:value-type="float" office:value="23">
            <text:p>023</text:p>
          </table:table-cell>
          <table:table-cell table:style-name="ce239" office:value-type="string">
            <text:p>Social\Page_Nav\Node\Cut_Paste</text:p>
          </table:table-cell>
          <table:table-cell table:style-name="ce244" office:value-type="string">
            <text:p>Cut or Paste a node created automatically by add page wizard</text:p>
          </table:table-cell>
          <table:table-cell table:style-name="ce258" office:value-type="string">
            <text:p>Step 1: Create page by wizard</text:p>
          </table:table-cell>
          <table:table-cell table:style-name="ce260" office:value-type="string">
            <text:p>- Login by admin or user is manager of at least the exited group navigation </text:p>
            <text:p>- Create new page </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56];6;1)&gt;MID([.F255];6;1);&quot;&quot;;MAX([.A$7:.A255])+1)">
            <text:p/>
          </table:table-cell>
          <table:table-cell table:style-name="ce232" office:value-type="string">
            <text:p>FNC_SOC_SPC_12_05</text:p>
          </table:table-cell>
          <table:table-cell table:style-name="ce237" table:formula="of:=IF(MID([.F256];6;1)&gt;MID([.F255];6;1);[.C255];[.C255]+1)" office:value-type="float" office:value="23">
            <text:p>023</text:p>
          </table:table-cell>
          <table:table-cell table:style-name="ce239" office:value-type="string">
            <text:p>Social\Page_Nav\Node\Cut_Paste</text:p>
          </table:table-cell>
          <table:table-cell table:style-name="ce245" office:value-type="string">
            <text:p>Cut or Paste a node created automatically by add page wizard</text:p>
          </table:table-cell>
          <table:table-cell table:style-name="ce258" office:value-type="string">
            <text:p>Step 2: Show Edit navigation form</text:p>
          </table:table-cell>
          <table:table-cell table:style-name="ce260" office:value-type="string">
            <text:p>Go to navigation management</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57];6;1)&gt;MID([.F256];6;1);&quot;&quot;;MAX([.A$7:.A256])+1)">
            <text:p/>
          </table:table-cell>
          <table:table-cell table:style-name="ce232" office:value-type="string">
            <text:p>FNC_SOC_SPC_12_05</text:p>
          </table:table-cell>
          <table:table-cell table:style-name="ce237" table:formula="of:=IF(MID([.F257];6;1)&gt;MID([.F256];6;1);[.C256];[.C256]+1)" office:value-type="float" office:value="23">
            <text:p>023</text:p>
          </table:table-cell>
          <table:table-cell table:style-name="ce239" office:value-type="string">
            <text:p>Social\Page_Nav\Node\Cut_Paste</text:p>
          </table:table-cell>
          <table:table-cell table:style-name="ce245" office:value-type="string">
            <text:p>Cut or Paste a node created automatically by add page wizard</text:p>
          </table:table-cell>
          <table:table-cell table:style-name="ce258" office:value-type="string">
            <text:p>Step 3: Cut or Paste node</text:p>
          </table:table-cell>
          <table:table-cell table:style-name="ce260" office:value-type="string">
            <text:p>- Right click on created node above and select Cut node</text:p>
            <text:p>- Right click on another place and select Paste node</text:p>
          </table:table-cell>
          <table:table-cell table:style-name="ce258" office:value-type="string">
            <text:p>Node is removed from current place to new place</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58];6;1)&gt;MID([.F257];6;1);&quot;&quot;;MAX([.A$7:.A257])+1)" office:value-type="float" office:value="75">
            <text:p>075</text:p>
          </table:table-cell>
          <table:table-cell table:style-name="ce232" office:value-type="string">
            <text:p>FNC_SOC_SPC_12_05</text:p>
          </table:table-cell>
          <table:table-cell table:style-name="ce237" table:formula="of:=IF(MID([.F258];6;1)&gt;MID([.F257];6;1);[.C257];[.C257]+1)" office:value-type="float" office:value="24">
            <text:p>024</text:p>
          </table:table-cell>
          <table:table-cell table:style-name="ce239" office:value-type="string">
            <text:p>Social\Page_Nav\Node\Cut_Paste</text:p>
          </table:table-cell>
          <table:table-cell table:style-name="ce244" office:value-type="string">
            <text:p>Cut or Paste a node into the same this source</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Go to Navigation management</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59];6;1)&gt;MID([.F258];6;1);&quot;&quot;;MAX([.A$7:.A258])+1)">
            <text:p/>
          </table:table-cell>
          <table:table-cell table:style-name="ce232" office:value-type="string">
            <text:p>FNC_SOC_SPC_12_05</text:p>
          </table:table-cell>
          <table:table-cell table:style-name="ce237" table:formula="of:=IF(MID([.F259];6;1)&gt;MID([.F258];6;1);[.C258];[.C258]+1)" office:value-type="float" office:value="24">
            <text:p>024</text:p>
          </table:table-cell>
          <table:table-cell table:style-name="ce239" office:value-type="string">
            <text:p>Social\Page_Nav\Node\Cut_Paste</text:p>
          </table:table-cell>
          <table:table-cell table:style-name="ce245" office:value-type="string">
            <text:p>Cut or Paste a node into the same this source</text:p>
          </table:table-cell>
          <table:table-cell table:style-name="ce258" office:value-type="string">
            <text:p>Step 2: Cut or Paste node</text:p>
          </table:table-cell>
          <table:table-cell table:style-name="ce260" office:value-type="string">
            <text:p>- Choose a node</text:p>
            <text:p>- Right click on node and select <text:span text:style-name="T1">Cut node</text:span></text:p>
            <text:p>- Right click this node again and select <text:span text:style-name="T1">Paste </text:span><text:span text:style-name="T1">node</text:span></text:p>
          </table:table-cell>
          <table:table-cell table:style-name="ce258" office:value-type="string">
            <text:p>Show message alerts The source and the destination must be different. </text:p>
          </table:table-cell>
          <table:table-cell table:style-name="ce243" office:value-type="string">
            <text:p>Medium</text:p>
          </table:table-cell>
          <table:table-cell table:style-name="ce72"/>
          <table:table-cell table:style-name="ce224" table:number-columns-repeated="246"/>
        </table:table-row>
        <table:table-row table:style-name="ro21">
          <table:table-cell table:style-name="ce228" table:formula="of:=IF(MID([.F260];6;1)&gt;MID([.F259];6;1);&quot;&quot;;MAX([.A$7:.A259])+1)" office:value-type="float" office:value="76">
            <text:p>076</text:p>
          </table:table-cell>
          <table:table-cell table:style-name="ce232" office:value-type="string">
            <text:p>FNC_SOC_SPC_12_06</text:p>
          </table:table-cell>
          <table:table-cell table:style-name="ce237" table:formula="of:=IF(MID([.F260];6;1)&gt;MID([.F259];6;1);[.C259];[.C259]+1)" office:value-type="float" office:value="25">
            <text:p>025</text:p>
          </table:table-cell>
          <table:table-cell table:style-name="ce239" office:value-type="string">
            <text:p>Social\Page_Nav\Node\Delete</text:p>
          </table:table-cell>
          <table:table-cell table:style-name="ce244" office:value-type="string">
            <text:p>Delete node with deleting confirmation</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Click Group link and choose a group navigation</text:p>
            <text:p>OR:</text:p>
            <text:p>- Go to <text:span text:style-name="T1">Spaces </text:span><text:span text:style-name="T12">and select a space in spaces </text:span><text:span text:style-name="T12">listing, click </text:span><text:span text:style-name="T1">edit spaces navigation</text:span></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61];6;1)&gt;MID([.F260];6;1);&quot;&quot;;MAX([.A$7:.A260])+1)">
            <text:p/>
          </table:table-cell>
          <table:table-cell table:style-name="ce232" office:value-type="string">
            <text:p>FNC_SOC_SPC_12_06</text:p>
          </table:table-cell>
          <table:table-cell table:style-name="ce237" table:formula="of:=IF(MID([.F261];6;1)&gt;MID([.F260];6;1);[.C260];[.C260]+1)" office:value-type="float" office:value="25">
            <text:p>025</text:p>
          </table:table-cell>
          <table:table-cell table:style-name="ce239" office:value-type="string">
            <text:p>Social\Page_Nav\Node\Delete</text:p>
          </table:table-cell>
          <table:table-cell table:style-name="ce245" office:value-type="string">
            <text:p>Delete node with deleting confirmation</text:p>
          </table:table-cell>
          <table:table-cell table:style-name="ce258" office:value-type="string">
            <text:p>Step 2: Delete node</text:p>
          </table:table-cell>
          <table:table-cell table:style-name="ce260" office:value-type="string">
            <text:p>- chose a node</text:p>
            <text:p>- Right click on node and select Delete node</text:p>
            <text:p>- Click OK to confirm</text:p>
          </table:table-cell>
          <table:table-cell table:style-name="ce258" office:value-type="string">
            <text:p>Node is removed </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262];6;1)&gt;MID([.F261];6;1);&quot;&quot;;MAX([.A$7:.A261])+1)">
            <text:p/>
          </table:table-cell>
          <table:table-cell table:style-name="ce232" office:value-type="string">
            <text:p>FNC_SOC_SPC_12_06</text:p>
          </table:table-cell>
          <table:table-cell table:style-name="ce237" table:formula="of:=IF(MID([.F262];6;1)&gt;MID([.F261];6;1);[.C261];[.C261]+1)" office:value-type="float" office:value="25">
            <text:p>025</text:p>
          </table:table-cell>
          <table:table-cell table:style-name="ce239" office:value-type="string">
            <text:p>Social\Page_Nav\Node\Delete</text:p>
          </table:table-cell>
          <table:table-cell table:style-name="ce245" office:value-type="string">
            <text:p>Delete node with deleting confirmation</text:p>
          </table:table-cell>
          <table:table-cell table:style-name="ce258" office:value-type="string">
            <text:p>Step 3: Check page of deleted node</text:p>
          </table:table-cell>
          <table:table-cell table:style-name="ce260" office:value-type="string">
            <text:p>Go to Page Management, check existing of page that deleted node linked to</text:p>
          </table:table-cell>
          <table:table-cell table:style-name="ce258" office:value-type="string">
            <text:p>Page still exists</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263];6;1)&gt;MID([.F262];6;1);&quot;&quot;;MAX([.A$7:.A262])+1)" office:value-type="float" office:value="77">
            <text:p>077</text:p>
          </table:table-cell>
          <table:table-cell table:style-name="ce232" office:value-type="string">
            <text:p>FNC_SOC_SPC_12_06</text:p>
          </table:table-cell>
          <table:table-cell table:style-name="ce237" table:formula="of:=IF(MID([.F263];6;1)&gt;MID([.F262];6;1);[.C262];[.C262]+1)" office:value-type="float" office:value="26">
            <text:p>026</text:p>
          </table:table-cell>
          <table:table-cell table:style-name="ce239" office:value-type="string">
            <text:p>Social\Page_Nav\Node\Delete</text:p>
          </table:table-cell>
          <table:table-cell table:style-name="ce244" office:value-type="string">
            <text:p>Check when try to cancel deleting node</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Click Group link and choose a group navigation</text:p>
            <text:p>- <text:s/>Click Edit navigation link</text:p>
          </table:table-cell>
          <table:table-cell table:style-name="ce258" office:value-type="string">
            <text:p>Show Navigation management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64];6;1)&gt;MID([.F263];6;1);&quot;&quot;;MAX([.A$7:.A263])+1)">
            <text:p/>
          </table:table-cell>
          <table:table-cell table:style-name="ce232" office:value-type="string">
            <text:p>FNC_SOC_SPC_12_06</text:p>
          </table:table-cell>
          <table:table-cell table:style-name="ce237" table:formula="of:=IF(MID([.F264];6;1)&gt;MID([.F263];6;1);[.C263];[.C263]+1)" office:value-type="float" office:value="26">
            <text:p>026</text:p>
          </table:table-cell>
          <table:table-cell table:style-name="ce239" office:value-type="string">
            <text:p>Social\Page_Nav\Node\Delete</text:p>
          </table:table-cell>
          <table:table-cell table:style-name="ce245" office:value-type="string">
            <text:p>Check when try to cancel deleting node</text:p>
          </table:table-cell>
          <table:table-cell table:style-name="ce258" office:value-type="string">
            <text:p>Step 2: Delete node</text:p>
          </table:table-cell>
          <table:table-cell table:style-name="ce260" office:value-type="string">
            <text:p>- Choose a node</text:p>
            <text:p>- Right click on node and select Delete node</text:p>
            <text:p>- Click Cancel to confirm</text:p>
          </table:table-cell>
          <table:table-cell table:style-name="ce258" office:value-type="string">
            <text:p>Node is not removed </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65];6;1)&gt;MID([.F264];6;1);&quot;&quot;;MAX([.A$7:.A264])+1)" office:value-type="float" office:value="78">
            <text:p>078</text:p>
          </table:table-cell>
          <table:table-cell table:style-name="ce232" office:value-type="string">
            <text:p>FNC_SOC_SPC_12_06</text:p>
          </table:table-cell>
          <table:table-cell table:style-name="ce237" table:formula="of:=IF(MID([.F265];6;1)&gt;MID([.F264];6;1);[.C264];[.C264]+1)" office:value-type="float" office:value="27">
            <text:p>027</text:p>
          </table:table-cell>
          <table:table-cell table:style-name="ce239" office:value-type="string">
            <text:p>Social\Page_Nav\Node\Delete</text:p>
          </table:table-cell>
          <table:table-cell table:style-name="ce244" office:value-type="string">
            <text:p>Delete node in case node contains sub nodes</text:p>
          </table:table-cell>
          <table:table-cell table:style-name="ce258" office:value-type="string">
            <text:p>Step 1: Show Edit page and Nav form</text:p>
          </table:table-cell>
          <table:table-cell table:style-name="ce260" office:value-type="string">
            <text:p>- Login by admin</text:p>
            <text:p>- Click Group link and choose a group navigation</text:p>
            <text:p>- <text:s/>Click Edit navigation link</text:p>
          </table:table-cell>
          <table:table-cell table:style-name="ce258" office:value-type="string">
            <text:p>Edit page and Nav form is shown proper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66];6;1)&gt;MID([.F265];6;1);&quot;&quot;;MAX([.A$7:.A265])+1)">
            <text:p/>
          </table:table-cell>
          <table:table-cell table:style-name="ce232" office:value-type="string">
            <text:p>FNC_SOC_SPC_12_06</text:p>
          </table:table-cell>
          <table:table-cell table:style-name="ce237" table:formula="of:=IF(MID([.F266];6;1)&gt;MID([.F265];6;1);[.C265];[.C265]+1)" office:value-type="float" office:value="27">
            <text:p>027</text:p>
          </table:table-cell>
          <table:table-cell table:style-name="ce239" office:value-type="string">
            <text:p>Social\Page_Nav\Node\Delete</text:p>
          </table:table-cell>
          <table:table-cell table:style-name="ce245" office:value-type="string">
            <text:p>Delete node in case node contains sub nodes</text:p>
          </table:table-cell>
          <table:table-cell table:style-name="ce258" office:value-type="string">
            <text:p>Step 2: Delete node</text:p>
          </table:table-cell>
          <table:table-cell table:style-name="ce260" office:value-type="string">
            <text:p>- Choose navigation</text:p>
            <text:p>- Right click on node contains some sub nodes and select <text:span text:style-name="T1">Delete node</text:span></text:p>
            <text:p>- Click <text:span text:style-name="T1">OK</text:span> to confirm</text:p>
          </table:table-cell>
          <table:table-cell table:style-name="ce258" office:value-type="string">
            <text:p>Selected node and its sub nodes are removed</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67];6;1)&gt;MID([.F266];6;1);&quot;&quot;;MAX([.A$7:.A266])+1)" office:value-type="float" office:value="79">
            <text:p>079</text:p>
          </table:table-cell>
          <table:table-cell table:style-name="ce232" office:value-type="string">
            <text:p>FNC_SOC_SPC_12_07</text:p>
          </table:table-cell>
          <table:table-cell table:style-name="ce237" table:formula="of:=IF(MID([.F267];6;1)&gt;MID([.F266];6;1);[.C266];[.C266]+1)" office:value-type="float" office:value="28">
            <text:p>028</text:p>
          </table:table-cell>
          <table:table-cell table:style-name="ce239" office:value-type="string">
            <text:p>Social\Page_Nav\Node\Move</text:p>
          </table:table-cell>
          <table:table-cell table:style-name="ce244" office:value-type="string">
            <text:p>Change order of node</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268];6;1)&gt;MID([.F267];6;1);&quot;&quot;;MAX([.A$7:.A267])+1)">
            <text:p/>
          </table:table-cell>
          <table:table-cell table:style-name="ce232" office:value-type="string">
            <text:p>FNC_SOC_SPC_12_07</text:p>
          </table:table-cell>
          <table:table-cell table:style-name="ce237" table:formula="of:=IF(MID([.F268];6;1)&gt;MID([.F267];6;1);[.C267];[.C267]+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2: Check move up when node is the first </text:p>
          </table:table-cell>
          <table:table-cell table:style-name="ce260" office:value-type="string">
            <text:p>- Select a node</text:p>
            <text:p>- Right click on the first node in list and select<text:span text:style-name="T1"> </text:span><text:span text:style-name="T1">Move Up</text:span></text:p>
          </table:table-cell>
          <table:table-cell table:style-name="ce258" office:value-type="string">
            <text:p>Nothing happens with that node</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269];6;1)&gt;MID([.F268];6;1);&quot;&quot;;MAX([.A$7:.A268])+1)">
            <text:p/>
          </table:table-cell>
          <table:table-cell table:style-name="ce232" office:value-type="string">
            <text:p>FNC_SOC_SPC_12_07</text:p>
          </table:table-cell>
          <table:table-cell table:style-name="ce237" table:formula="of:=IF(MID([.F269];6;1)&gt;MID([.F268];6;1);[.C268];[.C268]+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3: Check move down when node is the last</text:p>
          </table:table-cell>
          <table:table-cell table:style-name="ce260" office:value-type="string">
            <text:p>Right click on the first node in list and select <text:span text:style-name="T1">Move Down</text:span></text:p>
          </table:table-cell>
          <table:table-cell table:style-name="ce258" office:value-type="string">
            <text:p>Nothing happens with that node</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270];6;1)&gt;MID([.F269];6;1);&quot;&quot;;MAX([.A$7:.A269])+1)">
            <text:p/>
          </table:table-cell>
          <table:table-cell table:style-name="ce232" office:value-type="string">
            <text:p>FNC_SOC_SPC_12_07</text:p>
          </table:table-cell>
          <table:table-cell table:style-name="ce237" table:formula="of:=IF(MID([.F270];6;1)&gt;MID([.F269];6;1);[.C269];[.C269]+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4: Move up valid node</text:p>
          </table:table-cell>
          <table:table-cell table:style-name="ce260" office:value-type="string">
            <text:p>- Right click on node that is not in the first of list and select <text:span text:style-name="T1">Move up</text:span></text:p>
          </table:table-cell>
          <table:table-cell table:style-name="ce258" office:value-type="string">
            <text:p>That node and the node above is exchang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271];6;1)&gt;MID([.F270];6;1);&quot;&quot;;MAX([.A$7:.A270])+1)">
            <text:p/>
          </table:table-cell>
          <table:table-cell table:style-name="ce232" office:value-type="string">
            <text:p>FNC_SOC_SPC_12_07</text:p>
          </table:table-cell>
          <table:table-cell table:style-name="ce237" table:formula="of:=IF(MID([.F271];6;1)&gt;MID([.F270];6;1);[.C270];[.C270]+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5: Move down valid node</text:p>
          </table:table-cell>
          <table:table-cell table:style-name="ce260" office:value-type="string">
            <text:p>- Right click on node that is not in the last of list and select <text:span text:style-name="T1">Move down</text:span></text:p>
          </table:table-cell>
          <table:table-cell table:style-name="ce258" office:value-type="string">
            <text:p>That node and the node beMinor is exchanged</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272];6;1)&gt;MID([.F271];6;1);&quot;&quot;;MAX([.A$7:.A271])+1)" office:value-type="float" office:value="80">
            <text:p>080</text:p>
          </table:table-cell>
          <table:table-cell table:style-name="ce232" office:value-type="string">
            <text:p>FNC_SOC_SPC_12_08</text:p>
          </table:table-cell>
          <table:table-cell table:style-name="ce237" table:formula="of:=IF(MID([.F272];6;1)&gt;MID([.F271];6;1);[.C271];[.C271]+1)" office:value-type="float" office:value="29">
            <text:p>029</text:p>
          </table:table-cell>
          <table:table-cell table:style-name="ce239" office:value-type="string">
            <text:p>Social\Page_Nav\Node\Clone</text:p>
          </table:table-cell>
          <table:table-cell table:style-name="ce244" office:value-type="string">
            <text:p>Check Clone node does not contain sub node</text:p>
          </table:table-cell>
          <table:table-cell table:style-name="ce258" office:value-type="string">
            <text:p>Step 1: Create page for Group</text:p>
          </table:table-cell>
          <table:table-cell table:style-name="ce260" office:value-type="string">
            <text:p>Create new page for group</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73];6;1)&gt;MID([.F272];6;1);&quot;&quot;;MAX([.A$7:.A272])+1)">
            <text:p/>
          </table:table-cell>
          <table:table-cell table:style-name="ce232" office:value-type="string">
            <text:p>FNC_SOC_SPC_12_08</text:p>
          </table:table-cell>
          <table:table-cell table:style-name="ce237" table:formula="of:=IF(MID([.F273];6;1)&gt;MID([.F272];6;1);[.C272];[.C272]+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2: Show Edit navigation form</text:p>
          </table:table-cell>
          <table:table-cell table:style-name="ce260" office:value-type="string">
            <text:p>- Click Group link and choose a group navigation which created new page at step 1--&gt; click Edit navigation link</text:p>
            <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74];6;1)&gt;MID([.F273];6;1);&quot;&quot;;MAX([.A$7:.A273])+1)">
            <text:p/>
          </table:table-cell>
          <table:table-cell table:style-name="ce232" office:value-type="string">
            <text:p>FNC_SOC_SPC_12_08</text:p>
          </table:table-cell>
          <table:table-cell table:style-name="ce237" table:formula="of:=IF(MID([.F274];6;1)&gt;MID([.F273];6;1);[.C273];[.C273]+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3: Clone node</text:p>
          </table:table-cell>
          <table:table-cell table:style-name="ce260" office:value-type="string">
            <text:p>- Select a node</text:p>
            <text:p>- Right click on one node and select <text:span text:style-name="T1">Clone </text:span><text:span text:style-name="T1">Node</text:span></text:p>
            <text:p><text:span text:style-name="T12">- Right click on another place and select </text:span><text:span text:style-name="T1">Paste Node</text:span></text:p>
          </table:table-cell>
          <table:table-cell table:style-name="ce258" office:value-type="string">
            <text:p>A node with same properties and page is added in new place as a cop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75];6;1)&gt;MID([.F274];6;1);&quot;&quot;;MAX([.A$7:.A274])+1)">
            <text:p/>
          </table:table-cell>
          <table:table-cell table:style-name="ce232" office:value-type="string">
            <text:p>FNC_SOC_SPC_12_08</text:p>
          </table:table-cell>
          <table:table-cell table:style-name="ce237" table:formula="of:=IF(MID([.F275];6;1)&gt;MID([.F274];6;1);[.C274];[.C274]+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4: Edit page of clone node</text:p>
          </table:table-cell>
          <table:table-cell table:style-name="ce260" office:value-type="string">
            <text:p>- Change content of page of clone node</text:p>
            <text:p>- Check content of original nodes page</text:p>
          </table:table-cell>
          <table:table-cell table:style-name="ce258" office:value-type="string">
            <text:p>- Page of clone node is changed</text:p>
            <text:p>- Page of original node is not changed</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76];6;1)&gt;MID([.F275];6;1);&quot;&quot;;MAX([.A$7:.A275])+1)">
            <text:p/>
          </table:table-cell>
          <table:table-cell table:style-name="ce232" office:value-type="string">
            <text:p>FNC_SOC_SPC_12_08</text:p>
          </table:table-cell>
          <table:table-cell table:style-name="ce237" table:formula="of:=IF(MID([.F276];6;1)&gt;MID([.F275];6;1);[.C275];[.C275]+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5: Check pages list</text:p>
          </table:table-cell>
          <table:table-cell table:style-name="ce260" office:value-type="string">
            <text:p>Go to Page Management, check existing of page with title of created page at step 1</text:p>
          </table:table-cell>
          <table:table-cell table:style-name="ce258" office:value-type="string">
            <text:p>There're 2 page with the same title. New page with the same title was created when cloned node</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277];6;1)&gt;MID([.F276];6;1);&quot;&quot;;MAX([.A$7:.A276])+1)" office:value-type="float" office:value="81">
            <text:p>081</text:p>
          </table:table-cell>
          <table:table-cell table:style-name="ce232" office:value-type="string">
            <text:p>FNC_SOC_SPC_12_08</text:p>
          </table:table-cell>
          <table:table-cell table:style-name="ce237" table:formula="of:=IF(MID([.F277];6;1)&gt;MID([.F276];6;1);[.C276];[.C276]+1)" office:value-type="float" office:value="30">
            <text:p>030</text:p>
          </table:table-cell>
          <table:table-cell table:style-name="ce239" office:value-type="string">
            <text:p>Social\Page_Nav\Node\Clone</text:p>
          </table:table-cell>
          <table:table-cell table:style-name="ce244" office:value-type="string">
            <text:p>Check Clone node contains sub nodes</text:p>
          </table:table-cell>
          <table:table-cell table:style-name="ce258" office:value-type="string">
            <text:p>Step 1: Show Edit Navigation form</text:p>
          </table:table-cell>
          <table:table-cell table:style-name="ce260" office:value-type="string">
            <text:p><text:span text:style-name="T25">- Login by admin or user is manager of at </text:span><text:span text:style-name="T25">least the exited group navigation</text:span></text:p>
            <text:p>- Go to Navigation management</text:p>
            <text:p>OR:</text:p>
            <text:p>- Go to <text:span text:style-name="T1">Spaces </text:span><text:span text:style-name="T12">and select a space in spaces </text:span><text:span text:style-name="T12">listing, click </text:span><text:span text:style-name="T1">edit spaces navigation</text:span></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9">
          <table:table-cell table:style-name="ce228" table:formula="of:=IF(MID([.F278];6;1)&gt;MID([.F277];6;1);&quot;&quot;;MAX([.A$7:.A277])+1)">
            <text:p/>
          </table:table-cell>
          <table:table-cell table:style-name="ce232" office:value-type="string">
            <text:p>FNC_SOC_SPC_12_08</text:p>
          </table:table-cell>
          <table:table-cell table:style-name="ce237" table:formula="of:=IF(MID([.F278];6;1)&gt;MID([.F277];6;1);[.C277];[.C277]+1)" office:value-type="float" office:value="30">
            <text:p>030</text:p>
          </table:table-cell>
          <table:table-cell table:style-name="ce239" office:value-type="string">
            <text:p>Social\Page_Nav\Node\Clone</text:p>
          </table:table-cell>
          <table:table-cell table:style-name="ce245" office:value-type="string">
            <text:p>Check Clone node contains sub nodes</text:p>
          </table:table-cell>
          <table:table-cell table:style-name="ce258" office:value-type="string">
            <text:p>Step 2: Clone node</text:p>
          </table:table-cell>
          <table:table-cell table:style-name="ce260" office:value-type="string">
            <text:p>- Select a node</text:p>
            <text:p>- Right click on one node that contains some sub nodes (have lick to specific pages) and select <text:span text:style-name="T1">Clone Node</text:span></text:p>
            <text:p><text:span text:style-name="T12">- Right click on another place and select </text:span><text:span text:style-name="T1">Paste Node</text:span></text:p>
          </table:table-cell>
          <table:table-cell table:style-name="ce258" office:value-type="string">
            <text:p>Nodes with same properties and pages <text:s/>added in new place as a copy, include parent and sub nodes</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79];6;1)&gt;MID([.F278];6;1);&quot;&quot;;MAX([.A$7:.A278])+1)">
            <text:p/>
          </table:table-cell>
          <table:table-cell table:style-name="ce232" office:value-type="string">
            <text:p>FNC_SOC_SPC_12_08</text:p>
          </table:table-cell>
          <table:table-cell table:style-name="ce237" table:formula="of:=IF(MID([.F279];6;1)&gt;MID([.F278];6;1);[.C278];[.C278]+1)" office:value-type="float" office:value="30">
            <text:p>030</text:p>
          </table:table-cell>
          <table:table-cell table:style-name="ce239" office:value-type="string">
            <text:p>Social\Page_Nav\Node\Clone</text:p>
          </table:table-cell>
          <table:table-cell table:style-name="ce245" office:value-type="string">
            <text:p>Check Clone node contains sub nodes</text:p>
          </table:table-cell>
          <table:table-cell table:style-name="ce258" office:value-type="string">
            <text:p>Step 3: Check pages list</text:p>
          </table:table-cell>
          <table:table-cell table:style-name="ce260" office:value-type="string">
            <text:p>Go to Page Management, check existing of pages has link to cloned nodes</text:p>
          </table:table-cell>
          <table:table-cell table:style-name="ce258" office:value-type="string">
            <text:p>Each node (sub node) is cloned, new page with the same title is created and displayed in list</text:p>
          </table:table-cell>
          <table:table-cell table:style-name="ce243" office:value-type="string">
            <text:p>Medium</text:p>
          </table:table-cell>
          <table:table-cell table:style-name="ce72"/>
          <table:table-cell table:style-name="ce224" table:number-columns-repeated="246"/>
        </table:table-row>
        <table:table-row table:style-name="ro17">
          <table:table-cell table:style-name="ce228" table:formula="of:=IF(MID([.F280];6;1)&gt;MID([.F279];6;1);&quot;&quot;;MAX([.A$7:.A279])+1)" office:value-type="float" office:value="82">
            <text:p>082</text:p>
          </table:table-cell>
          <table:table-cell table:style-name="ce232" office:value-type="string">
            <text:p>FNC_SOC_SPC_12_08</text:p>
          </table:table-cell>
          <table:table-cell table:style-name="ce237" table:formula="of:=IF(MID([.F280];6;1)&gt;MID([.F279];6;1);[.C279];[.C279]+1)" office:value-type="float" office:value="31">
            <text:p>031</text:p>
          </table:table-cell>
          <table:table-cell table:style-name="ce239" office:value-type="string">
            <text:p>Social\Page_Nav\Node\Clone</text:p>
          </table:table-cell>
          <table:table-cell table:style-name="ce244" office:value-type="string">
            <text:p>Check Clone node does not link to any page</text:p>
          </table:table-cell>
          <table:table-cell table:style-name="ce258" office:value-type="string">
            <text:p>Step 1: Create node</text:p>
          </table:table-cell>
          <table:table-cell table:style-name="ce260" office:value-type="string">
            <text:p><text:span text:style-name="T25">- Login by admin or user is manager of at </text:span><text:span text:style-name="T25">least the exited group navigation</text:span></text:p>
            <text:p>- Go to Navigation management</text:p>
            <text:p>- Create new node does not link to any pag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81];6;1)&gt;MID([.F280];6;1);&quot;&quot;;MAX([.A$7:.A280])+1)">
            <text:p/>
          </table:table-cell>
          <table:table-cell table:style-name="ce232" office:value-type="string">
            <text:p>FNC_SOC_SPC_12_08</text:p>
          </table:table-cell>
          <table:table-cell table:style-name="ce237" table:formula="of:=IF(MID([.F281];6;1)&gt;MID([.F280];6;1);[.C280];[.C280]+1)" office:value-type="float" office:value="31">
            <text:p>031</text:p>
          </table:table-cell>
          <table:table-cell table:style-name="ce239" office:value-type="string">
            <text:p>Social\Page_Nav\Node\Clone</text:p>
          </table:table-cell>
          <table:table-cell table:style-name="ce245" office:value-type="string">
            <text:p>Check Clone node does not link to any page</text:p>
          </table:table-cell>
          <table:table-cell table:style-name="ce258" office:value-type="string">
            <text:p>Step 2: Clone node</text:p>
          </table:table-cell>
          <table:table-cell table:style-name="ce260" office:value-type="string">
            <text:p>- Right click on new added node and select <text:span text:style-name="T1">Clone node</text:span></text:p>
            <text:p><text:span text:style-name="T1">- </text:span><text:span text:style-name="T12">Right click on another place and select </text:span><text:span text:style-name="T1">Paste node</text:span></text:p>
          </table:table-cell>
          <table:table-cell table:style-name="ce258" office:value-type="string">
            <text:p>Node is made a copy in new place</text:p>
          </table:table-cell>
          <table:table-cell table:style-name="ce243" office:value-type="string">
            <text:p>Medium</text:p>
          </table:table-cell>
          <table:table-cell table:style-name="ce72"/>
          <table:table-cell table:style-name="ce224" table:number-columns-repeated="246"/>
        </table:table-row>
        <table:table-row table:style-name="ro11">
          <table:table-cell table:style-name="ce228" table:formula="of:=IF(MID([.F282];6;1)&gt;MID([.F281];6;1);&quot;&quot;;MAX([.A$7:.A281])+1)">
            <text:p/>
          </table:table-cell>
          <table:table-cell table:style-name="ce232" office:value-type="string">
            <text:p>FNC_SOC_SPC_12_08</text:p>
          </table:table-cell>
          <table:table-cell table:style-name="ce237" table:formula="of:=IF(MID([.F282];6;1)&gt;MID([.F281];6;1);[.C281];[.C281]+1)" office:value-type="float" office:value="31">
            <text:p>031</text:p>
          </table:table-cell>
          <table:table-cell table:style-name="ce239" office:value-type="string">
            <text:p>Social\Page_Nav\Node\Clone</text:p>
          </table:table-cell>
          <table:table-cell table:style-name="ce245" office:value-type="string">
            <text:p>Check Clone node does not link to any page</text:p>
          </table:table-cell>
          <table:table-cell table:style-name="ce258" office:value-type="string">
            <text:p>Step 3: Check page list</text:p>
          </table:table-cell>
          <table:table-cell table:style-name="ce260" office:value-type="string">
            <text:p>Go to Page Management, check existing pages list</text:p>
          </table:table-cell>
          <table:table-cell table:style-name="ce258" office:value-type="string">
            <text:p>No new page is created</text:p>
          </table:table-cell>
          <table:table-cell table:style-name="ce243" office:value-type="string">
            <text:p>Medium</text:p>
          </table:table-cell>
          <table:table-cell table:style-name="ce72"/>
          <table:table-cell table:style-name="ce224" table:number-columns-repeated="246"/>
        </table:table-row>
        <table:table-row table:style-name="ro21">
          <table:table-cell table:style-name="ce228" table:formula="of:=IF(MID([.F283];6;1)&gt;MID([.F282];6;1);&quot;&quot;;MAX([.A$7:.A282])+1)" office:value-type="float" office:value="83">
            <text:p>083</text:p>
          </table:table-cell>
          <table:table-cell table:style-name="ce232" office:value-type="string">
            <text:p>FNC_SOC_SPC_13_01</text:p>
          </table:table-cell>
          <table:table-cell table:style-name="ce237" table:formula="of:=IF(MID([.F283];6;1)&gt;MID([.F282];6;1);[.C282];[.C282]+1)" office:value-type="float" office:value="32">
            <text:p>032</text:p>
          </table:table-cell>
          <table:table-cell table:style-name="ce239" office:value-type="string">
            <text:p>Social\Page_Nav\Node\Edit page\Properties</text:p>
          </table:table-cell>
          <table:table-cell table:style-name="ce242" office:value-type="string">
            <text:p>Check when user does not have right to edit a page of node</text:p>
          </table:table-cell>
          <table:table-cell table:style-name="ce257" office:value-type="string">
            <text:p>Step 1: Create page</text:p>
          </table:table-cell>
          <table:table-cell table:style-name="ce267" office:value-type="string">
            <text:p>Create new page for group/portal</text:p>
          </table:table-cell>
          <table:table-cell table:style-name="ce257" office:value-type="string">
            <text:p>New page is created successfully</text:p>
            <text:p>By default:</text:p>
            <text:p>- Access right is assigned for any user in group (page of group) or users who have right to access current portal (page of portal)</text:p>
            <text:p>- Edit right is assign for managers of group (page of group) or user who have right to edit current portal (page of portal)</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84];6;1)&gt;MID([.F283];6;1);&quot;&quot;;MAX([.A$7:.A283])+1)">
            <text:p/>
          </table:table-cell>
          <table:table-cell table:style-name="ce232" office:value-type="string">
            <text:p>FNC_SOC_SPC_13_01</text:p>
          </table:table-cell>
          <table:table-cell table:style-name="ce237" table:formula="of:=IF(MID([.F284];6;1)&gt;MID([.F283];6;1);[.C283];[.C283]+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2: Create node using added page</text:p>
          </table:table-cell>
          <table:table-cell table:style-name="ce267" office:value-type="string">
            <text:p>- Login by user who can access above page (can not edit) and eXo Start</text:p>
            <text:p>- Create new node and select added page for that <text:s/>node</text:p>
          </table:table-cell>
          <table:table-cell table:style-name="ce257"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85];6;1)&gt;MID([.F284];6;1);&quot;&quot;;MAX([.A$7:.A284])+1)">
            <text:p/>
          </table:table-cell>
          <table:table-cell table:style-name="ce232" office:value-type="string">
            <text:p>FNC_SOC_SPC_13_01</text:p>
          </table:table-cell>
          <table:table-cell table:style-name="ce237" table:formula="of:=IF(MID([.F285];6;1)&gt;MID([.F284];6;1);[.C284];[.C284]+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3: Check edit page right when choose to view nodes page content</text:p>
          </table:table-cell>
          <table:table-cell table:style-name="ce267" office:value-type="string">
            <text:p>Select to view added node</text:p>
          </table:table-cell>
          <table:table-cell table:style-name="ce257" office:value-type="string">
            <text:p>- Node is selected, nodes page content is displayed</text:p>
            <text:p>- there is no action bar above the navigation list box for current user to edit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86];6;1)&gt;MID([.F285];6;1);&quot;&quot;;MAX([.A$7:.A285])+1)">
            <text:p/>
          </table:table-cell>
          <table:table-cell table:style-name="ce232" office:value-type="string">
            <text:p>FNC_SOC_SPC_13_01</text:p>
          </table:table-cell>
          <table:table-cell table:style-name="ce237" table:formula="of:=IF(MID([.F286];6;1)&gt;MID([.F285];6;1);[.C285];[.C285]+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4: Check edit page right when choose edit page action from right-click menu</text:p>
          </table:table-cell>
          <table:table-cell table:style-name="ce267" office:value-type="string">
            <text:p>Right click on new added node and select Edit nodes page</text:p>
          </table:table-cell>
          <table:table-cell table:style-name="ce257" office:value-type="string">
            <text:p>Show message alerts user does not have right to do this action</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287];6;1)&gt;MID([.F286];6;1);&quot;&quot;;MAX([.A$7:.A286])+1)" office:value-type="float" office:value="84">
            <text:p>084</text:p>
          </table:table-cell>
          <table:table-cell table:style-name="ce232" office:value-type="string">
            <text:p>FNC_SOC_SPC_13_01</text:p>
          </table:table-cell>
          <table:table-cell table:style-name="ce237" table:formula="of:=IF(MID([.F287];6;1)&gt;MID([.F286];6;1);[.C286];[.C286]+1)" office:value-type="float" office:value="33">
            <text:p>033</text:p>
          </table:table-cell>
          <table:table-cell table:style-name="ce239" office:value-type="string">
            <text:p>Social\Page_Nav\Node\Edit page\Properties</text:p>
          </table:table-cell>
          <table:table-cell table:style-name="ce244" office:value-type="string">
            <text:p>Check when edit a nodes page while there is no page for that node</text:p>
          </table:table-cell>
          <table:table-cell table:style-name="ce258" office:value-type="string">
            <text:p>Step 1: Create node</text:p>
          </table:table-cell>
          <table:table-cell table:style-name="ce260" office:value-type="string">
            <text:p><text:span text:style-name="T25">- Login by admin or user is manager of at </text:span><text:span text:style-name="T25">least the exited group navigation</text:span></text:p>
            <text:p>- Go to Navigation management</text:p>
            <text:p>- Create new node does not link to any page</text:p>
          </table:table-cell>
          <table:table-cell table:style-name="ce258" office:value-type="string">
            <text:p>Node is created successfully and displayed in navigation managemen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88];6;1)&gt;MID([.F287];6;1);&quot;&quot;;MAX([.A$7:.A287])+1)">
            <text:p/>
          </table:table-cell>
          <table:table-cell table:style-name="ce232" office:value-type="string">
            <text:p>FNC_SOC_SPC_13_01</text:p>
          </table:table-cell>
          <table:table-cell table:style-name="ce237" table:formula="of:=IF(MID([.F288];6;1)&gt;MID([.F287];6;1);[.C287];[.C287]+1)" office:value-type="float" office:value="33">
            <text:p>033</text:p>
          </table:table-cell>
          <table:table-cell table:style-name="ce239" office:value-type="string">
            <text:p>Social\Page_Nav\Node\Edit page\Properties</text:p>
          </table:table-cell>
          <table:table-cell table:style-name="ce245" office:value-type="string">
            <text:p>Check when edit a nodes page while there is no page for that node</text:p>
          </table:table-cell>
          <table:table-cell table:style-name="ce258" office:value-type="string">
            <text:p>Step 2: <text:s/>Check edit page when choose edit page action from right-click menu</text:p>
          </table:table-cell>
          <table:table-cell table:style-name="ce260" office:value-type="string">
            <text:p>Right click on new added node and select Edit nodes page</text:p>
          </table:table-cell>
          <table:table-cell table:style-name="ce258" office:value-type="string">
            <text:p>Show message alerts there is no page for this node</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289];6;1)&gt;MID([.F288];6;1);&quot;&quot;;MAX([.A$7:.A288])+1)" office:value-type="float" office:value="85">
            <text:p>085</text:p>
          </table:table-cell>
          <table:table-cell table:style-name="ce232" office:value-type="string">
            <text:p>FNC_SOC_SPC_13_01</text:p>
          </table:table-cell>
          <table:table-cell table:style-name="ce237" table:formula="of:=IF(MID([.F289];6;1)&gt;MID([.F288];6;1);[.C288];[.C288]+1)" office:value-type="float" office:value="34">
            <text:p>034</text:p>
          </table:table-cell>
          <table:table-cell table:style-name="ce239" office:value-type="string">
            <text:p>Social\Page_Nav\Node\Edit page\Properties</text:p>
          </table:table-cell>
          <table:table-cell table:style-name="ce244" office:value-type="string">
            <text:p>Check Switch view mode function while in node mode</text:p>
          </table:table-cell>
          <table:table-cell table:style-name="ce258" office:value-type="string">
            <text:p>Step 1: Create page</text:p>
          </table:table-cell>
          <table:table-cell table:style-name="ce260" office:value-type="string">
            <text:p>Create new page use manage page </text:p>
          </table:table-cell>
          <table:table-cell table:style-name="ce258" office:value-type="string">
            <text:p>Page is created successfully and displayed in Pages Management form</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90];6;1)&gt;MID([.F289];6;1);&quot;&quot;;MAX([.A$7:.A289])+1)">
            <text:p/>
          </table:table-cell>
          <table:table-cell table:style-name="ce232" office:value-type="string">
            <text:p>FNC_SOC_SPC_13_01</text:p>
          </table:table-cell>
          <table:table-cell table:style-name="ce237" table:formula="of:=IF(MID([.F290];6;1)&gt;MID([.F289];6;1);[.C289];[.C289]+1)" office:value-type="float" office:value="34">
            <text:p>034</text:p>
          </table:table-cell>
          <table:table-cell table:style-name="ce239" office:value-type="string">
            <text:p>Social\Page_Nav\Node\Edit page\Properties</text:p>
          </table:table-cell>
          <table:table-cell table:style-name="ce245" office:value-type="string">
            <text:p>Check Preview Page function while in node mode</text:p>
          </table:table-cell>
          <table:table-cell table:style-name="ce258" office:value-type="string">
            <text:p>Step 2: Add node</text:p>
          </table:table-cell>
          <table:table-cell table:style-name="ce260" office:value-type="string">
            <text:p>- Login by admin or user is manager of at least the exited group navigation</text:p>
            <text:p>- Go to Group navigation page</text:p>
            <text:p>- Select a navigation and click on edit navigation link</text:p>
            <text:p>- Create new node and select added page for that <text:s/>nod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91];6;1)&gt;MID([.F290];6;1);&quot;&quot;;MAX([.A$7:.A290])+1)">
            <text:p/>
          </table:table-cell>
          <table:table-cell table:style-name="ce232" office:value-type="string">
            <text:p>FNC_SOC_SPC_13_01</text:p>
          </table:table-cell>
          <table:table-cell table:style-name="ce237" table:formula="of:=IF(MID([.F291];6;1)&gt;MID([.F290];6;1);[.C290];[.C290]+1)" office:value-type="float" office:value="34">
            <text:p>034</text:p>
          </table:table-cell>
          <table:table-cell table:style-name="ce239" office:value-type="string">
            <text:p>Social\Page_Nav\Node\Edit page\Properties</text:p>
          </table:table-cell>
          <table:table-cell table:style-name="ce245" office:value-type="string">
            <text:p>Check Preview Page function while in node mode</text:p>
          </table:table-cell>
          <table:table-cell table:style-name="ce258" office:value-type="string">
            <text:p>Step 3: Check Switch view mode</text:p>
          </table:table-cell>
          <table:table-cell table:style-name="ce260" office:value-type="string">
            <text:p>- Select this node</text:p>
            <text:p>- Right click and select Edit nodes page</text:p>
            <text:p>- Click on Switch view mode button on Page editor</text:p>
          </table:table-cell>
          <table:table-cell table:style-name="ce258" office:value-type="string">
            <text:p>Page editor show and page is displayed by content of pag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92];6;1)&gt;MID([.F291];6;1);&quot;&quot;;MAX([.A$7:.A291])+1)" office:value-type="float" office:value="86">
            <text:p>086</text:p>
          </table:table-cell>
          <table:table-cell table:style-name="ce232" office:value-type="string">
            <text:p>FNC_SOC_SPC_13_01</text:p>
          </table:table-cell>
          <table:table-cell table:style-name="ce237" table:formula="of:=IF(MID([.F292];6;1)&gt;MID([.F291];6;1);[.C291];[.C291]+1)" office:value-type="float" office:value="35">
            <text:p>035</text:p>
          </table:table-cell>
          <table:table-cell table:style-name="ce239" office:value-type="string">
            <text:p>Social\Page_Nav\Node\Edit page\Properties</text:p>
          </table:table-cell>
          <table:table-cell table:style-name="ce244" office:value-type="string">
            <text:p>Check Edit page properties form when edit a nodes page that is used for personal user</text:p>
          </table:table-cell>
          <table:table-cell table:style-name="ce258" office:value-type="string">
            <text:p>Step 1: Create page</text:p>
          </table:table-cell>
          <table:table-cell table:style-name="ce260" office:value-type="string">
            <text:p>- Login by user has right to access admin tool-bar</text:p>
            <text:p>- Create new page for himself</text:p>
          </table:table-cell>
          <table:table-cell table:style-name="ce258" office:value-type="string">
            <text:p>Page is created successfully and displayed in Pages Management form with blank Access and Edit right list. By default, only this user can view/edit this pag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3];6;1)&gt;MID([.F292];6;1);&quot;&quot;;MAX([.A$7:.A292])+1)">
            <text:p/>
          </table:table-cell>
          <table:table-cell table:style-name="ce232" office:value-type="string">
            <text:p>FNC_SOC_SPC_13_01</text:p>
          </table:table-cell>
          <table:table-cell table:style-name="ce237" table:formula="of:=IF(MID([.F293];6;1)&gt;MID([.F292];6;1);[.C292];[.C292]+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select a space in spaces </text:span><text:span text:style-name="T12">listing, click </text:span><text:span text:style-name="T1">edit spaces navigation</text:span></text:p>
            <text:p>- Create new node (Select above page for this node)</text:p>
          </table:table-cell>
          <table:table-cell table:style-name="ce258" office:value-type="string">
            <text:p>New node is created successfully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94];6;1)&gt;MID([.F293];6;1);&quot;&quot;;MAX([.A$7:.A293])+1)">
            <text:p/>
          </table:table-cell>
          <table:table-cell table:style-name="ce232" office:value-type="string">
            <text:p>FNC_SOC_SPC_13_01</text:p>
          </table:table-cell>
          <table:table-cell table:style-name="ce237" table:formula="of:=IF(MID([.F294];6;1)&gt;MID([.F293];6;1);[.C293];[.C293]+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295];6;1)&gt;MID([.F294];6;1);&quot;&quot;;MAX([.A$7:.A294])+1)">
            <text:p/>
          </table:table-cell>
          <table:table-cell table:style-name="ce232" office:value-type="string">
            <text:p>FNC_SOC_SPC_13_01</text:p>
          </table:table-cell>
          <table:table-cell table:style-name="ce237" table:formula="of:=IF(MID([.F295];6;1)&gt;MID([.F294];6;1);[.C294];[.C294]+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4: Show Page properties form to edit</text:p>
          </table:table-cell>
          <table:table-cell table:style-name="ce260"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there is no way for user to change permission for page of himself</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6];6;1)&gt;MID([.F295];6;1);&quot;&quot;;MAX([.A$7:.A295])+1)">
            <text:p/>
          </table:table-cell>
          <table:table-cell table:style-name="ce232" office:value-type="string">
            <text:p>FNC_SOC_SPC_13_01</text:p>
          </table:table-cell>
          <table:table-cell table:style-name="ce237" table:formula="of:=IF(MID([.F296];6;1)&gt;MID([.F295];6;1);[.C295];[.C295]+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97];6;1)&gt;MID([.F296];6;1);&quot;&quot;;MAX([.A$7:.A296])+1)">
            <text:p/>
          </table:table-cell>
          <table:table-cell table:style-name="ce232" office:value-type="string">
            <text:p>FNC_SOC_SPC_13_01</text:p>
          </table:table-cell>
          <table:table-cell table:style-name="ce237" table:formula="of:=IF(MID([.F297];6;1)&gt;MID([.F296];6;1);[.C296];[.C296]+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6: Check Page Templates</text:p>
          </table:table-cell>
          <table:table-cell table:style-name="ce260"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8];6;1)&gt;MID([.F297];6;1);&quot;&quot;;MAX([.A$7:.A297])+1)" office:value-type="float" office:value="87">
            <text:p>087</text:p>
          </table:table-cell>
          <table:table-cell table:style-name="ce232" office:value-type="string">
            <text:p>FNC_SOC_SPC_13_01</text:p>
          </table:table-cell>
          <table:table-cell table:style-name="ce237" table:formula="of:=IF(MID([.F298];6;1)&gt;MID([.F297];6;1);[.C297];[.C297]+1)" office:value-type="float" office:value="36">
            <text:p>036</text:p>
          </table:table-cell>
          <table:table-cell table:style-name="ce239" office:value-type="string">
            <text:p>Social\Page_Nav\Node\Edit page\Properties</text:p>
          </table:table-cell>
          <table:table-cell table:style-name="ce244" office:value-type="string">
            <text:p>Check Edit page properties form when edit a nodes page that is used for group</text:p>
          </table:table-cell>
          <table:table-cell table:style-name="ce258" office:value-type="string">
            <text:p>Step 1: Create page</text:p>
          </table:table-cell>
          <table:table-cell table:style-name="ce260" office:value-type="string">
            <text:p>- Login by user who is manager of at least 1 group and that group already has navigation; this user also has right to access admin tool-bar</text:p>
            <text:p>- Create new page for his group</text:p>
          </table:table-cell>
          <table:table-cell table:style-name="ce258" office:value-type="string">
            <text:p>Page is created successfully and displayed in Pages Management form</text:p>
            <text:p>By default:</text:p>
            <text:p>- Access right is assigned to anyone in that group</text:p>
            <text:p>- Edit right is assigned to manager of that group</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9];6;1)&gt;MID([.F298];6;1);&quot;&quot;;MAX([.A$7:.A298])+1)">
            <text:p/>
          </table:table-cell>
          <table:table-cell table:style-name="ce232" office:value-type="string">
            <text:p>FNC_SOC_SPC_13_01</text:p>
          </table:table-cell>
          <table:table-cell table:style-name="ce237" table:formula="of:=IF(MID([.F299];6;1)&gt;MID([.F298];6;1);[.C298];[.C298]+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select a space in spaces </text:span><text:span text:style-name="T12">listing, click </text:span><text:span text:style-name="T1">edit spaces navigation</text:span></text:p>
            <text:p>- Create new node (Select above page for this nod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00];6;1)&gt;MID([.F299];6;1);&quot;&quot;;MAX([.A$7:.A299])+1)">
            <text:p/>
          </table:table-cell>
          <table:table-cell table:style-name="ce232" office:value-type="string">
            <text:p>FNC_SOC_SPC_13_01</text:p>
          </table:table-cell>
          <table:table-cell table:style-name="ce237" table:formula="of:=IF(MID([.F300];6;1)&gt;MID([.F299];6;1);[.C299];[.C299]+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01];6;1)&gt;MID([.F300];6;1);&quot;&quot;;MAX([.A$7:.A300])+1)">
            <text:p/>
          </table:table-cell>
          <table:table-cell table:style-name="ce232" office:value-type="string">
            <text:p>FNC_SOC_SPC_13_01</text:p>
          </table:table-cell>
          <table:table-cell table:style-name="ce237" table:formula="of:=IF(MID([.F301];6;1)&gt;MID([.F300];6;1);[.C300];[.C300]+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4: Show Page properties form to edit</text:p>
          </table:table-cell>
          <table:table-cell table:style-name="ce260"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 Permission Setting: display current access and edit right</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302];6;1)&gt;MID([.F301];6;1);&quot;&quot;;MAX([.A$7:.A301])+1)">
            <text:p/>
          </table:table-cell>
          <table:table-cell table:style-name="ce232" office:value-type="string">
            <text:p>FNC_SOC_SPC_13_01</text:p>
          </table:table-cell>
          <table:table-cell table:style-name="ce237" table:formula="of:=IF(MID([.F302];6;1)&gt;MID([.F301];6;1);[.C301];[.C301]+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group::] groupname [::] page name. Disable</text:p>
            <text:p>- Owner type: “group”. Disable</text:p>
            <text:p>- Owner Id: is current groupname. Disable</text:p>
            <text:p>- Page name: current pages name. Disable</text:p>
            <text:p>- Page title: current pages title. Can be changed</text:p>
            <text:p>- Show max window: alMinors whether showing page in maximum size or no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03];6;1)&gt;MID([.F302];6;1);&quot;&quot;;MAX([.A$7:.A302])+1)">
            <text:p/>
          </table:table-cell>
          <table:table-cell table:style-name="ce232" office:value-type="string">
            <text:p>FNC_SOC_SPC_13_01</text:p>
          </table:table-cell>
          <table:table-cell table:style-name="ce237" table:formula="of:=IF(MID([.F303];6;1)&gt;MID([.F302];6;1);[.C302];[.C302]+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6: Check Page Templates</text:p>
          </table:table-cell>
          <table:table-cell table:style-name="ce260"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04];6;1)&gt;MID([.F303];6;1);&quot;&quot;;MAX([.A$7:.A303])+1)">
            <text:p/>
          </table:table-cell>
          <table:table-cell table:style-name="ce232" office:value-type="string">
            <text:p>FNC_SOC_SPC_13_01</text:p>
          </table:table-cell>
          <table:table-cell table:style-name="ce237" table:formula="of:=IF(MID([.F304];6;1)&gt;MID([.F303];6;1);[.C303];[.C303]+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7: check Permission settings</text:p>
          </table:table-cell>
          <table:table-cell table:style-name="ce260" office:value-type="string">
            <text:p>Select <text:span text:style-name="T1">Permission settings</text:span> tab</text:p>
          </table:table-cell>
          <table:table-cell table:style-name="ce258" office:value-type="string">
            <text:p>there is twos tabs:</text:p>
            <text:p>- Access permission setting: all user with membership/group can access the page</text:p>
            <text:p>- Edit permission setting: all user with membership/group can edit the pag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05];6;1)&gt;MID([.F304];6;1);&quot;&quot;;MAX([.A$7:.A304])+1)" office:value-type="float" office:value="88">
            <text:p>088</text:p>
          </table:table-cell>
          <table:table-cell table:style-name="ce232" office:value-type="string">
            <text:p>FNC_SOC_SPC_13_01</text:p>
          </table:table-cell>
          <table:table-cell table:style-name="ce237" table:formula="of:=IF(MID([.F305];6;1)&gt;MID([.F304];6;1);[.C304];[.C304]+1)" office:value-type="float" office:value="37">
            <text:p>037</text:p>
          </table:table-cell>
          <table:table-cell table:style-name="ce239" office:value-type="string">
            <text:p>Social\Page_Nav\Node\Edit page\Properties</text:p>
          </table:table-cell>
          <table:table-cell table:style-name="ce244" office:value-type="string">
            <text:p>Check Edit page properties form when edit a nodes page that is used for portal</text:p>
          </table:table-cell>
          <table:table-cell table:style-name="ce258" office:value-type="string">
            <text:p>Step 1: Create page</text:p>
          </table:table-cell>
          <table:table-cell table:style-name="ce260" office:value-type="string">
            <text:p>- Login by user who has right to edit current portal; this user also has right to access eXo Start </text:p>
            <text:p>- Create new page for current portal</text:p>
          </table:table-cell>
          <table:table-cell table:style-name="ce258" office:value-type="string">
            <text:p>Page is created successfully and displayed in Pages Management form</text:p>
            <text:p>By default:</text:p>
            <text:p>- Access right is assigned to users who can access current portal</text:p>
            <text:p>- Edit right is assigned to users who can edit current portal</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06];6;1)&gt;MID([.F305];6;1);&quot;&quot;;MAX([.A$7:.A305])+1)">
            <text:p/>
          </table:table-cell>
          <table:table-cell table:style-name="ce232" office:value-type="string">
            <text:p>FNC_SOC_SPC_13_01</text:p>
          </table:table-cell>
          <table:table-cell table:style-name="ce237" table:formula="of:=IF(MID([.F306];6;1)&gt;MID([.F305];6;1);[.C305];[.C305]+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select a space in spaces </text:span><text:span text:style-name="T12">listing, click </text:span><text:span text:style-name="T1">edit spaces navigation</text:span></text:p>
            <text:p>- Create new node (Select above page for this nod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07];6;1)&gt;MID([.F306];6;1);&quot;&quot;;MAX([.A$7:.A306])+1)">
            <text:p/>
          </table:table-cell>
          <table:table-cell table:style-name="ce232" office:value-type="string">
            <text:p>FNC_SOC_SPC_13_01</text:p>
          </table:table-cell>
          <table:table-cell table:style-name="ce237" table:formula="of:=IF(MID([.F307];6;1)&gt;MID([.F306];6;1);[.C306];[.C306]+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08];6;1)&gt;MID([.F307];6;1);&quot;&quot;;MAX([.A$7:.A307])+1)">
            <text:p/>
          </table:table-cell>
          <table:table-cell table:style-name="ce232" office:value-type="string">
            <text:p>FNC_SOC_SPC_13_01</text:p>
          </table:table-cell>
          <table:table-cell table:style-name="ce237" table:formula="of:=IF(MID([.F308];6;1)&gt;MID([.F307];6;1);[.C307];[.C307]+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4: Show Page properties form to edit</text:p>
          </table:table-cell>
          <table:table-cell table:style-name="ce260"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 Permission Setting: display current access and edit right</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309];6;1)&gt;MID([.F308];6;1);&quot;&quot;;MAX([.A$7:.A308])+1)">
            <text:p/>
          </table:table-cell>
          <table:table-cell table:style-name="ce232" office:value-type="string">
            <text:p>FNC_SOC_SPC_13_01</text:p>
          </table:table-cell>
          <table:table-cell table:style-name="ce237" table:formula="of:=IF(MID([.F309];6;1)&gt;MID([.F308];6;1);[.C308];[.C308]+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portal::] portal name [::] page name. Disable</text:p>
            <text:p>- Owner type: “portal”. Disable</text:p>
            <text:p>- Owner Id: is current portal name. Disable</text:p>
            <text:p>- Page name: current pages name. Disable</text:p>
            <text:p>- Page title: current pages title. Can be changed</text:p>
            <text:p>- Show max window: alMinors whether showing page in maximum size or no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10];6;1)&gt;MID([.F309];6;1);&quot;&quot;;MAX([.A$7:.A309])+1)">
            <text:p/>
          </table:table-cell>
          <table:table-cell table:style-name="ce232" office:value-type="string">
            <text:p>FNC_SOC_SPC_13_01</text:p>
          </table:table-cell>
          <table:table-cell table:style-name="ce237" table:formula="of:=IF(MID([.F310];6;1)&gt;MID([.F309];6;1);[.C309];[.C309]+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6: Check Page Templates</text:p>
          </table:table-cell>
          <table:table-cell table:style-name="ce260"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11];6;1)&gt;MID([.F310];6;1);&quot;&quot;;MAX([.A$7:.A310])+1)">
            <text:p/>
          </table:table-cell>
          <table:table-cell table:style-name="ce232" office:value-type="string">
            <text:p>FNC_SOC_SPC_13_01</text:p>
          </table:table-cell>
          <table:table-cell table:style-name="ce237" table:formula="of:=IF(MID([.F311];6;1)&gt;MID([.F310];6;1);[.C310];[.C310]+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7: check Permission settings</text:p>
          </table:table-cell>
          <table:table-cell table:style-name="ce260" office:value-type="string">
            <text:p>Select <text:span text:style-name="T1">Permission settings</text:span> tab</text:p>
          </table:table-cell>
          <table:table-cell table:style-name="ce258" office:value-type="string">
            <text:p>there is twos tabs:</text:p>
            <text:p>- Access permission setting: all user with membership/group can access the page</text:p>
            <text:p>- Edit permission setting: all user with membership/group can edit the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2];6;1)&gt;MID([.F311];6;1);&quot;&quot;;MAX([.A$7:.A311])+1)" office:value-type="float" office:value="89">
            <text:p>089</text:p>
          </table:table-cell>
          <table:table-cell table:style-name="ce232" office:value-type="string">
            <text:p>FNC_SOC_SPC_13_01</text:p>
          </table:table-cell>
          <table:table-cell table:style-name="ce237" table:formula="of:=IF(MID([.F312];6;1)&gt;MID([.F311];6;1);[.C311];[.C311]+1)" office:value-type="float" office:value="38">
            <text:p>038</text:p>
          </table:table-cell>
          <table:table-cell table:style-name="ce239" office:value-type="string">
            <text:p>Social\Page_Nav\Node\Edit page\Properties</text:p>
          </table:table-cell>
          <table:table-cell table:style-name="ce244" office:value-type="string">
            <text:p>Edit nodes page with blank title</text:p>
          </table:table-cell>
          <table:table-cell table:style-name="ce258" office:value-type="string">
            <text:p>Step 1: Create page</text:p>
          </table:table-cell>
          <table:table-cell table:style-name="ce260" office:value-type="string">
            <text:p>Select page and Create new page by wizard</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13];6;1)&gt;MID([.F312];6;1);&quot;&quot;;MAX([.A$7:.A312])+1)">
            <text:p/>
          </table:table-cell>
          <table:table-cell table:style-name="ce232" office:value-type="string">
            <text:p>FNC_SOC_SPC_13_01</text:p>
          </table:table-cell>
          <table:table-cell table:style-name="ce237" table:formula="of:=IF(MID([.F313];6;1)&gt;MID([.F312];6;1);[.C312];[.C312]+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4];6;1)&gt;MID([.F313];6;1);&quot;&quot;;MAX([.A$7:.A313])+1)">
            <text:p/>
          </table:table-cell>
          <table:table-cell table:style-name="ce232" office:value-type="string">
            <text:p>FNC_SOC_SPC_13_01</text:p>
          </table:table-cell>
          <table:table-cell table:style-name="ce237" table:formula="of:=IF(MID([.F314];6;1)&gt;MID([.F313];6;1);[.C313];[.C313]+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3: Change pages title by blank</text:p>
          </table:table-cell>
          <table:table-cell table:style-name="ce260" office:value-type="string">
            <text:p>- Select Page setting</text:p>
            <text:p>- Clean current value in <text:span text:style-name="T1">Page Title</text:span> </text:p>
            <text:p>- Click <text:span text:style-name="T1">Save</text:span></text:p>
          </table:table-cell>
          <table:table-cell table:style-name="ce258" office:value-type="string">
            <text:p>Edit page properties form is closed</text:p>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5];6;1)&gt;MID([.F314];6;1);&quot;&quot;;MAX([.A$7:.A314])+1)">
            <text:p/>
          </table:table-cell>
          <table:table-cell table:style-name="ce232" office:value-type="string">
            <text:p>FNC_SOC_SPC_13_01</text:p>
          </table:table-cell>
          <table:table-cell table:style-name="ce237" table:formula="of:=IF(MID([.F315];6;1)&gt;MID([.F314];6;1);[.C314];[.C314]+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4: Check page title again</text:p>
          </table:table-cell>
          <table:table-cell table:style-name="ce260" office:value-type="string">
            <text:p><text:span text:style-name="T25">- Click </text:span><text:span text:style-name="T26">View Page properties</text:span><text:span text:style-name="T25"> button on </text:span><text:span text:style-name="T25">Page editor</text:span></text:p>
            <text:p><text:span text:style-name="T25">- Select page setting</text:span></text:p>
          </table:table-cell>
          <table:table-cell table:style-name="ce258" office:value-type="string">
            <text:p>Page title now is page id instead of blank</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6];6;1)&gt;MID([.F315];6;1);&quot;&quot;;MAX([.A$7:.A315])+1)" office:value-type="float" office:value="90">
            <text:p>090</text:p>
          </table:table-cell>
          <table:table-cell table:style-name="ce232" office:value-type="string">
            <text:p>FNC_SOC_SPC_13_01</text:p>
          </table:table-cell>
          <table:table-cell table:style-name="ce237" table:formula="of:=IF(MID([.F316];6;1)&gt;MID([.F315];6;1);[.C315];[.C315]+1)" office:value-type="float" office:value="39">
            <text:p>039</text:p>
          </table:table-cell>
          <table:table-cell table:style-name="ce239" office:value-type="string">
            <text:p>Social\Page_Nav\Node\Edit page\Properties</text:p>
          </table:table-cell>
          <table:table-cell table:style-name="ce244" office:value-type="string">
            <text:p>Edit nodes page with title less than 3 or over 120 characters</text:p>
          </table:table-cell>
          <table:table-cell table:style-name="ce258" office:value-type="string">
            <text:p>Step 1: Create page</text:p>
          </table:table-cell>
          <table:table-cell table:style-name="ce260" office:value-type="string">
            <text:p>Select page and Create new page for group</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17];6;1)&gt;MID([.F316];6;1);&quot;&quot;;MAX([.A$7:.A316])+1)">
            <text:p/>
          </table:table-cell>
          <table:table-cell table:style-name="ce232" office:value-type="string">
            <text:p>FNC_SOC_SPC_13_01</text:p>
          </table:table-cell>
          <table:table-cell table:style-name="ce237" table:formula="of:=IF(MID([.F317];6;1)&gt;MID([.F316];6;1);[.C316];[.C316]+1)" office:value-type="float" office:value="39">
            <text:p>039</text:p>
          </table:table-cell>
          <table:table-cell table:style-name="ce239" office:value-type="string">
            <text:p>Social\Page_Nav\Node\Edit page\Properties</text:p>
          </table:table-cell>
          <table:table-cell table:style-name="ce245" office:value-type="string">
            <text:p>Edit nodes page with title less than 3 or over 120 characters</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18];6;1)&gt;MID([.F317];6;1);&quot;&quot;;MAX([.A$7:.A317])+1)">
            <text:p/>
          </table:table-cell>
          <table:table-cell table:style-name="ce232" office:value-type="string">
            <text:p>FNC_SOC_SPC_13_01</text:p>
          </table:table-cell>
          <table:table-cell table:style-name="ce237" table:formula="of:=IF(MID([.F318];6;1)&gt;MID([.F317];6;1);[.C317];[.C317]+1)" office:value-type="float" office:value="39">
            <text:p>039</text:p>
          </table:table-cell>
          <table:table-cell table:style-name="ce239" office:value-type="string">
            <text:p>Social\Page_Nav\Node\Edit page\Properties</text:p>
          </table:table-cell>
          <table:table-cell table:style-name="ce245" office:value-type="string">
            <text:p>Edit nodes page with title less than 3 or over 120 characters</text:p>
          </table:table-cell>
          <table:table-cell table:style-name="ce258" office:value-type="string">
            <text:p>Step 3: Change pages title </text:p>
          </table:table-cell>
          <table:table-cell table:style-name="ce260" office:value-type="string">
            <text:p>- Select Page setting</text:p>
            <text:p>- Change current <text:span text:style-name="T1">Page Title</text:span> with new value less than 3 or over 120 characters</text:p>
            <text:p>- Click <text:span text:style-name="T1">Save</text:span></text:p>
          </table:table-cell>
          <table:table-cell table:style-name="ce258" office:value-type="string">
            <text:p>Show message alerts Title must be over 3 and less than 120 characte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9];6;1)&gt;MID([.F318];6;1);&quot;&quot;;MAX([.A$7:.A318])+1)" office:value-type="float" office:value="91">
            <text:p>091</text:p>
          </table:table-cell>
          <table:table-cell table:style-name="ce232" office:value-type="string">
            <text:p>FNC_SOC_SPC_13_01</text:p>
          </table:table-cell>
          <table:table-cell table:style-name="ce237" table:formula="of:=IF(MID([.F319];6;1)&gt;MID([.F318];6;1);[.C318];[.C318]+1)" office:value-type="float" office:value="40">
            <text:p>040</text:p>
          </table:table-cell>
          <table:table-cell table:style-name="ce239" office:value-type="string">
            <text:p>Social\Page_Nav\Node\Edit page\Properties</text:p>
          </table:table-cell>
          <table:table-cell table:style-name="ce244" office:value-type="string">
            <text:p>Change nodes page title</text:p>
          </table:table-cell>
          <table:table-cell table:style-name="ce258" office:value-type="string">
            <text:p>Step 1: Create page</text:p>
          </table:table-cell>
          <table:table-cell table:style-name="ce260" office:value-type="string">
            <text:p>Select page and Create new page by wizard</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20];6;1)&gt;MID([.F319];6;1);&quot;&quot;;MAX([.A$7:.A319])+1)">
            <text:p/>
          </table:table-cell>
          <table:table-cell table:style-name="ce232" office:value-type="string">
            <text:p>FNC_SOC_SPC_13_01</text:p>
          </table:table-cell>
          <table:table-cell table:style-name="ce237" table:formula="of:=IF(MID([.F320];6;1)&gt;MID([.F319];6;1);[.C319];[.C319]+1)" office:value-type="float" office:value="40">
            <text:p>040</text:p>
          </table:table-cell>
          <table:table-cell table:style-name="ce239" office:value-type="string">
            <text:p>Social\Page_Nav\Node\Edit page\Properties</text:p>
          </table:table-cell>
          <table:table-cell table:style-name="ce245" office:value-type="string">
            <text:p>Change nodes page title</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21];6;1)&gt;MID([.F320];6;1);&quot;&quot;;MAX([.A$7:.A320])+1)">
            <text:p/>
          </table:table-cell>
          <table:table-cell table:style-name="ce232" office:value-type="string">
            <text:p>FNC_SOC_SPC_13_01</text:p>
          </table:table-cell>
          <table:table-cell table:style-name="ce237" table:formula="of:=IF(MID([.F321];6;1)&gt;MID([.F320];6;1);[.C320];[.C320]+1)" office:value-type="float" office:value="40">
            <text:p>040</text:p>
          </table:table-cell>
          <table:table-cell table:style-name="ce239" office:value-type="string">
            <text:p>Social\Page_Nav\Node\Edit page\Properties</text:p>
          </table:table-cell>
          <table:table-cell table:style-name="ce245" office:value-type="string">
            <text:p>Change nodes page title</text:p>
          </table:table-cell>
          <table:table-cell table:style-name="ce258" office:value-type="string">
            <text:p>Step 3: Change pages title </text:p>
          </table:table-cell>
          <table:table-cell table:style-name="ce260" office:value-type="string">
            <text:p>- Select Page setting</text:p>
            <text:p>- Change current Page Title with new valid value (even special characters: space, !@#$%^and*()&lt;&gt;)</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2];6;1)&gt;MID([.F321];6;1);&quot;&quot;;MAX([.A$7:.A321])+1)" office:value-type="float" office:value="92">
            <text:p>092</text:p>
          </table:table-cell>
          <table:table-cell table:style-name="ce232" office:value-type="string">
            <text:p>FNC_SOC_SPC_13_01</text:p>
          </table:table-cell>
          <table:table-cell table:style-name="ce237" table:formula="of:=IF(MID([.F322];6;1)&gt;MID([.F321];6;1);[.C321];[.C321]+1)" office:value-type="float" office:value="41">
            <text:p>041</text:p>
          </table:table-cell>
          <table:table-cell table:style-name="ce239" office:value-type="string">
            <text:p>Social\Page_Nav\Node\Edit page\Properties</text:p>
          </table:table-cell>
          <table:table-cell table:style-name="ce244" office:value-type="string">
            <text:p>Edit nodes page from unchecked to checked Show max window option</text:p>
          </table:table-cell>
          <table:table-cell table:style-name="ce258" office:value-type="string">
            <text:p>Step 1: Create page</text:p>
          </table:table-cell>
          <table:table-cell table:style-name="ce260" office:value-type="string">
            <text:p>Create new page with unchecked Show max window option in Manage Pages </text:p>
          </table:table-cell>
          <table:table-cell table:style-name="ce258" office:value-type="string">
            <text:p>Created page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23];6;1)&gt;MID([.F322];6;1);&quot;&quot;;MAX([.A$7:.A322])+1)">
            <text:p/>
          </table:table-cell>
          <table:table-cell table:style-name="ce232" office:value-type="string">
            <text:p>FNC_SOC_SPC_13_01</text:p>
          </table:table-cell>
          <table:table-cell table:style-name="ce237" table:formula="of:=IF(MID([.F323];6;1)&gt;MID([.F322];6;1);[.C322];[.C322]+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2: Add node</text:p>
          </table:table-cell>
          <table:table-cell table:style-name="ce260" office:value-type="string">
            <text:p>- Go to <text:s/>Group navigation page</text:p>
            <text:p>- Select navigation</text:p>
            <text:p>- Create new node (link to added pag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24];6;1)&gt;MID([.F323];6;1);&quot;&quot;;MAX([.A$7:.A323])+1)">
            <text:p/>
          </table:table-cell>
          <table:table-cell table:style-name="ce232" office:value-type="string">
            <text:p>FNC_SOC_SPC_13_01</text:p>
          </table:table-cell>
          <table:table-cell table:style-name="ce237" table:formula="of:=IF(MID([.F324];6;1)&gt;MID([.F323];6;1);[.C323];[.C323]+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3: Edit nodes page</text:p>
          </table:table-cell>
          <table:table-cell table:style-name="ce26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5];6;1)&gt;MID([.F324];6;1);&quot;&quot;;MAX([.A$7:.A324])+1)">
            <text:p/>
          </table:table-cell>
          <table:table-cell table:style-name="ce232" office:value-type="string">
            <text:p>FNC_SOC_SPC_13_01</text:p>
          </table:table-cell>
          <table:table-cell table:style-name="ce237" table:formula="of:=IF(MID([.F325];6;1)&gt;MID([.F324];6;1);[.C324];[.C324]+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4: Complete editing nodes page</text:p>
          </table:table-cell>
          <table:table-cell table:style-name="ce260" office:value-type="string">
            <text:p>- Click<text:span text:style-name="T1"> Finish </text:span><text:span text:style-name="T12">icon on Page editor</text:span></text:p>
            <text:p><text:span text:style-name="T12">- Click on </text:span><text:span text:style-name="T1">Save </text:span><text:span text:style-name="T12">on Navigation management</text:span></text:p>
          </table:table-cell>
          <table:table-cell table:style-name="ce258" office:value-type="string">
            <text:p>Edit navigation form is clos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6];6;1)&gt;MID([.F325];6;1);&quot;&quot;;MAX([.A$7:.A325])+1)">
            <text:p/>
          </table:table-cell>
          <table:table-cell table:style-name="ce232" office:value-type="string">
            <text:p>FNC_SOC_SPC_13_01</text:p>
          </table:table-cell>
          <table:table-cell table:style-name="ce237" table:formula="of:=IF(MID([.F326];6;1)&gt;MID([.F325];6;1);[.C325];[.C325]+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5: Check showing page after page is being edited</text:p>
          </table:table-cell>
          <table:table-cell table:style-name="ce260" office:value-type="string">
            <text:p>Select above node (page) from portal or group navigation</text:p>
          </table:table-cell>
          <table:table-cell table:style-name="ce258" office:value-type="string">
            <text:p>nodes page content is shown in maximize side. Banner, navigation, breadcumbs, footer are not show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7];6;1)&gt;MID([.F326];6;1);&quot;&quot;;MAX([.A$7:.A326])+1)" office:value-type="float" office:value="93">
            <text:p>093</text:p>
          </table:table-cell>
          <table:table-cell table:style-name="ce232" office:value-type="string">
            <text:p>FNC_SOC_SPC_13_01</text:p>
          </table:table-cell>
          <table:table-cell table:style-name="ce237" table:formula="of:=IF(MID([.F327];6;1)&gt;MID([.F326];6;1);[.C326];[.C326]+1)" office:value-type="float" office:value="42">
            <text:p>042</text:p>
          </table:table-cell>
          <table:table-cell table:style-name="ce239" office:value-type="string">
            <text:p>Social\Page_Nav\Node\Edit page\Properties</text:p>
          </table:table-cell>
          <table:table-cell table:style-name="ce244" office:value-type="string">
            <text:p>Edit nodes page from checked to unchecked Show max window option</text:p>
          </table:table-cell>
          <table:table-cell table:style-name="ce258" office:value-type="string">
            <text:p>Step 1: Create page</text:p>
          </table:table-cell>
          <table:table-cell table:style-name="ce260" office:value-type="string">
            <text:p>Create new page with checked Show max window option in Manage Pages</text:p>
          </table:table-cell>
          <table:table-cell table:style-name="ce258" office:value-type="string">
            <text:p>Created page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28];6;1)&gt;MID([.F327];6;1);&quot;&quot;;MAX([.A$7:.A327])+1)">
            <text:p/>
          </table:table-cell>
          <table:table-cell table:style-name="ce232" office:value-type="string">
            <text:p>FNC_SOC_SPC_13_01</text:p>
          </table:table-cell>
          <table:table-cell table:style-name="ce237" table:formula="of:=IF(MID([.F328];6;1)&gt;MID([.F327];6;1);[.C327];[.C327]+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2: Add node</text:p>
          </table:table-cell>
          <table:table-cell table:style-name="ce260" office:value-type="string">
            <text:p>- Go to Group navigation page</text:p>
            <text:p>- Select navigation</text:p>
            <text:p>- Create new node (link to added pag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329];6;1)&gt;MID([.F328];6;1);&quot;&quot;;MAX([.A$7:.A328])+1)">
            <text:p/>
          </table:table-cell>
          <table:table-cell table:style-name="ce232" office:value-type="string">
            <text:p>FNC_SOC_SPC_13_01</text:p>
          </table:table-cell>
          <table:table-cell table:style-name="ce237" table:formula="of:=IF(MID([.F329];6;1)&gt;MID([.F328];6;1);[.C328];[.C328]+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3: Edit nodes page</text:p>
          </table:table-cell>
          <table:table-cell table:style-name="ce26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0];6;1)&gt;MID([.F329];6;1);&quot;&quot;;MAX([.A$7:.A329])+1)">
            <text:p/>
          </table:table-cell>
          <table:table-cell table:style-name="ce232" office:value-type="string">
            <text:p>FNC_SOC_SPC_13_01</text:p>
          </table:table-cell>
          <table:table-cell table:style-name="ce237" table:formula="of:=IF(MID([.F330];6;1)&gt;MID([.F329];6;1);[.C329];[.C329]+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4: Complete editing nodes page</text:p>
          </table:table-cell>
          <table:table-cell table:style-name="ce260" office:value-type="string">
            <text:p>- Click<text:span text:style-name="T1"> Finish </text:span><text:span text:style-name="T12">icon on Page editor</text:span></text:p>
            <text:p><text:span text:style-name="T12">- Click on </text:span><text:span text:style-name="T1">Save </text:span><text:span text:style-name="T12">on Navigation management</text:span></text:p>
          </table:table-cell>
          <table:table-cell table:style-name="ce258" office:value-type="string">
            <text:p>Edit navigation form is clos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1];6;1)&gt;MID([.F330];6;1);&quot;&quot;;MAX([.A$7:.A330])+1)">
            <text:p/>
          </table:table-cell>
          <table:table-cell table:style-name="ce232" office:value-type="string">
            <text:p>FNC_SOC_SPC_13_01</text:p>
          </table:table-cell>
          <table:table-cell table:style-name="ce237" table:formula="of:=IF(MID([.F331];6;1)&gt;MID([.F330];6;1);[.C330];[.C330]+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5: Check showing page after page is being edited</text:p>
          </table:table-cell>
          <table:table-cell table:style-name="ce260" office:value-type="string">
            <text:p>Select above node (page) from navigation bar</text:p>
          </table:table-cell>
          <table:table-cell table:style-name="ce258" office:value-type="string">
            <text:p>nodes page content is shown in normal side. Banner, navigation, breadcumbs, footer are show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32];6;1)&gt;MID([.F331];6;1);&quot;&quot;;MAX([.A$7:.A331])+1)" office:value-type="float" office:value="94">
            <text:p>094</text:p>
          </table:table-cell>
          <table:table-cell table:style-name="ce232" office:value-type="string">
            <text:p>FNC_SOC_SPC_13_01</text:p>
          </table:table-cell>
          <table:table-cell table:style-name="ce237" table:formula="of:=IF(MID([.F332];6;1)&gt;MID([.F331];6;1);[.C331];[.C331]+1)" office:value-type="float" office:value="43">
            <text:p>043</text:p>
          </table:table-cell>
          <table:table-cell table:style-name="ce239" office:value-type="string">
            <text:p>Social\Page_Nav\Node\Edit page\Properties</text:p>
          </table:table-cell>
          <table:table-cell table:style-name="ce244" office:value-type="string">
            <text:p>Change nodes page from public to limited by users for access permission</text:p>
          </table:table-cell>
          <table:table-cell table:style-name="ce258" office:value-type="string">
            <text:p>Step 1: Create public page</text:p>
          </table:table-cell>
          <table:table-cell table:style-name="ce260" office:value-type="string">
            <text:p>Go to<text:span text:style-name="T1"> Page management</text:span> to create new page for portal/group: In Access right Setting: choose “Make it public” option</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33];6;1)&gt;MID([.F332];6;1);&quot;&quot;;MAX([.A$7:.A332])+1)">
            <text:p/>
          </table:table-cell>
          <table:table-cell table:style-name="ce232" office:value-type="string">
            <text:p>FNC_SOC_SPC_13_01</text:p>
          </table:table-cell>
          <table:table-cell table:style-name="ce237" table:formula="of:=IF(MID([.F333];6;1)&gt;MID([.F332];6;1);[.C332];[.C332]+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2: Check using added page with access right for everyone</text:p>
          </table:table-cell>
          <table:table-cell table:style-name="ce260" office:value-type="string">
            <text:p>- Go to Portal or group navigation page</text:p>
            <text:p>- Select navigation add new nodes and select added page for nodes by users in different groups </text:p>
          </table:table-cell>
          <table:table-cell table:style-name="ce258" office:value-type="string">
            <text:p>New node created with pag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34];6;1)&gt;MID([.F333];6;1);&quot;&quot;;MAX([.A$7:.A333])+1)">
            <text:p/>
          </table:table-cell>
          <table:table-cell table:style-name="ce232" office:value-type="string">
            <text:p>FNC_SOC_SPC_13_01</text:p>
          </table:table-cell>
          <table:table-cell table:style-name="ce237" table:formula="of:=IF(MID([.F334];6;1)&gt;MID([.F333];6;1);[.C333];[.C333]+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3: Show form to edit nodes page</text:p>
          </table:table-cell>
          <table:table-cell table:style-name="ce260" office:value-type="string">
            <text:p>Select the navigation above</text:p>
            <text:p>- Select above added node</text:p>
            <text:p>- Right click on node and select Edit nodes page</text:p>
            <text:p>- Click on view page properties button on Page editor</text:p>
          </table:table-cell>
          <table:table-cell table:style-name="ce258" office:value-type="string">
            <text:p>Edit nodes page properties form appea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5];6;1)&gt;MID([.F334];6;1);&quot;&quot;;MAX([.A$7:.A334])+1)">
            <text:p/>
          </table:table-cell>
          <table:table-cell table:style-name="ce232" office:value-type="string">
            <text:p>FNC_SOC_SPC_13_01</text:p>
          </table:table-cell>
          <table:table-cell table:style-name="ce237" table:formula="of:=IF(MID([.F335];6;1)&gt;MID([.F334];6;1);[.C334];[.C334]+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4: Check current access right information</text:p>
          </table:table-cell>
          <table:table-cell table:style-name="ce260" office:value-type="string">
            <text:p>Choose Permission Setting tab then Access Permission</text:p>
          </table:table-cell>
          <table:table-cell table:style-name="ce258" office:value-type="string">
            <text:p>there is only checked “Make it public” opt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6];6;1)&gt;MID([.F335];6;1);&quot;&quot;;MAX([.A$7:.A335])+1)">
            <text:p/>
          </table:table-cell>
          <table:table-cell table:style-name="ce232" office:value-type="string">
            <text:p>FNC_SOC_SPC_13_01</text:p>
          </table:table-cell>
          <table:table-cell table:style-name="ce237" table:formula="of:=IF(MID([.F336];6;1)&gt;MID([.F335];6;1);[.C335];[.C335]+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5: Show form to limit access right on page</text:p>
          </table:table-cell>
          <table:table-cell table:style-name="ce260" office:value-type="string">
            <text:p>- Un-check “Make it public” option</text:p>
            <text:p>- Click <text:span text:style-name="T1">Add Permission </text:span><text:span text:style-name="T12">when the access list </text:span><text:span text:style-name="T12">is shown</text:span></text:p>
          </table:table-cell>
          <table:table-cell table:style-name="ce258" office:value-type="string">
            <text:p>A form is shown to choose specific group and membership for access righ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7];6;1)&gt;MID([.F336];6;1);&quot;&quot;;MAX([.A$7:.A336])+1)">
            <text:p/>
          </table:table-cell>
          <table:table-cell table:style-name="ce232" office:value-type="string">
            <text:p>FNC_SOC_SPC_13_01</text:p>
          </table:table-cell>
          <table:table-cell table:style-name="ce237" table:formula="of:=IF(MID([.F337];6;1)&gt;MID([.F336];6;1);[.C336];[.C336]+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6: Limit access right for page</text:p>
          </table:table-cell>
          <table:table-cell table:style-name="ce260" office:value-type="string">
            <text:p>Choose group from left pane then choose a membership type in right pane</text:p>
          </table:table-cell>
          <table:table-cell table:style-name="ce258" office:value-type="string">
            <text:p>Selected group and membership type are displayed in access right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8];6;1)&gt;MID([.F337];6;1);&quot;&quot;;MAX([.A$7:.A337])+1)">
            <text:p/>
          </table:table-cell>
          <table:table-cell table:style-name="ce232" office:value-type="string">
            <text:p>FNC_SOC_SPC_13_01</text:p>
          </table:table-cell>
          <table:table-cell table:style-name="ce237" table:formula="of:=IF(MID([.F338];6;1)&gt;MID([.F337];6;1);[.C337];[.C337]+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7: Complete editing nodes page</text:p>
          </table:table-cell>
          <table:table-cell table:style-name="ce260" office:value-type="string">
            <text:p>- Click <text:span text:style-name="T1">Save </text:span></text:p>
            <text:p><text:span text:style-name="T12">- Click </text:span><text:span text:style-name="T1">Finish</text:span></text:p>
          </table:table-cell>
          <table:table-cell table:style-name="ce258" office:value-type="string">
            <text:p>Change on page is saved</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39];6;1)&gt;MID([.F338];6;1);&quot;&quot;;MAX([.A$7:.A338])+1)">
            <text:p/>
          </table:table-cell>
          <table:table-cell table:style-name="ce232" office:value-type="string">
            <text:p>FNC_SOC_SPC_13_01</text:p>
          </table:table-cell>
          <table:table-cell table:style-name="ce237" table:formula="of:=IF(MID([.F339];6;1)&gt;MID([.F338];6;1);[.C338];[.C338]+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8: Check accessing page by illegal users</text:p>
          </table:table-cell>
          <table:table-cell table:style-name="ce260" office:value-type="string">
            <text:p>- Login by user who is not in selected group and membership for new access right on above page</text:p>
            <text:p>- Go to Group or portal navigation page. Select a navigation, create new node and select above page </text:p>
          </table:table-cell>
          <table:table-cell table:style-name="ce258" office:value-type="string">
            <text:p>Show message alerts user does not have right to do this action</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40];6;1)&gt;MID([.F339];6;1);&quot;&quot;;MAX([.A$7:.A339])+1)">
            <text:p/>
          </table:table-cell>
          <table:table-cell table:style-name="ce232" office:value-type="string">
            <text:p>FNC_SOC_SPC_13_01</text:p>
          </table:table-cell>
          <table:table-cell table:style-name="ce237" table:formula="of:=IF(MID([.F340];6;1)&gt;MID([.F339];6;1);[.C339];[.C339]+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9: Check accessing page by illegal users in case users used that page before edited</text:p>
          </table:table-cell>
          <table:table-cell table:style-name="ce260" office:value-type="string">
            <text:p>- Login by users who created nodes at step 2 that used edited page but not in group and membership can access that page anymore</text:p>
            <text:p>- Check showing added node</text:p>
          </table:table-cell>
          <table:table-cell table:style-name="ce258" office:value-type="string">
            <text:p>- The node that selected edited page is not shown in group navigation or portal navigation </text:p>
            <text:p>- This node is shown in navigation management form with no pag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41];6;1)&gt;MID([.F340];6;1);&quot;&quot;;MAX([.A$7:.A340])+1)" office:value-type="float" office:value="95">
            <text:p>095</text:p>
          </table:table-cell>
          <table:table-cell table:style-name="ce232" office:value-type="string">
            <text:p>FNC_SOC_SPC_13_01</text:p>
          </table:table-cell>
          <table:table-cell table:style-name="ce237" table:formula="of:=IF(MID([.F341];6;1)&gt;MID([.F340];6;1);[.C340];[.C340]+1)" office:value-type="float" office:value="44">
            <text:p>044</text:p>
          </table:table-cell>
          <table:table-cell table:style-name="ce239" office:value-type="string">
            <text:p>Social\Page_Nav\Node\Edit page\Properties</text:p>
          </table:table-cell>
          <table:table-cell table:style-name="ce244" office:value-type="string">
            <text:p>Check removing to reduce access right list </text:p>
          </table:table-cell>
          <table:table-cell table:style-name="ce258" office:value-type="string">
            <text:p>Step 1: Show form to edit node</text:p>
          </table:table-cell>
          <table:table-cell table:style-name="ce260" office:value-type="string">
            <text:p>- Login by legal user</text:p>
            <text:p>- Go to Group navigation page</text:p>
            <text:p>- Choose navigation</text:p>
            <text:p>- Choose a node that links to a group/portal page (not public page) that current user has edit right</text:p>
            <text:p>- Right click on node and select Edit nodes page </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2];6;1)&gt;MID([.F341];6;1);&quot;&quot;;MAX([.A$7:.A341])+1)">
            <text:p/>
          </table:table-cell>
          <table:table-cell table:style-name="ce232" office:value-type="string">
            <text:p>FNC_SOC_SPC_13_01</text:p>
          </table:table-cell>
          <table:table-cell table:style-name="ce237" table:formula="of:=IF(MID([.F342];6;1)&gt;MID([.F341];6;1);[.C341];[.C341]+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2: Show Access permission setting form of editing page</text:p>
          </table:table-cell>
          <table:table-cell table:style-name="ce260" office:value-type="string">
            <text:p>Choose Permission Setting tab then Access Permission</text:p>
          </table:table-cell>
          <table:table-cell table:style-name="ce258" office:value-type="string">
            <text:p>Access right list is displaye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43];6;1)&gt;MID([.F342];6;1);&quot;&quot;;MAX([.A$7:.A342])+1)">
            <text:p/>
          </table:table-cell>
          <table:table-cell table:style-name="ce232" office:value-type="string">
            <text:p>FNC_SOC_SPC_13_01</text:p>
          </table:table-cell>
          <table:table-cell table:style-name="ce237" table:formula="of:=IF(MID([.F343];6;1)&gt;MID([.F342];6;1);[.C342];[.C342]+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3: Remove access right</text:p>
          </table:table-cell>
          <table:table-cell table:style-name="ce260" office:value-type="string">
            <text:p>- Click <text:span text:style-name="T1">Delete</text:span> <text:span text:style-name="T12">icon corresponding to </text:span><text:span text:style-name="T12">group/membership you don't want to assign </text:span><text:span text:style-name="T12">access right anymore</text:span></text:p>
            <text:p><text:span text:style-name="T12">- Click </text:span><text:span text:style-name="T1">OK</text:span><text:span text:style-name="T12"> to confirm</text:span></text:p>
          </table:table-cell>
          <table:table-cell table:style-name="ce258" office:value-type="string">
            <text:p>Corresponding group/membership is removed from access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4];6;1)&gt;MID([.F343];6;1);&quot;&quot;;MAX([.A$7:.A343])+1)">
            <text:p/>
          </table:table-cell>
          <table:table-cell table:style-name="ce232" office:value-type="string">
            <text:p>FNC_SOC_SPC_13_01</text:p>
          </table:table-cell>
          <table:table-cell table:style-name="ce237" table:formula="of:=IF(MID([.F344];6;1)&gt;MID([.F343];6;1);[.C343];[.C343]+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4: Complete editing nodes page</text:p>
          </table:table-cell>
          <table:table-cell table:style-name="ce260" office:value-type="string">
            <text:p>- Click <text:span text:style-name="T1">Save</text:span> in Edit page properties form</text:p>
            <text:p>- Click <text:span text:style-name="T1">finish</text:span> <text:span text:style-name="T12">icon on Page editor</text:span></text:p>
          </table:table-cell>
          <table:table-cell table:style-name="ce258" office:value-type="string">
            <text:p>Change on pa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5];6;1)&gt;MID([.F344];6;1);&quot;&quot;;MAX([.A$7:.A344])+1)">
            <text:p/>
          </table:table-cell>
          <table:table-cell table:style-name="ce232" office:value-type="string">
            <text:p>FNC_SOC_SPC_13_01</text:p>
          </table:table-cell>
          <table:table-cell table:style-name="ce237" table:formula="of:=IF(MID([.F345];6;1)&gt;MID([.F344];6;1);[.C344];[.C344]+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5: Check viewing page by user who has no more access right on page after edited</text:p>
          </table:table-cell>
          <table:table-cell table:style-name="ce260" office:value-type="string">
            <text:p>- Login by user who used to have access right on above page</text:p>
            <text:p>- Find page from group link</text:p>
          </table:table-cell>
          <table:table-cell table:style-name="ce258" office:value-type="string">
            <text:p>Node (Page) is not displayed for this kind of user</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46];6;1)&gt;MID([.F345];6;1);&quot;&quot;;MAX([.A$7:.A345])+1)" office:value-type="float" office:value="96">
            <text:p>096</text:p>
          </table:table-cell>
          <table:table-cell table:style-name="ce232" office:value-type="string">
            <text:p>FNC_SOC_SPC_13_01</text:p>
          </table:table-cell>
          <table:table-cell table:style-name="ce237" table:formula="of:=IF(MID([.F346];6;1)&gt;MID([.F345];6;1);[.C345];[.C345]+1)" office:value-type="float" office:value="45">
            <text:p>045</text:p>
          </table:table-cell>
          <table:table-cell table:style-name="ce239" office:value-type="string">
            <text:p>Social\Page_Nav\Node\Edit page\Properties</text:p>
          </table:table-cell>
          <table:table-cell table:style-name="ce244" office:value-type="string">
            <text:p>Edit nodes page with blank access right</text:p>
          </table:table-cell>
          <table:table-cell table:style-name="ce258" office:value-type="string">
            <text:p>Step 1: Show form to edit node</text:p>
          </table:table-cell>
          <table:table-cell table:style-name="ce260" office:value-type="string">
            <text:p>- Login by legal user</text:p>
            <text:p>- Go to Group navigation page</text:p>
            <text:p>- Choose navigation</text:p>
            <text:p>- Choose a node that links to a group/portal page (not public page) that current user has edit right</text:p>
            <text:p>- Right click on node and select Edit nodes page </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7];6;1)&gt;MID([.F346];6;1);&quot;&quot;;MAX([.A$7:.A346])+1)">
            <text:p/>
          </table:table-cell>
          <table:table-cell table:style-name="ce232" office:value-type="string">
            <text:p>FNC_SOC_SPC_13_01</text:p>
          </table:table-cell>
          <table:table-cell table:style-name="ce237" table:formula="of:=IF(MID([.F347];6;1)&gt;MID([.F346];6;1);[.C346];[.C346]+1)" office:value-type="float" office:value="45">
            <text:p>045</text:p>
          </table:table-cell>
          <table:table-cell table:style-name="ce239" office:value-type="string">
            <text:p>Social\Page_Nav\Node\Edit page\Properties</text:p>
          </table:table-cell>
          <table:table-cell table:style-name="ce245" office:value-type="string">
            <text:p>Edit nodes page with blank access right</text:p>
          </table:table-cell>
          <table:table-cell table:style-name="ce258" office:value-type="string">
            <text:p>Step 2: Show Access permission setting form of editing page</text:p>
          </table:table-cell>
          <table:table-cell table:style-name="ce260" office:value-type="string">
            <text:p>Choose Permission Setting tab then Access Permission</text:p>
          </table:table-cell>
          <table:table-cell table:style-name="ce258" office:value-type="string">
            <text:p>Access right list is displayed</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48];6;1)&gt;MID([.F347];6;1);&quot;&quot;;MAX([.A$7:.A347])+1)">
            <text:p/>
          </table:table-cell>
          <table:table-cell table:style-name="ce232" office:value-type="string">
            <text:p>FNC_SOC_SPC_13_01</text:p>
          </table:table-cell>
          <table:table-cell table:style-name="ce237" table:formula="of:=IF(MID([.F348];6;1)&gt;MID([.F347];6;1);[.C347];[.C347]+1)" office:value-type="float" office:value="45">
            <text:p>045</text:p>
          </table:table-cell>
          <table:table-cell table:style-name="ce239" office:value-type="string">
            <text:p>Social\Page_Nav\Node\Edit page\Properties</text:p>
          </table:table-cell>
          <table:table-cell table:style-name="ce245" office:value-type="string">
            <text:p>Edit nodes page with blank access right</text:p>
          </table:table-cell>
          <table:table-cell table:style-name="ce258" office:value-type="string">
            <text:p>Step 3: Remove access right</text:p>
          </table:table-cell>
          <table:table-cell table:style-name="ce260" office:value-type="string">
            <text:p>- Remove all access right in list</text:p>
            <text:p>- Click <text:span text:style-name="T1">Save </text:span></text:p>
          </table:table-cell>
          <table:table-cell table:style-name="ce258" office:value-type="string">
            <text:p>Show message alerts access right list can not be blank</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49];6;1)&gt;MID([.F348];6;1);&quot;&quot;;MAX([.A$7:.A348])+1)" office:value-type="float" office:value="97">
            <text:p>097</text:p>
          </table:table-cell>
          <table:table-cell table:style-name="ce232" office:value-type="string">
            <text:p>FNC_SOC_SPC_13_01</text:p>
          </table:table-cell>
          <table:table-cell table:style-name="ce237" table:formula="of:=IF(MID([.F349];6;1)&gt;MID([.F348];6;1);[.C348];[.C348]+1)" office:value-type="float" office:value="46">
            <text:p>046</text:p>
          </table:table-cell>
          <table:table-cell table:style-name="ce239" office:value-type="string">
            <text:p>Social\Page_Nav\Node\Edit page\Properties</text:p>
          </table:table-cell>
          <table:table-cell table:style-name="ce244" office:value-type="string">
            <text:p>Change nodes page from limited by users to public for access permission</text:p>
          </table:table-cell>
          <table:table-cell table:style-name="ce258" office:value-type="string">
            <text:p>Step 1: Create page</text:p>
          </table:table-cell>
          <table:table-cell table:style-name="ce260" office:value-type="string">
            <text:p>Go to <text:span text:style-name="T1">Page management</text:span> to Create new page for portal/group.</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50];6;1)&gt;MID([.F349];6;1);&quot;&quot;;MAX([.A$7:.A349])+1)">
            <text:p/>
          </table:table-cell>
          <table:table-cell table:style-name="ce232" office:value-type="string">
            <text:p>FNC_SOC_SPC_13_01</text:p>
          </table:table-cell>
          <table:table-cell table:style-name="ce237" table:formula="of:=IF(MID([.F350];6;1)&gt;MID([.F349];6;1);[.C349];[.C349]+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2: Check using added page with limited access right</text:p>
          </table:table-cell>
          <table:table-cell table:style-name="ce260" office:value-type="string">
            <text:p><text:span text:style-name="T25">- Go to Group navigation page</text:span></text:p>
            <text:p><text:span text:style-name="T25">- Choose navigation</text:span></text:p>
            <text:p><text:span text:style-name="T5">- A</text:span>dd new nodes and select added page for nodes by users in different groups </text:p>
          </table:table-cell>
          <table:table-cell table:style-name="ce258" office:value-type="string">
            <text:p>Only users who can access that page can select it for new nod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51];6;1)&gt;MID([.F350];6;1);&quot;&quot;;MAX([.A$7:.A350])+1)">
            <text:p/>
          </table:table-cell>
          <table:table-cell table:style-name="ce232" office:value-type="string">
            <text:p>FNC_SOC_SPC_13_01</text:p>
          </table:table-cell>
          <table:table-cell table:style-name="ce237" table:formula="of:=IF(MID([.F351];6;1)&gt;MID([.F350];6;1);[.C350];[.C350]+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3: Show form to edit nodes page</text:p>
          </table:table-cell>
          <table:table-cell table:style-name="ce260" office:value-type="string">
            <text:p>- Login by user who have right to edit page above</text:p>
            <text:p>In Navigation management form:</text:p>
            <text:p>- Select above added node</text:p>
            <text:p>- Right click on node and click on Edit nodes page</text:p>
            <text:p>- Click on View page properties button on Page editor</text:p>
          </table:table-cell>
          <table:table-cell table:style-name="ce258" office:value-type="string">
            <text:p>Edit nodes page properties form appea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52];6;1)&gt;MID([.F351];6;1);&quot;&quot;;MAX([.A$7:.A351])+1)">
            <text:p/>
          </table:table-cell>
          <table:table-cell table:style-name="ce232" office:value-type="string">
            <text:p>FNC_SOC_SPC_13_01</text:p>
          </table:table-cell>
          <table:table-cell table:style-name="ce237" table:formula="of:=IF(MID([.F352];6;1)&gt;MID([.F351];6;1);[.C351];[.C351]+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4: Check current access right information</text:p>
          </table:table-cell>
          <table:table-cell table:style-name="ce260" office:value-type="string">
            <text:p>Choose Permission Setting tab then Access Permission</text:p>
          </table:table-cell>
          <table:table-cell table:style-name="ce258" office:value-type="string">
            <text:p>- “Make it public” option is unchecked</text:p>
            <text:p>- Access list is display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53];6;1)&gt;MID([.F352];6;1);&quot;&quot;;MAX([.A$7:.A352])+1)">
            <text:p/>
          </table:table-cell>
          <table:table-cell table:style-name="ce232" office:value-type="string">
            <text:p>FNC_SOC_SPC_13_01</text:p>
          </table:table-cell>
          <table:table-cell table:style-name="ce237" table:formula="of:=IF(MID([.F353];6;1)&gt;MID([.F352];6;1);[.C352];[.C352]+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5: Change access right</text:p>
          </table:table-cell>
          <table:table-cell table:style-name="ce260" office:value-type="string">
            <text:p>Check “Make it public” option</text:p>
          </table:table-cell>
          <table:table-cell table:style-name="ce258" office:value-type="string">
            <text:p>Access list beMinor disappea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54];6;1)&gt;MID([.F353];6;1);&quot;&quot;;MAX([.A$7:.A353])+1)">
            <text:p/>
          </table:table-cell>
          <table:table-cell table:style-name="ce232" office:value-type="string">
            <text:p>FNC_SOC_SPC_13_01</text:p>
          </table:table-cell>
          <table:table-cell table:style-name="ce237" table:formula="of:=IF(MID([.F354];6;1)&gt;MID([.F353];6;1);[.C353];[.C353]+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6: Complete editing nodes page</text:p>
          </table:table-cell>
          <table:table-cell table:style-name="ce260" office:value-type="string">
            <text:p>- Click <text:span text:style-name="T1">Save</text:span></text:p>
            <text:p><text:span text:style-name="T1">- </text:span><text:span text:style-name="T12">Click</text:span><text:span text:style-name="T1"> Finish </text:span><text:span text:style-name="T12">icon</text:span></text:p>
          </table:table-cell>
          <table:table-cell table:style-name="ce258" office:value-type="string">
            <text:p>Change on page is save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55];6;1)&gt;MID([.F354];6;1);&quot;&quot;;MAX([.A$7:.A354])+1)">
            <text:p/>
          </table:table-cell>
          <table:table-cell table:style-name="ce232" office:value-type="string">
            <text:p>FNC_SOC_SPC_13_01</text:p>
          </table:table-cell>
          <table:table-cell table:style-name="ce237" table:formula="of:=IF(MID([.F355];6;1)&gt;MID([.F354];6;1);[.C354];[.C354]+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7: Check accessing page by different users</text:p>
          </table:table-cell>
          <table:table-cell table:style-name="ce260" office:value-type="string">
            <text:p>- Login by users in different groups and memberships</text:p>
            <text:p>- Go to Navigation management: create new node and select above page </text:p>
          </table:table-cell>
          <table:table-cell table:style-name="ce258" office:value-type="string">
            <text:p>Anyone can select this page for new nod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56];6;1)&gt;MID([.F355];6;1);&quot;&quot;;MAX([.A$7:.A355])+1)" office:value-type="float" office:value="98">
            <text:p>098</text:p>
          </table:table-cell>
          <table:table-cell table:style-name="ce232" office:value-type="string">
            <text:p>FNC_SOC_SPC_13_01</text:p>
          </table:table-cell>
          <table:table-cell table:style-name="ce237" table:formula="of:=IF(MID([.F356];6;1)&gt;MID([.F355];6;1);[.C355];[.C355]+1)" office:value-type="float" office:value="47">
            <text:p>047</text:p>
          </table:table-cell>
          <table:table-cell table:style-name="ce239" office:value-type="string">
            <text:p>Social\Page_Nav\Node\Edit page\Properties</text:p>
          </table:table-cell>
          <table:table-cell table:style-name="ce244" office:value-type="string">
            <text:p>Edit nodes page with blank edit right</text:p>
          </table:table-cell>
          <table:table-cell table:style-name="ce258" office:value-type="string">
            <text:p>Step 1: Create page</text:p>
          </table:table-cell>
          <table:table-cell table:style-name="ce260" office:value-type="string">
            <text:p>Using <text:span text:style-name="T1">create page wizard</text:span> to create new page for portal/group.</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57];6;1)&gt;MID([.F356];6;1);&quot;&quot;;MAX([.A$7:.A356])+1)">
            <text:p/>
          </table:table-cell>
          <table:table-cell table:style-name="ce232" office:value-type="string">
            <text:p>FNC_SOC_SPC_13_01</text:p>
          </table:table-cell>
          <table:table-cell table:style-name="ce237" table:formula="of:=IF(MID([.F357];6;1)&gt;MID([.F356];6;1);[.C356];[.C356]+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2: Show form to edit pages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58];6;1)&gt;MID([.F357];6;1);&quot;&quot;;MAX([.A$7:.A357])+1)">
            <text:p/>
          </table:table-cell>
          <table:table-cell table:style-name="ce232" office:value-type="string">
            <text:p>FNC_SOC_SPC_13_01</text:p>
          </table:table-cell>
          <table:table-cell table:style-name="ce237" table:formula="of:=IF(MID([.F358];6;1)&gt;MID([.F357];6;1);[.C357];[.C357]+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3: Show current Edit right of page</text:p>
          </table:table-cell>
          <table:table-cell table:style-name="ce260"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59];6;1)&gt;MID([.F358];6;1);&quot;&quot;;MAX([.A$7:.A358])+1)">
            <text:p/>
          </table:table-cell>
          <table:table-cell table:style-name="ce232" office:value-type="string">
            <text:p>FNC_SOC_SPC_13_01</text:p>
          </table:table-cell>
          <table:table-cell table:style-name="ce237" table:formula="of:=IF(MID([.F359];6;1)&gt;MID([.F358];6;1);[.C358];[.C358]+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4: Remove current edit right</text:p>
          </table:table-cell>
          <table:table-cell table:style-name="ce260" office:value-type="string">
            <text:p>Click <text:span text:style-name="T1">Delete Permission</text:span></text:p>
          </table:table-cell>
          <table:table-cell table:style-name="ce258" office:value-type="string">
            <text:p>Current group/membership in form disappear</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0];6;1)&gt;MID([.F359];6;1);&quot;&quot;;MAX([.A$7:.A359])+1)">
            <text:p/>
          </table:table-cell>
          <table:table-cell table:style-name="ce232" office:value-type="string">
            <text:p>FNC_SOC_SPC_13_01</text:p>
          </table:table-cell>
          <table:table-cell table:style-name="ce237" table:formula="of:=IF(MID([.F360];6;1)&gt;MID([.F359];6;1);[.C359];[.C359]+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5: Complete editing page with no one for edit right </text:p>
          </table:table-cell>
          <table:table-cell table:style-name="ce260" office:value-type="string">
            <text:p>Click <text:span text:style-name="T1">Save</text:span> in Edit Page Properties form</text:p>
          </table:table-cell>
          <table:table-cell table:style-name="ce258" office:value-type="string">
            <text:p>Show message alerts edit right can not empt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1];6;1)&gt;MID([.F360];6;1);&quot;&quot;;MAX([.A$7:.A360])+1)" office:value-type="float" office:value="99">
            <text:p>099</text:p>
          </table:table-cell>
          <table:table-cell table:style-name="ce232" office:value-type="string">
            <text:p>FNC_SOC_SPC_13_01</text:p>
          </table:table-cell>
          <table:table-cell table:style-name="ce237" table:formula="of:=IF(MID([.F361];6;1)&gt;MID([.F360];6;1);[.C360];[.C360]+1)" office:value-type="float" office:value="48">
            <text:p>048</text:p>
          </table:table-cell>
          <table:table-cell table:style-name="ce239" office:value-type="string">
            <text:p>Social\Page_Nav\Node\Edit page\Properties</text:p>
          </table:table-cell>
          <table:table-cell table:style-name="ce244" office:value-type="string">
            <text:p>Change edit right of nodes page that is a portal page</text:p>
          </table:table-cell>
          <table:table-cell table:style-name="ce258" office:value-type="string">
            <text:p>Step 1: Create portal page</text:p>
          </table:table-cell>
          <table:table-cell table:style-name="ce260" office:value-type="string">
            <text:p>Create new page for portal</text:p>
          </table:table-cell>
          <table:table-cell table:style-name="ce258" office:value-type="string">
            <text:p>New page is created with a nod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62];6;1)&gt;MID([.F361];6;1);&quot;&quot;;MAX([.A$7:.A361])+1)">
            <text:p/>
          </table:table-cell>
          <table:table-cell table:style-name="ce232" office:value-type="string">
            <text:p>FNC_SOC_SPC_13_01</text:p>
          </table:table-cell>
          <table:table-cell table:style-name="ce237" table:formula="of:=IF(MID([.F362];6;1)&gt;MID([.F361];6;1);[.C361];[.C361]+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2: Show form to edit page property</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3];6;1)&gt;MID([.F362];6;1);&quot;&quot;;MAX([.A$7:.A362])+1)">
            <text:p/>
          </table:table-cell>
          <table:table-cell table:style-name="ce232" office:value-type="string">
            <text:p>FNC_SOC_SPC_13_01</text:p>
          </table:table-cell>
          <table:table-cell table:style-name="ce237" table:formula="of:=IF(MID([.F363];6;1)&gt;MID([.F362];6;1);[.C362];[.C362]+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3: Show current Edit right of page</text:p>
          </table:table-cell>
          <table:table-cell table:style-name="ce260"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64];6;1)&gt;MID([.F363];6;1);&quot;&quot;;MAX([.A$7:.A363])+1)">
            <text:p/>
          </table:table-cell>
          <table:table-cell table:style-name="ce232" office:value-type="string">
            <text:p>FNC_SOC_SPC_13_01</text:p>
          </table:table-cell>
          <table:table-cell table:style-name="ce237" table:formula="of:=IF(MID([.F364];6;1)&gt;MID([.F363];6;1);[.C363];[.C363]+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4: Show form to choose new group/membership for edit right</text:p>
          </table:table-cell>
          <table:table-cell table:style-name="ce260" office:value-type="string">
            <text:p>Click <text:span text:style-name="T1">Select Permission</text:span></text:p>
          </table:table-cell>
          <table:table-cell table:style-name="ce258" office:value-type="string">
            <text:p>A form is shown to choose specific group and membership for edit right</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5];6;1)&gt;MID([.F364];6;1);&quot;&quot;;MAX([.A$7:.A364])+1)">
            <text:p/>
          </table:table-cell>
          <table:table-cell table:style-name="ce232" office:value-type="string">
            <text:p>FNC_SOC_SPC_13_01</text:p>
          </table:table-cell>
          <table:table-cell table:style-name="ce237" table:formula="of:=IF(MID([.F365];6;1)&gt;MID([.F364];6;1);[.C364];[.C364]+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5: Change edit right</text:p>
          </table:table-cell>
          <table:table-cell table:style-name="ce260" office:value-type="string">
            <text:p>Choose new group/membership </text:p>
          </table:table-cell>
          <table:table-cell table:style-name="ce258" office:value-type="string">
            <text:p>Selected group and membership type are displayed in edit right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66];6;1)&gt;MID([.F365];6;1);&quot;&quot;;MAX([.A$7:.A365])+1)">
            <text:p/>
          </table:table-cell>
          <table:table-cell table:style-name="ce232" office:value-type="string">
            <text:p>FNC_SOC_SPC_13_01</text:p>
          </table:table-cell>
          <table:table-cell table:style-name="ce237" table:formula="of:=IF(MID([.F366];6;1)&gt;MID([.F365];6;1);[.C365];[.C365]+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6: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text:span><text:span text:style-name="T12">management</text:span></text:p>
          </table:table-cell>
          <table:table-cell table:style-name="ce258" office:value-type="string">
            <text:p>- Change is saved</text:p>
            <text:p>- Navigation management form is clos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67];6;1)&gt;MID([.F366];6;1);&quot;&quot;;MAX([.A$7:.A366])+1)">
            <text:p/>
          </table:table-cell>
          <table:table-cell table:style-name="ce232" office:value-type="string">
            <text:p>FNC_SOC_SPC_13_01</text:p>
          </table:table-cell>
          <table:table-cell table:style-name="ce237" table:formula="of:=IF(MID([.F367];6;1)&gt;MID([.F366];6;1);[.C366];[.C366]+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7: Check edit right on page after changed</text:p>
          </table:table-cell>
          <table:table-cell table:style-name="ce260" office:value-type="string">
            <text:p>- Login by user in new selected group/membership for edit right above</text:p>
            <text:p>- Try to edit that page (in navigation manager or in Manage Pages)</text:p>
          </table:table-cell>
          <table:table-cell table:style-name="ce258" office:value-type="string">
            <text:p>Edit pag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68];6;1)&gt;MID([.F367];6;1);&quot;&quot;;MAX([.A$7:.A367])+1)" office:value-type="float" office:value="100">
            <text:p>100</text:p>
          </table:table-cell>
          <table:table-cell table:style-name="ce232" office:value-type="string">
            <text:p>FNC_SOC_SPC_13_01</text:p>
          </table:table-cell>
          <table:table-cell table:style-name="ce237" table:formula="of:=IF(MID([.F368];6;1)&gt;MID([.F367];6;1);[.C367];[.C367]+1)" office:value-type="float" office:value="49">
            <text:p>049</text:p>
          </table:table-cell>
          <table:table-cell table:style-name="ce239" office:value-type="string">
            <text:p>Social\Page_Nav\Node\Edit page\Properties</text:p>
          </table:table-cell>
          <table:table-cell table:style-name="ce244" office:value-type="string">
            <text:p>Change membership for edit right when edit a nodes page that is a group page</text:p>
          </table:table-cell>
          <table:table-cell table:style-name="ce258" office:value-type="string">
            <text:p>Step 1: Create group page</text:p>
          </table:table-cell>
          <table:table-cell table:style-name="ce260" office:value-type="string">
            <text:p>Create new page for group </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69];6;1)&gt;MID([.F368];6;1);&quot;&quot;;MAX([.A$7:.A368])+1)">
            <text:p/>
          </table:table-cell>
          <table:table-cell table:style-name="ce232" office:value-type="string">
            <text:p>FNC_SOC_SPC_13_01</text:p>
          </table:table-cell>
          <table:table-cell table:style-name="ce237" table:formula="of:=IF(MID([.F369];6;1)&gt;MID([.F368];6;1);[.C368];[.C368]+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2: Check current information in Page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In Page Setting:</text:p>
            <text:p>- Owner Id is group name that you've just created page for</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0];6;1)&gt;MID([.F369];6;1);&quot;&quot;;MAX([.A$7:.A369])+1)">
            <text:p/>
          </table:table-cell>
          <table:table-cell table:style-name="ce232" office:value-type="string">
            <text:p>FNC_SOC_SPC_13_01</text:p>
          </table:table-cell>
          <table:table-cell table:style-name="ce237" table:formula="of:=IF(MID([.F370];6;1)&gt;MID([.F369];6;1);[.C369];[.C369]+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60" office:value-type="string">
            <text:p>In Edit Permission tab:</text:p>
            <text:p>- Click Select Permission button</text:p>
            <text:p>- Choose current group and select another membership type</text:p>
          </table:table-cell>
          <table:table-cell table:style-name="ce258" office:value-type="string">
            <text:p>Selected group and membership type are displayed in edit right lis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1];6;1)&gt;MID([.F370];6;1);&quot;&quot;;MAX([.A$7:.A370])+1)">
            <text:p/>
          </table:table-cell>
          <table:table-cell table:style-name="ce232" office:value-type="string">
            <text:p>FNC_SOC_SPC_13_01</text:p>
          </table:table-cell>
          <table:table-cell table:style-name="ce237" table:formula="of:=IF(MID([.F371];6;1)&gt;MID([.F370];6;1);[.C370];[.C370]+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4: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text:span><text:span text:style-name="T12">management</text:span></text:p>
          </table:table-cell>
          <table:table-cell table:style-name="ce258" office:value-type="string">
            <text:p>Change is saved, Owner Id has no chan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72];6;1)&gt;MID([.F371];6;1);&quot;&quot;;MAX([.A$7:.A371])+1)">
            <text:p/>
          </table:table-cell>
          <table:table-cell table:style-name="ce232" office:value-type="string">
            <text:p>FNC_SOC_SPC_13_01</text:p>
          </table:table-cell>
          <table:table-cell table:style-name="ce237" table:formula="of:=IF(MID([.F372];6;1)&gt;MID([.F371];6;1);[.C371];[.C371]+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5: Check editing page after edited</text:p>
          </table:table-cell>
          <table:table-cell table:style-name="ce260" office:value-type="string">
            <text:p>- Login by different users</text:p>
            <text:p>- Go to Manage Pages to edit above page</text:p>
          </table:table-cell>
          <table:table-cell table:style-name="ce258" office:value-type="string">
            <text:p>Only user with new selected membership type in that group can edit that pag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3];6;1)&gt;MID([.F372];6;1);&quot;&quot;;MAX([.A$7:.A372])+1)" office:value-type="float" office:value="101">
            <text:p>101</text:p>
          </table:table-cell>
          <table:table-cell table:style-name="ce232" office:value-type="string">
            <text:p>FNC_SOC_SPC_13_01</text:p>
          </table:table-cell>
          <table:table-cell table:style-name="ce237" table:formula="of:=IF(MID([.F373];6;1)&gt;MID([.F372];6;1);[.C372];[.C372]+1)" office:value-type="float" office:value="50">
            <text:p>050</text:p>
          </table:table-cell>
          <table:table-cell table:style-name="ce239" office:value-type="string">
            <text:p>Social\Page_Nav\Node\Edit page\Properties</text:p>
          </table:table-cell>
          <table:table-cell table:style-name="ce244" office:value-type="string">
            <text:p>Change group/membership for edit right when edit a nodes page that is a group page</text:p>
          </table:table-cell>
          <table:table-cell table:style-name="ce258" office:value-type="string">
            <text:p>Step 1: Create group page</text:p>
          </table:table-cell>
          <table:table-cell table:style-name="ce260" office:value-type="string">
            <text:p>Create new page for group </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74];6;1)&gt;MID([.F373];6;1);&quot;&quot;;MAX([.A$7:.A373])+1)">
            <text:p/>
          </table:table-cell>
          <table:table-cell table:style-name="ce232" office:value-type="string">
            <text:p>FNC_SOC_SPC_13_01</text:p>
          </table:table-cell>
          <table:table-cell table:style-name="ce237" table:formula="of:=IF(MID([.F374];6;1)&gt;MID([.F373];6;1);[.C373];[.C373]+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2: Check current information in Page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In Page Setting:</text:p>
            <text:p>- Owner Id is group name that you've just created page for</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5];6;1)&gt;MID([.F374];6;1);&quot;&quot;;MAX([.A$7:.A374])+1)">
            <text:p/>
          </table:table-cell>
          <table:table-cell table:style-name="ce232" office:value-type="string">
            <text:p>FNC_SOC_SPC_13_01</text:p>
          </table:table-cell>
          <table:table-cell table:style-name="ce237" table:formula="of:=IF(MID([.F375];6;1)&gt;MID([.F374];6;1);[.C374];[.C374]+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60" office:value-type="string">
            <text:p>In Edit Permission tab:</text:p>
            <text:p>- Click Select Permission button</text:p>
            <text:p>- Choose another group and membership type</text:p>
          </table:table-cell>
          <table:table-cell table:style-name="ce258" office:value-type="string">
            <text:p>- Selected group and membership type are displayed in edit right list</text:p>
            <text:p>- Owner Id is changed to new selected group automatica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6];6;1)&gt;MID([.F375];6;1);&quot;&quot;;MAX([.A$7:.A375])+1)">
            <text:p/>
          </table:table-cell>
          <table:table-cell table:style-name="ce232" office:value-type="string">
            <text:p>FNC_SOC_SPC_13_01</text:p>
          </table:table-cell>
          <table:table-cell table:style-name="ce237" table:formula="of:=IF(MID([.F376];6;1)&gt;MID([.F375];6;1);[.C375];[.C375]+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4: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text:span><text:span text:style-name="T12">management</text:span></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77];6;1)&gt;MID([.F376];6;1);&quot;&quot;;MAX([.A$7:.A376])+1)" office:value-type="float" office:value="102">
            <text:p>102</text:p>
          </table:table-cell>
          <table:table-cell table:style-name="ce232" office:value-type="string">
            <text:p>FNC_SOC_SPC_13_01</text:p>
          </table:table-cell>
          <table:table-cell table:style-name="ce237" table:formula="of:=IF(MID([.F377];6;1)&gt;MID([.F376];6;1);[.C376];[.C376]+1)" office:value-type="float" office:value="51">
            <text:p>051</text:p>
          </table:table-cell>
          <table:table-cell table:style-name="ce239" office:value-type="string">
            <text:p>Social\Page_Nav\Node\Edit page\Properties</text:p>
          </table:table-cell>
          <table:table-cell table:style-name="ce244" office:value-type="string">
            <text:p>Check after changing edit right of a nodes page for another group/membership type that does not contains editor</text:p>
          </table:table-cell>
          <table:table-cell table:style-name="ce258" office:value-type="string">
            <text:p>Step 1: Create page</text:p>
          </table:table-cell>
          <table:table-cell table:style-name="ce260" office:value-type="string">
            <text:p>Create group page</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78];6;1)&gt;MID([.F377];6;1);&quot;&quot;;MAX([.A$7:.A377])+1)">
            <text:p/>
          </table:table-cell>
          <table:table-cell table:style-name="ce232" office:value-type="string">
            <text:p>FNC_SOC_SPC_13_01</text:p>
          </table:table-cell>
          <table:table-cell table:style-name="ce237" table:formula="of:=IF(MID([.F378];6;1)&gt;MID([.F377];6;1);[.C377];[.C377]+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2: Change Edit right</text:p>
          </table:table-cell>
          <table:table-cell table:style-name="ce260" office:value-type="string">
            <text:p>In navigation management form of node: </text:p>
            <text:p>- Show form to edit above page</text:p>
            <text:p>- Select another group or another membership for edit permission that current editor does not belong to</text:p>
            <text:p><text:s/></text:p>
          </table:table-cell>
          <table:table-cell table:style-name="ce258" office:value-type="string">
            <text:p>New selected group or membership are displayed in edit permission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9];6;1)&gt;MID([.F378];6;1);&quot;&quot;;MAX([.A$7:.A378])+1)">
            <text:p/>
          </table:table-cell>
          <table:table-cell table:style-name="ce232" office:value-type="string">
            <text:p>FNC_SOC_SPC_13_01</text:p>
          </table:table-cell>
          <table:table-cell table:style-name="ce237" table:formula="of:=IF(MID([.F379];6;1)&gt;MID([.F378];6;1);[.C378];[.C378]+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3: Check affect of changing before saving change on page</text:p>
          </table:table-cell>
          <table:table-cell table:style-name="ce260" office:value-type="string">
            <text:p>- Click <text:span text:style-name="T1">Save</text:span></text:p>
          </table:table-cell>
          <table:table-cell table:style-name="ce258" office:value-type="string">
            <text:p>- Change is saved and displayed in form if show Edit page properties form again</text:p>
            <text:p>- Action bar to edit page is still show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80];6;1)&gt;MID([.F379];6;1);&quot;&quot;;MAX([.A$7:.A379])+1)">
            <text:p/>
          </table:table-cell>
          <table:table-cell table:style-name="ce232" office:value-type="string">
            <text:p>FNC_SOC_SPC_13_01</text:p>
          </table:table-cell>
          <table:table-cell table:style-name="ce237" table:formula="of:=IF(MID([.F380];6;1)&gt;MID([.F379];6;1);[.C379];[.C379]+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4: Check affect of changing after saving change on page</text:p>
          </table:table-cell>
          <table:table-cell table:style-name="ce260" office:value-type="string">
            <text:p>- Click finish icon on page editor</text:p>
            <text:p>- Select that pages node again to view page content</text:p>
          </table:table-cell>
          <table:table-cell table:style-name="ce258" office:value-type="string">
            <text:p>Action bar above the navigation list disappears, user can not edit this nodes page anymore</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81];6;1)&gt;MID([.F380];6;1);&quot;&quot;;MAX([.A$7:.A380])+1)" office:value-type="float" office:value="103">
            <text:p>103</text:p>
          </table:table-cell>
          <table:table-cell table:style-name="ce232" office:value-type="string">
            <text:p>FNC_SOC_SPC_13_01</text:p>
          </table:table-cell>
          <table:table-cell table:style-name="ce237" table:formula="of:=IF(MID([.F381];6;1)&gt;MID([.F380];6;1);[.C380];[.C380]+1)" office:value-type="float" office:value="52">
            <text:p>052</text:p>
          </table:table-cell>
          <table:table-cell table:style-name="ce239" office:value-type="string">
            <text:p>Social\Page_Nav\Node\Edit page\Properties</text:p>
          </table:table-cell>
          <table:table-cell table:style-name="ce244" office:value-type="string">
            <text:p>Check abort function after change nodes pages </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82];6;1)&gt;MID([.F381];6;1);&quot;&quot;;MAX([.A$7:.A381])+1)">
            <text:p/>
          </table:table-cell>
          <table:table-cell table:style-name="ce232" office:value-type="string">
            <text:p>FNC_SOC_SPC_13_01</text:p>
          </table:table-cell>
          <table:table-cell table:style-name="ce237" table:formula="of:=IF(MID([.F382];6;1)&gt;MID([.F381];6;1);[.C381];[.C381]+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2: Edit page properties</text:p>
          </table:table-cell>
          <table:table-cell table:style-name="ce260" office:value-type="string">
            <text:p>In navigation management form:</text:p>
            <text:p>- Select added node (page)</text:p>
            <text:p>- Right click on node and select edit nodes page</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3];6;1)&gt;MID([.F382];6;1);&quot;&quot;;MAX([.A$7:.A382])+1)">
            <text:p/>
          </table:table-cell>
          <table:table-cell table:style-name="ce232" office:value-type="string">
            <text:p>FNC_SOC_SPC_13_01</text:p>
          </table:table-cell>
          <table:table-cell table:style-name="ce237" table:formula="of:=IF(MID([.F383];6;1)&gt;MID([.F382];6;1);[.C382];[.C382]+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3: Leave Edit Page and Nav</text:p>
          </table:table-cell>
          <table:table-cell table:style-name="ce260" office:value-type="string">
            <text:p>- Click <text:span text:style-name="T1">Abort</text:span> icon <text:span text:style-name="T1">page editor</text:span></text:p>
            <text:p>- Click <text:span text:style-name="T1">Save </text:span><text:span text:style-name="T12">button on navigation </text:span><text:span text:style-name="T12">management</text:span></text:p>
          </table:table-cell>
          <table:table-cell table:style-name="ce258" office:value-type="string">
            <text:p>Navigation management form closed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84];6;1)&gt;MID([.F383];6;1);&quot;&quot;;MAX([.A$7:.A383])+1)">
            <text:p/>
          </table:table-cell>
          <table:table-cell table:style-name="ce232" office:value-type="string">
            <text:p>FNC_SOC_SPC_13_01</text:p>
          </table:table-cell>
          <table:table-cell table:style-name="ce237" table:formula="of:=IF(MID([.F384];6;1)&gt;MID([.F383];6;1);[.C383];[.C383]+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4: Check edited information in page properties</text:p>
          </table:table-cell>
          <table:table-cell table:style-name="ce260" office:value-type="string">
            <text:p>- Go to navigation management of node again</text:p>
            <text:p>- Select added node (page)</text:p>
            <text:p>- Right click on node and select edit nodes page</text:p>
            <text:p>- Click view page properties button on page editor</text:p>
          </table:table-cell>
          <table:table-cell table:style-name="ce258" office:value-type="string">
            <text:p>Edit nodes page properties form appears: All changes at step 2 was not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5];6;1)&gt;MID([.F384];6;1);&quot;&quot;;MAX([.A$7:.A384])+1)" office:value-type="float" office:value="104">
            <text:p>104</text:p>
          </table:table-cell>
          <table:table-cell table:style-name="ce232" office:value-type="string">
            <text:p>FNC_SOC_SPC_13_01</text:p>
          </table:table-cell>
          <table:table-cell table:style-name="ce237" table:formula="of:=IF(MID([.F385];6;1)&gt;MID([.F384];6;1);[.C384];[.C384]+1)" office:value-type="float" office:value="53">
            <text:p>053</text:p>
          </table:table-cell>
          <table:table-cell table:style-name="ce239" office:value-type="string">
            <text:p>Social\Page_Nav\Node\Edit page\Properties</text:p>
          </table:table-cell>
          <table:table-cell table:style-name="ce244" office:value-type="string">
            <text:p>Check Finish function after edit nodes page properties with saving page</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86];6;1)&gt;MID([.F385];6;1);&quot;&quot;;MAX([.A$7:.A385])+1)">
            <text:p/>
          </table:table-cell>
          <table:table-cell table:style-name="ce232" office:value-type="string">
            <text:p>FNC_SOC_SPC_13_01</text:p>
          </table:table-cell>
          <table:table-cell table:style-name="ce237" table:formula="of:=IF(MID([.F386];6;1)&gt;MID([.F385];6;1);[.C385];[.C385]+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2: Edit page properties</text:p>
          </table:table-cell>
          <table:table-cell table:style-name="ce260" office:value-type="string">
            <text:p>In Edit Page and Nav form:</text:p>
            <text:p>- Select added node (page)</text:p>
            <text:p>- Click Edit Page Properties icon</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7];6;1)&gt;MID([.F386];6;1);&quot;&quot;;MAX([.A$7:.A386])+1)">
            <text:p/>
          </table:table-cell>
          <table:table-cell table:style-name="ce232" office:value-type="string">
            <text:p>FNC_SOC_SPC_13_01</text:p>
          </table:table-cell>
          <table:table-cell table:style-name="ce237" table:formula="of:=IF(MID([.F387];6;1)&gt;MID([.F386];6;1);[.C386];[.C386]+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3: Leave Edit Page and Nav</text:p>
          </table:table-cell>
          <table:table-cell table:style-name="ce260" office:value-type="string">
            <text:p>- Click <text:span text:style-name="T1">Save page</text:span> icon in action bar</text:p>
            <text:p>- Click<text:span text:style-name="T1"> Finish</text:span> icon</text:p>
          </table:table-cell>
          <table:table-cell table:style-name="ce258" office:value-type="string">
            <text:p>Edit Page and Nav form closed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88];6;1)&gt;MID([.F387];6;1);&quot;&quot;;MAX([.A$7:.A387])+1)">
            <text:p/>
          </table:table-cell>
          <table:table-cell table:style-name="ce232" office:value-type="string">
            <text:p>FNC_SOC_SPC_13_01</text:p>
          </table:table-cell>
          <table:table-cell table:style-name="ce237" table:formula="of:=IF(MID([.F388];6;1)&gt;MID([.F387];6;1);[.C387];[.C387]+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4: Check edited information in page properties</text:p>
          </table:table-cell>
          <table:table-cell table:style-name="ce260" office:value-type="string">
            <text:p>- Go to Navigation Management again</text:p>
            <text:p>- Select edited node and click<text:span text:style-name="T1"> Edit Page </text:span><text:span text:style-name="T1">Properties</text:span> icon </text:p>
          </table:table-cell>
          <table:table-cell table:style-name="ce258" office:value-type="string">
            <text:p>Edit nodes page properties form appears: All changes at step 2 was <text:s/>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9];6;1)&gt;MID([.F388];6;1);&quot;&quot;;MAX([.A$7:.A388])+1)" office:value-type="float" office:value="105">
            <text:p>105</text:p>
          </table:table-cell>
          <table:table-cell table:style-name="ce232" office:value-type="string">
            <text:p>FNC_SOC_SPC_13_01</text:p>
          </table:table-cell>
          <table:table-cell table:style-name="ce237" table:formula="of:=IF(MID([.F389];6;1)&gt;MID([.F388];6;1);[.C388];[.C388]+1)" office:value-type="float" office:value="54">
            <text:p>054</text:p>
          </table:table-cell>
          <table:table-cell table:style-name="ce239" office:value-type="string">
            <text:p>Social\Page_Nav\Node\Edit page\Properties</text:p>
          </table:table-cell>
          <table:table-cell table:style-name="ce244" office:value-type="string">
            <text:p>Check close function after edit nodes page properties with saving page</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90];6;1)&gt;MID([.F389];6;1);&quot;&quot;;MAX([.A$7:.A389])+1)">
            <text:p/>
          </table:table-cell>
          <table:table-cell table:style-name="ce232" office:value-type="string">
            <text:p>FNC_SOC_SPC_13_01</text:p>
          </table:table-cell>
          <table:table-cell table:style-name="ce237" table:formula="of:=IF(MID([.F390];6;1)&gt;MID([.F389];6;1);[.C389];[.C389]+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2: Edit page properties</text:p>
          </table:table-cell>
          <table:table-cell table:style-name="ce260" office:value-type="string">
            <text:p>In navigation management form:</text:p>
            <text:p>- Select added node (page)</text:p>
            <text:p>- Right click on node and select edit nodes page</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91];6;1)&gt;MID([.F390];6;1);&quot;&quot;;MAX([.A$7:.A390])+1)">
            <text:p/>
          </table:table-cell>
          <table:table-cell table:style-name="ce232" office:value-type="string">
            <text:p>FNC_SOC_SPC_13_01</text:p>
          </table:table-cell>
          <table:table-cell table:style-name="ce237" table:formula="of:=IF(MID([.F391];6;1)&gt;MID([.F390];6;1);[.C390];[.C390]+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3: Leave Edit Page and Nav</text:p>
          </table:table-cell>
          <table:table-cell table:style-name="ce260" office:value-type="string">
            <text:p>- Click <text:span text:style-name="T1">Finish</text:span> icon on page editor</text:p>
            <text:p>- Click <text:span text:style-name="T1">Close</text:span> icon on Navigation management form</text:p>
          </table:table-cell>
          <table:table-cell table:style-name="ce258" office:value-type="string">
            <text:p>Edit Page and Nav form closed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92];6;1)&gt;MID([.F391];6;1);&quot;&quot;;MAX([.A$7:.A391])+1)">
            <text:p/>
          </table:table-cell>
          <table:table-cell table:style-name="ce232" office:value-type="string">
            <text:p>FNC_SOC_SPC_13_01</text:p>
          </table:table-cell>
          <table:table-cell table:style-name="ce237" table:formula="of:=IF(MID([.F392];6;1)&gt;MID([.F391];6;1);[.C391];[.C391]+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4: Check edited information in page properties</text:p>
          </table:table-cell>
          <table:table-cell table:style-name="ce260" office:value-type="string">
            <text:p>- Go to navigation management form again</text:p>
            <text:p>- Select added node (page)</text:p>
            <text:p>- Right click on node and select edit nodes page</text:p>
            <text:p>- Click view page properties button on page editor </text:p>
          </table:table-cell>
          <table:table-cell table:style-name="ce258" office:value-type="string">
            <text:p>Edit nodes page properties form appears: All changes at step 2 was <text:s/>saved and displayed in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93];6;1)&gt;MID([.F392];6;1);&quot;&quot;;MAX([.A$7:.A392])+1)" office:value-type="float" office:value="106">
            <text:p>106</text:p>
          </table:table-cell>
          <table:table-cell table:style-name="ce232" office:value-type="string">
            <text:p>FNC_SOC_SPC_13_02</text:p>
          </table:table-cell>
          <table:table-cell table:style-name="ce237" table:formula="of:=IF(MID([.F393];6;1)&gt;MID([.F392];6;1);[.C392];[.C392]+1)" office:value-type="float" office:value="55">
            <text:p>055</text:p>
          </table:table-cell>
          <table:table-cell table:style-name="ce239" office:value-type="string">
            <text:p>Social\Page_Nav\Node\Edit page\Portlet</text:p>
          </table:table-cell>
          <table:table-cell table:style-name="ce244" office:value-type="string">
            <text:p>Check showing portlet control form while edit nodes page in case page has no portlet</text:p>
          </table:table-cell>
          <table:table-cell table:style-name="ce258" office:value-type="string">
            <text:p>Step 1: Add page</text:p>
          </table:table-cell>
          <table:table-cell table:style-name="ce260" office:value-type="string">
            <text:p>- Add new page has no portlets in page content</text:p>
          </table:table-cell>
          <table:table-cell table:style-name="ce258" office:value-type="string">
            <text:p>- Create page successfully</text:p>
            <text:p>- Page is displayed with blank</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4];6;1)&gt;MID([.F393];6;1);&quot;&quot;;MAX([.A$7:.A393])+1)">
            <text:p/>
          </table:table-cell>
          <table:table-cell table:style-name="ce232" office:value-type="string">
            <text:p>FNC_SOC_SPC_13_02</text:p>
          </table:table-cell>
          <table:table-cell table:style-name="ce237" table:formula="of:=IF(MID([.F394];6;1)&gt;MID([.F393];6;1);[.C393];[.C393]+1)" office:value-type="float" office:value="55">
            <text:p>055</text:p>
          </table:table-cell>
          <table:table-cell table:style-name="ce239" office:value-type="string">
            <text:p>Social\Page_Nav\Node\Edit page\Portlet</text:p>
          </table:table-cell>
          <table:table-cell table:style-name="ce245" office:value-type="string">
            <text:p>Check showing portlet control form while edit nodes page in case page has no portle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currently is blank</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95];6;1)&gt;MID([.F394];6;1);&quot;&quot;;MAX([.A$7:.A394])+1)" office:value-type="float" office:value="107">
            <text:p>107</text:p>
          </table:table-cell>
          <table:table-cell table:style-name="ce232" office:value-type="string">
            <text:p>FNC_SOC_SPC_13_02</text:p>
          </table:table-cell>
          <table:table-cell table:style-name="ce237" table:formula="of:=IF(MID([.F395];6;1)&gt;MID([.F394];6;1);[.C394];[.C394]+1)" office:value-type="float" office:value="56">
            <text:p>056</text:p>
          </table:table-cell>
          <table:table-cell table:style-name="ce239" office:value-type="string">
            <text:p>Social\Page_Nav\Node\Edit page\Portlet</text:p>
          </table:table-cell>
          <table:table-cell table:style-name="ce244" office:value-type="string">
            <text:p>Check showing portlet control form while edit nodes page in case page contains portlets</text:p>
          </table:table-cell>
          <table:table-cell table:style-name="ce258" office:value-type="string">
            <text:p>Step 1: Add page</text:p>
          </table:table-cell>
          <table:table-cell table:style-name="ce260" office:value-type="string">
            <text:p>- 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6];6;1)&gt;MID([.F395];6;1);&quot;&quot;;MAX([.A$7:.A395])+1)">
            <text:p/>
          </table:table-cell>
          <table:table-cell table:style-name="ce232" office:value-type="string">
            <text:p>FNC_SOC_SPC_13_02</text:p>
          </table:table-cell>
          <table:table-cell table:style-name="ce237" table:formula="of:=IF(MID([.F396];6;1)&gt;MID([.F395];6;1);[.C395];[.C395]+1)" office:value-type="float" office:value="56">
            <text:p>056</text:p>
          </table:table-cell>
          <table:table-cell table:style-name="ce239" office:value-type="string">
            <text:p>Social\Page_Nav\Node\Edit page\Portlet</text:p>
          </table:table-cell>
          <table:table-cell table:style-name="ce245" office:value-type="string">
            <text:p>Check showing portlet control form while edit nodes page in case page contains portlets</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97];6;1)&gt;MID([.F396];6;1);&quot;&quot;;MAX([.A$7:.A396])+1)" office:value-type="float" office:value="108">
            <text:p>108</text:p>
          </table:table-cell>
          <table:table-cell table:style-name="ce232" office:value-type="string">
            <text:p>FNC_SOC_SPC_13_02</text:p>
          </table:table-cell>
          <table:table-cell table:style-name="ce237" table:formula="of:=IF(MID([.F397];6;1)&gt;MID([.F396];6;1);[.C396];[.C396]+1)" office:value-type="float" office:value="57">
            <text:p>057</text:p>
          </table:table-cell>
          <table:table-cell table:style-name="ce239" office:value-type="string">
            <text:p>Social\Page_Nav\Node\Edit page\Portlet</text:p>
          </table:table-cell>
          <table:table-cell table:style-name="ce244" office:value-type="string">
            <text:p>Check showing current information of portlet in edit portlet form</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8];6;1)&gt;MID([.F397];6;1);&quot;&quot;;MAX([.A$7:.A397])+1)">
            <text:p/>
          </table:table-cell>
          <table:table-cell table:style-name="ce232" office:value-type="string">
            <text:p>FNC_SOC_SPC_13_02</text:p>
          </table:table-cell>
          <table:table-cell table:style-name="ce237" table:formula="of:=IF(MID([.F398];6;1)&gt;MID([.F397];6;1);[.C397];[.C397]+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9];6;1)&gt;MID([.F398];6;1);&quot;&quot;;MAX([.A$7:.A398])+1)">
            <text:p/>
          </table:table-cell>
          <table:table-cell table:style-name="ce232" office:value-type="string">
            <text:p>FNC_SOC_SPC_13_02</text:p>
          </table:table-cell>
          <table:table-cell table:style-name="ce237" table:formula="of:=IF(MID([.F399];6;1)&gt;MID([.F398];6;1);[.C398];[.C398]+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58" office:value-type="string">
            <text:p>Step 3: Show form to edit a portlet in page content</text:p>
          </table:table-cell>
          <table:table-cell table:style-name="ce260" office:value-type="string">
            <text:p>Move mouse over the portlet and click <text:span text:style-name="T1">Edit</text:span> icon on Mark layer</text:p>
          </table:table-cell>
          <table:table-cell table:style-name="ce25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0];6;1)&gt;MID([.F399];6;1);&quot;&quot;;MAX([.A$7:.A399])+1)">
            <text:p/>
          </table:table-cell>
          <table:table-cell table:style-name="ce232" office:value-type="string">
            <text:p>FNC_SOC_SPC_13_02</text:p>
          </table:table-cell>
          <table:table-cell table:style-name="ce237" table:formula="of:=IF(MID([.F400];6;1)&gt;MID([.F399];6;1);[.C399];[.C399]+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62" office:value-type="string">
            <text:p>Step 4: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1];6;1)&gt;MID([.F400];6;1);&quot;&quot;;MAX([.A$7:.A400])+1)">
            <text:p/>
          </table:table-cell>
          <table:table-cell table:style-name="ce232" office:value-type="string">
            <text:p>FNC_SOC_SPC_13_02</text:p>
          </table:table-cell>
          <table:table-cell table:style-name="ce237" table:formula="of:=IF(MID([.F401];6;1)&gt;MID([.F400];6;1);[.C400];[.C400]+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5: Check showing form to choose icon for portlet</text:p>
          </table:table-cell>
          <table:table-cell table:style-name="ce269" office:value-type="string">
            <text:p>Choose <text:span text:style-name="T1">Select Icon</text:span><text:span text:style-name="T12"> tab</text:span></text:p>
          </table:table-cell>
          <table:table-cell table:style-name="ce263"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2];6;1)&gt;MID([.F401];6;1);&quot;&quot;;MAX([.A$7:.A401])+1)">
            <text:p/>
          </table:table-cell>
          <table:table-cell table:style-name="ce232" office:value-type="string">
            <text:p>FNC_SOC_SPC_13_02</text:p>
          </table:table-cell>
          <table:table-cell table:style-name="ce237" table:formula="of:=IF(MID([.F402];6;1)&gt;MID([.F401];6;1);[.C401];[.C401]+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6: Check showing Decoration theme</text:p>
          </table:table-cell>
          <table:table-cell table:style-name="ce269" office:value-type="string">
            <text:p>Choose <text:span text:style-name="T1">Decoration Theme </text:span><text:span text:style-name="T12">tab</text:span></text:p>
          </table:table-cell>
          <table:table-cell table:style-name="ce27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03];6;1)&gt;MID([.F402];6;1);&quot;&quot;;MAX([.A$7:.A402])+1)">
            <text:p/>
          </table:table-cell>
          <table:table-cell table:style-name="ce232" office:value-type="string">
            <text:p>FNC_SOC_SPC_13_02</text:p>
          </table:table-cell>
          <table:table-cell table:style-name="ce237" table:formula="of:=IF(MID([.F403];6;1)&gt;MID([.F402];6;1);[.C402];[.C402]+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7: check showing Access permission</text:p>
          </table:table-cell>
          <table:table-cell table:style-name="ce269" office:value-type="string">
            <text:p>Choose <text:span text:style-name="T1">access permission</text:span></text:p>
          </table:table-cell>
          <table:table-cell table:style-name="ce274" office:value-type="string">
            <text:p>Show list all membership/group have access right on portlet and a check box to alMinor user can set public access for all user</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4];6;1)&gt;MID([.F403];6;1);&quot;&quot;;MAX([.A$7:.A403])+1)" office:value-type="float" office:value="109">
            <text:p>109</text:p>
          </table:table-cell>
          <table:table-cell table:style-name="ce232" office:value-type="string">
            <text:p>FNC_SOC_SPC_13_02</text:p>
          </table:table-cell>
          <table:table-cell table:style-name="ce237" table:formula="of:=IF(MID([.F404];6;1)&gt;MID([.F403];6;1);[.C403];[.C403]+1)" office:value-type="float" office:value="58">
            <text:p>058</text:p>
          </table:table-cell>
          <table:table-cell table:style-name="ce239" office:value-type="string">
            <text:p>Social\Page_Nav\Node\Edit page\Portlet</text:p>
          </table:table-cell>
          <table:table-cell table:style-name="ce250" office:value-type="string">
            <text:p>Change Portlet title with valid value while editing nodes page </text:p>
          </table:table-cell>
          <table:table-cell table:style-name="ce258" office:value-type="string">
            <text:p>Step 1: Add page</text:p>
          </table:table-cell>
          <table:table-cell table:style-name="ce260" office:value-type="string">
            <text:p>Add new page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5];6;1)&gt;MID([.F404];6;1);&quot;&quot;;MAX([.A$7:.A404])+1)">
            <text:p/>
          </table:table-cell>
          <table:table-cell table:style-name="ce232" office:value-type="string">
            <text:p>FNC_SOC_SPC_13_02</text:p>
          </table:table-cell>
          <table:table-cell table:style-name="ce237" table:formula="of:=IF(MID([.F405];6;1)&gt;MID([.F404];6;1);[.C404];[.C404]+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6];6;1)&gt;MID([.F405];6;1);&quot;&quot;;MAX([.A$7:.A405])+1)">
            <text:p/>
          </table:table-cell>
          <table:table-cell table:style-name="ce232" office:value-type="string">
            <text:p>FNC_SOC_SPC_13_02</text:p>
          </table:table-cell>
          <table:table-cell table:style-name="ce237" table:formula="of:=IF(MID([.F406];6;1)&gt;MID([.F405];6;1);[.C405];[.C405]+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7];6;1)&gt;MID([.F406];6;1);&quot;&quot;;MAX([.A$7:.A406])+1)">
            <text:p/>
          </table:table-cell>
          <table:table-cell table:style-name="ce232" office:value-type="string">
            <text:p>FNC_SOC_SPC_13_02</text:p>
          </table:table-cell>
          <table:table-cell table:style-name="ce237" table:formula="of:=IF(MID([.F407];6;1)&gt;MID([.F406];6;1);[.C406];[.C406]+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64" office:value-type="string">
            <text:p>Step 4: Change Portlet title</text:p>
          </table:table-cell>
          <table:table-cell table:style-name="ce260" office:value-type="string">
            <text:p>- Change current Portlet title</text:p>
            <text:p>- Click <text:span text:style-name="T1">Save</text:span></text:p>
          </table:table-cell>
          <table:table-cell table:style-name="ce264" office:value-type="string">
            <text:p>- Change is saved</text:p>
            <text:p>- New title is displayed in title bar of that portlet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8];6;1)&gt;MID([.F407];6;1);&quot;&quot;;MAX([.A$7:.A407])+1)" office:value-type="float" office:value="110">
            <text:p>110</text:p>
          </table:table-cell>
          <table:table-cell table:style-name="ce232" office:value-type="string">
            <text:p>FNC_SOC_SPC_13_02</text:p>
          </table:table-cell>
          <table:table-cell table:style-name="ce237" table:formula="of:=IF(MID([.F408];6;1)&gt;MID([.F407];6;1);[.C407];[.C407]+1)" office:value-type="float" office:value="59">
            <text:p>059</text:p>
          </table:table-cell>
          <table:table-cell table:style-name="ce239" office:value-type="string">
            <text:p>Social\Page_Nav\Node\Edit page\Portlet</text:p>
          </table:table-cell>
          <table:table-cell table:style-name="ce250" office:value-type="string">
            <text:p>Change Portlet title with invalid value while editing nodes page </text:p>
          </table:table-cell>
          <table:table-cell table:style-name="ce258" office:value-type="string">
            <text:p>Step 1: Add page</text:p>
          </table:table-cell>
          <table:table-cell table:style-name="ce260" office:value-type="string">
            <text:p>Add new page <text:s/>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9];6;1)&gt;MID([.F408];6;1);&quot;&quot;;MAX([.A$7:.A408])+1)">
            <text:p/>
          </table:table-cell>
          <table:table-cell table:style-name="ce232" office:value-type="string">
            <text:p>FNC_SOC_SPC_13_02</text:p>
          </table:table-cell>
          <table:table-cell table:style-name="ce237" table:formula="of:=IF(MID([.F409];6;1)&gt;MID([.F408];6;1);[.C408];[.C408]+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0];6;1)&gt;MID([.F409];6;1);&quot;&quot;;MAX([.A$7:.A409])+1)">
            <text:p/>
          </table:table-cell>
          <table:table-cell table:style-name="ce232" office:value-type="string">
            <text:p>FNC_SOC_SPC_13_02</text:p>
          </table:table-cell>
          <table:table-cell table:style-name="ce237" table:formula="of:=IF(MID([.F410];6;1)&gt;MID([.F409];6;1);[.C409];[.C409]+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1];6;1)&gt;MID([.F410];6;1);&quot;&quot;;MAX([.A$7:.A410])+1)">
            <text:p/>
          </table:table-cell>
          <table:table-cell table:style-name="ce232" office:value-type="string">
            <text:p>FNC_SOC_SPC_13_02</text:p>
          </table:table-cell>
          <table:table-cell table:style-name="ce237" table:formula="of:=IF(MID([.F411];6;1)&gt;MID([.F410];6;1);[.C410];[.C410]+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64" office:value-type="string">
            <text:p>Step 4: Change Portlet title</text:p>
          </table:table-cell>
          <table:table-cell table:style-name="ce260" office:value-type="string">
            <text:p>- Change current Portlet Title less than 3 or over 60 characters</text:p>
            <text:p>- Click <text:span text:style-name="T1">Save</text:span></text:p>
          </table:table-cell>
          <table:table-cell table:style-name="ce273" office:value-type="string">
            <text:p>Show message alerts Title must over 3 and less than 60 characte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2];6;1)&gt;MID([.F411];6;1);&quot;&quot;;MAX([.A$7:.A411])+1)" office:value-type="float" office:value="111">
            <text:p>111</text:p>
          </table:table-cell>
          <table:table-cell table:style-name="ce232" office:value-type="string">
            <text:p>FNC_SOC_SPC_13_02</text:p>
          </table:table-cell>
          <table:table-cell table:style-name="ce237" table:formula="of:=IF(MID([.F412];6;1)&gt;MID([.F411];6;1);[.C411];[.C411]+1)" office:value-type="float" office:value="60">
            <text:p>060</text:p>
          </table:table-cell>
          <table:table-cell table:style-name="ce239" office:value-type="string">
            <text:p>Social\Page_Nav\Node\Edit page\Portlet</text:p>
          </table:table-cell>
          <table:table-cell table:style-name="ce252" office:value-type="string">
            <text:p>Change width/height of portlet with 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13];6;1)&gt;MID([.F412];6;1);&quot;&quot;;MAX([.A$7:.A412])+1)">
            <text:p/>
          </table:table-cell>
          <table:table-cell table:style-name="ce232" office:value-type="string">
            <text:p>FNC_SOC_SPC_13_02</text:p>
          </table:table-cell>
          <table:table-cell table:style-name="ce237" table:formula="of:=IF(MID([.F413];6;1)&gt;MID([.F412];6;1);[.C412];[.C412]+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4];6;1)&gt;MID([.F413];6;1);&quot;&quot;;MAX([.A$7:.A413])+1)">
            <text:p/>
          </table:table-cell>
          <table:table-cell table:style-name="ce232" office:value-type="string">
            <text:p>FNC_SOC_SPC_13_02</text:p>
          </table:table-cell>
          <table:table-cell table:style-name="ce237" table:formula="of:=IF(MID([.F414];6;1)&gt;MID([.F413];6;1);[.C413];[.C413]+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5];6;1)&gt;MID([.F414];6;1);&quot;&quot;;MAX([.A$7:.A414])+1)">
            <text:p/>
          </table:table-cell>
          <table:table-cell table:style-name="ce232" office:value-type="string">
            <text:p>FNC_SOC_SPC_13_02</text:p>
          </table:table-cell>
          <table:table-cell table:style-name="ce237" table:formula="of:=IF(MID([.F415];6;1)&gt;MID([.F414];6;1);[.C414];[.C414]+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64" office:value-type="string">
            <text:p>Step 4: Change width/height of portlet</text:p>
          </table:table-cell>
          <table:table-cell table:style-name="ce260" office:value-type="string">
            <text:p>- Change current Width/Height with valid values (number with “px”)</text:p>
            <text:p>- Click <text:span text:style-name="T1">Save</text:span></text:p>
          </table:table-cell>
          <table:table-cell table:style-name="ce264" office:value-type="string">
            <text:p>Changes are saved and displayed in those fields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416];6;1)&gt;MID([.F415];6;1);&quot;&quot;;MAX([.A$7:.A415])+1)">
            <text:p/>
          </table:table-cell>
          <table:table-cell table:style-name="ce232" office:value-type="string">
            <text:p>FNC_SOC_SPC_13_02</text:p>
          </table:table-cell>
          <table:table-cell table:style-name="ce237" table:formula="of:=IF(MID([.F416];6;1)&gt;MID([.F415];6;1);[.C415];[.C415]+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55" office:value-type="string">
            <text:p>Step 5: Check when change width/height of portlet with blank while editing nodes page</text:p>
          </table:table-cell>
          <table:table-cell table:style-name="ce268" office:value-type="string">
            <text:p>- Show edit porlet form again</text:p>
            <text:p>- Leave Width/Height blank</text:p>
            <text:p>- Click <text:span text:style-name="T1">Save</text:span></text:p>
          </table:table-cell>
          <table:table-cell table:style-name="ce258" office:value-type="string">
            <text:p>- Changes are saved, edit portlet form is closed, return to show <text:span text:style-name="T30">porlet</text:span> control width/height of edited portlet in page area has no change yet</text:p>
            <text:p>- After clicking <text:span text:style-name="T1">Save </text:span><text:span text:style-name="T12">to complete editing, </text:span><text:span text:style-name="T12">content of edited portlet is displayed in </text:span><text:span text:style-name="T12">default width/height</text:spa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7];6;1)&gt;MID([.F416];6;1);&quot;&quot;;MAX([.A$7:.A416])+1)" office:value-type="float" office:value="112">
            <text:p>112</text:p>
          </table:table-cell>
          <table:table-cell table:style-name="ce232" office:value-type="string">
            <text:p>FNC_SOC_SPC_13_02</text:p>
          </table:table-cell>
          <table:table-cell table:style-name="ce237" table:formula="of:=IF(MID([.F417];6;1)&gt;MID([.F416];6;1);[.C416];[.C416]+1)" office:value-type="float" office:value="61">
            <text:p>061</text:p>
          </table:table-cell>
          <table:table-cell table:style-name="ce239" office:value-type="string">
            <text:p>Social\Page_Nav\Node\Edit page\Portlet</text:p>
          </table:table-cell>
          <table:table-cell table:style-name="ce252" office:value-type="string">
            <text:p>Change width/height of portlet with in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18];6;1)&gt;MID([.F417];6;1);&quot;&quot;;MAX([.A$7:.A417])+1)">
            <text:p/>
          </table:table-cell>
          <table:table-cell table:style-name="ce232" office:value-type="string">
            <text:p>FNC_SOC_SPC_13_02</text:p>
          </table:table-cell>
          <table:table-cell table:style-name="ce237" table:formula="of:=IF(MID([.F418];6;1)&gt;MID([.F417];6;1);[.C417];[.C417]+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9];6;1)&gt;MID([.F418];6;1);&quot;&quot;;MAX([.A$7:.A418])+1)">
            <text:p/>
          </table:table-cell>
          <table:table-cell table:style-name="ce232" office:value-type="string">
            <text:p>FNC_SOC_SPC_13_02</text:p>
          </table:table-cell>
          <table:table-cell table:style-name="ce237" table:formula="of:=IF(MID([.F419];6;1)&gt;MID([.F418];6;1);[.C418];[.C418]+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20];6;1)&gt;MID([.F419];6;1);&quot;&quot;;MAX([.A$7:.A419])+1)">
            <text:p/>
          </table:table-cell>
          <table:table-cell table:style-name="ce232" office:value-type="string">
            <text:p>FNC_SOC_SPC_13_02</text:p>
          </table:table-cell>
          <table:table-cell table:style-name="ce237" table:formula="of:=IF(MID([.F420];6;1)&gt;MID([.F419];6;1);[.C419];[.C419]+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64" office:value-type="string">
            <text:p>Step 4: Change width/height of portlet</text:p>
          </table:table-cell>
          <table:table-cell table:style-name="ce268" office:value-type="string">
            <text:p>- Change current value of Width/height with invalid value (number no have with “px” )</text:p>
            <text:p>- Click <text:span text:style-name="T1">Save</text:span></text:p>
          </table:table-cell>
          <table:table-cell table:style-name="ce273" office:value-type="string">
            <text:p>Show message alerts Width/Height must use pixel valu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1];6;1)&gt;MID([.F420];6;1);&quot;&quot;;MAX([.A$7:.A420])+1)" office:value-type="float" office:value="113">
            <text:p>113</text:p>
          </table:table-cell>
          <table:table-cell table:style-name="ce232" office:value-type="string">
            <text:p>FNC_SOC_SPC_13_02</text:p>
          </table:table-cell>
          <table:table-cell table:style-name="ce237" table:formula="of:=IF(MID([.F421];6;1)&gt;MID([.F420];6;1);[.C420];[.C420]+1)" office:value-type="float" office:value="62">
            <text:p>062</text:p>
          </table:table-cell>
          <table:table-cell table:style-name="ce239" office:value-type="string">
            <text:p>Social\Page_Nav\Node\Edit page\Portlet</text:p>
          </table:table-cell>
          <table:table-cell table:style-name="ce250" office:value-type="string">
            <text:p>Change Show Info bar option of por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22];6;1)&gt;MID([.F421];6;1);&quot;&quot;;MAX([.A$7:.A421])+1)">
            <text:p/>
          </table:table-cell>
          <table:table-cell table:style-name="ce232" office:value-type="string">
            <text:p>FNC_SOC_SPC_13_02</text:p>
          </table:table-cell>
          <table:table-cell table:style-name="ce237" table:formula="of:=IF(MID([.F422];6;1)&gt;MID([.F421];6;1);[.C421];[.C421]+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3];6;1)&gt;MID([.F422];6;1);&quot;&quot;;MAX([.A$7:.A422])+1)">
            <text:p/>
          </table:table-cell>
          <table:table-cell table:style-name="ce232" office:value-type="string">
            <text:p>FNC_SOC_SPC_13_02</text:p>
          </table:table-cell>
          <table:table-cell table:style-name="ce237" table:formula="of:=IF(MID([.F423];6;1)&gt;MID([.F422];6;1);[.C422];[.C422]+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4];6;1)&gt;MID([.F423];6;1);&quot;&quot;;MAX([.A$7:.A423])+1)">
            <text:p/>
          </table:table-cell>
          <table:table-cell table:style-name="ce232" office:value-type="string">
            <text:p>FNC_SOC_SPC_13_02</text:p>
          </table:table-cell>
          <table:table-cell table:style-name="ce237" table:formula="of:=IF(MID([.F424];6;1)&gt;MID([.F423];6;1);[.C423];[.C423]+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64" office:value-type="string">
            <text:p>Step 4: Change Show Info bar option</text:p>
          </table:table-cell>
          <table:table-cell table:style-name="ce260" office:value-type="string">
            <text:p>- Check/uncheck Show Info bar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5];6;1)&gt;MID([.F424];6;1);&quot;&quot;;MAX([.A$7:.A424])+1)" office:value-type="float" office:value="114">
            <text:p>114</text:p>
          </table:table-cell>
          <table:table-cell table:style-name="ce232" office:value-type="string">
            <text:p>FNC_SOC_SPC_13_02</text:p>
          </table:table-cell>
          <table:table-cell table:style-name="ce237" table:formula="of:=IF(MID([.F425];6;1)&gt;MID([.F424];6;1);[.C424];[.C424]+1)" office:value-type="float" office:value="63">
            <text:p>063</text:p>
          </table:table-cell>
          <table:table-cell table:style-name="ce239" office:value-type="string">
            <text:p>Social\Page_Nav\Node\Edit page\Portlet</text:p>
          </table:table-cell>
          <table:table-cell table:style-name="ce250" office:value-type="string">
            <text:p>Change Show Portlet Mode option of port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26];6;1)&gt;MID([.F425];6;1);&quot;&quot;;MAX([.A$7:.A425])+1)">
            <text:p/>
          </table:table-cell>
          <table:table-cell table:style-name="ce232" office:value-type="string">
            <text:p>FNC_SOC_SPC_13_02</text:p>
          </table:table-cell>
          <table:table-cell table:style-name="ce237" table:formula="of:=IF(MID([.F426];6;1)&gt;MID([.F425];6;1);[.C425];[.C425]+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7];6;1)&gt;MID([.F426];6;1);&quot;&quot;;MAX([.A$7:.A426])+1)">
            <text:p/>
          </table:table-cell>
          <table:table-cell table:style-name="ce232" office:value-type="string">
            <text:p>FNC_SOC_SPC_13_02</text:p>
          </table:table-cell>
          <table:table-cell table:style-name="ce237" table:formula="of:=IF(MID([.F427];6;1)&gt;MID([.F426];6;1);[.C426];[.C426]+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8];6;1)&gt;MID([.F427];6;1);&quot;&quot;;MAX([.A$7:.A427])+1)">
            <text:p/>
          </table:table-cell>
          <table:table-cell table:style-name="ce232" office:value-type="string">
            <text:p>FNC_SOC_SPC_13_02</text:p>
          </table:table-cell>
          <table:table-cell table:style-name="ce237" table:formula="of:=IF(MID([.F428];6;1)&gt;MID([.F427];6;1);[.C427];[.C427]+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64" office:value-type="string">
            <text:p>Step 4: Change Show Portlet Mode option</text:p>
          </table:table-cell>
          <table:table-cell table:style-name="ce260" office:value-type="string">
            <text:p>- Check/uncheck Show Portlet mode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9];6;1)&gt;MID([.F428];6;1);&quot;&quot;;MAX([.A$7:.A428])+1)" office:value-type="float" office:value="115">
            <text:p>115</text:p>
          </table:table-cell>
          <table:table-cell table:style-name="ce232" office:value-type="string">
            <text:p>FNC_SOC_SPC_13_02</text:p>
          </table:table-cell>
          <table:table-cell table:style-name="ce237" table:formula="of:=IF(MID([.F429];6;1)&gt;MID([.F428];6;1);[.C428];[.C428]+1)" office:value-type="float" office:value="64">
            <text:p>064</text:p>
          </table:table-cell>
          <table:table-cell table:style-name="ce239" office:value-type="string">
            <text:p>Social\Page_Nav\Node\Edit page\Portlet</text:p>
          </table:table-cell>
          <table:table-cell table:style-name="ce250" office:value-type="string">
            <text:p>Change Show Window State option of port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30];6;1)&gt;MID([.F429];6;1);&quot;&quot;;MAX([.A$7:.A429])+1)">
            <text:p/>
          </table:table-cell>
          <table:table-cell table:style-name="ce232" office:value-type="string">
            <text:p>FNC_SOC_SPC_13_02</text:p>
          </table:table-cell>
          <table:table-cell table:style-name="ce237" table:formula="of:=IF(MID([.F430];6;1)&gt;MID([.F429];6;1);[.C429];[.C429]+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1];6;1)&gt;MID([.F430];6;1);&quot;&quot;;MAX([.A$7:.A430])+1)">
            <text:p/>
          </table:table-cell>
          <table:table-cell table:style-name="ce232" office:value-type="string">
            <text:p>FNC_SOC_SPC_13_02</text:p>
          </table:table-cell>
          <table:table-cell table:style-name="ce237" table:formula="of:=IF(MID([.F431];6;1)&gt;MID([.F430];6;1);[.C430];[.C430]+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2];6;1)&gt;MID([.F431];6;1);&quot;&quot;;MAX([.A$7:.A431])+1)">
            <text:p/>
          </table:table-cell>
          <table:table-cell table:style-name="ce232" office:value-type="string">
            <text:p>FNC_SOC_SPC_13_02</text:p>
          </table:table-cell>
          <table:table-cell table:style-name="ce237" table:formula="of:=IF(MID([.F432];6;1)&gt;MID([.F431];6;1);[.C431];[.C431]+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64" office:value-type="string">
            <text:p>Step 4: Change Show Window State option</text:p>
          </table:table-cell>
          <table:table-cell table:style-name="ce260" office:value-type="string">
            <text:p>- Check/uncheck <text:span text:style-name="T18">Show Window state</text:span>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33];6;1)&gt;MID([.F432];6;1);&quot;&quot;;MAX([.A$7:.A432])+1)" office:value-type="float" office:value="116">
            <text:p>116</text:p>
          </table:table-cell>
          <table:table-cell table:style-name="ce232" office:value-type="string">
            <text:p>FNC_SOC_SPC_13_02</text:p>
          </table:table-cell>
          <table:table-cell table:style-name="ce237" table:formula="of:=IF(MID([.F433];6;1)&gt;MID([.F432];6;1);[.C432];[.C432]+1)" office:value-type="float" office:value="65">
            <text:p>065</text:p>
          </table:table-cell>
          <table:table-cell table:style-name="ce239" office:value-type="string">
            <text:p>Social\Page_Nav\Node\Edit page\Portlet</text:p>
          </table:table-cell>
          <table:table-cell table:style-name="ce244" office:value-type="string">
            <text:p>Edit nodes page to show portlet mode/window state without showing portlet Infor bar</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34];6;1)&gt;MID([.F433];6;1);&quot;&quot;;MAX([.A$7:.A433])+1)">
            <text:p/>
          </table:table-cell>
          <table:table-cell table:style-name="ce232" office:value-type="string">
            <text:p>FNC_SOC_SPC_13_02</text:p>
          </table:table-cell>
          <table:table-cell table:style-name="ce237" table:formula="of:=IF(MID([.F434];6;1)&gt;MID([.F433];6;1);[.C433];[.C433]+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5];6;1)&gt;MID([.F434];6;1);&quot;&quot;;MAX([.A$7:.A434])+1)">
            <text:p/>
          </table:table-cell>
          <table:table-cell table:style-name="ce232" office:value-type="string">
            <text:p>FNC_SOC_SPC_13_02</text:p>
          </table:table-cell>
          <table:table-cell table:style-name="ce237" table:formula="of:=IF(MID([.F435];6;1)&gt;MID([.F434];6;1);[.C434];[.C434]+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36];6;1)&gt;MID([.F435];6;1);&quot;&quot;;MAX([.A$7:.A435])+1)">
            <text:p/>
          </table:table-cell>
          <table:table-cell table:style-name="ce232" office:value-type="string">
            <text:p>FNC_SOC_SPC_13_02</text:p>
          </table:table-cell>
          <table:table-cell table:style-name="ce237" table:formula="of:=IF(MID([.F436];6;1)&gt;MID([.F435];6;1);[.C435];[.C435]+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7" office:value-type="string">
            <text:p>Step 4: Don't show Infor bar</text:p>
          </table:table-cell>
          <table:table-cell table:style-name="ce265" office:value-type="string">
            <text:p><text:span text:style-name="T12">- Do not choose Show Infor bar option</text:span></text:p>
            <text:p><text:span text:style-name="T12">- Choose Show Window state/portlet mode </text:span><text:span text:style-name="T12">option(s)</text:span></text:p>
            <text:p><text:span text:style-name="T12">- Click </text:span><text:span text:style-name="T1">Save </text:span><text:span text:style-name="T12">in edit portlet form</text:span></text:p>
            <text:p/>
          </table:table-cell>
          <table:table-cell table:style-name="ce243" office:value-type="string">
            <text:p>- Change is saved</text:p>
            <text:p>- Edited page is shown without Infor bar and of course no window state/<text:span text:style-name="T30">porlet</text:span> mode for edited portlet in page conten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7];6;1)&gt;MID([.F436];6;1);&quot;&quot;;MAX([.A$7:.A436])+1)" office:value-type="float" office:value="117">
            <text:p>117</text:p>
          </table:table-cell>
          <table:table-cell table:style-name="ce232" office:value-type="string">
            <text:p>FNC_SOC_SPC_13_02</text:p>
          </table:table-cell>
          <table:table-cell table:style-name="ce237" table:formula="of:=IF(MID([.F437];6;1)&gt;MID([.F436];6;1);[.C436];[.C436]+1)" office:value-type="float" office:value="66">
            <text:p>066</text:p>
          </table:table-cell>
          <table:table-cell table:style-name="ce239" office:value-type="string">
            <text:p>Social\Page_Nav\Node\Edit page\Portlet</text:p>
          </table:table-cell>
          <table:table-cell table:style-name="ce254" office:value-type="string">
            <text:p>Change description of portlet with 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38];6;1)&gt;MID([.F437];6;1);&quot;&quot;;MAX([.A$7:.A437])+1)">
            <text:p/>
          </table:table-cell>
          <table:table-cell table:style-name="ce232" office:value-type="string">
            <text:p>FNC_SOC_SPC_13_02</text:p>
          </table:table-cell>
          <table:table-cell table:style-name="ce237" table:formula="of:=IF(MID([.F438];6;1)&gt;MID([.F437];6;1);[.C437];[.C437]+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9];6;1)&gt;MID([.F438];6;1);&quot;&quot;;MAX([.A$7:.A438])+1)">
            <text:p/>
          </table:table-cell>
          <table:table-cell table:style-name="ce232" office:value-type="string">
            <text:p>FNC_SOC_SPC_13_02</text:p>
          </table:table-cell>
          <table:table-cell table:style-name="ce237" table:formula="of:=IF(MID([.F439];6;1)&gt;MID([.F438];6;1);[.C438];[.C438]+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0];6;1)&gt;MID([.F439];6;1);&quot;&quot;;MAX([.A$7:.A439])+1)">
            <text:p/>
          </table:table-cell>
          <table:table-cell table:style-name="ce232" office:value-type="string">
            <text:p>FNC_SOC_SPC_13_02</text:p>
          </table:table-cell>
          <table:table-cell table:style-name="ce237" table:formula="of:=IF(MID([.F440];6;1)&gt;MID([.F439];6;1);[.C439];[.C439]+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64" office:value-type="string">
            <text:p>Step 4: Change Description</text:p>
          </table:table-cell>
          <table:table-cell table:style-name="ce260" office:value-type="string">
            <text:p>- Change current Portlet description</text:p>
            <text:p>- Click <text:span text:style-name="T1">Save</text:span></text:p>
          </table:table-cell>
          <table:table-cell table:style-name="ce264" office:value-type="string">
            <text:p>- Change is saved</text:p>
            <text:p>- New description is displayed in that portlet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1];6;1)&gt;MID([.F440];6;1);&quot;&quot;;MAX([.A$7:.A440])+1)" office:value-type="float" office:value="118">
            <text:p>118</text:p>
          </table:table-cell>
          <table:table-cell table:style-name="ce232" office:value-type="string">
            <text:p>FNC_SOC_SPC_13_02</text:p>
          </table:table-cell>
          <table:table-cell table:style-name="ce237" table:formula="of:=IF(MID([.F441];6;1)&gt;MID([.F440];6;1);[.C440];[.C440]+1)" office:value-type="float" office:value="67">
            <text:p>067</text:p>
          </table:table-cell>
          <table:table-cell table:style-name="ce239" office:value-type="string">
            <text:p>Social\Page_Nav\Node\Edit page\Portlet</text:p>
          </table:table-cell>
          <table:table-cell table:style-name="ce232" office:value-type="string">
            <text:p>Change description of portlet with blank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42];6;1)&gt;MID([.F441];6;1);&quot;&quot;;MAX([.A$7:.A441])+1)">
            <text:p/>
          </table:table-cell>
          <table:table-cell table:style-name="ce232" office:value-type="string">
            <text:p>FNC_SOC_SPC_13_02</text:p>
          </table:table-cell>
          <table:table-cell table:style-name="ce237" table:formula="of:=IF(MID([.F442];6;1)&gt;MID([.F441];6;1);[.C441];[.C441]+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3];6;1)&gt;MID([.F442];6;1);&quot;&quot;;MAX([.A$7:.A442])+1)">
            <text:p/>
          </table:table-cell>
          <table:table-cell table:style-name="ce232" office:value-type="string">
            <text:p>FNC_SOC_SPC_13_02</text:p>
          </table:table-cell>
          <table:table-cell table:style-name="ce237" table:formula="of:=IF(MID([.F443];6;1)&gt;MID([.F442];6;1);[.C442];[.C442]+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4];6;1)&gt;MID([.F443];6;1);&quot;&quot;;MAX([.A$7:.A443])+1)">
            <text:p/>
          </table:table-cell>
          <table:table-cell table:style-name="ce232" office:value-type="string">
            <text:p>FNC_SOC_SPC_13_02</text:p>
          </table:table-cell>
          <table:table-cell table:style-name="ce237" table:formula="of:=IF(MID([.F444];6;1)&gt;MID([.F443];6;1);[.C443];[.C443]+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64" office:value-type="string">
            <text:p>Step 4: Change Description</text:p>
          </table:table-cell>
          <table:table-cell table:style-name="ce268" office:value-type="string">
            <text:p>- Leave <text:span text:style-name="T1">Description</text:span> blank</text:p>
            <text:p>- Click <text:span text:style-name="T1">Save</text:span></text:p>
          </table:table-cell>
          <table:table-cell table:style-name="ce258" office:value-type="string">
            <text:p>Edit portlet form is closed, return to show portlet control, edited portlet is displayed with default description instead of blank</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5];6;1)&gt;MID([.F444];6;1);&quot;&quot;;MAX([.A$7:.A444])+1)" office:value-type="float" office:value="119">
            <text:p>119</text:p>
          </table:table-cell>
          <table:table-cell table:style-name="ce232" office:value-type="string">
            <text:p>FNC_SOC_SPC_13_02</text:p>
          </table:table-cell>
          <table:table-cell table:style-name="ce237" table:formula="of:=IF(MID([.F445];6;1)&gt;MID([.F444];6;1);[.C444];[.C444]+1)" office:value-type="float" office:value="68">
            <text:p>068</text:p>
          </table:table-cell>
          <table:table-cell table:style-name="ce239" office:value-type="string">
            <text:p>Social\Page_Nav\Node\Edit page\Portlet</text:p>
          </table:table-cell>
          <table:table-cell table:style-name="ce254" office:value-type="string">
            <text:p>Change description of portlet with in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46];6;1)&gt;MID([.F445];6;1);&quot;&quot;;MAX([.A$7:.A445])+1)">
            <text:p/>
          </table:table-cell>
          <table:table-cell table:style-name="ce232" office:value-type="string">
            <text:p>FNC_SOC_SPC_13_02</text:p>
          </table:table-cell>
          <table:table-cell table:style-name="ce237" table:formula="of:=IF(MID([.F446];6;1)&gt;MID([.F445];6;1);[.C445];[.C445]+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7];6;1)&gt;MID([.F446];6;1);&quot;&quot;;MAX([.A$7:.A446])+1)">
            <text:p/>
          </table:table-cell>
          <table:table-cell table:style-name="ce232" office:value-type="string">
            <text:p>FNC_SOC_SPC_13_02</text:p>
          </table:table-cell>
          <table:table-cell table:style-name="ce237" table:formula="of:=IF(MID([.F447];6;1)&gt;MID([.F446];6;1);[.C446];[.C446]+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8];6;1)&gt;MID([.F447];6;1);&quot;&quot;;MAX([.A$7:.A447])+1)">
            <text:p/>
          </table:table-cell>
          <table:table-cell table:style-name="ce232" office:value-type="string">
            <text:p>FNC_SOC_SPC_13_02</text:p>
          </table:table-cell>
          <table:table-cell table:style-name="ce237" table:formula="of:=IF(MID([.F448];6;1)&gt;MID([.F447];6;1);[.C447];[.C447]+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64" office:value-type="string">
            <text:p>Step 4: Change Description</text:p>
          </table:table-cell>
          <table:table-cell table:style-name="ce268" office:value-type="string">
            <text:p>- Edit current Description with new value over 255 characters</text:p>
            <text:p>- Click <text:span text:style-name="T1">Save</text:span></text:p>
          </table:table-cell>
          <table:table-cell table:style-name="ce273" office:value-type="string">
            <text:p>Show message alerts Description must be less than 255 characte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9];6;1)&gt;MID([.F448];6;1);&quot;&quot;;MAX([.A$7:.A448])+1)" office:value-type="float" office:value="120">
            <text:p>120</text:p>
          </table:table-cell>
          <table:table-cell table:style-name="ce232" office:value-type="string">
            <text:p>FNC_SOC_SPC_13_02</text:p>
          </table:table-cell>
          <table:table-cell table:style-name="ce237" table:formula="of:=IF(MID([.F449];6;1)&gt;MID([.F448];6;1);[.C448];[.C448]+1)" office:value-type="float" office:value="69">
            <text:p>069</text:p>
          </table:table-cell>
          <table:table-cell table:style-name="ce239" office:value-type="string">
            <text:p>Social\Page_Nav\Node\Edit page\Portlet</text:p>
          </table:table-cell>
          <table:table-cell table:style-name="ce250" office:value-type="string">
            <text:p>Check editing display icon for a portle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50];6;1)&gt;MID([.F449];6;1);&quot;&quot;;MAX([.A$7:.A449])+1)">
            <text:p/>
          </table:table-cell>
          <table:table-cell table:style-name="ce232" office:value-type="string">
            <text:p>FNC_SOC_SPC_13_02</text:p>
          </table:table-cell>
          <table:table-cell table:style-name="ce237" table:formula="of:=IF(MID([.F450];6;1)&gt;MID([.F449];6;1);[.C449];[.C449]+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1];6;1)&gt;MID([.F450];6;1);&quot;&quot;;MAX([.A$7:.A450])+1)">
            <text:p/>
          </table:table-cell>
          <table:table-cell table:style-name="ce232" office:value-type="string">
            <text:p>FNC_SOC_SPC_13_02</text:p>
          </table:table-cell>
          <table:table-cell table:style-name="ce237" table:formula="of:=IF(MID([.F451];6;1)&gt;MID([.F450];6;1);[.C450];[.C450]+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3: Check when choose a specific icon from list</text:p>
          </table:table-cell>
          <table:table-cell table:style-name="ce260" office:value-type="string">
            <text:p>In Edit icon form:</text:p>
            <text:p>- Choose category</text:p>
            <text:p>- Click on one icon from right pane</text:p>
          </table:table-cell>
          <table:table-cell table:style-name="ce264" office:value-type="string">
            <text:p>- Selected icon is marked</text:p>
            <text:p>- Selected icon's name is displayed at the bottom of edit form</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452];6;1)&gt;MID([.F451];6;1);&quot;&quot;;MAX([.A$7:.A451])+1)">
            <text:p/>
          </table:table-cell>
          <table:table-cell table:style-name="ce232" office:value-type="string">
            <text:p>FNC_SOC_SPC_13_02</text:p>
          </table:table-cell>
          <table:table-cell table:style-name="ce237" table:formula="of:=IF(MID([.F452];6;1)&gt;MID([.F451];6;1);[.C451];[.C451]+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4: Check when choose default icon for editing portlet</text:p>
          </table:table-cell>
          <table:table-cell table:style-name="ce260" office:value-type="string">
            <text:p>Click <text:span text:style-name="T1">Get Default</text:span> link from top right pane</text:p>
          </table:table-cell>
          <table:table-cell table:style-name="ce264" office:value-type="string">
            <text:p>Value for Current selected icon name is “Defaul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3];6;1)&gt;MID([.F452];6;1);&quot;&quot;;MAX([.A$7:.A452])+1)">
            <text:p/>
          </table:table-cell>
          <table:table-cell table:style-name="ce232" office:value-type="string">
            <text:p>FNC_SOC_SPC_13_02</text:p>
          </table:table-cell>
          <table:table-cell table:style-name="ce237" table:formula="of:=IF(MID([.F453];6;1)&gt;MID([.F452];6;1);[.C452];[.C452]+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5: Change icon for editing portlet</text:p>
          </table:table-cell>
          <table:table-cell table:style-name="ce260" office:value-type="string">
            <text:p>- Choose one icon from right pane</text:p>
            <text:p>- Click <text:span text:style-name="T1">Save</text:span></text:p>
          </table:table-cell>
          <table:table-cell table:style-name="ce264" office:value-type="string">
            <text:p>- Change is saved </text:p>
            <text:p>- New selected icon is displayed in portlet title bar</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4];6;1)&gt;MID([.F453];6;1);&quot;&quot;;MAX([.A$7:.A453])+1)" office:value-type="float" office:value="121">
            <text:p>121</text:p>
          </table:table-cell>
          <table:table-cell table:style-name="ce232" office:value-type="string">
            <text:p>FNC_SOC_SPC_13_02</text:p>
          </table:table-cell>
          <table:table-cell table:style-name="ce237" table:formula="of:=IF(MID([.F454];6;1)&gt;MID([.F453];6;1);[.C453];[.C453]+1)" office:value-type="float" office:value="70">
            <text:p>070</text:p>
          </table:table-cell>
          <table:table-cell table:style-name="ce239" office:value-type="string">
            <text:p>Social\Page_Nav\Node\Edit page\Portlet</text:p>
          </table:table-cell>
          <table:table-cell table:style-name="ce250" office:value-type="string">
            <text:p>Check editing display themes for a portle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55];6;1)&gt;MID([.F454];6;1);&quot;&quot;;MAX([.A$7:.A454])+1)">
            <text:p/>
          </table:table-cell>
          <table:table-cell table:style-name="ce232" office:value-type="string">
            <text:p>FNC_SOC_SPC_13_02</text:p>
          </table:table-cell>
          <table:table-cell table:style-name="ce237" table:formula="of:=IF(MID([.F455];6;1)&gt;MID([.F454];6;1);[.C454];[.C454]+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6];6;1)&gt;MID([.F455];6;1);&quot;&quot;;MAX([.A$7:.A455])+1)">
            <text:p/>
          </table:table-cell>
          <table:table-cell table:style-name="ce232" office:value-type="string">
            <text:p>FNC_SOC_SPC_13_02</text:p>
          </table:table-cell>
          <table:table-cell table:style-name="ce237" table:formula="of:=IF(MID([.F456];6;1)&gt;MID([.F455];6;1);[.C455];[.C455]+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64" office:value-type="string">
            <text:p>Step 3: Check when choose default theme</text:p>
          </table:table-cell>
          <table:table-cell table:style-name="ce260" office:value-type="string">
            <text:p>In Edit Theme form:</text:p>
            <text:p>- Click Get Default link from top right pane</text:p>
          </table:table-cell>
          <table:table-cell table:style-name="ce264" office:value-type="string">
            <text:p>Default theme image is displayed in right pan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7];6;1)&gt;MID([.F456];6;1);&quot;&quot;;MAX([.A$7:.A456])+1)">
            <text:p/>
          </table:table-cell>
          <table:table-cell table:style-name="ce232" office:value-type="string">
            <text:p>FNC_SOC_SPC_13_02</text:p>
          </table:table-cell>
          <table:table-cell table:style-name="ce237" table:formula="of:=IF(MID([.F457];6;1)&gt;MID([.F456];6;1);[.C456];[.C456]+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64" office:value-type="string">
            <text:p>Step 4: Change theme for portlet</text:p>
          </table:table-cell>
          <table:table-cell table:style-name="ce260" office:value-type="string">
            <text:p>- Choose a theme from list</text:p>
            <text:p>- Click <text:span text:style-name="T1">Save</text:span></text:p>
          </table:table-cell>
          <table:table-cell table:style-name="ce264" office:value-type="string">
            <text:p>Change is saved and selected theme is displayed as default when show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8];6;1)&gt;MID([.F457];6;1);&quot;&quot;;MAX([.A$7:.A457])+1)" office:value-type="float" office:value="122">
            <text:p>122</text:p>
          </table:table-cell>
          <table:table-cell table:style-name="ce232" office:value-type="string">
            <text:p>FNC_SOC_SPC_13_02</text:p>
          </table:table-cell>
          <table:table-cell table:style-name="ce237" table:formula="of:=IF(MID([.F458];6;1)&gt;MID([.F457];6;1);[.C457];[.C457]+1)" office:value-type="float" office:value="71">
            <text:p>071</text:p>
          </table:table-cell>
          <table:table-cell table:style-name="ce239" office:value-type="string">
            <text:p>Social\Page_Nav\Node\Edit page\Portlet</text:p>
          </table:table-cell>
          <table:table-cell table:style-name="ce250" office:value-type="string">
            <text:p>Check Abort function after edit portlet without saving the edit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59];6;1)&gt;MID([.F458];6;1);&quot;&quot;;MAX([.A$7:.A458])+1)">
            <text:p/>
          </table:table-cell>
          <table:table-cell table:style-name="ce232" office:value-type="string">
            <text:p>FNC_SOC_SPC_13_02</text:p>
          </table:table-cell>
          <table:table-cell table:style-name="ce237" table:formula="of:=IF(MID([.F459];6;1)&gt;MID([.F458];6;1);[.C458];[.C458]+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0];6;1)&gt;MID([.F459];6;1);&quot;&quot;;MAX([.A$7:.A459])+1)">
            <text:p/>
          </table:table-cell>
          <table:table-cell table:style-name="ce232" office:value-type="string">
            <text:p>FNC_SOC_SPC_13_02</text:p>
          </table:table-cell>
          <table:table-cell table:style-name="ce237" table:formula="of:=IF(MID([.F460];6;1)&gt;MID([.F459];6;1);[.C459];[.C459]+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64" office:value-type="string">
            <text:p>Step 3: Edit portlet</text:p>
          </table:table-cell>
          <table:table-cell table:style-name="ce260" office:value-type="string">
            <text:p>- Make change for current portlet</text:p>
            <text:p>- Click <text:span text:style-name="T1">Save </text:span><text:span text:style-name="T12">in Edit portlet form</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61];6;1)&gt;MID([.F460];6;1);&quot;&quot;;MAX([.A$7:.A460])+1)">
            <text:p/>
          </table:table-cell>
          <table:table-cell table:style-name="ce232" office:value-type="string">
            <text:p>FNC_SOC_SPC_13_02</text:p>
          </table:table-cell>
          <table:table-cell table:style-name="ce237" table:formula="of:=IF(MID([.F461];6;1)&gt;MID([.F460];6;1);[.C460];[.C460]+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64" office:value-type="string">
            <text:p>Step 4: Check Abort</text:p>
          </table:table-cell>
          <table:table-cell table:style-name="ce260" office:value-type="string">
            <text:p>- Click <text:span text:style-name="T1">Abort </text:span><text:span text:style-name="T12">icon page editor</text:span></text:p>
            <text:p><text:span text:style-name="T12">- Click Save button on navigation </text:span><text:span text:style-name="T12">management</text:span></text:p>
          </table:table-cell>
          <table:table-cell table:style-name="ce264" office:value-type="string">
            <text:p>- Navigation management form is closed</text:p>
            <text:p>- When shown form to edit above portlet like step 3, change was not saved, return to show value before edit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2];6;1)&gt;MID([.F461];6;1);&quot;&quot;;MAX([.A$7:.A461])+1)" office:value-type="float" office:value="123">
            <text:p>123</text:p>
          </table:table-cell>
          <table:table-cell table:style-name="ce232" office:value-type="string">
            <text:p>FNC_SOC_SPC_13_02</text:p>
          </table:table-cell>
          <table:table-cell table:style-name="ce237" table:formula="of:=IF(MID([.F462];6;1)&gt;MID([.F461];6;1);[.C461];[.C461]+1)" office:value-type="float" office:value="72">
            <text:p>072</text:p>
          </table:table-cell>
          <table:table-cell table:style-name="ce239" office:value-type="string">
            <text:p>Social\Page_Nav\Node\Edit page\Portlet</text:p>
          </table:table-cell>
          <table:table-cell table:style-name="ce250" office:value-type="string">
            <text:p>Check Finish function after edit porlet with sav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style-name="ce224" table:number-columns-repeated="246"/>
        </table:table-row>
        <table:table-row table:style-name="ro20">
          <table:table-cell table:style-name="ce228" table:formula="of:=IF(MID([.F463];6;1)&gt;MID([.F462];6;1);&quot;&quot;;MAX([.A$7:.A462])+1)">
            <text:p/>
          </table:table-cell>
          <table:table-cell table:style-name="ce232" office:value-type="string">
            <text:p>FNC_SOC_SPC_13_02</text:p>
          </table:table-cell>
          <table:table-cell table:style-name="ce237" table:formula="of:=IF(MID([.F463];6;1)&gt;MID([.F462];6;1);[.C462];[.C462]+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464];6;1)&gt;MID([.F463];6;1);&quot;&quot;;MAX([.A$7:.A463])+1)">
            <text:p/>
          </table:table-cell>
          <table:table-cell table:style-name="ce232" office:value-type="string">
            <text:p>FNC_SOC_SPC_13_02</text:p>
          </table:table-cell>
          <table:table-cell table:style-name="ce237" table:formula="of:=IF(MID([.F464];6;1)&gt;MID([.F463];6;1);[.C463];[.C463]+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64" office:value-type="string">
            <text:p>Step 3: Edit portlet</text:p>
          </table:table-cell>
          <table:table-cell table:style-name="ce260" office:value-type="string">
            <text:p>- Make change for current portlet</text:p>
            <text:p>- Click <text:span text:style-name="T1">Save </text:span><text:span text:style-name="T12">in Edit portlet form</text:span></text:p>
          </table:table-cell>
          <table:table-cell table:style-name="ce264" office:value-type="string">
            <text:p>Change is saved and displayed as edited when open form to edit that portlet again</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65];6;1)&gt;MID([.F464];6;1);&quot;&quot;;MAX([.A$7:.A464])+1)">
            <text:p/>
          </table:table-cell>
          <table:table-cell table:style-name="ce232" office:value-type="string">
            <text:p>FNC_SOC_SPC_13_02</text:p>
          </table:table-cell>
          <table:table-cell table:style-name="ce237" table:formula="of:=IF(MID([.F465];6;1)&gt;MID([.F464];6;1);[.C464];[.C464]+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64" office:value-type="string">
            <text:p>Step 4: Check Finish</text:p>
          </table:table-cell>
          <table:table-cell table:style-name="ce260" office:value-type="string">
            <text:p>- Click <text:span text:style-name="T1">finish </text:span><text:span text:style-name="T12">icon on page editor</text:span></text:p>
            <text:p><text:span text:style-name="T12">- Click Save button on navigation </text:span><text:span text:style-name="T12">management</text:span></text:p>
          </table:table-cell>
          <table:table-cell table:style-name="ce264" office:value-type="string">
            <text:p>- Edit page and Nav form is closed</text:p>
            <text:p>- When shown form to edit above portlet like step 3, change was sav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66];6;1)&gt;MID([.F465];6;1);&quot;&quot;;MAX([.A$7:.A465])+1)" office:value-type="float" office:value="124">
            <text:p>124</text:p>
          </table:table-cell>
          <table:table-cell table:style-name="ce232" office:value-type="string">
            <text:p>FNC_SOC_SPC_13_02</text:p>
          </table:table-cell>
          <table:table-cell table:style-name="ce237" table:formula="of:=IF(MID([.F466];6;1)&gt;MID([.F465];6;1);[.C465];[.C465]+1)" office:value-type="float" office:value="73">
            <text:p>073</text:p>
          </table:table-cell>
          <table:table-cell table:style-name="ce239" office:value-type="string">
            <text:p>Social\Page_Nav\Node\Edit page\Portlet</text:p>
          </table:table-cell>
          <table:table-cell table:style-name="ce250" office:value-type="string">
            <text:p>Check when remove added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67];6;1)&gt;MID([.F466];6;1);&quot;&quot;;MAX([.A$7:.A466])+1)">
            <text:p/>
          </table:table-cell>
          <table:table-cell table:style-name="ce232" office:value-type="string">
            <text:p>FNC_SOC_SPC_13_02</text:p>
          </table:table-cell>
          <table:table-cell table:style-name="ce237" table:formula="of:=IF(MID([.F467];6;1)&gt;MID([.F466];6;1);[.C466];[.C466]+1)" office:value-type="float" office:value="73">
            <text:p>073</text:p>
          </table:table-cell>
          <table:table-cell table:style-name="ce239" office:value-type="string">
            <text:p>Social\Page_Nav\Node\Edit page\Portlet</text:p>
          </table:table-cell>
          <table:table-cell table:style-name="ce251" office:value-type="string">
            <text:p>Check when remove added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8];6;1)&gt;MID([.F467];6;1);&quot;&quot;;MAX([.A$7:.A467])+1)">
            <text:p/>
          </table:table-cell>
          <table:table-cell table:style-name="ce232" office:value-type="string">
            <text:p>FNC_SOC_SPC_13_02</text:p>
          </table:table-cell>
          <table:table-cell table:style-name="ce237" table:formula="of:=IF(MID([.F468];6;1)&gt;MID([.F467];6;1);[.C467];[.C467]+1)" office:value-type="float" office:value="73">
            <text:p>073</text:p>
          </table:table-cell>
          <table:table-cell table:style-name="ce239" office:value-type="string">
            <text:p>Social\Page_Nav\Node\Edit page\Portlet</text:p>
          </table:table-cell>
          <table:table-cell table:style-name="ce251" office:value-type="string">
            <text:p>Check when remove added portlet in page content</text:p>
          </table:table-cell>
          <table:table-cell table:style-name="ce264" office:value-type="string">
            <text:p>Step 3: Remove portlet from page area</text:p>
          </table:table-cell>
          <table:table-cell table:style-name="ce260" office:value-type="string">
            <text:p>- Move mouse over the portler and Click <text:span text:style-name="T1">Delete</text:span> (x) icon on mark layer</text:p>
            <text:p>- Click <text:span text:style-name="T1">OK</text:span> to confirm</text:p>
          </table:table-cell>
          <table:table-cell table:style-name="ce264" office:value-type="string">
            <text:p>That portlet is removed from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9];6;1)&gt;MID([.F468];6;1);&quot;&quot;;MAX([.A$7:.A468])+1)" office:value-type="float" office:value="125">
            <text:p>125</text:p>
          </table:table-cell>
          <table:table-cell table:style-name="ce232" office:value-type="string">
            <text:p>FNC_SOC_SPC_13_02</text:p>
          </table:table-cell>
          <table:table-cell table:style-name="ce237" table:formula="of:=IF(MID([.F469];6;1)&gt;MID([.F468];6;1);[.C468];[.C468]+1)" office:value-type="float" office:value="74">
            <text:p>074</text:p>
          </table:table-cell>
          <table:table-cell table:style-name="ce239" office:value-type="string">
            <text:p>Social\Page_Nav\Node\Edit page\Portlet</text:p>
          </table:table-cell>
          <table:table-cell table:style-name="ce244" office:value-type="string">
            <text:p>Check when change position of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70];6;1)&gt;MID([.F469];6;1);&quot;&quot;;MAX([.A$7:.A469])+1)">
            <text:p/>
          </table:table-cell>
          <table:table-cell table:style-name="ce232" office:value-type="string">
            <text:p>FNC_SOC_SPC_13_02</text:p>
          </table:table-cell>
          <table:table-cell table:style-name="ce237" table:formula="of:=IF(MID([.F470];6;1)&gt;MID([.F469];6;1);[.C469];[.C469]+1)" office:value-type="float" office:value="74">
            <text:p>074</text:p>
          </table:table-cell>
          <table:table-cell table:style-name="ce239" office:value-type="string">
            <text:p>Social\Page_Nav\Node\Edit page\Portlet</text:p>
          </table:table-cell>
          <table:table-cell table:style-name="ce245" office:value-type="string">
            <text:p>Check when change position of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71];6;1)&gt;MID([.F470];6;1);&quot;&quot;;MAX([.A$7:.A470])+1)">
            <text:p/>
          </table:table-cell>
          <table:table-cell table:style-name="ce232" office:value-type="string">
            <text:p>FNC_SOC_SPC_13_02</text:p>
          </table:table-cell>
          <table:table-cell table:style-name="ce237" table:formula="of:=IF(MID([.F471];6;1)&gt;MID([.F470];6;1);[.C470];[.C470]+1)" office:value-type="float" office:value="74">
            <text:p>074</text:p>
          </table:table-cell>
          <table:table-cell table:style-name="ce239" office:value-type="string">
            <text:p>Social\Page_Nav\Node\Edit page\Portlet</text:p>
          </table:table-cell>
          <table:table-cell table:style-name="ce245" office:value-type="string">
            <text:p>Check when change position of portlet in page content</text:p>
          </table:table-cell>
          <table:table-cell table:style-name="ce258" office:value-type="string">
            <text:p>Step 3: Re-arrange page content</text:p>
          </table:table-cell>
          <table:table-cell table:style-name="ce260" office:value-type="string">
            <text:p>- Click on the icon at the left top of portlet</text:p>
            <text:p>- Drag and drop portlet to new place in page area</text:p>
          </table:table-cell>
          <table:table-cell table:style-name="ce258" office:value-type="string">
            <text:p>Portlet is moved to new place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2];6;1)&gt;MID([.F471];6;1);&quot;&quot;;MAX([.A$7:.A471])+1)" office:value-type="float" office:value="126">
            <text:p>126</text:p>
          </table:table-cell>
          <table:table-cell table:style-name="ce232" office:value-type="string">
            <text:p>FNC_SOC_SPC_13_02</text:p>
          </table:table-cell>
          <table:table-cell table:style-name="ce237" table:formula="of:=IF(MID([.F472];6;1)&gt;MID([.F471];6;1);[.C471];[.C471]+1)" office:value-type="float" office:value="75">
            <text:p>075</text:p>
          </table:table-cell>
          <table:table-cell table:style-name="ce239" office:value-type="string">
            <text:p>Social\Page_Nav\Node\Edit page\Portlet</text:p>
          </table:table-cell>
          <table:table-cell table:style-name="ce244" office:value-type="string">
            <text:p>Check when add more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73];6;1)&gt;MID([.F472];6;1);&quot;&quot;;MAX([.A$7:.A472])+1)">
            <text:p/>
          </table:table-cell>
          <table:table-cell table:style-name="ce232" office:value-type="string">
            <text:p>FNC_SOC_SPC_13_02</text:p>
          </table:table-cell>
          <table:table-cell table:style-name="ce237" table:formula="of:=IF(MID([.F473];6;1)&gt;MID([.F472];6;1);[.C472];[.C472]+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474];6;1)&gt;MID([.F473];6;1);&quot;&quot;;MAX([.A$7:.A473])+1)">
            <text:p/>
          </table:table-cell>
          <table:table-cell table:style-name="ce232" office:value-type="string">
            <text:p>FNC_SOC_SPC_13_02</text:p>
          </table:table-cell>
          <table:table-cell table:style-name="ce237" table:formula="of:=IF(MID([.F474];6;1)&gt;MID([.F473];6;1);[.C473];[.C473]+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5];6;1)&gt;MID([.F474];6;1);&quot;&quot;;MAX([.A$7:.A474])+1)">
            <text:p/>
          </table:table-cell>
          <table:table-cell table:style-name="ce232" office:value-type="string">
            <text:p>FNC_SOC_SPC_13_02</text:p>
          </table:table-cell>
          <table:table-cell table:style-name="ce237" table:formula="of:=IF(MID([.F475];6;1)&gt;MID([.F474];6;1);[.C474];[.C474]+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4: Check showing page after being edited</text:p>
          </table:table-cell>
          <table:table-cell table:style-name="ce260" office:value-type="string">
            <text:p>- Save all changes</text:p>
            <text:p>- Escape page editor</text:p>
            <text:p>- Select edited node to view page</text:p>
          </table:table-cell>
          <table:table-cell table:style-name="ce258" office:value-type="string">
            <text:p>Page is displayed with new content contains new added portle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6];6;1)&gt;MID([.F475];6;1);&quot;&quot;;MAX([.A$7:.A475])+1)" office:value-type="float" office:value="127">
            <text:p>127</text:p>
          </table:table-cell>
          <table:table-cell table:style-name="ce232" office:value-type="string">
            <text:p>FNC_SOC_SPC_13_02</text:p>
          </table:table-cell>
          <table:table-cell table:style-name="ce237" table:formula="of:=IF(MID([.F476];6;1)&gt;MID([.F475];6;1);[.C475];[.C475]+1)" office:value-type="float" office:value="76">
            <text:p>076</text:p>
          </table:table-cell>
          <table:table-cell table:style-name="ce239" office:value-type="string">
            <text:p>Social\Page_Nav\Node\Edit page\Portlet</text:p>
          </table:table-cell>
          <table:table-cell table:style-name="ce244" office:value-type="string">
            <text:p>Check Abort function after edited page portlet layout without saving edit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77];6;1)&gt;MID([.F476];6;1);&quot;&quot;;MAX([.A$7:.A476])+1)">
            <text:p/>
          </table:table-cell>
          <table:table-cell table:style-name="ce232" office:value-type="string">
            <text:p>FNC_SOC_SPC_13_02</text:p>
          </table:table-cell>
          <table:table-cell table:style-name="ce237" table:formula="of:=IF(MID([.F477];6;1)&gt;MID([.F476];6;1);[.C476];[.C476]+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8];6;1)&gt;MID([.F477];6;1);&quot;&quot;;MAX([.A$7:.A477])+1)">
            <text:p/>
          </table:table-cell>
          <table:table-cell table:style-name="ce232" office:value-type="string">
            <text:p>FNC_SOC_SPC_13_02</text:p>
          </table:table-cell>
          <table:table-cell table:style-name="ce237" table:formula="of:=IF(MID([.F478];6;1)&gt;MID([.F477];6;1);[.C477];[.C477]+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9];6;1)&gt;MID([.F478];6;1);&quot;&quot;;MAX([.A$7:.A478])+1)">
            <text:p/>
          </table:table-cell>
          <table:table-cell table:style-name="ce232" office:value-type="string">
            <text:p>FNC_SOC_SPC_13_02</text:p>
          </table:table-cell>
          <table:table-cell table:style-name="ce237" table:formula="of:=IF(MID([.F479];6;1)&gt;MID([.F478];6;1);[.C478];[.C478]+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4: Check Abort</text:p>
          </table:table-cell>
          <table:table-cell table:style-name="ce260" office:value-type="string">
            <text:p>- Click <text:span text:style-name="T1">Abort</text:span> icon on page editor</text:p>
          </table:table-cell>
          <table:table-cell table:style-name="ce258" office:value-type="string">
            <text:p>- Portlet layout of edited page is returned to value before edited when show form to edit this page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80];6;1)&gt;MID([.F479];6;1);&quot;&quot;;MAX([.A$7:.A479])+1)" office:value-type="float" office:value="128">
            <text:p>128</text:p>
          </table:table-cell>
          <table:table-cell table:style-name="ce232" office:value-type="string">
            <text:p>FNC_SOC_SPC_13_02</text:p>
          </table:table-cell>
          <table:table-cell table:style-name="ce237" table:formula="of:=IF(MID([.F480];6;1)&gt;MID([.F479];6;1);[.C479];[.C479]+1)" office:value-type="float" office:value="77">
            <text:p>077</text:p>
          </table:table-cell>
          <table:table-cell table:style-name="ce239" office:value-type="string">
            <text:p>Social\Page_Nav\Node\Edit page\Portlet</text:p>
          </table:table-cell>
          <table:table-cell table:style-name="ce244" office:value-type="string">
            <text:p>Check Finish function on Editing page after edited page portlet layou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481];6;1)&gt;MID([.F480];6;1);&quot;&quot;;MAX([.A$7:.A480])+1)">
            <text:p/>
          </table:table-cell>
          <table:table-cell table:style-name="ce232" office:value-type="string">
            <text:p>FNC_SOC_SPC_13_02</text:p>
          </table:table-cell>
          <table:table-cell table:style-name="ce237" table:formula="of:=IF(MID([.F481];6;1)&gt;MID([.F480];6;1);[.C480];[.C480]+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82];6;1)&gt;MID([.F481];6;1);&quot;&quot;;MAX([.A$7:.A481])+1)">
            <text:p/>
          </table:table-cell>
          <table:table-cell table:style-name="ce232" office:value-type="string">
            <text:p>FNC_SOC_SPC_13_02</text:p>
          </table:table-cell>
          <table:table-cell table:style-name="ce237" table:formula="of:=IF(MID([.F482];6;1)&gt;MID([.F481];6;1);[.C481];[.C481]+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83];6;1)&gt;MID([.F482];6;1);&quot;&quot;;MAX([.A$7:.A482])+1)">
            <text:p/>
          </table:table-cell>
          <table:table-cell table:style-name="ce232" office:value-type="string">
            <text:p>FNC_SOC_SPC_13_02</text:p>
          </table:table-cell>
          <table:table-cell table:style-name="ce237" table:formula="of:=IF(MID([.F483];6;1)&gt;MID([.F482];6;1);[.C482];[.C482]+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4: Check Save and Finish</text:p>
          </table:table-cell>
          <table:table-cell table:style-name="ce260" office:value-type="string">
            <text:p>- Click <text:span text:style-name="T1">Finish</text:span> icon on Page editor</text:p>
            <text:p>- Click <text:span text:style-name="T1">Save </text:span><text:span text:style-name="T12">on Navigation management</text:span></text:p>
          </table:table-cell>
          <table:table-cell table:style-name="ce258" office:value-type="string">
            <text:p>- Navigation management is closed</text:p>
            <text:p>- Changes on Portlet layout was saved</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484];6;1)&gt;MID([.F483];6;1);&quot;&quot;;MAX([.A$7:.A483])+1)" office:value-type="float" office:value="129">
            <text:p>129</text:p>
          </table:table-cell>
          <table:table-cell table:style-name="ce232" office:value-type="string">
            <text:p>FNC_SOC_SPC_13_02</text:p>
          </table:table-cell>
          <table:table-cell table:style-name="ce237" table:formula="of:=IF(MID([.F484];6;1)&gt;MID([.F483];6;1);[.C483];[.C483]+1)" office:value-type="float" office:value="78">
            <text:p>078</text:p>
          </table:table-cell>
          <table:table-cell table:style-name="ce239" office:value-type="string">
            <text:p>Social\Page_Nav\Node\Edit page\Portlet</text:p>
          </table:table-cell>
          <table:table-cell table:style-name="ce244" office:value-type="string">
            <text:p>Check showing access permission tab of portlet when edit page and navigation</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85];6;1)&gt;MID([.F484];6;1);&quot;&quot;;MAX([.A$7:.A484])+1)">
            <text:p/>
          </table:table-cell>
          <table:table-cell table:style-name="ce232" office:value-type="string">
            <text:p>FNC_SOC_SPC_13_02</text:p>
          </table:table-cell>
          <table:table-cell table:style-name="ce237" table:formula="of:=IF(MID([.F485];6;1)&gt;MID([.F484];6;1);[.C484];[.C484]+1)" office:value-type="float" office:value="78">
            <text:p>078</text:p>
          </table:table-cell>
          <table:table-cell table:style-name="ce239" office:value-type="string">
            <text:p>Social\Page_Nav\Node\Edit page\Portlet</text:p>
          </table:table-cell>
          <table:table-cell table:style-name="ce245" office:value-type="string">
            <text:p>Check showing access permission tab of portlet when edit page and navigation</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86];6;1)&gt;MID([.F485];6;1);&quot;&quot;;MAX([.A$7:.A485])+1)">
            <text:p/>
          </table:table-cell>
          <table:table-cell table:style-name="ce232" office:value-type="string">
            <text:p>FNC_SOC_SPC_13_02</text:p>
          </table:table-cell>
          <table:table-cell table:style-name="ce237" table:formula="of:=IF(MID([.F486];6;1)&gt;MID([.F485];6;1);[.C485];[.C485]+1)" office:value-type="float" office:value="78">
            <text:p>078</text:p>
          </table:table-cell>
          <table:table-cell table:style-name="ce239" office:value-type="string">
            <text:p>Social\Page_Nav\Node\Edit page\Portlet</text:p>
          </table:table-cell>
          <table:table-cell table:style-name="ce245" office:value-type="string">
            <text:p>Check showing access permission tab of portlet when edit page and navigation</text:p>
          </table:table-cell>
          <table:table-cell table:style-name="ce258" office:value-type="string">
            <text:p>Step 3: show access permission tab of portlet</text:p>
          </table:table-cell>
          <table:table-cell table:style-name="ce260" office:value-type="string">
            <text:p>- Move mouse over the portlet and click on <text:span text:style-name="T1">edit portlet </text:span><text:span text:style-name="T12">on mark layer</text:span></text:p>
            <text:p><text:span text:style-name="T1">- </text:span><text:span text:style-name="T12">Select </text:span><text:span text:style-name="T1">Access permission</text:span><text:span text:style-name="T12"> tab</text:span></text:p>
          </table:table-cell>
          <table:table-cell table:style-name="ce258" office:value-type="string">
            <text:p>Show the Access permission form </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87];6;1)&gt;MID([.F486];6;1);&quot;&quot;;MAX([.A$7:.A486])+1)" office:value-type="float" office:value="130">
            <text:p>130</text:p>
          </table:table-cell>
          <table:table-cell table:style-name="ce232" office:value-type="string">
            <text:p>FNC_SOC_SPC_13_02</text:p>
          </table:table-cell>
          <table:table-cell table:style-name="ce237" table:formula="of:=IF(MID([.F487];6;1)&gt;MID([.F486];6;1);[.C486];[.C486]+1)" office:value-type="float" office:value="79">
            <text:p>079</text:p>
          </table:table-cell>
          <table:table-cell table:style-name="ce239" office:value-type="string">
            <text:p>Social\Page_Nav\Node\Edit page\Portlet</text:p>
          </table:table-cell>
          <table:table-cell table:style-name="ce244" office:value-type="string">
            <text:p>Check edit portlet when user has no access right on portlet but has Edit right on page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88];6;1)&gt;MID([.F487];6;1);&quot;&quot;;MAX([.A$7:.A487])+1)">
            <text:p/>
          </table:table-cell>
          <table:table-cell table:style-name="ce232" office:value-type="string">
            <text:p>FNC_SOC_SPC_13_02</text:p>
          </table:table-cell>
          <table:table-cell table:style-name="ce237" table:formula="of:=IF(MID([.F488];6;1)&gt;MID([.F487];6;1);[.C487];[.C487]+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2: Change Edit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489];6;1)&gt;MID([.F488];6;1);&quot;&quot;;MAX([.A$7:.A488])+1)">
            <text:p/>
          </table:table-cell>
          <table:table-cell table:style-name="ce232" office:value-type="string">
            <text:p>FNC_SOC_SPC_13_02</text:p>
          </table:table-cell>
          <table:table-cell table:style-name="ce237" table:formula="of:=IF(MID([.F489];6;1)&gt;MID([.F488];6;1);[.C488];[.C488]+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3: Edit Access permission of portlet</text:p>
          </table:table-cell>
          <table:table-cell table:style-name="ce260" office:value-type="string">
            <text:p>- Select <text:span text:style-name="T1">application </text:span><text:span text:style-name="T12">tab on page editor</text:span></text:p>
            <text:p>- Move mouse over a portlet and click on <text:span text:style-name="T1">[edit portlet] </text:span><text:span text:style-name="T12">icon on mark layer</text:span></text:p>
            <text:p><text:span text:style-name="T1">- </text:span><text:span text:style-name="T12">Select [access permission] tab</text:span></text:p>
            <text:p><text:span text:style-name="T12">- Select user to 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90];6;1)&gt;MID([.F489];6;1);&quot;&quot;;MAX([.A$7:.A489])+1)">
            <text:p/>
          </table:table-cell>
          <table:table-cell table:style-name="ce232" office:value-type="string">
            <text:p>FNC_SOC_SPC_13_02</text:p>
          </table:table-cell>
          <table:table-cell table:style-name="ce237" table:formula="of:=IF(MID([.F490];6;1)&gt;MID([.F489];6;1);[.C489];[.C489]+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4: Check edit portlet when user has no access right on portlet but has Edit right on page contains the portlet</text:p>
          </table:table-cell>
          <table:table-cell table:style-name="ce26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58" office:value-type="string">
            <text:p>Show Edit portlet form. User can edit on portle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491];6;1)&gt;MID([.F490];6;1);&quot;&quot;;MAX([.A$7:.A490])+1)" office:value-type="float" office:value="131">
            <text:p>131</text:p>
          </table:table-cell>
          <table:table-cell table:style-name="ce232" office:value-type="string">
            <text:p>FNC_SOC_SPC_13_02</text:p>
          </table:table-cell>
          <table:table-cell table:style-name="ce237" table:formula="of:=IF(MID([.F491];6;1)&gt;MID([.F490];6;1);[.C490];[.C490]+1)" office:value-type="float" office:value="80">
            <text:p>080</text:p>
          </table:table-cell>
          <table:table-cell table:style-name="ce239" office:value-type="string">
            <text:p>Social\Page_Nav\Node\Edit page\Portlet</text:p>
          </table:table-cell>
          <table:table-cell table:style-name="ce244" office:value-type="string">
            <text:p>Check the displaying of portlet on page with user only has access right on page but no access right with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92];6;1)&gt;MID([.F491];6;1);&quot;&quot;;MAX([.A$7:.A491])+1)">
            <text:p/>
          </table:table-cell>
          <table:table-cell table:style-name="ce232" office:value-type="string">
            <text:p>FNC_SOC_SPC_13_02</text:p>
          </table:table-cell>
          <table:table-cell table:style-name="ce237" table:formula="of:=IF(MID([.F492];6;1)&gt;MID([.F491];6;1);[.C491];[.C491]+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493];6;1)&gt;MID([.F492];6;1);&quot;&quot;;MAX([.A$7:.A492])+1)">
            <text:p/>
          </table:table-cell>
          <table:table-cell table:style-name="ce232" office:value-type="string">
            <text:p>FNC_SOC_SPC_13_02</text:p>
          </table:table-cell>
          <table:table-cell table:style-name="ce237" table:formula="of:=IF(MID([.F493];6;1)&gt;MID([.F492];6;1);[.C492];[.C492]+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3: Edit Access permission of portlet</text:p>
          </table:table-cell>
          <table:table-cell table:style-name="ce260" office:value-type="string">
            <text:p>- Select <text:span text:style-name="T1">application </text:span><text:span text:style-name="T12">tab on page editor</text:span></text:p>
            <text:p>- Move mouse over a portlet and click on <text:span text:style-name="T1">[edit portlet] </text:span><text:span text:style-name="T12">icon on mark layer</text:span></text:p>
            <text:p><text:span text:style-name="T1">- </text:span><text:span text:style-name="T12">Select [access permission] tab</text:span></text:p>
            <text:p><text:span text:style-name="T12">- Select user who can't access the page, to </text:span><text:span text:style-name="T12">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94];6;1)&gt;MID([.F493];6;1);&quot;&quot;;MAX([.A$7:.A493])+1)">
            <text:p/>
          </table:table-cell>
          <table:table-cell table:style-name="ce232" office:value-type="string">
            <text:p>FNC_SOC_SPC_13_02</text:p>
          </table:table-cell>
          <table:table-cell table:style-name="ce237" table:formula="of:=IF(MID([.F494];6;1)&gt;MID([.F493];6;1);[.C493];[.C493]+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4: Check the displaying of portlet on page with user only has access right on page but no access right with portlet</text:p>
          </table:table-cell>
          <table:table-cell table:style-name="ce260" office:value-type="string">
            <text:p>- Login by user can access the page was edited at step 2</text:p>
            <text:p>- Select the page to view</text:p>
          </table:table-cell>
          <table:table-cell table:style-name="ce258" office:value-type="string">
            <text:p>- User can't view the portlet which was edited on step 3. User only see all the portlets which user has access right</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95];6;1)&gt;MID([.F494];6;1);&quot;&quot;;MAX([.A$7:.A494])+1)" office:value-type="float" office:value="132">
            <text:p>132</text:p>
          </table:table-cell>
          <table:table-cell table:style-name="ce232" office:value-type="string">
            <text:p>FNC_SOC_SPC_13_02</text:p>
          </table:table-cell>
          <table:table-cell table:style-name="ce237" table:formula="of:=IF(MID([.F495];6;1)&gt;MID([.F494];6;1);[.C494];[.C494]+1)" office:value-type="float" office:value="81">
            <text:p>081</text:p>
          </table:table-cell>
          <table:table-cell table:style-name="ce239" office:value-type="string">
            <text:p>Social\Page_Nav\Node\Edit page\Portlet</text:p>
          </table:table-cell>
          <table:table-cell table:style-name="ce244" office:value-type="string">
            <text:p>Check the displaying of portlet on page with user only has access right on portlet but has no access right on page which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96];6;1)&gt;MID([.F495];6;1);&quot;&quot;;MAX([.A$7:.A495])+1)">
            <text:p/>
          </table:table-cell>
          <table:table-cell table:style-name="ce232" office:value-type="string">
            <text:p>FNC_SOC_SPC_13_02</text:p>
          </table:table-cell>
          <table:table-cell table:style-name="ce237" table:formula="of:=IF(MID([.F496];6;1)&gt;MID([.F495];6;1);[.C495];[.C495]+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497];6;1)&gt;MID([.F496];6;1);&quot;&quot;;MAX([.A$7:.A496])+1)">
            <text:p/>
          </table:table-cell>
          <table:table-cell table:style-name="ce232" office:value-type="string">
            <text:p>FNC_SOC_SPC_13_02</text:p>
          </table:table-cell>
          <table:table-cell table:style-name="ce237" table:formula="of:=IF(MID([.F497];6;1)&gt;MID([.F496];6;1);[.C496];[.C496]+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3: Edit Access permission of portlet</text:p>
          </table:table-cell>
          <table:table-cell table:style-name="ce260" office:value-type="string">
            <text:p><text:span text:style-name="T25">- Select </text:span><text:span text:style-name="T26">application </text:span><text:span text:style-name="T27">tab on page editor</text:span></text:p>
            <text:p><text:span text:style-name="T25">- Move mouse over a portlet and click on </text:span><text:span text:style-name="T26">[edit portlet] </text:span><text:span text:style-name="T27">icon on mark layer</text:span></text:p>
            <text:p><text:span text:style-name="T26">- </text:span><text:span text:style-name="T27">Select [access permission] tab</text:span></text:p>
            <text:p><text:span text:style-name="T12">- Select user who can't access the page, to </text:span><text:span text:style-name="T12">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498];6;1)&gt;MID([.F497];6;1);&quot;&quot;;MAX([.A$7:.A497])+1)">
            <text:p/>
          </table:table-cell>
          <table:table-cell table:style-name="ce232" office:value-type="string">
            <text:p>FNC_SOC_SPC_13_02</text:p>
          </table:table-cell>
          <table:table-cell table:style-name="ce237" table:formula="of:=IF(MID([.F498];6;1)&gt;MID([.F497];6;1);[.C497];[.C497]+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4: Check the displaying of portlet on page with user only has access right on portlet but has no access right on page which contains the portlet</text:p>
          </table:table-cell>
          <table:table-cell table:style-name="ce260" office:value-type="string">
            <text:p>- Login by user can't access the page was edited at step 2 but can access the portlet</text:p>
            <text:p/>
          </table:table-cell>
          <table:table-cell table:style-name="ce258" office:value-type="string">
            <text:p>- User can't see the pag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499];6;1)&gt;MID([.F498];6;1);&quot;&quot;;MAX([.A$7:.A498])+1)" office:value-type="float" office:value="133">
            <text:p>133</text:p>
          </table:table-cell>
          <table:table-cell table:style-name="ce232" office:value-type="string">
            <text:p>FNC_SOC_SPC_13_02</text:p>
          </table:table-cell>
          <table:table-cell table:style-name="ce237" table:formula="of:=IF(MID([.F499];6;1)&gt;MID([.F498];6;1);[.C498];[.C498]+1)" office:value-type="float" office:value="82">
            <text:p>082</text:p>
          </table:table-cell>
          <table:table-cell table:style-name="ce239" office:value-type="string">
            <text:p>Social\Page_Nav\Node\Edit page\Portlet</text:p>
          </table:table-cell>
          <table:table-cell table:style-name="ce244" office:value-type="string">
            <text:p>Check the displaying of portlet on page with user has access right on portlet and page which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500];6;1)&gt;MID([.F499];6;1);&quot;&quot;;MAX([.A$7:.A499])+1)">
            <text:p/>
          </table:table-cell>
          <table:table-cell table:style-name="ce232" office:value-type="string">
            <text:p>FNC_SOC_SPC_13_02</text:p>
          </table:table-cell>
          <table:table-cell table:style-name="ce237" table:formula="of:=IF(MID([.F500];6;1)&gt;MID([.F499];6;1);[.C499];[.C499]+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501];6;1)&gt;MID([.F500];6;1);&quot;&quot;;MAX([.A$7:.A500])+1)">
            <text:p/>
          </table:table-cell>
          <table:table-cell table:style-name="ce232" office:value-type="string">
            <text:p>FNC_SOC_SPC_13_02</text:p>
          </table:table-cell>
          <table:table-cell table:style-name="ce237" table:formula="of:=IF(MID([.F501];6;1)&gt;MID([.F500];6;1);[.C500];[.C500]+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3: Edit Access permission of portlet</text:p>
          </table:table-cell>
          <table:table-cell table:style-name="ce260" office:value-type="string">
            <text:p><text:span text:style-name="T25">- Select </text:span><text:span text:style-name="T26">application </text:span><text:span text:style-name="T27">tab on page editor</text:span></text:p>
            <text:p><text:span text:style-name="T25">- Move mouse over a portlet and click on </text:span><text:span text:style-name="T26">[edit portlet] </text:span><text:span text:style-name="T27">icon on mark layer</text:span></text:p>
            <text:p><text:span text:style-name="T1">- </text:span><text:span text:style-name="T12">Select [access permission] tab</text:span></text:p>
            <text:p><text:span text:style-name="T12">- Select user who can access the page, to </text:span><text:span text:style-name="T12">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02];6;1)&gt;MID([.F501];6;1);&quot;&quot;;MAX([.A$7:.A501])+1)">
            <text:p/>
          </table:table-cell>
          <table:table-cell table:style-name="ce232" office:value-type="string">
            <text:p>FNC_SOC_SPC_13_02</text:p>
          </table:table-cell>
          <table:table-cell table:style-name="ce237" table:formula="of:=IF(MID([.F502];6;1)&gt;MID([.F501];6;1);[.C501];[.C501]+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4: Check the displaying of portlet on page with user has access right on portlet and page which contains the portlet</text:p>
          </table:table-cell>
          <table:table-cell table:style-name="ce260" office:value-type="string">
            <text:p>- Login by user can access the page and access the portlet</text:p>
            <text:p/>
          </table:table-cell>
          <table:table-cell table:style-name="ce258" office:value-type="string">
            <text:p>User can view page with all portlet on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3];6;1)&gt;MID([.F502];6;1);&quot;&quot;;MAX([.A$7:.A502])+1)" office:value-type="float" office:value="134">
            <text:p>134</text:p>
          </table:table-cell>
          <table:table-cell table:style-name="ce232" office:value-type="string">
            <text:p>FNC_SOC_SPC_13_03</text:p>
          </table:table-cell>
          <table:table-cell table:style-name="ce237" table:formula="of:=IF(MID([.F503];6;1)&gt;MID([.F502];6;1);[.C502];[.C502]+1)" office:value-type="float" office:value="83">
            <text:p>083</text:p>
          </table:table-cell>
          <table:table-cell table:style-name="ce239" office:value-type="string">
            <text:p>Social\Page_Nav\Node\Edit page\Container</text:p>
          </table:table-cell>
          <table:table-cell table:style-name="ce244" office:value-type="string">
            <text:p>Check showing container control form while editing nodes page</text:p>
          </table:table-cell>
          <table:table-cell table:style-name="ce258" office:value-type="string">
            <text:p>Step 1: Add new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504];6;1)&gt;MID([.F503];6;1);&quot;&quot;;MAX([.A$7:.A503])+1)">
            <text:p/>
          </table:table-cell>
          <table:table-cell table:style-name="ce232" office:value-type="string">
            <text:p>FNC_SOC_SPC_13_03</text:p>
          </table:table-cell>
          <table:table-cell table:style-name="ce237" table:formula="of:=IF(MID([.F504];6;1)&gt;MID([.F503];6;1);[.C503];[.C503]+1)" office:value-type="float" office:value="83">
            <text:p>083</text:p>
          </table:table-cell>
          <table:table-cell table:style-name="ce239" office:value-type="string">
            <text:p>Social\Page_Nav\Node\Edit page\Container</text:p>
          </table:table-cell>
          <table:table-cell table:style-name="ce245" office:value-type="string">
            <text:p>Check showing container control form while editing nodes page</text:p>
          </table:table-cell>
          <table:table-cell table:style-name="ce258" office:value-type="string">
            <text:p>Step 2: Show container control form for editing page</text:p>
          </table:table-cell>
          <table:table-cell table:style-name="ce260" office:value-type="string">
            <text:p>In Navigation Management form: <text:s text:c="4"/></text:p>
            <text:p>- Select above added page (node) </text:p>
            <text:p>- Right click and select Edit nodes page</text:p>
            <text:p>- Select container tab on page editor</text:p>
            <text:p/>
          </table:table-cell>
          <table:table-cell table:style-name="ce258" office:value-type="string">
            <text:p>Container control form to edit page is shown properly:</text:p>
            <text:p>- List all category of containers is show on Page editor</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5];6;1)&gt;MID([.F504];6;1);&quot;&quot;;MAX([.A$7:.A504])+1)" office:value-type="float" office:value="135">
            <text:p>135</text:p>
          </table:table-cell>
          <table:table-cell table:style-name="ce232" office:value-type="string">
            <text:p>FNC_SOC_SPC_13_03</text:p>
          </table:table-cell>
          <table:table-cell table:style-name="ce237" table:formula="of:=IF(MID([.F505];6;1)&gt;MID([.F504];6;1);[.C504];[.C504]+1)" office:value-type="float" office:value="84">
            <text:p>084</text:p>
          </table:table-cell>
          <table:table-cell table:style-name="ce239" office:value-type="string">
            <text:p>Social\Page_Nav\Node\Edit page\Container</text:p>
          </table:table-cell>
          <table:table-cell table:style-name="ce250" office:value-type="string">
            <text:p>Check editing container while editing nodes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506];6;1)&gt;MID([.F505];6;1);&quot;&quot;;MAX([.A$7:.A505])+1)">
            <text:p/>
          </table:table-cell>
          <table:table-cell table:style-name="ce232" office:value-type="string">
            <text:p>FNC_SOC_SPC_13_03</text:p>
          </table:table-cell>
          <table:table-cell table:style-name="ce237" table:formula="of:=IF(MID([.F506];6;1)&gt;MID([.F505];6;1);[.C505];[.C505]+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2: Show form to edit added container</text:p>
          </table:table-cell>
          <table:table-cell table:style-name="ce260" office:value-type="string">
            <text:p>In Navigation Management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7];6;1)&gt;MID([.F506];6;1);&quot;&quot;;MAX([.A$7:.A506])+1)">
            <text:p/>
          </table:table-cell>
          <table:table-cell table:style-name="ce232" office:value-type="string">
            <text:p>FNC_SOC_SPC_13_03</text:p>
          </table:table-cell>
          <table:table-cell table:style-name="ce237" table:formula="of:=IF(MID([.F507];6;1)&gt;MID([.F506];6;1);[.C506];[.C506]+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3: Change Container title with valid value</text:p>
          </table:table-cell>
          <table:table-cell table:style-name="ce260" office:value-type="string">
            <text:p>- Select Container settings tab</text:p>
            <text:p>- Input value in Container Title</text:p>
            <text:p>- Click <text:span text:style-name="T1">Save</text:span></text:p>
          </table:table-cell>
          <table:table-cell table:style-name="ce264" office:value-type="string">
            <text:p>- Edit container form is closed</text:p>
            <text:p>- New Container title is displayed in title bar of that container</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8];6;1)&gt;MID([.F507];6;1);&quot;&quot;;MAX([.A$7:.A507])+1)">
            <text:p/>
          </table:table-cell>
          <table:table-cell table:style-name="ce232" office:value-type="string">
            <text:p>FNC_SOC_SPC_13_03</text:p>
          </table:table-cell>
          <table:table-cell table:style-name="ce237" table:formula="of:=IF(MID([.F508];6;1)&gt;MID([.F507];6;1);[.C507];[.C507]+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4: Change Container title with invalid value</text:p>
          </table:table-cell>
          <table:table-cell table:style-name="ce260" office:value-type="string">
            <text:p>- Change current Container Title over 50 characters</text:p>
            <text:p>- Click <text:span text:style-name="T1">Save</text:span></text:p>
          </table:table-cell>
          <table:table-cell table:style-name="ce273" office:value-type="string">
            <text:p>Show message alerts Title must from 0 and less than 50 characters</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09];6;1)&gt;MID([.F508];6;1);&quot;&quot;;MAX([.A$7:.A508])+1)">
            <text:p/>
          </table:table-cell>
          <table:table-cell table:style-name="ce232" office:value-type="string">
            <text:p>FNC_SOC_SPC_13_03</text:p>
          </table:table-cell>
          <table:table-cell table:style-name="ce237" table:formula="of:=IF(MID([.F509];6;1)&gt;MID([.F508];6;1);[.C508];[.C508]+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5: Change container width/weight with text</text:p>
          </table:table-cell>
          <table:table-cell table:style-name="ce260" office:value-type="string">
            <text:p>- Click Edit icon of above container again</text:p>
            <text:p>- Input text into Width/Weight</text:p>
            <text:p>- Click <text:span text:style-name="T1">Save</text:span></text:p>
          </table:table-cell>
          <table:table-cell table:style-name="ce264" office:value-type="string">
            <text:p>Show message alerts Width/Height invali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0];6;1)&gt;MID([.F509];6;1);&quot;&quot;;MAX([.A$7:.A509])+1)">
            <text:p/>
          </table:table-cell>
          <table:table-cell table:style-name="ce232" office:value-type="string">
            <text:p>FNC_SOC_SPC_13_03</text:p>
          </table:table-cell>
          <table:table-cell table:style-name="ce237" table:formula="of:=IF(MID([.F510];6;1)&gt;MID([.F509];6;1);[.C509];[.C509]+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6: Change container width/weight without “px” or “%” at the end</text:p>
          </table:table-cell>
          <table:table-cell table:style-name="ce260" office:value-type="string">
            <text:p>- Input a number (without “px” or “%”) into Width/Height</text:p>
            <text:p>- Click <text:span text:style-name="T1">Save</text:span></text:p>
          </table:table-cell>
          <table:table-cell table:style-name="ce264" office:value-type="string">
            <text:p>Show message alerts Width/Height invali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1];6;1)&gt;MID([.F510];6;1);&quot;&quot;;MAX([.A$7:.A510])+1)">
            <text:p/>
          </table:table-cell>
          <table:table-cell table:style-name="ce232" office:value-type="string">
            <text:p>FNC_SOC_SPC_13_03</text:p>
          </table:table-cell>
          <table:table-cell table:style-name="ce237" table:formula="of:=IF(MID([.F511];6;1)&gt;MID([.F510];6;1);[.C510];[.C510]+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7: Change container width/height with valid values</text:p>
          </table:table-cell>
          <table:table-cell table:style-name="ce260" office:value-type="string">
            <text:p>- Input a number with “px” or “%” into Width/Height</text:p>
            <text:p>- Click <text:span text:style-name="T1">Save</text:span></text:p>
          </table:table-cell>
          <table:table-cell table:style-name="ce264" office:value-type="string">
            <text:p>- Edit container form disappears</text:p>
            <text:p>- Edited container is resiz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12];6;1)&gt;MID([.F511];6;1);&quot;&quot;;MAX([.A$7:.A511])+1)">
            <text:p/>
          </table:table-cell>
          <table:table-cell table:style-name="ce232" office:value-type="string">
            <text:p>FNC_SOC_SPC_13_03</text:p>
          </table:table-cell>
          <table:table-cell table:style-name="ce237" table:formula="of:=IF(MID([.F512];6;1)&gt;MID([.F511];6;1);[.C511];[.C511]+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55" office:value-type="string">
            <text:p>Step 8: Check when change width/height of container with blank while editing portal</text:p>
          </table:table-cell>
          <table:table-cell table:style-name="ce268" office:value-type="string">
            <text:p>- Show edit container form again</text:p>
            <text:p>- Leave Width/Height blank</text:p>
            <text:p>- Click <text:span text:style-name="T1">Save</text:span></text:p>
          </table:table-cell>
          <table:table-cell table:style-name="ce258" office:value-type="string">
            <text:p>- Changes are saved, edit container form is closed, <text:s/>width/height of edited container in page area has no change yet</text:p>
            <text:p>- After clicking <text:span text:style-name="T1">Save </text:span><text:span text:style-name="T12">to complete editing, </text:span><text:span text:style-name="T12">content of edited </text:span><text:span text:style-name="T37">container</text:span><text:span text:style-name="T12"> is displayed in </text:span><text:span text:style-name="T12">default width/height</text:spa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13];6;1)&gt;MID([.F512];6;1);&quot;&quot;;MAX([.A$7:.A512])+1)" office:value-type="float" office:value="136">
            <text:p>136</text:p>
          </table:table-cell>
          <table:table-cell table:style-name="ce232" office:value-type="string">
            <text:p>FNC_SOC_SPC_13_03</text:p>
          </table:table-cell>
          <table:table-cell table:style-name="ce237" table:formula="of:=IF(MID([.F513];6;1)&gt;MID([.F512];6;1);[.C512];[.C512]+1)" office:value-type="float" office:value="85">
            <text:p>085</text:p>
          </table:table-cell>
          <table:table-cell table:style-name="ce239" office:value-type="string">
            <text:p>Social\Page_Nav\Node\Edit page\Container</text:p>
          </table:table-cell>
          <table:table-cell table:style-name="ce244" office:value-type="string">
            <text:p>Check Abort function after edited container of nodes page without saving editing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14];6;1)&gt;MID([.F513];6;1);&quot;&quot;;MAX([.A$7:.A513])+1)">
            <text:p/>
          </table:table-cell>
          <table:table-cell table:style-name="ce232" office:value-type="string">
            <text:p>FNC_SOC_SPC_13_03</text:p>
          </table:table-cell>
          <table:table-cell table:style-name="ce237" table:formula="of:=IF(MID([.F514];6;1)&gt;MID([.F513];6;1);[.C513];[.C513]+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2: Show form to edit added container</text:p>
          </table:table-cell>
          <table:table-cell table:style-name="ce26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5];6;1)&gt;MID([.F514];6;1);&quot;&quot;;MAX([.A$7:.A514])+1)">
            <text:p/>
          </table:table-cell>
          <table:table-cell table:style-name="ce232" office:value-type="string">
            <text:p>FNC_SOC_SPC_13_03</text:p>
          </table:table-cell>
          <table:table-cell table:style-name="ce237" table:formula="of:=IF(MID([.F515];6;1)&gt;MID([.F514];6;1);[.C514];[.C514]+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3: Edit container</text:p>
          </table:table-cell>
          <table:table-cell table:style-name="ce260" office:value-type="string">
            <text:p>- Make change(s)</text:p>
            <text:p>- Click <text:span text:style-name="T1">Save</text:span></text:p>
          </table:table-cell>
          <table:table-cell table:style-name="ce264"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6];6;1)&gt;MID([.F515];6;1);&quot;&quot;;MAX([.A$7:.A515])+1)">
            <text:p/>
          </table:table-cell>
          <table:table-cell table:style-name="ce232" office:value-type="string">
            <text:p>FNC_SOC_SPC_13_03</text:p>
          </table:table-cell>
          <table:table-cell table:style-name="ce237" table:formula="of:=IF(MID([.F516];6;1)&gt;MID([.F515];6;1);[.C515];[.C515]+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4: Check Abort</text:p>
          </table:table-cell>
          <table:table-cell table:style-name="ce260" office:value-type="string">
            <text:p>- Click <text:span text:style-name="T1">Abort</text:span> icon on page editor</text:p>
          </table:table-cell>
          <table:table-cell table:style-name="ce264" office:value-type="string">
            <text:p>- Page editor is closed</text:p>
            <text:p>- Changes on edited container above wasn't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7];6;1)&gt;MID([.F516];6;1);&quot;&quot;;MAX([.A$7:.A516])+1)" office:value-type="float" office:value="137">
            <text:p>137</text:p>
          </table:table-cell>
          <table:table-cell table:style-name="ce232" office:value-type="string">
            <text:p>FNC_SOC_SPC_13_03</text:p>
          </table:table-cell>
          <table:table-cell table:style-name="ce237" table:formula="of:=IF(MID([.F517];6;1)&gt;MID([.F516];6;1);[.C516];[.C516]+1)" office:value-type="float" office:value="86">
            <text:p>086</text:p>
          </table:table-cell>
          <table:table-cell table:style-name="ce239" office:value-type="string">
            <text:p>Social\Page_Nav\Node\Edit page\Container</text:p>
          </table:table-cell>
          <table:table-cell table:style-name="ce244" office:value-type="string">
            <text:p>Check Finish function after edited container of nodes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518];6;1)&gt;MID([.F517];6;1);&quot;&quot;;MAX([.A$7:.A517])+1)">
            <text:p/>
          </table:table-cell>
          <table:table-cell table:style-name="ce232" office:value-type="string">
            <text:p>FNC_SOC_SPC_13_03</text:p>
          </table:table-cell>
          <table:table-cell table:style-name="ce237" table:formula="of:=IF(MID([.F518];6;1)&gt;MID([.F517];6;1);[.C517];[.C517]+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2: Show form to edit added container</text:p>
          </table:table-cell>
          <table:table-cell table:style-name="ce26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519];6;1)&gt;MID([.F518];6;1);&quot;&quot;;MAX([.A$7:.A518])+1)">
            <text:p/>
          </table:table-cell>
          <table:table-cell table:style-name="ce232" office:value-type="string">
            <text:p>FNC_SOC_SPC_13_03</text:p>
          </table:table-cell>
          <table:table-cell table:style-name="ce237" table:formula="of:=IF(MID([.F519];6;1)&gt;MID([.F518];6;1);[.C518];[.C518]+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3: Edit container</text:p>
          </table:table-cell>
          <table:table-cell table:style-name="ce260" office:value-type="string">
            <text:p>- Make change(s)</text:p>
            <text:p>- Click <text:span text:style-name="T1">Save</text:span></text:p>
          </table:table-cell>
          <table:table-cell table:style-name="ce264" office:value-type="string">
            <text:p>Change is sav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520];6;1)&gt;MID([.F519];6;1);&quot;&quot;;MAX([.A$7:.A519])+1)">
            <text:p/>
          </table:table-cell>
          <table:table-cell table:style-name="ce232" office:value-type="string">
            <text:p>FNC_SOC_SPC_13_03</text:p>
          </table:table-cell>
          <table:table-cell table:style-name="ce237" table:formula="of:=IF(MID([.F520];6;1)&gt;MID([.F519];6;1);[.C519];[.C519]+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4: Check <text:s/>Finish</text:p>
          </table:table-cell>
          <table:table-cell table:style-name="ce260" office:value-type="string">
            <text:p>-<text:span text:style-name="T1"> </text:span><text:span text:style-name="T12">Click on </text:span><text:span text:style-name="T1">Finish</text:span> icon on Page editor</text:p>
          </table:table-cell>
          <table:table-cell table:style-name="ce264" office:value-type="string">
            <text:p>- Page editor is closed</text:p>
            <text:p>- Changes on edited container above was saved</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521];6;1)&gt;MID([.F520];6;1);&quot;&quot;;MAX([.A$7:.A520])+1)" office:value-type="float" office:value="138">
            <text:p>138</text:p>
          </table:table-cell>
          <table:table-cell table:style-name="ce232" office:value-type="string">
            <text:p>FNC_SOC_SPC_13_03</text:p>
          </table:table-cell>
          <table:table-cell table:style-name="ce237" table:formula="of:=IF(MID([.F521];6;1)&gt;MID([.F520];6;1);[.C520];[.C520]+1)" office:value-type="float" office:value="87">
            <text:p>087</text:p>
          </table:table-cell>
          <table:table-cell table:style-name="ce239" office:value-type="string">
            <text:p>Social\Page_Nav\Node\Edit page\Container</text:p>
          </table:table-cell>
          <table:table-cell table:style-name="ce250" office:value-type="string">
            <text:p>Remove added container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22];6;1)&gt;MID([.F521];6;1);&quot;&quot;;MAX([.A$7:.A521])+1)">
            <text:p/>
          </table:table-cell>
          <table:table-cell table:style-name="ce232" office:value-type="string">
            <text:p>FNC_SOC_SPC_13_03</text:p>
          </table:table-cell>
          <table:table-cell table:style-name="ce237" table:formula="of:=IF(MID([.F522];6;1)&gt;MID([.F521];6;1);[.C521];[.C521]+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3];6;1)&gt;MID([.F522];6;1);&quot;&quot;;MAX([.A$7:.A522])+1)">
            <text:p/>
          </table:table-cell>
          <table:table-cell table:style-name="ce232" office:value-type="string">
            <text:p>FNC_SOC_SPC_13_03</text:p>
          </table:table-cell>
          <table:table-cell table:style-name="ce237" table:formula="of:=IF(MID([.F523];6;1)&gt;MID([.F522];6;1);[.C522];[.C522]+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64" office:value-type="string">
            <text:p>Step 3: Remove container from page area when it contains no sub container(s)</text:p>
          </table:table-cell>
          <table:table-cell table:style-name="ce260" office:value-type="string">
            <text:p>- <text:span text:style-name="T12">- Move mouse on the container and click on</text:span> <text:span text:style-name="T1">Delete</text:span> icon of added container on mark layer</text:p>
            <text:p>- Click <text:span text:style-name="T1">OK</text:span> to confirm</text:p>
          </table:table-cell>
          <table:table-cell table:style-name="ce264" office:value-type="string">
            <text:p>That container is removed from page area</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4];6;1)&gt;MID([.F523];6;1);&quot;&quot;;MAX([.A$7:.A523])+1)">
            <text:p/>
          </table:table-cell>
          <table:table-cell table:style-name="ce232" office:value-type="string">
            <text:p>FNC_SOC_SPC_13_03</text:p>
          </table:table-cell>
          <table:table-cell table:style-name="ce237" table:formula="of:=IF(MID([.F524];6;1)&gt;MID([.F523];6;1);[.C523];[.C523]+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64" office:value-type="string">
            <text:p>Step 4: Remove container from page area when it contains sub container(s)</text:p>
          </table:table-cell>
          <table:table-cell table:style-name="ce260" office:value-type="string">
            <text:p>- Click <text:span text:style-name="T1">Delete</text:span> (x) icon of the container contains sub container(s)</text:p>
            <text:p>- Click <text:span text:style-name="T1">OK</text:span> to confirm</text:p>
          </table:table-cell>
          <table:table-cell table:style-name="ce264" office:value-type="string">
            <text:p>That container and its sub containers are removed from page area</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525];6;1)&gt;MID([.F524];6;1);&quot;&quot;;MAX([.A$7:.A524])+1)" office:value-type="float" office:value="139">
            <text:p>139</text:p>
          </table:table-cell>
          <table:table-cell table:style-name="ce232" office:value-type="string">
            <text:p>FNC_SOC_SPC_13_03</text:p>
          </table:table-cell>
          <table:table-cell table:style-name="ce237" table:formula="of:=IF(MID([.F525];6;1)&gt;MID([.F524];6;1);[.C524];[.C524]+1)" office:value-type="float" office:value="88">
            <text:p>088</text:p>
          </table:table-cell>
          <table:table-cell table:style-name="ce239" office:value-type="string">
            <text:p>Social\Page_Nav\Node\Edit page\Container</text:p>
          </table:table-cell>
          <table:table-cell table:style-name="ce244" office:value-type="string">
            <text:p>Check when re-arrange container layout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26];6;1)&gt;MID([.F525];6;1);&quot;&quot;;MAX([.A$7:.A525])+1)">
            <text:p/>
          </table:table-cell>
          <table:table-cell table:style-name="ce232" office:value-type="string">
            <text:p>FNC_SOC_SPC_13_03</text:p>
          </table:table-cell>
          <table:table-cell table:style-name="ce237" table:formula="of:=IF(MID([.F526];6;1)&gt;MID([.F525];6;1);[.C525];[.C525]+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7];6;1)&gt;MID([.F526];6;1);&quot;&quot;;MAX([.A$7:.A526])+1)">
            <text:p/>
          </table:table-cell>
          <table:table-cell table:style-name="ce232" office:value-type="string">
            <text:p>FNC_SOC_SPC_13_03</text:p>
          </table:table-cell>
          <table:table-cell table:style-name="ce237" table:formula="of:=IF(MID([.F527];6;1)&gt;MID([.F526];6;1);[.C526];[.C526]+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3: Change position of container when it does not contain sub container</text:p>
          </table:table-cell>
          <table:table-cell table:style-name="ce260" office:value-type="string">
            <text:p>Click on icon in the top left of the container (no sub container), drag and drop it to new place in page area</text:p>
          </table:table-cell>
          <table:table-cell table:style-name="ce264" office:value-type="string">
            <text:p>Container is moved to new place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8];6;1)&gt;MID([.F527];6;1);&quot;&quot;;MAX([.A$7:.A527])+1)">
            <text:p/>
          </table:table-cell>
          <table:table-cell table:style-name="ce232" office:value-type="string">
            <text:p>FNC_SOC_SPC_13_03</text:p>
          </table:table-cell>
          <table:table-cell table:style-name="ce237" table:formula="of:=IF(MID([.F528];6;1)&gt;MID([.F527];6;1);[.C527];[.C527]+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4: Change position of container when it contains sub containers</text:p>
          </table:table-cell>
          <table:table-cell table:style-name="ce260" office:value-type="string">
            <text:p>Click on icon in the top left of the container (has sub containers), drag and drop it to new place in page area</text:p>
          </table:table-cell>
          <table:table-cell table:style-name="ce264" office:value-type="string">
            <text:p>Container and its sub containers inside are moved to new place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9];6;1)&gt;MID([.F528];6;1);&quot;&quot;;MAX([.A$7:.A528])+1)">
            <text:p/>
          </table:table-cell>
          <table:table-cell table:style-name="ce232" office:value-type="string">
            <text:p>FNC_SOC_SPC_13_03</text:p>
          </table:table-cell>
          <table:table-cell table:style-name="ce237" table:formula="of:=IF(MID([.F529];6;1)&gt;MID([.F528];6;1);[.C528];[.C528]+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5: Change position of container when it contains portlets</text:p>
          </table:table-cell>
          <table:table-cell table:style-name="ce260" office:value-type="string">
            <text:p>Click on icon in the top left of the container (has portlets), drag and drop it to new place in page area</text:p>
          </table:table-cell>
          <table:table-cell table:style-name="ce264" office:value-type="string">
            <text:p>- Container is moved to new place properly</text:p>
            <text:p>- Portlet layout also is changed when choose Portlet Control to view page in portlet mod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530];6;1)&gt;MID([.F529];6;1);&quot;&quot;;MAX([.A$7:.A529])+1)" office:value-type="float" office:value="140">
            <text:p>140</text:p>
          </table:table-cell>
          <table:table-cell table:style-name="ce232" office:value-type="string">
            <text:p>FNC_SOC_SPC_13_03</text:p>
          </table:table-cell>
          <table:table-cell table:style-name="ce237" table:formula="of:=IF(MID([.F530];6;1)&gt;MID([.F529];6;1);[.C529];[.C529]+1)" office:value-type="float" office:value="89">
            <text:p>089</text:p>
          </table:table-cell>
          <table:table-cell table:style-name="ce239" office:value-type="string">
            <text:p>Social\Page_Nav\Node\Edit page\Container</text:p>
          </table:table-cell>
          <table:table-cell table:style-name="ce244" office:value-type="string">
            <text:p>Check when add more container for page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31];6;1)&gt;MID([.F530];6;1);&quot;&quot;;MAX([.A$7:.A530])+1)">
            <text:p/>
          </table:table-cell>
          <table:table-cell table:style-name="ce232" office:value-type="string">
            <text:p>FNC_SOC_SPC_13_03</text:p>
          </table:table-cell>
          <table:table-cell table:style-name="ce237" table:formula="of:=IF(MID([.F531];6;1)&gt;MID([.F530];6;1);[.C530];[.C530]+1)" office:value-type="float" office:value="89">
            <text:p>089</text:p>
          </table:table-cell>
          <table:table-cell table:style-name="ce239" office:value-type="string">
            <text:p>Social\Page_Nav\Node\Edit page\Container</text:p>
          </table:table-cell>
          <table:table-cell table:style-name="ce245" office:value-type="string">
            <text:p>Check when add more container for page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2];6;1)&gt;MID([.F531];6;1);&quot;&quot;;MAX([.A$7:.A531])+1)">
            <text:p/>
          </table:table-cell>
          <table:table-cell table:style-name="ce232" office:value-type="string">
            <text:p>FNC_SOC_SPC_13_03</text:p>
          </table:table-cell>
          <table:table-cell table:style-name="ce237" table:formula="of:=IF(MID([.F532];6;1)&gt;MID([.F531];6;1);[.C531];[.C531]+1)" office:value-type="float" office:value="89">
            <text:p>089</text:p>
          </table:table-cell>
          <table:table-cell table:style-name="ce239" office:value-type="string">
            <text:p>Social\Page_Nav\Node\Edit page\Container</text:p>
          </table:table-cell>
          <table:table-cell table:style-name="ce245" office:value-type="string">
            <text:p>Check when add more container for page while editing nodes page</text:p>
          </table:table-cell>
          <table:table-cell table:style-name="ce258" office:value-type="string">
            <text:p>Step 3: Add more container</text:p>
          </table:table-cell>
          <table:table-cell table:style-name="ce260" office:value-type="string">
            <text:p>Drag and drop container from list in left pane to page area in right pane</text:p>
          </table:table-cell>
          <table:table-cell table:style-name="ce258" office:value-type="string">
            <text:p>Container is added to page area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3];6;1)&gt;MID([.F532];6;1);&quot;&quot;;MAX([.A$7:.A532])+1)" office:value-type="float" office:value="141">
            <text:p>141</text:p>
          </table:table-cell>
          <table:table-cell table:style-name="ce232" office:value-type="string">
            <text:p>FNC_SOC_SPC_13_03</text:p>
          </table:table-cell>
          <table:table-cell table:style-name="ce237" table:formula="of:=IF(MID([.F533];6;1)&gt;MID([.F532];6;1);[.C532];[.C532]+1)" office:value-type="float" office:value="90">
            <text:p>090</text:p>
          </table:table-cell>
          <table:table-cell table:style-name="ce239" office:value-type="string">
            <text:p>Social\Page_Nav\Node\Edit page\Container</text:p>
          </table:table-cell>
          <table:table-cell table:style-name="ce244" office:value-type="string">
            <text:p>Check Abort function after change nodes pages container layout on Page</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534];6;1)&gt;MID([.F533];6;1);&quot;&quot;;MAX([.A$7:.A533])+1)">
            <text:p/>
          </table:table-cell>
          <table:table-cell table:style-name="ce232" office:value-type="string">
            <text:p>FNC_SOC_SPC_13_03</text:p>
          </table:table-cell>
          <table:table-cell table:style-name="ce237" table:formula="of:=IF(MID([.F534];6;1)&gt;MID([.F533];6;1);[.C533];[.C533]+1)" office:value-type="float" office:value="90">
            <text:p>090</text:p>
          </table:table-cell>
          <table:table-cell table:style-name="ce239" office:value-type="string">
            <text:p>Social\Page_Nav\Node\Edit page\Container</text:p>
          </table:table-cell>
          <table:table-cell table:style-name="ce245" office:value-type="string">
            <text:p>Check Abort function after change nodes pages container layout on Page</text:p>
          </table:table-cell>
          <table:table-cell table:style-name="ce258" office:value-type="string">
            <text:p>Step 2: Make change for pages container layout</text:p>
          </table:table-cell>
          <table:table-cell table:style-name="ce260" office:value-type="string">
            <text:p>In Edit Page and Nav form: <text:s text:c="4"/></text:p>
            <text:p>- Select above added page (node) </text:p>
            <text:p>- Right click and select Edit nodes page</text:p>
            <text:p>- Select container tab on page editor</text:p>
            <text:p>- Make change for layout </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5];6;1)&gt;MID([.F534];6;1);&quot;&quot;;MAX([.A$7:.A534])+1)">
            <text:p/>
          </table:table-cell>
          <table:table-cell table:style-name="ce232" office:value-type="string">
            <text:p>FNC_SOC_SPC_13_03</text:p>
          </table:table-cell>
          <table:table-cell table:style-name="ce237" table:formula="of:=IF(MID([.F535];6;1)&gt;MID([.F534];6;1);[.C534];[.C534]+1)" office:value-type="float" office:value="90">
            <text:p>090</text:p>
          </table:table-cell>
          <table:table-cell table:style-name="ce239" office:value-type="string">
            <text:p>Social\Page_Nav\Node\Edit page\Container</text:p>
          </table:table-cell>
          <table:table-cell table:style-name="ce245" office:value-type="string">
            <text:p>Check Abort function after change nodes pages container layout on Page</text:p>
          </table:table-cell>
          <table:table-cell table:style-name="ce258" office:value-type="string">
            <text:p>Step 3: Check Abort</text:p>
          </table:table-cell>
          <table:table-cell table:style-name="ce260" office:value-type="string">
            <text:p>- Click on <text:span text:style-name="T1">Abort</text:span> icon on Page editor</text:p>
          </table:table-cell>
          <table:table-cell table:style-name="ce258" office:value-type="string">
            <text:p>- Page editor form is closed</text:p>
            <text:p>- Changes on container layout above was not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6];6;1)&gt;MID([.F535];6;1);&quot;&quot;;MAX([.A$7:.A535])+1)" office:value-type="float" office:value="142">
            <text:p>142</text:p>
          </table:table-cell>
          <table:table-cell table:style-name="ce232" office:value-type="string">
            <text:p>FNC_SOC_SPC_13_03</text:p>
          </table:table-cell>
          <table:table-cell table:style-name="ce237" table:formula="of:=IF(MID([.F536];6;1)&gt;MID([.F535];6;1);[.C535];[.C535]+1)" office:value-type="float" office:value="91">
            <text:p>091</text:p>
          </table:table-cell>
          <table:table-cell table:style-name="ce239" office:value-type="string">
            <text:p>Social\Page_Nav\Node\Edit page\Container</text:p>
          </table:table-cell>
          <table:table-cell table:style-name="ce244" office:value-type="string">
            <text:p>Check Finish function after change nodes pages container layout </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High</text:p>
          </table:table-cell>
          <table:table-cell table:style-name="ce72"/>
          <table:table-cell table:style-name="ce224" table:number-columns-repeated="246"/>
        </table:table-row>
        <table:table-row table:style-name="ro20">
          <table:table-cell table:style-name="ce228" table:formula="of:=IF(MID([.F537];6;1)&gt;MID([.F536];6;1);&quot;&quot;;MAX([.A$7:.A536])+1)">
            <text:p/>
          </table:table-cell>
          <table:table-cell table:style-name="ce232" office:value-type="string">
            <text:p>FNC_SOC_SPC_13_03</text:p>
          </table:table-cell>
          <table:table-cell table:style-name="ce237" table:formula="of:=IF(MID([.F537];6;1)&gt;MID([.F536];6;1);[.C536];[.C536]+1)" office:value-type="float" office:value="91">
            <text:p>091</text:p>
          </table:table-cell>
          <table:table-cell table:style-name="ce239" office:value-type="string">
            <text:p>Social\Page_Nav\Node\Edit page\Container</text:p>
          </table:table-cell>
          <table:table-cell table:style-name="ce245" office:value-type="string">
            <text:p>Check Finish function after change nodes pages container layout </text:p>
          </table:table-cell>
          <table:table-cell table:style-name="ce258" office:value-type="string">
            <text:p>Step 2: Make change for pages container layout</text:p>
          </table:table-cell>
          <table:table-cell table:style-name="ce260" office:value-type="string">
            <text:p>In Edit Page and Nav form: <text:s text:c="4"/></text:p>
            <text:p>- Select above added page (node) </text:p>
            <text:p>- Right click and select Edit nodes page</text:p>
            <text:p>- Select container tab on page editor</text:p>
            <text:p>- Make change for layout </text:p>
            <text:p>- Click Save</text:p>
          </table:table-cell>
          <table:table-cell table:style-name="ce258" office:value-type="string">
            <text:p>Change is sav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538];6;1)&gt;MID([.F537];6;1);&quot;&quot;;MAX([.A$7:.A537])+1)">
            <text:p/>
          </table:table-cell>
          <table:table-cell table:style-name="ce232" office:value-type="string">
            <text:p>FNC_SOC_SPC_13_03</text:p>
          </table:table-cell>
          <table:table-cell table:style-name="ce237" table:formula="of:=IF(MID([.F538];6;1)&gt;MID([.F537];6;1);[.C537];[.C537]+1)" office:value-type="float" office:value="91">
            <text:p>091</text:p>
          </table:table-cell>
          <table:table-cell table:style-name="ce239" office:value-type="string">
            <text:p>Social\Page_Nav\Node\Edit page\Container</text:p>
          </table:table-cell>
          <table:table-cell table:style-name="ce245" office:value-type="string">
            <text:p>Check Finish function after change nodes pages container layout </text:p>
          </table:table-cell>
          <table:table-cell table:style-name="ce258" office:value-type="string">
            <text:p>Step 3: Check Save and Finish</text:p>
          </table:table-cell>
          <table:table-cell table:style-name="ce260" office:value-type="string">
            <text:p>- Click <text:span text:style-name="T1">Finish</text:span> icon on Page editor</text:p>
          </table:table-cell>
          <table:table-cell table:style-name="ce258" office:value-type="string">
            <text:p>- Page editor form is closed</text:p>
            <text:p>- Changes on container layout above was saved</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539];6;1)&gt;MID([.F538];6;1);&quot;&quot;;MAX([.A$7:.A538])+1)" office:value-type="float" office:value="143">
            <text:p>143</text:p>
          </table:table-cell>
          <table:table-cell table:style-name="ce232" office:value-type="string">
            <text:p>FNC_SOC_SPC_13_03</text:p>
          </table:table-cell>
          <table:table-cell table:style-name="ce237" table:formula="of:=IF(MID([.F539];6;1)&gt;MID([.F538];6;1);[.C538];[.C538]+1)" office:value-type="float" office:value="92">
            <text:p>092</text:p>
          </table:table-cell>
          <table:table-cell table:style-name="ce239" office:value-type="string">
            <text:p>Social\Page_Nav\Node\Edit page\Container</text:p>
          </table:table-cell>
          <table:table-cell table:style-name="ce242" office:value-type="string">
            <text:p>Check showing access permission tab of container when edit page from navigation managemen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540];6;1)&gt;MID([.F539];6;1);&quot;&quot;;MAX([.A$7:.A539])+1)">
            <text:p/>
          </table:table-cell>
          <table:table-cell table:style-name="ce232" office:value-type="string">
            <text:p>FNC_SOC_SPC_13_03</text:p>
          </table:table-cell>
          <table:table-cell table:style-name="ce237" table:formula="of:=IF(MID([.F540];6;1)&gt;MID([.F539];6;1);[.C539];[.C539]+1)" office:value-type="float" office:value="92">
            <text:p>092</text:p>
          </table:table-cell>
          <table:table-cell table:style-name="ce239" office:value-type="string">
            <text:p>Social\Page_Nav\Node\Edit page\Container</text:p>
          </table:table-cell>
          <table:table-cell table:style-name="ce243" office:value-type="string">
            <text:p>Check showing access permission tab of container when edit page from navigation management</text:p>
          </table:table-cell>
          <table:table-cell table:style-name="ce258" office:value-type="string">
            <text:p>Step 2: Show access permission form of container on page</text:p>
          </table:table-cell>
          <table:table-cell table:style-name="ce260" office:value-type="string">
            <text:p>In Navigation management form: </text:p>
            <text:p>- Select above added page (node) <text:s/></text:p>
            <text:p>- Click <text:span text:style-name="T1">Show container control</text:span> icon in action bar</text:p>
            <text:p>- Select a container</text:p>
            <text:p>- Click on <text:span text:style-name="T1">Edit container</text:span></text:p>
            <text:p>- Select [<text:span text:style-name="T1">Access permission</text:span>]</text:p>
          </table:table-cell>
          <table:table-cell table:style-name="ce258" office:value-type="string">
            <text:p>Show the Access permission form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41];6;1)&gt;MID([.F540];6;1);&quot;&quot;;MAX([.A$7:.A540])+1)" office:value-type="float" office:value="144">
            <text:p>144</text:p>
          </table:table-cell>
          <table:table-cell table:style-name="ce232" office:value-type="string">
            <text:p>FNC_SOC_SPC_13_03</text:p>
          </table:table-cell>
          <table:table-cell table:style-name="ce237" table:formula="of:=IF(MID([.F541];6;1)&gt;MID([.F540];6;1);[.C540];[.C540]+1)" office:value-type="float" office:value="93">
            <text:p>093</text:p>
          </table:table-cell>
          <table:table-cell table:style-name="ce239" office:value-type="string">
            <text:p>Social\Page_Nav\Node\Edit page\Container</text:p>
          </table:table-cell>
          <table:table-cell table:style-name="ce244" office:value-type="string">
            <text:p>Check edit container when user has no access right on container but has Edit right on page contains the container</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5">
          <table:table-cell table:style-name="ce228" table:formula="of:=IF(MID([.F542];6;1)&gt;MID([.F541];6;1);&quot;&quot;;MAX([.A$7:.A541])+1)">
            <text:p/>
          </table:table-cell>
          <table:table-cell table:style-name="ce232" office:value-type="string">
            <text:p>FNC_SOC_SPC_13_03</text:p>
          </table:table-cell>
          <table:table-cell table:style-name="ce237" table:formula="of:=IF(MID([.F542];6;1)&gt;MID([.F541];6;1);[.C541];[.C541]+1)" office:value-type="float" office:value="93">
            <text:p>093</text:p>
          </table:table-cell>
          <table:table-cell table:style-name="ce239"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8" office:value-type="string">
            <text:p>Step 2: Edit access permission of container</text:p>
          </table:table-cell>
          <table:table-cell table:style-name="ce260" office:value-type="string">
            <text:p>In Navigation management form:</text:p>
            <text:p>- Select above added page (node) </text:p>
            <text:p>- Right click and select Edit nodes page</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34">
          <table:table-cell table:style-name="ce228" table:formula="of:=IF(MID([.F543];6;1)&gt;MID([.F542];6;1);&quot;&quot;;MAX([.A$7:.A542])+1)">
            <text:p/>
          </table:table-cell>
          <table:table-cell table:style-name="ce232" office:value-type="string">
            <text:p>FNC_SOC_SPC_13_03</text:p>
          </table:table-cell>
          <table:table-cell table:style-name="ce237" table:formula="of:=IF(MID([.F543];6;1)&gt;MID([.F542];6;1);[.C542];[.C542]+1)" office:value-type="float" office:value="93">
            <text:p>093</text:p>
          </table:table-cell>
          <table:table-cell table:style-name="ce239"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8" office:value-type="string">
            <text:p>Step 3: Check edit container when user has no access right on container but has Edit right on page contains the container</text:p>
          </table:table-cell>
          <table:table-cell table:style-name="ce26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58" office:value-type="string">
            <text:p>Show edit container form. User can edit on container</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44];6;1)&gt;MID([.F543];6;1);&quot;&quot;;MAX([.A$7:.A543])+1)" office:value-type="float" office:value="145">
            <text:p>145</text:p>
          </table:table-cell>
          <table:table-cell table:style-name="ce232" office:value-type="string">
            <text:p>FNC_SOC_SPC_13_03</text:p>
          </table:table-cell>
          <table:table-cell table:style-name="ce237" table:formula="of:=IF(MID([.F544];6;1)&gt;MID([.F543];6;1);[.C543];[.C543]+1)" office:value-type="float" office:value="94">
            <text:p>094</text:p>
          </table:table-cell>
          <table:table-cell table:style-name="ce239" office:value-type="string">
            <text:p>Social\Page_Nav\Node\Edit page\Container</text:p>
          </table:table-cell>
          <table:table-cell table:style-name="ce244" office:value-type="string">
            <text:p>Check the displaying of portlet on page with user has access right on page and portlet but no access right with container contains porle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545];6;1)&gt;MID([.F544];6;1);&quot;&quot;;MAX([.A$7:.A544])+1)">
            <text:p/>
          </table:table-cell>
          <table:table-cell table:style-name="ce232" office:value-type="string">
            <text:p>FNC_SOC_SPC_13_03</text:p>
          </table:table-cell>
          <table:table-cell table:style-name="ce237" table:formula="of:=IF(MID([.F545];6;1)&gt;MID([.F544];6;1);[.C544];[.C544]+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46];6;1)&gt;MID([.F545];6;1);&quot;&quot;;MAX([.A$7:.A545])+1)">
            <text:p/>
          </table:table-cell>
          <table:table-cell table:style-name="ce232" office:value-type="string">
            <text:p>FNC_SOC_SPC_13_03</text:p>
          </table:table-cell>
          <table:table-cell table:style-name="ce237" table:formula="of:=IF(MID([.F546];6;1)&gt;MID([.F545];6;1);[.C545];[.C545]+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3: Edit access permission of container</text:p>
          </table:table-cell>
          <table:table-cell table:style-name="ce260" office:value-type="string">
            <text:p>- Select<text:span text:style-name="T1"> container </text:span><text:span text:style-name="T12">tab on page editor</text:span></text:p>
            <text:p>- Move mouse over the container and click on <text:span text:style-name="T1">Edit container </text:span><text:span text:style-name="T12">icon <text:s/>on Mark layer</text:span></text:p>
            <text:p>- Select [<text:span text:style-name="T1">Access permission</text:span>]</text:p>
            <text:p>- Select user can Access the container</text:p>
            <text:p><text:span text:style-name="T21">- Click </text:span><text:span text:style-name="T34">Save</text:span></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47];6;1)&gt;MID([.F546];6;1);&quot;&quot;;MAX([.A$7:.A546])+1)">
            <text:p/>
          </table:table-cell>
          <table:table-cell table:style-name="ce232" office:value-type="string">
            <text:p>FNC_SOC_SPC_13_03</text:p>
          </table:table-cell>
          <table:table-cell table:style-name="ce237" table:formula="of:=IF(MID([.F547];6;1)&gt;MID([.F546];6;1);[.C546];[.C546]+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4: Edit Access permission of portlet</text:p>
          </table:table-cell>
          <table:table-cell table:style-name="ce260" office:value-type="string">
            <text:p>- Select<text:span text:style-name="T1"> Application </text:span><text:span text:style-name="T12">tab on page editor</text:span></text:p>
            <text:p>- Select a portlet and click <text:span text:style-name="T1">[edit portlet] </text:span><text:span text:style-name="T12">on </text:span><text:span text:style-name="T12">mark layer</text:span></text:p>
            <text:p><text:span text:style-name="T1">- </text:span><text:span text:style-name="T12">Select [access permission] tab</text:span></text:p>
            <text:p><text:span text:style-name="T12">- Select user who can Access the page, to </text:span><text:span text:style-name="T12">assign access right for</text:span></text:p>
            <text:p><text:span text:style-name="T12">- Click </text:span><text:span text:style-name="T1">save</text:span></text:p>
            <text:p><text:span text:style-name="T1">- </text:span><text:span text:style-name="T12">Click</text:span><text:span text:style-name="T1"> finish </text:span><text:span text:style-name="T12">on page 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48];6;1)&gt;MID([.F547];6;1);&quot;&quot;;MAX([.A$7:.A547])+1)">
            <text:p/>
          </table:table-cell>
          <table:table-cell table:style-name="ce232" office:value-type="string">
            <text:p>FNC_SOC_SPC_13_03</text:p>
          </table:table-cell>
          <table:table-cell table:style-name="ce237" table:formula="of:=IF(MID([.F548];6;1)&gt;MID([.F547];6;1);[.C547];[.C547]+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5: Check the displaying of portlet on page with user has access right on page and portlet but no access right with container contains porlet</text:p>
          </table:table-cell>
          <table:table-cell table:style-name="ce260" office:value-type="string">
            <text:p>- Login by user can access the page and access the portlet above but can't access the container</text:p>
            <text:p>- Select page was created at step 1</text:p>
          </table:table-cell>
          <table:table-cell table:style-name="ce258" office:value-type="string">
            <text:p>- User can see some portlet on page except portlet at step 4</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49];6;1)&gt;MID([.F548];6;1);&quot;&quot;;MAX([.A$7:.A548])+1)" office:value-type="float" office:value="146">
            <text:p>146</text:p>
          </table:table-cell>
          <table:table-cell table:style-name="ce232" office:value-type="string">
            <text:p>FNC_SOC_SPC_13_03</text:p>
          </table:table-cell>
          <table:table-cell table:style-name="ce237" table:formula="of:=IF(MID([.F549];6;1)&gt;MID([.F548];6;1);[.C548];[.C548]+1)" office:value-type="float" office:value="95">
            <text:p>095</text:p>
          </table:table-cell>
          <table:table-cell table:style-name="ce239" office:value-type="string">
            <text:p>Social\Page_Nav\Node\Edit page\Container</text:p>
          </table:table-cell>
          <table:table-cell table:style-name="ce244" office:value-type="string">
            <text:p>Check the displaying of portlet on page with user has access right on page and container but has no access right on portlet </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550];6;1)&gt;MID([.F549];6;1);&quot;&quot;;MAX([.A$7:.A549])+1)">
            <text:p/>
          </table:table-cell>
          <table:table-cell table:style-name="ce232" office:value-type="string">
            <text:p>FNC_SOC_SPC_13_03</text:p>
          </table:table-cell>
          <table:table-cell table:style-name="ce237" table:formula="of:=IF(MID([.F550];6;1)&gt;MID([.F549];6;1);[.C549];[.C549]+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551];6;1)&gt;MID([.F550];6;1);&quot;&quot;;MAX([.A$7:.A550])+1)">
            <text:p/>
          </table:table-cell>
          <table:table-cell table:style-name="ce232" office:value-type="string">
            <text:p>FNC_SOC_SPC_13_03</text:p>
          </table:table-cell>
          <table:table-cell table:style-name="ce237" table:formula="of:=IF(MID([.F551];6;1)&gt;MID([.F550];6;1);[.C550];[.C550]+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3: Edit access permission of container</text:p>
          </table:table-cell>
          <table:table-cell table:style-name="ce260" office:value-type="string">
            <text:p>- Select<text:span text:style-name="T1"> container </text:span><text:span text:style-name="T12">tab on page editor</text:span></text:p>
            <text:p>- Move mouse over the container and click on <text:span text:style-name="T1">Edit container </text:span><text:span text:style-name="T12">icon <text:s/>on Mark layer</text:span></text:p>
            <text:p>- Select [<text:span text:style-name="T1">Access permission</text:span>]</text:p>
            <text:p>- Select user can Access the container (user who can access the page)</text:p>
            <text:p><text:span text:style-name="T21">- Click </text:span><text:span text:style-name="T34">Save</text:span></text:p>
            <text:p><text:span text:style-name="T21"/></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52];6;1)&gt;MID([.F551];6;1);&quot;&quot;;MAX([.A$7:.A551])+1)">
            <text:p/>
          </table:table-cell>
          <table:table-cell table:style-name="ce232" office:value-type="string">
            <text:p>FNC_SOC_SPC_13_03</text:p>
          </table:table-cell>
          <table:table-cell table:style-name="ce237" table:formula="of:=IF(MID([.F552];6;1)&gt;MID([.F551];6;1);[.C551];[.C551]+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4: Edit Access permission of portlet</text:p>
          </table:table-cell>
          <table:table-cell table:style-name="ce260" office:value-type="string">
            <text:p>- Select <text:span text:style-name="T1">application </text:span><text:span text:style-name="T12">tab on page editor</text:span></text:p>
            <text:p>- Select a portlet and click <text:span text:style-name="T1">[edit portlet] </text:span><text:span text:style-name="T12">icon </text:span><text:span text:style-name="T12">on Mark layer</text:span></text:p>
            <text:p><text:span text:style-name="T1">- </text:span><text:span text:style-name="T12">Select [access permission] tab</text:span></text:p>
            <text:p><text:span text:style-name="T12">- Select user who can't Access the page, to </text:span><text:span text:style-name="T12">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53];6;1)&gt;MID([.F552];6;1);&quot;&quot;;MAX([.A$7:.A552])+1)">
            <text:p/>
          </table:table-cell>
          <table:table-cell table:style-name="ce232" office:value-type="string">
            <text:p>FNC_SOC_SPC_13_03</text:p>
          </table:table-cell>
          <table:table-cell table:style-name="ce237" table:formula="of:=IF(MID([.F553];6;1)&gt;MID([.F552];6;1);[.C552];[.C552]+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5: Check the displaying of portlet on page with user has access right on page and container but has no access right on portlet </text:p>
          </table:table-cell>
          <table:table-cell table:style-name="ce260" office:value-type="string">
            <text:p>- Login by user can access the page and access the container above</text:p>
            <text:p>- Select page above to view</text:p>
          </table:table-cell>
          <table:table-cell table:style-name="ce258" office:value-type="string">
            <text:p>- User can see some portlet on page except portlet at step 4</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54];6;1)&gt;MID([.F553];6;1);&quot;&quot;;MAX([.A$7:.A553])+1)" office:value-type="float" office:value="147">
            <text:p>147</text:p>
          </table:table-cell>
          <table:table-cell table:style-name="ce232" office:value-type="string">
            <text:p>FNC_SOC_SPC_13_03</text:p>
          </table:table-cell>
          <table:table-cell table:style-name="ce237" table:formula="of:=IF(MID([.F554];6;1)&gt;MID([.F553];6;1);[.C553];[.C553]+1)" office:value-type="float" office:value="96">
            <text:p>096</text:p>
          </table:table-cell>
          <table:table-cell table:style-name="ce239" office:value-type="string">
            <text:p>Social\Page_Nav\Node\Edit page\Container</text:p>
          </table:table-cell>
          <table:table-cell table:style-name="ce244" office:value-type="string">
            <text:p>Check the displaying of portlet on page with user has access right on portlet, container and page which contain the portle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555];6;1)&gt;MID([.F554];6;1);&quot;&quot;;MAX([.A$7:.A554])+1)">
            <text:p/>
          </table:table-cell>
          <table:table-cell table:style-name="ce232" office:value-type="string">
            <text:p>FNC_SOC_SPC_13_03</text:p>
          </table:table-cell>
          <table:table-cell table:style-name="ce237" table:formula="of:=IF(MID([.F555];6;1)&gt;MID([.F554];6;1);[.C554];[.C554]+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556];6;1)&gt;MID([.F555];6;1);&quot;&quot;;MAX([.A$7:.A555])+1)">
            <text:p/>
          </table:table-cell>
          <table:table-cell table:style-name="ce232" office:value-type="string">
            <text:p>FNC_SOC_SPC_13_03</text:p>
          </table:table-cell>
          <table:table-cell table:style-name="ce237" table:formula="of:=IF(MID([.F556];6;1)&gt;MID([.F555];6;1);[.C555];[.C555]+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3: Edit access permission of container</text:p>
          </table:table-cell>
          <table:table-cell table:style-name="ce260" office:value-type="string">
            <text:p><text:span text:style-name="T25">- Select</text:span><text:span text:style-name="T26"> container </text:span><text:span text:style-name="T27">tab on page editor</text:span></text:p>
            <text:p><text:span text:style-name="T25">- Move mouse over the container and click </text:span><text:span text:style-name="T25">on </text:span><text:span text:style-name="T26">Edit container </text:span><text:span text:style-name="T27">icon <text:s/>on Mark layer</text:span></text:p>
            <text:p>- Select [<text:span text:style-name="T1">Access permission</text:span>]</text:p>
            <text:p>- Select user can Access the container (user who can access the page)</text:p>
            <text:p><text:span text:style-name="T21">- Click </text:span><text:span text:style-name="T34">Save</text:span></text:p>
            <text:p><text:span text:style-name="T21"/></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57];6;1)&gt;MID([.F556];6;1);&quot;&quot;;MAX([.A$7:.A556])+1)">
            <text:p/>
          </table:table-cell>
          <table:table-cell table:style-name="ce232" office:value-type="string">
            <text:p>FNC_SOC_SPC_13_03</text:p>
          </table:table-cell>
          <table:table-cell table:style-name="ce237" table:formula="of:=IF(MID([.F557];6;1)&gt;MID([.F556];6;1);[.C556];[.C556]+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4: Edit Access permission of portlet</text:p>
          </table:table-cell>
          <table:table-cell table:style-name="ce260" office:value-type="string">
            <text:p>- Select <text:span text:style-name="T1">application </text:span><text:span text:style-name="T12">tab on Page editor</text:span></text:p>
            <text:p>- Select a portlet and click <text:span text:style-name="T1">[edit portlet] </text:span><text:span text:style-name="T12">icon </text:span><text:span text:style-name="T12">on mark layer</text:span></text:p>
            <text:p><text:span text:style-name="T1">- </text:span><text:span text:style-name="T12">Select [access permission] tab</text:span></text:p>
            <text:p><text:span text:style-name="T12">- Select user who can Access the page, to </text:span><text:span text:style-name="T12">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58];6;1)&gt;MID([.F557];6;1);&quot;&quot;;MAX([.A$7:.A557])+1)">
            <text:p/>
          </table:table-cell>
          <table:table-cell table:style-name="ce232" office:value-type="string">
            <text:p>FNC_SOC_SPC_13_03</text:p>
          </table:table-cell>
          <table:table-cell table:style-name="ce237" table:formula="of:=IF(MID([.F558];6;1)&gt;MID([.F557];6;1);[.C557];[.C557]+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5: Check the displaying of portlet on page with user has access right on page and container but has no access right on portlet </text:p>
          </table:table-cell>
          <table:table-cell table:style-name="ce260" office:value-type="string">
            <text:p>- Login by user can access the page, the container and the portlet </text:p>
            <text:p>- Select page above to view</text:p>
          </table:table-cell>
          <table:table-cell table:style-name="ce258" office:value-type="string">
            <text:p>- User can see all portlet on page.</text:p>
          </table:table-cell>
          <table:table-cell table:style-name="ce243" office:value-type="string">
            <text:p>Minor</text:p>
          </table:table-cell>
          <table:table-cell table:style-name="ce72"/>
          <table:table-cell table:style-name="ce224" table:number-columns-repeated="246"/>
        </table:table-row>
        <table:table-row table:style-name="ro1" table:number-rows-repeated="64978">
          <table:table-cell table:style-name="ce224" table:number-columns-repeated="256"/>
        </table:table-row>
        <table:table-row table:style-name="ro1" table:number-rows-repeated="983039">
          <table:table-cell table:number-columns-repeated="256"/>
        </table:table-row>
        <table:table-row table:style-name="ro1">
          <table:table-cell table:number-columns-repeated="256"/>
        </table:table-row>
      </table:table>
      <table:table table:name="Summary_Report" table:style-name="ta1" table:print="false">
        <office:forms form:automatic-focus="false" form:apply-design-mode="false"/>
        <table:table-column table:style-name="co29" table:default-cell-style-name="Default"/>
        <table:table-column table:style-name="co8" table:number-columns-repeated="2" table:default-cell-style-name="Default"/>
        <table:table-column table:style-name="co30" table:default-cell-style-name="Default"/>
        <table:table-column table:style-name="co31" table:default-cell-style-name="Default"/>
        <table:table-column table:style-name="co8" table:number-columns-repeated="245" table:default-cell-style-name="Default"/>
        <table:table-row table:style-name="ro37">
          <table:table-cell table:style-name="ce288" office:value-type="string" table:number-columns-spanned="5" table:number-rows-spanned="1">
            <text:p>Portal Main Functionalities List</text:p>
          </table:table-cell>
          <table:covered-table-cell table:style-name="ce293"/>
          <table:covered-table-cell table:style-name="ce293"/>
          <table:covered-table-cell table:style-name="ce293"/>
          <table:covered-table-cell table:style-name="ce293"/>
          <table:table-cell table:style-name="ce49" office:value-type="string" table:number-columns-spanned="1" table:number-rows-spanned="2">
            <text:p>Cases</text:p>
          </table:table-cell>
          <table:table-cell table:number-columns-repeated="244"/>
        </table:table-row>
        <table:table-row table:style-name="ro38">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03"/>
          <table:table-cell table:number-columns-repeated="244"/>
        </table:table-row>
        <table:table-row table:style-name="ro1">
          <table:table-cell table:style-name="ce289" office:value-type="string">
            <text:p>FNC_SOC_SPC_01</text:p>
          </table:table-cell>
          <table:table-cell table:style-name="ce294" office:value-type="string">
            <text:p>Space</text:p>
          </table:table-cell>
          <table:table-cell table:style-name="ce297" office:value-type="string">
            <text:p>Creates</text:p>
          </table:table-cell>
          <table:table-cell table:style-name="ce301" office:value-type="string">
            <text:p>Create new space</text:p>
          </table:table-cell>
          <table:table-cell table:style-name="ce301" office:value-type="string">
            <text:p>Create new space</text:p>
          </table:table-cell>
          <table:table-cell table:style-name="ce304" table:formula="of:=SUMPRODUCT(([Space_Management.B$5:Space_Management.B$1003]=[.$A3])*([Space_Management.A$5:Space_Management.B$1003]&lt;&gt;&quot;&quot;))" office:value-type="float" office:value="110">
            <text:p>110</text:p>
          </table:table-cell>
          <table:table-cell table:style-name="ce308" table:number-columns-repeated="244"/>
        </table:table-row>
        <table:table-row table:style-name="ro1">
          <table:table-cell table:style-name="ce289" office:value-type="string">
            <text:p>FNC_SOC_SPC_02</text:p>
          </table:table-cell>
          <table:table-cell table:style-name="ce294" office:value-type="string">
            <text:p>Space</text:p>
          </table:table-cell>
          <table:table-cell table:style-name="ce297" office:value-type="string">
            <text:p>View</text:p>
          </table:table-cell>
          <table:table-cell table:style-name="ce301" office:value-type="string">
            <text:p>View space list</text:p>
          </table:table-cell>
          <table:table-cell table:style-name="ce301" office:value-type="string">
            <text:p>View space list</text:p>
          </table:table-cell>
          <table:table-cell table:style-name="ce304" table:formula="of:=SUMPRODUCT(([Space_Management.B$5:Space_Management.B$1003]=[.$A4])*([Space_Management.A$5:Space_Management.B$1003]&lt;&gt;&quot;&quot;))" office:value-type="float" office:value="34">
            <text:p>34</text:p>
          </table:table-cell>
          <table:table-cell table:style-name="ce308" table:number-columns-repeated="244"/>
        </table:table-row>
        <table:table-row table:style-name="ro1">
          <table:table-cell table:style-name="ce289" office:value-type="string">
            <text:p>FNC_SOC_SPC_03</text:p>
          </table:table-cell>
          <table:table-cell table:style-name="ce294" office:value-type="string">
            <text:p>Space</text:p>
          </table:table-cell>
          <table:table-cell table:style-name="ce297" office:value-type="string">
            <text:p>access space</text:p>
          </table:table-cell>
          <table:table-cell table:style-name="ce301" office:value-type="string">
            <text:p>Access space</text:p>
          </table:table-cell>
          <table:table-cell table:style-name="ce301" office:value-type="string">
            <text:p>Access space</text:p>
          </table:table-cell>
          <table:table-cell table:style-name="ce304" table:formula="of:=SUMPRODUCT(([Space_Management.B$5:Space_Management.B$1003]=[.$A5])*([Space_Management.A$5:Space_Management.B$1003]&lt;&gt;&quot;&quot;))" office:value-type="float" office:value="18">
            <text:p>18</text:p>
          </table:table-cell>
          <table:table-cell table:style-name="ce308" table:number-columns-repeated="244"/>
        </table:table-row>
        <table:table-row table:style-name="ro1">
          <table:table-cell table:style-name="ce289" office:value-type="string">
            <text:p>FNC_SOC_SPC_04</text:p>
          </table:table-cell>
          <table:table-cell table:style-name="ce294" office:value-type="string">
            <text:p>Space</text:p>
          </table:table-cell>
          <table:table-cell table:style-name="ce297" office:value-type="string">
            <text:p>Edit space</text:p>
          </table:table-cell>
          <table:table-cell table:style-name="ce301" office:value-type="string">
            <text:p>Edit information </text:p>
          </table:table-cell>
          <table:table-cell table:style-name="ce301" office:value-type="string">
            <text:p>Edit information and properties of the space</text:p>
          </table:table-cell>
          <table:table-cell table:style-name="ce304" table:formula="of:=SUMPRODUCT(([Space_Management.B$5:Space_Management.B$1003]=[.$A6])*([Space_Management.A$5:Space_Management.B$1003]&lt;&gt;&quot;&quot;))" office:value-type="float" office:value="149">
            <text:p>149</text:p>
          </table:table-cell>
          <table:table-cell table:style-name="ce308" table:number-columns-repeated="244"/>
        </table:table-row>
        <table:table-row table:style-name="ro1">
          <table:table-cell table:style-name="ce289" office:value-type="string">
            <text:p>FNC_SOC_SPC_05</text:p>
          </table:table-cell>
          <table:table-cell table:style-name="ce294" office:value-type="string">
            <text:p>Space</text:p>
          </table:table-cell>
          <table:table-cell table:style-name="ce297" office:value-type="string">
            <text:p>Delete</text:p>
          </table:table-cell>
          <table:table-cell table:style-name="ce301" office:value-type="string">
            <text:p>Delete space</text:p>
          </table:table-cell>
          <table:table-cell table:style-name="ce301" office:value-type="string">
            <text:p>Delete space</text:p>
          </table:table-cell>
          <table:table-cell table:style-name="ce304" table:formula="of:=SUMPRODUCT(([Space_Management.B$5:Space_Management.B$1003]=[.$A7])*([Space_Management.A$5:Space_Management.B$1003]&lt;&gt;&quot;&quot;))" office:value-type="float" office:value="3">
            <text:p>3</text:p>
          </table:table-cell>
          <table:table-cell table:style-name="ce308" table:number-columns-repeated="244"/>
        </table:table-row>
        <table:table-row table:style-name="ro1">
          <table:table-cell table:style-name="ce289" office:value-type="string">
            <text:p>FNC_SOC_SPC_06</text:p>
          </table:table-cell>
          <table:table-cell table:style-name="ce294" office:value-type="string">
            <text:p>Space</text:p>
          </table:table-cell>
          <table:table-cell table:style-name="ce297" office:value-type="string">
            <text:p>Search</text:p>
          </table:table-cell>
          <table:table-cell table:style-name="ce301" office:value-type="string">
            <text:p>Search in space list</text:p>
          </table:table-cell>
          <table:table-cell table:style-name="ce301" office:value-type="string">
            <text:p>Search by keyword, directory</text:p>
          </table:table-cell>
          <table:table-cell table:style-name="ce304" table:formula="of:=SUMPRODUCT(([Search_Spaces.B$5:Search_Spaces.B$1004]=[.$A8])*([Search_Spaces.A$5:Search_Spaces.B$1004]&lt;&gt;&quot;&quot;))" office:value-type="float" office:value="50">
            <text:p>50</text:p>
          </table:table-cell>
          <table:table-cell table:style-name="ce308" table:number-columns-repeated="244"/>
        </table:table-row>
        <table:table-row table:style-name="ro39">
          <table:table-cell table:style-name="ce289" office:value-type="string">
            <text:p>FNC_SOC_SPC_07</text:p>
          </table:table-cell>
          <table:table-cell table:style-name="ce294" office:value-type="string">
            <text:p>Space</text:p>
          </table:table-cell>
          <table:table-cell table:style-name="ce297" office:value-type="string">
            <text:p>Invite/send request</text:p>
          </table:table-cell>
          <table:table-cell table:style-name="ce301" office:value-type="string">
            <text:p>User join to space</text:p>
          </table:table-cell>
          <table:table-cell table:style-name="ce301" office:value-type="string">
            <text:p>Manager of space can send invitation to user or user can send request to join space</text:p>
          </table:table-cell>
          <table:table-cell table:style-name="ce304" table:formula="of:=SUMPRODUCT(([Member_Management.B$5:Member_Management.B$1009]=[.$A9])*([Member_Management.A$5:Member_Management.B$1009]&lt;&gt;&quot;&quot;))" office:value-type="float" office:value="118">
            <text:p>118</text:p>
          </table:table-cell>
          <table:table-cell table:style-name="ce308" table:number-columns-repeated="244"/>
        </table:table-row>
        <table:table-row table:style-name="ro39">
          <table:table-cell table:style-name="ce289" office:value-type="string">
            <text:p>FNC_SOC_SPC_08</text:p>
          </table:table-cell>
          <table:table-cell table:style-name="ce294" office:value-type="string">
            <text:p>Space</text:p>
          </table:table-cell>
          <table:table-cell table:style-name="ce297" office:value-type="string">
            <text:p>Remove</text:p>
          </table:table-cell>
          <table:table-cell table:style-name="ce301" office:value-type="string">
            <text:p>Remove user out space</text:p>
          </table:table-cell>
          <table:table-cell table:style-name="ce301" office:value-type="string">
            <text:p>Remove user out space</text:p>
          </table:table-cell>
          <table:table-cell table:style-name="ce304" table:formula="of:=SUMPRODUCT(([Member_Management.B$5:Member_Management.B$1009]=[.$A10])*([Member_Management.A$5:Member_Management.B$1009]&lt;&gt;&quot;&quot;))" office:value-type="float" office:value="12">
            <text:p>12</text:p>
          </table:table-cell>
          <table:table-cell table:number-columns-repeated="244"/>
        </table:table-row>
        <table:table-row table:style-name="ro40">
          <table:table-cell table:style-name="ce289" office:value-type="string">
            <text:p>FNC_SOC_SPC_09</text:p>
          </table:table-cell>
          <table:table-cell table:style-name="ce294" office:value-type="string">
            <text:p>Space</text:p>
          </table:table-cell>
          <table:table-cell table:style-name="ce297" office:value-type="string">
            <text:p>leave/change role</text:p>
          </table:table-cell>
          <table:table-cell table:style-name="ce301" office:value-type="string">
            <text:p>Change role of user in space and user leave space</text:p>
          </table:table-cell>
          <table:table-cell table:style-name="ce301" office:value-type="string">
            <text:p>Change role of user in space and user leave space</text:p>
          </table:table-cell>
          <table:table-cell table:style-name="ce304" table:formula="of:=SUMPRODUCT(([Member_Management.B$5:Member_Management.B$1009]=[.$A11])*([Member_Management.A$5:Member_Management.B$1009]&lt;&gt;&quot;&quot;))" office:value-type="float" office:value="43">
            <text:p>43</text:p>
          </table:table-cell>
          <table:table-cell table:number-columns-repeated="244"/>
        </table:table-row>
        <table:table-row table:style-name="ro39">
          <table:table-cell table:style-name="ce289" office:value-type="string">
            <text:p>FNC_SOC_SPC_10</text:p>
          </table:table-cell>
          <table:table-cell table:style-name="ce294" office:value-type="string">
            <text:p>Space</text:p>
          </table:table-cell>
          <table:table-cell table:style-name="ce297" office:value-type="string">
            <text:p>Management application</text:p>
          </table:table-cell>
          <table:table-cell table:style-name="ce301" office:value-type="string">
            <text:p>Add, remove, access application on space</text:p>
          </table:table-cell>
          <table:table-cell table:style-name="ce301" office:value-type="string">
            <text:p>Add, remove, access application on space</text:p>
          </table:table-cell>
          <table:table-cell table:style-name="ce304" table:formula="of:=SUMPRODUCT(([Module_Management.B$5:Module_Management.B$967]=[.$A12])*([Module_Management.A$5:Module_Management.B$967]&lt;&gt;&quot;&quot;))" office:value-type="float" office:value="46">
            <text:p>46</text:p>
          </table:table-cell>
          <table:table-cell table:number-columns-repeated="244"/>
        </table:table-row>
        <table:table-row table:style-name="ro11">
          <table:table-cell table:style-name="ce289" office:value-type="string">
            <text:p>FNC_SOC_SPC_11_01</text:p>
          </table:table-cell>
          <table:table-cell table:style-name="ce294" office:value-type="string">
            <text:p>Space</text:p>
          </table:table-cell>
          <table:table-cell table:style-name="ce298" office:value-type="string">
            <text:p>Group navigation</text:p>
          </table:table-cell>
          <table:table-cell table:style-name="ce299" office:value-type="string">
            <text:p>Navigation\Display</text:p>
          </table:table-cell>
          <table:table-cell table:style-name="ce299" office:value-type="string">
            <text:p>View existing navigations</text:p>
          </table:table-cell>
          <table:table-cell table:style-name="ce304" table:formula="of:=SUMPRODUCT(([Navigation_Space.B$7:Navigation_Space.B$865]=[.$A13])*([Navigation_Space.A$7:Navigation_Space.A$865]&lt;&gt;&quot;&quot;))" office:value-type="float" office:value="5">
            <text:p>5</text:p>
          </table:table-cell>
          <table:table-cell table:number-columns-repeated="244"/>
        </table:table-row>
        <table:table-row table:style-name="ro11">
          <table:table-cell table:style-name="ce289" office:value-type="string">
            <text:p>FNC_SOC_SPC_11_02</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Create</text:p>
          </table:table-cell>
          <table:table-cell table:style-name="ce299" office:value-type="string">
            <text:p>Create new navigation for group</text:p>
          </table:table-cell>
          <table:table-cell table:style-name="ce304" table:formula="of:=SUMPRODUCT(([Navigation_Space.B$7:Navigation_Space.B$865]=[.$A14])*([Navigation_Space.A$7:Navigation_Space.A$865]&lt;&gt;&quot;&quot;))" office:value-type="float" office:value="5">
            <text:p>5</text:p>
          </table:table-cell>
          <table:table-cell table:number-columns-repeated="244"/>
        </table:table-row>
        <table:table-row table:style-name="ro11">
          <table:table-cell table:style-name="ce289" office:value-type="string">
            <text:p>FNC_SOC_SPC_11_03</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Edit</text:p>
          </table:table-cell>
          <table:table-cell table:style-name="ce299" office:value-type="string">
            <text:p>Edit existing navigation</text:p>
          </table:table-cell>
          <table:table-cell table:style-name="ce304" table:formula="of:=SUMPRODUCT(([Navigation_Space.B$7:Navigation_Space.B$865]=[.$A15])*([Navigation_Space.A$7:Navigation_Space.A$865]&lt;&gt;&quot;&quot;))" office:value-type="float" office:value="2">
            <text:p>2</text:p>
          </table:table-cell>
          <table:table-cell table:number-columns-repeated="244"/>
        </table:table-row>
        <table:table-row table:style-name="ro11">
          <table:table-cell table:style-name="ce289" office:value-type="string">
            <text:p>FNC_SOC_SPC_11_04</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Delete</text:p>
          </table:table-cell>
          <table:table-cell table:style-name="ce299" office:value-type="string">
            <text:p>Delete existing navigation</text:p>
          </table:table-cell>
          <table:table-cell table:style-name="ce304" table:formula="of:=SUMPRODUCT(([Navigation_Space.B$7:Navigation_Space.B$865]=[.$A16])*([Navigation_Space.A$7:Navigation_Space.A$865]&lt;&gt;&quot;&quot;))" office:value-type="float" office:value="2">
            <text:p>2</text:p>
          </table:table-cell>
          <table:table-cell table:number-columns-repeated="244"/>
        </table:table-row>
        <table:table-row table:style-name="ro11">
          <table:table-cell table:style-name="ce289" office:value-type="string">
            <text:p>FNC_SOC_SPC_12_01</text:p>
          </table:table-cell>
          <table:table-cell table:style-name="ce294" office:value-type="string">
            <text:p>Space</text:p>
          </table:table-cell>
          <table:table-cell table:style-name="ce299" office:value-type="string">
            <text:p>Group navigation</text:p>
          </table:table-cell>
          <table:table-cell table:style-name="ce299" office:value-type="string">
            <text:p>Node\Display</text:p>
          </table:table-cell>
          <table:table-cell table:style-name="ce299" office:value-type="string">
            <text:p>View node's page</text:p>
          </table:table-cell>
          <table:table-cell table:style-name="ce304" table:formula="of:=SUMPRODUCT(([Navigation_Space.B$7:Navigation_Space.B$865]=[.$A17])*([Navigation_Space.A$7:Navigation_Space.A$865]&lt;&gt;&quot;&quot;))" office:value-type="float" office:value="2">
            <text:p>2</text:p>
          </table:table-cell>
          <table:table-cell table:number-columns-repeated="244"/>
        </table:table-row>
        <table:table-row table:style-name="ro11">
          <table:table-cell table:style-name="ce289" office:value-type="string">
            <text:p>FNC_SOC_SPC_12_02</text:p>
          </table:table-cell>
          <table:table-cell table:style-name="ce294" office:value-type="string">
            <text:p>Space</text:p>
          </table:table-cell>
          <table:table-cell table:style-name="ce299" office:value-type="string">
            <text:p>Group navigation</text:p>
          </table:table-cell>
          <table:table-cell table:style-name="ce299" office:value-type="string">
            <text:p>Node\Create</text:p>
          </table:table-cell>
          <table:table-cell table:style-name="ce299" office:value-type="string">
            <text:p>Add new node that will be used as hyperlink to added page</text:p>
          </table:table-cell>
          <table:table-cell table:style-name="ce304" table:formula="of:=SUMPRODUCT(([Navigation_Space.B$7:Navigation_Space.B$865]=[.$A18])*([Navigation_Space.A$7:Navigation_Space.A$865]&lt;&gt;&quot;&quot;))" office:value-type="float" office:value="35">
            <text:p>35</text:p>
          </table:table-cell>
          <table:table-cell table:number-columns-repeated="244"/>
        </table:table-row>
        <table:table-row table:style-name="ro11">
          <table:table-cell table:style-name="ce289" office:value-type="string">
            <text:p>FNC_SOC_SPC_12_03</text:p>
          </table:table-cell>
          <table:table-cell table:style-name="ce294" office:value-type="string">
            <text:p>Space</text:p>
          </table:table-cell>
          <table:table-cell table:style-name="ce299" office:value-type="string">
            <text:p>Group navigation</text:p>
          </table:table-cell>
          <table:table-cell table:style-name="ce299" office:value-type="string">
            <text:p>Node\Edit</text:p>
          </table:table-cell>
          <table:table-cell table:style-name="ce299" office:value-type="string">
            <text:p>Change node's information</text:p>
          </table:table-cell>
          <table:table-cell table:style-name="ce304" table:formula="of:=SUMPRODUCT(([Navigation_Space.B$7:Navigation_Space.B$865]=[.$A19])*([Navigation_Space.A$7:Navigation_Space.A$865]&lt;&gt;&quot;&quot;))" office:value-type="float" office:value="13">
            <text:p>13</text:p>
          </table:table-cell>
          <table:table-cell table:number-columns-repeated="244"/>
        </table:table-row>
        <table:table-row table:style-name="ro11">
          <table:table-cell table:style-name="ce289" office:value-type="string">
            <text:p>FNC_SOC_SPC_12_04</text:p>
          </table:table-cell>
          <table:table-cell table:style-name="ce294" office:value-type="string">
            <text:p>Space</text:p>
          </table:table-cell>
          <table:table-cell table:style-name="ce299" office:value-type="string">
            <text:p>Group navigation</text:p>
          </table:table-cell>
          <table:table-cell table:style-name="ce299" office:value-type="string">
            <text:p>Node\Copy_Paste</text:p>
          </table:table-cell>
          <table:table-cell table:style-name="ce299" office:value-type="string">
            <text:p>Copy/Paste node on current page</text:p>
          </table:table-cell>
          <table:table-cell table:style-name="ce304" table:formula="of:=SUMPRODUCT(([Navigation_Space.B$7:Navigation_Space.B$865]=[.$A20])*([Navigation_Space.A$7:Navigation_Space.A$865]&lt;&gt;&quot;&quot;))" office:value-type="float" office:value="6">
            <text:p>6</text:p>
          </table:table-cell>
          <table:table-cell table:number-columns-repeated="244"/>
        </table:table-row>
        <table:table-row table:style-name="ro11">
          <table:table-cell table:style-name="ce289" office:value-type="string">
            <text:p>FNC_SOC_SPC_12_05</text:p>
          </table:table-cell>
          <table:table-cell table:style-name="ce294" office:value-type="string">
            <text:p>Space</text:p>
          </table:table-cell>
          <table:table-cell table:style-name="ce299" office:value-type="string">
            <text:p>Group navigation</text:p>
          </table:table-cell>
          <table:table-cell table:style-name="ce299" office:value-type="string">
            <text:p>Node\Cut_Paste</text:p>
          </table:table-cell>
          <table:table-cell table:style-name="ce299" office:value-type="string">
            <text:p>Cut/Paste node on current page</text:p>
          </table:table-cell>
          <table:table-cell table:style-name="ce304" table:formula="of:=SUMPRODUCT(([Navigation_Space.B$7:Navigation_Space.B$865]=[.$A21])*([Navigation_Space.A$7:Navigation_Space.A$865]&lt;&gt;&quot;&quot;))" office:value-type="float" office:value="5">
            <text:p>5</text:p>
          </table:table-cell>
          <table:table-cell table:number-columns-repeated="244"/>
        </table:table-row>
        <table:table-row table:style-name="ro11">
          <table:table-cell table:style-name="ce289" office:value-type="string">
            <text:p>FNC_SOC_SPC_12_06</text:p>
          </table:table-cell>
          <table:table-cell table:style-name="ce294" office:value-type="string">
            <text:p>Space</text:p>
          </table:table-cell>
          <table:table-cell table:style-name="ce299" office:value-type="string">
            <text:p>Group navigation</text:p>
          </table:table-cell>
          <table:table-cell table:style-name="ce299" office:value-type="string">
            <text:p>Node\Delete</text:p>
          </table:table-cell>
          <table:table-cell table:style-name="ce299" office:value-type="string">
            <text:p>Delete existing node(page)</text:p>
          </table:table-cell>
          <table:table-cell table:style-name="ce304" table:formula="of:=SUMPRODUCT(([Navigation_Space.B$7:Navigation_Space.B$865]=[.$A22])*([Navigation_Space.A$7:Navigation_Space.A$865]&lt;&gt;&quot;&quot;))" office:value-type="float" office:value="3">
            <text:p>3</text:p>
          </table:table-cell>
          <table:table-cell table:number-columns-repeated="244"/>
        </table:table-row>
        <table:table-row table:style-name="ro11">
          <table:table-cell table:style-name="ce289" office:value-type="string">
            <text:p>FNC_SOC_SPC_12_07</text:p>
          </table:table-cell>
          <table:table-cell table:style-name="ce294" office:value-type="string">
            <text:p>Space</text:p>
          </table:table-cell>
          <table:table-cell table:style-name="ce299" office:value-type="string">
            <text:p>Group navigation</text:p>
          </table:table-cell>
          <table:table-cell table:style-name="ce299" office:value-type="string">
            <text:p>Node\Move</text:p>
          </table:table-cell>
          <table:table-cell table:style-name="ce299" office:value-type="string">
            <text:p>Move node up/down</text:p>
          </table:table-cell>
          <table:table-cell table:style-name="ce304" table:formula="of:=SUMPRODUCT(([Navigation_Space.B$7:Navigation_Space.B$865]=[.$A23])*([Navigation_Space.A$7:Navigation_Space.A$865]&lt;&gt;&quot;&quot;))" office:value-type="float" office:value="1">
            <text:p>1</text:p>
          </table:table-cell>
          <table:table-cell table:number-columns-repeated="244"/>
        </table:table-row>
        <table:table-row table:style-name="ro11">
          <table:table-cell table:style-name="ce289" office:value-type="string">
            <text:p>FNC_SOC_SPC_12_08</text:p>
          </table:table-cell>
          <table:table-cell table:style-name="ce294" office:value-type="string">
            <text:p>Space</text:p>
          </table:table-cell>
          <table:table-cell table:style-name="ce299" office:value-type="string">
            <text:p>Group navigation</text:p>
          </table:table-cell>
          <table:table-cell table:style-name="ce299" office:value-type="string">
            <text:p>Node\Clone</text:p>
          </table:table-cell>
          <table:table-cell table:style-name="ce299" office:value-type="string">
            <text:p>Clone a node that allows to copy node &amp; create new page</text:p>
          </table:table-cell>
          <table:table-cell table:style-name="ce304" table:formula="of:=SUMPRODUCT(([Navigation_Space.B$7:Navigation_Space.B$865]=[.$A24])*([Navigation_Space.A$7:Navigation_Space.A$865]&lt;&gt;&quot;&quot;))" office:value-type="float" office:value="3">
            <text:p>3</text:p>
          </table:table-cell>
          <table:table-cell table:number-columns-repeated="244"/>
        </table:table-row>
        <table:table-row table:style-name="ro11">
          <table:table-cell table:style-name="ce289" office:value-type="string">
            <text:p>FNC_SOC_SPC_13_01</text:p>
          </table:table-cell>
          <table:table-cell table:style-name="ce294" office:value-type="string">
            <text:p>Space</text:p>
          </table:table-cell>
          <table:table-cell table:style-name="ce299" office:value-type="string">
            <text:p>Group navigation</text:p>
          </table:table-cell>
          <table:table-cell table:style-name="ce299" office:value-type="string">
            <text:p>Node\Edit page\Properties</text:p>
          </table:table-cell>
          <table:table-cell table:style-name="ce299" office:value-type="string">
            <text:p>Edit properties of page that node links to</text:p>
          </table:table-cell>
          <table:table-cell table:style-name="ce304" table:formula="of:=SUMPRODUCT(([Navigation_Space.B$7:Navigation_Space.B$865]=[.$A25])*([Navigation_Space.A$7:Navigation_Space.A$865]&lt;&gt;&quot;&quot;))" office:value-type="float" office:value="23">
            <text:p>23</text:p>
          </table:table-cell>
          <table:table-cell table:number-columns-repeated="244"/>
        </table:table-row>
        <table:table-row table:style-name="ro11">
          <table:table-cell table:style-name="ce289" office:value-type="string">
            <text:p>FNC_SOC_SPC_13_02</text:p>
          </table:table-cell>
          <table:table-cell table:style-name="ce294" office:value-type="string">
            <text:p>Space</text:p>
          </table:table-cell>
          <table:table-cell table:style-name="ce299" office:value-type="string">
            <text:p>Group navigation</text:p>
          </table:table-cell>
          <table:table-cell table:style-name="ce299" office:value-type="string">
            <text:p>Node\Edit page\Portlet</text:p>
          </table:table-cell>
          <table:table-cell table:style-name="ce299" office:value-type="string">
            <text:p>Edit portlet layout of page that node links to</text:p>
          </table:table-cell>
          <table:table-cell table:style-name="ce304" table:formula="of:=SUMPRODUCT(([Navigation_Space.B$7:Navigation_Space.B$865]=[.$A26])*([Navigation_Space.A$7:Navigation_Space.A$865]&lt;&gt;&quot;&quot;))" office:value-type="float" office:value="28">
            <text:p>28</text:p>
          </table:table-cell>
          <table:table-cell table:number-columns-repeated="244"/>
        </table:table-row>
        <table:table-row table:style-name="ro11">
          <table:table-cell table:style-name="ce289" office:value-type="string">
            <text:p>FNC_SOC_SPC_13_03</text:p>
          </table:table-cell>
          <table:table-cell table:style-name="ce294" office:value-type="string">
            <text:p>Space</text:p>
          </table:table-cell>
          <table:table-cell table:style-name="ce299" office:value-type="string">
            <text:p>Group navigation</text:p>
          </table:table-cell>
          <table:table-cell table:style-name="ce299" office:value-type="string">
            <text:p>Edit page\Container</text:p>
          </table:table-cell>
          <table:table-cell table:style-name="ce299" office:value-type="string">
            <text:p>Edit container layout of page that node links to</text:p>
          </table:table-cell>
          <table:table-cell table:style-name="ce304" table:formula="of:=SUMPRODUCT(([Navigation_Space.B$7:Navigation_Space.B$865]=[.$A27])*([Navigation_Space.A$7:Navigation_Space.A$865]&lt;&gt;&quot;&quot;))" office:value-type="float" office:value="14">
            <text:p>14</text:p>
          </table:table-cell>
          <table:table-cell table:number-columns-repeated="244"/>
        </table:table-row>
        <table:table-row table:style-name="ro1">
          <table:table-cell table:style-name="ce290"/>
          <table:table-cell table:style-name="ce295"/>
          <table:table-cell table:style-name="ce300"/>
          <table:table-cell table:style-name="ce302" table:number-columns-repeated="2"/>
          <table:table-cell table:style-name="ce305"/>
          <table:table-cell table:number-columns-repeated="244"/>
        </table:table-row>
        <table:table-row table:style-name="ro41">
          <table:table-cell table:style-name="ce291" office:value-type="string" table:number-columns-spanned="5" table:number-rows-spanned="1">
            <text:p>Total</text:p>
          </table:table-cell>
          <table:covered-table-cell table:style-name="ce296"/>
          <table:covered-table-cell table:style-name="ce300"/>
          <table:covered-table-cell table:style-name="ce302"/>
          <table:covered-table-cell table:style-name="ce302"/>
          <table:table-cell table:style-name="ce306" table:formula="of:=SUM([.F3:.F27])" office:value-type="float" office:value="730">
            <text:p>730</text:p>
          </table:table-cell>
          <table:table-cell table:number-columns-repeated="244"/>
        </table:table-row>
        <table:table-row table:style-name="ro1" table:number-rows-repeated="22">
          <table:table-cell table:style-name="ce290"/>
          <table:table-cell table:style-name="ce295"/>
          <table:table-cell table:style-name="ce300"/>
          <table:table-cell table:style-name="ce302" table:number-columns-repeated="2"/>
          <table:table-cell table:style-name="ce305"/>
          <table:table-cell table:number-columns-repeated="244"/>
        </table:table-row>
        <table:table-row table:style-name="ro42">
          <table:table-cell table:style-name="ce292" table:number-columns-spanned="5" table:number-rows-spanned="1"/>
          <table:covered-table-cell table:style-name="ce71"/>
          <table:covered-table-cell table:style-name="ce71"/>
          <table:covered-table-cell table:style-name="ce71"/>
          <table:covered-table-cell table:style-name="ce71"/>
          <table:table-cell table:style-name="ce307"/>
          <table:table-cell table:number-columns-repeated="244"/>
        </table:table-row>
        <table:table-row table:style-name="ro1" table:number-rows-repeated="1048523">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3">12/23/2010</text:date>, <text:time>11:39:4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 </dc:creator>
    <dc:date>2010-12-23T11:39:45</dc:date>
    <meta:print-date>2008-06-17T00:45:47</meta:print-date>
    <meta:editing-cycles>724</meta:editing-cycles>
    <meta:editing-duration>PT309H14M30S</meta:editing-duration>
    <meta:document-statistic meta:table-count="8" meta:cell-count="10272" meta:object-count="1"/>
    <meta:user-defined meta:name="Info 1"/>
    <meta:user-defined meta:name="Info 2"/>
    <meta:user-defined meta:name="Info 3"/>
    <meta:user-defined meta:name="Info 4"/>
  </office:meta>
</office:document-meta>
</file>